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MU Serif" svg:font-family="'CM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MU Serif" style:text-underline-style="none" officeooo:rsid="001fa553" officeooo:paragraph-rsid="001fa553"/>
    </style:style>
    <style:style style:name="P2" style:family="paragraph" style:parent-style-name="Standard">
      <style:paragraph-properties fo:text-align="center" style:justify-single-word="false"/>
      <style:text-properties style:font-name="CMU Serif" fo:font-size="16pt" fo:font-weight="bold" officeooo:rsid="0021207e" officeooo:paragraph-rsid="0021207e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CMU Serif" fo:font-size="14pt" fo:font-weight="bold" officeooo:rsid="001e42c2" officeooo:paragraph-rsid="001e42c2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CMU Serif" fo:font-weight="bold" officeooo:rsid="001e42c2" officeooo:paragraph-rsid="0021207e" style:font-weight-asian="bold" style:font-weight-complex="bold"/>
    </style:style>
    <style:style style:name="P5" style:family="paragraph" style:parent-style-name="Standard">
      <style:text-properties style:font-name="CMU Serif" officeooo:rsid="001e42c2" officeooo:paragraph-rsid="0021207e"/>
    </style:style>
    <style:style style:name="P6" style:family="paragraph" style:parent-style-name="Standard">
      <style:text-properties style:font-name="CMU Serif" officeooo:rsid="001e42c2" officeooo:paragraph-rsid="001e42c2"/>
    </style:style>
    <style:style style:name="P7" style:family="paragraph" style:parent-style-name="Standard">
      <style:text-properties style:font-name="CMU Serif" style:text-underline-style="solid" style:text-underline-width="auto" style:text-underline-color="font-color" officeooo:rsid="001e42c2" officeooo:paragraph-rsid="001e42c2"/>
    </style:style>
    <style:style style:name="P8" style:family="paragraph" style:parent-style-name="Standard">
      <style:paragraph-properties fo:break-before="page"/>
      <style:text-properties style:font-name="CMU Serif" style:text-underline-style="solid" style:text-underline-width="auto" style:text-underline-color="font-color" officeooo:rsid="001fa553" officeooo:paragraph-rsid="001fa553"/>
    </style:style>
    <style:style style:name="P9" style:family="paragraph" style:parent-style-name="Standard">
      <style:text-properties style:font-name="CMU Serif" style:text-underline-style="none" officeooo:rsid="001e42c2" officeooo:paragraph-rsid="001e42c2"/>
    </style:style>
    <style:style style:name="P10" style:family="paragraph" style:parent-style-name="Standard">
      <style:paragraph-properties fo:break-before="page"/>
      <style:text-properties style:font-name="CMU Serif" style:text-underline-style="none" officeooo:rsid="001e42c2" officeooo:paragraph-rsid="001e42c2"/>
    </style:style>
    <style:style style:name="P11" style:family="paragraph" style:parent-style-name="Standard">
      <style:text-properties style:font-name="CMU Serif" style:text-underline-style="none" officeooo:rsid="001e42c2" officeooo:paragraph-rsid="001fa553"/>
    </style:style>
    <style:style style:name="P12" style:family="paragraph" style:parent-style-name="Standard">
      <style:text-properties style:font-name="CMU Serif" style:text-underline-style="none" officeooo:rsid="001fa553" officeooo:paragraph-rsid="001fa553"/>
    </style:style>
    <style:style style:name="P13" style:family="paragraph" style:parent-style-name="Standard">
      <style:text-properties style:font-name="CMU Serif" style:text-underline-style="none" officeooo:rsid="001fa553" officeooo:paragraph-rsid="002248a1"/>
    </style:style>
    <style:style style:name="P14" style:family="paragraph" style:parent-style-name="Text_20_body">
      <style:text-properties style:font-name="CMU Serif" fo:font-weight="bold" officeooo:rsid="001a9f5b" officeooo:paragraph-rsid="002248a1" style:font-weight-asian="bold" style:font-weight-complex="bold"/>
    </style:style>
    <style:style style:name="P15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imbus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imbus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officeooo:rsid="0021207e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none" draw:stroke-dash="Dash_20_Dot_20_1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HAPITRE 2 : DEVELOPEMENTS LIMITÉS</text:p>
      <text:p text:style-name="P2"/>
      <text:p text:style-name="P3">1. D<text:span text:style-name="T3">éfinition et unicité</text:span></text:p>
      <text:p text:style-name="P4">1) <text:span text:style-name="T3">Définitions</text:span></text:p>
      <text:p text:style-name="P5"><text:s/>a) Soit <draw:g text:anchor-type="as-char" svg:y="-0.1236in" draw:z-index="0" draw:name="Shape1" draw:style-name="gr1"><svg:title>TexMaths</svg:title><svg:desc>12§display§f: ]- \alpha, \alpha[ \setminus{\{0\}} \to \R; n \in \N§svg§600§FALSE§</svg:desc><draw:g draw:style-name="gr2"><draw:path draw:style-name="gr75" draw:text-style-name="P17" svg:width="1.9516in" svg:height="0.1476in" svg:x="0.0004in" svg:y="0.0087in" svg:viewBox="0 0 4958 376" svg:d="M0 0c1653 0 3306 0 4958 0 0 125 0 251 0 376-1652 0-3305 0-4958 0 0-125 0-251 0-376z"><text:p/></draw:path><draw:path draw:style-name="gr76" draw:text-style-name="P18" svg:width="0.0823in" svg:height="0.1496in" svg:x="0.0008in" svg:y="0.0075in" svg:viewBox="0 0 210 381" svg:d="M132 129c12 0 24 0 36 0 8 0 13 0 13-10 0-4-5-4-12-4-12 0-23 0-35 0 3-16 6-32 9-48 2-9 8-38 11-44 3-7 10-15 19-15 2 0 13 0 21 9-19 1-22 15-22 23 0 9 7 14 15 14 11 0 23-10 23-25 0-19-19-29-37-29-15 0-41 7-53 49-2 9-4 14-14 66-10 0-20 0-29 0s-13 0-13 8c0 6 4 6 12 6 9 0 18 0 27 0-11 55-20 109-31 164-7 41-14 80-37 80-1 0-12 0-19-9 19-1 22-15 22-23 0-9-7-14-15-14-11 0-23 10-23 25 0 19 18 29 35 29 24 0 41-24 48-41 13-26 24-77 24-80 8-44 17-88 25-131z"><text:p/></draw:path><draw:path draw:style-name="gr76" draw:text-style-name="P18" svg:width="0.0169in" svg:height="0.0713in" svg:x="0.1516in" svg:y="0.0531in" svg:viewBox="0 0 44 182" svg:d="M44 22c0-12-10-22-22-22-14 0-22 10-22 22s8 22 22 22c12 0 22-10 22-22zM44 159c0-12-10-23-22-23-14 0-22 11-22 23s8 23 22 23c12 0 22-11 22-23z"><text:p/></draw:path><draw:path draw:style-name="gr76" draw:text-style-name="P18" svg:width="0.0224in" svg:height="0.165in" svg:x="0.187in" svg:y="0in" svg:viewBox="0 0 58 420" svg:d="M58 0c-20 0-39 0-58 0 0 6 0 11 0 17 13 0 28 0 41 0 0 128 0 257 0 386-13 0-28 0-41 0 0 6 0 10 0 17 19 0 38 0 58 0 0-140 0-281 0-420z"><text:p/></draw:path><draw:path draw:style-name="gr76" draw:text-style-name="P18" svg:width="0.1012in" svg:height="0.0063in" svg:x="0.2799in" svg:y="0.0795in" svg:viewBox="0 0 258 17" svg:d="M242 17c8 0 16 0 16-9 0-8-8-8-16-8-75 0-152 0-228 0-7 0-14 0-14 8 0 9 7 9 14 9 76 0 153 0 228 0z"><text:p/></draw:path><draw:path draw:style-name="gr76" draw:text-style-name="P18" svg:width="0.0925in" svg:height="0.0744in" svg:x="0.4394in" svg:y="0.0512in" svg:viewBox="0 0 236 190" svg:d="M184 87c0-67-40-87-71-87-58 0-113 60-113 119 0 40 25 71 68 71 27 0 57-10 89-35 5 22 19 35 39 35 21 0 34-23 34-30 0-3-2-4-4-4-4 0-5 1-6 4-8 22-16 14-23 22-13 0-13-34-13-44 0-8 0-9 3-14 40-51 49-99 49-100-2-1-1-4-6-4-3 0-3 2-6 9-7 26-21 59-40 84 0-10 0-18 0-26zM155 144c-37 33-70 38-87 38-25 0-37-20-37-47 0-21 11-65 24-87 19-31 42-40 58-40 42 0 42 56 42 89 0 16 0 40 0 47z"><text:p/></draw:path><draw:path draw:style-name="gr76" draw:text-style-name="P18" svg:width="0.0193in" svg:height="0.0492in" svg:x="0.5531in" svg:y="0.1059in" svg:viewBox="0 0 50 126" svg:d="M50 44c0-27-10-44-27-44-13 0-23 11-23 23 0 11 10 23 23 23 5 0 11-3 14-6 1-2 1-2 3-2 1 0 1 0 1 6 0 32-15 57-29 71-5 4-5 5-5 6 0 4 3 5 5 5 4 0 38-32 38-82z"><text:p/></draw:path><draw:path draw:style-name="gr76" draw:text-style-name="P18" svg:width="0.0925in" svg:height="0.0744in" svg:x="0.6197in" svg:y="0.0512in" svg:viewBox="0 0 236 190" svg:d="M184 87c0-67-40-87-71-87-58 0-113 60-113 119 0 40 25 71 68 71 27 0 57-10 89-35 5 22 19 35 39 35 22 0 34-23 34-30 0-3-2-4-4-4-3 0-4 1-5 4-9 22-23 22-24 22-13 0-13-34-13-44 0-8 0-9 4-14 40-51 48-99 48-100-1-1 0-4-4-4-5 0-5 2-8 9-7 26-20 59-40 84 0-10 0-18 0-26zM156 144c-37 33-70 38-88 38-25 0-37-20-37-47 0-21 11-65 24-87 21-31 43-40 58-40 42 0 42 56 42 89 0 16 0 40 1 47z"><text:p/></draw:path><draw:path draw:style-name="gr76" draw:text-style-name="P18" svg:width="0.0224in" svg:height="0.165in" svg:x="0.7394in" svg:y="0in" svg:viewBox="0 0 58 420" svg:d="M58 420c0-7 0-11 0-17-14 0-28 0-41 0 0-129 0-258 0-386 13 0 27 0 41 0 0-6 0-11 0-17-20 0-39 0-58 0 0 139 0 280 0 420 19 0 38 0 58 0z"><text:p/></draw:path><draw:path draw:style-name="gr76" draw:text-style-name="P18" svg:width="0.0642in" svg:height="0.165in" svg:x="0.7748in" svg:y="0in" svg:viewBox="0 0 164 420" svg:d="M146 410c3 5 5 10 10 10s8-4 8-9c0-1 0-1-2-7-48-131-96-263-144-394-2-8-4-10-10-10-3 0-8 4-8 8 0 2 0 2 2 8 48 131 96 263 144 394z"><text:p/></draw:path><draw:path draw:style-name="gr76" draw:text-style-name="P18" svg:width="0.0587in" svg:height="0.165in" svg:x="0.861in" svg:y="0in" svg:viewBox="0 0 150 420" svg:d="M89 56c0-16 11-44 57-46 2-2 4-3 4-5 0-5-4-5-8-5-42 0-81 22-81 53s0 64 0 96c0 16 0 29-17 43-15 12-31 14-40 14-2 0-4 2-4 4 0 3 2 3 7 4 28 1 48 17 53 37 1 5 1 6 1 21 0 27 0 55 0 83 0 18 0 31 21 48 15 12 44 17 60 17 4 0 8 0 8-5 0-4-2-4-7-5-27-1-47-15-53-36-1-4-1-5-1-21 0-28 0-57 0-87 0-20-4-27-17-40-8-10-20-13-32-16 34-9 49-28 49-53 0-33 0-67 0-101z"><text:p/></draw:path><draw:path draw:style-name="gr76" draw:text-style-name="P18" svg:width="0.0697in" svg:height="0.113in" svg:x="0.9382in" svg:y="0.0138in" svg:viewBox="0 0 178 288" svg:d="M178 145c0-32-3-67-17-97-19-41-54-48-72-48-25 0-55 11-73 50-14 29-16 63-16 95 0 33 2 69 19 101 18 34 49 42 70 42 23 0 55-8 73-48 13-30 16-61 16-95zM89 280c-17 0-41-11-49-52-5-24-5-62-5-87 0-27 0-54 3-77 9-51 40-54 51-54 14 0 42 7 50 49 4 24 4 55 4 82 0 32 0 60-5 86-6 40-30 53-49 53z"><text:p/></draw:path><draw:path draw:style-name="gr76" draw:text-style-name="P18" svg:width="0.0583in" svg:height="0.165in" svg:x="1.0268in" svg:y="0in" svg:viewBox="0 0 149 420" svg:d="M60 363c0 17-11 44-56 47-3 1-4 2-4 5 0 5 4 5 8 5 41 0 80-21 81-53 0-32 0-64 0-97 0-15 0-28 17-43 14-12 30-13 39-13 3-1 4-2 4-4 0-4-3-4-6-4-29-2-48-17-53-38-1-5-1-6-1-20 0-28 0-55 0-83 0-18 0-31-21-48-16-13-45-17-60-17-4 0-8 0-8 5 0 3 2 3 6 5 26 1 48 14 53 36 1 3 1 4 1 20 0 29 0 58 0 88 0 19 4 26 17 40 9 9 21 13 33 16-34 9-50 28-50 52 0 34 0 67 0 101z"><text:p/></draw:path><draw:path draw:style-name="gr76" draw:text-style-name="P18" svg:width="0.1469in" svg:height="0.0854in" svg:x="1.1528in" svg:y="0.0398in" svg:viewBox="0 0 374 218" svg:d="M329 118c-24 18-35 35-39 41-19 29-15 36-22 54 0 5 6 5 8 5 7 0 8 0 10-8 9-41 34-75 82-95 5-2 6-3 6-6 0-2-2-4-3-4-18-8-70-28-85-99-2-5-3-6-10-6-2 0-8 0-8 5 0 1 4 27 21 55 9 13 21 28 40 41-105 0-209 0-313 0-9 0-16 0-16 8 0 9 7 9 16 9 104 0 208 0 313 0z"><text:p/></draw:path><draw:path draw:style-name="gr76" draw:text-style-name="P18" svg:width="0.1075in" svg:height="0.1059in" svg:x="1.3614in" svg:y="0.0177in" svg:viewBox="0 0 274 270" svg:d="M43 251c0-77 0-155 0-232 11 0 22 0 33 0 0 77 0 155 0 232-11 0-22 0-33 0zM184 125c0-34 0-67 0-101 19 8 32 23 32 49s-12 42-32 52zM95 132c0-38 0-76 0-113 21 0 42 0 63 0 3 0 5 0 8 0 0 37 0 74 0 111-8 2-16 2-24 2-16 0-32 0-47 0zM178 145c21 21 39 61 54 106-10 0-21 0-30 0-20-49-36-88-58-101 2 0 4 0 6 0 10-1 18-1 28-5zM110 150c34 17 57 62 77 119 0 1 0 1 0 1h1c24 0 50 0 74 0 7 0 12-3 12-9s-8-10-12-10-8 0-11 0c-16-56-35-97-53-114 25-13 37-34 37-64 0-44-36-73-77-73-49 0-97 0-146 0-8 0-12 4-12 8 0 8 4 11 12 11 4 0 8 0 12 0 0 77 0 155 0 232-4 0-8 0-12 0-8 0-12 4-12 10s4 9 12 9c32 0 64 0 96 0 8 0 12-3 12-9s-4-10-12-10c-5 0-8 0-13 0 0-33 0-66 0-100 5-1 11-1 15-1z"><text:p/></draw:path><draw:path draw:style-name="gr76" draw:text-style-name="P18" svg:width="0.0181in" svg:height="0.1024in" svg:x="1.4882in" svg:y="0.0531in" svg:viewBox="0 0 47 261" svg:d="M46 22c0-12-11-22-23-22s-23 10-23 22 11 22 23 22 23-10 23-22zM37 177c0 11 0 43-27 74-3 3-3 4-3 5 0 4 3 5 4 5 5 0 36-34 36-82 0-12-1-43-24-43-15 0-23 12-23 23 0 10 7 23 23 23 2 0 2 0 3-2 3 0 8-1 11-3z"><text:p/></draw:path><draw:path draw:style-name="gr76" draw:text-style-name="P18" svg:width="0.0898in" svg:height="0.0744in" svg:x="1.5528in" svg:y="0.0512in" svg:viewBox="0 0 229 190" svg:d="M25 161c-1 6-3 16-3 18 0 7 6 11 12 11 4 0 13-2 15-11 1-1 6-22 9-31 3-13 6-27 9-39 3-9 5-18 7-27 2-7 5-19 5-22 6-13 29-52 69-52 19 0 22 16 22 30 0 27-20 80-26 99-5 10-5 14-5 19 0 19 15 34 35 34 40 0 55-61 55-65s-3-4-5-4c-4 0-4 2-7 8-8 28-21 53-42 53-7 0-11-5-11-15 0-11 4-20 8-30 8-22 26-68 26-93 0-27-18-44-48-44-38 0-59 26-66 36-2-23-20-36-40-36s-26 16-31 24c-7 14-13 39-13 41 0 4 5 4 6 4 4 0 5 0 7-10 7-30 16-51 30-51 9 0 13 6 13 21 0 8-1 13-6 35-8 32-16 65-25 97z"><text:p/></draw:path><draw:path draw:style-name="gr76" draw:text-style-name="P18" svg:width="0.0827in" svg:height="0.0953in" svg:x="1.7075in" svg:y="0.0346in" svg:viewBox="0 0 211 243" svg:d="M196 131c7 0 15 0 15-8 0-9-8-9-15-9-60 0-119 0-179 0 6-56 54-96 114-96 21 0 43 0 65 0 7 0 15-1 15-10 0-8-8-8-15-8-22 0-45 0-66 0-72 0-130 55-130 123 0 67 58 120 130 120 21 0 44 0 66 0 7 0 15 0 15-9 0-8-8-7-15-7-22 0-44 0-65 0-60 0-108-39-114-96 60 0 119 0 179 0z"><text:p/></draw:path><draw:path draw:style-name="gr76" draw:text-style-name="P18" svg:width="0.1031in" svg:height="0.1059in" svg:x="1.8575in" svg:y="0.0177in" svg:viewBox="0 0 263 270" svg:d="M44 75c47 64 94 131 141 195 17 0 35 0 51 0 0-82 0-167 0-251 5 0 10 0 15 0 7 0 12-3 12-11 0-4-5-8-12-8-22 0-42 0-64 0-7 0-12 1-12 8 0 6 5 11 12 11 11 0 21 0 31 0 0 59 0 118 0 177-46-66-92-131-139-196-11 0-20 0-31 0-12 0-32 0-36 0-7 0-12 1-12 8 0 6 5 11 12 11 5 0 10 0 14 0 0 77 0 155 0 232-4 0-9 0-14 0-7 0-12 4-12 10s5 9 12 9c22 0 42 0 64 0 7 0 12-3 12-9s-5-10-12-10c-11 0-21 0-32 0 0-59 0-118 0-176zM44 42c0-7 0-16 0-23 8 0 16 0 23 0 51 70 101 140 151 209 0 9 0 16 0 23-8 0-15 0-24 0-50-69-99-139-150-209z"><text:p/></draw:path></draw:g></draw:g></text:p>
      <text:p text:style-name="P6">On dit que <draw:g text:anchor-type="as-char" svg:y="-0.1173in" draw:z-index="1" draw:name="Shape2" draw:style-name="gr1"><svg:title>TexMaths</svg:title><svg:desc>12§display§f§svg§600§FALSE§</svg:desc><draw:g draw:style-name="gr2"><draw:path draw:style-name="gr75" draw:text-style-name="P17" svg:width="0.0736in" svg:height="0.1335in" svg:x="0.0004in" svg:y="0.0087in" svg:viewBox="0 0 188 340" svg:d="M0 0c63 0 125 0 188 0 0 113 0 227 0 340-63 0-125 0-188 0 0-113 0-227 0-340z"><text:p/></draw:path><draw:path draw:style-name="gr76" draw:text-style-name="P18" svg:width="0.0815in" svg:height="0.1504in" svg:x="0.0008in" svg:y="0in" svg:viewBox="0 0 208 383" svg:d="M130 129c12 0 24 0 36 0 9 0 13 0 13-8 0-5-4-5-12-5-10 0-23 0-35 0 4-17 8-33 10-48 1-9 7-39 10-44 3-8 11-14 20-14 1 0 12 0 21 7-20 1-23 17-23 23 0 9 7 14 15 14 11 0 23-8 23-25 0-19-19-29-36-29-14 0-41 7-54 49-1 9-2 14-12 67-10 0-19 0-29 0-8 0-13 0-13 8 0 5 3 5 12 5 8 0 18 0 28 0-11 55-22 110-32 165-8 41-15 80-37 80-1 0-12 0-21-8 21-1 25-16 25-22 0-10-9-15-16-15-11 0-23 9-23 25 0 20 18 29 35 29 23 0 40-25 48-41 13-26 23-78 23-80 8-45 16-88 24-133z"><text:p/></draw:path></draw:g></draw:g><text:s/>admet un <text:span text:style-name="T1">dévelopmment limité à l’odre </text:span><text:span text:style-name="T1"><draw:g text:anchor-type="as-char" svg:y="-0.0744in" draw:z-index="2" draw:name="Shape3" draw:style-name="gr1"><svg:title>TexMaths</svg:title><svg:desc>12§display§n§svg§600§FALSE§</svg:desc><draw:g draw:style-name="gr2"><draw:path draw:style-name="gr75" draw:text-style-name="P17" svg:width="0.0772in" svg:height="0.0567in" svg:x="0.0039in" svg:y="0.0087in" svg:viewBox="0 0 197 145" svg:d="M0 0c65 0 131 0 197 0 0 48 0 97 0 145-66 0-132 0-197 0 0-48 0-97 0-145z"><text:p/></draw:path><draw:path draw:style-name="gr76" draw:text-style-name="P18" svg:width="0.0894in" svg:height="0.074in" svg:x="0.0004in" svg:y="0in" svg:viewBox="0 0 228 189" svg:d="M25 160c-1 6-3 16-3 18 0 7 6 11 12 11 5 0 12-4 15-12 3-11 5-21 8-32 2-12 6-24 9-37 3-9 5-17 8-26 2-7 4-19 6-22 6-13 27-50 67-50 19 0 23 15 23 28 0 27-21 79-28 97-3 9-5 15-5 19 0 20 16 35 35 35 40 0 56-62 56-65 0-4-4-4-5-4-5 0-5 1-6 7-8 29-23 52-43 52-8 0-11-3-11-13 0-11 5-21 8-30 7-22 26-67 26-92 0-27-19-44-49-44-37 0-58 26-65 36-2-23-19-36-38-36-20 0-28 17-32 24-7 14-13 39-13 41 0 4 4 2 5 4 5 0 5 0 7-10 7-30 16-49 31-49 9 0 14 4 14 19 0 8-2 13-8 35-8 31-15 63-24 96z"><text:p/></draw:path></draw:g></draw:g></text:span><text:span text:style-name="T1"><text:s/>au voisinage de 0</text:span><text:span text:style-name="T2"> s’il existe </text:span><text:span text:style-name="T2"><draw:g text:anchor-type="as-char" svg:y="-0.1236in" draw:z-index="3" draw:name="Shape4" draw:style-name="gr1"><svg:title>TexMaths</svg:title><svg:desc>12§display§P \in \R_n[X] / f(x) = P(x) + o(x^n)§svg§600§FALSE§</svg:desc><draw:g draw:style-name="gr2"><draw:path draw:style-name="gr75" draw:text-style-name="P17" svg:width="2.3283in" svg:height="0.148in" svg:x="0.0024in" svg:y="0.0091in" svg:viewBox="0 0 5915 377" svg:d="M2959 377c-986 0-1973 0-2959 0 0-126 0-251 0-377 1971 0 3944 0 5915 0 0 126 0 251 0 377-985 0-1971 0-2956 0z"><text:p/></draw:path><draw:path draw:style-name="gr76" draw:text-style-name="P18" svg:width="0.1181in" svg:height="0.1122in" svg:x="0.0004in" svg:y="0.0118in" svg:viewBox="0 0 301 286" svg:d="M112 154c24 0 46 0 70 0 60 0 119-43 119-90 0-33-27-64-83-64-45 0-91 0-136 0-9 0-12 0-12 7 0 6 3 6 12 6 4 0 13 0 18 0 6 1 9 3 9 7 0 2-1 3-2 9-19 74-37 150-57 225-3 15-4 19-38 19-7 0-12 0-12 8 0 5 5 5 7 5 11 0 41-1 53-1 10 0 18 0 28 0 8 0 18 1 27 1 3 0 9 0 9-8 0-5-5-5-12-5-16 0-28 0-28-7 0-3 1-5 1-8 9-34 18-69 27-104zM142 29c3-15 4-16 22-16 14 0 28 0 41 0 35 0 58 11 58 40 0 17-10 53-25 68-22 18-47 22-65 22-21 0-40 0-60 0 9-38 19-76 29-114z"><text:p/></draw:path><draw:path draw:style-name="gr76" draw:text-style-name="P18" svg:width="0.0827in" svg:height="0.0953in" svg:x="0.1831in" svg:y="0.0354in" svg:viewBox="0 0 211 243" svg:d="M197 131c7 0 14 0 14-8 0-10-7-10-14-10-60 0-119 0-179 0 5-55 53-96 113-96 21 0 44 0 66 0 7 0 14 0 14-9 0-8-7-8-14-8-23 0-45 0-67 0-72 0-130 54-130 123 0 67 58 120 130 120 22 0 44 0 67 0 7 0 14 0 14-9 0-7-7-7-14-7-22 0-45 0-66 0-60 0-108-41-113-96 60 0 119 0 179 0z"><text:p/></draw:path><draw:path draw:style-name="gr76" draw:text-style-name="P18" svg:width="0.1079in" svg:height="0.1059in" svg:x="0.3315in" svg:y="0.0177in" svg:viewBox="0 0 275 270" svg:d="M43 252c0-77 0-155 0-233 11 0 23 0 34 0 0 78 0 156 0 233-11 0-23 0-34 0zM185 125c0-34 0-67 0-101 18 8 32 24 32 49 0 26-13 44-32 52zM95 133c0-38 0-75 0-114 21 0 42 0 63 0 3 0 5 0 8 0 0 37 0 75 0 112-8 1-16 2-23 2-16 0-33 0-48 0zM179 145c21 21 38 61 54 107-11 0-21 0-31 0-18-49-36-89-58-101 2 0 5 0 7 0 10-1 18-2 28-6zM112 151c32 17 56 62 76 119 26 0 50 0 75 0 7 0 12-2 12-9 0-5-9-9-12-9-4 0-7 0-11 0-17-57-36-97-53-115 24-13 36-32 36-64 0-43-35-73-77-73-49 0-97 0-146 0-7 0-12 4-12 10s5 9 12 9c5 0 8 0 13 0 0 78 0 156 0 233-5 0-8 0-13 0-7 0-12 4-12 9 0 7 5 9 12 9 32 0 65 0 97 0 7 0 12-2 12-9 0-5-5-9-12-9-5 0-9 0-14 0 0-33 0-67 0-101 6 0 11 0 17 0z"><text:p/></draw:path><draw:path draw:style-name="gr76" draw:text-style-name="P18" svg:width="0.0709in" svg:height="0.0516in" svg:x="0.45in" svg:y="0.0984in" svg:viewBox="0 0 181 132" svg:d="M23 111c-1 3-3 7-4 12 0 7 6 9 11 9s10-3 11-6c1-2 3-12 6-18 1-6 5-19 6-27 1-6 3-12 5-20 3-12 3-14 13-26 7-12 21-28 43-28 18 0 18 16 18 22 0 17-13 50-18 62-2 9-4 11-4 16 0 16 14 25 28 25 30 0 43-41 43-44 0-5-3-4-5-5-4 0-4 2-6 6-7 23-19 35-31 35-6 0-7-4-7-10 0-7 1-11 6-24 4-9 16-41 16-58 0-27-23-32-39-32-24 0-41 14-49 26-2-20-19-26-31-26-13 0-21 8-24 16-6 10-11 27-11 28 0 4 4 3 5 4 5 0 5 0 7-8 5-18 10-33 22-33 7 0 9 7 9 15 0 6-2 16-5 25-2 7-4 19-6 26-3 12-6 24-9 38z"><text:p/></draw:path><draw:path draw:style-name="gr76" draw:text-style-name="P18" svg:width="0.0228in" svg:height="0.1654in" svg:x="0.5543in" svg:y="0.0004in" svg:viewBox="0 0 59 421" svg:d="M59 421c0-6 0-11 0-17-15 0-28 0-42 0 0-129 0-259 0-387 14 0 27 0 42 0 0-6 0-11 0-17-19 0-40 0-59 0 0 141 0 280 0 421 19 0 40 0 59 0z"><text:p/></draw:path><draw:path draw:style-name="gr76" draw:text-style-name="P18" svg:width="0.1366in" svg:height="0.1122in" svg:x="0.5854in" svg:y="0.0118in" svg:viewBox="0 0 348 286" svg:d="M193 114c-12-29-24-56-36-84-1-4-1-4-1-5 0-2 7-11 24-12 5-1 8-1 8-8 0-5-4-5-6-5-16 0-34 1-52 1-11 0-38-1-47-1-4 0-9 0-9 8 0 5 5 5 10 5 25 0 29 4 32 13 17 40 33 79 50 118-30 31-59 63-89 94-3 2-4 4-6 5-21 23-40 29-61 30-6 1-10 1-10 8 0 1 0 5 6 5 12 0 26-1 40-1 15 0 31 1 46 1 3 0 8 0 8-8 0-4-4-5-5-5-4 0-17-1-17-13 0-6 6-14 12-18 14-15 28-30 42-45 13-14 25-29 38-42 15 34 28 67 42 100 3 5 3 5 3 6 0 3-7 11-24 12-5 1-9 1-9 8 0 5 5 5 6 5 12 0 42-1 53-1s37 1 47 1c4 0 8 0 8-8 0-5-3-5-7-5-29 0-30-1-36-18-17-39-45-104-55-129 29-30 73-80 86-92 12-10 29-20 54-21 5-1 10-1 10-8 0-1 0-5-6-5-13 0-26 1-40 1-15 0-31-1-46-1-3 0-9 0-9 8 0 3 3 4 6 5 4 0 17 1 17 12 0 6-5 12-8 16-23 24-46 48-69 73z"><text:p/></draw:path><draw:path draw:style-name="gr76" draw:text-style-name="P18" svg:width="0.0224in" svg:height="0.1654in" svg:x="0.7354in" svg:y="0.0004in" svg:viewBox="0 0 58 421" svg:d="M58 0c-20 0-39 0-58 0 0 6 0 11 0 17 13 0 28 0 41 0 0 128 0 258 0 387-13 0-28 0-41 0 0 6 0 11 0 17 19 0 38 0 58 0 0-141 0-280 0-421z"><text:p/></draw:path><draw:path draw:style-name="gr76" draw:text-style-name="P18" svg:width="0.0642in" svg:height="0.1654in" svg:x="0.787in" svg:y="0.0004in" svg:viewBox="0 0 164 421" svg:d="M162 17c2-6 2-7 2-9 0-4-3-8-8-8-4 0-6 1-7 4-49 133-97 266-147 400-2 6-2 7-2 8 0 5 4 9 8 9 6 0 8-4 10-11 48-131 96-262 144-393z"><text:p/></draw:path><draw:path draw:style-name="gr76" draw:text-style-name="P18" svg:width="0.0827in" svg:height="0.15in" svg:x="0.8697in" svg:y="0.0079in" svg:viewBox="0 0 211 382" svg:d="M133 129c12 0 24 0 36 0 9 0 12 0 12-9 0-5-3-5-11-5-12 0-22 0-34 0 2-16 6-32 8-48 1-8 7-38 10-43 4-8 12-14 20-14 1 0 12 0 20 7-18 1-22 17-22 23 0 9 8 14 15 14 11 0 24-10 24-25 0-19-20-29-37-29-14 0-41 7-54 49-2 9-4 14-13 66-10 0-21 0-30 0-7 0-12 0-12 9 0 5 3 5 12 5s18 0 27 0c-10 55-20 109-31 164-8 41-15 80-37 80-1 0-12 0-20-8 19-1 24-16 24-22 0-10-9-15-16-15-12 0-24 10-24 25 0 20 19 29 36 29 23 0 40-25 48-41 13-26 23-77 23-80 8-43 18-88 26-132z"><text:p/></draw:path><draw:path draw:style-name="gr76" draw:text-style-name="P18" svg:width="0.0382in" svg:height="0.1654in" svg:x="0.9764in" svg:y="0.0004in" svg:viewBox="0 0 98 421" svg:d="M98 416c0-1 0-1-7-9-53-54-66-133-66-195 0-75 16-148 67-200 6-6 6-6 6-7 0-4-2-5-4-5-4 0-42 29-68 83-21 46-26 92-26 129 0 31 5 81 28 129 25 52 62 80 66 80 2 0 4-1 4-5z"><text:p/></draw:path><draw:path draw:style-name="gr76" draw:text-style-name="P18" svg:width="0.0823in" svg:height="0.0748in" svg:x="1.0291in" svg:y="0.0516in" svg:viewBox="0 0 210 191" svg:d="M128 59c4-11 14-49 42-49 3 0 12 0 22 4-12 3-20 14-20 23 0 7 4 16 15 16 10 0 23-9 23-25 0-22-24-28-38-28-26 0-40 23-45 32-11-27-33-32-45-32-45 0-69 54-69 65 0 5 4 4 5 5 4 0 5-1 6-5 14-45 42-55 56-55 9 0 23 3 23 27 0 13-7 42-23 101-7 27-21 44-39 44-3 0-13 0-22-5 11-3 21-11 21-23s-10-15-16-15c-13 0-24 11-24 24 0 20 22 28 40 28 27 0 43-30 44-32 5 15 20 32 46 32 43 0 67-54 67-65 0-3-4-3-5-3-4 0-5 1-5 3-14 46-43 56-56 56-17 0-23-14-23-28 0-10 2-18 6-37 5-20 10-39 14-58z"><text:p/></draw:path><draw:path draw:style-name="gr76" draw:text-style-name="P18" svg:width="0.0378in" svg:height="0.1654in" svg:x="1.1287in" svg:y="0.0004in" svg:viewBox="0 0 97 421" svg:d="M97 212c0-34-3-85-27-133-26-51-62-79-66-79-3 0-4 2-4 5 0 1 0 1 8 9 41 41 65 109 65 198 0 69-15 144-67 197-6 6-6 6-6 7 0 2 1 5 4 5 4 0 43-29 67-83 21-46 26-93 26-126z"><text:p/></draw:path><draw:path draw:style-name="gr76" draw:text-style-name="P18" svg:width="0.1102in" svg:height="0.039in" svg:x="1.239in" svg:y="0.0638in" svg:viewBox="0 0 281 100" svg:d="M266 18c6 0 15-1 15-10 0-8-9-8-15-8-84 0-169 0-253 0-5 0-13 0-13 8 0 9 8 10 14 10 84 0 168 0 252 0zM266 100c6 0 15 0 15-9s-9-9-15-9c-84 0-168 0-252 0-6 0-14 0-14 9s8 9 13 9c84 0 169 0 253 0z"><text:p/></draw:path><draw:path draw:style-name="gr76" draw:text-style-name="P18" svg:width="0.1181in" svg:height="0.1122in" svg:x="1.4114in" svg:y="0.0118in" svg:viewBox="0 0 301 286" svg:d="M112 154c24 0 46 0 70 0 60 0 119-43 119-90 0-33-27-64-83-64-45 0-91 0-136 0-9 0-14 0-14 7 0 6 5 6 14 6 4 0 13 0 18 0 6 1 8 3 8 7 0 2 0 3-1 9-19 74-37 150-57 225-4 15-4 19-38 19-7 0-12 0-12 8 0 5 5 5 6 5 12 0 42-1 54-1 8 0 18 0 28 0 8 0 18 1 26 1 4 0 8 0 8-8 0-5-3-5-10-5-16 0-28 0-28-7 0-3 0-5 1-8 9-34 18-69 27-104zM142 29c3-15 4-16 22-16 14 0 28 0 41 0 35 0 57 11 57 40 0 17-9 53-24 68-22 18-47 22-65 22-21 0-40 0-60 0 9-38 19-76 29-114z"><text:p/></draw:path><draw:path draw:style-name="gr76" draw:text-style-name="P18" svg:width="0.0382in" svg:height="0.1654in" svg:x="1.5508in" svg:y="0.0004in" svg:viewBox="0 0 98 421" svg:d="M98 416c0-1 0-1-7-9-53-54-66-133-66-195 0-75 16-148 67-200 6-6 6-6 6-7 0-4-2-5-4-5-4 0-42 29-68 83-20 46-26 92-26 129 0 31 5 81 28 129 26 52 62 80 66 80 2 0 4-1 4-5z"><text:p/></draw:path><draw:path draw:style-name="gr76" draw:text-style-name="P18" svg:width="0.0823in" svg:height="0.0748in" svg:x="1.6035in" svg:y="0.0516in" svg:viewBox="0 0 210 191" svg:d="M130 59c2-11 12-49 40-49 3 0 12 0 22 4-12 3-20 14-20 23 0 7 4 16 15 16 10 0 23-9 23-25 0-22-24-28-38-28-26 0-40 23-45 32-11-27-33-32-45-32-45 0-69 54-69 65 0 5 4 4 5 5 4 0 5-1 6-5 14-45 42-55 56-55 9 0 23 3 23 27 0 13-7 42-23 101-7 27-21 44-39 44-3 0-12 0-22-5 11-3 21-11 21-23s-10-15-16-15c-13 0-24 11-24 24 0 20 22 28 40 28 28 0 43-30 44-32 5 15 20 32 46 32 43 0 67-54 67-65 0-3-4-3-5-3-4 0-5 1-5 3-14 46-43 56-56 56-17 0-23-14-23-28 0-10 2-18 7-37 5-20 10-39 15-58z"><text:p/></draw:path><draw:path draw:style-name="gr76" draw:text-style-name="P18" svg:width="0.0382in" svg:height="0.1654in" svg:x="1.7031in" svg:y="0.0004in" svg:viewBox="0 0 98 421" svg:d="M98 212c0-34-4-85-28-133-26-51-62-79-65-79-4 0-5 2-5 5 0 1 0 1 8 9 41 41 65 109 65 198 0 69-15 144-67 197-6 6-6 6-6 7 0 2 1 5 5 5 3 0 42-29 66-83 21-46 27-93 27-126z"><text:p/></draw:path><draw:path draw:style-name="gr76" draw:text-style-name="P18" svg:width="0.1102in" svg:height="0.1094in" svg:x="1.8043in" svg:y="0.0283in" svg:viewBox="0 0 281 279" svg:d="M149 149c39 0 78 0 117 0 6 0 15 0 15-8 0-10-9-10-15-10-39 0-78 0-117 0 0-40 0-78 0-118 0-6 0-13-9-13-8 0-8 7-8 13 0 40 0 78 0 118-40 0-78 0-118 0-6 0-14 0-14 10 0 8 8 8 14 8 40 0 78 0 118 0 0 39 0 78 0 117 0 6 0 13 8 13 9 0 9-7 9-13 0-39 0-78 0-117z"><text:p/></draw:path><draw:path draw:style-name="gr76" draw:text-style-name="P18" svg:width="0.0705in" svg:height="0.0748in" svg:x="1.9681in" svg:y="0.0516in" svg:viewBox="0 0 180 191" svg:d="M180 71c0-43-30-71-67-71-57 0-113 60-113 120 0 41 28 71 67 71 55 0 113-58 113-120zM67 182c-18 0-36-14-36-46 0-21 11-66 24-88 21-32 46-38 57-38 25 0 37 20 37 45 0 16-9 60-24 88-15 24-39 39-58 39z"><text:p/></draw:path><draw:path draw:style-name="gr76" draw:text-style-name="P18" svg:width="0.0382in" svg:height="0.1654in" svg:x="2.0579in" svg:y="0.0004in" svg:viewBox="0 0 98 421" svg:d="M98 416c0-1 0-1-7-9-53-54-66-133-66-195 0-75 16-148 67-200 6-6 6-6 6-7 0-4-2-5-4-5-4 0-42 29-68 83-21 46-26 92-26 129 0 31 5 81 28 129 26 52 62 80 66 80 2 0 4-1 4-5z"><text:p/></draw:path><draw:path draw:style-name="gr76" draw:text-style-name="P18" svg:width="0.0823in" svg:height="0.0748in" svg:x="2.111in" svg:y="0.0516in" svg:viewBox="0 0 210 191" svg:d="M128 59c4-11 14-49 42-49 3 0 12 0 22 4-12 3-20 14-20 23 0 7 4 16 15 16 10 0 23-9 23-25 0-22-24-28-38-28-26 0-40 23-45 32-11-27-33-32-45-32-45 0-69 54-69 65 0 5 4 4 5 5 4 0 5-1 6-5 14-45 42-55 56-55 9 0 23 3 23 27 0 13-7 42-23 101-7 27-21 44-39 44-3 0-13 0-22-5 11-3 21-11 21-23s-10-15-16-15c-13 0-24 11-24 24 0 20 22 28 40 28 28 0 43-30 44-32 5 15 20 32 46 32 43 0 67-54 67-65 0-3-4-3-5-3-4 0-5 1-5 3-14 46-43 56-56 56-17 0-23-14-23-28 0-10 2-18 7-37 5-20 9-39 13-58z"><text:p/></draw:path><draw:path draw:style-name="gr76" draw:text-style-name="P18" svg:width="0.0705in" svg:height="0.052in" svg:x="2.2067in" svg:y="0.0051in" svg:viewBox="0 0 180 133" svg:d="M22 112c-2 3-4 11-4 12 0 6 6 9 11 9s8-4 11-7c2-3 4-12 6-18 1-5 4-19 6-26 2-6 3-13 4-19 4-13 5-15 14-27 8-12 21-28 44-28 17 0 17 16 17 21 0 18-12 50-17 62-4 9-5 12-5 17 0 16 13 25 28 25 30 0 43-40 43-45 0-4-4-4-5-4-5 0-5 3-6 5-6 24-19 36-31 36-6 0-7-4-7-11 0-6 1-9 7-23 4-9 16-41 16-57 0-29-23-34-39-34-25 0-42 16-50 26-3-19-19-26-31-26-14 0-20 10-24 16-6 10-10 27-10 30s4 3 5 3c3 0 3-1 6-8 5-18 9-33 21-33 8 0 10 6 10 15 0 6-4 15-5 24-2 7-5 20-6 28-3 12-6 24-9 37z"><text:p/></draw:path><draw:path draw:style-name="gr76" draw:text-style-name="P18" svg:width="0.0382in" svg:height="0.1654in" svg:x="2.3008in" svg:y="0.0004in" svg:viewBox="0 0 98 421" svg:d="M98 212c0-34-4-85-27-133-27-51-63-79-66-79s-5 2-5 5c0 1 0 1 8 9 41 41 65 109 65 198 0 69-15 144-67 197-6 6-6 6-6 7 0 2 2 5 5 5s42-29 67-83c22-46 26-93 26-126z"><text:p/></draw:path></draw:g></draw:g></text:span><text:span text:style-name="T2"><text:s/>quan </text:span><text:span text:style-name="T2"><draw:g text:anchor-type="as-char" svg:y="-0.1134in" draw:z-index="4" draw:name="Shape5" draw:style-name="gr1"><svg:title>TexMaths</svg:title><svg:desc>12§display§x \to 0§svg§600§FALSE§</svg:desc><draw:g draw:style-name="gr2"><draw:path draw:style-name="gr75" draw:text-style-name="P17" svg:width="0.4106in" svg:height="0.0961in" svg:x="0.0039in" svg:y="0.0071in" svg:viewBox="0 0 1044 245" svg:d="M0 0c348 0 697 0 1044 0 0 82 0 163 0 245-347 0-696 0-1044 0 0-82 0-163 0-245z"><text:p/></draw:path><draw:path draw:style-name="gr76" draw:text-style-name="P18" svg:width="0.0823in" svg:height="0.074in" svg:x="0.0004in" svg:y="0.0362in" svg:viewBox="0 0 210 189" svg:d="M128 60c3-12 12-50 42-50 3 0 12 0 22 6-12 1-21 12-21 22 0 6 5 15 16 15 10 0 23-7 23-24 0-23-25-29-40-29-24 0-38 23-44 32-10-27-32-32-44-32-45 0-69 55-69 65 0 5 4 2 5 5 4 0 5-2 6-5 14-45 42-55 56-55 9 0 23 3 23 28 0 14-7 41-23 100-7 25-21 42-39 42-4 0-13 0-22-5 11-2 19-11 19-23 0-9-8-13-15-13-12 0-23 10-23 23 0 19 22 27 40 27 27 0 43-28 44-31 5 15 20 31 45 31 44 0 68-52 68-63 0-4-4-4-5-4-4 0-5 1-6 5-13 43-42 53-55 53-17 0-24-13-24-28 0-7 2-17 7-36s9-38 14-56z"><text:p/></draw:path><draw:path draw:style-name="gr76" draw:text-style-name="P18" svg:width="0.1469in" svg:height="0.0854in" svg:x="0.1453in" svg:y="0.0252in" svg:viewBox="0 0 374 218" svg:d="M328 119c-24 16-34 33-38 38-19 30-14 38-21 56 0 5 4 5 8 5 7 0 7-1 8-8 10-41 35-76 83-95 5-1 6-2 6-5s-2-5-4-5c-18-7-69-28-85-98-1-6-1-7-8-7-4 0-8 0-8 5 0 1 3 27 21 56 9 12 20 28 38 41-104 0-208 0-312 0-8 0-16 0-16 8 0 9 8 9 16 9 104 0 208 0 312 0z"><text:p/></draw:path><draw:path draw:style-name="gr76" draw:text-style-name="P18" svg:width="0.0693in" svg:height="0.113in" svg:x="0.3539in" svg:y="0in" svg:viewBox="0 0 177 288" svg:d="M177 145c0-34-2-67-16-98-20-40-54-47-72-47-25 0-55 11-73 50-14 29-16 61-16 95 0 30 2 68 19 101 18 33 49 42 70 42 22 0 55-9 73-49 13-29 15-62 15-94zM89 278c-17 0-41-10-49-50-5-25-5-64-5-88 0-26 0-55 3-76 9-51 40-54 51-54 14 0 42 7 49 49 5 23 5 55 5 81 0 30 0 59-5 87-6 39-30 51-49 51z"><text:p/></draw:path></draw:g></draw:g></text:span></text:p>
      <text:p text:style-name="P6">P de degré <draw:g text:anchor-type="as-char" svg:y="-0.1047in" draw:z-index="5" draw:name="Shape6" draw:style-name="gr1"><svg:title>TexMaths</svg:title><svg:desc>12§display§\le n§svg§600§FALSE§</svg:desc><draw:g draw:style-name="gr2"><draw:path draw:style-name="gr75" draw:text-style-name="P17" svg:width="0.2516in" svg:height="0.1102in" svg:x="0.0004in" svg:y="0.0087in" svg:viewBox="0 0 640 281" svg:d="M321 281c-108 0-214 0-321 0 0-93 0-187 0-281 213 0 427 0 640 0 0 94 0 188 0 281-107 0-213 0-319 0z"><text:p/></draw:path><draw:path draw:style-name="gr76" draw:text-style-name="P18" svg:width="0.1012in" svg:height="0.1276in" svg:x="0.0055in" svg:y="0in" svg:viewBox="0 0 258 325" svg:d="M249 18c5-2 9-5 9-10 0-4-4-8-9-8-2 0-6 2-8 2-78 38-155 74-233 111-7 2-8 6-8 10 0 3 2 6 8 8 78 36 155 72 233 108 6 4 7 4 8 4 5 0 9-4 9-8s-3-7-10-10c-73-34-146-69-219-102 73-35 146-70 220-105zM242 325c7 0 16 0 16-9 0-8-10-8-16-8-75 0-151 0-226 0-6 0-16 0-16 8 0 9 8 9 16 9 75 0 151 0 226 0z"><text:p/></draw:path><draw:path draw:style-name="gr76" draw:text-style-name="P18" svg:width="0.0894in" svg:height="0.0744in" svg:x="0.1713in" svg:y="0.0323in" svg:viewBox="0 0 228 190" svg:d="M24 161c-1 6-4 17-4 18 0 7 6 11 12 11s14-4 16-11c1-1 6-20 8-31 4-13 6-27 10-39 2-8 5-18 7-27 1-7 5-19 5-21 7-13 29-51 68-51 19 0 23 15 23 28 0 27-20 81-26 99-5 10-5 15-5 19 0 20 14 34 35 34 39 0 55-60 55-64 0-5-4-5-5-5-5 0-5 2-7 9-9 28-22 50-42 50-7 0-11-2-11-13 0-9 4-20 7-29 9-23 26-68 26-92 0-29-17-46-49-46-37 0-57 28-64 37-3-24-21-37-40-37-20 0-26 17-31 24-6 14-12 40-12 41 0 5 4 5 5 5 3 0 5-1 7-11 7-29 16-49 30-49 8 0 13 4 13 19 0 8-1 13-6 35-8 32-17 65-25 97z"><text:p/></draw:path></draw:g></draw:g></text:p>
      <text:p text:style-name="P6">On écrit toujours P selon les puissances croissantes :</text:p>
      <text:p text:style-name="P6"><draw:g text:anchor-type="as-char" svg:y="-0.139in" draw:z-index="6" draw:name="Shape7" draw:style-name="gr1"><svg:title>TexMaths</svg:title><svg:desc>12§display§(x) = \underbrace{a_0 + a_nx + a_2x^2 + \dots + a_nx^}_{\text{"partie régulière" du DL"}}n + o(x^n)§svg§600§FALSE§</svg:desc><draw:g draw:style-name="gr2"><draw:path draw:style-name="gr75" draw:text-style-name="P17" svg:width="3.1898in" svg:height="0.3906in" svg:x="0.0004in" svg:y="0.0091in" svg:viewBox="0 0 8103 993" svg:d="M4053 993c-1352 0-2702 0-4053 0 0-332 0-662 0-993 2701 0 5402 0 8103 0 0 331 0 661 0 993-1350 0-2700 0-4050 0z"><text:p/></draw:path><draw:path draw:style-name="gr76" draw:text-style-name="P18" svg:width="0.0382in" svg:height="0.1654in" svg:x="0.0083in" svg:y="0.0217in" svg:viewBox="0 0 98 421" svg:d="M98 417c0-2 0-2-7-9-53-53-67-133-67-197 0-74 17-147 68-199 6-6 6-6 6-7 0-4-2-5-4-5-4 0-42 29-68 82-21 46-26 93-26 129 0 33 5 83 28 131 25 52 62 79 66 79 2 0 4-1 4-4z"><text:p/></draw:path><draw:path draw:style-name="gr76" draw:text-style-name="P18" svg:width="0.0823in" svg:height="0.0748in" svg:x="0.0614in" svg:y="0.0717in" svg:viewBox="0 0 210 191" svg:d="M128 59c3-11 12-49 42-49 3 0 12 0 22 4-12 3-20 14-20 23 0 7 4 16 15 16 10 0 23-9 23-25 0-22-25-28-40-28-24 0-38 23-44 32-10-27-32-32-44-32-45 0-69 54-69 65 0 5 4 5 5 5 4 0 5-2 6-5 14-45 42-55 56-55 9 0 23 3 23 27 0 13-7 42-23 101-7 26-21 43-40 43-3 0-12 0-21-5 11-2 19-10 19-22s-8-15-15-15c-12 0-23 11-23 24 0 19 22 28 40 28 27 0 43-29 44-33 5 16 20 33 46 33 43 0 67-54 67-65 0-4-4-4-5-4-4 0-5 2-6 4-13 46-42 55-55 55-17 0-24-13-24-27 0-10 2-18 7-38 5-19 10-38 14-57z"><text:p/></draw:path><draw:path draw:style-name="gr76" draw:text-style-name="P18" svg:width="0.0378in" svg:height="0.1654in" svg:x="0.161in" svg:y="0.0217in" svg:viewBox="0 0 97 421" svg:d="M97 211c0-33-5-84-27-132-26-51-62-79-66-79-3 0-4 1-4 5 0 1 0 1 7 9 42 41 66 108 66 197 0 72-15 146-68 200-5 4-5 4-5 6 0 3 1 4 4 4 4 0 42-28 67-81 21-47 26-94 26-129z"><text:p/></draw:path><draw:path draw:style-name="gr76" draw:text-style-name="P18" svg:width="0.1098in" svg:height="0.039in" svg:x="0.2717in" svg:y="0.0839in" svg:viewBox="0 0 280 100" svg:d="M265 17c7 0 15 0 15-9 0-8-8-8-14-8-84 0-169 0-253 0-6 0-13 0-13 8 0 9 7 9 14 9 84 0 167 0 251 0zM266 100c6 0 14 0 14-9 0-8-8-8-15-8-84 0-167 0-251 0-7 0-14 0-14 8 0 9 7 9 13 9 84 0 169 0 253 0z"><text:p/></draw:path><draw:path draw:style-name="gr76" draw:text-style-name="P18" svg:width="0.0756in" svg:height="0.0748in" svg:x="0.4441in" svg:y="0.0717in" svg:viewBox="0 0 193 191" svg:d="M140 28c-7-16-20-28-38-28-49 0-102 62-102 124 0 39 23 67 56 67 9 0 29-1 54-31 4 18 18 31 39 31 15 0 25-10 31-23 7-16 13-41 13-42 0-4-3-4-5-4-4 0-4 2-6 8-7 27-15 51-32 51-11 0-13-11-13-19s1-12 6-31c5-17 6-22 9-37 5-20 10-40 15-59 3-12 3-13 3-15 0-7-4-12-12-12-10 0-16 10-18 20zM113 136c-3 8-3 8-9 15-18 24-36 30-48 30-20 0-26-23-26-39 0-21 13-72 23-92 13-25 32-40 49-40 28 0 34 34 34 37 0 2-2 5-2 7-7 28-14 54-21 82z"><text:p/></draw:path><draw:path draw:style-name="gr76" draw:text-style-name="P18" svg:width="0.0539in" svg:height="0.0791in" svg:x="0.5311in" svg:y="0.0929in" svg:viewBox="0 0 138 202" svg:d="M138 102c0-34-5-56-18-77-10-13-28-25-52-25-68 0-68 80-68 102 0 20 0 100 68 100 69 0 70-80 70-100zM68 193c-13 0-31-8-37-32-3-17-3-41-3-64 0-21 0-43 3-60 7-23 25-29 37-29 17 0 33 10 38 27 4 15 4 37 4 62 0 23 0 45-3 63-6 27-27 33-39 33z"><text:p/></draw:path><draw:path draw:style-name="gr76" draw:text-style-name="P18" svg:width="0.1102in" svg:height="0.1098in" svg:x="0.6457in" svg:y="0.0484in" svg:viewBox="0 0 281 280" svg:d="M149 149c39 0 78 0 117 0 6 0 15 0 15-9s-9-9-15-9c-39 0-78 0-117 0 0-40 0-78 0-118 0-6 0-13-9-13-8 0-8 7-8 13 0 40 0 78 0 118-40 0-78 0-118 0-6 0-14 0-14 9s8 9 14 9c40 0 78 0 118 0 0 38 0 78 0 117 0 6 0 14 8 14 9 0 9-8 9-14 0-39 0-79 0-117z"><text:p/></draw:path><draw:path draw:style-name="gr76" draw:text-style-name="P18" svg:width="0.0756in" svg:height="0.0748in" svg:x="0.8091in" svg:y="0.0717in" svg:viewBox="0 0 193 191" svg:d="M140 28c-8-16-20-28-39-28-49 0-101 62-101 124 0 39 23 67 56 67 9 0 29-1 54-31 4 18 18 31 39 31 14 0 25-10 31-23 7-16 13-41 13-42 0-4-3-4-5-4-4 0-4 2-6 8-7 27-15 51-32 51-12 0-13-11-13-19s1-12 6-31c5-17 5-22 9-37 5-20 10-40 15-59 3-12 3-13 3-15 0-7-4-12-12-12-10 0-16 10-18 20zM113 136c-3 8-3 8-9 15-19 24-36 30-48 30-20 0-26-23-26-39 0-21 13-72 23-92 13-25 32-40 49-40 28 0 34 34 34 37 0 2-2 5-2 7-7 28-14 54-21 82z"><text:p/></draw:path><draw:path draw:style-name="gr76" draw:text-style-name="P18" svg:width="0.0705in" svg:height="0.0516in" svg:x="0.8957in" svg:y="0.1189in" svg:viewBox="0 0 180 132" svg:d="M22 110c-2 5-2 9-3 12 0 8 5 10 10 10 6 0 11-4 12-6s3-12 5-18 4-19 7-26c1-8 3-14 5-21 3-12 3-14 12-26 8-12 22-28 44-28 17 0 18 16 18 22 0 17-13 50-18 62-2 9-4 11-4 16 0 15 12 25 28 25 29 0 42-41 42-44 0-4-4-4-5-4-3 0-3 1-5 5-7 23-20 35-31 35-7 0-8-4-8-10 0-7 2-11 7-24 4-10 16-41 16-56 0-29-23-34-39-34-24 0-41 14-49 26-2-20-20-26-32-26s-20 8-23 16c-7 10-11 27-11 28 0 4 4 4 5 4 5 0 5 0 7-8 4-18 10-33 22-33 7 0 9 7 9 15 0 6-2 16-5 25-2 7-4 20-7 26-3 12-6 25-9 37z"><text:p/></draw:path><draw:path draw:style-name="gr76" draw:text-style-name="P18" svg:width="0.0823in" svg:height="0.0748in" svg:x="0.9854in" svg:y="0.0717in" svg:viewBox="0 0 210 191" svg:d="M128 59c3-11 12-49 42-49 3 0 12 0 21 4-11 3-19 14-19 23 0 7 3 16 15 16 10 0 23-9 23-25 0-22-25-28-40-28-24 0-38 23-44 32-10-27-32-32-46-32-43 0-67 54-67 65 0 5 4 5 5 5 4 0 5-2 6-5 14-45 42-55 56-55 8 0 23 3 23 27 0 13-7 42-23 101-7 26-21 43-40 43-3 0-12 0-21-5 11-2 19-10 19-22s-8-15-15-15c-12 0-23 11-23 24 0 19 20 28 40 28 27 0 43-29 44-33 5 16 20 33 46 33 43 0 67-54 67-65 0-4-4-4-5-4-4 0-5 2-6 4-13 46-42 55-55 55-17 0-24-13-24-27 0-10 2-18 7-38 5-19 10-38 14-57z"><text:p/></draw:path><draw:path draw:style-name="gr76" draw:text-style-name="P18" svg:width="0.1102in" svg:height="0.1098in" svg:x="1.1217in" svg:y="0.0484in" svg:viewBox="0 0 281 280" svg:d="M149 149c39 0 78 0 117 0 6 0 15 0 15-9s-9-9-15-9c-39 0-78 0-117 0 0-40 0-78 0-118 0-6 0-13-9-13-8 0-8 7-8 13 0 40 0 78 0 118-40 0-78 0-118 0-6 0-14 0-14 9s8 9 14 9c40 0 78 0 118 0 0 38 0 78 0 117 0 6 0 14 8 14 9 0 9-8 9-14 0-39 0-79 0-117z"><text:p/></draw:path><draw:path draw:style-name="gr76" draw:text-style-name="P18" svg:width="0.0756in" svg:height="0.0748in" svg:x="1.285in" svg:y="0.0717in" svg:viewBox="0 0 193 191" svg:d="M140 28c-7-16-19-28-38-28-49 0-102 62-102 124 0 39 23 67 56 67 9 0 29-1 56-31 2 18 18 31 37 31 15 0 25-10 31-23 7-16 13-41 13-42 0-4-3-4-5-4-4 0-4 2-6 8-7 27-14 51-32 51-11 0-12-11-12-19s0-12 5-31c5-17 6-22 9-37 5-20 11-40 16-59 2-12 2-13 2-15 0-7-4-12-12-12-10 0-16 10-18 20zM113 136c-1 8-1 8-9 15-18 24-36 30-46 30-22 0-28-23-28-39 0-21 13-72 23-92 13-25 32-40 49-40 28 0 34 34 34 37 0 2-2 5-2 7-7 28-14 54-21 82z"><text:p/></draw:path><draw:path draw:style-name="gr76" draw:text-style-name="P18" svg:width="0.0512in" svg:height="0.0768in" svg:x="1.3732in" svg:y="0.0929in" svg:viewBox="0 0 131 196" svg:d="M131 142c-4 0-6 0-10 0-1 7-5 24-8 27-3 1-25 1-29 1-18 0-36 0-54 0 30-27 41-36 59-49 21-18 42-36 42-63 0-36-31-58-70-58-36 0-61 25-61 53 0 14 13 15 16 15 7 0 15-4 15-15 0-5-1-16-17-16 9-20 29-26 44-26 28 0 44 23 44 47 0 25-18 45-28 56-24 23-46 47-70 70-4 3-4 3-4 12 41 0 82 0 122 0 3-18 6-36 9-54z"><text:p/></draw:path><draw:path draw:style-name="gr76" draw:text-style-name="P18" svg:width="0.0823in" svg:height="0.0748in" svg:x="1.4457in" svg:y="0.0717in" svg:viewBox="0 0 210 191" svg:d="M128 59c3-11 12-49 42-49 2 0 12 0 21 4-12 3-21 14-21 23 0 7 5 16 17 16 9 0 23-9 23-25 0-22-25-28-40-28-24 0-39 23-44 32-11-27-34-32-46-32-43 0-67 54-67 65 0 5 4 5 5 5 4 0 5-2 5-5 14-45 42-55 56-55 9 0 23 3 23 27 0 13-7 42-23 101-6 26-21 43-39 43-3 0-12 0-22-5 11-2 20-10 20-22s-9-15-15-15c-13 0-23 11-23 24 0 19 20 28 40 28 27 0 42-29 44-33 5 16 19 33 44 33 45 0 69-54 69-65 0-4-4-4-6-4-4 0-4 2-5 4-14 46-43 55-56 55-17 0-23-13-23-27 0-10 2-18 7-38 5-19 10-38 14-57z"><text:p/></draw:path><draw:path draw:style-name="gr76" draw:text-style-name="P18" svg:width="0.0508in" svg:height="0.0768in" svg:x="1.5429in" svg:y="0.0004in" svg:viewBox="0 0 130 196" svg:d="M130 143c-4 0-6 0-10 0-1 6-4 24-7 26-3 1-25 1-30 1-18 0-36 0-54 0 31-26 42-34 59-49 21-17 42-36 42-63 0-36-32-58-69-58s-61 26-61 53c0 15 12 17 16 17 7 0 15-5 15-16 0-5-2-16-18-16 10-21 30-27 43-27 30 0 46 23 46 47 0 25-19 45-29 56-24 24-47 47-71 71-2 2-2 2-2 11 41 0 80 0 121 0 3-18 6-35 9-53z"><text:p/></draw:path><draw:path draw:style-name="gr76" draw:text-style-name="P18" svg:width="0.1098in" svg:height="0.1098in" svg:x="1.6559in" svg:y="0.0484in" svg:viewBox="0 0 280 280" svg:d="M149 149c39 0 78 0 117 0 6 0 14 0 14-9s-8-9-14-9c-39 0-78 0-117 0 0-40 0-78 0-118 0-6 0-13-9-13-8 0-8 7-8 13 0 40 0 78 0 118-40 0-79 0-119 0-6 0-13 0-13 9s7 9 13 9c40 0 79 0 119 0 0 38 0 78 0 117 0 6 0 14 8 14 9 0 9-8 9-14 0-39 0-79 0-117z"><text:p/></draw:path><draw:path draw:style-name="gr76" draw:text-style-name="P18" svg:width="0.0169in" svg:height="0.0169in" svg:x="1.8268in" svg:y="0.0953in" svg:viewBox="0 0 44 44" svg:d="M44 23c0-13-10-23-22-23s-22 10-22 23c0 12 10 21 22 21s22-9 22-21z"><text:p/></draw:path><draw:path draw:style-name="gr76" draw:text-style-name="P18" svg:width="0.0169in" svg:height="0.0169in" svg:x="1.9008in" svg:y="0.0953in" svg:viewBox="0 0 44 44" svg:d="M44 23c0-13-10-23-22-23-14 0-22 10-22 23 0 12 8 21 22 21 12 0 22-9 22-21z"><text:p/></draw:path><draw:path draw:style-name="gr76" draw:text-style-name="P18" svg:width="0.0169in" svg:height="0.0169in" svg:x="1.9744in" svg:y="0.0953in" svg:viewBox="0 0 44 44" svg:d="M44 23c0-13-9-23-21-23-13 0-23 10-23 23 0 12 10 21 23 21 12 0 21-9 21-21z"><text:p/></draw:path><draw:path draw:style-name="gr76" draw:text-style-name="P18" svg:width="0.1102in" svg:height="0.1098in" svg:x="2.0524in" svg:y="0.0484in" svg:viewBox="0 0 281 280" svg:d="M149 149c39 0 78 0 117 0 6 0 15 0 15-9s-9-9-15-9c-39 0-78 0-117 0 0-40 0-78 0-118 0-6 0-13-9-13-8 0-8 7-8 13 0 40 0 78 0 118-40 0-78 0-118 0-6 0-14 0-14 9s8 9 14 9c40 0 78 0 118 0 0 38 0 78 0 117 0 6 0 14 8 14 9 0 9-8 9-14 0-39 0-79 0-117z"><text:p/></draw:path><draw:path draw:style-name="gr76" draw:text-style-name="P18" svg:width="0.0756in" svg:height="0.0748in" svg:x="2.2157in" svg:y="0.0717in" svg:viewBox="0 0 193 191" svg:d="M140 28c-7-16-20-28-38-28-50 0-102 62-102 124 0 39 23 67 56 67 9 0 29-1 54-31 4 18 18 31 39 31 15 0 25-10 31-23 7-16 13-41 13-42 0-4-3-4-5-4-4 0-4 2-6 8-7 27-15 51-32 51-12 0-13-11-13-19s1-12 6-31c5-17 6-22 9-37 5-20 10-40 15-59 3-12 3-13 3-15 0-7-4-12-12-12-10 0-16 10-18 20zM113 136c-3 8-3 8-9 15-18 24-36 30-48 30-20 0-26-23-26-39 0-21 13-72 23-92 13-25 32-40 49-40 28 0 34 34 34 37 0 2-2 5-2 7-7 28-14 54-21 82z"><text:p/></draw:path><draw:path draw:style-name="gr76" draw:text-style-name="P18" svg:width="0.0705in" svg:height="0.0516in" svg:x="2.3024in" svg:y="0.1189in" svg:viewBox="0 0 180 132" svg:d="M23 110c-1 5-3 9-4 12 0 8 5 10 10 10 6 0 11-4 12-6s3-12 5-18 4-19 7-26c1-8 3-14 5-21 3-12 3-14 12-26 8-12 22-28 44-28 18 0 18 16 18 22 0 17-13 50-18 62-2 9-4 11-4 16 0 15 12 25 28 25 30 0 42-41 42-44 0-4-4-4-5-4-3 0-3 1-5 5-7 23-19 35-31 35-6 0-7-4-7-10 0-7 1-11 6-24 4-10 16-41 16-56 0-29-23-34-39-34-24 0-41 14-49 26-2-20-20-26-32-26s-20 8-23 16c-6 10-11 27-11 28 0 4 4 3 5 4 5 0 5 0 7-8 4-18 10-33 22-33 7 0 9 7 9 15 0 6-2 16-5 25-2 7-4 20-7 26-2 12-6 25-8 37z"><text:p/></draw:path><draw:path draw:style-name="gr76" draw:text-style-name="P18" svg:width="0.0823in" svg:height="0.0748in" svg:x="2.3921in" svg:y="0.0717in" svg:viewBox="0 0 210 191" svg:d="M128 59c3-11 12-49 42-49 3 0 12 0 22 4-12 3-20 14-20 23 0 7 4 16 15 16 10 0 23-9 23-25 0-22-25-28-40-28-24 0-38 23-44 32-10-27-32-32-46-32-43 0-67 54-67 65 0 5 4 5 5 5 4 0 5-2 6-5 14-45 42-55 56-55 8 0 23 3 23 27 0 13-7 42-23 101-7 26-21 43-40 43-3 0-12 0-21-5 11-2 19-10 19-22s-8-15-15-15c-12 0-23 11-23 24 0 19 22 28 40 28 27 0 43-29 44-33 5 16 20 33 46 33 43 0 67-54 67-65 0-4-4-4-5-4-4 0-5 2-6 4-13 46-42 55-55 55-17 0-24-13-24-27 0-10 2-18 7-38 5-19 10-38 14-57z"><text:p/></draw:path><draw:path draw:style-name="gr76" draw:text-style-name="P18" svg:width="0.0803in" svg:height="0.0547in" svg:x="0.4331in" svg:y="0.1858in" svg:viewBox="0 0 205 140" svg:d="M205 101c0-10 0-11-6-11-26-1-68-4-105-23-46-23-64-49-74-66-1-1-4-1-9-1-10 0-11 0-11 11 0 2 0 3 0 6 58 103 152 123 196 123 9 0 9-1 9-12 0-9 0-18 0-27z"><text:p/></draw:path><draw:path draw:style-name="gr76" draw:text-style-name="P18" svg:width="0.8772in" svg:height="0.0193in" svg:x="0.5122in" svg:y="0.2193in" svg:viewBox="0 0 2229 50" svg:d="M1114 50c-371 0-743 0-1114 0 0-16 0-33 0-50 743 0 1486 0 2229 0 0 17 0 34 0 50-372 0-744 0-1115 0z"><text:p/></draw:path><draw:path draw:style-name="gr76" draw:text-style-name="P18" svg:width="0.0799in" svg:height="0.0547in" svg:x="1.3874in" svg:y="0.2193in" svg:viewBox="0 0 204 140" svg:d="M204 122c-56-103-151-122-194-122-10 0-10 0-10 11 0 9 0 18 0 27 0 10 0 12 6 12 26 0 68 4 106 22 45 23 63 49 73 66 1 2 3 2 9 2 10 0 10 0 10-10 0-3 0-5 0-8z"><text:p/></draw:path><draw:path draw:style-name="gr76" draw:text-style-name="P18" svg:width="0.0799in" svg:height="0.0547in" svg:x="1.4602in" svg:y="0.2193in" svg:viewBox="0 0 204 140" svg:d="M204 11c0-11 0-11-10-11-43 0-138 20-194 122 0 3 0 5 0 8 0 10 0 10 10 10 8 0 8 0 10-3 35-55 93-85 178-87 6 0 6-3 6-12s0-18 0-27z"><text:p/></draw:path><draw:path draw:style-name="gr76" draw:text-style-name="P18" svg:width="0.8772in" svg:height="0.0193in" svg:x="1.5386in" svg:y="0.2193in" svg:viewBox="0 0 2229 50" svg:d="M1115 50c-372 0-743 0-1115 0 0-16 0-33 0-50 743 0 1486 0 2229 0 0 17 0 34 0 50-372 0-743 0-1114 0z"><text:p/></draw:path><draw:path draw:style-name="gr76" draw:text-style-name="P18" svg:width="0.0799in" svg:height="0.0547in" svg:x="2.4142in" svg:y="0.1858in" svg:viewBox="0 0 204 140" svg:d="M204 11c0-11-1-11-11-11-7 0-8 0-11 2-33 56-92 86-177 88-5 0-5 2-5 11s0 18 0 27c0 11 0 12 8 12 44 0 138-20 196-123 0-3 0-4 0-6z"><text:p/></draw:path><draw:path draw:style-name="gr76" draw:text-style-name="P18" svg:width="0.0398in" svg:height="0.0354in" svg:x="0.7209in" svg:y="0.3039in" svg:viewBox="0 0 102 91" svg:d="M30 29c0 8 0 33-23 54-2 1-3 2-3 3 0 3 2 5 4 5 4 0 30-23 30-59 0-18-7-32-21-32-11 0-17 8-17 17 0 8 5 17 17 17 8 0 11-3 13-5zM94 29c0 8 0 33-23 54-3 1-4 2-4 3 0 3 3 5 5 5 4 0 30-23 30-59 0-18-7-32-22-32-10 0-16 8-16 17 0 8 4 17 16 17 9 0 11-3 14-5z"><text:p/></draw:path><draw:path draw:style-name="gr76" draw:text-style-name="P18" svg:width="0.0618in" svg:height="0.0732in" svg:x="0.7874in" svg:y="0.3331in" svg:viewBox="0 0 158 187" svg:d="M67 176c-19 0-21 0-21-12 0-15 0-32 0-48 1 2 15 17 39 17 40 0 73-29 73-67 0-36-30-66-68-66-17 0-34 6-46 18 0-6 0-12 0-18-14 1-30 2-44 4 0 3 0 7 0 10 20 0 23 2 23 14 0 45 0 91 0 136 0 12-4 12-23 12 0 4 0 8 0 11 1 0 22-1 34-1 10 0 31 1 33 1 0-3 0-7 0-11zM46 32c8-15 26-22 42-22 24 0 43 26 43 56 0 34-22 59-47 59-26 0-37-23-38-24 0-23 0-46 0-69z"><text:p/></draw:path><draw:path draw:style-name="gr76" draw:text-style-name="P18" svg:width="0.0579in" svg:height="0.0524in" svg:x="0.8618in" svg:y="0.3327in" svg:viewBox="0 0 148 134" svg:d="M115 53c0-16 0-28-13-39-12-9-26-14-44-14-28 0-48 11-48 29 0 9 7 14 14 14 8 0 14-6 14-14 0-5-2-11-10-13 10-8 27-8 30-8 16 0 34 11 34 35 0 4 0 6 0 10-16 1-36 1-57 9-27 10-35 27-35 40 0 25 30 32 52 32s37-13 43-25c1 12 9 24 23 24 1 0 30 0 30-29 0-4 0-10 0-15-4 0-8 0-11 0 0 5 0 11 0 15s0 17-11 17-11-13-11-17c0-16 0-34 0-51zM92 90c0 28-25 36-38 36-16 0-30-10-30-24 0-17 14-40 68-42 0 10 0 20 0 30z"><text:p/></draw:path><draw:path draw:style-name="gr76" draw:text-style-name="P18" svg:width="0.0413in" svg:height="0.0508in" svg:x="0.9268in" svg:y="0.3331in" svg:viewBox="0 0 106 130" svg:d="M44 62c0-24 12-54 40-54-2 3-5 6-5 11 0 10 7 13 13 13 8 0 14-4 14-13 0-11-9-19-23-19-15 0-31 10-40 31 0-11 0-20 0-31-14 1-29 2-43 4 0 3 0 7 0 10 20 0 23 2 23 16 0 25 0 52 0 77 0 13-4 13-23 13 0 4 0 6 0 10 2 0 22-2 34-2 13 0 26 2 38 2 0-4 0-6 0-10-2 0-4 0-6 0-22 0-22-4-22-13 0-15 0-30 0-45z"><text:p/></draw:path><draw:path draw:style-name="gr76" draw:text-style-name="P18" svg:width="0.0398in" svg:height="0.0724in" svg:x="0.9764in" svg:y="0.313in" svg:viewBox="0 0 102 185" svg:d="M52 65c15 0 30 0 45 0 0-4 0-6 0-10-15 0-30 0-45 0 0-18 0-37 0-55-4 0-8 0-11 0 0 26-12 56-41 58 0 2 0 4 0 7 10 0 18 0 28 0 0 26 0 54 0 80 0 33 25 40 42 40 19 0 32-17 32-41 0-5 0-11 0-16-4 0-6 0-10 0 0 5 0 11 0 16 0 20-9 31-20 31-20 0-20-25-20-30 0-26 0-54 0-80z"><text:p/></draw:path><draw:path draw:style-name="gr76" draw:text-style-name="P18" svg:width="0.0248in" svg:height="0.0776in" svg:x="1.0319in" svg:y="0.3063in" svg:viewBox="0 0 64 198" svg:d="M46 17c0-9-8-17-17-17-10 0-17 7-17 17 0 11 8 17 17 17 8 0 17-8 17-17zM0 72c0 4 0 7 0 11 19 0 22 1 22 15 0 26 0 52 0 77 0 13-3 13-22 13 0 3 0 6 0 10 11-1 20-1 32-1 11 0 22 1 32 1 0-4 0-7 0-10-17 0-20 0-20-13 0-36 0-71 0-107-14 2-30 3-44 4z"><text:p/></draw:path><draw:path draw:style-name="gr76" draw:text-style-name="P18" svg:width="0.0496in" svg:height="0.0524in" svg:x="1.0673in" svg:y="0.3327in" svg:viewBox="0 0 127 134" svg:d="M119 64c6 0 8 0 8-6 0-27-14-58-59-58-38 0-68 30-68 67s32 67 72 67 55-32 55-38c0-1-1-4-6-4-3 0-3 2-5 4-9 24-31 29-42 29-14 0-27-6-36-17-10-14-12-32-12-44 32 0 62 0 93 0zM28 56c2-42 30-48 40-48 36 0 38 41 38 48-27 0-52 0-78 0z"><text:p/></draw:path><draw:path draw:style-name="gr76" draw:text-style-name="P18" svg:width="0.0413in" svg:height="0.0508in" svg:x="1.172in" svg:y="0.3331in" svg:viewBox="0 0 106 130" svg:d="M44 62c0-24 12-54 40-54-2 3-5 6-5 11 0 10 7 13 13 13 8 0 14-4 14-13 0-11-10-19-23-19-16 0-31 10-40 31h-1c0-11 0-20 0-31-14 1-28 2-42 4 0 3 0 7 0 10 20 0 23 2 23 16 0 25 0 52 0 77 0 13-4 13-23 13 0 4 0 6 0 10 1 0 22-2 34-2 13 0 26 2 38 2 0-4 0-6 0-10-2 0-4 0-6 0-22 0-22-4-22-13 0-15 0-30 0-45z"><text:p/></draw:path><draw:path draw:style-name="gr76" draw:text-style-name="P18" svg:width="0.0236in" svg:height="0.0217in" svg:x="1.2421in" svg:y="0.3035in" svg:viewBox="0 0 61 56" svg:d="M7 56c23-16 41-28 47-33 5-4 7-5 7-11s-5-12-12-12c-5 0-7 2-11 6-13 14-25 29-38 43 2 3 5 5 7 7z"><text:p/></draw:path><draw:path draw:style-name="gr76" draw:text-style-name="P18" svg:width="0.0496in" svg:height="0.0524in" svg:x="1.2228in" svg:y="0.3327in" svg:viewBox="0 0 127 134" svg:d="M119 64c6 0 8 0 8-6 0-27-14-58-59-58-38 0-68 30-68 67s34 67 73 67c40 0 54-32 54-38 0-1 0-4-5-4-3 0-4 2-6 4-8 24-31 29-42 29-13 0-26-6-36-17-10-14-10-32-10-44 30 0 61 0 91 0zM28 56c3-42 30-48 40-48 38 0 39 41 39 48-27 0-53 0-79 0z"><text:p/></draw:path><draw:path draw:style-name="gr76" draw:text-style-name="P18" svg:width="0.0587in" svg:height="0.0756in" svg:x="1.2819in" svg:y="0.3311in" svg:viewBox="0 0 150 193" svg:d="M31 80c5 3 16 9 33 9 30 0 52-21 52-43 0-11-6-21-12-28 14-10 24-10 29-10-1 0-2 2-2 6 0 6 5 10 9 10s10-4 10-10c0-7-6-14-18-14-4 0-20 0-34 13-9-6-21-11-34-11-30 0-52 21-52 44 0 12 5 22 13 30-2 2-8 12-8 24 0 3 1 18 12 26-13 4-29 14-29 29 0 21 32 38 73 38 37 0 72-14 72-38 0-10-3-25-20-34s-35-9-63-9c-7 0-18 0-20 0-10-3-14-11-14-20 0-7 2-9 3-12zM64 80c-29 0-29-28-29-34 0-5 0-17 6-24 5-5 12-11 23-11 28 0 28 29 28 35 0 4 0 16-6 24-3 6-12 10-22 10zM64 132c26 0 63 0 63 23 0 15-23 29-54 29s-55-14-55-29c0-11 10-23 29-23 6 0 11 0 17 0z"><text:p/></draw:path><draw:path draw:style-name="gr76" draw:text-style-name="P18" svg:width="0.0618in" svg:height="0.052in" svg:x="1.3496in" svg:y="0.3331in" svg:viewBox="0 0 158 133" svg:d="M91 4c0 3 0 7 0 10 19 0 22 2 22 16 0 17 0 34 0 50 0 27-17 45-40 45-26 0-27-13-27-28 0-32 0-65 0-97-16 1-30 2-46 4 0 3 0 7 0 10 23 0 23 0 23 27 0 14 0 30 0 44 0 21 0 48 49 48 6 0 28 0 42-25 0 8 0 17 0 25 14-1 30-2 44-3 0-4 0-6 0-10-19 0-21-2-21-17 0-35 0-68 0-103-16 1-30 2-46 4z"><text:p/></draw:path><draw:path draw:style-name="gr76" draw:text-style-name="P18" svg:width="0.0256in" svg:height="0.0799in" svg:x="1.4236in" svg:y="0.3039in" svg:viewBox="0 0 66 204" svg:d="M44 0c-14 1-30 2-44 4 0 3 0 6 0 9 19 0 22 3 22 17 0 50 0 101 0 151 0 13-3 13-22 13 0 3 0 6 0 10 11-1 22-1 32-1 12 0 23 1 34 1 0-4 0-7 0-10-19 0-22 0-22-13 0-60 0-121 0-181z"><text:p/></draw:path><draw:path draw:style-name="gr76" draw:text-style-name="P18" svg:width="0.0252in" svg:height="0.0776in" svg:x="1.4606in" svg:y="0.3063in" svg:viewBox="0 0 65 198" svg:d="M47 17c0-9-7-17-18-17-9 0-17 7-17 17 0 11 8 17 17 17s18-8 18-17zM1 72c0 4 0 7 0 11 19 0 22 1 22 15 0 26 0 52 0 77 0 13-4 13-23 13 0 3 0 6 0 10 1 0 22-1 34-1 10 0 20 1 31 1 0-4 0-7 0-10-17 0-21 0-21-13 0-36 0-71 0-107-14 2-28 3-43 4z"><text:p/></draw:path><draw:path draw:style-name="gr76" draw:text-style-name="P18" svg:width="0.0236in" svg:height="0.0217in" svg:x="1.5031in" svg:y="0.3035in" svg:viewBox="0 0 61 56" svg:d="M54 56c2-2 5-4 7-7-13-14-26-30-39-44-5-5-9-5-10-5-7 0-12 6-12 12 0 2 1 6 6 11 16 11 32 23 48 33z"><text:p/></draw:path><draw:path draw:style-name="gr76" draw:text-style-name="P18" svg:width="0.0492in" svg:height="0.0524in" svg:x="1.4969in" svg:y="0.3327in" svg:viewBox="0 0 126 134" svg:d="M118 64c7 0 8 0 8-6 0-27-14-58-58-58-39 0-68 30-68 67s32 67 72 67 54-32 54-38c0-1 0-4-5-4-3 0-5 2-5 4-9 24-32 29-42 29-14 0-27-6-36-17-12-14-12-32-12-44 30 0 62 0 92 0zM26 56c4-42 30-48 42-48 36 0 38 41 38 48-27 0-53 0-80 0z"><text:p/></draw:path><draw:path draw:style-name="gr76" draw:text-style-name="P18" svg:width="0.0413in" svg:height="0.0508in" svg:x="1.5567in" svg:y="0.3331in" svg:viewBox="0 0 106 130" svg:d="M44 62c0-24 12-54 40-54-2 3-5 6-5 11 0 10 7 13 13 13 8 0 14-4 14-13 0-11-10-19-23-19-15 0-31 10-40 31h-1c0-11 0-20 0-31-14 1-28 2-42 4 0 3 0 7 0 10 20 0 23 2 23 16 0 25 0 52 0 77 0 13-4 13-23 13 0 4 0 6 0 10 1 0 22-2 34-2 13 0 26 2 38 2 0-4 0-6 0-10-2 0-4 0-6 0-22 0-22-4-22-13 0-15 0-30 0-45z"><text:p/></draw:path><draw:path draw:style-name="gr76" draw:text-style-name="P18" svg:width="0.0492in" svg:height="0.0524in" svg:x="1.6071in" svg:y="0.3327in" svg:viewBox="0 0 126 134" svg:d="M118 64c6 0 8 0 8-6 0-27-14-58-59-58-38 0-67 30-67 67s32 67 72 67 54-32 54-38c0-1 0-4-5-4-3 0-5 2-6 4-8 24-31 29-42 29-13 0-26-6-36-17-11-14-11-32-11-44 30 0 62 0 92 0zM26 56c4-42 30-48 41-48 37 0 39 41 39 48-27 0-53 0-80 0z"><text:p/></draw:path><draw:path draw:style-name="gr76" draw:text-style-name="P18" svg:width="0.0398in" svg:height="0.0354in" svg:x="1.6669in" svg:y="0.3039in" svg:viewBox="0 0 102 91" svg:d="M30 29c0 8 0 33-23 54-2 1-3 2-3 3 0 3 2 5 4 5 4 0 30-23 30-59 0-18-7-32-21-32-11 0-17 8-17 17 0 8 5 17 17 17 8 0 11-3 13-5zM94 29c0 8 0 33-23 54-3 1-4 2-4 3 0 3 3 5 5 5 4 0 30-23 30-59 0-18-7-32-22-32-10 0-16 8-16 17 0 8 4 17 16 17 9 0 11-3 14-5z"><text:p/></draw:path><draw:path draw:style-name="gr76" draw:text-style-name="P18" svg:width="0.0618in" svg:height="0.0815in" svg:x="1.778in" svg:y="0.3039in" svg:viewBox="0 0 158 208" svg:d="M91 4c0 3 0 6 0 9 21 0 23 3 23 17 0 20 0 41 0 61-11-11-25-17-42-17-38 0-72 30-72 68 0 36 31 66 68 66 24 0 39-14 45-18 0 6 0 12 0 18 15-2 30-3 45-4 0-4 0-7 0-10-20 0-22-2-22-16 0-59 0-119 0-178-15 1-30 2-45 4zM113 174c-9 13-23 25-42 25-17 0-29-9-35-18s-10-20-10-39c0-8 0-29 12-44 12-13 27-15 35-15 15 0 28 6 36 17 4 4 4 4 4 10 0 22 0 42 0 64z"><text:p/></draw:path><draw:path draw:style-name="gr76" draw:text-style-name="P18" svg:width="0.0618in" svg:height="0.052in" svg:x="1.852in" svg:y="0.3331in" svg:viewBox="0 0 158 133" svg:d="M91 4c0 3 0 7 0 10 19 0 22 2 22 16 0 17 0 34 0 50 0 27-17 45-40 45-26 0-27-13-27-28 0-32 0-65 0-97-16 1-30 2-46 4 0 3 0 7 0 10 23 0 23 0 23 27 0 14 0 30 0 44 0 21 0 48 49 48 6 0 28 0 42-25 0 8 0 17 0 25 14-1 30-2 44-3 0-4 0-6 0-10-20 0-21-2-21-17 0-35 0-68 0-103-16 1-30 2-46 4z"><text:p/></draw:path><draw:path draw:style-name="gr76" draw:text-style-name="P18" svg:width="0.0846in" svg:height="0.0783in" svg:x="1.9705in" svg:y="0.3043in" svg:viewBox="0 0 216 200" svg:d="M0 0c0 4 0 6 0 10 2 0 5 0 7 0 23 0 23 3 23 14 0 52 0 102 0 154 0 9 0 13-23 13-2 0-5 0-7 0 0 2 0 6 0 9 38 0 78 0 116 0 54 0 100-43 100-98 0-56-44-102-100-102-38 0-78 0-116 0zM72 191c-14 0-14-3-14-12 0-53 0-105 0-157 0-10 0-12 14-12 12 0 24 0 36 0 25 0 47 10 60 28 13 16 17 39 17 64 0 34-9 52-18 64-13 15-35 25-59 25-12 0-24 0-36 0z"><text:p/></draw:path><draw:path draw:style-name="gr76" draw:text-style-name="P18" svg:width="0.0685in" svg:height="0.0783in" svg:x="2.0705in" svg:y="0.3043in" svg:viewBox="0 0 175 200" svg:d="M175 124c-3 0-6 0-9 0-4 28-8 67-64 67-10 0-19 0-29 0-14 0-14-3-14-12 0-52 0-103 0-155 0-10 0-14 27-14 4 0 6 0 10 0 0-4 0-6 0-10-6 0-43 1-52 1-10 0-30-1-44-1 0 4 0 6 0 10 2 0 5 0 7 0 23 0 23 3 23 14 0 52 0 102 0 154 0 9 0 13-23 13-2 0-5 0-7 0 0 2 0 6 0 9 55 0 112 0 167 0 2-25 6-51 8-76z"><text:p/></draw:path><draw:path draw:style-name="gr76" draw:text-style-name="P18" svg:width="0.0398in" svg:height="0.0354in" svg:x="2.1512in" svg:y="0.3039in" svg:viewBox="0 0 102 91" svg:d="M30 29c0 8 0 33-23 54-2 1-2 2-2 3 0 3 1 5 3 5 4 0 30-23 30-59 0-18-7-32-21-32-11 0-17 8-17 17 0 8 6 17 17 17 8 0 11-3 13-5zM94 29c0 8 0 33-23 54-3 1-4 2-4 3 0 3 3 5 5 5 4 0 30-23 30-59 0-18-7-32-22-32-10 0-16 8-16 17 0 8 4 17 16 17 9 0 11-3 14-5z"><text:p/></draw:path><draw:path draw:style-name="gr76" draw:text-style-name="P18" svg:width="0.0894in" svg:height="0.0748in" svg:x="2.5228in" svg:y="0.0717in" svg:viewBox="0 0 228 191" svg:d="M25 162c-1 6-3 16-3 18 0 7 4 11 12 11 4 0 12-4 15-12 3-11 5-21 7-31 4-12 6-26 10-38 2-9 5-19 7-28 1-8 5-20 6-21 6-13 29-51 69-51 19 0 22 15 22 28 0 27-20 81-27 99-4 9-4 14-4 19 0 20 15 35 34 35 39 0 55-61 55-65s-4-4-5-4c-3 0-3 2-6 8-8 28-23 51-43 51-7 0-10-3-10-13 0-11 4-20 8-30 8-23 25-68 25-92 0-29-18-46-48-46-39 0-59 28-66 37-3-24-19-37-39-37-19 0-27 17-32 24-6 14-12 40-12 41 0 5 4 5 5 5 5 0 5-2 7-10 7-30 16-50 31-50 9 0 13 4 13 19 0 8-1 13-7 35-8 32-15 66-24 98z"><text:p/></draw:path><draw:path draw:style-name="gr76" draw:text-style-name="P18" svg:width="0.1102in" svg:height="0.1098in" svg:x="2.6638in" svg:y="0.0484in" svg:viewBox="0 0 281 280" svg:d="M149 149c39 0 79 0 119 0 4 0 13 0 13-9s-9-9-13-9c-40 0-80 0-119 0 0-40 0-78 0-118 0-6 0-13-9-13-8 0-8 7-8 13 0 40 0 78 0 118-40 0-78 0-118 0-6 0-14 0-14 9s8 9 14 9c40 0 78 0 118 0 0 38 0 78 0 117 0 6 0 14 8 14 9 0 9-8 9-14 0-39 0-79 0-117z"><text:p/></draw:path><draw:path draw:style-name="gr76" draw:text-style-name="P18" svg:width="0.0705in" svg:height="0.0748in" svg:x="2.8276in" svg:y="0.0717in" svg:viewBox="0 0 180 191" svg:d="M180 71c0-43-30-71-67-71-57 0-113 60-113 120 0 42 28 71 67 71 57 0 113-58 113-120zM67 181c-18 0-36-12-36-45 0-21 11-66 24-88 22-32 46-38 57-38 25 0 37 20 37 45 0 16-9 60-24 88-15 24-39 38-58 38z"><text:p/></draw:path><draw:path draw:style-name="gr76" draw:text-style-name="P18" svg:width="0.0382in" svg:height="0.1654in" svg:x="2.9173in" svg:y="0.0217in" svg:viewBox="0 0 98 421" svg:d="M98 417c0-2 0-2-7-9-53-53-66-133-66-197 0-74 16-147 67-199 6-6 6-6 6-7 0-4-2-5-4-5-4 0-42 29-68 82-21 46-26 93-26 129 0 33 5 83 28 131 26 52 62 79 66 79 2 0 4-1 4-4z"><text:p/></draw:path><draw:path draw:style-name="gr76" draw:text-style-name="P18" svg:width="0.0823in" svg:height="0.0748in" svg:x="2.9705in" svg:y="0.0717in" svg:viewBox="0 0 210 191" svg:d="M128 59c4-11 14-49 42-49 3 0 12 0 22 4-12 3-20 14-20 23 0 7 4 16 15 16 10 0 23-9 23-25 0-22-24-28-38-28-26 0-40 23-45 32-11-27-33-32-45-32-45 0-69 54-69 65 0 5 4 3 5 5 4 0 5-2 6-5 14-45 42-55 56-55 9 0 23 3 23 27 0 13-7 42-23 101-7 26-21 43-39 43-3 0-12 0-22-5 11-2 21-10 21-22s-10-15-16-15c-13 0-24 11-24 24 0 19 22 28 40 28 28 0 43-29 44-33 5 16 20 33 46 33 43 0 67-54 67-65 0-4-4-4-5-4-4 0-5 2-5 4-14 46-43 55-56 55-17 0-23-13-23-27 0-10 2-18 7-38 5-19 9-38 13-57z"><text:p/></draw:path><draw:path draw:style-name="gr76" draw:text-style-name="P18" svg:width="0.0705in" svg:height="0.052in" svg:x="3.0661in" svg:y="0.0264in" svg:viewBox="0 0 180 133" svg:d="M22 112c-2 3-4 10-4 12 0 6 6 9 11 9s8-5 11-7c2-4 4-12 6-18 1-6 4-19 6-26 2-6 3-14 4-20 4-12 5-14 14-27 8-11 21-27 44-27 17 0 17 15 17 21 0 18-12 50-17 62-4 9-5 11-5 17 0 16 13 25 28 25 30 0 43-41 43-45s-4-4-5-4c-5 0-5 1-6 5-6 24-19 36-31 36-6 0-7-5-7-11s1-11 7-24c4-8 16-40 16-56 0-29-23-34-39-34-25 0-42 16-50 26-3-20-19-26-31-26-14 0-20 10-24 16-6 10-10 27-10 30s4 3 5 3c3 0 3-1 6-9 5-17 9-32 21-32 8 0 10 6 10 15 0 6-2 15-5 24-2 7-5 20-6 26-3 13-6 25-9 39z"><text:p/></draw:path><draw:path draw:style-name="gr76" draw:text-style-name="P18" svg:width="0.0382in" svg:height="0.1654in" svg:x="3.1602in" svg:y="0.0217in" svg:viewBox="0 0 98 421" svg:d="M98 211c0-33-4-84-27-132-27-51-63-79-66-79s-5 1-5 5c0 1 0 1 8 9 41 41 65 108 65 197 0 72-15 146-67 200-6 4-6 4-6 6 0 3 2 4 5 4s42-28 67-81c22-47 26-94 26-129z"><text:p/></draw:path></draw:g></draw:g></text:p>
      <text:p text:style-name="P6">On écrit que “<draw:g text:anchor-type="as-char" svg:y="-0.1236in" draw:z-index="7" draw:name="Shape8" draw:style-name="gr1"><svg:title>TexMaths</svg:title><svg:desc>12§display§f \in DL_n(0)§svg§600§FALSE§</svg:desc><draw:g draw:style-name="gr2"><draw:path draw:style-name="gr75" draw:text-style-name="P17" svg:width="0.8248in" svg:height="0.148in" svg:x="0.0004in" svg:y="0.0091in" svg:viewBox="0 0 2096 377" svg:d="M1049 377c-351 0-700 0-1049 0 0-126 0-251 0-377 698 0 1398 0 2096 0 0 126 0 251 0 377-349 0-698 0-1047 0z"><text:p/></draw:path><draw:path draw:style-name="gr76" draw:text-style-name="P18" svg:width="0.0823in" svg:height="0.15in" svg:x="0.0008in" svg:y="0.0079in" svg:viewBox="0 0 210 382" svg:d="M132 129c12 0 24 0 36 0 8 0 13 0 13-9 0-5-5-5-12-5-12 0-23 0-35 0 4-16 6-32 10-48 1-8 7-38 10-43 3-8 10-14 20-14 1 0 12 0 20 7-19 1-22 17-22 23 0 9 7 14 15 14 11 0 23-10 23-25 0-19-19-29-36-29-14 0-42 7-54 49-2 9-4 14-14 66-10 0-20 0-29 0s-12 0-12 9c0 5 3 5 11 5 9 0 19 0 28 0-10 55-21 109-32 164-7 41-14 80-36 80-2 0-12 0-20-8 19-1 22-16 22-22 0-10-7-15-15-15-11 0-23 10-23 25 0 20 18 29 36 29 23 0 40-25 47-41 14-26 24-77 24-80 8-43 17-88 25-132z"><text:p/></draw:path><draw:path draw:style-name="gr76" draw:text-style-name="P18" svg:width="0.0823in" svg:height="0.0953in" svg:x="0.1512in" svg:y="0.0354in" svg:viewBox="0 0 210 243" svg:d="M196 131c7 0 14 0 14-8 0-10-7-10-14-10-60 0-119 0-179 0 5-55 54-96 113-96 21 0 44 0 66 0 7 0 14 0 14-9 0-8-7-8-14-8-22 0-45 0-66 0-74 0-130 54-130 123 0 67 56 120 130 120 21 0 44 0 66 0 7 0 14 0 14-9 0-7-7-7-14-7-22 0-45 0-66 0-59 0-108-41-113-96 60 0 119 0 179 0z"><text:p/></draw:path><draw:path draw:style-name="gr76" draw:text-style-name="P18" svg:width="0.1268in" svg:height="0.1122in" svg:x="0.3004in" svg:y="0.0118in" svg:viewBox="0 0 323 286" svg:d="M50 254c-3 15-4 19-38 19-7 0-12 0-12 8 0 5 4 5 12 5 47 0 92 0 139 0 88 0 172-88 172-180 0-59-36-106-100-106-47 0-95 0-141 0-9 0-12 0-12 7 0 6 3 6 12 6 4 0 13 0 18 0 6 1 9 3 9 7 0 2-1 3-2 9-19 74-37 150-57 225zM142 29c3-15 4-16 22-16 16 0 30 0 46 0 41 0 76 22 76 77 0 22-9 90-45 137-12 15-45 46-97 46-16 0-32 0-48 0-6 0-6 0-8 0-5 0-6-1-6-5 0-1 0-1 2-10 19-75 38-152 58-229z"><text:p/></draw:path><draw:path draw:style-name="gr76" draw:text-style-name="P18" svg:width="0.0996in" svg:height="0.1122in" svg:x="0.4421in" svg:y="0.0118in" svg:viewBox="0 0 254 286" svg:d="M140 32c4-15 5-19 45-19 13 0 17 0 17-8 0-5-5-5-8-5-13 0-48 1-62 1-12 0-43-1-56-1-3 0-8 0-8 8 0 5 4 5 12 5 5 0 9 0 16 0 7 1 11 1 11 7 0 2 0 3-1 9-20 74-38 150-57 225-5 15-5 19-38 19-7 0-11 0-11 8 0 5 4 5 11 5 65 0 131 0 195 0 10 0 10 0 14-7 10-30 21-60 32-90 2-4 1-4 2-5 0-2-2-5-6-5s-3 1-7 9c-13 38-32 85-105 85-14 0-27 0-40 0-6 0-6 0-8 0-5 0-6-1-6-5 0-1 0-1 2-10 19-74 37-150 56-226z"><text:p/></draw:path><draw:path draw:style-name="gr76" draw:text-style-name="P18" svg:width="0.0709in" svg:height="0.0516in" svg:x="0.5535in" svg:y="0.0984in" svg:viewBox="0 0 181 132" svg:d="M23 111c-1 3-3 7-4 12 0 7 6 9 11 9s8-3 11-6c1-2 5-12 6-18s5-19 6-27c2-6 3-12 5-20 3-12 4-14 13-26 8-12 21-28 44-28 17 0 17 16 17 22 0 17-12 50-17 62-3 9-5 11-5 16 0 16 14 25 28 25 30 0 43-41 43-44 0-5-3-4-5-5-4 0-4 2-6 6-7 23-19 35-31 35-6 0-7-4-7-10 0-7 1-11 6-24 4-9 17-41 17-58 0-27-23-32-39-32-25 0-42 14-50 26-2-20-19-26-31-26-13 0-21 8-24 16-6 10-11 27-11 28 0 4 5 4 6 4 4 0 4 0 6-8 5-18 10-33 22-33 7 0 9 7 9 15 0 6-2 16-5 25-2 7-4 19-6 26-3 12-6 24-9 38z"><text:p/></draw:path><draw:path draw:style-name="gr76" draw:text-style-name="P18" svg:width="0.0378in" svg:height="0.1654in" svg:x="0.6551in" svg:y="0.0004in" svg:viewBox="0 0 97 421" svg:d="M97 416c0-1 0-1-7-9-53-54-66-133-66-195 0-75 17-148 68-200 5-6 5-6 5-7 0-4-1-5-3-5-5 0-42 29-68 83-21 46-26 92-26 129 0 31 5 81 28 129 25 52 61 80 66 80 2 0 3-1 3-5z"><text:p/></draw:path><draw:path draw:style-name="gr76" draw:text-style-name="P18" svg:width="0.0697in" svg:height="0.113in" svg:x="0.7094in" svg:y="0.0146in" svg:viewBox="0 0 178 288" svg:d="M178 145c0-33-3-67-17-98-19-41-54-47-72-47-25 0-55 11-73 49-14 30-16 63-16 96 0 32 2 70 19 100 18 35 49 43 70 43 23 0 55-8 73-49 13-27 16-60 16-94zM89 279c-17 0-41-11-49-51-4-24-4-63-4-87 0-28 0-56 2-78 9-50 40-55 51-55 14 0 42 9 50 50 4 24 4 56 4 83 0 31 0 60-5 86-6 40-30 52-49 52z"><text:p/></draw:path><draw:path draw:style-name="gr76" draw:text-style-name="P18" svg:width="0.0382in" svg:height="0.1654in" svg:x="0.7953in" svg:y="0.0004in" svg:viewBox="0 0 98 421" svg:d="M98 212c0-34-4-85-27-133-25-51-63-79-66-79s-5 2-5 5c0 1 0 1 8 9 41 41 65 109 65 198 0 69-15 144-67 197-6 6-6 6-6 7 0 2 2 5 5 5s42-29 67-83c22-46 26-93 26-126z"><text:p/></draw:path></draw:g></draw:g>”</text:p>
      <text:p text:style-name="P6">b) Soit <draw:g text:anchor-type="as-char" svg:y="-0.1236in" draw:z-index="8" draw:name="Shape9" draw:style-name="gr1"><svg:title>TexMaths</svg:title><svg:desc>12§display§f : ]a-\alpha, a +\alpha[ \setminus{\{a\}} \to \R§svg§600§FALSE§</svg:desc><draw:g draw:style-name="gr2"><draw:path draw:style-name="gr75" draw:text-style-name="P17" svg:width="1.8433in" svg:height="0.148in" svg:x="0.0004in" svg:y="0.0091in" svg:viewBox="0 0 4683 377" svg:d="M2342 377c-782 0-1562 0-2342 0 0-126 0-251 0-377 1560 0 3122 0 4683 0 0 126 0 251 0 377-781 0-1561 0-2341 0z"><text:p/></draw:path><draw:path draw:style-name="gr76" draw:text-style-name="P18" svg:width="0.0823in" svg:height="0.15in" svg:x="0.0008in" svg:y="0.0079in" svg:viewBox="0 0 210 382" svg:d="M132 129c12 0 24 0 36 0 8 0 13 0 13-9 0-5-5-5-12-5-12 0-23 0-35 0 4-16 6-32 10-48 1-8 7-38 10-43 3-8 10-14 20-14 1 0 12 0 20 7-19 1-22 17-22 23 0 9 7 14 15 14 11 0 23-10 23-25 0-19-19-29-36-29-14 0-41 7-54 49-2 9-4 14-14 66-10 0-20 0-29 0s-12 0-12 9c0 5 3 5 11 5 9 0 19 0 28 0-10 55-21 109-32 164-7 41-14 80-36 80-2 0-12 0-20-8 19-1 22-16 22-22 0-10-7-15-15-15-11 0-23 10-23 25 0 20 18 29 36 29 23 0 40-25 47-41 14-26 24-77 24-80 8-43 17-88 25-132z"><text:p/></draw:path><draw:path draw:style-name="gr76" draw:text-style-name="P18" svg:width="0.0169in" svg:height="0.0713in" svg:x="0.1516in" svg:y="0.0531in" svg:viewBox="0 0 44 182" svg:d="M44 23c0-13-10-23-22-23-14 0-22 10-22 23 0 12 8 21 22 21 12 0 22-9 22-21zM44 160c0-13-10-23-22-23-14 0-22 10-22 23 0 12 8 22 22 22 12 0 22-10 22-22z"><text:p/></draw:path><draw:path draw:style-name="gr76" draw:text-style-name="P18" svg:width="0.0224in" svg:height="0.1654in" svg:x="0.187in" svg:y="0.0004in" svg:viewBox="0 0 58 421" svg:d="M58 0c-20 0-39 0-58 0 0 6 0 11 0 17 13 0 28 0 41 0 0 128 0 258 0 387-13 0-28 0-41 0 0 6 0 11 0 17 19 0 38 0 58 0 0-141 0-280 0-421z"><text:p/></draw:path><draw:path draw:style-name="gr76" draw:text-style-name="P18" svg:width="0.0756in" svg:height="0.0748in" svg:x="0.2362in" svg:y="0.0516in" svg:viewBox="0 0 193 191" svg:d="M140 28c-7-16-20-28-38-28-50 0-102 63-102 124 0 39 23 67 56 67 9 0 29-1 54-31 4 17 18 31 39 31 15 0 25-9 31-23 7-15 13-41 13-42 0-3-3-3-5-3-4 0-4 1-6 7-7 27-15 52-32 52-12 0-13-11-13-20s1-12 6-31c5-18 6-22 9-37 5-19 10-40 15-59 3-12 3-13 3-15 0-7-4-12-12-12-10 0-16 10-18 20zM113 136c-3 8-3 8-9 15-18 24-36 31-48 31-20 0-26-23-26-40 0-21 13-72 23-92 13-25 32-40 49-40 28 0 34 34 34 37 0 2-2 5-2 7-7 27-14 54-21 82z"><text:p/></draw:path><draw:path draw:style-name="gr76" draw:text-style-name="P18" svg:width="0.1008in" svg:height="0.0067in" svg:x="0.3681in" svg:y="0.0799in" svg:viewBox="0 0 257 18" svg:d="M242 18c8 0 15-1 15-10 0-8-7-8-15-8-75 0-152 0-228 0-7 0-14 0-14 8 0 9 7 10 14 10 76 0 153 0 228 0z"><text:p/></draw:path><draw:path draw:style-name="gr76" draw:text-style-name="P18" svg:width="0.0925in" svg:height="0.0748in" svg:x="0.5268in" svg:y="0.0516in" svg:viewBox="0 0 236 191" svg:d="M185 87c0-67-40-87-71-87-58 0-114 60-114 120 0 39 25 71 68 71 27 0 58-9 89-35 6 22 21 35 39 35 22 0 36-23 36-30 0-2-3-4-5-4-4 0-5 2-6 4-7 21-23 21-24 21-12 0-12-33-12-43 0-9 0-10 3-15 40-49 33-66 48-99 0-1 0-5-4-5s-4 2-6 10c-8 26-22 58-41 83 0-10 0-18 0-26zM156 144c-37 33-70 38-86 38-26 0-39-19-39-46 0-21 11-66 25-88 20-30 42-38 58-38 41 0 41 55 41 87 0 16 0 40 1 47z"><text:p/></draw:path><draw:path draw:style-name="gr76" draw:text-style-name="P18" svg:width="0.0189in" svg:height="0.0492in" svg:x="0.6413in" svg:y="0.1067in" svg:viewBox="0 0 49 126" svg:d="M49 44c0-27-9-44-26-44-15 0-23 11-23 23 0 11 8 21 23 21 5 0 11-1 14-4 1-2 1-2 3-2 0 3 1 0 1 6 0 32-16 57-29 70-5 5-5 6-5 7 0 3 3 5 4 5 5 0 38-32 38-82z"><text:p/></draw:path><draw:path draw:style-name="gr76" draw:text-style-name="P18" svg:width="0.0756in" svg:height="0.0748in" svg:x="0.7075in" svg:y="0.0516in" svg:viewBox="0 0 193 191" svg:d="M140 28c-7-16-19-28-38-28-49 0-102 63-102 124 0 39 24 67 56 67 9 0 30-1 56-31 2 17 18 31 38 31 14 0 24-9 31-23 7-15 12-41 12-42 0-3-3-3-5-3-4 0-4 1-6 7-7 27-14 52-32 52-11 0-12-11-12-20s0-12 5-31c5-18 6-22 9-37 5-19 11-40 16-59 2-12 2-13 2-15 0-7-4-12-12-12-9 0-16 10-18 20zM113 136c-1 8-1 8-9 15-18 24-36 31-46 31-22 0-28-23-28-40 0-21 13-72 23-92 13-25 32-40 49-40 28 0 34 34 34 37 0 2-2 5-2 7-7 27-14 54-21 82z"><text:p/></draw:path><draw:path draw:style-name="gr76" draw:text-style-name="P18" svg:width="0.1098in" svg:height="0.1094in" svg:x="0.835in" svg:y="0.0283in" svg:viewBox="0 0 280 279" svg:d="M149 149c39 0 78 0 117 0 6 0 14-1 14-10s-8-8-14-8c-39 0-78 0-117 0 0-40 0-78 0-118 0-6 0-13-9-13-8 0-8 7-8 13 0 40 0 78 0 118-40 0-79 0-119 0-6 0-13-1-13 8s7 10 13 10c40 0 79 0 119 0 0 39 0 78 0 117 0 6 0 13 8 13 9 0 9-7 9-13 0-39 0-78 0-117z"><text:p/></draw:path><draw:path draw:style-name="gr76" draw:text-style-name="P18" svg:width="0.0925in" svg:height="0.0748in" svg:x="0.998in" svg:y="0.0516in" svg:viewBox="0 0 236 191" svg:d="M184 87c0-67-40-87-71-87-58 0-113 60-113 120 0 39 25 71 68 71 27 0 57-9 89-35 5 22 19 35 39 35 21 0 34-23 34-30 0-2-2-4-4-4-3 0-5 2-6 4-8 21-16 13-23 21-13 0-13-33-13-43 0-9 0-10 3-15 40-49 33-66 49-99 0-1-1-5-4-5-5 0-5 2-8 10-7 26-21 58-40 83 0-10 0-18 0-26zM155 144c-37 33-70 38-87 38-25 0-37-19-37-46 0-21 11-66 24-88 21-30 43-38 58-38 42 0 42 55 42 87 0 16 0 40 0 47z"><text:p/></draw:path><draw:path draw:style-name="gr76" draw:text-style-name="P18" svg:width="0.0224in" svg:height="0.1654in" svg:x="1.1173in" svg:y="0.0004in" svg:viewBox="0 0 58 421" svg:d="M58 421c0-6 0-11 0-17-14 0-28 0-41 0 0-129 0-259 0-387 13 0 27 0 41 0 0-6 0-11 0-17-20 0-39 0-58 0 0 141 0 280 0 421 19 0 38 0 58 0z"><text:p/></draw:path><draw:path draw:style-name="gr76" draw:text-style-name="P18" svg:width="0.0642in" svg:height="0.1654in" svg:x="1.1531in" svg:y="0.0004in" svg:viewBox="0 0 164 421" svg:d="M146 410c3 6 4 11 10 11 5 0 8-4 8-9 0-1 0-2-2-7-48-131-96-263-144-394-2-7-4-11-10-11-4 0-8 4-8 8 0 2 0 3 2 8 48 131 96 263 144 394z"><text:p/></draw:path><draw:path draw:style-name="gr76" draw:text-style-name="P18" svg:width="0.0587in" svg:height="0.1654in" svg:x="1.239in" svg:y="0.0004in" svg:viewBox="0 0 150 421" svg:d="M89 56c0-16 11-44 56-46 3 0 5-3 5-5 0-5-4-5-8-5-42 0-81 22-82 53 0 31 0 64 0 96 0 17 0 30-17 43-14 14-30 14-39 15-3 0-4 1-4 3 0 5 2 5 7 5 28 3 48 16 52 37 1 4 1 5 1 21 0 28 0 55 0 83 0 18 0 31 20 47 17 13 45 18 62 18 4 0 8 0 8-5s-2-5-7-5c-27-1-47-16-53-36-1-5-1-5-1-20 0-29 0-59 0-89 0-20-4-27-17-39-8-8-22-13-32-17 33-9 49-28 49-53 0-33 0-67 0-101z"><text:p/></draw:path><draw:path draw:style-name="gr76" draw:text-style-name="P18" svg:width="0.0756in" svg:height="0.0748in" svg:x="1.3165in" svg:y="0.0516in" svg:viewBox="0 0 193 191" svg:d="M140 28c-7-16-19-28-38-28-49 0-102 63-102 124 0 39 24 67 56 67 9 0 30-1 56-31 3 17 18 31 38 31 14 0 24-9 31-23 7-15 12-41 12-42 0-3-3-3-5-3-4 0-4 1-6 7-7 27-14 52-32 52-11 0-12-11-12-20s1-12 5-31c5-18 6-22 9-37 5-19 11-40 16-59 2-12 2-13 2-15 0-7-4-12-12-12-9 0-16 10-18 20zM113 136c-1 8-1 8-9 15-18 24-34 31-46 31-22 0-28-23-28-40 0-21 14-72 24-92 12-25 31-40 48-40 28 0 34 34 34 37 0 2-2 5-2 7-7 27-14 54-21 82z"><text:p/></draw:path><draw:path draw:style-name="gr76" draw:text-style-name="P18" svg:width="0.0587in" svg:height="0.1654in" svg:x="1.4094in" svg:y="0.0004in" svg:viewBox="0 0 150 421" svg:d="M61 364c0 17-11 45-57 47-2 0-4 2-4 5 0 5 5 5 8 5 41 0 81-21 81-53 0-31 0-64 0-96 0-17 0-30 17-44 15-12 31-12 40-13 3 0 4-1 4-5 0-3-2-3-7-3-28-3-48-17-53-39-1-3-1-5-1-20 0-28 0-55 0-83 0-18 0-31-19-47-18-13-47-18-62-18-3 0-8 0-8 5s2 5 7 5c27 1 47 15 53 36 1 4 1 4 1 20 0 29 0 59 0 89 0 19 4 27 17 40 8 8 20 13 32 15-33 11-49 29-49 53 0 34 0 68 0 101z"><text:p/></draw:path><draw:path draw:style-name="gr76" draw:text-style-name="P18" svg:width="0.1472in" svg:height="0.0862in" svg:x="1.5362in" svg:y="0.0402in" svg:viewBox="0 0 375 220" svg:d="M328 119c-23 17-35 35-38 40-19 29-22 55-22 56 0 5 4 5 8 5 7 0 7-1 10-8 9-41 34-77 81-97 5-1 8-3 8-6s-3-2-4-3c-19-7-70-29-87-100-1-5-1-6-8-6-4 0-8 0-8 5 0 1 3 27 21 55 9 13 21 28 39 41-105 0-209 0-314 0-7 0-14-1-14 8s7 10 14 10c105 0 209 0 314 0z"><text:p/></draw:path><draw:path draw:style-name="gr76" draw:text-style-name="P18" svg:width="0.1079in" svg:height="0.1059in" svg:x="1.7441in" svg:y="0.0177in" svg:viewBox="0 0 275 270" svg:d="M43 252c0-77 0-155 0-233 11 0 23 0 34 0 0 78 0 156 0 233-11 0-23 0-34 0zM185 125c0-34 0-67 0-101 18 8 32 24 32 49 0 26-13 44-32 52zM95 133c0-38 0-75 0-114 21 0 43 0 65 0 1 0 3 0 6 0 0 37 0 75 0 112-8 1-16 2-23 2-16 0-33 0-48 0zM179 145c21 21 38 61 54 107-11 0-21 0-31 0-18-49-36-89-58-101 2 0 5 0 7 0 10-1 18-2 28-6zM112 151c32 17 56 62 76 119 26 0 50 0 75 0 7 0 12-2 12-9 0-5-9-9-12-9-4 0-7 0-11 0-17-57-36-97-53-115 24-13 36-32 36-64 0-43-35-73-75-73-50 0-99 0-148 0-7 0-12 4-12 10s5 9 12 9c5 0 8 0 13 0 0 78 0 156 0 233-5 0-8 0-13 0-7 0-12 4-12 9 0 7 5 9 12 9 32 0 65 0 97 0 7 0 12-2 12-9 0-5-5-9-12-9-5 0-9 0-14 0 0-33 0-67 0-101 6 0 11 0 17 0z"><text:p/></draw:path></draw:g></draw:g></text:p>
      <text:p text:style-name="P6">On dit que <draw:g text:anchor-type="as-char" svg:y="-0.1236in" draw:z-index="9" draw:name="Shape10" draw:style-name="gr1"><svg:title>TexMaths</svg:title><svg:desc>12§display§f \in DL_n(a)§svg§600§FALSE§</svg:desc><draw:g draw:style-name="gr2"><draw:path draw:style-name="gr75" draw:text-style-name="P17" svg:width="0.8295in" svg:height="0.1476in" svg:x="0.0004in" svg:y="0.0087in" svg:viewBox="0 0 2108 376" svg:d="M0 0c703 0 1405 0 2108 0 0 125 0 251 0 376-703 0-1405 0-2108 0 0-125 0-251 0-376z"><text:p/></draw:path><draw:path draw:style-name="gr76" draw:text-style-name="P18" svg:width="0.0823in" svg:height="0.1496in" svg:x="0.0008in" svg:y="0.0075in" svg:viewBox="0 0 210 381" svg:d="M132 129c12 0 24 0 36 0 8 0 13 0 13-10 0-4-5-4-12-4-12 0-23 0-35 0 3-16 6-32 9-48 2-9 8-38 11-44 3-7 10-15 19-15 2 0 13 0 21 9-19 1-22 15-22 23 0 9 7 14 15 14 11 0 23-10 23-25 0-19-19-29-37-29-15 0-41 7-53 49-2 9-4 14-14 66-10 0-20 0-29 0s-13 0-13 8c0 6 4 6 12 6 9 0 18 0 27 0-11 55-20 109-31 164-7 41-14 80-37 80-1 0-12 0-19-9 19-1 22-15 22-23 0-9-7-14-15-14-11 0-23 10-23 25 0 19 18 29 35 29 24 0 41-24 48-41 13-26 24-77 24-80 8-44 17-88 25-131z"><text:p/></draw:path><draw:path draw:style-name="gr76" draw:text-style-name="P18" svg:width="0.0823in" svg:height="0.0953in" svg:x="0.1512in" svg:y="0.0346in" svg:viewBox="0 0 210 243" svg:d="M196 131c7 0 14 0 14-8 0-9-7-9-14-9-60 0-119 0-179 0 5-56 54-96 113-96 21 0 44 0 66 0 7 0 14-1 14-10 0-8-7-8-14-8-23 0-45 0-68 0-72 0-128 55-128 123 0 67 56 120 128 120 23 0 45 0 68 0 7 0 14 0 14-9 0-8-7-7-14-7-22 0-45 0-66 0-59 0-108-39-113-96 60 0 119 0 179 0z"><text:p/></draw:path><draw:path draw:style-name="gr76" draw:text-style-name="P18" svg:width="0.1268in" svg:height="0.1126in" svg:x="0.3004in" svg:y="0.011in" svg:viewBox="0 0 323 287" svg:d="M50 254c-3 16-4 20-38 20-7 0-12 0-12 7 0 6 4 6 12 6 47 0 92 0 139 0 88 0 172-87 172-180 0-59-36-107-100-107-47 0-95 0-141 0-9 0-12 0-12 8 0 5 3 5 12 5 4 0 13 1 18 1 6 2 9 3 9 8 0 1-1 2-2 7-19 74-37 150-57 225zM142 30c3-16 4-17 22-17 16 0 30 0 46 0 41 0 76 23 76 78 0 21-9 91-45 135-12 16-45 48-97 48-16 0-32 0-48 0-6 0-6 0-8-1-5 0-6 0-6-4 0-1 0-2 2-9 19-76 38-153 58-230z"><text:p/></draw:path><draw:path draw:style-name="gr76" draw:text-style-name="P18" svg:width="0.0996in" svg:height="0.1126in" svg:x="0.4421in" svg:y="0.011in" svg:viewBox="0 0 254 287" svg:d="M140 34c4-16 5-21 45-21 13 0 17 0 17-7 0-6-5-6-8-6-13 0-48 1-62 1-12 0-43-1-56-1-3 0-8 0-8 8 0 5 4 5 12 5 5 0 9 0 16 1 7 2 11 2 11 8 0 1 0 2-1 7-20 74-38 150-57 225-5 16-5 20-38 20-7 0-11 0-11 8 0 5 4 5 11 5 65 0 131 0 195 0 10 0 10 0 14-7 10-30 21-60 32-90 2-5 1-5 2-6 0-1-2-5-6-5s-3 3-6 10c-14 37-33 85-106 85-14 0-27 0-40 0-6 0-6 0-8-1-5 0-6 0-6-4 0-1 0-2 2-9 19-75 37-151 56-226z"><text:p/></draw:path><draw:path draw:style-name="gr76" draw:text-style-name="P18" svg:width="0.0709in" svg:height="0.0516in" svg:x="0.5535in" svg:y="0.0976in" svg:viewBox="0 0 181 132" svg:d="M23 112c-1 3-4 11-4 12 0 6 6 8 11 8s8-3 11-6c1-2 5-12 6-18s5-19 6-26c2-7 3-13 5-21 3-12 4-14 13-26 8-11 21-27 44-27 17 0 17 15 17 21 0 18-12 50-17 62-3 9-5 11-5 16 0 16 14 25 28 25 30 0 43-39 43-44 0-4-3-4-5-4-4 0-4 1-6 5-7 24-19 36-31 36-6 0-7-5-7-11 0-7 1-11 7-24 4-8 16-40 16-56 0-29-23-34-39-34-25 0-42 14-50 26-2-20-19-26-31-26-13 0-19 10-24 16-6 10-11 27-11 28 0 5 5 5 6 5 4 0 4-1 6-9 5-17 10-32 22-32 7 0 9 6 9 15 0 5-2 15-5 24-2 7-4 20-6 26-3 12-6 26-9 39z"><text:p/></draw:path><draw:path draw:style-name="gr76" draw:text-style-name="P18" svg:width="0.0378in" svg:height="0.165in" svg:x="0.6551in" svg:y="0in" svg:viewBox="0 0 97 420" svg:d="M97 415c0-2 0-2-7-9-52-53-66-132-66-196 0-73 17-146 68-199 5-5 5-5 5-7 0-3-1-4-3-4-5 0-42 29-68 82-21 47-26 93-26 128 0 32 5 83 28 130 25 52 61 80 66 80 2 0 3-2 3-5z"><text:p/></draw:path><draw:path draw:style-name="gr76" draw:text-style-name="P18" svg:width="0.0756in" svg:height="0.0744in" svg:x="0.7098in" svg:y="0.0512in" svg:viewBox="0 0 193 190" svg:d="M140 26c-8-15-20-26-39-26-49 0-101 61-101 123 0 39 23 67 56 67 9 0 29-1 54-31 4 18 18 31 39 31 14 0 25-10 31-23 7-16 13-41 13-42 0-4-3-4-5-4-4 0-4 2-6 8-7 27-15 53-32 53-12 0-13-11-13-20s1-13 6-31 5-23 9-38c5-21 10-40 15-59 3-12 3-12 3-15 0-7-4-11-12-11-10 0-16 10-18 18zM113 136c-3 7-3 8-9 15-19 23-36 31-48 31-20 0-26-25-26-40 0-22 13-73 23-93 13-25 32-41 49-41 28 0 34 35 34 38 0 2-2 4-2 7-7 28-14 55-21 83z"><text:p/></draw:path><draw:path draw:style-name="gr76" draw:text-style-name="P18" svg:width="0.0382in" svg:height="0.165in" svg:x="0.8in" svg:y="0in" svg:viewBox="0 0 98 420" svg:d="M98 210c0-32-4-84-27-131-25-51-61-79-66-79-3 0-5 1-5 4 0 2 0 2 8 10 42 41 66 109 66 196 0 71-15 145-68 199-6 4-6 4-6 6 0 3 2 5 5 5 5 0 42-29 67-82 22-47 26-94 26-128z"><text:p/></draw:path></draw:g></draw:g><text:s/>s’il existe<text:line-break/><draw:g text:anchor-type="as-char" svg:y="-0.1165in" draw:z-index="10" draw:name="Shape11" draw:style-name="gr1"><svg:title>TexMaths</svg:title><svg:desc>12§display§P \in \R_n[X] / f(x) = P(x-a) + \underset{x _to a}{o}\left((x-a)^n\right))§svg§600§FALSE§</svg:desc><draw:g draw:style-name="gr2"><draw:path draw:style-name="gr75" draw:text-style-name="P17" svg:width="3.3189in" svg:height="0.2236in" svg:x="0.0024in" svg:y="0.0083in" svg:viewBox="0 0 8431 569" svg:d="M4216 569c-1406 0-2811 0-4216 0 0-190 0-379 0-569 2810 0 5621 0 8431 0 0 190 0 379 0 569-1405 0-2810 0-4215 0z"><text:p/></draw:path><draw:path draw:style-name="gr76" draw:text-style-name="P18" svg:width="0.1181in" svg:height="0.1126in" svg:x="0.0004in" svg:y="0.011in" svg:viewBox="0 0 301 287" svg:d="M112 154c24 0 46 0 70 0 60 0 119-44 119-90 0-33-27-64-83-64-45 0-91 0-136 0-9 0-12 0-12 7 0 6 3 6 12 6 4 0 13 0 18 0 6 1 9 3 9 7 0 2-1 3-2 9-19 75-37 150-57 226-3 16-4 19-38 19-7 0-12 0-12 8 0 5 6 5 7 5 11 0 41-1 53-1 10 0 18 1 28 1 8 0 18 0 27 0 3 0 9 0 9-8 0-5-5-5-12-5-16 0-28 0-28-7 0-3 1-5 1-8 9-36 18-70 27-105zM142 29c3-15 4-16 22-16 14 0 28 0 41 0 35 0 58 11 58 40 0 17-10 53-25 68-22 19-47 22-65 22-21 0-40 0-60 0 9-39 19-76 29-114z"><text:p/></draw:path><draw:path draw:style-name="gr76" draw:text-style-name="P18" svg:width="0.0827in" svg:height="0.0957in" svg:x="0.1831in" svg:y="0.0346in" svg:viewBox="0 0 211 244" svg:d="M197 131c7 0 14 0 14-9 0-8-7-8-14-8-60 0-119 0-179 0 5-56 53-97 113-97 21 0 44 0 66 0 7 0 14 0 14-9 0-8-7-8-14-8-23 0-45 0-67 0-72 0-130 54-130 122s58 122 130 122c22 0 44 0 67 0 7 0 14 0 14-9 0-8-7-8-14-8-22 0-45 0-66 0-60 0-108-40-113-96 60 0 119 0 179 0z"><text:p/></draw:path><draw:path draw:style-name="gr76" draw:text-style-name="P18" svg:width="0.1079in" svg:height="0.1063in" svg:x="0.3315in" svg:y="0.0173in" svg:viewBox="0 0 275 271" svg:d="M43 253c0-78 0-156 0-234 11 0 23 0 34 0 0 78 0 156 0 234-11 0-23 0-34 0zM185 125c0-34 0-67 0-101 18 8 32 24 32 49s-13 43-32 52zM95 133c0-38 0-75 0-114 21 0 43 0 65 0 1 0 3 0 6 0 0 37 0 75 0 112-8 1-16 2-23 2-16 0-33 0-48 0zM179 145c21 21 38 60 54 108-11 0-21 0-31 0-18-50-36-89-58-102 2 0 5 0 7 0 10-1 18-1 28-6zM112 151c32 17 56 63 76 120 26 0 50 0 75 0 7 0 12-2 12-8s-9-10-12-10c-4 0-7 0-11 0-17-58-36-98-53-116 24-12 36-33 36-64 0-43-35-73-75-73-50 0-99 0-148 0-7 0-12 4-12 10s5 9 12 9c5 0 8 0 13 0 0 78 0 156 0 234-5 0-8 0-13 0-7 0-12 4-12 10s5 8 12 8c32 0 65 0 97 0 7 0 12-2 12-8s-5-10-12-10c-5 0-9 0-14 0 0-34 0-68 0-102 6 0 11 0 17 0z"><text:p/></draw:path><draw:path draw:style-name="gr76" draw:text-style-name="P18" svg:width="0.0709in" svg:height="0.0516in" svg:x="0.45in" svg:y="0.0984in" svg:viewBox="0 0 181 132" svg:d="M23 110c-1 5-4 12-4 14 0 6 6 8 11 8s10-4 11-6 3-12 6-18c1-6 5-19 6-26 2-8 3-14 5-21 3-12 3-14 13-26 7-12 21-27 43-27 18 0 18 15 18 21 0 17-13 50-18 62-2 9-4 11-4 16 0 15 14 25 28 25 30 0 43-41 43-44 0-4-3-3-5-4-4 0-4 1-6 5-7 23-19 36-31 36-6 0-7-5-7-11 0-7 1-11 6-24 4-10 16-41 16-56 0-29-23-34-39-34-24 0-41 14-49 26-2-20-19-26-31-26-13 0-21 8-24 16-6 10-11 27-11 28 0 4 4 3 5 4 5 0 5 0 7-8 5-17 10-32 22-32 7 0 9 6 9 15 0 5-2 15-5 24-2 8-4 20-6 26-3 12-6 25-9 37z"><text:p/></draw:path><draw:path draw:style-name="gr76" draw:text-style-name="P18" svg:width="0.0228in" svg:height="0.165in" svg:x="0.5543in" svg:y="0in" svg:viewBox="0 0 59 420" svg:d="M59 420c0-5 0-11 0-17-13 0-28 0-41 0 0-128 0-258 0-386 13 0 28 0 41 0 0-6 0-11 0-17-19 0-40 0-59 0 0 140 0 281 0 420 19 0 40 0 59 0z"><text:p/></draw:path><draw:path draw:style-name="gr76" draw:text-style-name="P18" svg:width="0.1366in" svg:height="0.1126in" svg:x="0.5858in" svg:y="0.011in" svg:viewBox="0 0 348 287" svg:d="M193 114c-12-28-23-56-35-84-2-2-1-4-2-5 0-2 7-11 24-12 5-1 10-1 10-8 0-5-6-5-8-5-16 0-34 1-52 1-11 0-38-1-47-1-3 0-9 0-9 8 0 5 5 5 10 5 25 0 29 4 32 13 17 40 33 78 50 118-30 31-59 63-89 95-3 1-4 2-6 5-21 23-40 29-61 30-6 1-10 1-10 8 0 1 0 5 6 5 12 0 26-1 40-1 15 0 31 1 46 1 3 0 8 0 8-8 0-4-4-5-5-5-4 0-17-1-17-12 0-7 6-15 12-19 14-16 28-32 42-46 13-14 25-28 38-41 15 33 29 66 44 100 1 5 1 3 1 6s-7 11-24 12c-5 1-9 1-9 8 0 5 5 5 6 5 12 0 42-1 53-1s37 1 47 1c4 0 8 0 8-7 0-6-3-6-7-6-29 0-29-1-36-18-17-40-45-105-55-130 29-30 73-80 86-92 12-10 29-20 54-21 5-1 10-1 10-8 0-1 0-5-6-5-12 0-26 1-40 1-15 0-31-1-46-1-3 0-9 0-9 8 0 3 3 4 6 5 4 0 17 1 17 12 0 6-5 12-8 16-23 24-46 49-69 73z"><text:p/></draw:path><draw:path draw:style-name="gr76" draw:text-style-name="P18" svg:width="0.0224in" svg:height="0.165in" svg:x="0.7354in" svg:y="0in" svg:viewBox="0 0 58 420" svg:d="M58 0c-20 0-39 0-58 0 0 6 0 11 0 17 13 0 28 0 41 0 0 128 0 258 0 386-13 0-28 0-41 0 0 6 0 12 0 17 19 0 38 0 58 0 0-139 0-280 0-420z"><text:p/></draw:path><draw:path draw:style-name="gr76" draw:text-style-name="P18" svg:width="0.0642in" svg:height="0.165in" svg:x="0.787in" svg:y="0in" svg:viewBox="0 0 164 420" svg:d="M162 17c2-6 2-7 2-9 0-4-3-8-8-8-4 0-6 1-7 4-49 133-97 267-147 401-2 4-1 4-2 7 0 5 4 8 8 8 6 0 8-2 10-9 48-131 96-263 144-394z"><text:p/></draw:path><draw:path draw:style-name="gr76" draw:text-style-name="P18" svg:width="0.0827in" svg:height="0.15in" svg:x="0.8697in" svg:y="0.0079in" svg:viewBox="0 0 211 382" svg:d="M133 128c12 0 24 0 36 0 9 0 12 0 12-8 0-5-3-5-11-5-12 0-22 0-34 0 2-15 6-32 8-48 1-8 7-38 11-43 3-8 11-14 19-14 1 0 13 0 20 7-18 1-22 17-22 23 0 9 8 14 15 14 11 0 24-8 24-25 0-19-20-29-37-29-14 0-41 7-54 49-2 9-4 13-13 66-10 0-19 0-29 0-8 0-13 0-13 9 0 4 3 4 12 4s18 0 27 0c-10 56-20 111-31 167-8 40-15 78-37 78-1 0-12 0-20-8 19-1 24-16 24-23 0-9-9-14-16-14-12 0-24 9-24 25 0 19 19 29 36 29 23 0 41-24 48-41 13-25 23-76 24-79 8-45 17-89 25-134z"><text:p/></draw:path><draw:path draw:style-name="gr76" draw:text-style-name="P18" svg:width="0.0382in" svg:height="0.165in" svg:x="0.9764in" svg:y="0in" svg:viewBox="0 0 98 420" svg:d="M98 415c0-1 0-1-7-8-53-53-66-132-66-196 0-73 16-146 67-199 6-6 6-6 6-7 0-4-2-5-4-5-4 0-42 29-68 83-20 45-26 92-26 128 0 33 5 83 28 130 26 52 62 79 66 79 2 0 4-1 4-5z"><text:p/></draw:path><draw:path draw:style-name="gr76" draw:text-style-name="P18" svg:width="0.0823in" svg:height="0.0748in" svg:x="1.0291in" svg:y="0.052in" svg:viewBox="0 0 210 191" svg:d="M130 59c2-11 12-49 40-49 3 0 14 0 22 6-12 1-20 12-20 21 0 7 4 16 15 16 10 0 23-9 23-25 0-22-24-28-38-28-26 0-40 23-45 32-11-27-33-32-45-32-45 0-69 55-69 65 0 5 4 3 5 5 4 0 5-2 6-5 14-45 42-55 56-55 9 0 23 3 23 27 0 13-7 42-23 101-7 26-21 43-39 43-3 0-12 0-22-4 11-3 21-11 21-23s-10-15-16-15c-13 0-24 11-24 24 0 20 22 28 40 28 28 0 43-29 44-31 5 14 20 31 46 31 43 0 67-54 67-65 0-4-4-4-5-4-4 0-5 2-5 4-14 46-43 55-56 55-17 0-23-13-23-27 0-9 2-18 7-38 5-19 10-38 15-57z"><text:p/></draw:path><draw:path draw:style-name="gr76" draw:text-style-name="P18" svg:width="0.0382in" svg:height="0.165in" svg:x="1.1291in" svg:y="0in" svg:viewBox="0 0 98 420" svg:d="M98 211c0-33-4-84-28-132-26-51-62-79-65-79-4 0-5 2-5 5 0 1 0 1 8 9 41 42 65 108 65 197 0 72-15 144-67 198-6 5-6 5-6 6 0 4 1 5 5 5 3 0 42-29 66-81 21-46 27-93 27-128z"><text:p/></draw:path><draw:path draw:style-name="gr76" draw:text-style-name="P18" svg:width="0.1102in" svg:height="0.0382in" svg:x="1.2394in" svg:y="0.0642in" svg:viewBox="0 0 281 98" svg:d="M266 17c6 0 15 0 15-9 0-8-9-8-15-8-84 0-168 0-252 0-6 0-14 0-14 8 0 9 8 9 14 9 84 0 168 0 252 0zM266 98c6 0 15 0 15-8s-9-8-15-8c-84 0-168 0-252 0-6 0-14 0-14 8s8 8 14 8c84 0 168 0 252 0z"><text:p/></draw:path><draw:path draw:style-name="gr76" draw:text-style-name="P18" svg:width="0.1181in" svg:height="0.1126in" svg:x="1.4118in" svg:y="0.011in" svg:viewBox="0 0 301 287" svg:d="M112 154c24 0 46 0 70 0 60 0 119-44 119-90 0-33-27-64-83-64-45 0-91 0-136 0-9 0-12 0-12 7 0 6 3 6 12 6 4 0 13 0 18 0 6 1 9 3 9 7 0 2-1 3-2 9-19 75-37 150-57 226-3 16-4 19-38 19-7 0-12 0-12 8 0 5 5 5 7 5 11 0 41-1 53-1 10 0 18 1 28 1 8 0 18 0 26 0 4 0 10 0 10-8 0-5-5-5-12-5-16 0-28 0-28-7 0-3 1-5 1-8 9-36 18-70 27-105zM142 29c3-15 4-16 22-16 14 0 28 0 41 0 35 0 57 11 57 40 0 17-9 53-24 68-22 19-47 22-65 22-21 0-40 0-60 0 9-39 19-76 29-114z"><text:p/></draw:path><draw:path draw:style-name="gr76" draw:text-style-name="P18" svg:width="0.0382in" svg:height="0.165in" svg:x="1.5512in" svg:y="0in" svg:viewBox="0 0 98 420" svg:d="M98 415c0-1 0-1-7-8-53-53-66-132-66-196 0-73 16-146 67-199 6-6 6-6 6-7 0-4-1-5-4-5-4 0-42 29-66 83-22 45-28 92-28 128 0 33 5 83 29 130 25 52 61 79 65 79 3 0 4-1 4-5z"><text:p/></draw:path><draw:path draw:style-name="gr76" draw:text-style-name="P18" svg:width="0.0823in" svg:height="0.0748in" svg:x="1.6043in" svg:y="0.052in" svg:viewBox="0 0 210 191" svg:d="M130 59c2-11 12-49 40-49 3 0 14 0 22 6-12 1-20 12-20 21 0 7 4 16 15 16 10 0 23-9 23-25 0-22-24-28-38-28-26 0-40 23-45 32-11-27-33-32-45-32-45 0-69 55-69 65 0 5 5 5 6 5 3 0 4-2 5-5 14-45 42-55 56-55 9 0 23 3 23 27 0 13-7 42-23 101-6 26-21 43-39 43-3 0-12 0-22-4 11-3 21-11 21-23s-10-15-16-15c-13 0-24 11-24 24 0 20 22 28 41 28 27 0 42-29 43-31 6 14 20 31 46 31 44 0 68-54 68-65 0-4-5-4-6-4-4 0-5 2-5 4-14 46-43 55-56 55-17 0-23-13-23-27 0-9 2-18 7-38 5-19 10-38 15-57z"><text:p/></draw:path><draw:path draw:style-name="gr76" draw:text-style-name="P18" svg:width="0.1012in" svg:height="0.0063in" svg:x="1.7445in" svg:y="0.0811in" svg:viewBox="0 0 258 17" svg:d="M244 17c7 0 14 0 14-9 0-8-7-8-14-8-76 0-153 0-228 0-8 0-16 0-16 8 0 9 8 9 16 9 75 0 152 0 228 0z"><text:p/></draw:path><draw:path draw:style-name="gr76" draw:text-style-name="P18" svg:width="0.0756in" svg:height="0.0748in" svg:x="1.9039in" svg:y="0.052in" svg:viewBox="0 0 193 191" svg:d="M140 28c-8-16-20-28-39-28-49 0-101 62-101 124 0 39 23 67 55 67 9 0 30-1 55-31 4 18 18 31 39 31 14 0 24-10 31-23 7-16 13-41 13-42 0-4-5-4-6-4-3 0-3 2-6 8-6 27-14 51-31 51-12 0-13-11-13-19s1-12 6-31c5-17 5-22 9-37 5-20 10-40 15-59 3-12 3-13 3-15 0-7-6-12-13-12-9 0-15 10-17 20zM113 137c-3 7-3 8-9 15-19 23-36 29-48 29-20 0-26-23-26-39 0-21 13-72 23-92 13-25 32-40 49-40 28 0 32 34 32 37 0 2 0 5-1 7-7 28-13 55-20 83z"><text:p/></draw:path><draw:path draw:style-name="gr76" draw:text-style-name="P18" svg:width="0.0382in" svg:height="0.165in" svg:x="1.9941in" svg:y="0in" svg:viewBox="0 0 98 420" svg:d="M98 211c0-33-4-84-27-132-25-51-63-79-66-79s-5 2-5 5c0 1 0 1 8 9 42 42 66 108 66 197 0 72-15 144-68 198-6 5-6 5-6 6 0 4 2 5 5 5s42-29 67-81c22-46 26-93 26-128z"><text:p/></draw:path><draw:path draw:style-name="gr76" draw:text-style-name="P18" svg:width="0.1098in" svg:height="0.1098in" svg:x="2.0957in" svg:y="0.0283in" svg:viewBox="0 0 280 280" svg:d="M149 149c39 0 78 0 117 0 6 0 14 0 14-9 0-8-8-8-14-8-39 0-78 0-117 0 0-40 0-79 0-119 0-6 0-13-9-13-8 0-8 7-8 13 0 40 0 79 0 119-40 0-79 0-119 0-6 0-13 0-13 8 0 9 7 9 13 9 40 0 79 0 119 0 0 38 0 78 0 118 0 6 0 13 8 13 9 0 9-7 9-13 0-40 0-80 0-118z"><text:p/></draw:path><draw:path draw:style-name="gr76" draw:text-style-name="P18" svg:width="0.0709in" svg:height="0.0748in" svg:x="2.3528in" svg:y="0.052in" svg:viewBox="0 0 181 191" svg:d="M181 72c0-44-30-72-68-72-57 0-113 60-113 120 0 42 29 71 68 71 56 0 113-58 113-119zM68 181c-18 0-37-12-37-45 0-21 11-66 25-88 21-32 45-38 57-38 25 0 37 20 37 45 0 17-8 60-24 88-16 25-38 38-58 38z"><text:p/></draw:path><draw:path draw:style-name="gr76" draw:text-style-name="P18" svg:width="0.0618in" svg:height="0.052in" svg:x="2.2575in" svg:y="0.1724in" svg:viewBox="0 0 158 133" svg:d="M60 100c-4 9-13 25-28 25-1 0-9 0-16-4 12-3 13-14 13-17 0-6-5-10-12-10-9 0-17 7-17 18 0 15 17 21 31 21 13 0 27-8 34-20 7 15 23 20 35 20 33 0 51-36 51-44 0-5-3-5-5-5-3 0-3 2-4 6-6 20-24 35-41 35-12 0-18-7-18-19 0-8 7-34 15-68 6-21 20-30 29-30 5 2 10 0 16 5-10 3-13 11-13 16 0 7 4 11 12 11 6 0 16-5 16-18 0-16-19-22-31-22-14 0-26 11-32 22-6-12-19-22-36-22-33 0-52 37-52 46 0 3 4 3 5 3 4 0 5-1 6-5 7-22 25-36 41-36 9 0 17 6 17 21 0 5-4 20-6 30-4 13-6 27-10 41z"><text:p/></draw:path><draw:path draw:style-name="gr76" draw:text-style-name="P18" svg:width="0.0319in" svg:height="0.0524in" svg:x="2.3346in" svg:y="0.1878in" svg:viewBox="0 0 82 134" svg:d="M48 50c8 0 17 0 25 0 4 0 5 0 6-1 0-1 1-3 1-5 0-3-3-3-7-3-7 0-15 0-23 0 2-6 4-11 5-17s4-16 4-17c0-3-3-7-9-7-3 0-8 2-9 8-1 4 1-7-9 33-8 0-16 0-25 0-5 0-7 0-7 6 0 3 2 3 6 3 8 0 16 0 24 0-5 17-8 33-13 50 0 4-3 12-3 14 0 12 11 20 27 20 25 0 41-28 41-32s-4-4-5-4c-4 0-4 2-5 4-7 16-19 25-31 25-6 0-9-5-9-11 0-3 0-4 2-6 4-20 9-39 14-60z"><text:p/></draw:path><draw:path draw:style-name="gr76" draw:text-style-name="P18" svg:width="0.0539in" svg:height="0.052in" svg:x="2.3898in" svg:y="0.1724in" svg:viewBox="0 0 138 133" svg:d="M138 52c0-33-24-52-53-52-44 0-85 42-85 82 0 30 22 51 54 51 42 0 84-38 84-81zM54 125c-16 0-30-9-30-33 0-12 6-40 17-57 13-18 30-27 43-27 17 0 30 11 30 34 0 7-4 36-17 56-11 18-29 27-43 27z"><text:p/></draw:path><draw:path draw:style-name="gr76" draw:text-style-name="P18" svg:width="0.0591in" svg:height="0.052in" svg:x="2.4551in" svg:y="0.1724in" svg:viewBox="0 0 151 133" svg:d="M107 18c-6-10-17-18-30-18-39 0-77 42-77 84 0 29 19 49 44 49 17 0 30-8 42-20 6 18 23 20 32 20s18-6 22-15c6-11 11-28 11-29 0-5-3-4-5-5-4 0-4 1-7 10-3 14-8 31-21 31-8 0-10-6-10-15 0-4 2-15 5-22 2-9 5-21 6-27 2-7 3-15 6-23 2-7 6-21 6-22 0-6-6-10-11-10s-12 4-13 12zM88 94c-2 8-9 14-15 20-2 2-14 11-27 11-11 0-22-7-22-28 0-15 8-48 16-60 13-24 28-29 37-29 20 0 26 23 26 27 0 1-1 2-1 3-5 18-10 38-14 56z"><text:p/></draw:path><draw:path draw:style-name="gr76" draw:text-style-name="P18" svg:width="0.0382in" svg:height="0.165in" svg:x="2.5642in" svg:y="0in" svg:viewBox="0 0 98 420" svg:d="M98 415c0-1 0-1-7-8-53-53-67-132-67-196 0-73 17-146 68-199 6-6 6-6 6-7 0-4-2-5-4-5-5 0-42 29-68 83-21 45-26 92-26 128 0 33 5 83 28 130 25 52 61 79 66 79 2 0 4-1 4-5z"><text:p/></draw:path><draw:path draw:style-name="gr76" draw:text-style-name="P18" svg:width="0.0378in" svg:height="0.165in" svg:x="2.6291in" svg:y="0in" svg:viewBox="0 0 97 420" svg:d="M97 415c0-1 0-1-7-8-53-53-66-132-66-196 0-73 16-146 68-199 5-6 5-6 5-7 0-4-1-5-3-5-5 0-42 29-68 83-21 45-26 92-26 128 0 33 5 83 28 130 25 52 61 79 66 79 2 0 3-1 3-5z"><text:p/></draw:path><draw:path draw:style-name="gr76" draw:text-style-name="P18" svg:width="0.0823in" svg:height="0.0748in" svg:x="2.6819in" svg:y="0.052in" svg:viewBox="0 0 210 191" svg:d="M128 59c3-11 12-49 42-49 2 0 12 0 21 6-12 1-21 12-21 21 0 7 5 16 17 16 9 0 23-9 23-25 0-22-25-28-40-28-24 0-39 23-44 32-11-27-34-32-46-32-43 0-67 55-67 65 0 5 4 5 5 5 4 0 5-2 5-5 14-45 43-55 56-55 9 0 23 3 23 27 0 13-7 42-23 101-6 26-20 43-39 43-3 0-12 0-21-4 10-3 19-11 19-23s-9-15-15-15c-13 0-23 11-23 24 0 20 20 28 40 28 27 0 43-29 44-31 5 14 20 31 46 31 43 0 67-54 67-65 0-4-4-4-5-4-5 0-5 2-6 4-14 46-42 55-56 55-16 0-23-13-23-27 0-9 2-18 7-38 5-19 10-38 14-57z"><text:p/></draw:path><draw:path draw:style-name="gr76" draw:text-style-name="P18" svg:width="0.1008in" svg:height="0.0063in" svg:x="2.8228in" svg:y="0.0811in" svg:viewBox="0 0 257 17" svg:d="M242 17c8 0 15 0 15-9 0-8-7-8-15-8-75 0-152 0-228 0-7 0-14 0-14 8 0 9 7 9 14 9 76 0 153 0 228 0z"><text:p/></draw:path><draw:path draw:style-name="gr76" draw:text-style-name="P18" svg:width="0.0756in" svg:height="0.0748in" svg:x="2.9815in" svg:y="0.052in" svg:viewBox="0 0 193 191" svg:d="M140 28c-7-16-20-28-38-28-50 0-102 62-102 124 0 39 23 67 56 67 9 0 29-1 54-31 4 18 18 31 39 31 15 0 25-10 31-23 7-16 13-41 13-42 0-4-3-4-5-4-4 0-4 2-6 8-7 27-15 51-32 51-11 0-13-11-13-19s1-12 6-31c5-17 6-22 9-37 5-20 10-40 15-59 3-12 3-13 3-15 0-7-4-12-12-12-10 0-16 10-18 20zM113 137c-3 7-3 8-9 15-18 23-36 29-48 29-20 0-26-23-26-39 0-21 13-72 23-92 13-25 32-40 49-40 28 0 34 34 34 37 0 2-2 5-2 7-7 28-14 55-21 83z"><text:p/></draw:path><draw:path draw:style-name="gr76" draw:text-style-name="P18" svg:width="0.0378in" svg:height="0.165in" svg:x="3.072in" svg:y="0in" svg:viewBox="0 0 97 420" svg:d="M97 211c0-33-5-84-27-132-26-51-62-79-66-79-3 0-4 2-4 5 0 1 0 1 7 9 42 42 66 108 66 197 0 72-15 144-68 198-5 5-5 5-5 6 0 4 1 5 4 5 4 0 42-29 67-81 21-46 26-93 26-128z"><text:p/></draw:path><draw:path draw:style-name="gr76" draw:text-style-name="P18" svg:width="0.0705in" svg:height="0.052in" svg:x="3.1327in" svg:y="0.0051in" svg:viewBox="0 0 180 133" svg:d="M22 112c-2 3-3 10-3 12 0 6 5 9 10 9 6 0 11-3 12-6s3-13 5-19c1-5 4-19 7-26 1-6 3-14 5-20 3-12 3-14 12-26 8-12 22-28 44-28 17 0 18 16 18 21 0 18-13 50-18 63-4 8-5 11-5 16 0 16 13 25 29 25 29 0 42-41 42-45s-4-4-5-4c-3 0-3 2-5 5-7 24-20 36-32 36-6 0-7-4-7-11 0-6 2-10 7-23 4-9 16-41 16-57 0-29-23-34-39-34-24 0-41 16-50 28-1-21-19-28-31-28s-20 10-23 16c-7 12-11 28-11 30 0 3 4 3 5 3 3 0 5-1 6-8 5-18 11-33 21-33 9 0 11 6 11 15 0 6-3 15-5 24-2 7-6 20-7 27-3 12-6 26-9 38z"><text:p/></draw:path><draw:path draw:style-name="gr76" draw:text-style-name="P18" svg:width="0.0378in" svg:height="0.165in" svg:x="3.2272in" svg:y="0in" svg:viewBox="0 0 97 420" svg:d="M97 211c0-33-5-84-27-132-26-51-62-79-66-79-3 0-4 2-4 5 0 1 0 1 7 9 42 42 66 108 66 197 0 72-15 144-68 198-5 5-5 5-5 6 0 4 1 5 4 5 4 0 42-29 67-81 21-46 26-93 26-128z"><text:p/></draw:path><draw:path draw:style-name="gr76" draw:text-style-name="P18" svg:width="0.0382in" svg:height="0.165in" svg:x="3.2913in" svg:y="0in" svg:viewBox="0 0 98 420" svg:d="M98 211c0-33-4-84-27-132-27-51-63-79-66-79s-5 2-5 5c0 1 0 1 8 9 41 42 65 108 65 197 0 72-15 144-67 198-6 5-6 5-6 6 0 4 2 5 5 5s42-29 67-81c22-46 26-93 26-128z"><text:p/></draw:path></draw:g></draw:g></text:p>
      <text:p text:style-name="P6">On écrit <draw:g text:anchor-type="as-char" svg:y="-0.139in" draw:z-index="11" draw:name="Shape12" draw:style-name="gr1"><svg:title>TexMaths</svg:title><svg:desc>12§display§f(x) = b_0 + b_1(x-a) +\underbrace{ b_2(x-a)^2}_{\text{on ne développe pas !}} + \dots +\underbrace{b_n(x-a)^n}_{\text{ici non plus}} + o((x-a)^n)§svg§600§FALSE§</svg:desc><draw:g draw:style-name="gr2"><draw:path draw:style-name="gr75" draw:text-style-name="P17" svg:width="5.2925in" svg:height="0.4055in" svg:x="0.0004in" svg:y="0.0091in" svg:viewBox="0 0 13444 1031" svg:d="M6723 1031c-2241 0-4482 0-6723 0 0-344 0-687 0-1031 4482 0 8962 0 13444 0 0 344 0 687 0 1031-2240 0-4480 0-6721 0z"><text:p/></draw:path><draw:path draw:style-name="gr76" draw:text-style-name="P18" svg:width="0.0823in" svg:height="0.15in" svg:x="0.0008in" svg:y="0.028in" svg:viewBox="0 0 210 382" svg:d="M132 128c12 0 24 0 36 0 8 0 13 0 13-8 0-5-5-5-12-5-12 0-23 0-35 0 4-15 6-32 10-48 1-8 7-38 10-43 3-8 10-14 20-14 1 0 12 0 20 7-19 1-22 17-22 23 0 9 7 14 15 14 11 0 23-10 23-25 0-19-19-29-36-29-14 0-41 7-54 49-2 9-4 13-14 66-10 0-20 0-29 0s-12 0-12 8c0 5 3 5 11 5 9 0 19 0 28 0-10 55-21 111-32 167-7 41-14 79-36 79-2 0-12 0-20-8 19-2 22-16 22-23 0-10-7-15-15-15-11 0-23 10-23 26 0 19 18 28 36 28 23 0 40-24 47-40 14-27 24-77 24-81 8-44 17-88 25-133z"><text:p/></draw:path><draw:path draw:style-name="gr76" draw:text-style-name="P18" svg:width="0.0378in" svg:height="0.1654in" svg:x="0.1075in" svg:y="0.0217in" svg:viewBox="0 0 97 421" svg:d="M97 417c0-1 0-2-7-9-52-53-66-133-66-197 0-73 17-147 68-199 5-6 5-6 5-7 0-4-1-5-3-5-5 0-42 29-68 83-21 45-26 92-26 128 0 32 5 84 28 131 25 51 61 79 66 79 2 0 3-1 3-4z"><text:p/></draw:path><draw:path draw:style-name="gr76" draw:text-style-name="P18" svg:width="0.0823in" svg:height="0.0748in" svg:x="0.1606in" svg:y="0.0717in" svg:viewBox="0 0 210 191" svg:d="M128 59c3-11 12-49 42-49 3 0 12 0 22 6-12 1-20 12-20 21 0 7 4 16 15 16 10 0 23-9 23-25 0-22-25-28-40-28-24 0-38 23-44 32-10-27-32-32-46-32-43 0-67 55-67 65 0 5 4 5 5 5 4 0 5-2 6-5 14-45 42-55 56-55 8 0 23 3 23 27 0 13-7 42-23 101-7 26-21 44-40 44-3 0-12 0-21-6 11-2 19-11 19-23 0-10-8-14-15-14-12 0-23 11-23 24 0 19 22 28 40 28 27 0 43-29 44-32 5 16 20 32 46 32 43 0 67-54 67-65 0-4-4-4-5-4-4 0-5 1-6 5-13 44-42 55-55 55-17 0-24-14-24-29 0-8 2-18 7-36 5-19 10-39 14-58z"><text:p/></draw:path><draw:path draw:style-name="gr76" draw:text-style-name="P18" svg:width="0.0378in" svg:height="0.1654in" svg:x="0.2602in" svg:y="0.0217in" svg:viewBox="0 0 97 421" svg:d="M97 211c0-34-5-84-27-132-26-51-62-79-66-79-3 0-4 1-4 5 0 1 0 1 7 9 42 41 66 108 66 197 0 72-15 146-68 199-5 5-5 6-5 7 0 3 1 4 4 4 4 0 42-29 67-82 21-46 26-93 26-128z"><text:p/></draw:path><draw:path draw:style-name="gr76" draw:text-style-name="P18" svg:width="0.1098in" svg:height="0.0382in" svg:x="0.3709in" svg:y="0.0854in" svg:viewBox="0 0 280 98" svg:d="M265 17c7 0 15 0 15-9 0-8-8-8-14-8-84 0-169 0-253 0-6 0-13 0-13 8 0 9 7 9 14 9 84 0 167 0 251 0zM266 98c6 0 14 0 14-8s-8-8-15-8c-84 0-167 0-251 0-7 0-14 0-14 8s7 8 13 8c84 0 169 0 253 0z"><text:p/></draw:path><draw:path draw:style-name="gr76" draw:text-style-name="P18" svg:width="0.061in" svg:height="0.1161in" svg:x="0.5441in" svg:y="0.0307in" svg:viewBox="0 0 156 296" svg:d="M82 5c0-1 0-5-6-5-10 0-40 4-52 4-2 1-7 1-7 8 0 5 3 5 9 5 21 0 22 3 22 7s-4 18-6 26c-12 46-23 93-35 138-5 21-7 28-7 42 0 41 23 66 54 66 49 0 102-62 102-123 0-39-23-68-56-68-20 0-38 12-50 26 11-42 21-84 32-126zM42 163c2-8 2-10 6-14 20-28 40-34 50-34 16 0 27 12 27 40 0 25-13 73-22 88-13 29-32 45-49 45-14 0-29-12-29-43 0-9 0-16 7-42 4-14 6-27 10-40z"><text:p/></draw:path><draw:path draw:style-name="gr76" draw:text-style-name="P18" svg:width="0.0539in" svg:height="0.0787in" svg:x="0.6134in" svg:y="0.0925in" svg:viewBox="0 0 138 201" svg:d="M138 102c0-32-5-56-18-77-10-13-28-25-50-25-70 0-70 80-70 102 0 20 0 99 70 99 68 0 68-79 68-99zM70 193c-15 0-33-7-39-32-3-17-3-41-3-63 0-21 0-44 4-61 6-23 24-29 38-29 15 0 31 10 36 27 4 15 4 37 4 63 0 22 0 43-3 61-6 28-27 34-37 34z"><text:p/></draw:path><draw:path draw:style-name="gr76" draw:text-style-name="P18" svg:width="0.1102in" svg:height="0.1102in" svg:x="0.7283in" svg:y="0.0484in" svg:viewBox="0 0 281 281" svg:d="M149 149c39 0 78 0 117 0 6 0 15 0 15-9 0-8-9-8-15-8-39 0-78 0-117 0 0-40 0-79 0-119 0-6 0-13-9-13-8 0-8 7-8 13 0 40 0 79 0 119-40 0-78 0-118 0-6 0-14 0-14 8 0 9 8 9 14 9 40 0 78 0 118 0 0 38 0 78 0 117 0 6 0 15 8 15 9 0 9-9 9-15 0-39 0-79 0-117z"><text:p/></draw:path><draw:path draw:style-name="gr76" draw:text-style-name="P18" svg:width="0.061in" svg:height="0.1161in" svg:x="0.8929in" svg:y="0.0307in" svg:viewBox="0 0 156 296" svg:d="M82 5c0-1 0-5-6-5-10 0-40 4-52 4-2 1-7 1-7 8 0 5 3 5 9 5 21 0 22 3 22 7s-4 18-6 26c-12 46-23 93-35 138-5 21-7 28-7 42 0 41 23 66 54 66 49 0 102-62 102-123 0-39-23-68-56-68-20 0-38 12-50 26 11-42 21-84 32-126zM42 163c2-8 2-10 6-14 20-28 40-34 50-34 16 0 27 12 27 40 0 25-13 73-22 88-13 29-32 45-49 45-14 0-29-12-29-43 0-9 0-16 7-42 4-14 6-27 10-40z"><text:p/></draw:path><draw:path draw:style-name="gr76" draw:text-style-name="P18" svg:width="0.0417in" svg:height="0.0764in" svg:x="0.9693in" svg:y="0.0925in" svg:viewBox="0 0 107 195" svg:d="M66 8c0-8 0-8-8-8-20 18-46 19-58 19 0 4 0 6 0 10 6 0 26 0 42-7 0 50 0 99 0 149 0 10 0 14-29 14-3 0-8 0-12 0 0 3 0 7 0 10 6 0 42-1 53-1 10 0 47 1 53 1 0-3 0-7 0-10-4 0-7 0-11 0-30 0-30-4-30-14 0-54 0-109 0-163z"><text:p/></draw:path><draw:path draw:style-name="gr76" draw:text-style-name="P18" svg:width="0.0382in" svg:height="0.1654in" svg:x="1.0472in" svg:y="0.0217in" svg:viewBox="0 0 98 421" svg:d="M98 417c0-1 0-2-7-9-53-53-66-133-66-197 0-73 16-147 67-199 6-6 6-6 6-7 0-4-2-5-4-5-4 0-42 29-68 83-21 45-26 92-26 128 0 32 5 84 28 131 25 51 62 79 66 79 2 0 4-1 4-4z"><text:p/></draw:path><draw:path draw:style-name="gr76" draw:text-style-name="P18" svg:width="0.0823in" svg:height="0.0748in" svg:x="1.1in" svg:y="0.0717in" svg:viewBox="0 0 210 191" svg:d="M128 59c4-11 14-49 42-49 3 0 12 0 22 6-12 1-20 12-20 21 0 7 4 16 15 16 10 0 23-9 23-25 0-22-25-28-38-28-26 0-40 23-45 32-11-27-33-32-45-32-45 0-69 55-69 65 0 5 4 3 5 5 4 0 5-2 6-5 14-45 42-55 56-55 9 0 23 3 23 27 0 13-7 42-23 101-7 26-21 44-39 44-4 0-13 0-22-6 11-2 21-11 21-23 0-10-10-14-16-14-13 0-24 11-24 24 0 19 22 28 40 28 27 0 43-29 44-32 5 16 20 32 46 32 43 0 67-54 67-65 0-4-4-4-5-4-4 0-5 1-5 5-14 44-43 55-56 55-17 0-24-14-24-29 0-8 3-18 7-36 5-19 10-39 14-58z"><text:p/></draw:path><draw:path draw:style-name="gr76" draw:text-style-name="P18" svg:width="0.1012in" svg:height="0.0063in" svg:x="1.2409in" svg:y="0.1016in" svg:viewBox="0 0 258 17" svg:d="M244 17c7 0 14 0 14-9 0-8-7-8-14-8-77 0-153 0-230 0-7 0-14 0-14 8 0 9 7 9 14 9 77 0 153 0 230 0z"><text:p/></draw:path><draw:path draw:style-name="gr76" draw:text-style-name="P18" svg:width="0.0756in" svg:height="0.0748in" svg:x="1.3996in" svg:y="0.0717in" svg:viewBox="0 0 193 191" svg:d="M140 28c-7-16-19-28-38-28-49 0-102 62-102 123 0 40 24 68 56 68 9 0 30-2 56-32 3 18 18 32 38 32 14 0 24-10 31-23 7-16 12-41 12-42 0-4-3-4-5-4-3 0-4 1-6 7-7 28-14 53-31 53-12 0-13-12-13-20 0-9 1-12 6-31 4-17 5-22 8-37 5-20 11-40 16-59 2-12 2-13 2-15 0-7-4-12-12-12-9 0-15 10-18 20zM114 137c-2 7-2 8-8 15-20 23-36 30-48 30-22 0-28-24-28-39 0-22 14-73 24-93 13-25 31-40 49-40 27 0 33 34 33 37 0 2 0 5-2 7-7 28-13 55-20 83z"><text:p/></draw:path><draw:path draw:style-name="gr76" draw:text-style-name="P18" svg:width="0.0382in" svg:height="0.1654in" svg:x="1.4902in" svg:y="0.0217in" svg:viewBox="0 0 98 421" svg:d="M98 211c0-34-4-84-27-132-27-51-63-79-66-79s-5 1-5 5c0 1 0 1 8 9 41 41 65 108 65 197 0 72-15 146-67 199-6 5-6 6-6 7 0 3 2 4 5 4s42-29 67-82c22-46 26-93 26-128z"><text:p/></draw:path><draw:path draw:style-name="gr76" draw:text-style-name="P18" svg:width="0.1098in" svg:height="0.1102in" svg:x="1.5917in" svg:y="0.0484in" svg:viewBox="0 0 280 281" svg:d="M149 149c39 0 78 0 117 0 6 0 14 0 14-9 0-8-8-8-14-8-39 0-78 0-117 0 0-40 0-79 0-119 0-6 0-13-9-13-8 0-8 7-8 13 0 40 0 79 0 119-40 0-79 0-119 0-6 0-13 0-13 8 0 9 7 9 13 9 40 0 79 0 119 0 0 38 0 78 0 117 0 6 0 15 8 15 9 0 9-9 9-15 0-39 0-79 0-117z"><text:p/></draw:path><draw:path draw:style-name="gr76" draw:text-style-name="P18" svg:width="0.061in" svg:height="0.1161in" svg:x="2.0142in" svg:y="0.0307in" svg:viewBox="0 0 156 296" svg:d="M82 5c0-1 0-5-6-5-10 0-41 4-52 4-4 1-7 1-7 8 0 5 3 5 9 5 21 0 22 3 22 7s-5 18-6 26c-12 46-23 93-35 138-5 21-7 28-7 42 0 41 23 66 54 66 49 0 102-62 102-123 0-39-23-68-56-68-20 0-38 12-50 26 11-42 21-84 32-126zM42 163c2-8 2-10 6-14 20-28 40-34 50-34 16 0 27 12 27 40 0 25-13 73-22 88-13 29-32 45-49 45-14 0-29-12-29-43 0-9 0-16 7-42 4-14 6-27 10-40z"><text:p/></draw:path><draw:path draw:style-name="gr76" draw:text-style-name="P18" svg:width="0.0512in" svg:height="0.0764in" svg:x="2.085in" svg:y="0.0925in" svg:viewBox="0 0 131 195" svg:d="M131 141c-4 0-7 0-11 0 0 8-4 24-7 28-3 1-25 1-29 1-18 0-37 0-55 0 31-27 42-36 60-49 21-18 42-36 42-63 0-36-31-58-70-58-36 0-61 25-61 53 0 14 13 17 16 17 7 0 15-6 15-16 0-6-2-16-17-16 9-21 29-27 42-27 30 0 46 23 46 47 0 25-18 45-28 56-24 24-48 47-72 71-2 2-2 2-2 10 41 0 80 0 121 0 4-18 6-36 10-54z"><text:p/></draw:path><draw:path draw:style-name="gr76" draw:text-style-name="P18" svg:width="0.0378in" svg:height="0.1654in" svg:x="2.1689in" svg:y="0.0217in" svg:viewBox="0 0 97 421" svg:d="M97 417c0-1 0-2-6-9-53-53-67-133-67-197 0-73 17-147 68-199 5-6 5-6 5-7 0-4-1-5-3-5-5 0-42 29-68 83-21 45-26 92-26 128 0 32 5 84 28 131 25 51 61 79 66 79 2 0 3-1 3-4z"><text:p/></draw:path><draw:path draw:style-name="gr76" draw:text-style-name="P18" svg:width="0.0823in" svg:height="0.0748in" svg:x="2.2217in" svg:y="0.0717in" svg:viewBox="0 0 210 191" svg:d="M128 59c3-11 12-49 42-49 3 0 12 0 22 6-12 1-20 12-20 21 0 7 4 16 15 16 10 0 23-9 23-25 0-22-25-28-40-28-24 0-38 23-44 32-10-27-32-32-46-32-43 0-67 55-67 65 0 5 4 5 5 5 4 0 5-2 6-5 14-45 42-55 56-55 8 0 23 3 23 27 0 13-7 42-23 101-7 26-21 44-40 44-3 0-12 0-21-6 11-2 19-11 19-23 0-10-8-14-15-14-12 0-23 11-23 24 0 19 22 28 40 28 27 0 43-29 44-32 5 16 20 32 46 32 43 0 67-54 67-65 0-4-4-4-5-4-4 0-5 1-6 5-13 44-42 55-55 55-17 0-24-14-24-29 0-8 2-18 7-36 5-19 10-39 14-58z"><text:p/></draw:path><draw:path draw:style-name="gr76" draw:text-style-name="P18" svg:width="0.1012in" svg:height="0.0063in" svg:x="2.3626in" svg:y="0.1016in" svg:viewBox="0 0 258 17" svg:d="M242 17c8 0 16 0 16-9 0-8-8-8-16-8-75 0-152 0-228 0-7 0-14 0-14 8 0 9 7 9 14 9 76 0 153 0 228 0z"><text:p/></draw:path><draw:path draw:style-name="gr76" draw:text-style-name="P18" svg:width="0.0756in" svg:height="0.0748in" svg:x="2.5213in" svg:y="0.0717in" svg:viewBox="0 0 193 191" svg:d="M140 28c-7-16-19-28-38-28-49 0-102 62-102 123 0 40 24 68 56 68 9 0 30-2 56-32 3 18 18 32 38 32 14 0 24-10 31-23 7-16 12-41 12-42 0-4-3-4-5-4-4 0-4 1-6 7-7 28-14 53-32 53-11 0-12-12-12-20 0-9 1-12 5-31 5-17 6-22 9-37 5-20 11-40 16-59 2-12 2-13 2-15 0-7-4-12-12-12-9 0-16 10-18 20zM113 137c-1 7-1 8-9 15-18 23-34 30-46 30-22 0-28-24-28-39 0-22 13-73 24-93 12-25 31-40 48-40 28 0 34 34 34 37 0 2-2 5-2 7-7 28-14 55-21 83z"><text:p/></draw:path><draw:path draw:style-name="gr76" draw:text-style-name="P18" svg:width="0.0382in" svg:height="0.1654in" svg:x="2.6118in" svg:y="0.0217in" svg:viewBox="0 0 98 421" svg:d="M98 211c0-34-4-84-28-132-26-51-62-79-65-79-4 0-5 1-5 5 0 1 0 1 8 9 41 41 65 108 65 197 0 72-15 146-67 199-6 5-6 6-6 7 0 3 1 4 5 4 3 0 42-29 66-82 21-46 27-93 27-128z"><text:p/></draw:path><draw:path draw:style-name="gr76" draw:text-style-name="P18" svg:width="0.0512in" svg:height="0.0764in" svg:x="2.6736in" svg:y="0.0004in" svg:viewBox="0 0 131 195" svg:d="M131 143c-4 0-6 0-10 0-1 6-5 24-8 26s-25 2-29 2c-18 0-37 0-55 0 31-27 42-36 60-50 21-17 42-35 42-63 0-36-31-58-70-58-36 0-61 26-61 53 0 15 13 17 16 17 7 0 15-5 15-16 0-5-2-16-17-16 9-21 29-27 44-27 28 0 44 23 44 47 0 26-18 46-28 56-24 24-46 47-70 71-4 2-4 3-4 10 41 0 80 0 121 0 4-18 6-34 10-52z"><text:p/></draw:path><draw:path draw:style-name="gr76" draw:text-style-name="P18" svg:width="0.0799in" svg:height="0.0547in" svg:x="2.0024in" svg:y="0.2016in" svg:viewBox="0 0 204 140" svg:d="M204 102c0-10 0-12-6-12-25 0-67-4-104-23-46-21-64-49-75-65-1-2-3-2-8-2-10 0-11 0-11 11 0 2 0 5 0 7 58 103 152 122 196 122 8 0 8 0 8-12 0-8 0-18 0-26z"><text:p/></draw:path><draw:path draw:style-name="gr76" draw:text-style-name="P18" svg:width="0.2173in" svg:height="0.0193in" svg:x="2.0815in" svg:y="0.2362in" svg:viewBox="0 0 553 50" svg:d="M277 50c-92 0-185 0-277 0 0-16 0-33 0-50 185 0 368 0 553 0 0 17 0 34 0 50-92 0-183 0-276 0z"><text:p/></draw:path><draw:path draw:style-name="gr76" draw:text-style-name="P18" svg:width="0.0799in" svg:height="0.0547in" svg:x="2.2976in" svg:y="0.2362in" svg:viewBox="0 0 204 140" svg:d="M204 123c-58-103-152-123-196-123-8 0-8 0-8 12 0 8 0 18 0 26 0 10 0 12 6 12 25 2 67 4 106 23 45 23 62 49 73 66 1 1 3 1 8 1 11 0 11 0 11-11 0-2 0-3 0-6z"><text:p/></draw:path><draw:path draw:style-name="gr76" draw:text-style-name="P18" svg:width="0.0799in" svg:height="0.0547in" svg:x="2.3701in" svg:y="0.2362in" svg:viewBox="0 0 204 140" svg:d="M204 12c0-12 0-12-8-12-44 0-138 20-196 123 0 3 0 4 0 6 0 11 0 11 10 11 8 0 9 0 10-2 35-55 94-85 179-88 5 0 5-2 5-12 0-8 0-18 0-26z"><text:p/></draw:path><draw:path draw:style-name="gr76" draw:text-style-name="P18" svg:width="0.2173in" svg:height="0.0193in" svg:x="2.4488in" svg:y="0.2362in" svg:viewBox="0 0 553 50" svg:d="M276 50c-92 0-184 0-276 0 0-16 0-33 0-50 185 0 368 0 553 0 0 17 0 34 0 50-92 0-185 0-277 0z"><text:p/></draw:path><draw:path draw:style-name="gr76" draw:text-style-name="P18" svg:width="0.0799in" svg:height="0.0547in" svg:x="2.6646in" svg:y="0.2016in" svg:viewBox="0 0 204 140" svg:d="M204 11c0-11-1-11-11-11-7 0-8 0-9 4-35 55-94 85-179 86-5 0-5 4-5 12s0 18 0 26c0 12 0 12 8 12 44 0 138-20 196-122 0-2 0-5 0-7z"><text:p/></draw:path><draw:path draw:style-name="gr76" draw:text-style-name="P18" svg:width="0.0563in" svg:height="0.0528in" svg:x="1.7531in" svg:y="0.348in" svg:viewBox="0 0 144 135" svg:d="M144 70c0-38-31-70-72-70s-72 32-72 70c0 35 32 65 72 65s72-30 72-65zM72 126c-11 0-26-4-36-18-8-12-10-28-10-41s2-31 11-43c7-8 21-16 35-16 18 0 30 9 36 18 8 11 10 27 10 41 0 13-2 29-10 41-7 12-22 18-36 18z"><text:p/></draw:path><draw:path draw:style-name="gr76" draw:text-style-name="P18" svg:width="0.0618in" svg:height="0.0504in" svg:x="1.8209in" svg:y="0.3484in" svg:viewBox="0 0 158 129" svg:d="M136 41c0-27-12-41-45-41-24 0-39 13-48 29 0-10 0-19 0-29-14 1-29 1-43 2 0 4 0 8 0 11 19 0 22 3 22 17 0 25 0 52 0 77 0 12-3 12-22 12 0 3 0 7 0 10 11 0 20-1 34-1 10 0 31 1 33 1 0-3 0-7 0-10-19 0-21 0-21-12 0-18 0-36 0-54 0-30 24-45 43-45 20 0 24 16 24 32 0 22 0 44 0 67 0 12-4 12-23 12 0 3 0 7 0 10 1 0 22-1 34-1 10 0 31 1 34 1 0-3 0-7 0-10-19 0-22 0-22-12 0-22 0-45 0-66z"><text:p/></draw:path><draw:path draw:style-name="gr76" draw:text-style-name="P18" svg:width="0.0614in" svg:height="0.0504in" svg:x="1.939in" svg:y="0.3484in" svg:viewBox="0 0 157 129" svg:d="M136 41c0-27-14-41-45-41-24 0-39 13-48 29 0-10 0-19 0-29-14 1-29 1-43 2 0 4 0 8 0 11 19 0 22 3 22 17 0 25 0 52 0 77 0 12-3 12-22 12 0 3 0 7 0 10 11 0 20-1 34-1 10 0 31 1 33 1 0-3 0-7 0-10-19 0-21 0-21-12 0-18 0-36 0-54 0-30 24-45 43-45 20 0 24 16 24 32 0 22 0 44 0 67 0 12-4 12-23 12 0 3 0 7 0 10 1 0 22-1 34-1 10 0 31 1 33 1 0-3 0-7 0-10-18 0-21 0-21-12 0-22 0-45 0-66z"><text:p/></draw:path><draw:path draw:style-name="gr76" draw:text-style-name="P18" svg:width="0.0496in" svg:height="0.0528in" svg:x="2.0106in" svg:y="0.348in" svg:viewBox="0 0 127 135" svg:d="M119 65c6 0 8 0 8-6 0-27-14-59-59-59-38 0-68 31-68 67 0 37 32 68 72 68s55-32 55-38c0-1-1-5-5-5s-4 3-6 5c-9 24-31 29-42 29-14 0-27-6-36-18-10-13-10-31-10-43 30 0 61 0 91 0zM28 58c3-42 30-50 40-50 36 0 38 42 38 50-27 0-52 0-78 0z"><text:p/></draw:path><draw:path draw:style-name="gr76" draw:text-style-name="P18" svg:width="0.0614in" svg:height="0.0819in" svg:x="2.1154in" svg:y="0.3189in" svg:viewBox="0 0 157 209" svg:d="M91 4c0 3 0 7 0 10 19 0 22 3 22 17 0 21 0 41 0 61-11-10-25-16-41-16-40 0-72 28-72 65 0 38 31 68 68 68 24 0 39-14 44-20 0 6 0 12 0 20 15-2 30-3 45-4 0-4 0-7 0-11-19 0-21-1-21-17 0-58 0-118 0-177-15 1-30 2-45 4zM112 174c-8 14-23 26-42 26-16 0-28-9-34-19-6-8-10-20-10-40 0-6 0-28 12-41 12-14 27-16 35-16 15 0 27 6 35 17 4 4 4 4 4 10 0 21 0 42 0 63z"><text:p/></draw:path><draw:path draw:style-name="gr76" draw:text-style-name="P18" svg:width="0.0232in" svg:height="0.0224in" svg:x="2.2071in" svg:y="0.3189in" svg:viewBox="0 0 60 58" svg:d="M6 58c24-17 42-30 47-34s7-6 7-11c0-6-5-13-12-13-5 0-7 4-10 6-13 14-25 29-38 43 2 3 4 6 6 9z"><text:p/></draw:path><draw:path draw:style-name="gr76" draw:text-style-name="P18" svg:width="0.0496in" svg:height="0.0528in" svg:x="2.1878in" svg:y="0.348in" svg:viewBox="0 0 127 135" svg:d="M119 65c6 0 8 0 8-6 0-27-14-59-59-59-38 0-68 31-68 67 0 37 32 68 72 68s55-32 55-38c0-1-1-5-6-5-3 0-3 3-5 5-9 24-31 29-42 29-14 0-27-6-36-18-10-13-12-31-12-43 32 0 62 0 93 0zM28 58c2-42 30-50 40-50 36 0 38 42 38 50-27 0-52 0-78 0z"><text:p/></draw:path><draw:path draw:style-name="gr76" draw:text-style-name="P18" svg:width="0.0618in" svg:height="0.0512in" svg:x="2.2457in" svg:y="0.3508in" svg:viewBox="0 0 158 131" svg:d="M131 29c8-18 23-18 27-18 0-4 0-7 0-11-7 1-14 1-22 1s-18 0-27-1c0 4 0 7 0 11 12 0 9 7 12 11 0 2 0 4-2 8-11 24-22 49-33 73-12-26-25-54-37-80 0-1-1-4-1-5 0-7 10-7 14-7 0-4 0-7 0-11-10 0-21 1-33 1-9 0-21 0-29-1 0 4 0 7 0 11 17 0 20 0 24 11 16 33 31 68 47 101 1 4 3 8 8 8 6 0 7-4 9-6 14-33 28-64 43-96z"><text:p/></draw:path><draw:path draw:style-name="gr76" draw:text-style-name="P18" svg:width="0.0496in" svg:height="0.0528in" svg:x="2.313in" svg:y="0.348in" svg:viewBox="0 0 127 135" svg:d="M119 65c6 0 8 0 8-6 0-27-14-59-59-59-38 0-68 31-68 67 0 37 32 68 72 68s55-32 55-38c0-1-1-5-6-5-3 0-3 3-5 5-9 24-31 29-42 29-14 0-27-6-36-18-10-13-12-31-12-43 32 0 62 0 93 0zM28 58c2-42 30-50 40-50 36 0 38 42 38 50-27 0-52 0-78 0z"><text:p/></draw:path><draw:path draw:style-name="gr76" draw:text-style-name="P18" svg:width="0.026in" svg:height="0.0803in" svg:x="2.3736in" svg:y="0.3189in" svg:viewBox="0 0 67 205" svg:d="M44 0c-14 1-30 2-44 4 0 3 0 7 0 10 20 0 23 3 23 17 0 51 0 101 0 151 0 12-4 12-23 12 0 4 0 7 0 11 1 0 22-1 34-1 10 0 21 0 33 1 0-4 0-7 0-11-19 0-23 0-23-12 0-61 0-121 0-182z"><text:p/></draw:path><draw:path draw:style-name="gr76" draw:text-style-name="P18" svg:width="0.0563in" svg:height="0.0528in" svg:x="2.4098in" svg:y="0.348in" svg:viewBox="0 0 144 135" svg:d="M144 70c0-38-31-70-72-70s-72 32-72 70c0 35 32 65 72 65s72-30 72-65zM72 126c-11 0-28-4-37-18-7-12-9-28-9-41s0-31 11-43c7-8 19-16 35-16 17 0 30 9 36 18 8 11 10 27 10 41 0 13-2 29-10 41s-22 18-36 18z"><text:p/></draw:path><draw:path draw:style-name="gr76" draw:text-style-name="P18" svg:width="0.0618in" svg:height="0.0732in" svg:x="2.4768in" svg:y="0.3484in" svg:viewBox="0 0 158 187" svg:d="M67 176c-19 0-21 0-21-13 0-16 0-32 0-48 1 2 15 18 39 18 40 0 73-30 73-67 0-36-30-66-68-66-17 0-34 6-46 18 0-6 0-12 0-18-14 1-30 1-44 2 0 4 0 8 0 11 20 0 23 1 23 15 0 45 0 89 0 135 0 13-4 13-23 13 0 4 0 7 0 11 1 0 22-1 34-1 10 0 31 1 33 1 0-4 0-7 0-11zM46 31c8-14 26-21 42-21 24 0 43 25 43 56 0 34-22 59-47 59-26 0-37-23-38-25 0-23 0-46 0-69z"><text:p/></draw:path><draw:path draw:style-name="gr76" draw:text-style-name="P18" svg:width="0.0618in" svg:height="0.0732in" svg:x="2.55in" svg:y="0.3484in" svg:viewBox="0 0 158 187" svg:d="M68 176c-19 0-22 0-22-13 0-16 0-32 0-48 1 2 15 18 40 18 39 0 72-30 72-67 0-36-30-66-67-66-17 0-35 6-47 18 0-6 0-12 0-18-14 1-30 1-44 2 0 4 0 8 0 11 22 0 23 1 23 15 0 45 0 89 0 135 0 13-4 13-23 13 0 4 0 7 0 11 1 0 22-1 34-1 10 0 31 1 34 1 0-4 0-7 0-11zM46 31c9-14 26-21 42-21 25 0 44 25 44 56 0 34-23 59-48 59s-37-23-38-25c0-23 0-46 0-69z"><text:p/></draw:path><draw:path draw:style-name="gr76" draw:text-style-name="P18" svg:width="0.0492in" svg:height="0.0528in" svg:x="2.626in" svg:y="0.348in" svg:viewBox="0 0 126 135" svg:d="M118 65c6 0 8 0 8-6 0-27-14-59-59-59-38 0-67 31-67 67 0 37 32 68 72 68s54-32 54-38c0-1 0-5-5-5-3 0-5 3-5 5-9 24-32 29-43 29-13 0-26-6-36-18-11-13-11-31-11-43 30 0 62 0 92 0zM26 58c4-42 30-50 41-50 37 0 39 42 39 50-27 0-53 0-80 0z"><text:p/></draw:path><draw:path draw:style-name="gr76" draw:text-style-name="P18" svg:width="0.0614in" svg:height="0.0732in" svg:x="2.7303in" svg:y="0.3484in" svg:viewBox="0 0 157 187" svg:d="M67 176c-19 0-21 0-21-13 0-16 0-32 0-48 1 2 14 18 39 18 40 0 72-30 72-67 0-36-30-66-67-66-17 0-34 6-46 18 0-6 0-12 0-18-14 1-30 1-44 2 0 4 0 8 0 11 20 0 22 1 22 15 0 45 0 89 0 135 0 13-3 13-22 13 0 4 0 7 0 11 11-1 20-1 34-1 10 0 31 1 33 1 0-4 0-7 0-11zM46 31c8-14 25-21 40-21 26 0 45 25 45 56 0 34-22 59-47 59-26 0-38-23-38-25 0-23 0-46 0-69z"><text:p/></draw:path><draw:path draw:style-name="gr76" draw:text-style-name="P18" svg:width="0.0579in" svg:height="0.0528in" svg:x="2.8039in" svg:y="0.348in" svg:viewBox="0 0 148 135" svg:d="M116 53c0-16 0-27-14-37-12-11-26-16-43-16-28 0-48 11-48 29 0 9 6 14 14 14 9 0 13-6 13-13 0-5-2-12-9-14 11-8 27-8 29-8 16 0 34 11 34 36 0 4 0 6 0 10-15 0-36 1-57 10-27 9-35 25-35 38 0 25 31 33 53 33 23 0 37-14 43-25 1 12 10 23 23 23 9-10 29 0 29-28 0-5 0-10 0-16-4 0-6 0-10 0 0 6 0 11 0 16 0 3 0 17-11 17s-11-14-11-18c0-16 0-34 0-51zM92 90c0 29-24 37-38 37s-29-11-29-25c0-16 15-38 67-41 0 10 0 19 0 29z"><text:p/></draw:path><draw:path draw:style-name="gr76" draw:text-style-name="P18" svg:width="0.0417in" svg:height="0.0528in" svg:x="2.8693in" svg:y="0.348in" svg:viewBox="0 0 107 135" svg:d="M98 8c0-4 0-8-3-8-1 0-3 0-6 4-1 1-4 3-6 4-9-6-19-8-30-8-43 0-53 23-53 37 0 10 5 17 11 23 12 10 23 12 41 16 15 2 39 6 39 26 0 11-9 25-37 25-29 0-38-19-43-39-1-4-1-5-6-5s-5 2-5 8c0 12 0 24 0 36 0 5 0 8 5 8 2 0 7-7 13-13 13 12 29 13 36 13 38 0 53-21 53-41 0-11-5-21-12-28-12-10-25-12-36-14-23-4-42-8-42-23 0-10 7-22 36-22 33 0 35 24 36 33 0 3 3 3 5 3 4 0 4-2 4-7 0-10 0-18 0-28z"><text:p/></draw:path><draw:path draw:style-name="gr76" draw:text-style-name="P18" svg:width="0.013in" svg:height="0.0823in" svg:x="2.9736in" svg:y="0.3181in" svg:viewBox="0 0 34 210" svg:d="M34 16c0-11-10-16-17-16-9 0-17 6-17 16 4 43 7 86 11 129 1 7 1 7 6 7 3 0 5 0 5-6 3-43 8-87 12-130zM34 193c0-10-8-17-17-17-11 0-17 9-17 17 0 10 8 17 17 17s17-7 17-17z"><text:p/></draw:path><draw:path draw:style-name="gr76" draw:text-style-name="P18" svg:width="0.1102in" svg:height="0.1102in" svg:x="3.0362in" svg:y="0.0484in" svg:viewBox="0 0 281 281" svg:d="M149 149c39 0 78 0 117 0 6 0 15 0 15-9 0-8-9-8-15-8-39 0-78 0-117 0 0-40 0-79 0-119 0-6 0-13-9-13-8 0-8 7-8 13 0 40 0 79 0 119-40 0-79 0-119 0-5 0-13 0-13 8 0 9 8 9 13 9 40 0 79 0 119 0 0 38 0 78 0 117 0 6 0 15 8 15 9 0 9-9 9-15 0-39 0-79 0-117z"><text:p/></draw:path><draw:path draw:style-name="gr76" draw:text-style-name="P18" svg:width="0.0177in" svg:height="0.0169in" svg:x="3.1976in" svg:y="0.0953in" svg:viewBox="0 0 46 44" svg:d="M46 23c0-13-11-23-23-23s-23 10-23 23c0 12 11 21 23 21s23-9 23-21z"><text:p/></draw:path><draw:path draw:style-name="gr76" draw:text-style-name="P18" svg:width="0.0169in" svg:height="0.0169in" svg:x="3.2717in" svg:y="0.0953in" svg:viewBox="0 0 44 44" svg:d="M44 23c0-13-10-23-22-23s-22 10-22 23c0 12 10 21 22 21s22-9 22-21z"><text:p/></draw:path><draw:path draw:style-name="gr76" draw:text-style-name="P18" svg:width="0.0169in" svg:height="0.0169in" svg:x="3.3457in" svg:y="0.0953in" svg:viewBox="0 0 44 44" svg:d="M44 23c0-13-10-23-22-23-14 0-22 10-22 23 0 12 8 21 22 21 12 0 22-9 22-21z"><text:p/></draw:path><draw:path draw:style-name="gr76" draw:text-style-name="P18" svg:width="0.1102in" svg:height="0.1102in" svg:x="3.4236in" svg:y="0.0484in" svg:viewBox="0 0 281 281" svg:d="M149 149c39 0 78 0 117 0 6 0 15 0 15-9 0-8-9-8-15-8-39 0-78 0-117 0 0-40 0-79 0-119 0-6 0-13-9-13-8 0-8 7-8 13 0 40 0 79 0 119-40 0-79 0-119 0-5 0-13 0-13 8 0 9 8 9 13 9 40 0 79 0 119 0 0 38 0 78 0 117 0 6 0 15 8 15 9 0 9-9 9-15 0-39 0-79 0-117z"><text:p/></draw:path><draw:path draw:style-name="gr76" draw:text-style-name="P18" svg:width="0.0606in" svg:height="0.1161in" svg:x="3.5878in" svg:y="0.0307in" svg:viewBox="0 0 155 296" svg:d="M82 5c0-1 0-5-6-5-10 0-41 4-52 4-4 1-8 1-8 8 0 5 4 5 10 5 21 0 21 3 21 7s-4 18-5 26c-12 46-23 93-35 138-5 21-7 28-7 42 0 41 23 66 54 66 49 0 101-62 101-123 0-39-22-68-55-68-20 0-38 12-50 26 11-42 21-84 32-126zM42 163c2-8 2-10 6-14 20-28 40-34 50-34 16 0 27 12 27 40 0 25-13 73-22 88-13 29-33 45-49 45-14 0-29-12-29-43 0-9 0-16 7-42 4-14 6-27 10-40z"><text:p/></draw:path><draw:path draw:style-name="gr76" draw:text-style-name="P18" svg:width="0.0705in" svg:height="0.052in" svg:x="3.6567in" svg:y="0.1189in" svg:viewBox="0 0 180 133" svg:d="M22 111c-2 4-3 11-3 12 0 6 5 10 10 10 6 0 11-5 12-7 1-3 3-12 5-18s4-19 7-26c1-8 3-14 5-21 3-12 3-14 12-26 8-12 22-27 44-27 17 0 18 15 18 21 0 18-13 50-18 62-4 9-4 11-4 16 0 15 12 26 28 26 29 0 42-41 42-45s-4-4-5-4c-3 0-3 1-5 5-7 24-20 36-31 36-7 0-8-5-8-11 0-7 2-11 7-24 4-8 16-40 16-56 0-29-23-34-39-34-24 0-41 14-49 26-2-20-20-26-32-26s-20 8-23 16c-7 10-11 27-11 28 0 5 4 5 5 5 5 0 5-1 7-9 4-17 10-32 22-32 7 0 9 6 9 15 0 5-2 15-5 24-2 8-4 20-7 26-3 13-6 25-9 38z"><text:p/></draw:path><draw:path draw:style-name="gr76" draw:text-style-name="P18" svg:width="0.0378in" svg:height="0.1654in" svg:x="3.7583in" svg:y="0.0217in" svg:viewBox="0 0 97 421" svg:d="M97 417c0-1 0-2-7-9-53-53-66-133-66-197 0-73 16-147 67-199 6-6 6-6 6-7 0-4-1-5-3-5-5 0-44 29-68 83-21 45-26 92-26 128 0 32 4 84 28 131 25 51 61 79 66 79 2 0 3-1 3-4z"><text:p/></draw:path><draw:path draw:style-name="gr76" draw:text-style-name="P18" svg:width="0.0823in" svg:height="0.0748in" svg:x="3.8114in" svg:y="0.0717in" svg:viewBox="0 0 210 191" svg:d="M128 59c3-11 12-49 42-49 2 0 12 0 21 6-12 1-21 12-21 21 0 7 5 16 17 16 9 0 23-9 23-25 0-22-25-28-40-28-24 0-39 23-44 32-11-27-34-32-46-32-43 0-68 55-68 65 0 5 5 5 6 5 4 0 5-2 5-5 14-45 42-55 56-55 9 0 23 3 23 27 0 13-7 42-23 101-6 26-21 44-39 44-3 0-12 0-22-6 11-2 20-11 20-23 0-10-9-14-15-14-13 0-23 11-23 24 0 19 20 28 40 28 27 0 42-29 44-32 5 16 19 32 44 32 45 0 69-54 69-65 0-4-4-4-6-4-4 0-4 1-5 5-14 44-43 55-56 55-17 0-23-14-23-29 0-8 2-18 7-36 5-19 10-39 14-58z"><text:p/></draw:path><draw:path draw:style-name="gr76" draw:text-style-name="P18" svg:width="0.1008in" svg:height="0.0063in" svg:x="3.952in" svg:y="0.1016in" svg:viewBox="0 0 257 17" svg:d="M242 17c8 0 15 0 15-9 0-8-7-8-15-8-75 0-152 0-228 0-7 0-14 0-14 8 0 9 7 9 14 9 76 0 153 0 228 0z"><text:p/></draw:path><draw:path draw:style-name="gr76" draw:text-style-name="P18" svg:width="0.0756in" svg:height="0.0748in" svg:x="4.111in" svg:y="0.0717in" svg:viewBox="0 0 193 191" svg:d="M140 28c-7-16-20-28-38-28-50 0-102 62-102 123 0 40 23 68 56 68 9 0 29-2 54-32 4 18 18 32 39 32 15 0 25-10 31-23 7-16 13-41 13-42 0-4-3-4-5-4-4 0-4 1-6 7-7 28-15 53-32 53-12 0-13-12-13-20 0-9 1-12 6-31 5-17 6-22 9-37 5-20 10-40 15-59 3-12 3-13 3-15 0-7-4-12-12-12-10 0-16 10-18 20zM113 137c-3 7-3 8-9 15-18 23-36 30-48 30-20 0-26-24-26-39 0-22 13-73 23-93 13-25 32-40 49-40 28 0 34 34 34 37 0 2-2 5-2 7-7 28-14 55-21 83z"><text:p/></draw:path><draw:path draw:style-name="gr76" draw:text-style-name="P18" svg:width="0.0378in" svg:height="0.1654in" svg:x="4.2016in" svg:y="0.0217in" svg:viewBox="0 0 97 421" svg:d="M97 211c0-34-5-84-27-132-26-51-62-79-66-79-3 0-4 1-4 5 0 1 0 1 7 9 42 41 66 108 66 197 0 72-15 146-68 199-5 5-5 6-5 7 0 3 1 4 4 4 4 0 42-29 67-82 21-46 26-93 26-128z"><text:p/></draw:path><draw:path draw:style-name="gr76" draw:text-style-name="P18" svg:width="0.0705in" svg:height="0.052in" svg:x="4.2618in" svg:y="0.0264in" svg:viewBox="0 0 180 133" svg:d="M22 111c-2 4-3 11-3 12 0 6 5 10 10 10 6 0 9-4 12-6 2-4 3-13 5-19 1-5 4-19 7-26 1-6 3-14 5-20 2-12 3-14 12-26 8-12 22-28 44-28 17 0 17 15 17 21 0 18-12 50-17 62-4 9-5 12-5 17 0 15 13 25 29 25 29 0 42-41 42-45s-4-4-5-4c-3 0-5 2-6 5-6 24-19 36-31 36-6 0-7-4-7-11 0-6 1-10 7-23 4-9 16-41 16-57 0-29-23-34-39-34-24 0-41 16-50 26-1-20-19-26-31-26-14 0-20 10-23 16-7 10-11 27-11 30s4 3 5 3c3 0 5-1 6-9 5-17 11-32 21-32 9 0 10 6 10 15 0 6-2 15-4 24-2 7-6 20-7 26-3 13-6 25-9 38z"><text:p/></draw:path><draw:path draw:style-name="gr76" draw:text-style-name="P18" svg:width="0.0799in" svg:height="0.0547in" svg:x="3.576in" svg:y="0.2016in" svg:viewBox="0 0 204 140" svg:d="M204 102c0-10 0-12-6-12-25 0-67-4-106-23-44-21-62-49-73-65-1-2-3-2-8-2-10 0-11 0-11 11 0 2 0 5 0 7 58 103 152 122 196 122 8 0 8 0 8-12 0-8 0-18 0-26z"><text:p/></draw:path><draw:path draw:style-name="gr76" draw:text-style-name="P18" svg:width="0.2335in" svg:height="0.0193in" svg:x="3.6551in" svg:y="0.2362in" svg:viewBox="0 0 594 50" svg:d="M296 50c-98 0-198 0-296 0 0-16 0-33 0-50 198 0 396 0 594 0 0 17 0 34 0 50-100 0-198 0-298 0z"><text:p/></draw:path><draw:path draw:style-name="gr76" draw:text-style-name="P18" svg:width="0.0799in" svg:height="0.0547in" svg:x="3.887in" svg:y="0.2362in" svg:viewBox="0 0 204 140" svg:d="M204 123c-56-103-151-123-194-123-10 0-10 0-10 12 0 8 0 18 0 26 0 10 0 12 6 12 26 2 68 4 106 23 45 23 63 49 73 66 1 1 3 1 9 1 10 0 10 0 10-11 0-2 0-3 0-6z"><text:p/></draw:path><draw:path draw:style-name="gr76" draw:text-style-name="P18" svg:width="0.0799in" svg:height="0.0547in" svg:x="3.9598in" svg:y="0.2362in" svg:viewBox="0 0 204 140" svg:d="M204 12c0-12 0-12-10-12-43 0-138 20-194 123 0 3 0 4 0 6 0 11 0 11 10 11 8 0 8 0 10-2 35-55 93-85 179-88 5 0 5-2 5-12 0-8 0-18 0-26z"><text:p/></draw:path><draw:path draw:style-name="gr76" draw:text-style-name="P18" svg:width="0.2335in" svg:height="0.0193in" svg:x="4.0382in" svg:y="0.2362in" svg:viewBox="0 0 594 50" svg:d="M298 50c-100 0-198 0-298 0 0-16 0-33 0-50 198 0 396 0 594 0 0 17 0 34 0 50-98 0-198 0-296 0z"><text:p/></draw:path><draw:path draw:style-name="gr76" draw:text-style-name="P18" svg:width="0.0799in" svg:height="0.0547in" svg:x="4.2705in" svg:y="0.2016in" svg:viewBox="0 0 204 140" svg:d="M204 11c0-11 0-11-10-11-8 0-9 0-10 4-35 55-94 85-179 86-5 0-5 4-5 12s0 18 0 26c0 12 0 12 8 12 44 0 138-20 196-122 0-2 0-5 0-7z"><text:p/></draw:path><draw:path draw:style-name="gr76" draw:text-style-name="P18" svg:width="0.0252in" svg:height="0.078in" svg:x="3.6331in" svg:y="0.3217in" svg:viewBox="0 0 65 199" svg:d="M46 17c0-9-8-17-17-17s-17 7-17 17c0 11 8 18 17 18s17-7 17-18zM1 72c0 4 0 7 0 11 18 0 22 2 22 17 0 25 0 51 0 76 0 12-4 12-23 12 0 4 0 7 0 11 1 0 22-1 34-1 9 0 20 0 31 1 0-4 0-7 0-11-17 0-21 0-21-12 0-36 0-71 0-106-14 1-28 1-43 2z"><text:p/></draw:path><draw:path draw:style-name="gr76" draw:text-style-name="P18" svg:width="0.0488in" svg:height="0.0528in" svg:x="3.6697in" svg:y="0.348in" svg:viewBox="0 0 125 135" svg:d="M102 14c-6 3-8 8-8 14 0 7 4 13 13 13 8 0 14-5 14-15 0-26-41-26-49-26-44 0-72 35-72 68 0 37 32 67 71 67 43 0 54-34 54-38 0-3-4-3-5-3-4 0-5 0-6 4-6 18-22 28-40 28-20 0-46-16-46-58 0-37 18-58 45-58 4 0 18 0 29 4z"><text:p/></draw:path><draw:path draw:style-name="gr76" draw:text-style-name="P18" svg:width="0.0248in" svg:height="0.078in" svg:x="3.7299in" svg:y="0.3217in" svg:viewBox="0 0 64 199" svg:d="M46 17c0-9-8-17-17-17-10 0-17 7-17 17 0 11 8 18 17 18 8 0 17-7 17-18zM0 72c0 4 0 7 0 11 19 0 22 2 22 17 0 25 0 51 0 76 0 12-3 12-22 12 0 4 0 7 0 11 11-1 20-1 32-1 11 0 22 0 32 1 0-4 0-7 0-11-17 0-20 0-20-12 0-36 0-71 0-106-14 1-30 1-44 2z"><text:p/></draw:path><draw:path draw:style-name="gr76" draw:text-style-name="P18" svg:width="0.0618in" svg:height="0.0504in" svg:x="3.8118in" svg:y="0.3484in" svg:viewBox="0 0 158 129" svg:d="M137 41c0-27-13-41-45-41-24 0-39 13-48 29 0-10 0-19 0-29-14 1-30 1-44 2 0 4 0 8 0 11 20 0 23 3 23 17 0 25 0 52 0 77 0 12-4 12-23 12 0 3 0 7 0 10 1 0 22-1 35-1 11 0 31 1 33 1 0-3 0-7 0-10-19 0-22 0-22-12 0-18 0-36 0-54 0-30 25-45 44-45 20 0 23 16 23 32 0 22 0 44 0 67 0 12-3 12-22 12 0 3 0 7 0 10 11 0 22-1 34-1 11 0 31 1 33 1 0-3 0-7 0-10-19 0-21 0-21-12 0-22 0-45 0-66z"><text:p/></draw:path><draw:path draw:style-name="gr76" draw:text-style-name="P18" svg:width="0.0567in" svg:height="0.0528in" svg:x="3.8835in" svg:y="0.348in" svg:viewBox="0 0 145 135" svg:d="M145 70c0-38-32-70-73-70s-72 32-72 70c0 35 32 65 72 65s73-30 73-65zM72 126c-11 0-26-4-36-18-8-12-10-28-10-41s2-31 11-43c7-8 21-16 35-16 18 0 30 9 37 18 7 11 9 27 9 41 0 13-2 29-10 41-7 12-22 18-36 18z"><text:p/></draw:path><draw:path draw:style-name="gr76" draw:text-style-name="P18" svg:width="0.0618in" svg:height="0.0504in" svg:x="3.9516in" svg:y="0.3484in" svg:viewBox="0 0 158 129" svg:d="M136 41c0-27-12-41-45-41-24 0-39 13-48 29 0-10 0-19 0-29-14 1-29 1-43 2 0 4 0 8 0 11 19 0 22 3 22 17 0 25 0 52 0 77 0 12-3 12-22 12 0 3 0 7 0 10 11 0 20-1 34-1 10 0 31 1 33 1 0-3 0-7 0-10-19 0-21 0-21-12 0-18 0-36 0-54 0-30 24-45 43-45 21 0 24 16 24 32 0 22 0 44 0 67 0 12-4 12-23 12 0 3 0 7 0 10 1 0 22-1 34-1 10 0 31 1 34 1 0-3 0-7 0-10-19 0-22 0-22-12 0-22 0-45 0-66z"><text:p/></draw:path><draw:path draw:style-name="gr76" draw:text-style-name="P18" svg:width="0.0618in" svg:height="0.0732in" svg:x="4.0689in" svg:y="0.3484in" svg:viewBox="0 0 158 187" svg:d="M68 176c-19 0-22 0-22-13 0-16 0-32 0-48 2 2 15 18 40 18 39 0 72-30 72-67 0-36-30-66-67-66-17 0-35 6-47 18 0-6 0-12 0-18-14 1-30 1-44 2 0 4 0 8 0 11 22 0 23 1 23 15 0 45 0 89 0 135 0 13-4 13-23 13 0 4 0 7 0 11 1 0 22-1 34-1s32 1 34 1c0-4 0-7 0-11zM46 31c9-14 26-21 42-21 25 0 44 25 44 56 0 34-23 59-48 59s-37-23-38-25c0-23 0-46 0-69z"><text:p/></draw:path><draw:path draw:style-name="gr76" draw:text-style-name="P18" svg:width="0.026in" svg:height="0.0803in" svg:x="4.1429in" svg:y="0.3189in" svg:viewBox="0 0 67 205" svg:d="M44 0c-14 1-30 2-44 4 0 3 0 7 0 10 20 0 23 3 23 17 0 51 0 101 0 151 0 12-4 12-23 12 0 4 0 7 0 11 1 0 22-1 34-1 10 0 21 0 33 1 0-4 0-7 0-11-19 0-23 0-23-12 0-61 0-121 0-182z"><text:p/></draw:path><draw:path draw:style-name="gr76" draw:text-style-name="P18" svg:width="0.0618in" svg:height="0.052in" svg:x="4.1803in" svg:y="0.3484in" svg:viewBox="0 0 158 133" svg:d="M91 2c0 4 0 8 0 11 19 0 22 3 22 17 0 17 0 34 0 50 0 27-17 45-39 45-27 0-28-14-28-28 0-32 0-65 0-97-16 1-30 1-46 2 0 4 0 8 0 11 23 0 23 1 23 28 0 14 0 30 0 44 0 20 0 48 49 48 6 0 28 0 42-25 0 8 0 17 0 25 14-1 30-2 44-4 0-3 0-7 0-10-19 0-21-2-21-17 0-34 0-68 0-102-16 1-30 1-46 2z"><text:p/></draw:path><draw:path draw:style-name="gr76" draw:text-style-name="P18" svg:width="0.0421in" svg:height="0.0528in" svg:x="4.2524in" svg:y="0.348in" svg:viewBox="0 0 108 135" svg:d="M100 8c0-4 0-8-5-8-1 0-3 0-6 4 0 1-4 3-5 4-10-6-20-8-31-8-42 0-53 23-53 37 0 10 5 17 12 23 11 10 22 12 41 16 14 2 38 6 38 26 0 11-8 25-36 25-29 0-39-19-44-39-1-4-1-5-5-5-6 0-6 2-6 8 0 12 0 24 0 36 0 5 0 8 5 8 2 0 8-7 14-13 13 12 29 13 36 13 39 0 53-21 53-41 0-11-6-21-13-28-11-10-25-12-35-14-24-4-43-8-43-23 0-10 8-22 36-22 35 0 36 24 36 33 0 3 3 3 5 3 6 0 6-2 6-7 0-10 0-18 0-28z"><text:p/></draw:path><draw:path draw:style-name="gr76" draw:text-style-name="P18" svg:width="0.1098in" svg:height="0.1102in" svg:x="4.3839in" svg:y="0.0484in" svg:viewBox="0 0 280 281" svg:d="M149 149c39 0 78 0 117 0 6 0 14 0 14-9 0-8-8-8-14-8-39 0-78 0-117 0 0-40 0-79 0-119 0-6 0-13-9-13-8 0-8 7-8 13 0 40 0 79 0 119-40 0-79 0-119 0-6 0-13 0-13 8 0 9 7 9 13 9 40 0 79 0 119 0 0 38 0 78 0 117 0 6 0 15 8 15 9 0 9-9 9-15 0-39 0-79 0-117z"><text:p/></draw:path><draw:path draw:style-name="gr76" draw:text-style-name="P18" svg:width="0.0705in" svg:height="0.0748in" svg:x="4.5106in" svg:y="0.0717in" svg:viewBox="0 0 180 191" svg:d="M180 72c0-44-29-72-67-72-57 0-113 60-113 120 0 42 28 71 67 71 57 0 113-58 113-119zM67 182c-18 0-36-13-36-47 0-20 11-65 24-87 22-32 46-38 58-38 24 0 37 20 37 45 0 17-8 60-25 88-15 25-37 39-58 39z"><text:p/></draw:path><draw:path draw:style-name="gr76" draw:text-style-name="P18" svg:width="0.0378in" svg:height="0.1654in" svg:x="4.6008in" svg:y="0.0217in" svg:viewBox="0 0 97 421" svg:d="M97 417c0-1 0-2-7-9-53-53-66-133-66-197 0-73 16-147 68-199 5-6 5-6 5-7 0-4-1-5-3-5-5 0-44 29-68 83-21 45-26 92-26 128 0 32 4 84 28 131 25 51 61 79 66 79 2 0 3-1 3-4z"><text:p/></draw:path><draw:path draw:style-name="gr76" draw:text-style-name="P18" svg:width="0.0382in" svg:height="0.1654in" svg:x="4.665in" svg:y="0.0217in" svg:viewBox="0 0 98 421" svg:d="M98 417c0-1 0-2-7-9-53-53-66-133-66-197 0-73 16-147 67-199 6-6 6-6 6-7 0-4-2-5-4-5-4 0-42 29-68 83-21 45-26 92-26 128 0 32 5 84 28 131 26 51 62 79 66 79 2 0 4-1 4-4z"><text:p/></draw:path><draw:path draw:style-name="gr76" draw:text-style-name="P18" svg:width="0.0823in" svg:height="0.0748in" svg:x="4.7177in" svg:y="0.0717in" svg:viewBox="0 0 210 191" svg:d="M128 59c4-11 14-49 42-49 3 0 12 0 22 6-12 1-20 12-20 21 0 7 4 16 15 16 10 0 23-9 23-25 0-22-24-28-38-28-26 0-40 23-45 32-11-27-33-32-45-32-45 0-69 55-69 65 0 5 4 3 5 5 4 0 5-2 6-5 14-45 42-55 56-55 9 0 23 3 23 27 0 13-7 42-23 101-7 26-21 44-39 44-3 0-13 0-22-6 11-2 21-11 21-23 0-10-10-14-16-14-13 0-24 11-24 24 0 19 22 28 40 28 28 0 43-29 44-32 5 16 20 32 46 32 43 0 67-54 67-65 0-4-4-4-5-4-4 0-5 1-5 5-14 44-43 55-56 55-17 0-23-14-23-29 0-8 2-18 7-36 5-19 9-39 13-58z"><text:p/></draw:path><draw:path draw:style-name="gr76" draw:text-style-name="P18" svg:width="0.1012in" svg:height="0.0063in" svg:x="4.8587in" svg:y="0.1016in" svg:viewBox="0 0 258 17" svg:d="M244 17c7 0 14 0 14-9 0-8-7-8-14-8-76 0-153 0-228 0-8 0-16 0-16 8 0 9 8 9 16 9 75 0 152 0 228 0z"><text:p/></draw:path><draw:path draw:style-name="gr76" draw:text-style-name="P18" svg:width="0.0752in" svg:height="0.0748in" svg:x="5.0177in" svg:y="0.0717in" svg:viewBox="0 0 192 191" svg:d="M140 28c-8-16-20-28-39-28-49 0-101 62-101 123 0 40 23 68 55 68 9 0 30-2 55-32 4 18 18 32 39 32 14 0 24-10 31-23 7-16 12-41 12-42 0-4-4-4-5-4-3 0-5 1-6 7-7 28-14 53-31 53-12 0-13-12-13-20 0-9 1-12 6-31 5-17 5-22 8-37 5-20 11-40 16-59 3-12 3-13 3-15 0-7-6-12-13-12-9 0-15 10-17 20zM113 137c-3 7-3 8-9 15-19 23-36 30-48 30-21 0-27-24-27-39 0-22 14-73 24-93 13-25 32-40 49-40 26 0 32 34 32 37 0 2 0 5-1 7-7 28-13 55-20 83z"><text:p/></draw:path><draw:path draw:style-name="gr76" draw:text-style-name="P18" svg:width="0.0382in" svg:height="0.1654in" svg:x="5.1083in" svg:y="0.0217in" svg:viewBox="0 0 98 421" svg:d="M98 211c0-34-4-84-27-132-25-51-63-79-66-79s-5 1-5 5c0 1 0 1 8 9 41 41 65 108 65 197 0 72-15 146-67 199-6 5-6 6-6 7 0 3 2 4 5 4s42-29 67-82c22-46 26-93 26-128z"><text:p/></draw:path><draw:path draw:style-name="gr76" draw:text-style-name="P18" svg:width="0.0709in" svg:height="0.052in" svg:x="5.1685in" svg:y="0.0264in" svg:viewBox="0 0 181 133" svg:d="M23 111c-1 4-4 11-4 12 0 6 6 10 11 10s8-4 11-6c1-4 5-13 6-19 1-5 5-19 6-26 2-6 3-14 5-20 3-12 4-14 13-26 8-12 21-28 44-28 17 0 17 15 17 21 0 18-12 50-17 62-3 9-5 12-5 17 0 15 14 25 28 25 30 0 43-41 43-45s-3-4-5-4c-4 0-4 2-6 5-6 24-19 36-31 36-6 0-7-4-7-11 0-6 1-10 7-23 4-9 16-41 16-57 0-29-23-34-39-34-25 0-42 16-50 26-2-20-19-26-31-26-13 0-19 10-24 16-6 10-11 27-11 30s5 3 6 3c4 0 4-1 6-9 5-17 10-32 22-32 7 0 9 6 9 15 0 6-2 15-5 24-2 7-4 20-6 26-3 13-6 25-9 38z"><text:p/></draw:path><draw:path draw:style-name="gr76" draw:text-style-name="P18" svg:width="0.0382in" svg:height="0.1654in" svg:x="5.263in" svg:y="0.0217in" svg:viewBox="0 0 98 421" svg:d="M98 211c0-34-4-84-27-132-27-51-63-79-66-79s-5 1-5 5c0 1 0 1 8 9 41 41 65 108 65 197 0 72-15 146-67 199-6 5-6 6-6 7 0 3 2 4 5 4s42-29 67-82c22-46 26-93 26-128z"><text:p/></draw:path></draw:g></draw:g></text:p>
      <text:p text:style-name="P6"><text:span text:style-name="T1">Remarque :</text:span> Si on pose <draw:g text:anchor-type="as-char" svg:y="-0.1035in" draw:z-index="12" draw:name="Shape13" draw:style-name="gr1"><svg:title>TexMaths</svg:title><svg:desc>12§display§h = x -a§svg§600§FALSE§</svg:desc><draw:g draw:style-name="gr2"><draw:path draw:style-name="gr75" draw:text-style-name="P17" svg:width="0.6791in" svg:height="0.0988in" svg:x="0.0004in" svg:y="0.0087in" svg:viewBox="0 0 1726 252" svg:d="M0 0c576 0 1151 0 1726 0 0 84 0 168 0 252-575 0-1150 0-1726 0 0-84 0-168 0-252z"><text:p/></draw:path><draw:path draw:style-name="gr76" draw:text-style-name="P18" svg:width="0.0815in" svg:height="0.1161in" svg:x="0.0008in" svg:y="0in" svg:viewBox="0 0 208 296" svg:d="M98 5c-2-1 0-5-6-5-9 0-39 4-51 5-3 0-7 0-7 8 0 5 3 5 9 5 21 0 22 2 22 7 0 3-1 6-1 9-21 80-41 159-62 240-2 6-2 7-2 10 0 9 8 12 13 12 6 0 13-5 16-11 2-11 5-22 7-33 4-12 6-24 10-37 2-10 4-19 7-29 1-2 3-15 5-19 1-4 14-25 28-37 9-6 22-15 40-15s23 15 23 30c0 21-16 68-25 93-4 9-6 14-6 23 0 20 14 35 34 35 40 0 56-62 56-65 0-4-4-4-5-4-5 0-5 1-7 7-6 22-20 52-42 52-8 0-11-4-11-13 0-11 3-21 7-30 7-18 26-69 26-93 0-26-16-44-49-44-26 0-47 13-62 32 11-44 23-89 33-133z"><text:p/></draw:path><draw:path draw:style-name="gr76" draw:text-style-name="P18" svg:width="0.1098in" svg:height="0.0386in" svg:x="0.1429in" svg:y="0.0543in" svg:viewBox="0 0 280 99" svg:d="M265 17c7 0 15 0 15-9 0-8-8-8-14-8-84 0-169 0-253 0-6 0-13 0-13 8 0 9 7 9 14 9 84 0 167 0 251 0zM266 99c6 0 14 0 14-9 0-8-8-8-15-8-84 0-167 0-251 0-7 0-14 0-14 8 0 9 7 9 13 9 84 0 169 0 253 0z"><text:p/></draw:path><draw:path draw:style-name="gr76" draw:text-style-name="P18" svg:width="0.0823in" svg:height="0.0744in" svg:x="0.3134in" svg:y="0.0417in" svg:viewBox="0 0 210 190" svg:d="M128 59c3-11 12-49 42-49 3 0 12 0 22 6-12 1-20 12-20 21 0 7 4 16 15 16 10 0 23-9 23-25 0-22-25-28-40-28-24 0-38 23-44 32-10-27-32-32-46-32-43 0-67 54-67 65 0 5 4 5 5 5 4 0 5-2 6-5 14-45 42-55 56-55 8 0 23 3 23 27 0 13-7 42-23 101-7 25-21 42-40 42-3 0-12 0-21-5 11-2 19-10 19-22 0-11-8-14-15-14-12 0-23 10-23 23 0 19 22 28 40 28 27 0 43-30 44-33 5 16 20 33 46 33 43 0 67-53 67-64 0-3-4-3-5-3-4 0-5 1-6 3-13 45-42 54-55 54-17 0-24-13-24-27 0-9 2-17 7-36 5-20 10-39 14-58z"><text:p/></draw:path><draw:path draw:style-name="gr76" draw:text-style-name="P18" svg:width="0.1012in" svg:height="0.0063in" svg:x="0.4539in" svg:y="0.0701in" svg:viewBox="0 0 258 17" svg:d="M242 17c8 0 16 0 16-9 0-8-8-8-16-8-75 0-152 0-228 0-7 0-14 0-14 8 0 9 7 9 14 9 76 0 153 0 228 0z"><text:p/></draw:path><draw:path draw:style-name="gr76" draw:text-style-name="P18" svg:width="0.0756in" svg:height="0.0744in" svg:x="0.6126in" svg:y="0.0417in" svg:viewBox="0 0 193 190" svg:d="M140 28c-7-16-19-28-38-28-49 0-102 62-102 124 0 38 23 66 56 66 9 0 29-1 54-31 4 16 20 31 39 31 15 0 25-10 31-23 7-16 13-40 13-41 0-3-3-3-5-3-4 0-4 1-6 7-7 26-14 50-32 50-11 0-12-11-12-19 0-10 0-12 5-30 5-17 6-22 9-37 5-21 11-40 16-59 2-12 2-13 2-15 0-7-4-12-12-12-10 0-16 10-18 20zM113 136c-3 8-3 8-9 14-18 24-36 30-46 30-22 0-28-23-28-38 0-21 13-72 23-92 13-25 32-40 49-40 28 0 34 34 34 37 0 2-2 5-2 7-7 26-14 54-21 82z"><text:p/></draw:path></draw:g></draw:g>,<text:line-break/>Alors <draw:g text:anchor-type="as-char" svg:y="-0.0862in" draw:z-index="13" draw:name="Shape14" draw:style-name="gr1"><svg:title>TexMaths</svg:title><svg:desc>12§display§x \to a§svg§600§FALSE§</svg:desc><draw:g draw:style-name="gr2"><draw:path draw:style-name="gr75" draw:text-style-name="P17" svg:width="0.4177in" svg:height="0.0693in" svg:x="0.0039in" svg:y="0.0083in" svg:viewBox="0 0 1062 177" svg:d="M0 0c354 0 708 0 1062 0 0 59 0 118 0 177-354 0-708 0-1062 0 0-59 0-118 0-177z"><text:p/></draw:path><draw:path draw:style-name="gr76" draw:text-style-name="P18" svg:width="0.0823in" svg:height="0.074in" svg:x="0.0004in" svg:y="0.0114in" svg:viewBox="0 0 210 189" svg:d="M128 59c3-11 12-49 42-49 3 0 12 0 22 4-12 3-20 14-20 23 0 8 4 15 15 15 10 0 23-7 23-24 0-22-25-28-40-28-24 0-38 23-43 33-11-28-33-33-45-33-45 0-69 54-69 65 0 4 4 2 5 4 4 0 5 0 6-5 14-45 42-54 56-54 9 0 23 3 23 27 0 14-7 41-23 99-7 27-21 43-39 43-4 0-13 0-22-4 11-3 19-11 19-23 0-11-8-15-14-15-13 0-24 11-24 24 0 20 22 28 40 28 27 0 43-29 44-31 5 14 20 31 46 31 43 0 67-54 67-65 0-4-4-4-5-4-4 0-5 2-6 5-13 45-42 54-55 54-17 0-24-13-24-27 0-9 3-18 7-36 5-18 10-38 14-57z"><text:p/></draw:path><draw:path draw:style-name="gr76" draw:text-style-name="P18" svg:width="0.1469in" svg:height="0.0854in" svg:x="0.1457in" svg:y="0in" svg:viewBox="0 0 374 218" svg:d="M327 117c-22 18-34 35-37 40-19 30-22 55-22 56 0 5 4 5 8 5 7 0 7-1 10-9 9-40 34-75 81-95 5-2 7-3 7-4 0-3-3-4-3-5-20-7-70-28-87-99-1-5-1-6-8-6-4 0-8 0-8 5 0 1 3 28 21 55 9 13 21 28 38 41-104 0-208 0-313 0-7 0-14 0-14 9 0 7 7 7 14 7 105 0 209 0 313 0z"><text:p/></draw:path><draw:path draw:style-name="gr76" draw:text-style-name="P18" svg:width="0.0756in" svg:height="0.074in" svg:x="0.3547in" svg:y="0.0114in" svg:viewBox="0 0 193 189" svg:d="M140 26c-7-15-19-26-38-26-49 0-102 61-102 122 0 39 23 67 56 67 9 0 29-1 56-31 2 17 18 31 37 31 15 0 25-10 31-23 7-16 13-41 13-42 0-4-3-4-5-4-4 0-4 2-6 8-7 27-14 51-32 51-11 0-12-10-12-19 0-8 0-12 5-31 5-17 6-21 9-36 5-21 11-40 16-59 2-11 2-12 2-15 0-6-4-11-12-11-10 0-16 10-18 18zM113 135c-1 7-1 8-9 15-18 23-36 29-46 29-22 0-28-22-28-38 0-22 13-72 23-92 13-24 32-39 49-39 28 0 34 32 34 36 0 2-2 6-2 7-7 28-14 55-21 82z"><text:p/></draw:path></draw:g></draw:g><text:s/>sit <draw:g text:anchor-type="as-char" svg:y="-0.1181in" draw:z-index="14" draw:name="Shape15" draw:style-name="gr1"><svg:title>TexMaths</svg:title><svg:desc>12§display§h \to 0§svg§600§FALSE§</svg:desc><draw:g draw:style-name="gr2"><draw:path draw:style-name="gr75" draw:text-style-name="P17" svg:width="0.4122in" svg:height="0.1004in" svg:x="0.0004in" svg:y="0.0087in" svg:viewBox="0 0 1048 256" svg:d="M0 0c349 0 698 0 1048 0 0 85 0 171 0 256-350 0-699 0-1048 0 0-85 0-171 0-256z"><text:p/></draw:path><draw:path draw:style-name="gr76" draw:text-style-name="P18" svg:width="0.0815in" svg:height="0.1157in" svg:x="0.0008in" svg:y="0in" svg:viewBox="0 0 208 295" svg:d="M98 5c-2-1 0-5-6-5-9 0-40 4-51 5-3 0-7 0-7 8 0 5 3 5 9 5 21 0 22 2 22 7 0 3-1 6-1 9-21 80-41 160-62 240-2 6-2 6-2 9 0 9 8 12 12 12 7 0 14-5 16-11 2-11 6-22 8-33 4-12 6-24 10-37 2-9 4-19 7-28 1-3 3-16 5-18 1-5 14-27 28-39 9-6 22-14 40-14s23 14 23 30c0 21-16 67-27 92-2 10-4 14-4 23 0 20 14 35 34 35 40 0 56-62 56-65 0-4-4-4-6-4-4 0-4 1-6 7-6 23-20 52-44 52-7 0-9-4-9-13 0-11 3-21 7-30 7-18 26-68 26-91 0-28-16-46-49-46-26 0-47 14-62 33 11-45 23-89 33-133z"><text:p/></draw:path><draw:path draw:style-name="gr76" draw:text-style-name="P18" svg:width="0.1469in" svg:height="0.0854in" svg:x="0.1425in" svg:y="0.0303in" svg:viewBox="0 0 374 218" svg:d="M329 119c-24 16-35 33-39 38-19 30-15 38-22 56 0 5 6 5 8 5 7 0 8-1 10-8 9-41 34-76 82-95 5-1 6-2 6-5s-2-5-3-5c-18-7-70-28-85-99-2-5-3-6-10-6-2 0-8 0-8 5 0 1 4 27 21 56 9 12 22 26 40 41-105 0-209 0-313 0-9 0-16 0-16 8 0 9 7 9 16 9 104 0 208 0 313 0z"><text:p/></draw:path><draw:path draw:style-name="gr76" draw:text-style-name="P18" svg:width="0.0697in" svg:height="0.1126in" svg:x="0.3512in" svg:y="0.0047in" svg:viewBox="0 0 178 287" svg:d="M178 145c0-34-3-67-17-98-19-41-54-47-72-47-25 0-55 11-73 50-14 29-16 61-16 95 0 30 2 68 19 100 18 34 49 42 70 42 23 0 55-8 73-49 13-28 16-61 16-93zM89 278c-17 0-41-10-49-51-5-25-5-63-5-87 0-27 0-55 3-78 9-49 40-52 51-52 14 0 42 7 49 49 5 22 5 55 5 81 0 30 0 59-5 85-6 41-30 53-49 53z"><text:p/></draw:path></draw:g></draw:g><text:s/><text:line-break/>et <draw:g text:anchor-type="as-char" svg:y="-0.1236in" draw:z-index="15" draw:name="Shape16" draw:style-name="gr1"><svg:title>TexMaths</svg:title><svg:desc>12§display§f \in DL_n(a)§svg§600§FALSE§</svg:desc><draw:g draw:style-name="gr2"><draw:path draw:style-name="gr75" draw:text-style-name="P17" svg:width="0.8295in" svg:height="0.1476in" svg:x="0.0004in" svg:y="0.0087in" svg:viewBox="0 0 2108 376" svg:d="M0 0c703 0 1405 0 2108 0 0 125 0 251 0 376-703 0-1405 0-2108 0 0-125 0-251 0-376z"><text:p/></draw:path><draw:path draw:style-name="gr76" draw:text-style-name="P18" svg:width="0.0823in" svg:height="0.1496in" svg:x="0.0008in" svg:y="0.0075in" svg:viewBox="0 0 210 381" svg:d="M132 129c12 0 24 0 36 0 8 0 13 0 13-10 0-4-5-4-12-4-12 0-23 0-35 0 3-16 6-32 9-48 2-9 8-38 11-44 3-7 10-15 19-15 2 0 13 0 21 9-19 1-22 15-22 23 0 9 7 14 15 14 11 0 23-10 23-25 0-19-19-29-37-29-15 0-41 7-53 49-2 9-4 14-14 66-10 0-20 0-29 0s-13 0-13 8c0 6 4 6 12 6 9 0 18 0 27 0-11 55-20 109-31 164-7 41-14 80-37 80-1 0-12 0-19-9 19-1 22-15 22-23 0-9-7-14-15-14-11 0-23 10-23 25 0 19 18 29 35 29 24 0 41-24 48-41 13-26 24-77 24-80 8-44 17-88 25-131z"><text:p/></draw:path><draw:path draw:style-name="gr76" draw:text-style-name="P18" svg:width="0.0823in" svg:height="0.0953in" svg:x="0.1512in" svg:y="0.0346in" svg:viewBox="0 0 210 243" svg:d="M196 131c7 0 14 0 14-8 0-9-7-9-14-9-60 0-119 0-179 0 5-56 54-96 113-96 21 0 44 0 66 0 7 0 14-1 14-10 0-8-7-8-14-8-23 0-45 0-68 0-72 0-128 55-128 123 0 67 56 120 128 120 23 0 45 0 68 0 7 0 14 0 14-9 0-8-7-7-14-7-22 0-45 0-66 0-59 0-108-39-113-96 60 0 119 0 179 0z"><text:p/></draw:path><draw:path draw:style-name="gr76" draw:text-style-name="P18" svg:width="0.1268in" svg:height="0.1126in" svg:x="0.3004in" svg:y="0.011in" svg:viewBox="0 0 323 287" svg:d="M50 254c-3 16-4 20-38 20-7 0-12 0-12 7 0 6 4 6 12 6 47 0 92 0 139 0 88 0 172-87 172-180 0-59-36-107-100-107-47 0-95 0-141 0-9 0-12 0-12 8 0 5 3 5 12 5 4 0 13 1 18 1 6 2 9 3 9 8 0 1-1 2-2 7-19 74-37 150-57 225zM142 30c3-16 4-17 22-17 16 0 30 0 46 0 41 0 76 23 76 78 0 21-9 91-45 135-12 16-45 48-97 48-16 0-32 0-48 0-6 0-6 0-8-1-5 0-6 0-6-4 0-1 0-2 2-9 19-76 38-153 58-230z"><text:p/></draw:path><draw:path draw:style-name="gr76" draw:text-style-name="P18" svg:width="0.0996in" svg:height="0.1126in" svg:x="0.4421in" svg:y="0.011in" svg:viewBox="0 0 254 287" svg:d="M140 34c4-16 5-21 45-21 13 0 17 0 17-7 0-6-5-6-8-6-13 0-48 1-62 1-12 0-43-1-56-1-3 0-8 0-8 8 0 5 4 5 12 5 5 0 9 0 16 1 7 2 11 2 11 8 0 1 0 2-1 7-20 74-38 150-57 225-5 16-5 20-38 20-7 0-11 0-11 8 0 5 4 5 11 5 65 0 131 0 195 0 10 0 10 0 14-7 10-30 21-60 32-90 2-5 1-5 2-6 0-1-2-5-6-5s-3 3-6 10c-14 37-33 85-106 85-14 0-27 0-40 0-6 0-6 0-8-1-5 0-6 0-6-4 0-1 0-2 2-9 19-75 37-151 56-226z"><text:p/></draw:path><draw:path draw:style-name="gr76" draw:text-style-name="P18" svg:width="0.0709in" svg:height="0.0516in" svg:x="0.5535in" svg:y="0.0976in" svg:viewBox="0 0 181 132" svg:d="M23 112c-1 3-4 11-4 12 0 6 6 8 11 8s8-3 11-6c1-2 5-12 6-18s5-19 6-26c2-7 3-13 5-21 3-12 4-14 13-26 8-11 21-27 44-27 17 0 17 15 17 21 0 18-12 50-17 62-3 9-5 11-5 16 0 16 14 25 28 25 30 0 43-39 43-44 0-4-3-4-5-4-4 0-4 1-6 5-7 24-19 36-31 36-6 0-7-5-7-11 0-7 1-11 7-24 4-8 16-40 16-56 0-29-23-34-39-34-25 0-42 14-50 26-2-20-19-26-31-26-13 0-19 10-24 16-6 10-11 27-11 28 0 5 5 5 6 5 4 0 4-1 6-9 5-17 10-32 22-32 7 0 9 6 9 15 0 5-2 15-5 24-2 7-4 20-6 26-3 12-6 26-9 39z"><text:p/></draw:path><draw:path draw:style-name="gr76" draw:text-style-name="P18" svg:width="0.0378in" svg:height="0.165in" svg:x="0.6551in" svg:y="0in" svg:viewBox="0 0 97 420" svg:d="M97 415c0-2 0-2-7-9-52-53-66-132-66-196 0-73 17-146 68-199 5-5 5-5 5-7 0-3-1-4-3-4-5 0-42 29-68 82-21 47-26 93-26 128 0 32 5 83 28 130 25 52 61 80 66 80 2 0 3-2 3-5z"><text:p/></draw:path><draw:path draw:style-name="gr76" draw:text-style-name="P18" svg:width="0.0756in" svg:height="0.0744in" svg:x="0.7098in" svg:y="0.0512in" svg:viewBox="0 0 193 190" svg:d="M140 26c-8-15-20-26-39-26-49 0-101 61-101 123 0 39 23 67 56 67 9 0 29-1 54-31 4 18 18 31 39 31 14 0 25-10 31-23 7-16 13-41 13-42 0-4-3-4-5-4-4 0-4 2-6 8-7 27-15 53-32 53-12 0-13-11-13-20s1-13 6-31 5-23 9-38c5-21 10-40 15-59 3-12 3-12 3-15 0-7-4-11-12-11-10 0-16 10-18 18zM113 136c-3 7-3 8-9 15-19 23-36 31-48 31-20 0-26-25-26-40 0-22 13-73 23-93 13-25 32-41 49-41 28 0 34 35 34 38 0 2-2 4-2 7-7 28-14 55-21 83z"><text:p/></draw:path><draw:path draw:style-name="gr76" draw:text-style-name="P18" svg:width="0.0382in" svg:height="0.165in" svg:x="0.8in" svg:y="0in" svg:viewBox="0 0 98 420" svg:d="M98 210c0-32-4-84-27-131-25-51-61-79-66-79-3 0-5 1-5 4 0 2 0 2 8 10 42 41 66 109 66 196 0 71-15 145-68 199-6 4-6 4-6 6 0 3 2 5 5 5 5 0 42-29 67-82 22-47 26-94 26-128z"><text:p/></draw:path></draw:g></draw:g><text:s/>ssi <draw:g text:anchor-type="as-char" svg:y="-0.1236in" draw:z-index="16" draw:name="Shape17" draw:style-name="gr1"><svg:title>TexMaths</svg:title><svg:desc>12§display§g \in DL_n(o)§svg§600§FALSE§</svg:desc><draw:g draw:style-name="gr2"><draw:path draw:style-name="gr75" draw:text-style-name="P17" svg:width="0.8087in" svg:height="0.148in" svg:x="0.0063in" svg:y="0.0091in" svg:viewBox="0 0 2055 377" svg:d="M1028 377c-344 0-686 0-1028 0 0-126 0-251 0-377 685 0 1370 0 2055 0 0 126 0 251 0 377-342 0-685 0-1027 0z"><text:p/></draw:path><draw:path draw:style-name="gr76" draw:text-style-name="P18" svg:width="0.076in" svg:height="0.1067in" svg:x="0.0004in" svg:y="0.0516in" svg:viewBox="0 0 194 272" svg:d="M193 28c0-3 1-5 1-8 0-7-6-12-12-12-4 0-15 4-18 18-7-15-21-26-39-26-48 0-100 59-100 120 0 41 25 66 57 66 24 0 44-19 48-24h1c-10 38-10 36-15 56-1 4-15 44-60 44-8 0-22 0-34-4 13-3 18-14 18-21s-5-15-17-15c-9 0-23 8-23 24 0 17 16 26 56 26 53 0 83-33 90-57 16-62 32-125 47-187zM138 132c-2 11-12 22-22 30-8 7-21 15-33 15-22 0-28-22-28-39 0-20 12-69 23-91 12-21 30-37 48-37 28 0 34 33 34 36 0 2-2 4-2 6-7 26-13 53-20 80z"><text:p/></draw:path><draw:path draw:style-name="gr76" draw:text-style-name="P18" svg:width="0.0827in" svg:height="0.0953in" svg:x="0.1429in" svg:y="0.0354in" svg:viewBox="0 0 211 243" svg:d="M196 131c7 0 15-1 15-10s-8-8-15-8c-60 0-119 0-179 0 6-55 54-96 114-96 21 0 43 0 65 0 7 0 15 0 15-9 0-8-8-8-15-8-22 0-45 0-66 0-72 0-130 53-130 121s58 122 130 122c21 0 44 0 66 0 7 0 15 0 15-9 0-7-8-7-15-7-22 0-44 0-65 0-60 0-108-41-114-96 60 0 119 0 179 0z"><text:p/></draw:path><draw:path draw:style-name="gr76" draw:text-style-name="P18" svg:width="0.1264in" svg:height="0.1122in" svg:x="0.2929in" svg:y="0.0118in" svg:viewBox="0 0 322 286" svg:d="M49 254c-3 15-5 19-37 19-7 0-12 0-12 8 0 5 4 5 12 5 47 0 92 0 139 0 88 0 171-88 171-180 0-59-36-106-100-106-47 0-95 0-142 0-7 0-12 0-12 7 0 6 4 6 12 6 6 0 14 0 18 0 8 1 10 3 10 7 0 2 0 3-1 9-19 74-39 150-58 225zM140 29c5-15 5-16 23-16 16 0 30 0 46 0 41 0 75 22 75 77 0 22-8 90-43 137-13 15-45 46-98 46-16 0-31 0-47 0-6 0-7 0-10 0s-6-1-6-5c0-1 0-1 3-10 19-75 38-152 57-229z"><text:p/></draw:path><draw:path draw:style-name="gr76" draw:text-style-name="P18" svg:width="0.0996in" svg:height="0.1122in" svg:x="0.4343in" svg:y="0.0118in" svg:viewBox="0 0 254 286" svg:d="M142 32c3-15 4-19 44-19 12 0 16 0 16-8 0-5-5-5-6-5-15 0-50 1-63 1s-44-1-56-1c-4 0-9 0-9 8 0 5 4 5 12 5 2 0 9 0 16 0 8 1 12 1 12 7 0 2-1 3-2 9-20 74-38 150-57 225-3 15-5 19-38 19-7 0-11 0-11 8 0 5 4 5 11 5 65 0 131 0 195 0 10 0 11 0 14-7 10-30 22-60 33-90 1-4 1-4 1-5 0-2-1-5-4-5-4 0-5 1-8 9-14 38-33 85-105 85-13 0-27 0-40 0-6 0-7 0-9 0-5 0-6-1-6-5 0-1 0-1 2-10 19-74 38-150 58-226z"><text:p/></draw:path><draw:path draw:style-name="gr76" draw:text-style-name="P18" svg:width="0.0705in" svg:height="0.0516in" svg:x="0.5461in" svg:y="0.0984in" svg:viewBox="0 0 180 132" svg:d="M22 111c-2 3-2 7-3 12 0 7 5 9 10 9 6 0 9-3 12-6 1-2 3-12 5-18 1-6 4-19 7-27 1-6 3-12 5-20 2-12 3-14 12-26 8-12 21-28 44-28 17 0 17 16 17 22 0 17-12 50-17 62-4 9-5 11-5 16 0 16 13 25 29 25 29 0 42-41 42-44 0-5-4-5-5-5-3 0-5 2-6 6-6 23-19 35-31 35-6 0-7-4-7-10 0-7 1-11 7-24 4-9 16-41 16-58 0-27-23-32-39-32-24 0-41 14-50 26-1-20-19-26-31-26-14 0-20 8-23 16-7 10-11 27-11 28 0 4 4 4 5 4 3 0 5 0 6-8 5-18 11-33 21-33 9 0 10 7 10 15 0 6-2 16-4 25-2 7-6 19-7 26-3 12-6 24-9 38z"><text:p/></draw:path><draw:path draw:style-name="gr76" draw:text-style-name="P18" svg:width="0.0382in" svg:height="0.1654in" svg:x="0.6472in" svg:y="0.0004in" svg:viewBox="0 0 98 421" svg:d="M98 416c0-1 0-1-7-9-53-54-66-133-66-197 0-73 16-146 67-198 6-6 6-6 6-7 0-4-2-5-4-5-4 0-42 29-68 83-21 46-26 92-26 127 0 33 5 83 28 131 25 52 62 80 66 80 2 0 4-1 4-5z"><text:p/></draw:path><draw:path draw:style-name="gr76" draw:text-style-name="P18" svg:width="0.0709in" svg:height="0.0748in" svg:x="0.702in" svg:y="0.0516in" svg:viewBox="0 0 181 191" svg:d="M181 71c0-43-30-71-67-71-58 0-114 60-114 120 0 41 29 71 68 71 56 0 113-58 113-120zM68 182c-18 0-37-14-37-46 0-21 12-66 25-88 21-32 45-38 57-38 25 0 37 20 37 45 0 16-8 60-24 88-16 24-38 39-58 39z"><text:p/></draw:path><draw:path draw:style-name="gr76" draw:text-style-name="P18" svg:width="0.0382in" svg:height="0.1654in" svg:x="0.7854in" svg:y="0.0004in" svg:viewBox="0 0 98 421" svg:d="M98 210c0-32-4-83-27-131-25-51-63-79-66-79s-5 2-5 5c0 1 0 1 8 9 41 41 65 109 65 196 0 71-15 146-67 199-6 6-6 6-6 7 0 2 2 5 5 5s42-29 67-83c22-46 26-93 26-128z"><text:p/></draw:path></draw:g></draw:g><text:line-break/>où <draw:g text:anchor-type="as-char" svg:y="-0.1236in" draw:z-index="17" draw:name="Shape18" draw:style-name="gr1"><svg:title>TexMaths</svg:title><svg:desc>12§display§g : h \mapsto f(a+h)§svg§600§FALSE§</svg:desc><draw:g draw:style-name="gr2"><draw:path draw:style-name="gr75" draw:text-style-name="P17" svg:width="1.1575in" svg:height="0.148in" svg:x="0.0063in" svg:y="0.0091in" svg:viewBox="0 0 2941 377" svg:d="M1471 377c-491 0-980 0-1471 0 0-126 0-251 0-377 980 0 1960 0 2941 0 0 126 0 251 0 377-490 0-981 0-1470 0z"><text:p/></draw:path><draw:path draw:style-name="gr76" draw:text-style-name="P18" svg:width="0.076in" svg:height="0.1067in" svg:x="0.0004in" svg:y="0.0516in" svg:viewBox="0 0 194 272" svg:d="M193 28c0-3 1-5 1-8 0-7-4-12-12-12-4 0-15 4-18 18-7-15-21-26-39-26-48 0-100 59-100 120 0 41 25 66 57 66 24 0 44-19 48-24h1c-10 38-10 36-15 56-1 4-15 44-60 44-8 0-22 0-34-4 13-3 18-14 18-21s-5-15-17-15c-9 0-23 8-23 24 0 17 16 26 56 26 53 0 83-33 90-57 16-62 32-125 47-187zM138 132c-2 11-12 22-22 30-8 7-21 15-33 15-22 0-28-22-28-39 0-20 12-69 23-91 12-21 30-37 48-37 28 0 34 33 34 36 0 2-2 4-2 6-7 26-13 53-20 80z"><text:p/></draw:path><draw:path draw:style-name="gr76" draw:text-style-name="P18" svg:width="0.0169in" svg:height="0.0713in" svg:x="0.1433in" svg:y="0.0531in" svg:viewBox="0 0 44 182" svg:d="M44 23c0-13-9-23-21-23s-23 10-23 23c0 12 11 21 23 21s21-9 21-21zM44 160c0-13-9-23-21-23s-23 10-23 23c0 12 11 22 23 22s21-10 21-22z"><text:p/></draw:path><draw:path draw:style-name="gr76" draw:text-style-name="P18" svg:width="0.0807in" svg:height="0.1161in" svg:x="0.2307in" svg:y="0.0098in" svg:viewBox="0 0 206 296" svg:d="M97 5c0-1 0-5-6-5-9 0-39 4-50 4-4 1-9 1-9 8 0 6 4 6 10 6 20 0 22 2 22 7 0 3-2 6-2 9-20 80-40 161-61 240-1 6-1 7-1 10 0 9 8 12 12 12 6 0 13-5 16-11 2-11 4-22 7-33 3-12 6-24 9-36 3-9 5-19 8-28 1-3 4-16 4-20 2-3 15-26 29-38 10-6 22-15 41-15 18 0 23 15 23 29 0 23-17 70-27 94-3 10-6 14-6 23 0 20 15 35 35 35 40 0 55-62 55-65 0-4-3-4-4-4-5 0-5 1-6 7-8 22-21 52-44 52-7 0-10-4-10-13 0-11 3-21 8-30 6-17 25-68 25-92 0-27-17-45-48-45-27 0-47 13-62 32 11-44 21-89 32-133z"><text:p/></draw:path><draw:path draw:style-name="gr76" draw:text-style-name="P18" svg:width="0.0106in" svg:height="0.0614in" svg:x="0.3724in" svg:y="0.0524in" svg:viewBox="0 0 28 157" svg:d="M17 88c2 0 11-1 11-10s-9-8-11-8c0-18 0-36 0-54 0-8 0-16-9-16-8 0-8 8-8 16 0 42 0 84 0 126 0 7 0 15 8 15 9 0 9-8 9-15 0-18 0-36 0-54z"><text:p/></draw:path><draw:path draw:style-name="gr76" draw:text-style-name="P18" svg:width="0.1469in" svg:height="0.0862in" svg:x="0.3724in" svg:y="0.0402in" svg:viewBox="0 0 374 220" svg:d="M328 119c-23 17-35 35-38 40-19 29-22 55-22 56 0 5 4 5 8 5 7 0 7-1 10-8 9-41 34-77 81-97 6-1 7-3 7-6s-2-2-3-3c-19-7-70-29-87-100-1-5-1-6-8-6-4 0-8 0-8 5 0 1 3 27 21 55 9 13 21 28 39 41-105 0-209 0-314 0-7 0-14-1-14 8s7 10 14 10c105 0 209 0 314 0z"><text:p/></draw:path><draw:path draw:style-name="gr76" draw:text-style-name="P18" svg:width="0.0823in" svg:height="0.15in" svg:x="0.5843in" svg:y="0.0079in" svg:viewBox="0 0 210 382" svg:d="M132 129c12 0 24 0 36 0 8 0 13 0 13-9 0-5-5-5-12-5-12 0-23 0-35 0 4-16 6-32 10-48 1-8 7-38 10-43 3-8 10-14 20-14 1 0 12 0 20 7-19 1-22 17-22 23 0 9 7 14 15 14 11 0 23-10 23-25 0-19-19-29-36-29-14 0-42 7-54 49-2 9-4 14-14 66-10 0-20 0-29 0s-12 0-12 9c0 5 3 5 11 5 9 0 19 0 28 0-10 55-21 109-32 164-7 41-14 80-36 80-2 0-13 0-20-8 19-1 22-16 22-22 0-10-7-15-15-15-11 0-23 10-23 25 0 20 18 29 36 29 23 0 40-25 47-41 14-26 24-77 24-80 8-43 17-88 25-132z"><text:p/></draw:path><draw:path draw:style-name="gr76" draw:text-style-name="P18" svg:width="0.0378in" svg:height="0.1654in" svg:x="0.6906in" svg:y="0.0004in" svg:viewBox="0 0 97 421" svg:d="M97 416c0-1 0-1-7-9-53-54-66-133-66-197 0-73 17-146 68-198 5-6 5-6 5-7 0-4-1-5-3-5-5 0-42 29-68 83-21 46-26 92-26 127 0 33 5 83 28 131 25 52 61 80 66 80 2 0 3-1 3-5z"><text:p/></draw:path><draw:path draw:style-name="gr76" draw:text-style-name="P18" svg:width="0.0756in" svg:height="0.0748in" svg:x="0.7453in" svg:y="0.0516in" svg:viewBox="0 0 193 191" svg:d="M140 28c-8-16-20-28-39-28-49 0-101 63-101 124 0 39 23 67 55 67 9 0 30-1 55-31 4 17 18 31 39 31 14 0 24-9 31-23 7-15 13-41 13-42 0-3-5-3-6-3-3 0-3 1-6 7-6 27-14 52-31 52-12 0-13-11-13-20s1-12 6-31c5-18 5-22 9-37 5-19 10-40 15-59 3-12 3-13 3-15 0-7-6-12-13-12-9 0-15 10-17 20zM113 136c-3 8-3 8-9 15-19 24-36 31-48 31-20 0-26-23-26-40 0-21 13-72 23-92 13-25 32-40 49-40 28 0 32 34 32 37 0 2 0 5-1 7-7 27-13 54-20 82z"><text:p/></draw:path><draw:path draw:style-name="gr76" draw:text-style-name="P18" svg:width="0.1102in" svg:height="0.1094in" svg:x="0.8724in" svg:y="0.0283in" svg:viewBox="0 0 281 279" svg:d="M149 149c39 0 78 0 117 0 6 0 15-1 15-10s-9-8-15-8c-39 0-78 0-117 0 0-40 0-78 0-118 0-6 0-13-9-13-8 0-8 7-8 13 0 40 0 78 0 118-40 0-78 0-118 0-6 0-14-1-14 8s8 10 14 10c40 0 78 0 118 0 0 39 0 78 0 117 0 6 0 13 8 13 9 0 9-7 9-13 0-39 0-78 0-117z"><text:p/></draw:path><draw:path draw:style-name="gr76" draw:text-style-name="P18" svg:width="0.0815in" svg:height="0.1161in" svg:x="1.0382in" svg:y="0.0098in" svg:viewBox="0 0 208 296" svg:d="M98 5c0-1 0-5-6-5-9 0-40 4-51 4-4 1-7 1-7 8 0 6 3 6 9 6 21 0 22 2 22 7-1 3-1 6-3 9-20 80-39 161-60 240-2 6-2 7-2 10 0 9 8 12 12 12 7 0 14-5 16-11 2-11 6-22 8-33 4-12 6-24 10-36 2-9 4-19 7-28 0-3 3-16 5-20 1-3 14-26 27-38 10-6 23-15 41-15s23 15 23 29c0 23-16 70-27 94-2 10-4 14-4 23 0 20 14 35 34 35 40 0 56-62 56-65 0-4-5-4-6-4-4 0-4 1-6 7-6 22-20 52-44 52-7 0-9-4-9-13 0-11 3-21 7-30 7-17 26-68 26-92 0-27-16-45-49-45-26 0-47 13-62 32 11-44 23-89 33-133z"><text:p/></draw:path><draw:path draw:style-name="gr76" draw:text-style-name="P18" svg:width="0.0382in" svg:height="0.1654in" svg:x="1.1339in" svg:y="0.0004in" svg:viewBox="0 0 98 421" svg:d="M98 210c0-32-4-83-27-131-25-51-63-79-66-79s-5 2-5 5c0 1 0 1 8 9 41 41 65 109 65 196 0 71-15 146-67 199-6 6-6 6-6 7 0 2 2 5 5 5s42-29 67-83c22-46 26-93 26-128z"><text:p/></draw:path></draw:g></draw:g></text:p>
      <text:p text:style-name="P6"/>
      <text:p text:style-name="P6">c) Soit <draw:g text:anchor-type="as-char" svg:y="-0.1236in" draw:z-index="18" draw:name="Shape19" draw:style-name="gr1"><svg:title>TexMaths</svg:title><svg:desc>12§display§f : ]a, +\infty[ \to \R§svg§600§FALSE§</svg:desc><draw:g draw:style-name="gr2"><draw:path draw:style-name="gr75" draw:text-style-name="P17" svg:width="1.048in" svg:height="0.148in" svg:x="0.0004in" svg:y="0.0091in" svg:viewBox="0 0 2663 377" svg:d="M1331 377c-444 0-887 0-1331 0 0-126 0-251 0-377 887 0 1776 0 2663 0 0 126 0 251 0 377-445 0-889 0-1332 0z"><text:p/></draw:path><draw:path draw:style-name="gr76" draw:text-style-name="P18" svg:width="0.0823in" svg:height="0.15in" svg:x="0.0008in" svg:y="0.0079in" svg:viewBox="0 0 210 382" svg:d="M132 129c12 0 24 0 36 0 8 0 13 0 13-9 0-5-5-5-12-5-12 0-23 0-35 0 4-16 6-32 10-48 1-8 7-38 10-43 3-8 10-14 20-14 1 0 12 0 20 7-19 1-22 17-22 23 0 9 7 14 15 14 11 0 23-10 23-25 0-19-19-29-36-29-14 0-42 7-54 49-2 9-4 14-14 66-10 0-20 0-29 0s-12 0-12 9c0 5 3 5 11 5 9 0 19 0 28 0-10 55-21 109-32 164-7 41-14 80-36 80-2 0-12 0-20-8 19-1 22-16 22-22 0-10-7-15-15-15-11 0-23 10-23 25 0 20 18 29 36 29 23 0 40-25 47-41 14-26 24-77 24-80 8-43 17-88 25-132z"><text:p/></draw:path><draw:path draw:style-name="gr76" draw:text-style-name="P18" svg:width="0.0169in" svg:height="0.0713in" svg:x="0.1516in" svg:y="0.0531in" svg:viewBox="0 0 44 182" svg:d="M44 23c0-13-10-23-22-23-14 0-22 10-22 23 0 12 8 21 22 21 12 0 22-9 22-21zM44 160c0-13-10-23-22-23-14 0-22 10-22 23 0 12 8 22 22 22 12 0 22-10 22-22z"><text:p/></draw:path><draw:path draw:style-name="gr76" draw:text-style-name="P18" svg:width="0.0224in" svg:height="0.1654in" svg:x="0.187in" svg:y="0.0004in" svg:viewBox="0 0 58 421" svg:d="M58 0c-20 0-39 0-58 0 0 6 0 11 0 17 13 0 28 0 41 0 0 128 0 258 0 387-13 0-28 0-41 0 0 6 0 11 0 17 19 0 38 0 58 0 0-141 0-280 0-421z"><text:p/></draw:path><draw:path draw:style-name="gr76" draw:text-style-name="P18" svg:width="0.0756in" svg:height="0.0748in" svg:x="0.2362in" svg:y="0.0516in" svg:viewBox="0 0 193 191" svg:d="M140 28c-8-16-20-28-39-28-49 0-101 63-101 124 0 39 23 67 55 67 9 0 30-1 55-31 4 17 18 31 39 31 14 0 24-9 31-23 7-15 13-41 13-42 0-3-5-3-6-3-3 0-3 1-6 7-7 27-14 52-31 52-12 0-13-11-13-20s1-12 6-31c5-18 5-22 9-37 5-19 10-40 15-59 3-12 3-13 3-15 0-7-6-12-13-12-9 0-15 10-17 20zM113 136c-3 8-3 8-9 15-19 24-36 31-48 31-20 0-26-23-26-40 0-21 13-72 23-92 13-25 32-40 49-40 28 0 32 34 32 37 0 2 0 5-1 7-7 27-13 54-20 82z"><text:p/></draw:path><draw:path draw:style-name="gr76" draw:text-style-name="P18" svg:width="0.0189in" svg:height="0.0492in" svg:x="0.3315in" svg:y="0.1067in" svg:viewBox="0 0 49 126" svg:d="M49 44c0-27-11-44-27-44-14 0-22 11-22 23 0 11 8 21 22 21 4 0 10-1 14-4 2-2 1-2 2-2 2 0 2 0 2 6 0 32-15 57-29 70-5 5-5 6-5 7 0 3 2 5 5 5 5 0 38-32 38-82z"><text:p/></draw:path><draw:path draw:style-name="gr76" draw:text-style-name="P18" svg:width="0.1102in" svg:height="0.1094in" svg:x="0.4in" svg:y="0.0283in" svg:viewBox="0 0 281 279" svg:d="M149 149c39 0 78 0 118 0 6 0 14-1 14-10s-8-8-14-8c-40 0-79 0-118 0 0-40 0-78 0-118 0-6 0-13-9-13-8 0-8 7-8 13 0 40 0 78 0 118-40 0-78 0-118 0-6 0-14-1-14 8s8 10 14 10c40 0 78 0 118 0 0 39 0 78 0 117 0 6 0 13 8 13 9 0 9-7 9-13 0-39 0-78 0-117z"><text:p/></draw:path><draw:path draw:style-name="gr76" draw:text-style-name="P18" svg:width="0.1472in" svg:height="0.0748in" svg:x="0.5287in" svg:y="0.0516in" svg:viewBox="0 0 375 191" svg:d="M191 72c-23-29-28-35-41-46-24-19-47-26-68-26-50 0-82 47-82 96 0 48 30 95 79 95 48 0 84-38 105-72 22 29 27 35 40 46 24 19 47 26 69 26 50 0 82-47 82-96 0-48-32-95-80-95-49 0-84 38-104 72zM202 87c18-31 49-74 96-74 45 0 67 45 67 82 0 42-28 76-65 76-24 0-43-18-53-27-9-11-19-24-45-57zM173 105c-17 30-48 73-96 73-45 0-67-45-67-82 0-42 27-76 64-76 24 0 44 18 53 27 10 12 21 24 46 58z"><text:p/></draw:path><draw:path draw:style-name="gr76" draw:text-style-name="P18" svg:width="0.0224in" svg:height="0.1654in" svg:x="0.7051in" svg:y="0.0004in" svg:viewBox="0 0 58 421" svg:d="M58 421c0-6 0-11 0-17-14 0-28 0-41 0 0-129 0-259 0-387 13 0 27 0 41 0 0-6 0-11 0-17-20 0-39 0-58 0 0 141 0 280 0 421 19 0 38 0 58 0z"><text:p/></draw:path><draw:path draw:style-name="gr76" draw:text-style-name="P18" svg:width="0.1472in" svg:height="0.0862in" svg:x="0.7409in" svg:y="0.0402in" svg:viewBox="0 0 375 220" svg:d="M328 119c-23 17-34 35-37 40-20 29-23 55-23 56 0 5 5 5 8 5 7 0 7-1 10-8 9-41 35-77 81-97 6-1 8-3 8-6s-3-3-4-3c-19-7-70-29-85-100-3-5-3-6-10-6-3 0-8 0-8 5 0 1 3 27 21 55 9 13 21 28 39 41-105 0-209 0-314 0-7 0-14-1-14 8s7 10 14 10c105 0 209 0 314 0z"><text:p/></draw:path><draw:path draw:style-name="gr76" draw:text-style-name="P18" svg:width="0.1079in" svg:height="0.1059in" svg:x="0.9488in" svg:y="0.0177in" svg:viewBox="0 0 275 270" svg:d="M43 252c0-77 0-155 0-233 11 0 23 0 34 0 0 78 0 156 0 233-11 0-23 0-34 0zM185 125c0-34 0-67 0-101 18 8 32 24 32 49 0 26-13 44-32 52zM95 133c0-38 0-75 0-114 21 0 43 0 65 0 1 0 3 0 6 0 0 37 0 75 0 112-8 1-15 2-23 2-16 0-33 0-48 0zM179 145c21 21 38 61 54 107-11 0-21 0-31 0-18-49-36-89-58-101 2 0 5 0 7 0 10-1 18-2 28-6zM112 151c32 17 56 62 76 119 26 0 50 0 75 0 7 0 12-2 12-9 0-5-8-9-12-9s-7 0-11 0c-17-57-36-97-53-115 24-13 36-32 36-64 0-43-35-73-75-73-50 0-99 0-148 0-7 0-12 4-12 10s5 9 12 9c5 0 8 0 13 0 0 78 0 156 0 233-5 0-8 0-13 0-7 0-12 4-12 9 0 7 5 9 12 9 32 0 65 0 97 0 7 0 12-2 12-9 0-5-5-9-12-9-5 0-9 0-14 0 0-33 0-67 0-101 6 0 11 0 17 0z"><text:p/></draw:path></draw:g></draw:g><text:line-break/>On dit que <draw:g text:anchor-type="as-char" svg:y="-0.1236in" draw:z-index="19" draw:name="Shape20" draw:style-name="gr1"><svg:title>TexMaths</svg:title><svg:desc>12§display§f \in DL_n(+\infty)§svg§600§FALSE§</svg:desc><draw:g draw:style-name="gr2"><draw:path draw:style-name="gr75" draw:text-style-name="P17" svg:width="1.037in" svg:height="0.148in" svg:x="0.0004in" svg:y="0.0091in" svg:viewBox="0 0 2635 377" svg:d="M1319 377c-441 0-880 0-1319 0 0-126 0-251 0-377 878 0 1757 0 2635 0 0 126 0 251 0 377-439 0-878 0-1316 0z"><text:p/></draw:path><draw:path draw:style-name="gr76" draw:text-style-name="P18" svg:width="0.0823in" svg:height="0.15in" svg:x="0.0008in" svg:y="0.0079in" svg:viewBox="0 0 210 382" svg:d="M132 129c12 0 24 0 36 0 8 0 13 0 13-9 0-5-5-5-12-5-12 0-23 0-35 0 4-16 6-32 10-48 1-8 7-38 10-43 3-8 10-14 20-14 1 0 12 0 20 7-19 1-22 17-22 23 0 9 7 14 15 14 11 0 23-10 23-25 0-19-19-29-36-29-14 0-42 7-54 49-2 9-4 14-14 66-10 0-20 0-29 0s-12 0-12 9c0 5 3 5 11 5 9 0 19 0 28 0-10 55-21 109-32 164-7 41-14 80-36 80-2 0-12 0-20-8 19-1 22-16 22-22 0-10-7-15-15-15-11 0-23 10-23 25 0 20 18 29 36 29 23 0 40-25 47-41 14-26 24-77 24-80 8-43 17-88 25-132z"><text:p/></draw:path><draw:path draw:style-name="gr76" draw:text-style-name="P18" svg:width="0.0823in" svg:height="0.0953in" svg:x="0.1512in" svg:y="0.0354in" svg:viewBox="0 0 210 243" svg:d="M196 131c7 0 14-1 14-10s-7-8-14-8c-60 0-119 0-179 0 5-55 54-96 113-96 21 0 44 0 66 0 7 0 14 0 14-9 0-8-7-8-14-8-22 0-45 0-66 0-72 0-130 53-130 121s58 122 130 122c21 0 44 0 66 0 7 0 14 0 14-9 0-7-7-7-14-7-22 0-45 0-66 0-59 0-108-41-113-96 60 0 119 0 179 0z"><text:p/></draw:path><draw:path draw:style-name="gr76" draw:text-style-name="P18" svg:width="0.1268in" svg:height="0.1122in" svg:x="0.3004in" svg:y="0.0118in" svg:viewBox="0 0 323 286" svg:d="M50 254c-3 15-4 19-38 19-7 0-12 0-12 8 0 5 5 5 12 5 47 0 92 0 139 0 89 0 172-88 172-180 0-59-36-106-100-106-47 0-95 0-141 0-8 0-12 0-12 7 0 6 3 6 12 6 4 0 13 0 18 0 7 1 9 3 9 7 0 2-1 3-2 9-19 74-37 150-57 225zM142 29c3-15 4-16 22-16 16 0 30 0 46 0 41 0 76 22 76 77 0 22-9 90-45 137-12 15-45 46-97 46-16 0-32 0-48 0-5 0-6 0-8 0-5 0-6-1-6-5 0-1 0-1 2-10 19-75 38-152 58-229z"><text:p/></draw:path><draw:path draw:style-name="gr76" draw:text-style-name="P18" svg:width="0.0996in" svg:height="0.1122in" svg:x="0.4425in" svg:y="0.0118in" svg:viewBox="0 0 254 286" svg:d="M140 32c4-15 6-19 46-19 12 0 16 0 16-8 0-5-5-5-8-5-13 0-48 1-62 1-12 0-43-1-55-1-4 0-9 0-9 8 0 5 4 5 12 5 5 0 9 0 16 0 7 1 12 1 12 7 0 2-1 3-2 9-20 74-38 150-57 225-3 15-5 19-38 19-7 0-11 0-11 8 0 5 4 5 11 5 65 0 131 0 195 0 10 0 11 0 14-7 10-30 21-60 32-90 2-4 1-4 2-5 0-2-1-5-4-5-5 0-5 1-8 9-14 38-33 85-106 85-14 0-27 0-40 0-6 0-6 0-8 0-5 0-6-1-6-5 0-1 0-1 2-10 19-74 37-150 56-226z"><text:p/></draw:path><draw:path draw:style-name="gr76" draw:text-style-name="P18" svg:width="0.0705in" svg:height="0.0516in" svg:x="0.5539in" svg:y="0.0984in" svg:viewBox="0 0 180 132" svg:d="M22 111c-2 3-2 7-3 12 0 7 5 9 10 9s8-3 11-6c2-2 4-12 6-18 1-6 4-19 6-27 2-6 3-12 4-20 4-12 5-14 14-26 8-12 21-28 44-28 17 0 17 16 17 22 0 17-12 50-17 62-4 9-5 11-5 16 0 16 13 25 28 25 30 0 43-41 43-44 0-5-4-5-5-5-5 0-5 2-6 6-6 23-19 35-31 35-6 0-7-4-7-10 0-7 1-11 7-24 4-9 16-41 16-58 0-27-23-32-39-32-25 0-42 14-50 26-3-20-19-26-31-26-14 0-20 8-24 16-6 10-10 27-10 28 0 4 4 4 5 4 3 0 3 0 6-8 5-18 9-33 21-33 8 0 10 7 10 15 0 6-4 16-5 25-2 7-5 19-6 26-3 12-6 24-9 38z"><text:p/></draw:path><draw:path draw:style-name="gr76" draw:text-style-name="P18" svg:width="0.0378in" svg:height="0.1654in" svg:x="0.6551in" svg:y="0.0004in" svg:viewBox="0 0 97 421" svg:d="M97 416c0-1 0-1-7-9-52-54-66-133-66-197 0-73 17-146 68-198 5-6 5-6 5-7 0-4-1-5-3-5-5 0-42 29-68 83-21 46-26 92-26 127 0 33 5 83 28 131 25 52 61 80 66 80 2 0 3-1 3-5z"><text:p/></draw:path><draw:path draw:style-name="gr76" draw:text-style-name="P18" svg:width="0.1102in" svg:height="0.1094in" svg:x="0.7122in" svg:y="0.0283in" svg:viewBox="0 0 281 279" svg:d="M149 149c39 0 78 0 117 0 6 0 15-1 15-10s-9-8-15-8c-39 0-78 0-117 0 0-40 0-78 0-118 0-6 0-13-9-13-8 0-8 7-8 13 0 40 0 78 0 118-40 0-78 0-118 0-6 0-14-1-14 8s8 10 14 10c40 0 78 0 118 0 0 39 0 78 0 117 0 6 0 13 8 13 9 0 9-7 9-13 0-39 0-78 0-117z"><text:p/></draw:path><draw:path draw:style-name="gr76" draw:text-style-name="P18" svg:width="0.1476in" svg:height="0.0748in" svg:x="0.8413in" svg:y="0.0516in" svg:viewBox="0 0 376 191" svg:d="M191 72c-23-29-28-35-41-46-23-19-47-26-68-26-50 0-82 47-82 96 0 48 31 95 80 95 48 0 83-38 104-72 22 29 28 35 42 46 22 19 46 26 68 26 49 0 82-47 82-96 0-48-33-95-81-95-49 0-83 38-104 72zM203 87c17-31 48-74 96-74 44 0 67 45 67 82 0 42-29 76-66 76-24 0-43-18-52-27-10-11-20-24-45-57zM173 105c-17 30-48 73-96 73-45 0-67-45-67-82 0-42 28-76 64-76 26 0 45 18 53 27 11 12 21 24 46 58z"><text:p/></draw:path><draw:path draw:style-name="gr76" draw:text-style-name="P18" svg:width="0.0382in" svg:height="0.1654in" svg:x="1.0075in" svg:y="0.0004in" svg:viewBox="0 0 98 421" svg:d="M98 210c0-32-4-83-27-131-25-51-63-79-66-79s-5 2-5 5c0 1 0 1 8 9 41 41 65 109 65 196 0 71-15 146-67 199-6 6-6 6-6 7 0 2 2 5 5 5s42-29 67-83c22-46 26-93 26-128z"><text:p/></draw:path></draw:g></draw:g><text:s/>si <draw:g text:anchor-type="as-char" svg:y="-0.1236in" draw:z-index="20" draw:name="Shape21" draw:style-name="gr1"><svg:title>TexMaths</svg:title><svg:desc>12§display§\exists P \in \R_n[X]§svg§600§FALSE§</svg:desc><draw:g draw:style-name="gr2"><draw:path draw:style-name="gr75" draw:text-style-name="P17" svg:width="0.839in" svg:height="0.148in" svg:x="0.0004in" svg:y="0.0091in" svg:viewBox="0 0 2132 377" svg:d="M1066 377c-355 0-711 0-1066 0 0-126 0-251 0-377 711 0 1421 0 2132 0 0 126 0 251 0 377-355 0-711 0-1066 0z"><text:p/></draw:path><draw:path draw:style-name="gr76" draw:text-style-name="P18" svg:width="0.0732in" svg:height="0.1142in" svg:x="0.0012in" svg:y="0.0098in" svg:viewBox="0 0 187 291" svg:d="M187 14c0-13-1-14-14-14-53 0-106 0-159 0-7 0-14 0-14 8 0 9 7 9 14 9 52 0 105 0 156 0 0 39 0 79 0 120-50 0-99 0-150 0-7 0-15-1-15 8s8 10 15 10c51 0 100 0 150 0 0 40 0 79 0 119-51 0-104 0-156 0-7 0-14 0-14 8 0 9 7 9 14 9 53 0 106 0 159 0 13 0 14-1 14-15 0-86 0-174 0-262z"><text:p/></draw:path><draw:path draw:style-name="gr76" draw:text-style-name="P18" svg:width="0.1181in" svg:height="0.1122in" svg:x="0.0906in" svg:y="0.0118in" svg:viewBox="0 0 301 286" svg:d="M112 154c24 0 48 0 72 0 59 0 117-43 117-90 0-33-27-64-82-64-46 0-92 0-137 0-8 0-12 0-12 7 0 6 3 6 12 6 4 0 13 0 18 0 7 1 9 3 9 7 0 2-1 3-2 9-19 74-37 150-57 225-3 15-4 19-38 19-7 0-12 0-12 8 0 5 6 5 7 5 12 0 41-1 53-1 10 0 18 0 28 0 9 0 18 1 27 1 3 0 9 0 9-8 0-5-5-5-12-5-16 0-28 0-28-7 0-3 1-5 1-8 9-34 18-69 27-104zM142 29c3-15 4-16 22-16 14 0 28 0 41 0 35 0 58 11 58 40 0 17-8 53-25 68-22 18-47 22-65 22-21 0-40 0-60 0 9-38 19-76 29-114z"><text:p/></draw:path><draw:path draw:style-name="gr76" draw:text-style-name="P18" svg:width="0.0827in" svg:height="0.0953in" svg:x="0.2736in" svg:y="0.0354in" svg:viewBox="0 0 211 243" svg:d="M197 131c7 0 14-1 14-10s-7-8-14-8c-60 0-119 0-179 0 5-55 53-96 113-96 21 0 44 0 66 0 7 0 14 0 14-9 0-8-7-8-14-8-23 0-45 0-67 0-72 0-130 53-130 121s58 122 130 122c22 0 44 0 67 0 7 0 14 0 14-9 0-7-7-7-14-7-22 0-45 0-66 0-60 0-108-41-113-96 60 0 119 0 179 0z"><text:p/></draw:path><draw:path draw:style-name="gr76" draw:text-style-name="P18" svg:width="0.1079in" svg:height="0.1059in" svg:x="0.4217in" svg:y="0.0177in" svg:viewBox="0 0 275 270" svg:d="M43 252c0-77 0-155 0-233 11 0 23 0 34 0 0 78 0 156 0 233-11 0-23 0-34 0zM184 125c0-34 0-67 0-101 19 8 33 24 33 49 0 26-13 44-33 52zM95 133c0-38 0-75 0-114 21 0 42 0 63 0 3 0 5 0 8 0 0 37 0 75 0 112-8 1-16 2-23 2-16 0-33 0-48 0zM179 145c21 21 38 61 54 107-11 0-20 0-31 0-20-49-36-89-58-101 2 0 5 0 7 0 9-1 18-2 28-6zM112 151c32 17 56 62 76 119 25 0 50 0 74 0 8 0 13-2 13-9 0-5-8-9-13-9-4 0-6 0-10 0-17-57-36-97-54-115 25-13 37-32 37-64 0-43-35-73-77-73-49 0-97 0-146 0-7 0-12 4-12 10s5 9 12 9c5 0 8 0 13 0 0 78 0 156 0 233-5 0-8 0-13 0-7 0-12 4-12 9 0 7 5 9 12 9 32 0 65 0 97 0 7 0 12-2 12-9 0-5-5-9-12-9-5 0-9 0-14 0 0-33 0-67 0-101 6 0 11 0 17 0z"><text:p/></draw:path><draw:path draw:style-name="gr76" draw:text-style-name="P18" svg:width="0.0705in" svg:height="0.0516in" svg:x="0.5402in" svg:y="0.0984in" svg:viewBox="0 0 180 132" svg:d="M23 111c-1 3-3 7-4 12 0 7 5 9 10 9 6 0 11-3 12-6 1-2 3-12 5-18s4-19 7-27c1-6 3-12 5-20 3-12 3-14 12-26 8-12 22-28 44-28 18 0 18 16 18 22 0 17-13 50-18 62-2 9-4 11-4 16 0 16 12 25 28 25 30 0 42-41 42-44 0-5-4-5-5-5-3 0-3 2-5 6-7 23-20 35-31 35-7 0-7-4-7-10 0-7 1-11 6-24 4-9 16-41 16-58 0-27-23-32-39-32-24 0-41 14-49 26-2-20-20-26-32-26s-20 8-23 16c-6 10-11 27-11 28 0 4 4 3 5 4 5 0 5 0 7-8 4-18 10-33 22-33 7 0 9 7 9 15 0 6-2 16-5 25-2 7-4 19-7 26-2 12-6 24-8 38z"><text:p/></draw:path><draw:path draw:style-name="gr76" draw:text-style-name="P18" svg:width="0.0224in" svg:height="0.1654in" svg:x="0.6445in" svg:y="0.0004in" svg:viewBox="0 0 58 421" svg:d="M58 421c0-6 0-11 0-17-14 0-28 0-41 0 0-129 0-259 0-387 13 0 27 0 41 0 0-6 0-11 0-17-20 0-39 0-58 0 0 141 0 280 0 421 19 0 38 0 58 0z"><text:p/></draw:path><draw:path draw:style-name="gr76" draw:text-style-name="P18" svg:width="0.1362in" svg:height="0.1122in" svg:x="0.6756in" svg:y="0.0118in" svg:viewBox="0 0 347 286" svg:d="M193 114c-12-29-24-56-36-84-1-4-1-4-2-5 0-2 7-11 25-12 5-1 8-1 8-8 0-5-4-5-6-5-16 0-36 1-52 1-11 0-38-1-48-1-3 0-8 0-8 8 0 5 4 5 10 5 25 0 28 4 31 13 17 40 34 79 51 118-30 31-59 63-89 94-3 2-4 4-6 5-21 23-41 29-61 30-6 1-10 1-10 8 0 1 0 5 5 5 13 0 27-1 39-1 16 0 33 1 48 1 3 0 8 0 8-8 0-4-4-5-5-5-4 0-17-1-17-13 0-6 6-14 11-18 14-15 29-30 43-45 13-14 25-29 38-42 15 34 28 67 43 100 2 5 2 5 2 6 0 3-8 11-24 12-5 1-9 1-9 8 0 5 4 5 6 5 12 0 41-1 53-1 11 0 36 1 47 1 4 0 9 0 9-8 0-5-5-5-9-5-27 0-29-1-36-18-15-39-44-104-54-129 29-30 73-80 87-92 12-10 27-20 54-21 4-1 8-1 8-8 0-1 0-5-5-5-13 0-26 1-39 1-16 0-33-1-47-1-3 0-9 0-9 8 0 3 3 4 5 5 4 0 17 1 17 12 0 6-5 12-7 16-23 24-46 48-69 73z"><text:p/></draw:path><draw:path draw:style-name="gr76" draw:text-style-name="P18" svg:width="0.0224in" svg:height="0.1654in" svg:x="0.8256in" svg:y="0.0004in" svg:viewBox="0 0 58 421" svg:d="M58 0c-20 0-39 0-58 0 0 6 0 11 0 17 13 0 28 0 41 0 0 128 0 258 0 387-13 0-28 0-41 0 0 6 0 11 0 17 19 0 38 0 58 0 0-141 0-280 0-421z"><text:p/></draw:path></draw:g></draw:g></text:p>
      <text:p text:style-name="P6">tq</text:p>
      <text:p text:style-name="P6"><text:s/><draw:g text:anchor-type="as-char" svg:y="-0.4319in" draw:z-index="21" draw:name="Shape22" draw:style-name="gr1"><svg:title>TexMaths</svg:title><svg:desc>12§latex§\begin{align*}
f(x) &amp;= P\left(\frac{1}{x}\right) + o \left(\frac{1}{x^n}\right) \\
&amp;= c_0 + \frac{x_1}{x} + \frac{x_2}{x^2} + \dots + \frac{x_n}{x^n} + o\left(\frac{1}{x^n}\right)
\end{align*}§svg§600§FALSE§</svg:desc><draw:g draw:style-name="gr2"><draw:path draw:style-name="gr75" draw:text-style-name="P17" svg:width="3.0673in" svg:height="0.8453in" svg:x="0.0004in" svg:y="0.0087in" svg:viewBox="0 0 7792 2148" svg:d="M3896 2148c-1299 0-2598 0-3896 0 0-716 0-1432 0-2148 2598 0 5195 0 7792 0 0 716 0 1432 0 2148-1298 0-2597 0-3896 0z"><text:p/></draw:path><draw:path draw:style-name="gr76" draw:text-style-name="P18" svg:width="0.0823in" svg:height="0.1508in" svg:x="0.0008in" svg:y="0.124in" svg:viewBox="0 0 210 384" svg:d="M132 128c12 0 24 0 36 0 8 0 13 0 13-8 0-5-5-5-12-5-12 0-23 0-35 0 4-15 6-32 10-48 1-8 7-38 10-43 3-8 10-14 20-14 1 0 12 0 20 7-19 1-22 17-22 23 0 9 7 14 15 14 11 0 23-8 23-25 0-19-19-29-36-29-14 0-41 7-54 49-2 9-4 13-14 66-10 0-20 0-29 0s-12 0-12 9c0 4 3 4 11 4 9 0 19 0 28 0-10 56-21 112-32 167-7 41-14 79-36 79-2 0-12 0-20-7 19-1 22-17 22-23 0-9-7-15-15-15-11 0-23 9-23 25 0 19 18 30 36 30 23 0 40-25 47-41 14-27 24-78 24-81 8-45 17-89 25-134z"><text:p/></draw:path><draw:path draw:style-name="gr76" draw:text-style-name="P18" svg:width="0.0378in" svg:height="0.1654in" svg:x="0.1075in" svg:y="0.1173in" svg:viewBox="0 0 97 421" svg:d="M97 418c0-2 0-3-7-10-53-53-66-132-66-197 0-73 17-146 68-199 5-6 5-6 5-7 0-4-1-5-3-5-5 0-42 29-68 83-21 45-26 92-26 128 0 33 5 84 28 131 25 53 61 79 66 79 2 0 3-1 3-3z"><text:p/></draw:path><draw:path draw:style-name="gr76" draw:text-style-name="P18" svg:width="0.0823in" svg:height="0.0752in" svg:x="0.1606in" svg:y="0.1677in" svg:viewBox="0 0 210 192" svg:d="M128 60c3-12 12-50 42-50 3 0 12 0 21 6-11 1-19 12-19 22 0 6 3 15 15 15 10 0 23-7 23-24 0-23-25-29-40-29-24 0-38 23-44 32-10-27-32-32-46-32-43 0-67 55-67 65 0 5 4 5 5 5 4 0 5-2 6-5 14-45 42-55 56-55 8 0 23 3 23 28 0 14-7 41-23 100-7 26-21 44-40 44-3 0-12 0-21-6 11-2 19-10 19-22 0-11-8-15-15-15-12 0-23 11-23 24 0 19 20 29 40 29 27 0 43-30 44-32 5 15 20 32 46 32 43 0 67-55 67-66 0-4-4-4-5-4-4 0-5 2-6 5-13 45-42 55-56 55-16 0-23-13-23-27 0-10 2-19 7-37 5-20 10-39 14-58z"><text:p/></draw:path><draw:path draw:style-name="gr76" draw:text-style-name="P18" svg:width="0.0378in" svg:height="0.1654in" svg:x="0.2602in" svg:y="0.1173in" svg:viewBox="0 0 97 421" svg:d="M97 211c0-33-5-84-27-132-26-51-62-79-66-79-3 0-4 2-4 5 0 1 0 1 7 9 42 42 66 108 66 197 0 72-15 147-68 199-5 5-5 6-5 8s1 3 4 3c4 0 42-27 67-81 21-47 26-94 26-129z"><text:p/></draw:path><draw:path draw:style-name="gr76" draw:text-style-name="P18" svg:width="0.1102in" svg:height="0.0382in" svg:x="0.3701in" svg:y="0.1815in" svg:viewBox="0 0 281 98" svg:d="M266 17c6 0 15 0 15-9 0-8-9-8-13-8-84 0-170 0-254 0-6 0-14 0-14 8 0 9 8 9 14 9 84 0 168 0 252 0zM268 98c4 0 13 0 13-8s-9-8-15-8c-84 0-168 0-252 0-6 0-14 0-14 8s8 8 14 8c84 0 170 0 254 0z"><text:p/></draw:path><draw:path draw:style-name="gr76" draw:text-style-name="P18" svg:width="0.1181in" svg:height="0.113in" svg:x="0.5433in" svg:y="0.1291in" svg:viewBox="0 0 301 288" svg:d="M110 155c24 0 48 0 72 0 60 0 119-45 119-91 0-33-29-64-84-64-45 0-90 0-135 0-9 0-14 0-14 7 0 6 4 6 12 6 6 0 14 0 18 0 8 1 10 3 10 7 0 2 0 3-1 9-19 75-37 150-57 225-4 17-6 21-38 21-7 0-12 0-12 7 0 6 5 6 6 6 12 0 42-1 54-1 8 0 18 0 26 0 10 0 20 1 28 1 2 0 8 0 8-8 0-5-3-5-12-5-15 0-27 0-27-9 0-2 1-3 1-7 8-35 18-69 26-104zM140 29c5-15 5-16 23-16 13 0 28 0 41 0 35 0 58 11 58 40 0 17-9 53-26 68-20 19-45 22-64 22-20 0-40 0-59 0 9-39 18-76 27-114z"><text:p/></draw:path><draw:path draw:style-name="gr76" draw:text-style-name="P18" svg:width="0.0815in" svg:height="0.398in" svg:x="0.7283in" svg:y="0.0004in" svg:viewBox="0 0 208 1012" svg:d="M208 1008c0-2-2-4-3-5-15-15-43-43-72-89-67-109-98-246-98-408 0-114 15-260 85-385 32-60 67-95 86-113 3-2 2-2 2-3 0-5-4-5-10-5s-6 0-13 6c-141 130-185 323-185 499 0 167 37 334 145 460 9 9 24 26 41 42 6 5 6 5 12 5s10 0 10-4z"><text:p/></draw:path><draw:path draw:style-name="gr76" draw:text-style-name="P18" svg:width="0.0543in" svg:height="0.1102in" svg:x="0.8563in" svg:y="0.0181in" svg:viewBox="0 0 139 281" svg:d="M86 11c0-10 0-11-9-11-27 26-63 26-77 26 0 5 0 9 0 14 8 0 34 0 55-11 0 73 0 145 0 218 0 16-1 21-38 21-5 0-10 0-15 0 0 4 0 8 0 13 16-1 52-1 69-1s54 0 68 1c0-5 0-9 0-13-5 0-8 0-13 0-38 0-40-5-40-21 0-79 0-157 0-236z"><text:p/></draw:path><draw:path draw:style-name="gr76" draw:text-style-name="P18" svg:width="0.0945in" svg:height="0.0063in" svg:x="0.8354in" svg:y="0.1965in" svg:viewBox="0 0 241 17" svg:d="M121 17c-41 0-80 0-121 0 0-6 0-11 0-17 80 0 161 0 241 0 0 6 0 11 0 17-39 0-80 0-120 0z"><text:p/></draw:path><draw:path draw:style-name="gr76" draw:text-style-name="P18" svg:width="0.0823in" svg:height="0.0752in" svg:x="0.8409in" svg:y="0.2819in" svg:viewBox="0 0 210 192" svg:d="M128 60c3-12 12-50 42-50 2 0 12 0 21 6-12 1-21 12-21 22 0 6 5 15 17 15 9 0 23-7 23-24 0-23-25-29-40-29-24 0-39 23-44 32-11-27-34-32-46-32-43 0-67 55-67 65 0 5 4 5 5 5 4 0 5-2 5-5 14-45 42-55 56-55 9 0 23 3 23 28 0 14-7 41-23 100-6 26-20 44-39 44-3 0-12 0-22-6 11-2 20-10 20-22 0-11-9-15-15-15-13 0-23 11-23 24 0 19 20 29 40 29 27 0 43-30 44-32 5 15 19 32 46 32 43 0 67-55 67-66 0-4-4-4-5-4-5 0-5 2-6 5-14 45-43 55-56 55-16 0-23-13-23-27 0-10 2-19 7-37 5-20 10-39 14-58z"><text:p/></draw:path><draw:path draw:style-name="gr76" draw:text-style-name="P18" svg:width="0.0815in" svg:height="0.398in" svg:x="0.9567in" svg:y="0.0004in" svg:viewBox="0 0 208 1012" svg:d="M208 506c0-165-39-332-146-458-8-11-25-28-42-43-4-5-6-5-12-5-4 0-8 0-8 5 0 1 1 3 2 3 15 16 44 44 71 89 69 109 99 246 99 408 0 114-15 261-84 387-34 58-69 94-87 111-1 1-1 3-1 5 0 4 4 4 8 4 6 0 8 0 14-6 141-129 186-322 186-500z"><text:p/></draw:path><draw:path draw:style-name="gr76" draw:text-style-name="P18" svg:width="0.1102in" svg:height="0.1102in" svg:x="1.1189in" svg:y="0.1445in" svg:viewBox="0 0 281 281" svg:d="M149 149c39 0 78 0 117 0 6 0 15 0 15-9 0-8-9-8-15-8-39 0-78 0-117 0 0-40 0-79 0-119 0-5 0-13-9-13-8 0-8 8-8 13 0 40 0 79 0 119-40 0-79 0-119 0-5 0-13 0-13 8 0 9 8 9 13 9 40 0 79 0 119 0 0 39 0 78 0 117 0 6 0 15 8 15 9 0 9-9 9-15 0-39 0-78 0-117z"><text:p/></draw:path><draw:path draw:style-name="gr76" draw:text-style-name="P18" svg:width="0.0705in" svg:height="0.0752in" svg:x="1.2827in" svg:y="0.1677in" svg:viewBox="0 0 180 192" svg:d="M180 72c0-44-29-72-67-72-57 0-113 60-113 120 0 42 29 72 67 72 57 0 113-59 113-120zM68 182c-19 0-37-13-37-46 0-21 11-66 24-88 22-32 46-38 58-38 24 0 37 20 37 45 0 17-8 61-25 88-15 25-37 39-57 39z"><text:p/></draw:path><draw:path draw:style-name="gr76" draw:text-style-name="P18" svg:width="0.0811in" svg:height="0.398in" svg:x="1.4185in" svg:y="0.0004in" svg:viewBox="0 0 207 1012" svg:d="M206 1008c0-2 0-4-1-5-15-15-44-43-72-89-68-109-98-246-98-408 0-114 14-260 84-385 33-60 68-95 86-113 3-2 1-2 1-3 0-5-2-5-8-5s-7 0-13 6c-142 130-185 323-185 499 0 167 37 334 144 460 8 9 25 26 42 42 5 5 6 5 12 5s8 0 8-4z"><text:p/></draw:path><draw:path draw:style-name="gr76" draw:text-style-name="P18" svg:width="0.0543in" svg:height="0.1102in" svg:x="1.5913in" svg:y="0.0181in" svg:viewBox="0 0 139 281" svg:d="M86 11c0-10 0-11-9-11-27 26-64 26-77 26 0 5 0 9 0 14 8 0 34 0 55-11 0 73 0 145 0 218 0 16-1 21-39 21-5 0-9 0-14 0 0 4 0 8 0 13 15-1 52-1 69-1s53 0 68 1c0-5 0-9 0-13-5 0-9 0-14 0-37 0-39-5-39-21 0-79 0-157 0-236z"><text:p/></draw:path><draw:path draw:style-name="gr76" draw:text-style-name="P18" svg:width="0.1846in" svg:height="0.0063in" svg:x="1.5256in" svg:y="0.1965in" svg:viewBox="0 0 470 17" svg:d="M235 17c-78 0-157 0-235 0 0-6 0-11 0-17 157 0 313 0 470 0 0 6 0 11 0 17-78 0-157 0-235 0z"><text:p/></draw:path><draw:path draw:style-name="gr76" draw:text-style-name="P18" svg:width="0.0823in" svg:height="0.0752in" svg:x="1.5303in" svg:y="0.2819in" svg:viewBox="0 0 210 192" svg:d="M130 60c2-12 12-50 40-50 3 0 14 0 22 6-12 1-20 12-20 22 0 6 4 15 15 15 10 0 23-7 23-24 0-23-24-29-38-29-26 0-40 23-45 32-11-27-33-32-45-32-45 0-69 55-69 65 0 5 5 5 6 5 3 0 4-2 5-5 14-45 42-55 56-55 9 0 23 3 23 28 0 14-7 41-23 100-6 26-21 44-39 44-3 0-12 0-22-6 11-2 21-10 21-22 0-11-10-15-16-15-13 0-24 11-24 24 0 19 22 29 41 29 27 0 42-30 43-32 6 15 20 32 46 32 44 0 68-55 68-66 0-4-5-4-6-4-4 0-5 2-5 5-14 45-43 55-56 55-17 0-23-13-23-27 0-10 2-19 7-37 5-20 10-39 15-58z"><text:p/></draw:path><draw:path draw:style-name="gr76" draw:text-style-name="P18" svg:width="0.0705in" svg:height="0.052in" svg:x="1.626in" svg:y="0.2559in" svg:viewBox="0 0 180 133" svg:d="M22 112c-2 3-3 10-3 12 0 6 5 9 10 9s9-5 12-7c2-2 3-12 5-18 1-6 4-19 6-26 2-8 3-14 6-21 2-12 3-14 12-26 8-12 21-27 44-27 17 0 17 15 17 21 0 18-12 50-17 62-4 9-5 11-5 16 0 15 13 26 29 26 29 0 42-41 42-45s-4-4-5-4c-3 0-5 1-6 5-6 24-19 36-31 36-6 0-7-5-7-11 0-7 1-11 7-24 4-8 16-40 16-56 0-29-23-34-39-34-25 0-41 14-50 26-1-20-19-26-31-26-14 0-20 8-23 16-7 10-11 27-11 28 0 5 4 5 5 5 3 0 5-1 6-9 5-17 11-32 21-32 9 0 10 6 10 15 0 5-4 15-5 24-2 8-5 20-6 26-3 13-6 25-9 39z"><text:p/></draw:path><draw:path draw:style-name="gr76" draw:text-style-name="P18" svg:width="0.0815in" svg:height="0.398in" svg:x="1.7366in" svg:y="0.0004in" svg:viewBox="0 0 208 1012" svg:d="M208 506c0-165-39-332-146-458-8-11-25-28-42-43-4-5-6-5-12-5-4 0-8 0-8 5 0 1 1 3 2 3 15 16 44 44 71 89 69 109 100 246 100 408 0 114-16 261-85 387-34 58-69 94-87 111 0 1-1 3-1 5 0 4 4 4 8 4 6 0 8 0 14-6 141-129 186-322 186-500z"><text:p/></draw:path><draw:path draw:style-name="gr76" draw:text-style-name="P18" svg:width="0.1102in" svg:height="0.039in" svg:x="0.3701in" svg:y="0.6441in" svg:viewBox="0 0 281 100" svg:d="M266 17c6 0 15 0 15-9 0-8-9-8-13-8-84 0-170 0-254 0-6 0-14 0-14 8 0 9 8 9 14 9 84 0 168 0 252 0zM268 100c4 0 13 0 13-9 0-8-9-8-15-8-84 0-168 0-252 0-6 0-14 0-14 8 0 9 8 9 14 9 84 0 170 0 254 0z"><text:p/></draw:path><draw:path draw:style-name="gr76" draw:text-style-name="P18" svg:width="0.0642in" svg:height="0.0748in" svg:x="0.5433in" svg:y="0.6319in" svg:viewBox="0 0 164 191" svg:d="M150 26c-7 0-13 0-19 6s-7 14-7 16c0 11 7 16 15 16 12 0 24-11 24-28 0-20-20-36-50-36-57 0-113 60-113 120 0 37 24 71 68 71 60 0 96-45 96-49 0-3-2-6-4-6-3 0-4 1-6 4-34 42-80 42-84 42-27 0-39-21-39-46 0-17 9-58 23-84 13-24 36-42 60-42 14 0 30 4 36 16z"><text:p/></draw:path><draw:path draw:style-name="gr76" draw:text-style-name="P18" svg:width="0.0535in" svg:height="0.0791in" svg:x="0.6146in" svg:y="0.6531in" svg:viewBox="0 0 137 202" svg:d="M137 102c0-32-5-56-18-77-9-13-28-25-51-25-68 0-68 80-68 102 0 20 0 100 68 100 69 0 69-80 69-100zM68 193c-14 0-32-8-38-32-4-17-4-41-4-64 0-21 0-43 5-60 6-23 25-29 37-29 16 0 32 10 36 27 5 15 5 37 5 62 0 23 0 45-3 63-6 27-27 33-38 33z"><text:p/></draw:path><draw:path draw:style-name="gr76" draw:text-style-name="P18" svg:width="0.1102in" svg:height="0.1102in" svg:x="0.7287in" svg:y="0.6087in" svg:viewBox="0 0 281 281" svg:d="M149 149c39 0 78 0 117 0 6 0 15 0 15-9 0-8-9-8-15-8-39 0-78 0-117 0 0-40 0-79 0-119 0-6 0-13-9-13-8 0-8 7-8 13 0 40 0 79 0 119-40 0-78 0-118 0-6 0-14 0-14 8 0 9 8 9 14 9 40 0 78 0 118 0 0 39 0 78 0 117 0 6 0 15 8 15 9 0 9-9 9-15 0-39 0-78 0-117z"><text:p/></draw:path><draw:path draw:style-name="gr76" draw:text-style-name="P18" svg:width="0.0823in" svg:height="0.0752in" svg:x="0.9102in" svg:y="0.5201in" svg:viewBox="0 0 210 192" svg:d="M128 60c3-12 14-50 42-50 3 0 12 0 22 6-12 1-20 12-20 22 0 6 4 15 15 15 10 0 23-7 23-24 0-23-25-29-38-29-26 0-40 23-45 32-11-27-33-32-45-32-45 0-69 55-69 66 0 4 4 2 5 4 4 0 5-2 6-5 14-45 42-55 56-55 9 0 23 3 23 28 0 14-7 41-23 100-7 26-21 44-39 44-4 0-13 0-22-6 11-1 21-10 21-22 0-11-10-15-16-15-13 0-24 11-24 24 0 21 22 29 40 29 27 0 43-30 44-32 5 15 20 32 46 32 43 0 67-55 67-66 0-4-4-4-5-4-4 0-5 2-5 5-14 45-43 55-56 55-17 0-24-13-24-27 0-10 3-19 7-37 5-20 10-39 14-58z"><text:p/></draw:path><draw:path draw:style-name="gr76" draw:text-style-name="P18" svg:width="0.0417in" svg:height="0.0768in" svg:x="1.0134in" svg:y="0.5409in" svg:viewBox="0 0 107 196" svg:d="M66 8c0-8 0-8-8-8-20 19-46 19-58 19 0 4 0 7 0 11 7 0 26 0 42-8 0 50 0 99 0 150 0 9 0 14-29 14-3 0-8 0-12 0 0 4 0 6 0 10 6 0 42-2 53-2 10 0 47 2 53 2 0-4 0-6 0-10-4 0-7 0-11 0-30 0-30-5-30-14 0-54 0-110 0-164z"><text:p/></draw:path><draw:path draw:style-name="gr76" draw:text-style-name="P18" svg:width="0.1689in" svg:height="0.0063in" svg:x="0.9055in" svg:y="0.6606in" svg:viewBox="0 0 430 17" svg:d="M215 17c-72 0-143 0-215 0 0-6 0-11 0-17 143 0 287 0 430 0 0 6 0 11 0 17-72 0-143 0-215 0z"><text:p/></draw:path><draw:path draw:style-name="gr76" draw:text-style-name="P18" svg:width="0.0823in" svg:height="0.0748in" svg:x="0.9476in" svg:y="0.7457in" svg:viewBox="0 0 210 191" svg:d="M128 59c3-11 12-49 42-49 3 0 12 0 22 4-12 3-20 14-20 23 0 7 4 16 15 16 10 0 23-9 23-25 0-22-25-28-40-28-24 0-38 23-44 32-10-27-32-32-46-32-43 0-67 54-67 65 0 5 4 5 5 5 4 0 5-2 6-5 14-45 42-55 56-55 8 0 23 3 23 27 0 13-7 42-23 101-7 26-21 43-40 43-3 0-12 0-21-5 11-2 19-10 19-22s-8-15-15-15c-12 0-23 11-23 24 0 19 22 28 40 28 27 0 43-29 44-31 5 15 20 31 46 31 43 0 67-54 67-65 0-4-4-4-5-4-4 0-5 2-6 4-13 46-42 55-55 55-17 0-24-13-24-27 0-9 2-18 7-38 5-19 10-38 14-57z"><text:p/></draw:path><draw:path draw:style-name="gr76" draw:text-style-name="P18" svg:width="0.1102in" svg:height="0.1102in" svg:x="1.1409in" svg:y="0.6087in" svg:viewBox="0 0 281 281" svg:d="M149 149c39 0 78 0 117 0 6 0 15 0 15-9 0-8-9-8-15-8-39 0-78 0-117 0 0-40 0-79 0-119 0-6 0-13-9-13-8 0-8 7-8 13 0 40 0 79 0 119-40 0-78 0-118 0-6 0-14 0-14 8 0 9 8 9 14 9 40 0 78 0 118 0 0 39 0 78 0 117 0 6 0 15 8 15 9 0 9-9 9-15 0-39 0-78 0-117z"><text:p/></draw:path><draw:path draw:style-name="gr76" draw:text-style-name="P18" svg:width="0.0823in" svg:height="0.0752in" svg:x="1.322in" svg:y="0.5201in" svg:viewBox="0 0 210 192" svg:d="M130 60c2-12 12-50 40-50 3 0 14 0 22 6-12 1-20 12-20 22 0 6 4 15 15 15 10 0 23-7 23-24 0-23-24-29-38-29-26 0-40 23-45 32-11-27-33-32-45-32-45 0-69 55-69 66 0 4 5 4 6 4 3 0 4-2 5-5 14-45 42-55 56-55 9 0 23 3 23 28 0 14-7 41-23 100-6 26-21 44-39 44-3 0-12 0-22-6 11-1 21-10 21-22 0-11-10-15-16-15-13 0-24 11-24 24 0 21 22 29 40 29 28 0 43-30 44-32 6 15 20 32 46 32 44 0 68-55 68-66 0-4-5-4-6-4-4 0-5 2-5 5-14 45-43 55-56 55-17 0-23-13-23-27 0-10 2-19 7-37 5-20 10-39 15-58z"><text:p/></draw:path><draw:path draw:style-name="gr76" draw:text-style-name="P18" svg:width="0.0508in" svg:height="0.0768in" svg:x="1.4201in" svg:y="0.5409in" svg:viewBox="0 0 130 196" svg:d="M130 143c-4 0-6 0-10 0-1 6-4 24-7 26-3 1-25 1-30 1-18 0-36 0-54 0 31-26 41-34 59-49 21-17 42-36 42-63 0-36-32-58-69-58s-61 25-61 53c0 15 12 17 16 17 7 0 15-5 15-16 0-6-2-16-18-16 10-21 30-27 43-27 30 0 45 23 45 47 0 25-18 45-28 56-24 24-47 47-71 71-2 2-2 3-2 11 41 0 80 0 121 0 3-18 6-35 9-53z"><text:p/></draw:path><draw:path draw:style-name="gr76" draw:text-style-name="P18" svg:width="0.1693in" svg:height="0.0063in" svg:x="1.3173in" svg:y="0.6606in" svg:viewBox="0 0 431 17" svg:d="M215 17c-72 0-143 0-215 0 0-6 0-11 0-17 144 0 287 0 431 0 0 6 0 11 0 17-72 0-144 0-216 0z"><text:p/></draw:path><draw:path draw:style-name="gr76" draw:text-style-name="P18" svg:width="0.0823in" svg:height="0.0748in" svg:x="1.322in" svg:y="0.7457in" svg:viewBox="0 0 210 191" svg:d="M130 59c2-11 12-49 40-49 3 0 14 0 22 4-12 3-20 14-20 23 0 7 4 16 15 16 10 0 23-9 23-25 0-22-24-28-38-28-26 0-40 23-45 32-11-27-33-32-45-32-45 0-69 54-69 65 0 5 5 5 6 5 3 0 4-2 5-5 14-45 42-55 56-55 9 0 23 3 23 27 0 13-7 42-23 101-6 26-21 43-39 43-3 0-12 0-22-5 11-2 21-10 21-22s-10-15-16-15c-13 0-24 11-24 24 0 19 22 28 40 28 28 0 43-29 44-31 6 15 20 31 46 31 44 0 68-54 68-65 0-4-5-4-6-4-4 0-5 2-5 4-14 46-43 55-56 55-17 0-23-13-23-27 0-9 2-18 7-38 5-19 10-38 15-57z"><text:p/></draw:path><draw:path draw:style-name="gr76" draw:text-style-name="P18" svg:width="0.0508in" svg:height="0.0768in" svg:x="1.4201in" svg:y="0.6945in" svg:viewBox="0 0 130 196" svg:d="M130 142c-4 0-6 0-10 0-1 7-4 24-7 26s-25 2-30 2c-18 0-36 0-54 0 31-27 41-36 59-49 21-18 42-36 42-63 0-36-32-58-69-58s-61 25-61 53c0 14 12 15 16 15 7 0 15-4 15-15 0-5-2-16-18-16 10-20 30-27 43-27 30 0 45 24 45 48 0 25-18 45-28 56-24 23-47 47-71 70-2 2-2 3-2 12 41 0 80 0 121 0 3-18 6-36 9-54z"><text:p/></draw:path><draw:path draw:style-name="gr76" draw:text-style-name="P18" svg:width="0.1098in" svg:height="0.1102in" svg:x="1.5528in" svg:y="0.6087in" svg:viewBox="0 0 280 281" svg:d="M149 149c39 0 78 0 117 0 6 0 14 0 14-9 0-8-8-8-14-8-39 0-78 0-117 0 0-40 0-79 0-119 0-6 0-13-9-13-8 0-8 7-8 13 0 40 0 79 0 119-40 0-79 0-119 0-6 0-13 0-13 8 0 9 7 9 13 9 40 0 79 0 119 0 0 39 0 78 0 117 0 6 0 15 8 15 9 0 9-9 9-15 0-39 0-78 0-117z"><text:p/></draw:path><draw:path draw:style-name="gr76" draw:text-style-name="P18" svg:width="0.0169in" svg:height="0.0169in" svg:x="1.7236in" svg:y="0.6555in" svg:viewBox="0 0 44 44" svg:d="M44 23c0-13-10-23-22-23s-22 10-22 23c0 12 10 21 22 21s22-9 22-21z"><text:p/></draw:path><draw:path draw:style-name="gr76" draw:text-style-name="P18" svg:width="0.0169in" svg:height="0.0169in" svg:x="1.7972in" svg:y="0.6555in" svg:viewBox="0 0 44 44" svg:d="M44 23c0-13-10-23-22-23-14 0-22 10-22 23 0 12 8 21 22 21 12 0 22-9 22-21z"><text:p/></draw:path><draw:path draw:style-name="gr76" draw:text-style-name="P18" svg:width="0.0169in" svg:height="0.0169in" svg:x="1.8713in" svg:y="0.6555in" svg:viewBox="0 0 44 44" svg:d="M44 23c0-13-9-23-21-23-13 0-23 10-23 23 0 12 10 21 23 21 12 0 21-9 21-21z"><text:p/></draw:path><draw:path draw:style-name="gr76" draw:text-style-name="P18" svg:width="0.1102in" svg:height="0.1102in" svg:x="1.9492in" svg:y="0.6087in" svg:viewBox="0 0 281 281" svg:d="M149 149c39 0 78 0 117 0 6 0 15 0 15-9 0-8-9-8-15-8-39 0-78 0-117 0 0-40 0-79 0-119 0-6 0-13-9-13-8 0-8 7-8 13 0 40 0 79 0 119-40 0-78 0-118 0-6 0-14 0-14 8 0 9 8 9 14 9 40 0 78 0 118 0 0 39 0 78 0 117 0 6 0 15 8 15 9 0 9-9 9-15 0-39 0-78 0-117z"><text:p/></draw:path><draw:path draw:style-name="gr76" draw:text-style-name="P18" svg:width="0.0823in" svg:height="0.0752in" svg:x="2.1303in" svg:y="0.5201in" svg:viewBox="0 0 210 192" svg:d="M128 60c3-12 12-50 42-50 3 0 12 0 22 6-12 1-20 12-20 22 0 6 4 15 15 15 10 0 23-7 23-24 0-23-25-29-40-29-24 0-38 23-43 32-11-27-33-32-45-32-45 0-69 55-69 66 0 4 4 2 5 4 4 0 5-2 6-5 14-45 42-55 56-55 9 0 23 3 23 28 0 14-7 41-23 100-7 26-21 44-40 44-3 0-12 0-21-6 11-1 19-10 19-22 0-11-8-15-15-15-12 0-23 11-23 24 0 21 22 29 40 29 27 0 43-30 44-32 5 15 20 32 46 32 43 0 67-55 67-66 0-4-4-4-5-4-4 0-5 2-6 5-13 45-42 55-55 55-17 0-24-13-24-27 0-10 2-19 7-37 5-20 10-39 14-58z"><text:p/></draw:path><draw:path draw:style-name="gr76" draw:text-style-name="P18" svg:width="0.0709in" svg:height="0.052in" svg:x="2.226in" svg:y="0.5673in" svg:viewBox="0 0 181 133" svg:d="M23 112c-1 3-4 10-4 12 0 6 6 9 11 9s10-5 11-7c1-4 3-12 6-18 1-5 5-19 6-26 2-6 3-14 5-20 3-12 3-14 13-27 7-11 21-27 43-27 18 0 18 15 18 21 0 18-13 50-18 62-2 9-4 12-4 17 0 16 14 25 28 25 30 0 43-41 43-45s-3-3-5-4c-4 0-4 2-6 5-7 24-19 36-31 36-6 0-7-4-7-11 0-6 1-10 6-24 4-8 16-40 16-56 0-29-22-34-39-34-24 0-41 14-49 26-2-20-19-26-31-26-13 0-21 10-24 16-6 10-11 27-11 30s4 2 5 3c5 0 5-1 7-9 5-17 10-32 22-32 7 0 9 6 9 15 0 6-2 15-5 24-2 7-4 20-6 26-3 13-6 25-9 39z"><text:p/></draw:path><draw:path draw:style-name="gr76" draw:text-style-name="P18" svg:width="0.1846in" svg:height="0.0063in" svg:x="2.1256in" svg:y="0.6606in" svg:viewBox="0 0 470 17" svg:d="M235 17c-78 0-157 0-235 0 0-6 0-11 0-17 157 0 313 0 470 0 0 6 0 11 0 17-78 0-157 0-235 0z"><text:p/></draw:path><draw:path draw:style-name="gr76" draw:text-style-name="P18" svg:width="0.0823in" svg:height="0.0748in" svg:x="2.1303in" svg:y="0.7457in" svg:viewBox="0 0 210 191" svg:d="M128 59c3-11 12-49 42-49 3 0 12 0 22 4-12 3-20 14-20 23 0 7 4 16 15 16 10 0 23-9 23-25 0-22-25-28-40-28-24 0-38 23-43 32-11-27-33-32-45-32-45 0-69 54-69 65 0 5 4 3 5 5 4 0 5-2 6-5 14-45 42-55 56-55 9 0 23 3 23 27 0 13-7 42-23 101-7 26-21 43-40 43-3 0-12 0-21-5 11-2 19-10 19-22s-8-15-15-15c-12 0-23 11-23 24 0 19 22 28 40 28 27 0 43-29 44-31 5 15 20 31 46 31 43 0 67-54 67-65 0-4-4-4-5-4-4 0-5 2-6 4-13 46-42 55-55 55-17 0-24-13-24-27 0-9 2-18 7-38 5-19 10-38 14-57z"><text:p/></draw:path><draw:path draw:style-name="gr76" draw:text-style-name="P18" svg:width="0.0709in" svg:height="0.052in" svg:x="2.226in" svg:y="0.7201in" svg:viewBox="0 0 181 133" svg:d="M23 112c-1 4-3 8-4 12 0 7 6 9 11 9s10-3 11-6c1-2 3-12 6-18 1-6 5-19 6-26 2-7 3-13 5-21 3-12 3-14 13-26 7-12 21-28 43-28 18 0 18 16 18 22 0 17-13 50-18 62-2 9-4 11-4 16 0 16 14 25 28 25 30 0 43-41 43-44 0-4-3-3-5-4-4 0-4 1-6 5-7 23-19 35-31 35-6 0-7-4-7-10 0-7 1-11 6-24 4-9 16-41 16-57 0-28-22-34-39-34-24 0-41 16-49 28-2-21-19-28-31-28-13 0-21 10-24 17-6 11-11 27-11 29 0 3 4 2 5 3 5 0 5 0 7-8 5-18 10-33 22-33 7 0 9 8 9 15 0 6-2 17-5 25-2 7-4 19-6 26-3 12-6 26-9 38z"><text:p/></draw:path><draw:path draw:style-name="gr76" draw:text-style-name="P18" svg:width="0.1102in" svg:height="0.1102in" svg:x="2.3772in" svg:y="0.6087in" svg:viewBox="0 0 281 281" svg:d="M149 149c39 0 78 0 117 0 6 0 15 0 15-9 0-8-9-8-15-8-39 0-78 0-117 0 0-40 0-79 0-119 0-6 0-13-9-13-8 0-8 7-8 13 0 40 0 79 0 119-40 0-78 0-118 0-6 0-14 0-14 8 0 9 8 9 14 9 40 0 78 0 118 0 0 39 0 78 0 117 0 6 0 15 8 15 9 0 9-9 9-15 0-39 0-78 0-117z"><text:p/></draw:path><draw:path draw:style-name="gr76" draw:text-style-name="P18" svg:width="0.0705in" svg:height="0.0748in" svg:x="2.5406in" svg:y="0.6319in" svg:viewBox="0 0 180 191" svg:d="M180 71c0-43-29-71-67-71-57 0-113 60-113 120 0 42 29 71 67 71 57 0 113-58 113-120zM68 182c-18 0-37-13-37-46 0-21 11-66 24-88 22-32 46-38 58-38 24 0 37 20 37 45 0 16-8 60-25 88-15 25-37 39-57 39z"><text:p/></draw:path><draw:path draw:style-name="gr76" draw:text-style-name="P18" svg:width="0.0807in" svg:height="0.398in" svg:x="2.6768in" svg:y="0.4646in" svg:viewBox="0 0 206 1012" svg:d="M206 1007c0-1 0-3-1-4-15-15-43-43-72-89-68-109-98-246-98-408 0-114 14-260 84-386 33-59 68-94 86-113 1-1 1-1 1-3 0-4-2-4-8-4s-7 0-13 6c-141 128-185 322-185 499 0 166 37 333 144 459 10 10 25 27 42 43 5 5 6 5 12 5s8 0 8-5z"><text:p/></draw:path><draw:path draw:style-name="gr76" draw:text-style-name="P18" svg:width="0.0543in" svg:height="0.1102in" svg:x="2.85in" svg:y="0.4827in" svg:viewBox="0 0 139 281" svg:d="M86 11c0-11 0-11-9-11-27 26-64 26-77 26 0 5 0 9 0 14 8 0 34 0 55-11 0 73 0 145 0 218 0 16-1 21-39 21-5 0-9 0-14 0 0 4 0 8 0 13 15-1 52-1 69-1s53 0 68 1c0-5 0-9 0-13-5 0-8 0-13 0-38 0-40-5-40-21 0-79 0-157 0-236z"><text:p/></draw:path><draw:path draw:style-name="gr76" draw:text-style-name="P18" svg:width="0.1846in" svg:height="0.0063in" svg:x="2.7839in" svg:y="0.6606in" svg:viewBox="0 0 470 17" svg:d="M235 17c-78 0-157 0-235 0 0-6 0-11 0-17 157 0 313 0 470 0 0 6 0 11 0 17-78 0-157 0-235 0z"><text:p/></draw:path><draw:path draw:style-name="gr76" draw:text-style-name="P18" svg:width="0.0823in" svg:height="0.0748in" svg:x="2.789in" svg:y="0.7457in" svg:viewBox="0 0 210 191" svg:d="M128 59c3-11 12-49 41-49 3 0 13 0 22 4-12 3-21 14-21 23 0 7 5 16 17 16 9 0 23-9 23-25 0-22-25-28-40-28-25 0-39 23-44 32-11-27-34-32-46-32-44 0-68 54-68 65 0 5 5 5 6 5 2 0 5-2 5-5 14-45 42-55 56-55 9 0 23 3 23 27 0 13-7 42-23 101-6 26-21 43-39 43-3 0-12 0-22-5 11-2 20-10 20-22s-9-15-15-15c-13 0-23 11-23 24 0 19 20 28 40 28 27 0 42-29 43-31 6 15 20 31 45 31 45 0 69-54 69-65 0-4-5-4-6-4-4 0-4 2-5 4-14 46-43 55-56 55-17 0-23-13-23-27 0-9 2-18 7-38 5-19 10-38 14-57z"><text:p/></draw:path><draw:path draw:style-name="gr76" draw:text-style-name="P18" svg:width="0.0705in" svg:height="0.052in" svg:x="2.8846in" svg:y="0.7201in" svg:viewBox="0 0 180 133" svg:d="M22 112c-2 4-2 8-3 12 0 7 5 9 10 9 6 0 9-3 12-6 2-2 3-12 5-18 1-6 4-19 7-26 1-7 2-13 5-21 2-12 3-14 12-26 8-12 21-28 44-28 17 0 17 16 17 22 0 17-12 50-17 62-4 9-5 11-5 16 0 16 13 25 29 25 29 0 42-41 42-44 0-4-4-4-5-4-3 0-5 1-6 5-6 23-19 35-31 35-6 0-7-4-7-10 0-7 1-11 7-24 4-9 16-41 16-57 0-28-23-34-39-34-25 0-41 16-50 28-1-21-19-28-31-28-14 0-20 10-23 17-7 11-11 27-11 29 0 3 4 3 5 3 3 0 5 0 6-8 5-18 11-33 21-33 9 0 10 8 10 15 0 6-4 17-5 25-2 7-5 19-6 26-3 12-6 26-9 38z"><text:p/></draw:path><draw:path draw:style-name="gr76" draw:text-style-name="P18" svg:width="0.0815in" svg:height="0.398in" svg:x="2.9949in" svg:y="0.4646in" svg:viewBox="0 0 208 1012" svg:d="M208 506c0-166-39-333-146-459-8-10-24-27-42-42-4-5-6-5-12-5-4 0-8 0-8 4 0 2 1 3 2 4 15 16 44 44 71 89 69 109 100 246 100 408 0 114-16 261-85 385-34 60-69 95-87 113 0 1-1 3-1 4 0 5 4 5 8 5 6 0 8 0 14-6 141-130 186-323 186-500z"><text:p/></draw:path></draw:g></draw:g></text:p>
      <text:p text:style-name="P7">Remarque :<text:span text:style-name="T2"> Posons </text:span><text:span text:style-name="T2"><draw:g text:anchor-type="as-char" svg:y="-0.222in" draw:z-index="22" draw:name="Shape23" draw:style-name="gr1"><svg:title>TexMaths</svg:title><svg:desc>12§display§h = \frac{1}{x}§svg§600§FALSE§</svg:desc><draw:g draw:style-name="gr2"><draw:path draw:style-name="gr75" draw:text-style-name="P17" svg:width="0.4138in" svg:height="0.3205in" svg:x="0.0004in" svg:y="0.0102in" svg:viewBox="0 0 1052 815" svg:d="M526 815c-176 0-351 0-526 0 0-271 0-544 0-815 350 0 702 0 1052 0 0 271 0 544 0 815-175 0-350 0-526 0z"><text:p/></draw:path><draw:path draw:style-name="gr76" draw:text-style-name="P18" svg:width="0.0807in" svg:height="0.1161in" svg:x="0.0012in" svg:y="0.1079in" svg:viewBox="0 0 206 296" svg:d="M97 5c0-1 0-5-6-5-9 0-39 4-50 4-4 1-9 1-9 8 0 5 4 5 10 5 20 0 22 3 22 7 0 2-2 6-2 8-20 82-40 162-61 244-1 5-1 6-1 8 0 10 8 12 12 12 6 0 13-4 16-10 2-11 4-22 7-33 3-13 6-25 9-37 3-10 5-19 8-29 1-2 4-15 4-19 2-4 15-26 29-38 10-6 22-15 41-15 18 0 23 15 23 29 0 23-17 70-27 95-3 9-6 14-6 23 0 20 15 34 35 34 40 0 55-61 55-64 0-4-3-4-5-4-4 0-4 1-6 7-7 22-20 52-43 52-7 0-10-4-10-13 0-11 3-21 8-30 6-18 25-69 25-93 0-27-17-45-48-45-27 0-47 13-62 32 11-44 21-89 32-133z"><text:p/></draw:path><draw:path draw:style-name="gr76" draw:text-style-name="P18" svg:width="0.1094in" svg:height="0.039in" svg:x="0.1429in" svg:y="0.1618in" svg:viewBox="0 0 279 100" svg:d="M265 18c7 0 14 0 14-8 0-10-7-10-13-10-84 0-169 0-253 0-6 0-13 0-13 10 0 8 7 8 14 8 84 0 167 0 251 0zM266 100c6 0 13 0 13-9 0-8-7-8-14-8-84 0-167 0-251 0-7 0-14 0-14 8 0 9 7 9 13 9 84 0 169 0 253 0z"><text:p/></draw:path><draw:path draw:style-name="gr76" draw:text-style-name="P18" svg:width="0.0543in" svg:height="0.1102in" svg:x="0.3488in" svg:y="0in" svg:viewBox="0 0 139 281" svg:d="M86 11c0-10 0-11-9-11-27 28-64 28-77 28 0 4 0 8 0 13 8 0 34 0 55-12 0 73 0 145 0 218 0 16-1 21-39 21-5 0-9 0-14 0 0 3 0 8 0 13 15-1 52-1 69-1s53 0 68 1c0-5 0-10 0-13-5 0-8 0-13 0-38 0-40-5-40-21 0-79 0-157 0-236z"><text:p/></draw:path><draw:path draw:style-name="gr76" draw:text-style-name="P18" svg:width="0.0945in" svg:height="0.0063in" svg:x="0.328in" svg:y="0.1783in" svg:viewBox="0 0 241 17" svg:d="M120 17c-40 0-80 0-120 0 0-6 0-11 0-17 80 0 161 0 241 0 0 6 0 11 0 17-41 0-80 0-121 0z"><text:p/></draw:path><draw:path draw:style-name="gr76" draw:text-style-name="P18" svg:width="0.0823in" svg:height="0.0748in" svg:x="0.3327in" svg:y="0.2638in" svg:viewBox="0 0 210 191" svg:d="M128 59c3-11 14-49 42-49 3 0 12 0 22 4-12 3-21 14-21 23 0 7 5 15 16 15 10 0 23-8 23-24 0-22-25-28-40-28-24 0-38 22-43 32-11-28-33-32-45-32-45 0-69 54-69 65 0 3 4 2 5 3 4 0 5 0 6-3 14-46 42-55 56-55 9 0 23 3 23 27 0 13-7 41-23 101-7 25-21 43-39 43-4 0-13 0-22-5 11-2 21-12 21-22 0-12-10-16-16-16-13 0-24 11-24 25 0 19 22 28 40 28 27 0 43-30 44-33 5 16 20 33 46 33 43 0 67-54 67-65 0-5-4-5-5-5-4 0-5 3-6 5-13 46-42 55-55 55-17 0-24-13-24-27 0-10 3-20 7-38 5-19 10-38 14-57z"><text:p/></draw:path></draw:g></draw:g></text:span></text:p>
      <text:p text:style-name="P9">Alors <draw:g text:anchor-type="as-char" svg:y="-0.1236in" draw:z-index="23" draw:name="Shape24" draw:style-name="gr1"><svg:title>TexMaths</svg:title><svg:desc>12§display§x \to +\infty} \ssi g \in DL_n(0)§svg§600§FALSE§</svg:desc><draw:g draw:style-name="gr2"><draw:path draw:style-name="gr75" draw:text-style-name="P17" svg:width="1.7173in" svg:height="0.1476in" svg:x="0.0039in" svg:y="0.0087in" svg:viewBox="0 0 4363 376" svg:d="M0 0c1454 0 2909 0 4363 0 0 125 0 251 0 376-1454 0-2909 0-4363 0 0-125 0-251 0-376z"><text:p/></draw:path><draw:path draw:style-name="gr76" draw:text-style-name="P18" svg:width="0.0823in" svg:height="0.0744in" svg:x="0.0004in" svg:y="0.0512in" svg:viewBox="0 0 210 190" svg:d="M128 59c3-11 14-51 42-51 3 0 12 0 22 6-12 3-20 14-20 23 0 7 4 15 15 15 10 0 23-8 23-24 0-22-25-28-40-28-24 0-38 22-43 31-11-27-33-31-45-31-45 0-69 54-69 65 0 4 4 2 5 4 4 0 5-2 6-5 14-45 42-56 56-56 9 0 23 5 23 29 0 13-7 41-23 100-7 26-21 45-39 45-4 0-13 0-22-7 11-2 21-10 21-22 0-11-10-15-16-15-13 0-24 11-24 24 0 20 22 28 40 28 27 0 43-29 44-31 5 15 20 31 46 31 43 0 67-54 67-65 0-4-4-4-5-4-4 0-5 2-6 5-13 45-42 56-55 56-17 0-24-15-24-28 0-10 3-19 7-37 5-20 10-39 14-58z"><text:p/></draw:path><draw:path draw:style-name="gr76" draw:text-style-name="P18" svg:width="0.1469in" svg:height="0.0854in" svg:x="0.1457in" svg:y="0.0398in" svg:viewBox="0 0 374 218" svg:d="M328 118c-23 18-34 35-38 41-19 29-15 36-22 54 0 5 4 5 8 5 7 0 8 0 10-8 9-41 34-75 81-95 6-2 7-3 7-6 0-2-2-4-3-4-19-8-70-28-85-99-2-5-3-6-10-6-4 0-8 0-8 5 0 1 3 27 21 55 9 13 21 28 39 41-105 0-209 0-314 0-7 0-14 0-14 8 0 9 7 9 14 9 105 0 209 0 314 0z"><text:p/></draw:path><draw:path draw:style-name="gr76" draw:text-style-name="P18" svg:width="0.1102in" svg:height="0.1098in" svg:x="0.3579in" svg:y="0.0276in" svg:viewBox="0 0 281 280" svg:d="M149 149c39 0 78 0 117 0 6 0 15 0 15-8 0-9-9-9-15-9-39 0-78 0-117 0 0-39 0-78 0-118 0-6 0-14-9-14-8 0-8 8-8 14 0 40 0 79 0 118-40 0-78 0-118 0-6 0-14 0-14 9 0 8 8 8 14 8 40 0 78 0 118 0 0 39 0 78 0 117 0 6 0 14 8 14 9 0 9-8 9-14 0-39 0-78 0-117z"><text:p/></draw:path><draw:path draw:style-name="gr76" draw:text-style-name="P18" svg:width="0.1469in" svg:height="0.0744in" svg:x="0.487in" svg:y="0.0512in" svg:viewBox="0 0 374 190" svg:d="M191 72c-23-29-28-35-41-46-24-19-47-26-68-26-50 0-82 46-82 95s30 95 79 95c48 0 84-39 105-72 22 29 27 36 40 45 24 20 48 27 69 27 50 0 81-46 81-95 0-48-31-95-79-95-49 0-84 38-104 72zM202 87c18-32 49-74 96-74 45 0 68 43 68 82 0 41-29 76-66 76-24 0-43-18-52-27-10-12-20-25-46-57zM173 105c-17 30-48 72-96 72-45 0-67-44-67-82 0-41 27-75 64-75 26 0 44 17 53 27 10 11 21 24 46 58z"><text:p/></draw:path><draw:path draw:style-name="gr76" draw:text-style-name="P18" svg:width="0.1539in" svg:height="0.0902in" svg:x="0.6957in" svg:y="0.0374in" svg:viewBox="0 0 392 230" svg:d="M92 66c24-28 36-58 36-61 0-5-3-5-8-5-6 0-6 0-10 8-16 39-48 77-104 101-5 3-6 4-6 6s0 2 0 3c1 1 1 1 10 5 46 19 80 55 102 103 2 4 3 4 8 4s8 0 8-5c0-4-12-33-36-60 69 0 138 0 207 0-24 27-36 56-36 60 0 5 5 5 8 5 6 0 6 0 10-9 18-37 49-77 104-100 6-2 7-3 7-6 0-1 0-1-1-2 0-1-1-1-9-5-46-19-81-55-102-104-3-4-4-4-9-4-3 0-8 0-8 5 0 3 12 33 36 61-69 0-138 0-207 0zM76 148c-12-12-27-23-45-33 24-13 36-24 45-32 80 0 159 0 240 0 13 12 27 23 44 32-23 14-36 24-44 33-81 0-160 0-240 0z"><text:p/></draw:path><draw:path draw:style-name="gr76" draw:text-style-name="P18" svg:width="0.0756in" svg:height="0.1059in" svg:x="0.9039in" svg:y="0.0512in" svg:viewBox="0 0 193 270" svg:d="M192 28c0-4 1-5 1-9 0-7-5-11-12-11-5 0-15 3-18 18-7-15-21-26-38-26-48 0-101 59-101 119 0 42 26 67 56 67 26 0 45-20 50-25v1c-9 38-15 53-15 54-1 4-15 46-60 46-8 0-21-1-33-5 12-3 16-14 16-21 0-8-4-15-15-15-10 0-23 7-23 24s16 25 56 25c52 0 83-32 89-57 16-62 31-124 47-185zM137 132c-3 11-12 22-22 29-8 7-21 16-33 16-22 0-28-22-28-39 0-20 12-71 24-91 11-22 29-39 47-39 27 0 33 35 33 38 0 1 0 3-1 6-7 26-13 53-20 80z"><text:p/></draw:path><draw:path draw:style-name="gr76" draw:text-style-name="P18" svg:width="0.0827in" svg:height="0.0953in" svg:x="1.0461in" svg:y="0.0346in" svg:viewBox="0 0 211 243" svg:d="M197 131c7 0 14 0 14-8 0-9-7-9-14-9-60 0-119 0-179 0 5-56 53-96 113-96 21 0 44 0 66 0 7 0 14-1 14-10 0-8-7-8-14-8-23 0-45 0-67 0-72 0-130 55-130 123 0 67 58 120 130 120 22 0 44 0 67 0 7 0 14 0 14-9 0-8-7-7-14-7-22 0-45 0-66 0-60 0-108-39-113-96 60 0 119 0 179 0z"><text:p/></draw:path><draw:path draw:style-name="gr76" draw:text-style-name="P18" svg:width="0.1268in" svg:height="0.1126in" svg:x="1.1961in" svg:y="0.011in" svg:viewBox="0 0 323 287" svg:d="M50 254c-4 16-4 20-38 20-7 0-12 0-12 7 0 6 4 6 12 6 47 0 92 0 139 0 88 0 172-87 172-180 0-59-36-107-100-107-47 0-95 0-141 0-9 0-14 0-14 8 0 5 5 5 14 5 4 0 13 1 18 1 6 2 8 3 8 8 0 1 0 2-1 7-19 74-37 150-57 225zM142 30c3-16 4-17 22-17 15 0 30 0 45 0 42 0 77 23 77 78 0 21-9 91-45 135-12 16-45 48-97 48-16 0-32 0-48 0-6 0-6 0-8-1-5 0-6 0-6-4 0-1 0-2 2-9 19-76 38-153 58-230z"><text:p/></draw:path><draw:path draw:style-name="gr76" draw:text-style-name="P18" svg:width="0.1004in" svg:height="0.1126in" svg:x="1.3378in" svg:y="0.011in" svg:viewBox="0 0 256 287" svg:d="M142 34c3-16 4-21 44-21 13 0 17 0 17-7 0-6-5-6-7-6-14 0-48 1-63 1-12 0-43-1-56-1-3 0-7 0-7 8 0 5 3 5 12 5 4 0 8 0 15 1 7 2 11 2 11 8 0 1 0 2-1 7-19 74-37 150-57 225-4 16-4 20-38 20-7 0-12 0-12 8 0 5 5 5 12 5 65 0 131 0 196 0 9 0 9 0 13-7 11-30 21-60 32-90 3-5 1-5 3-6 0-1-3-5-6-5-5 0-4 3-6 10-15 37-34 85-107 85-13 0-27 0-40 0-6 0-6 0-8-1-5 0-6 0-6-4 0-1 0-2 2-9 19-75 37-151 57-226z"><text:p/></draw:path><draw:path draw:style-name="gr76" draw:text-style-name="P18" svg:width="0.0709in" svg:height="0.0516in" svg:x="1.4496in" svg:y="0.0976in" svg:viewBox="0 0 181 132" svg:d="M23 112c-1 3-4 11-4 12 0 6 6 8 11 8s8-3 11-6c2-2 5-12 6-18s5-19 6-26c2-7 3-13 5-21 3-12 4-14 13-26 8-11 21-27 44-27 17 0 17 15 17 21 0 18-12 50-17 62-3 9-5 11-5 16 0 16 14 25 28 25 30 0 43-39 43-44 0-4-3-4-5-4-4 0-4 1-6 5-7 24-19 36-31 36-6 0-7-5-7-11 0-7 1-11 7-24 4-8 16-40 16-56 0-29-23-34-39-34-25 0-42 14-50 26-2-20-19-26-31-26-13 0-19 10-24 16-6 10-11 27-11 28 0 5 5 5 6 5 4 0 4-1 6-9 5-17 10-32 22-32 7 0 9 6 9 15 0 5-2 15-5 24-2 7-4 20-6 26-3 12-6 26-9 39z"><text:p/></draw:path><draw:path draw:style-name="gr76" draw:text-style-name="P18" svg:width="0.0378in" svg:height="0.165in" svg:x="1.5512in" svg:y="0in" svg:viewBox="0 0 97 420" svg:d="M97 415c0-2 0-2-7-9-52-53-66-132-66-196 0-73 17-146 68-199 5-5 5-5 5-7 0-3-1-4-3-4-5 0-42 29-68 82-21 47-26 93-26 128 0 32 5 83 28 130 25 52 61 80 66 80 2 0 3-2 3-5z"><text:p/></draw:path><draw:path draw:style-name="gr76" draw:text-style-name="P18" svg:width="0.0697in" svg:height="0.113in" svg:x="1.6055in" svg:y="0.0138in" svg:viewBox="0 0 178 288" svg:d="M178 145c0-32-2-67-17-97-19-41-54-48-71-48-25 0-56 11-74 50-14 29-16 63-16 95 0 33 2 69 19 101 18 34 49 42 70 42 23 0 55-8 73-48 14-30 16-61 16-95zM89 280c-16 0-41-11-48-52-5-24-5-62-5-87 0-27 0-54 2-77 9-51 40-54 51-54 14 0 42 7 50 49 4 24 4 55 4 82 0 32 0 60-5 86-6 40-30 53-49 53z"><text:p/></draw:path><draw:path draw:style-name="gr76" draw:text-style-name="P18" svg:width="0.0382in" svg:height="0.165in" svg:x="1.6917in" svg:y="0in" svg:viewBox="0 0 98 420" svg:d="M98 210c0-32-4-84-27-131-25-51-61-79-66-79-3 0-5 1-5 4 0 2 0 2 8 10 42 41 66 109 66 196 0 71-15 145-68 199-6 4-6 4-6 6 0 3 2 5 5 5 5 0 42-29 67-82 22-47 26-94 26-128z"><text:p/></draw:path></draw:g></draw:g></text:p>
      <text:p text:style-name="P9">où <draw:g text:anchor-type="as-char" svg:y="-0.0736in" draw:z-index="24" draw:name="Shape25" draw:style-name="gr1"><svg:title>TexMaths</svg:title><svg:desc>12§display§g§svg§600§FALSE§</svg:desc><draw:g draw:style-name="gr2"><draw:path draw:style-name="gr75" draw:text-style-name="P17" svg:width="0.0606in" svg:height="0.0898in" svg:x="0.0063in" svg:y="0.0091in" svg:viewBox="0 0 155 229" svg:d="M78 229c-26 0-52 0-78 0 0-76 0-153 0-229 52 0 103 0 155 0 0 76 0 153 0 229-25 0-52 0-77 0z"><text:p/></draw:path><draw:path draw:style-name="gr76" draw:text-style-name="P18" svg:width="0.0752in" svg:height="0.1067in" svg:x="0.0004in" svg:y="0.0004in" svg:viewBox="0 0 192 272" svg:d="M191 28c0-3 1-5 1-8 0-7-5-12-12-12-5 0-16 4-18 18-7-15-22-26-38-26-47 0-99 59-99 120 0 40 25 65 55 65 26 0 44-19 48-24-8 38-8 38-13 56-1 3-15 45-60 45-7 0-21 0-33-3 13-5 18-16 18-23 0-6-5-15-17-15-9 0-23 8-23 24 0 18 16 27 56 27 53 0 82-34 88-59 16-61 31-124 47-185zM136 132c-3 11-12 21-21 29-8 7-21 15-33 15-21 0-28-22-28-38 0-20 13-69 24-91 12-21 30-37 46-37 27 0 33 33 33 36 0 2-1 5-1 6-6 26-13 53-20 80z"><text:p/></draw:path></draw:g></draw:g><text:s/>est définie par <draw:g text:anchor-type="as-char" svg:y="-0.2402in" draw:z-index="25" draw:name="Shape26" draw:style-name="gr1"><svg:title>TexMaths</svg:title><svg:desc>12§display§g(h) = f\left(\frac{1}{h}\right)§svg§600§FALSE§</svg:desc><draw:g draw:style-name="gr2"><draw:path draw:style-name="gr75" draw:text-style-name="P17" svg:width="0.985in" svg:height="0.3803in" svg:x="0.0063in" svg:y="0.0083in" svg:viewBox="0 0 2503 967" svg:d="M1252 967c-418 0-834 0-1252 0 0-323 0-644 0-967 834 0 1669 0 2503 0 0 323 0 644 0 967-417 0-835 0-1251 0z"><text:p/></draw:path><draw:path draw:style-name="gr76" draw:text-style-name="P18" svg:width="0.076in" svg:height="0.1067in" svg:x="0.0004in" svg:y="0.1669in" svg:viewBox="0 0 194 272" svg:d="M193 28c0-3 1-5 1-8 0-7-6-12-12-12-4 0-15 4-18 18-7-15-21-26-39-26-48 0-100 59-100 120 0 42 25 66 57 66 24 0 44-19 48-24h1c-10 38-15 55-15 56-1 4-15 46-61 46-7 0-21-1-33-5 13-4 18-14 18-22 0-7-5-14-17-14-9 0-23 7-23 24s16 25 56 25c53 0 83-32 90-57 16-63 32-125 47-187zM138 133c-2 11-12 20-22 29-8 7-21 15-33 15-22 0-28-22-28-39 0-19 12-70 23-91 12-21 30-37 48-37 28 0 34 33 34 36 0 2-2 4-2 6-7 27-13 54-20 81z"><text:p/></draw:path><draw:path draw:style-name="gr76" draw:text-style-name="P18" svg:width="0.0382in" svg:height="0.1654in" svg:x="0.0996in" svg:y="0.1165in" svg:viewBox="0 0 98 421" svg:d="M98 417c0-1 0-2-7-9-53-53-67-133-67-197 0-73 17-147 68-199 6-6 6-6 6-7 0-4-2-5-4-5-4 0-42 29-68 83-21 45-26 92-26 128 0 32 5 84 28 131 25 51 62 79 66 79 2 0 4-1 4-4z"><text:p/></draw:path><draw:path draw:style-name="gr76" draw:text-style-name="P18" svg:width="0.0815in" svg:height="0.1161in" svg:x="0.1567in" svg:y="0.126in" svg:viewBox="0 0 208 296" svg:d="M98 5c0-1 0-5-6-5-9 0-40 4-51 4-3 1-7 1-7 8 0 5 3 5 9 5 21 0 22 3 22 7 0 2-1 6-1 8-21 82-41 162-62 244-2 6-2 6-2 9 0 10 8 11 12 11 7 0 14-5 16-11 2-10 6-21 8-31 4-13 6-26 10-38 2-10 4-19 7-29 1-2 3-16 5-18 1-5 14-27 28-39 9-6 22-15 40-15s23 15 23 30c0 23-16 68-27 94-2 9-4 15-4 24 0 19 14 33 34 33 40 0 56-61 56-65 0-3-4-3-6-3-4 0-4 1-6 7-6 23-20 53-44 53-7 0-9-5-9-15s3-20 7-30c7-18 26-68 26-92 0-27-16-45-49-45-26 0-47 13-62 32 11-44 23-89 33-133z"><text:p/></draw:path><draw:path draw:style-name="gr76" draw:text-style-name="P18" svg:width="0.0382in" svg:height="0.1654in" svg:x="0.2528in" svg:y="0.1165in" svg:viewBox="0 0 98 421" svg:d="M98 211c0-34-4-84-27-132-25-51-63-79-66-79s-5 1-5 5c0 1 0 1 8 9 41 41 65 108 65 197 0 72-15 146-67 199-6 5-6 6-6 7 0 3 2 4 5 4s42-29 67-82c22-46 26-93 26-128z"><text:p/></draw:path><draw:path draw:style-name="gr76" draw:text-style-name="P18" svg:width="0.1102in" svg:height="0.0382in" svg:x="0.363in" svg:y="0.1795in" svg:viewBox="0 0 281 98" svg:d="M266 17c6 0 15 0 15-9 0-8-9-8-15-8-84 0-168 0-252 0-6 0-14 0-14 8 0 9 8 9 14 9 84 0 168 0 252 0zM266 98c6 0 15 0 15-8s-9-8-15-8c-84 0-168 0-252 0-6 0-14 0-14 8s8 8 14 8c84 0 168 0 252 0z"><text:p/></draw:path><draw:path draw:style-name="gr76" draw:text-style-name="P18" svg:width="0.0823in" svg:height="0.1504in" svg:x="0.5374in" svg:y="0.1252in" svg:viewBox="0 0 210 383" svg:d="M132 128c12 0 24 0 36 0 8 0 13 0 13-8 0-5-5-5-12-5-12 0-23 0-35 0 4-15 6-32 10-48 1-8 7-38 10-43 3-8 10-14 20-14 1 0 12 0 20 7-19 1-22 17-22 23 0 9 7 14 15 14 11 0 23-10 23-25 0-19-19-29-36-29-14 0-42 7-54 49-2 9-4 13-14 66-10 0-20 0-29 0s-12 0-12 9c0 4 3 4 11 4 9 0 19 0 28 0-10 55-21 111-32 167-7 41-14 79-36 79-2 0-13 0-20-8 19-1 22-16 22-23 0-10-7-14-15-14-11 0-23 9-23 25 0 19 18 29 36 29 23 0 40-24 47-41 14-27 24-77 24-81 8-44 17-88 25-133z"><text:p/></draw:path><draw:path draw:style-name="gr76" draw:text-style-name="P18" svg:width="0.0807in" svg:height="0.3972in" svg:x="0.6902in" svg:y="0in" svg:viewBox="0 0 206 1010" svg:d="M206 1005c0-1 0-3-1-4-15-15-44-43-72-88-68-110-98-246-98-407 0-114 14-260 84-385 33-60 68-95 86-113 1-2 1-2 1-3 0-5-2-5-8-5s-7 0-13 6c-142 130-185 321-185 499 0 164 37 331 144 457 8 11 25 27 42 43 5 5 6 5 12 5s8 0 8-5z"><text:p/></draw:path><draw:path draw:style-name="gr76" draw:text-style-name="P18" svg:width="0.0543in" svg:height="0.1102in" svg:x="0.8185in" svg:y="0.0177in" svg:viewBox="0 0 139 281" svg:d="M86 11c0-10 0-11-9-11-27 26-64 26-77 26 0 5 0 9 0 14 8 0 34 0 55-11 0 73 0 145 0 218 0 16-1 20-39 20-5 0-9 0-14 0 0 4 0 9 0 14 15-2 52-2 69-2s53 0 68 2c0-5 0-10 0-14-5 0-9 0-14 0-37 0-39-4-39-20 0-79 0-157 0-236z"><text:p/></draw:path><draw:path draw:style-name="gr76" draw:text-style-name="P18" svg:width="0.0957in" svg:height="0.0063in" svg:x="0.7972in" svg:y="0.1961in" svg:viewBox="0 0 244 17" svg:d="M121 17c-41 0-80 0-121 0 0-6 0-11 0-17 82 0 162 0 244 0 0 6 0 11 0 17-41 0-82 0-123 0z"><text:p/></draw:path><draw:path draw:style-name="gr76" draw:text-style-name="P18" svg:width="0.0815in" svg:height="0.1161in" svg:x="0.8063in" svg:y="0.2402in" svg:viewBox="0 0 208 296" svg:d="M98 5c0-1 0-5-6-5-9 0-39 2-50 4-4 1-8 1-8 8 0 5 3 5 9 5 21 0 22 3 22 7 0 2-1 6-1 8-21 82-41 162-62 244-2 6-2 6-2 8 0 11 10 12 13 12 6 0 13-5 16-11 2-10 5-21 7-32 4-13 6-25 10-37 2-10 4-19 7-29 1-2 5-16 5-19 1-4 14-26 28-38 10-6 22-15 41-15 18 0 22 15 22 29 0 23-16 69-25 95-4 9-6 14-6 22 0 21 14 35 34 35 40 0 56-61 56-65 0-3-4-3-5-3-5 0-5 1-7 7-6 23-20 53-42 53-8 0-11-5-11-15s3-20 8-30c6-18 25-68 25-92 0-27-16-45-48-45-27 0-46 13-62 32 11-44 22-89 32-133z"><text:p/></draw:path><draw:path draw:style-name="gr76" draw:text-style-name="P18" svg:width="0.0815in" svg:height="0.3972in" svg:x="0.9189in" svg:y="0in" svg:viewBox="0 0 208 1010" svg:d="M208 506c0-165-39-332-146-458-8-11-24-28-42-43-4-5-6-5-12-5-4 0-8 0-8 5 0 1 1 3 2 3 15 16 44 44 71 89 69 109 100 246 100 408 0 113-16 259-85 384-34 60-69 94-87 112 0 1-1 3-1 4 0 5 4 5 8 5 6 0 8 0 14-6 141-130 186-322 186-498z"><text:p/></draw:path></draw:g></draw:g></text:p>
      <text:p text:style-name="P9"/>
      <text:p text:style-name="P9"/>
      <text:p text:style-name="P10">2) <text:span text:style-name="T1">Propriété :</text:span> Si <draw:g text:anchor-type="as-char" svg:y="-0.1236in" draw:z-index="26" draw:name="Shape27" draw:style-name="gr1"><svg:title>TexMaths</svg:title><svg:desc>12§display§ f \in DL_n(0),§svg§600§FALSE§</svg:desc><draw:g draw:style-name="gr2"><draw:path draw:style-name="gr75" draw:text-style-name="P17" svg:width="0.8752in" svg:height="0.1476in" svg:x="0.0004in" svg:y="0.0087in" svg:viewBox="0 0 2224 376" svg:d="M0 0c742 0 1482 0 2224 0 0 125 0 251 0 376-742 0-1482 0-2224 0 0-125 0-251 0-376z"><text:p/></draw:path><draw:path draw:style-name="gr76" draw:text-style-name="P18" svg:width="0.0823in" svg:height="0.1496in" svg:x="0.0008in" svg:y="0.0075in" svg:viewBox="0 0 210 381" svg:d="M132 129c12 0 24 0 36 0 8 0 13 0 13-10 0-4-5-4-12-4-12 0-23 0-35 0 3-16 6-32 9-48 2-9 8-38 11-44 3-7 10-15 19-15 2 0 13 0 21 9-19 1-22 15-22 23 0 9 7 14 15 14 11 0 23-10 23-25 0-19-19-29-37-29-15 0-41 7-53 49-2 9-4 14-14 66-10 0-20 0-29 0s-13 0-13 8c0 6 4 6 12 6 9 0 18 0 27 0-11 55-20 109-31 164-7 41-14 80-37 80-1 0-12 0-19-9 19-1 22-15 22-23 0-9-7-14-15-14-11 0-23 10-23 25 0 19 18 29 35 29 24 0 41-24 48-41 13-26 23-77 24-80 8-44 17-88 25-131z"><text:p/></draw:path><draw:path draw:style-name="gr76" draw:text-style-name="P18" svg:width="0.0827in" svg:height="0.0953in" svg:x="0.1504in" svg:y="0.0346in" svg:viewBox="0 0 211 243" svg:d="M197 131c7 0 14 0 14-8 0-9-7-9-14-9-60 0-119 0-179 0 5-56 54-96 113-96 21 0 44 0 66 0 7 0 14-1 14-10 0-8-7-8-14-8-23 0-45 0-67 0-72 0-130 55-130 123 0 67 58 120 130 120 22 0 44 0 67 0 7 0 14 0 14-9 0-8-7-7-14-7-22 0-45 0-66 0-59 0-108-39-113-96 60 0 119 0 179 0z"><text:p/></draw:path><draw:path draw:style-name="gr76" draw:text-style-name="P18" svg:width="0.1264in" svg:height="0.1126in" svg:x="0.3004in" svg:y="0.011in" svg:viewBox="0 0 322 287" svg:d="M50 254c-4 16-4 20-38 20-7 0-12 0-12 7 0 6 4 6 12 6 47 0 92 0 139 0 88 0 171-87 171-180 0-59-35-107-99-107-47 0-95 0-141 0-9 0-14 0-14 8 0 5 5 5 14 5 4 0 12 1 18 1 6 2 8 3 8 8 0 1 0 2-1 7-19 74-37 150-57 225zM142 30c3-16 4-17 22-17 15 0 30 0 45 0 42 0 77 23 77 78 0 21-9 91-45 135-12 16-45 48-97 48-16 0-32 0-48 0-6 0-6 0-10-1-3 0-4 0-4-4 0-1 0-2 2-9 19-76 38-153 58-230z"><text:p/></draw:path><draw:path draw:style-name="gr76" draw:text-style-name="P18" svg:width="0.0996in" svg:height="0.1126in" svg:x="0.4417in" svg:y="0.011in" svg:viewBox="0 0 254 287" svg:d="M142 34c3-16 4-21 44-21 13 0 17 0 17-7 0-6-5-6-7-6-15 0-48 1-63 1-13 0-43-1-56-1-3 0-7 0-7 8 0 5 3 5 10 5 2 0 10 0 17 1 7 2 11 2 11 8 0 1 0 2-1 7-19 74-37 150-57 225-4 16-4 20-38 20-7 0-12 0-12 8 0 5 4 5 12 5 65 0 130 0 194 0 11 0 11 0 14-7 10-30 22-60 33-90 1-5 1-5 1-6s-1-5-4-5c-4 0-4 3-8 10-14 37-32 85-105 85-13 0-27 0-40 0-6 0-6 0-9-1-4 0-5 0-5-4 0-1 0-2 2-9 19-75 37-151 57-226z"><text:p/></draw:path><draw:path draw:style-name="gr76" draw:text-style-name="P18" svg:width="0.0705in" svg:height="0.0516in" svg:x="0.5535in" svg:y="0.0976in" svg:viewBox="0 0 180 132" svg:d="M23 112c-1 3-4 11-4 12 0 6 6 8 11 8s10-3 11-6c1-2 3-12 6-18 1-6 5-19 6-26s3-13 5-21c3-12 3-14 13-26 7-11 21-27 43-27 18 0 18 15 18 21 0 18-13 50-18 62-2 9-4 11-4 16 0 16 14 25 28 25 30 0 42-39 42-44 0-4-2-3-4-4-4 0-4 1-6 5-7 24-19 36-31 36-6 0-7-5-7-11 0-7 1-11 6-24 4-8 16-40 16-56 0-29-23-34-39-34-24 0-41 14-49 26-2-20-19-26-31-26-13 0-21 10-24 16-6 10-11 27-11 28 0 5 4 4 5 5 5 0 5-1 7-9 5-17 10-32 22-32 7 0 9 6 9 15 0 5-2 15-5 24-2 7-4 20-6 26-3 12-6 26-9 39z"><text:p/></draw:path><draw:path draw:style-name="gr76" draw:text-style-name="P18" svg:width="0.0378in" svg:height="0.165in" svg:x="0.6551in" svg:y="0in" svg:viewBox="0 0 97 420" svg:d="M97 415c0-2 0-2-7-9-53-53-66-132-66-196 0-73 16-146 68-199 5-5 5-5 5-7 0-3-1-4-3-4-5 0-42 29-68 82-21 47-26 93-26 128 0 32 5 83 28 130 25 52 61 80 66 80 2 0 3-2 3-5z"><text:p/></draw:path><draw:path draw:style-name="gr76" draw:text-style-name="P18" svg:width="0.0697in" svg:height="0.113in" svg:x="0.7094in" svg:y="0.0138in" svg:viewBox="0 0 178 288" svg:d="M178 145c0-32-3-67-17-97-19-41-54-48-72-48-25 0-55 11-73 50-14 29-16 63-16 95 0 33 2 69 19 101 18 34 49 42 70 42 23 0 55-8 73-48 13-30 16-61 16-95zM89 280c-17 0-41-11-49-52-5-24-5-62-5-87 0-27 0-54 3-77 9-51 40-54 51-54 14 0 42 7 49 49 5 24 5 55 5 82 0 32 0 60-5 86-6 40-30 53-49 53z"><text:p/></draw:path><draw:path draw:style-name="gr76" draw:text-style-name="P18" svg:width="0.0382in" svg:height="0.165in" svg:x="0.7953in" svg:y="0in" svg:viewBox="0 0 98 420" svg:d="M98 210c0-32-4-84-28-131-26-51-62-79-65-79s-5 1-5 4c0 2 0 2 8 10 41 41 65 109 65 196 0 71-15 145-67 199-6 4-6 4-6 6 0 3 2 5 5 5s42-29 66-82c21-47 27-94 27-128z"><text:p/></draw:path><draw:path draw:style-name="gr76" draw:text-style-name="P18" svg:width="0.0189in" svg:height="0.0492in" svg:x="0.865in" svg:y="0.1059in" svg:viewBox="0 0 49 126" svg:d="M49 44c0-27-11-44-26-44s-23 11-23 23c0 11 8 23 23 23 5 0 9-3 14-6 1-2 1-2 3-2 0 3 0 0 0 6 0 32-15 57-29 71-4 4-4 5-4 6 0 4 1 5 4 5 5 0 38-32 38-82z"><text:p/></draw:path></draw:g></draw:g><text:s/>sa partie régulière est unique</text:p>
      <text:p text:style-name="P9"/>
      <text:p text:style-name="P7">Preuve :<text:span text:style-name="T2"> Soient </text:span><text:span text:style-name="T2"><draw:g text:anchor-type="as-char" svg:y="-0.1236in" draw:z-index="27" draw:name="Shape28" draw:style-name="gr1"><svg:title>TexMaths</svg:title><svg:desc>12§display§p,Q \in \R_n[X]§svg§600§FALSE§</svg:desc><draw:g draw:style-name="gr2"><draw:path draw:style-name="gr75" draw:text-style-name="P17" svg:width="0.9106in" svg:height="0.148in" svg:x="0.0087in" svg:y="0.0091in" svg:viewBox="0 0 2314 377" svg:d="M1158 377c-386 0-771 0-1158 0 0-126 0-251 0-377 772 0 1542 0 2314 0 0 126 0 251 0 377-385 0-770 0-1156 0z"><text:p/></draw:path><draw:path draw:style-name="gr76" draw:text-style-name="P18" svg:width="0.0866in" svg:height="0.1047in" svg:x="0.0004in" svg:y="0.0516in" svg:viewBox="0 0 221 267" svg:d="M32 237c-3 14-3 17-22 17-5 0-10 0-10 8 0 4 2 5 6 5 11 0 23-1 35-1 14 0 29 1 42 1 2 0 7 0 7-9 0-4-4-4-10-4-21 0-21-3-21-6 0-6 18-74 21-83 5 12 17 26 39 26 49 0 102-61 102-124 0-39-24-67-57-67-21 0-42 16-55 31-5-21-23-31-38-31-19 0-28 17-31 24-8 14-14 40-14 41 0 5 5 5 6 5 4 0 4-1 8-10 7-30 15-50 30-50 7 0 13 3 13 19 0 9-1 14-3 21-15 63-32 125-48 187zM107 55c3-12 14-24 21-30 16-13 28-15 35-15 17 0 27 14 27 39 0 26-14 74-22 89-14 30-34 44-49 44-29 0-34-35-34-38 0-1 0-1 1-7 8-28 14-55 21-82z"><text:p/></draw:path><draw:path draw:style-name="gr76" draw:text-style-name="P18" svg:width="0.0189in" svg:height="0.0492in" svg:x="0.1035in" svg:y="0.1067in" svg:viewBox="0 0 49 126" svg:d="M49 44c0-27-9-44-26-44-15 0-23 11-23 23 0 11 8 21 23 21 5 0 11-1 14-4 1-2 1-2 3-2 0 3 1 0 1 6 0 32-16 57-29 70-5 5-5 6-5 7 0 3 3 5 5 5 4 0 37-32 37-82z"><text:p/></draw:path><draw:path draw:style-name="gr76" draw:text-style-name="P18" svg:width="0.1146in" svg:height="0.148in" svg:x="0.1709in" svg:y="0.0079in" svg:viewBox="0 0 292 377" svg:d="M164 293c66-25 128-98 128-180 0-67-45-113-107-113-91 0-185 96-185 194 0 68 48 111 108 111 11 0 25-2 42-6-2 26-2 27-2 33 0 13 0 45 36 45 49 0 69-76 69-81 0-3-2-4-5-4-2 0-3 1-4 5-10 29-35 40-50 40-19 0-25-11-30-44zM85 290c-33-14-48-46-48-83 0-29 12-89 43-134 32-43 71-62 102-62 42 0 72 32 72 89 0 42-21 139-92 179-1-15-6-46-37-46-22 0-42 22-42 43 0 9 1 10 2 14zM112 294c-6 0-21 0-21-18 0-16 16-33 34-33 17 0 26 9 26 36 0 6 0 6-5 8-10 5-24 7-34 7z"><text:p/></draw:path><draw:path draw:style-name="gr76" draw:text-style-name="P18" svg:width="0.0823in" svg:height="0.0953in" svg:x="0.3543in" svg:y="0.0354in" svg:viewBox="0 0 210 243" svg:d="M196 131c7 0 14-1 14-10s-7-8-14-8c-60 0-119 0-179 0 5-55 54-96 113-96 21 0 44 0 66 0 7 0 14 0 14-9 0-8-7-8-14-8-23 0-45 0-68 0-72 0-128 53-128 121s56 122 128 122c23 0 45 0 68 0 7 0 14 0 14-9 0-7-7-7-14-7-22 0-45 0-66 0-59 0-108-41-113-96 60 0 119 0 179 0z"><text:p/></draw:path><draw:path draw:style-name="gr76" draw:text-style-name="P18" svg:width="0.1079in" svg:height="0.1059in" svg:x="0.5016in" svg:y="0.0177in" svg:viewBox="0 0 275 270" svg:d="M43 252c0-77 0-155 0-233 11 0 23 0 34 0 0 78 0 156 0 233-11 0-23 0-34 0zM185 125c0-34 0-67 0-101 18 8 32 24 32 49 0 26-13 44-32 52zM95 133c0-38 0-75 0-114 21 0 43 0 65 0 1 0 3 0 6 0 0 37 0 75 0 112-8 1-16 2-23 2-16 0-33 0-48 0zM179 145c21 21 38 61 54 107-11 0-21 0-31 0-18-49-36-89-58-101 2 0 5 0 7 0 10-1 18-2 28-6zM112 151c32 17 56 62 76 119 26 0 50 0 75 0 7 0 12-2 12-9 0-5-9-9-12-9-4 0-7 0-11 0-17-57-36-97-53-115 24-13 36-32 36-64 0-43-35-73-75-73-50 0-99 0-148 0-7 0-12 4-12 10s5 9 12 9c5 0 8 0 13 0 0 78 0 156 0 233-5 0-8 0-13 0-7 0-12 4-12 9 0 7 5 9 12 9 32 0 65 0 97 0 7 0 12-2 12-9 0-5-5-9-12-9-5 0-9 0-14 0 0-33 0-67 0-101 6 0 11 0 17 0z"><text:p/></draw:path><draw:path draw:style-name="gr76" draw:text-style-name="P18" svg:width="0.0705in" svg:height="0.0516in" svg:x="0.6205in" svg:y="0.0984in" svg:viewBox="0 0 180 132" svg:d="M23 111c-1 3-3 7-4 12 0 7 6 9 11 9s10-3 11-6c1-2 3-12 6-18 1-6 3-19 6-27 1-6 3-12 5-20 3-12 3-14 12-26 8-12 22-28 44-28 18 0 18 16 18 22 0 17-13 50-18 62-2 9-4 11-4 16 0 16 12 25 28 25 30 0 42-41 42-44 0-5-4-5-5-5-3 0-3 2-5 6-7 23-19 35-31 35-6 0-7-4-7-10 0-7 1-11 6-24 4-9 16-41 16-58 0-27-23-32-39-32-24 0-41 14-49 26-2-20-19-26-32-26-12 0-20 8-23 16-6 10-11 27-11 28 0 4 4 3 5 4 5 0 5 0 7-8 4-18 10-33 22-33 7 0 9 7 9 15 0 6-2 16-5 25-2 7-4 19-6 26-3 12-6 24-9 38z"><text:p/></draw:path><draw:path draw:style-name="gr76" draw:text-style-name="P18" svg:width="0.0224in" svg:height="0.1654in" svg:x="0.7248in" svg:y="0.0004in" svg:viewBox="0 0 58 421" svg:d="M58 421c0-6 0-11 0-17-14 0-28 0-41 0 0-129 0-259 0-387 13 0 27 0 41 0 0-6 0-11 0-17-20 0-39 0-58 0 0 141 0 280 0 421 19 0 38 0 58 0z"><text:p/></draw:path><draw:path draw:style-name="gr76" draw:text-style-name="P18" svg:width="0.1362in" svg:height="0.1122in" svg:x="0.7559in" svg:y="0.0118in" svg:viewBox="0 0 347 286" svg:d="M193 114c-12-29-24-56-36-84-1-4-1-4-2-5 0-2 7-11 25-12 5-1 8-1 8-8 0-5-4-5-6-5-16 0-36 1-52 1-11 0-38-1-48-1-3 0-8 0-8 8 0 5 5 5 10 5 25 0 28 4 31 13 17 40 34 79 51 118-30 31-59 63-89 94-3 2-4 4-6 5-21 23-40 29-61 30-6 1-10 1-10 8 0 1 0 5 5 5 13 0 27-1 39-1 16 0 33 1 48 1 3 0 8 0 8-8 0-4-4-5-5-5-4 0-17-1-17-13 0-6 6-14 11-18 14-15 29-30 43-45 13-14 25-29 38-42 15 34 28 67 42 100 3 5 3 5 3 6 0 3-9 11-24 12-5 1-9 1-9 8 0 5 4 5 6 5 12 0 41-1 53-1 11 0 36 1 47 1 4 0 8 0 8-8 0-5-4-5-8-5-28 0-29-1-36-18-16-39-44-104-54-129 29-30 73-80 86-92 12-10 28-20 55-21 4-1 8-1 8-8 0-1 0-5-5-5-13 0-26 1-40 1-15 0-32-1-46-1-3 0-9 0-9 8 0 3 3 4 5 5 4 0 17 1 17 12 0 6-5 12-7 16-23 24-46 48-69 73z"><text:p/></draw:path><draw:path draw:style-name="gr76" draw:text-style-name="P18" svg:width="0.0224in" svg:height="0.1654in" svg:x="0.9059in" svg:y="0.0004in" svg:viewBox="0 0 58 421" svg:d="M58 0c-20 0-39 0-58 0 0 6 0 11 0 17 13 0 28 0 41 0 0 128 0 258 0 387-13 0-28 0-41 0 0 6 0 11 0 17 19 0 38 0 58 0 0-141 0-280 0-421z"><text:p/></draw:path></draw:g></draw:g></text:span></text:p>
      <text:p text:style-name="P9">tq <draw:g text:anchor-type="as-char" svg:y="-0.1236in" draw:z-index="28" draw:name="Shape29" draw:style-name="gr1"><svg:title>TexMaths</svg:title><svg:desc>12§display§f(x) = P(x) + o(x^n)§svg§600§FALSE§</svg:desc><draw:g draw:style-name="gr2"><draw:path draw:style-name="gr75" draw:text-style-name="P17" svg:width="1.4614in" svg:height="0.148in" svg:x="0.0004in" svg:y="0.0091in" svg:viewBox="0 0 3713 377" svg:d="M1858 377c-619 0-1239 0-1858 0 0-126 0-251 0-377 1237 0 2476 0 3713 0 0 126 0 251 0 377-618 0-1237 0-1855 0z"><text:p/></draw:path><draw:path draw:style-name="gr76" draw:text-style-name="P18" svg:width="0.0823in" svg:height="0.15in" svg:x="0.0008in" svg:y="0.0079in" svg:viewBox="0 0 210 382" svg:d="M132 129c12 0 24 0 36 0 8 0 13 0 13-9 0-5-5-5-12-5-12 0-23 0-35 0 4-16 6-32 10-48 1-8 7-38 10-43 3-8 10-14 20-14 1 0 12 0 20 7-19 1-22 17-22 23 0 9 7 14 15 14 11 0 23-10 23-25 0-19-19-29-36-29-14 0-41 7-54 49-2 9-4 14-14 66-10 0-20 0-29 0s-12 0-12 9c0 5 3 5 11 5 9 0 19 0 28 0-10 55-21 109-32 164-7 41-14 80-36 80-2 0-12 0-20-8 19-1 22-16 22-22 0-10-7-15-15-15-11 0-23 10-23 25 0 20 18 29 36 29 23 0 40-25 47-41 14-26 24-77 24-80 8-43 17-88 25-132z"><text:p/></draw:path><draw:path draw:style-name="gr76" draw:text-style-name="P18" svg:width="0.0378in" svg:height="0.1654in" svg:x="0.1075in" svg:y="0.0004in" svg:viewBox="0 0 97 421" svg:d="M97 416c0-1 0-1-7-9-53-54-66-133-66-197 0-73 17-146 68-198 5-6 5-6 5-7 0-4-1-5-3-5-5 0-42 29-68 83-21 46-26 92-26 127 0 33 5 83 28 131 25 52 61 80 66 80 2 0 3-1 3-5z"><text:p/></draw:path><draw:path draw:style-name="gr76" draw:text-style-name="P18" svg:width="0.0823in" svg:height="0.0748in" svg:x="0.1606in" svg:y="0.0516in" svg:viewBox="0 0 210 191" svg:d="M128 59c3-11 12-49 42-49 3 0 12 0 21 4-11 3-21 14-21 23 0 7 5 16 17 16 10 0 23-9 23-25 0-22-25-28-40-28-24 0-39 23-44 32-11-27-34-32-46-32-43 0-67 54-67 65 0 5 4 5 5 5 4 0 5-1 6-5 13-45 42-55 56-55 8 0 23 3 23 27 0 13-7 42-23 101-7 27-21 44-40 44-3 0-12 0-21-5 10-3 19-11 19-23s-9-15-15-15c-12 0-23 11-23 24 0 20 20 28 40 28 27 0 43-30 44-32 5 15 20 32 46 32 43 0 67-54 67-65 0-3-4-3-5-3-4 0-5 1-6 3-13 46-42 56-56 56-16 0-23-14-23-28 0-10 2-18 7-37 5-20 10-39 14-58z"><text:p/></draw:path><draw:path draw:style-name="gr76" draw:text-style-name="P18" svg:width="0.0382in" svg:height="0.1654in" svg:x="0.2598in" svg:y="0.0004in" svg:viewBox="0 0 98 421" svg:d="M98 210c0-32-4-83-27-131-25-51-61-79-66-79-3 0-5 2-5 5 0 1 0 1 8 9 42 41 66 109 66 196 0 71-15 146-68 199-6 6-6 6-6 7 0 2 2 5 5 5 5 0 42-29 67-83 22-46 26-93 26-128z"><text:p/></draw:path><draw:path draw:style-name="gr76" draw:text-style-name="P18" svg:width="0.1102in" svg:height="0.039in" svg:x="0.3705in" svg:y="0.0638in" svg:viewBox="0 0 281 100" svg:d="M266 18c6 0 15-1 15-10 0-8-9-8-15-8-84 0-168 0-252 0-6 0-14 0-14 8 0 9 8 10 14 10 84 0 168 0 252 0zM266 100c6 0 15 0 15-9s-9-9-15-9c-84 0-168 0-252 0-6 0-14 0-14 9s8 9 14 9c84 0 168 0 252 0z"><text:p/></draw:path><draw:path draw:style-name="gr76" draw:text-style-name="P18" svg:width="0.1177in" svg:height="0.1122in" svg:x="0.5433in" svg:y="0.0118in" svg:viewBox="0 0 300 286" svg:d="M110 154c24 0 48 0 72 0 60 0 118-43 118-90 0-33-28-64-83-64-45 0-91 0-137 0-7 0-12 0-12 7 0 6 4 6 12 6 6 0 14 0 18 0 8 1 10 3 10 7 0 2 0 3-2 9-20 74-38 150-57 225-3 15-5 19-38 19-7 0-11 0-11 8 0 5 5 5 6 5 12 0 42-1 53-1 9 0 19 0 27 0 10 0 18 1 28 1 2 0 8 0 8-8 0-5-3-5-12-5-15 0-27 0-27-7 0-3 1-5 1-8 8-34 18-69 26-104zM140 29c4-15 5-16 23-16 13 0 28 0 41 0 35 0 58 11 58 40 0 17-9 53-26 68-21 18-46 22-64 22-21 0-40 0-60 0 9-38 19-76 28-114z"><text:p/></draw:path><draw:path draw:style-name="gr76" draw:text-style-name="P18" svg:width="0.0378in" svg:height="0.1654in" svg:x="0.6827in" svg:y="0.0004in" svg:viewBox="0 0 97 421" svg:d="M97 416c0-1 0-1-7-9-53-54-66-133-66-197 0-73 16-146 68-198 5-6 5-6 5-7 0-4-1-5-3-5-5 0-42 29-68 83-21 46-26 92-26 127 0 33 5 83 28 131 25 52 61 80 66 80 2 0 3-1 3-5z"><text:p/></draw:path><draw:path draw:style-name="gr76" draw:text-style-name="P18" svg:width="0.0823in" svg:height="0.0748in" svg:x="0.735in" svg:y="0.0516in" svg:viewBox="0 0 210 191" svg:d="M128 59c3-11 12-49 42-49 2 0 12 0 21 4-12 3-21 14-21 23 0 7 5 16 17 16 9 0 23-9 23-25 0-22-25-28-40-28-24 0-39 23-44 32-11-27-34-32-46-32-43 0-67 54-67 65 0 5 4 5 5 5 4 0 5-1 5-5 14-45 42-55 56-55 9 0 23 3 23 27 0 13-7 42-23 101-6 27-20 44-39 44-3 0-12 0-22-5 11-3 20-11 20-23s-9-15-15-15c-13 0-23 11-23 24 0 20 20 28 40 28 27 0 43-30 44-32 5 15 19 32 46 32 43 0 67-54 67-65 0-3-4-3-5-3-5 0-5 1-6 3-14 46-43 56-56 56-16 0-23-14-23-28 0-10 2-18 7-37 5-20 10-39 14-58z"><text:p/></draw:path><draw:path draw:style-name="gr76" draw:text-style-name="P18" svg:width="0.0382in" svg:height="0.1654in" svg:x="0.8343in" svg:y="0.0004in" svg:viewBox="0 0 98 421" svg:d="M98 210c0-32-4-83-27-131-25-51-63-79-66-79s-5 2-5 5c0 1 0 1 8 9 41 41 65 109 65 196 0 71-15 146-67 199-6 6-6 6-6 7 0 2 2 5 5 5s42-29 67-83c22-46 26-93 26-128z"><text:p/></draw:path><draw:path draw:style-name="gr76" draw:text-style-name="P18" svg:width="0.1098in" svg:height="0.1094in" svg:x="0.9358in" svg:y="0.0283in" svg:viewBox="0 0 280 279" svg:d="M149 149c39 0 78 0 117 0 6 0 14-1 14-10s-8-8-14-8c-39 0-78 0-117 0 0-40 0-78 0-118 0-6 0-13-9-13-8 0-8 7-8 13 0 40 0 78 0 118-40 0-79 0-119 0-6 0-13-1-13 8s7 10 13 10c40 0 79 0 119 0 0 39 0 78 0 117 0 6 0 13 8 13 9 0 9-7 9-13 0-39 0-78 0-117z"><text:p/></draw:path><draw:path draw:style-name="gr76" draw:text-style-name="P18" svg:width="0.0705in" svg:height="0.0748in" svg:x="1.0992in" svg:y="0.0516in" svg:viewBox="0 0 180 191" svg:d="M180 71c0-43-30-71-67-71-57 0-113 60-113 120 0 41 28 71 67 71 57 0 113-58 113-120zM67 182c-18 0-36-14-36-46 0-21 11-66 24-88 22-32 46-38 58-38 24 0 36 20 36 45 0 16-9 60-24 88-15 24-39 39-58 39z"><text:p/></draw:path><draw:path draw:style-name="gr76" draw:text-style-name="P18" svg:width="0.0382in" svg:height="0.1654in" svg:x="1.189in" svg:y="0.0004in" svg:viewBox="0 0 98 421" svg:d="M98 416c0-1 0-1-7-9-53-54-66-133-66-197 0-73 16-146 67-198 6-6 6-6 6-7 0-4-2-5-4-5-4 0-42 29-66 83-22 46-28 92-28 127 0 33 5 83 29 131 25 52 61 80 65 80 2 0 4-1 4-5z"><text:p/></draw:path><draw:path draw:style-name="gr76" draw:text-style-name="P18" svg:width="0.0823in" svg:height="0.0748in" svg:x="1.2421in" svg:y="0.0516in" svg:viewBox="0 0 210 191" svg:d="M130 59c2-11 12-49 40-49 3 0 14 0 22 4-12 3-20 14-20 23 0 7 4 16 15 16 10 0 23-9 23-25 0-22-24-28-38-28-26 0-40 23-45 32-11-27-33-32-45-32-45 0-69 54-69 65 0 5 5 5 6 5 3 0 4-1 5-5 14-45 42-55 56-55 9 0 23 3 23 27 0 13-7 42-23 101-6 27-21 44-39 44-3 0-12 0-22-5 11-3 21-11 21-23s-10-15-16-15c-13 0-24 11-24 24 0 20 22 28 40 28 28 0 43-30 44-32 6 15 20 32 46 32 43 0 67-54 67-65 0-3-4-3-5-3-4 0-5 1-5 3-14 46-43 56-56 56-17 0-23-14-23-28 0-10 2-18 7-37 5-20 10-39 15-58z"><text:p/></draw:path><draw:path draw:style-name="gr76" draw:text-style-name="P18" svg:width="0.0705in" svg:height="0.052in" svg:x="1.3378in" svg:y="0.0051in" svg:viewBox="0 0 180 133" svg:d="M22 112c-2 3-3 11-3 12 0 6 5 9 10 9s9-4 12-7c1-3 3-12 5-18 1-5 4-19 6-26 2-6 3-13 6-19 2-13 3-15 12-27 8-12 21-28 44-28 17 0 17 16 17 21 0 18-12 50-17 62-4 9-5 12-5 17 0 16 13 25 28 25 30 0 43-40 43-45 0-4-4-4-5-4-5 0-5 3-6 5-6 24-19 36-31 36-6 0-7-4-7-11 0-6 1-9 7-23 4-9 16-41 16-57 0-29-23-34-39-34-25 0-41 16-50 26-3-19-19-26-31-26-14 0-20 10-24 16-6 10-10 27-10 30s4 3 5 3c3 0 3-1 6-8 5-18 11-33 21-33 9 0 10 6 10 15 0 6-4 15-5 24-2 7-5 20-6 28-3 12-6 24-9 37z"><text:p/></draw:path><draw:path draw:style-name="gr76" draw:text-style-name="P18" svg:width="0.0382in" svg:height="0.1654in" svg:x="1.4319in" svg:y="0.0004in" svg:viewBox="0 0 98 421" svg:d="M98 210c0-32-4-83-27-131-25-51-63-79-66-79s-5 2-5 5c0 1 0 1 8 9 41 41 65 109 65 196 0 71-15 146-67 199-6 6-6 6-6 7 0 2 2 5 5 5s42-29 67-83c22-46 26-93 26-128z"><text:p/></draw:path></draw:g></draw:g></text:p>
      <text:p text:style-name="P9">et <draw:g text:anchor-type="as-char" svg:y="-0.1236in" draw:z-index="29" draw:name="Shape30" draw:style-name="gr1"><svg:title>TexMaths</svg:title><svg:desc>12§display§f(x) = Q(x) + o(x^n)§svg§600§FALSE§</svg:desc><draw:g draw:style-name="gr2"><draw:path draw:style-name="gr75" draw:text-style-name="P17" svg:width="1.463in" svg:height="0.148in" svg:x="0.0004in" svg:y="0.0091in" svg:viewBox="0 0 3717 377" svg:d="M1860 377c-621 0-1240 0-1860 0 0-126 0-251 0-377 1239 0 2478 0 3717 0 0 126 0 251 0 377-619 0-1238 0-1857 0z"><text:p/></draw:path><draw:path draw:style-name="gr76" draw:text-style-name="P18" svg:width="0.0823in" svg:height="0.15in" svg:x="0.0008in" svg:y="0.0079in" svg:viewBox="0 0 210 382" svg:d="M132 129c12 0 24 0 36 0 8 0 13 0 13-9 0-5-5-5-12-5-12 0-23 0-35 0 4-16 6-32 10-48 1-8 7-38 10-43 3-8 10-14 20-14 1 0 12 0 20 7-19 1-22 17-22 23 0 9 7 14 15 14 11 0 23-10 23-25 0-19-19-29-36-29-14 0-41 7-54 49-2 9-4 14-14 66-10 0-20 0-29 0s-12 0-12 9c0 5 3 5 11 5 9 0 19 0 28 0-10 55-21 109-32 164-7 41-14 80-36 80-2 0-12 0-20-8 19-1 22-16 22-22 0-10-7-15-15-15-11 0-23 10-23 25 0 20 18 29 36 29 23 0 40-25 47-41 14-26 24-77 24-80 8-43 17-88 25-132z"><text:p/></draw:path><draw:path draw:style-name="gr76" draw:text-style-name="P18" svg:width="0.0378in" svg:height="0.1654in" svg:x="0.1075in" svg:y="0.0004in" svg:viewBox="0 0 97 421" svg:d="M97 416c0-1 0-1-7-9-53-54-66-133-66-197 0-73 17-146 68-198 5-6 5-6 5-7 0-4-1-5-3-5-5 0-42 29-68 83-21 46-26 92-26 127 0 33 5 83 28 131 25 52 61 80 66 80 2 0 3-1 3-5z"><text:p/></draw:path><draw:path draw:style-name="gr76" draw:text-style-name="P18" svg:width="0.0823in" svg:height="0.0748in" svg:x="0.1606in" svg:y="0.0516in" svg:viewBox="0 0 210 191" svg:d="M128 59c3-11 12-49 42-49 3 0 12 0 21 4-11 3-19 14-19 23 0 7 3 16 15 16 10 0 23-9 23-25 0-22-25-28-40-28-24 0-38 23-44 32-10-27-32-32-46-32-43 0-67 54-67 65 0 5 4 5 5 5 4 0 5-1 6-5 14-45 42-55 56-55 8 0 23 3 23 27 0 13-7 42-23 101-7 27-21 44-40 44-3 0-12 0-21-5 11-3 19-11 19-23s-8-15-15-15c-12 0-23 11-23 24 0 20 20 28 40 28 27 0 43-30 44-32 5 15 20 32 46 32 43 0 67-54 67-65 0-3-4-3-5-3-4 0-5 1-6 3-13 46-42 56-55 56-17 0-24-14-24-28 0-10 2-18 7-37 5-20 10-39 14-58z"><text:p/></draw:path><draw:path draw:style-name="gr76" draw:text-style-name="P18" svg:width="0.0378in" svg:height="0.1654in" svg:x="0.2602in" svg:y="0.0004in" svg:viewBox="0 0 97 421" svg:d="M97 210c0-32-5-83-27-131-26-51-62-79-66-79-3 0-4 2-4 5 0 1 0 1 7 9 42 41 66 109 66 196 0 71-15 146-68 199-5 6-5 6-5 7 0 2 1 5 4 5 4 0 42-29 67-83 21-46 26-93 26-128z"><text:p/></draw:path><draw:path draw:style-name="gr76" draw:text-style-name="P18" svg:width="0.1098in" svg:height="0.039in" svg:x="0.3709in" svg:y="0.0638in" svg:viewBox="0 0 280 100" svg:d="M265 18c7 0 15-1 15-10 0-8-8-8-14-8-84 0-169 0-253 0-6 0-13 0-13 8 0 9 7 10 13 10 84 0 168 0 252 0zM266 100c6 0 14 0 14-9s-8-9-15-9c-84 0-168 0-252 0-6 0-13 0-13 9s7 9 13 9c84 0 169 0 253 0z"><text:p/></draw:path><draw:path draw:style-name="gr76" draw:text-style-name="P18" svg:width="0.1146in" svg:height="0.148in" svg:x="0.5445in" svg:y="0.0079in" svg:viewBox="0 0 292 377" svg:d="M164 293c65-25 128-98 128-180 0-67-45-113-108-113-92 0-184 96-184 194 0 68 47 111 108 111 11 0 25-2 41-6-1 26-1 27-1 33 0 13 0 45 34 45 51 0 71-76 71-81 0-3-3-4-5-4-3 0-4 1-4 5-11 29-35 40-50 40-20 0-26-11-30-44zM84 290c-32-14-47-46-47-83 0-29 11-89 43-134 30-43 70-62 101-62 42 0 73 32 73 89 0 42-21 139-92 179-2-15-6-46-37-46-23 0-43 22-43 43 0 9 1 10 2 14zM110 294c-6 0-19 0-19-18 0-16 16-33 34-33s25 9 25 36c0 6 0 6-4 8-12 5-24 7-36 7z"><text:p/></draw:path><draw:path draw:style-name="gr76" draw:text-style-name="P18" svg:width="0.0382in" svg:height="0.1654in" svg:x="0.6839in" svg:y="0.0004in" svg:viewBox="0 0 98 421" svg:d="M98 416c0-1 0-1-7-9-53-54-66-133-66-197 0-73 16-146 67-198 6-6 6-6 6-7 0-4-2-5-4-5-4 0-42 29-68 83-20 46-26 92-26 127 0 33 5 83 29 131 25 52 61 80 65 80 2 0 4-1 4-5z"><text:p/></draw:path><draw:path draw:style-name="gr76" draw:text-style-name="P18" svg:width="0.0823in" svg:height="0.0748in" svg:x="0.7362in" svg:y="0.0516in" svg:viewBox="0 0 210 191" svg:d="M130 59c2-11 12-49 40-49 3 0 14 0 22 4-12 3-20 14-20 23 0 7 4 16 15 16 10 0 23-9 23-25 0-22-24-28-38-28-26 0-40 23-45 32-11-27-33-32-45-32-45 0-69 54-69 65 0 5 4 4 5 5 4 0 5-1 6-5 14-45 42-55 56-55 9 0 23 3 23 27 0 13-7 42-23 101-6 27-21 44-39 44-3 0-12 0-22-5 11-3 21-11 21-23s-10-15-16-15c-13 0-24 11-24 24 0 20 22 28 40 28 28 0 43-30 44-32 6 15 20 32 46 32 43 0 67-54 67-65 0-3-4-3-5-3-4 0-5 1-5 3-14 46-43 56-56 56-17 0-23-14-23-28 0-10 2-18 7-37 5-20 10-39 15-58z"><text:p/></draw:path><draw:path draw:style-name="gr76" draw:text-style-name="P18" svg:width="0.0382in" svg:height="0.1654in" svg:x="0.8358in" svg:y="0.0004in" svg:viewBox="0 0 98 421" svg:d="M98 210c0-32-4-83-28-131-26-51-62-79-65-79-4 0-5 2-5 5 0 1 0 1 8 9 41 41 65 109 65 196 0 71-15 146-67 199-6 6-6 6-6 7 0 2 1 5 5 5 3 0 42-29 66-83 21-46 27-93 27-128z"><text:p/></draw:path><draw:path draw:style-name="gr76" draw:text-style-name="P18" svg:width="0.1102in" svg:height="0.1094in" svg:x="0.937in" svg:y="0.0283in" svg:viewBox="0 0 281 279" svg:d="M149 149c39 0 79 0 119 0 4 0 13-1 13-10s-9-8-13-8c-40 0-80 0-119 0 0-40 0-78 0-118 0-6 0-13-9-13-8 0-8 7-8 13 0 40 0 78 0 118-40 0-78 0-118 0-6 0-14-1-14 8s8 10 14 10c40 0 78 0 118 0 0 39 0 78 0 117 0 6 0 13 8 13 9 0 9-7 9-13 0-39 0-78 0-117z"><text:p/></draw:path><draw:path draw:style-name="gr76" draw:text-style-name="P18" svg:width="0.0705in" svg:height="0.0748in" svg:x="1.1012in" svg:y="0.0516in" svg:viewBox="0 0 180 191" svg:d="M180 71c0-43-30-71-67-71-57 0-113 60-113 120 0 41 28 71 67 71 57 0 113-58 113-120zM67 182c-18 0-36-14-36-46 0-21 11-66 24-88 21-32 46-38 57-38 25 0 37 20 37 45 0 16-9 60-24 88-15 24-39 39-58 39z"><text:p/></draw:path><draw:path draw:style-name="gr76" draw:text-style-name="P18" svg:width="0.0382in" svg:height="0.1654in" svg:x="1.1909in" svg:y="0.0004in" svg:viewBox="0 0 98 421" svg:d="M98 416c0-1 0-1-7-9-53-54-66-133-66-197 0-73 16-146 67-198 6-6 6-6 6-7 0-4-2-5-4-5-4 0-42 29-68 83-21 46-26 92-26 127 0 33 5 83 28 131 26 52 62 80 66 80 2 0 4-1 4-5z"><text:p/></draw:path><draw:path draw:style-name="gr76" draw:text-style-name="P18" svg:width="0.0823in" svg:height="0.0748in" svg:x="1.2437in" svg:y="0.0516in" svg:viewBox="0 0 210 191" svg:d="M128 59c4-11 14-49 42-49 3 0 12 0 22 4-12 3-20 14-20 23 0 7 4 16 15 16 10 0 23-9 23-25 0-22-24-28-38-28-26 0-40 23-45 32-11-27-33-32-45-32-45 0-69 54-69 65 0 5 4 4 5 5 4 0 5-1 6-5 14-45 42-55 56-55 9 0 23 3 23 27 0 13-7 42-23 101-7 27-21 44-39 44-3 0-12 0-22-5 11-3 21-11 21-23s-10-15-16-15c-13 0-24 11-24 24 0 20 22 28 40 28 28 0 43-30 44-32 5 15 20 32 46 32 43 0 67-54 67-65 0-3-4-3-5-3-4 0-5 1-5 3-14 46-43 56-56 56-17 0-23-14-23-28 0-10 2-18 7-37 5-20 9-39 13-58z"><text:p/></draw:path><draw:path draw:style-name="gr76" draw:text-style-name="P18" svg:width="0.0705in" svg:height="0.052in" svg:x="1.3398in" svg:y="0.0051in" svg:viewBox="0 0 180 133" svg:d="M22 112c-2 3-4 11-4 12 0 6 6 9 11 9s8-4 11-7c2-3 4-12 6-18 1-5 4-19 6-26 2-6 3-13 4-19 4-13 5-15 14-27 8-12 21-28 44-28 17 0 17 16 17 21 0 18-12 50-17 62-4 9-5 12-5 17 0 16 13 25 28 25 30 0 43-40 43-45 0-4-4-4-5-4-5 0-5 3-6 5-6 24-19 36-31 36-6 0-7-4-7-11 0-6 1-9 7-23 4-9 16-41 16-57 0-29-23-34-39-34-25 0-42 16-50 26-3-19-19-26-31-26-14 0-20 10-24 16-6 10-10 27-10 30s4 3 5 3c3 0 3-1 6-8 5-18 9-33 21-33 8 0 10 6 10 15 0 6-4 15-5 24-2 7-5 20-6 28-3 12-6 24-9 37z"><text:p/></draw:path><draw:path draw:style-name="gr76" draw:text-style-name="P18" svg:width="0.0382in" svg:height="0.1654in" svg:x="1.4335in" svg:y="0.0004in" svg:viewBox="0 0 98 421" svg:d="M98 210c0-32-4-83-27-131-27-51-63-79-66-79s-5 2-5 5c0 1 0 1 8 9 41 41 65 109 65 196 0 71-15 146-67 199-6 6-6 6-6 7 0 2 2 5 5 5s42-29 67-83c22-46 26-93 26-128z"><text:p/></draw:path></draw:g></draw:g></text:p>
      <text:p text:style-name="P9">Alors <draw:g text:anchor-type="as-char" svg:y="-0.1236in" draw:z-index="30" draw:name="Shape31" draw:style-name="gr1"><svg:title>TexMaths</svg:title><svg:desc>12§display§P(x) + o(x^n) = Q(x) + o(x^n)§svg§600§FALSE§</svg:desc><draw:g draw:style-name="gr2"><draw:path draw:style-name="gr75" draw:text-style-name="P17" svg:width="2.0921in" svg:height="0.148in" svg:x="0.0024in" svg:y="0.0091in" svg:viewBox="0 0 5315 377" svg:d="M2657 377c-885 0-1771 0-2657 0 0-126 0-251 0-377 1772 0 3543 0 5315 0 0 126 0 251 0 377-886 0-1772 0-2658 0z"><text:p/></draw:path><draw:path draw:style-name="gr76" draw:text-style-name="P18" svg:width="0.1181in" svg:height="0.1122in" svg:x="0.0004in" svg:y="0.0118in" svg:viewBox="0 0 301 286" svg:d="M112 154c24 0 46 0 70 0 60 0 119-43 119-90 0-33-27-64-83-64-45 0-91 0-136 0-9 0-12 0-12 7 0 6 3 6 12 6 4 0 13 0 18 0 6 1 9 3 9 7 0 2-1 3-2 9-19 74-37 150-57 225-3 15-4 19-38 19-7 0-12 0-12 8 0 5 6 5 7 5 11 0 41-1 53-1 10 0 18 0 28 0 8 0 18 1 27 1 3 0 9 0 9-8 0-5-5-5-12-5-16 0-28 0-28-7 0-3 1-5 1-8 9-34 18-69 27-104zM142 29c3-15 4-16 22-16 14 0 28 0 41 0 35 0 58 11 58 40 0 17-10 53-25 68-22 18-47 22-65 22-21 0-40 0-60 0 9-38 19-76 29-114z"><text:p/></draw:path><draw:path draw:style-name="gr76" draw:text-style-name="P18" svg:width="0.0382in" svg:height="0.1654in" svg:x="0.1398in" svg:y="0.0004in" svg:viewBox="0 0 98 421" svg:d="M98 416c0-1 0-1-7-9-53-54-66-133-66-197 0-73 16-146 67-198 6-6 6-6 6-7 0-4-1-5-4-5-4 0-42 29-66 83-22 46-28 92-28 127 0 33 5 83 29 131 25 52 61 80 65 80 3 0 4-1 4-5z"><text:p/></draw:path><draw:path draw:style-name="gr76" draw:text-style-name="P18" svg:width="0.0823in" svg:height="0.0748in" svg:x="0.1925in" svg:y="0.0516in" svg:viewBox="0 0 210 191" svg:d="M130 59c2-11 12-49 40-49 3 0 14 0 22 4-12 3-20 14-20 23 0 7 4 16 16 16 9 0 22-9 22-25 0-22-24-28-38-28-26 0-40 23-45 32-11-27-33-32-45-32-45 0-69 54-69 65 0 5 5 5 6 5 3 0 4-1 5-5 14-45 42-55 56-55 9 0 23 3 23 27 0 13-7 42-23 101-6 27-21 44-39 44-3 0-12 0-22-5 11-3 21-11 21-23s-10-15-16-15c-13 0-24 11-24 24 0 20 22 28 41 28 27 0 42-30 43-32 6 15 20 32 46 32 44 0 68-54 68-65 0-3-5-3-6-3-4 0-4 1-5 3-14 46-43 56-56 56-17 0-23-14-23-28 0-10 2-18 7-37 5-20 10-39 15-58z"><text:p/></draw:path><draw:path draw:style-name="gr76" draw:text-style-name="P18" svg:width="0.0382in" svg:height="0.1654in" svg:x="0.2925in" svg:y="0.0004in" svg:viewBox="0 0 98 421" svg:d="M98 210c0-32-4-83-27-131-27-51-63-79-66-79s-5 2-5 5c0 1 0 1 8 9 41 41 65 109 65 196 0 71-15 146-67 199-6 6-6 6-6 7 0 2 2 5 5 5s42-29 67-83c20-46 26-93 26-128z"><text:p/></draw:path><draw:path draw:style-name="gr76" draw:text-style-name="P18" svg:width="0.1098in" svg:height="0.1094in" svg:x="0.3941in" svg:y="0.0283in" svg:viewBox="0 0 280 279" svg:d="M149 149c39 0 78 0 117 0 6 0 14-1 14-10s-8-8-14-8c-39 0-78 0-117 0 0-40 0-78 0-118 0-6 0-13-9-13-8 0-8 7-8 13 0 40 0 78 0 118-40 0-79 0-119 0-6 0-13-1-13 8s7 10 13 10c40 0 79 0 119 0 0 39 0 78 0 117 0 6 0 13 8 13 9 0 9-7 9-13 0-39 0-78 0-117z"><text:p/></draw:path><draw:path draw:style-name="gr76" draw:text-style-name="P18" svg:width="0.0705in" svg:height="0.0748in" svg:x="0.5575in" svg:y="0.0516in" svg:viewBox="0 0 180 191" svg:d="M180 71c0-43-29-71-67-71-57 0-113 60-113 120 0 41 28 71 67 71 57 0 113-58 113-120zM67 182c-18 0-36-14-36-46 0-21 11-66 24-88 22-32 46-38 58-38 24 0 36 20 36 45 0 16-9 60-24 88-15 24-39 39-58 39z"><text:p/></draw:path><draw:path draw:style-name="gr76" draw:text-style-name="P18" svg:width="0.0382in" svg:height="0.1654in" svg:x="0.6472in" svg:y="0.0004in" svg:viewBox="0 0 98 421" svg:d="M98 416c0-1 0-1-7-9-53-54-66-133-66-197 0-73 16-146 67-198 6-6 6-6 6-7 0-4-1-5-4-5-4 0-42 29-66 83-22 46-28 92-28 127 0 33 5 83 29 131 25 52 61 80 65 80 3 0 4-1 4-5z"><text:p/></draw:path><draw:path draw:style-name="gr76" draw:text-style-name="P18" svg:width="0.0823in" svg:height="0.0748in" svg:x="0.7in" svg:y="0.0516in" svg:viewBox="0 0 210 191" svg:d="M130 59c2-11 12-49 40-49 3 0 14 0 22 4-12 3-20 14-20 23 0 7 4 16 16 16 9 0 22-9 22-25 0-22-24-28-38-28-26 0-40 23-45 32-11-27-33-32-45-32-45 0-69 54-69 65 0 5 5 5 6 5 3 0 4-1 5-5 14-45 42-55 56-55 9 0 23 3 23 27 0 13-7 42-23 101-6 27-21 44-39 44-3 0-12 0-22-5 11-3 21-11 21-23s-10-15-16-15c-13 0-24 11-24 24 0 20 22 28 41 28 27 0 42-30 43-32 6 15 20 32 46 32 44 0 68-54 68-65 0-3-5-3-6-3-4 0-4 1-5 3-14 46-43 56-56 56-17 0-23-14-23-28 0-10 2-18 7-37 5-20 10-39 15-58z"><text:p/></draw:path><draw:path draw:style-name="gr76" draw:text-style-name="P18" svg:width="0.0705in" svg:height="0.052in" svg:x="0.7961in" svg:y="0.0051in" svg:viewBox="0 0 180 133" svg:d="M22 112c-2 3-3 11-3 12 0 6 5 9 10 9s9-4 12-7c1-3 3-12 5-18 1-5 4-19 6-26 2-6 3-13 6-19 2-13 3-15 12-27 8-12 21-28 44-28 17 0 17 16 17 21 0 18-12 50-17 62-4 9-5 12-5 17 0 16 13 25 29 25 29 0 42-40 42-45 0-4-4-4-5-4-3 0-5 3-6 5-6 24-19 36-31 36-6 0-7-4-7-11 0-6 1-9 7-23 4-9 16-41 16-57 0-29-23-34-39-34-25 0-41 16-50 26-1-19-19-26-31-26-14 0-20 10-23 16-7 10-11 27-11 30s4 3 5 3c3 0 5-1 6-8 5-18 11-33 21-33 9 0 10 6 10 15 0 6-4 15-5 24-2 7-5 20-6 28-3 12-6 24-9 37z"><text:p/></draw:path><draw:path draw:style-name="gr76" draw:text-style-name="P18" svg:width="0.0382in" svg:height="0.1654in" svg:x="0.8902in" svg:y="0.0004in" svg:viewBox="0 0 98 421" svg:d="M98 210c0-32-4-83-27-131-25-51-63-79-66-79s-5 2-5 5c0 1 0 1 8 9 42 41 66 109 66 196 0 71-15 146-68 199-6 6-6 6-6 7 0 2 2 5 5 5s42-29 67-83c22-46 26-93 26-128z"><text:p/></draw:path><draw:path draw:style-name="gr76" draw:text-style-name="P18" svg:width="0.1102in" svg:height="0.039in" svg:x="1.0008in" svg:y="0.0638in" svg:viewBox="0 0 281 100" svg:d="M266 18c6 0 15-1 15-10 0-8-9-8-15-8-84 0-168 0-252 0-6 0-14 0-14 8 0 9 8 10 14 10 84 0 168 0 252 0zM266 100c6 0 15 0 15-9s-9-9-15-9c-84 0-168 0-252 0-6 0-14 0-14 9s8 9 14 9c84 0 168 0 252 0z"><text:p/></draw:path><draw:path draw:style-name="gr76" draw:text-style-name="P18" svg:width="0.1146in" svg:height="0.148in" svg:x="1.1744in" svg:y="0.0079in" svg:viewBox="0 0 292 377" svg:d="M164 293c65-25 128-98 128-180 0-67-46-113-108-113-92 0-184 96-184 194 0 68 47 111 108 111 11 0 25-2 41-6-1 26-1 27-1 33 0 13 0 45 34 45 51 0 71-76 71-81 0-3-3-4-5-4-3 0-4 1-4 5-11 29-35 40-51 40-19 0-25-11-29-44zM84 290c-32-14-47-46-47-83 0-29 11-89 43-134 30-43 70-62 101-62 42 0 73 32 73 89 0 42-21 139-92 179-2-15-6-46-37-46-23 0-43 22-43 43 0 9 1 10 2 14zM110 294c-6 0-19 0-19-18 0-16 16-33 34-33s25 9 25 36c0 6 0 6-5 8-11 5-23 7-35 7z"><text:p/></draw:path><draw:path draw:style-name="gr76" draw:text-style-name="P18" svg:width="0.0382in" svg:height="0.1654in" svg:x="1.3142in" svg:y="0.0004in" svg:viewBox="0 0 98 421" svg:d="M98 416c0-1 0-1-7-9-53-54-66-133-66-197 0-73 16-146 67-198 6-6 6-6 6-7 0-4-2-5-4-5-4 0-42 29-68 83-21 46-26 92-26 127 0 33 5 83 28 131 26 52 62 80 66 80 2 0 4-1 4-5z"><text:p/></draw:path><draw:path draw:style-name="gr76" draw:text-style-name="P18" svg:width="0.0823in" svg:height="0.0748in" svg:x="1.3669in" svg:y="0.0516in" svg:viewBox="0 0 210 191" svg:d="M128 59c4-11 14-49 42-49 3 0 12 0 22 4-12 3-20 14-20 23 0 7 4 16 15 16 10 0 23-9 23-25 0-22-24-28-38-28-26 0-40 23-45 32-11-27-33-32-45-32-45 0-69 54-69 65 0 5 4 4 5 5 4 0 5-1 6-5 14-45 42-55 56-55 9 0 23 3 23 27 0 13-7 42-23 101-7 27-21 44-39 44-3 0-13 0-22-5 11-3 21-11 21-23s-10-15-16-15c-13 0-24 11-24 24 0 20 22 28 40 28 28 0 43-30 44-32 5 15 20 32 46 32 43 0 67-54 67-65 0-3-4-3-5-3-4 0-5 1-5 3-14 46-43 56-56 56-17 0-23-14-23-28 0-10 2-18 7-37 5-20 9-39 13-58z"><text:p/></draw:path><draw:path draw:style-name="gr76" draw:text-style-name="P18" svg:width="0.0378in" svg:height="0.1654in" svg:x="1.4665in" svg:y="0.0004in" svg:viewBox="0 0 97 421" svg:d="M97 210c0-32-3-83-27-131-26-51-62-79-66-79-3 0-4 2-4 5 0 1 0 1 8 9 41 41 65 109 65 196 0 71-15 146-67 199-6 6-6 6-6 7 0 2 1 5 4 5 4 0 43-29 67-83 21-46 26-93 26-128z"><text:p/></draw:path><draw:path draw:style-name="gr76" draw:text-style-name="P18" svg:width="0.1102in" svg:height="0.1094in" svg:x="1.5677in" svg:y="0.0283in" svg:viewBox="0 0 281 279" svg:d="M149 149c39 0 78 0 117 0 6 0 15-1 15-10s-9-8-15-8c-39 0-78 0-117 0 0-40 0-78 0-118 0-6 0-13-9-13-8 0-8 7-8 13 0 40 0 78 0 118-40 0-78 0-118 0-6 0-14-1-14 8s8 10 14 10c40 0 78 0 118 0 0 39 0 78 0 117 0 6 0 13 8 13 9 0 9-7 9-13 0-39 0-78 0-117z"><text:p/></draw:path><draw:path draw:style-name="gr76" draw:text-style-name="P18" svg:width="0.0705in" svg:height="0.0748in" svg:x="1.7319in" svg:y="0.0516in" svg:viewBox="0 0 180 191" svg:d="M180 71c0-43-30-71-67-71-57 0-113 60-113 120 0 41 28 71 67 71 55 0 113-58 113-120zM67 182c-18 0-36-14-36-46 0-21 11-66 24-88 21-32 45-38 57-38 25 0 37 20 37 45 0 16-9 60-24 88-15 24-39 39-58 39z"><text:p/></draw:path><draw:path draw:style-name="gr76" draw:text-style-name="P18" svg:width="0.0382in" svg:height="0.1654in" svg:x="1.8217in" svg:y="0.0004in" svg:viewBox="0 0 98 421" svg:d="M98 416c0-1 0-1-7-9-53-54-66-133-66-197 0-73 16-146 67-198 6-6 6-6 6-7 0-4-2-5-4-5-4 0-42 29-68 83-21 46-26 92-26 127 0 33 5 83 28 131 25 52 62 80 66 80 2 0 4-1 4-5z"><text:p/></draw:path><draw:path draw:style-name="gr76" draw:text-style-name="P18" svg:width="0.0823in" svg:height="0.0748in" svg:x="1.8744in" svg:y="0.0516in" svg:viewBox="0 0 210 191" svg:d="M128 59c4-11 14-49 42-49 3 0 12 0 22 4-12 3-20 14-20 23 0 7 4 16 15 16 10 0 23-9 23-25 0-22-24-28-38-28-26 0-40 23-45 32-11-27-33-32-45-32-45 0-69 54-69 65 0 5 4 4 5 5 4 0 5-1 6-5 14-45 42-55 56-55 9 0 23 3 23 27 0 13-7 42-23 101-7 27-21 44-39 44-3 0-13 0-22-5 11-3 21-11 21-23s-10-15-16-15c-13 0-24 11-24 24 0 20 22 28 40 28 28 0 43-30 44-32 5 15 20 32 46 32 43 0 67-54 67-65 0-3-4-3-5-3-4 0-5 1-5 3-14 46-43 56-56 56-17 0-23-14-23-28 0-10 2-18 7-37 5-20 9-39 13-58z"><text:p/></draw:path><draw:path draw:style-name="gr76" draw:text-style-name="P18" svg:width="0.0709in" svg:height="0.052in" svg:x="1.9697in" svg:y="0.0051in" svg:viewBox="0 0 181 133" svg:d="M23 112c-1 3-4 11-4 12 0 6 6 9 11 9s8-4 11-7c2-3 5-12 6-18 1-5 5-19 6-26 2-6 3-13 5-19 3-13 4-15 13-27 8-12 21-28 44-28 17 0 17 16 17 21 0 18-12 50-17 62-3 9-5 12-5 17 0 16 14 25 28 25 30 0 43-40 43-45 0-4-3-4-5-4-4 0-4 3-6 5-6 24-19 36-31 36-6 0-7-4-7-11 0-6 1-9 7-23 4-9 16-41 16-57 0-29-23-34-39-34-25 0-42 16-50 26-2-19-19-26-31-26-13 0-19 10-24 16-6 10-11 27-11 30s5 3 6 3c4 0 4-1 6-8 5-18 10-33 22-33 7 0 9 6 9 15 0 6-3 15-5 24-2 7-4 20-6 28-3 12-6 24-9 37z"><text:p/></draw:path><draw:path draw:style-name="gr76" draw:text-style-name="P18" svg:width="0.0382in" svg:height="0.1654in" svg:x="2.0642in" svg:y="0.0004in" svg:viewBox="0 0 98 421" svg:d="M98 210c0-32-4-83-27-131-27-51-63-79-66-79s-5 2-5 5c0 1 0 1 8 9 41 41 65 109 65 196 0 71-15 146-67 199-6 6-6 6-6 7 0 2 2 5 5 5s42-29 67-83c22-46 26-93 26-128z"><text:p/></draw:path></draw:g></draw:g></text:p>
      <text:p text:style-name="P9">donc <draw:g text:anchor-type="as-char" svg:y="-0.1236in" draw:z-index="31" draw:name="Shape32" draw:style-name="gr1"><svg:title>TexMaths</svg:title><svg:desc>12§display§P(x) - Q(x) = o(x^n)§svg§600§FALSE§</svg:desc><draw:g draw:style-name="gr2"><draw:path draw:style-name="gr75" draw:text-style-name="P17" svg:width="1.4937in" svg:height="0.148in" svg:x="0.002in" svg:y="0.0087in" svg:viewBox="0 0 3795 377" svg:d="M0 0c1265 0 2531 0 3795 0 0 126 0 251 0 377-1264 0-2530 0-3795 0 0-126 0-251 0-377z"><text:p/></draw:path><draw:path draw:style-name="gr76" draw:text-style-name="P18" svg:width="0.1181in" svg:height="0.113in" svg:x="0in" svg:y="0.011in" svg:viewBox="0 0 301 288" svg:d="M110 155c24 0 48 0 72 0 60 0 119-44 119-91 0-33-27-64-83-64-45 0-91 0-136 0-9 0-14 0-14 8 0 5 4 5 14 5 4 0 12 1 18 1 6 2 8 3 8 8 0 1 0 2-1 7-19 76-37 150-57 226-4 17-4 20-38 20-7 0-12 0-12 7 0 6 5 6 6 6 12 0 42-2 54-2 8 0 18 1 26 1 10 0 20 1 28 1 4 0 8 0 8-9 0-4-3-4-12-4-15 0-26 0-26-8 0-3 0-5 1-7 9-35 17-70 25-105zM142 30c3-16 4-17 22-17 14 0 27 0 40 0 36 0 58 12 58 41 0 17-9 53-24 67-22 20-47 23-66 23-20 0-40 0-59 0 9-38 19-75 29-114z"><text:p/></draw:path><draw:path draw:style-name="gr76" draw:text-style-name="P18" svg:width="0.0382in" svg:height="0.1654in" svg:x="0.1394in" svg:y="0in" svg:viewBox="0 0 98 421" svg:d="M98 416c0-1 0-1-7-9-53-52-66-132-66-197 0-73 16-146 67-199 6-5 6-5 6-7 0-3-2-4-4-4-4 0-42 29-68 82-21 47-26 93-26 128 0 33 5 84 28 131 25 52 62 80 66 80 2 0 4-1 4-5z"><text:p/></draw:path><draw:path draw:style-name="gr76" draw:text-style-name="P18" svg:width="0.0823in" svg:height="0.0744in" svg:x="0.1921in" svg:y="0.0512in" svg:viewBox="0 0 210 190" svg:d="M128 59c4-11 14-51 42-51 3 0 12 0 22 6-12 3-20 14-20 23 0 7 4 15 15 15 10 0 23-8 23-24 0-22-25-28-38-28-26 0-40 22-45 31-11-27-33-31-45-31-45 0-69 54-69 65 0 4 4 2 5 4 4 0 5-2 6-5 14-45 42-56 56-56 9 0 23 5 23 29 0 13-7 41-23 100-7 26-21 45-39 45-3 0-13 0-22-7 11-2 21-10 21-22 0-11-10-15-16-15-13 0-24 11-24 24 0 20 22 28 40 28 27 0 43-29 44-31 5 15 20 31 46 31 43 0 67-54 67-65 0-4-4-4-5-4-4 0-5 2-5 5-14 45-43 56-56 56-17 0-24-15-24-28 0-10 3-19 7-37 5-20 10-39 14-58z"><text:p/></draw:path><draw:path draw:style-name="gr76" draw:text-style-name="P18" svg:width="0.0378in" svg:height="0.1654in" svg:x="0.2921in" svg:y="0in" svg:viewBox="0 0 97 421" svg:d="M97 210c0-32-3-84-27-131-26-51-62-79-66-79-3 0-4 1-4 4 0 2 0 2 8 10 41 41 65 109 65 196 0 72-15 146-68 200-5 5-5 5-5 6 0 4 1 5 4 5 4 0 43-29 67-82 21-47 26-94 26-129z"><text:p/></draw:path><draw:path draw:style-name="gr76" draw:text-style-name="P18" svg:width="0.1008in" svg:height="0.0063in" svg:x="0.3976in" svg:y="0.0795in" svg:viewBox="0 0 257 17" svg:d="M242 17c8 0 15 0 15-9 0-8-7-8-15-8-75 0-152 0-228 0-7 0-14 0-14 8 0 9 7 9 14 9 76 0 153 0 228 0z"><text:p/></draw:path><draw:path draw:style-name="gr76" draw:text-style-name="P18" svg:width="0.1146in" svg:height="0.148in" svg:x="0.5579in" svg:y="0.0075in" svg:viewBox="0 0 292 377" svg:d="M164 293c65-24 128-99 128-180 0-67-45-113-108-113-92 0-184 95-184 194 0 69 48 111 108 111 11 0 25-1 42-6-2 27-2 27-2 33 0 13 0 45 34 45 51 0 71-76 71-80s-2-5-5-5-3 2-4 5c-10 30-35 40-50 40-19 0-26-11-30-44zM84 291c-32-13-47-47-47-84 0-29 11-89 43-135 32-42 71-62 101-62 42 0 73 33 73 90 0 42-21 140-92 179-2-15-6-45-37-45-22 0-43 21-43 42 0 9 2 14 2 15zM110 294c-6 0-19 0-19-18 0-16 16-33 34-33s26 11 26 36c0 6-1 7-5 8-10 5-24 7-36 7z"><text:p/></draw:path><draw:path draw:style-name="gr76" draw:text-style-name="P18" svg:width="0.0378in" svg:height="0.1654in" svg:x="0.6976in" svg:y="0in" svg:viewBox="0 0 97 421" svg:d="M97 416c0-1 0-1-7-9-53-52-66-132-66-197 0-73 16-146 68-199 5-5 5-5 5-7 0-3-1-4-3-4-5 0-44 29-68 82-21 47-26 93-26 128 0 33 4 84 28 131 25 52 61 80 66 80 2 0 3-1 3-5z"><text:p/></draw:path><draw:path draw:style-name="gr76" draw:text-style-name="P18" svg:width="0.0823in" svg:height="0.0744in" svg:x="0.7508in" svg:y="0.0512in" svg:viewBox="0 0 210 190" svg:d="M128 59c3-11 12-51 42-51 2 0 12 0 21 6-12 3-21 14-21 23 0 7 5 15 17 15 9 0 23-8 23-24 0-22-25-28-40-28-24 0-39 22-44 31-11-27-34-31-46-31-43 0-68 54-68 65 0 4 5 4 6 4 4 0 5-2 5-5 14-45 42-56 56-56 9 0 23 5 23 29 0 13-7 41-23 100-6 26-21 45-39 45-3 0-12 0-22-7 11-2 20-10 20-22 0-11-9-15-15-15-13 0-23 11-23 24 0 20 20 28 40 28 27 0 42-29 44-31 5 15 19 31 44 31 45 0 69-54 69-65 0-4-4-4-6-4-4 0-4 2-5 5-14 45-43 56-56 56-17 0-23-15-23-28 0-10 2-19 7-37 5-20 10-39 14-58z"><text:p/></draw:path><draw:path draw:style-name="gr76" draw:text-style-name="P18" svg:width="0.0382in" svg:height="0.1654in" svg:x="0.85in" svg:y="0in" svg:viewBox="0 0 98 421" svg:d="M98 210c0-32-4-84-27-131-25-51-63-79-66-79s-5 1-5 4c0 2 0 2 8 10 41 41 65 109 65 196 0 72-15 146-67 200-6 5-6 5-6 6 0 4 2 5 5 5s42-29 67-82c22-47 26-94 26-129z"><text:p/></draw:path><draw:path draw:style-name="gr76" draw:text-style-name="P18" svg:width="0.1102in" svg:height="0.0386in" svg:x="0.9602in" svg:y="0.0634in" svg:viewBox="0 0 281 99" svg:d="M266 17c6 0 15 0 15-9 0-8-9-8-15-8-84 0-168 0-252 0-6 0-14 0-14 8 0 9 8 9 14 9 84 0 168 0 252 0zM266 99c6 0 15 0 15-9 0-8-9-8-15-8-84 0-168 0-252 0-6 0-14 0-14 8 0 9 8 9 14 9 84 0 168 0 252 0z"><text:p/></draw:path><draw:path draw:style-name="gr76" draw:text-style-name="P18" svg:width="0.0705in" svg:height="0.0744in" svg:x="1.1335in" svg:y="0.0512in" svg:viewBox="0 0 180 190" svg:d="M180 71c0-43-29-71-67-71-57 0-113 59-113 119 0 42 28 71 67 71 57 0 113-58 113-119zM67 182c-18 0-36-14-36-47 0-21 11-65 24-87 22-32 46-40 58-40 24 0 37 21 37 46 0 17-8 61-25 88-15 25-37 40-58 40z"><text:p/></draw:path><draw:path draw:style-name="gr76" draw:text-style-name="P18" svg:width="0.0382in" svg:height="0.1654in" svg:x="1.2232in" svg:y="0in" svg:viewBox="0 0 98 421" svg:d="M98 416c0-1 0-1-7-9-53-52-66-132-66-197 0-73 16-146 67-199 6-5 6-5 6-7 0-3-1-4-3-4-5 0-43 29-67 82-22 47-28 93-28 128 0 33 5 84 29 131 25 52 61 80 66 80 2 0 3-1 3-5z"><text:p/></draw:path><draw:path draw:style-name="gr76" draw:text-style-name="P18" svg:width="0.0823in" svg:height="0.0744in" svg:x="1.2764in" svg:y="0.0512in" svg:viewBox="0 0 210 190" svg:d="M128 59c3-11 12-51 42-51 2 0 12 0 21 6-12 3-21 14-21 23 0 7 5 15 17 15 9 0 23-8 23-24 0-22-25-28-40-28-25 0-39 22-44 31-11-27-34-31-46-31-44 0-68 54-68 65 0 4 5 4 6 4 2 0 5-2 5-5 14-45 42-56 56-56 9 0 23 5 23 29 0 13-7 41-23 100-6 26-21 45-39 45-3 0-12 0-22-7 11-2 20-10 20-22 0-11-9-15-15-15-13 0-23 11-23 24 0 20 20 28 40 28 27 0 42-29 43-31 6 15 20 31 45 31 45 0 69-54 69-65 0-4-5-4-6-4-4 0-4 2-5 5-14 45-43 56-56 56-17 0-23-15-23-28 0-10 2-19 7-37 5-20 10-39 14-58z"><text:p/></draw:path><draw:path draw:style-name="gr76" draw:text-style-name="P18" svg:width="0.0705in" svg:height="0.0516in" svg:x="1.3717in" svg:y="0.0047in" svg:viewBox="0 0 180 132" svg:d="M22 112c-2 3-3 11-3 12 0 6 5 8 10 8 6 0 9-3 12-6 2-2 3-12 5-18 1-6 4-19 7-26 1-7 2-13 5-21 2-12 3-14 12-26 8-11 21-27 44-27 17 0 17 15 17 21 0 18-12 50-17 62-4 9-5 11-5 16 0 16 13 25 29 25 29 0 42-39 42-44 0-4-4-4-5-4-3 0-5 1-6 5-6 24-19 36-31 36-6 0-7-5-7-11 0-7 1-11 7-24 4-8 16-40 16-56 0-29-23-34-39-34-24 0-41 14-50 26-1-20-19-26-31-26-14 0-20 10-23 16-7 10-11 27-11 28 0 5 4 5 5 5 3 0 5-1 6-9 5-17 11-32 21-32 9 0 10 6 10 15 0 5-2 15-5 24-2 8-5 20-6 26-3 14-6 26-9 39z"><text:p/></draw:path><draw:path draw:style-name="gr76" draw:text-style-name="P18" svg:width="0.0382in" svg:height="0.1654in" svg:x="1.4657in" svg:y="0in" svg:viewBox="0 0 98 421" svg:d="M98 210c0-32-4-84-27-131-25-51-61-79-66-79-3 0-5 1-5 4 0 2 0 2 8 10 42 41 66 109 66 196 0 72-15 146-68 200-6 5-6 5-6 6 0 4 2 5 5 5 5 0 42-29 67-82 22-47 26-94 26-129z"><text:p/></draw:path></draw:g></draw:g></text:p>
      <text:p text:style-name="P9">| Notons <draw:g text:anchor-type="as-char" svg:y="-0.1236in" draw:z-index="32" draw:name="Shape33" draw:style-name="gr1"><svg:title>TexMaths</svg:title><svg:desc>12§display§h(x)§svg§600§FALSE§</svg:desc><draw:g draw:style-name="gr2"><draw:path draw:style-name="gr75" draw:text-style-name="P17" svg:width="0.2846in" svg:height="0.148in" svg:x="0.0004in" svg:y="0.0091in" svg:viewBox="0 0 724 377" svg:d="M362 377c-121 0-241 0-362 0 0-126 0-251 0-377 241 0 483 0 724 0 0 126 0 251 0 377-121 0-242 0-362 0z"><text:p/></draw:path><draw:path draw:style-name="gr76" draw:text-style-name="P18" svg:width="0.0807in" svg:height="0.1161in" svg:x="0.0012in" svg:y="0.0098in" svg:viewBox="0 0 206 296" svg:d="M97 5c0-1 0-5-6-5-9 0-39 4-50 4-4 1-9 1-9 8 0 6 4 6 10 6 20 0 22 2 22 7 0 3-2 6-2 9-20 80-40 161-61 240-1 6-1 7-1 10 0 9 8 12 12 12 6 0 13-5 16-11 2-11 4-22 7-33 3-12 6-24 9-36 3-9 5-19 8-28 1-3 4-16 4-20 2-3 15-26 29-38 9-6 21-15 40-15 18 0 22 15 22 29 0 23-15 70-25 94-3 10-6 14-6 23 0 20 15 35 35 35 40 0 55-62 55-65 0-4-3-4-5-4-4 0-4 1-7 7-6 22-19 52-42 52-7 0-11-4-11-13 0-11 4-21 8-30 7-17 26-68 26-92 0-27-17-45-49-45-26 0-46 13-61 32 11-44 21-89 32-133z"><text:p/></draw:path><draw:path draw:style-name="gr76" draw:text-style-name="P18" svg:width="0.0382in" svg:height="0.1654in" svg:x="0.1035in" svg:y="0.0004in" svg:viewBox="0 0 98 421" svg:d="M98 416c0-1 0-1-7-9-53-54-67-133-67-197 0-73 17-146 68-198 6-6 6-6 6-7 0-4-2-5-4-5-4 0-42 29-68 83-21 46-26 92-26 127 0 33 5 83 28 131 25 52 62 80 66 80 2 0 4-1 4-5z"><text:p/></draw:path><draw:path draw:style-name="gr76" draw:text-style-name="P18" svg:width="0.0823in" svg:height="0.0748in" svg:x="0.1559in" svg:y="0.0516in" svg:viewBox="0 0 210 191" svg:d="M128 59c3-11 12-49 42-49 3 0 12 0 21 4-12 3-21 14-21 23 0 7 5 16 17 16 10 0 23-9 23-25 0-22-25-28-40-28-24 0-39 23-44 32-10-27-32-32-46-32-43 0-67 54-67 65 0 5 4 5 5 5 4 0 5-1 6-5 14-45 42-55 56-55 8 0 23 3 23 27 0 13-7 42-23 101-7 27-21 44-40 44-3 0-12 0-21-5 11-3 19-11 19-23s-8-15-15-15c-12 0-23 11-23 24 0 20 22 28 40 28 27 0 43-30 44-32 5 15 20 32 45 32 44 0 68-54 68-65 0-3-4-3-5-3-4 0-5 1-6 3-13 46-42 56-57 56s-22-14-22-28c0-10 2-18 7-37 5-20 9-39 14-58z"><text:p/></draw:path><draw:path draw:style-name="gr76" draw:text-style-name="P18" svg:width="0.0382in" svg:height="0.1654in" svg:x="0.2551in" svg:y="0.0004in" svg:viewBox="0 0 98 421" svg:d="M98 210c0-32-4-83-27-131-25-51-63-79-66-79s-5 2-5 5c0 1 0 1 8 9 41 41 65 109 65 196 0 71-15 146-67 199-6 6-6 6-6 7 0 2 2 5 5 5s42-29 67-83c22-46 26-93 26-128z"><text:p/></draw:path></draw:g></draw:g><text:s/>le premier <draw:g text:anchor-type="as-char" svg:y="-0.1236in" draw:z-index="33" draw:name="Shape34" draw:style-name="gr1"><svg:title>TexMaths</svg:title><svg:desc>12§display§o(x^n)§svg§600§FALSE§</svg:desc><draw:g draw:style-name="gr2"><draw:path draw:style-name="gr75" draw:text-style-name="P17" svg:width="0.3602in" svg:height="0.1476in" svg:x="0.0024in" svg:y="0.0087in" svg:viewBox="0 0 916 376" svg:d="M0 0c305 0 611 0 916 0 0 125 0 251 0 376-305 0-611 0-916 0 0-125 0-251 0-376z"><text:p/></draw:path><draw:path draw:style-name="gr76" draw:text-style-name="P18" svg:width="0.0709in" svg:height="0.0744in" svg:x="0.0004in" svg:y="0.0512in" svg:viewBox="0 0 181 190" svg:d="M181 71c0-43-30-71-68-71-57 0-113 59-113 119 0 42 29 71 68 71 56 0 113-58 113-119zM68 182c-18 0-37-14-37-47 0-21 12-65 25-87 21-32 45-40 57-40 25 0 37 21 37 46 0 17-8 61-24 88-16 25-38 40-58 40z"><text:p/></draw:path><draw:path draw:style-name="gr76" draw:text-style-name="P18" svg:width="0.0378in" svg:height="0.165in" svg:x="0.0906in" svg:y="0in" svg:viewBox="0 0 97 420" svg:d="M97 415c0-2 0-2-7-9-52-53-66-132-66-196 0-73 17-146 68-199 5-5 5-5 5-7 0-3-1-4-3-4-5 0-42 29-68 82-21 47-26 93-26 128 0 32 5 83 28 130 25 52 61 80 66 80 2 0 3-2 3-5z"><text:p/></draw:path><draw:path draw:style-name="gr76" draw:text-style-name="P18" svg:width="0.0823in" svg:height="0.0744in" svg:x="0.1433in" svg:y="0.0512in" svg:viewBox="0 0 210 190" svg:d="M128 59c3-11 12-51 42-51 3 0 12 0 21 6-12 3-21 14-21 23 0 7 5 15 17 15 10 0 23-8 23-24 0-22-25-28-40-28-24 0-39 22-44 31-11-27-32-31-46-31-43 0-67 54-67 65 0 4 4 4 5 4 4 0 5-2 6-5 14-45 42-56 56-56 8 0 23 5 23 29 0 13-7 41-23 100-7 26-21 45-40 45-3 0-12 0-21-7 10-2 19-10 19-22 0-11-9-15-15-15-12 0-23 11-23 24 0 20 20 28 40 28 27 0 43-29 44-31 5 15 20 31 46 31 43 0 67-54 67-65 0-4-4-4-5-4-4 0-5 2-6 5-13 45-42 56-56 56-16 0-23-15-23-28 0-10 2-19 7-37 5-20 10-39 14-58z"><text:p/></draw:path><draw:path draw:style-name="gr76" draw:text-style-name="P18" svg:width="0.0705in" svg:height="0.0516in" svg:x="0.2386in" svg:y="0.0047in" svg:viewBox="0 0 180 132" svg:d="M22 112c-2 3-3 11-3 12 0 6 5 8 10 8 6 0 11-3 12-6 1-2 3-12 5-18s4-19 7-26c1-7 3-13 5-21 3-12 3-14 12-26 8-11 22-27 44-27 17 0 18 15 18 21 0 18-13 50-18 62-4 9-5 11-5 16 0 16 13 25 29 25 29 0 42-39 42-44 0-4-4-4-5-4-3 0-3 1-5 5-7 24-20 36-32 36-6 0-7-5-7-11 0-7 2-11 7-24 4-8 16-40 16-56 0-29-23-34-39-34-24 0-41 14-49 26-2-20-20-26-32-26s-20 10-23 16c-7 10-11 27-11 28 0 5 4 5 5 5 5 0 5-1 7-9 4-17 10-32 20-32 9 0 11 6 11 15 0 5-3 15-5 24-2 7-6 20-7 26-3 12-6 26-9 39z"><text:p/></draw:path><draw:path draw:style-name="gr76" draw:text-style-name="P18" svg:width="0.0378in" svg:height="0.165in" svg:x="0.3331in" svg:y="0in" svg:viewBox="0 0 97 420" svg:d="M97 210c0-32-5-84-27-131-26-51-62-79-66-79-3 0-4 1-4 4 0 2 0 2 7 10 42 41 66 109 66 196 0 71-15 145-68 199-5 4-5 4-5 6 0 3 1 5 4 5 4 0 42-29 67-82 21-47 26-94 26-128z"><text:p/></draw:path></draw:g></draw:g><text:s/>et <draw:g text:anchor-type="as-char" svg:y="-0.1236in" draw:z-index="34" draw:name="Shape35" draw:style-name="gr1"><svg:title>TexMaths</svg:title><svg:desc>12§display§\eta(x)§svg§600§FALSE§</svg:desc><draw:g draw:style-name="gr2"><draw:path draw:style-name="gr75" draw:text-style-name="P17" svg:width="0.2776in" svg:height="0.1476in" svg:x="0.0039in" svg:y="0.0087in" svg:viewBox="0 0 706 376" svg:d="M0 0c235 0 471 0 706 0 0 125 0 251 0 376-235 0-471 0-706 0 0-125 0-251 0-376z"><text:p/></draw:path><draw:path draw:style-name="gr76" draw:text-style-name="P18" svg:width="0.0772in" svg:height="0.1079in" svg:x="0.0004in" svg:y="0.0512in" svg:viewBox="0 0 197 275" svg:d="M193 70c3-9 4-14 4-26 0-26-17-44-48-44-34 0-55 22-66 36-1-24-19-36-39-36-19 0-27 16-31 24-7 14-13 40-13 41 0 4 4 2 5 4 5 0 5 0 7-10 7-30 16-51 31-51 7 0 13 4 13 21 0 8-1 13-7 35-8 32-15 65-24 97-1 6-3 16-3 18 0 7 6 11 12 11 4 0 12-2 15-11 0-1 5-22 9-31 2-13 6-27 8-39 2-9 5-18 7-27 1-3 5-17 5-19 1-4 14-28 29-39 10-7 23-16 41-16s23 15 23 30c0 3 0 10-5 27-17 64-33 129-48 192-1 5-1 6-1 7 0 6 4 11 12 11 13 0 15-12 16-17 16-62 32-126 48-188z"><text:p/></draw:path><draw:path draw:style-name="gr76" draw:text-style-name="P18" svg:width="0.0382in" svg:height="0.165in" svg:x="0.1in" svg:y="0in" svg:viewBox="0 0 98 420" svg:d="M98 415c0-2 0-2-7-9-53-53-66-132-66-196 0-73 16-146 67-199 6-5 6-5 6-7 0-3-2-4-4-4-4 0-42 29-66 82-22 47-28 93-28 128 0 32 5 83 29 130 25 52 61 80 65 80 2 0 4-2 4-5z"><text:p/></draw:path><draw:path draw:style-name="gr76" draw:text-style-name="P18" svg:width="0.0823in" svg:height="0.0744in" svg:x="0.1528in" svg:y="0.0512in" svg:viewBox="0 0 210 190" svg:d="M129 59c2-11 12-51 42-51 2 0 12 0 21 6-12 3-20 14-20 23 0 7 5 15 15 15s23-8 23-24c0-22-25-28-39-28-24 0-39 22-44 31-10-27-33-31-45-31-45 0-69 54-69 65 0 4 4 2 5 4 4 0 5-2 6-5 14-45 42-56 56-56 9 0 23 5 23 29 0 13-7 41-23 100-7 26-21 45-39 45-3 0-13 0-22-7 11-2 21-10 21-22 0-11-10-15-16-15-13 0-24 11-24 24 0 20 22 28 40 28 27 0 43-29 44-31 5 15 21 31 46 31 43 0 67-54 67-65 0-4-4-4-5-4-3 0-5 2-6 5-13 45-42 56-55 56-17 0-24-15-24-28 0-10 4-19 7-37 5-20 10-39 15-58z"><text:p/></draw:path><draw:path draw:style-name="gr76" draw:text-style-name="P18" svg:width="0.0378in" svg:height="0.165in" svg:x="0.2524in" svg:y="0in" svg:viewBox="0 0 97 420" svg:d="M97 210c0-32-5-84-27-131-26-51-62-79-66-79-3 0-4 1-4 4 0 2 0 2 7 10 42 41 66 109 66 196 0 71-15 145-68 199-5 4-5 4-5 6 0 3 1 5 4 5 4 0 42-29 67-82 21-47 26-94 26-128z"><text:p/></draw:path></draw:g></draw:g><text:s/>le deuxième</text:p>
      <text:p text:style-name="P9">| <draw:g text:anchor-type="as-char" svg:y="-0.1236in" draw:z-index="35" draw:name="Shape36" draw:style-name="gr1"><svg:title>TexMaths</svg:title><svg:desc>12§display§P(x) + h(x) = Q(x) + \eta(x)§svg§600§FALSE§</svg:desc><draw:g draw:style-name="gr2"><draw:path draw:style-name="gr75" draw:text-style-name="P17" svg:width="1.9335in" svg:height="0.148in" svg:x="0.0024in" svg:y="0.0091in" svg:viewBox="0 0 4912 377" svg:d="M2456 377c-820 0-1638 0-2456 0 0-126 0-251 0-377 1638 0 3274 0 4912 0 0 126 0 251 0 377-818 0-1638 0-2456 0z"><text:p/></draw:path><draw:path draw:style-name="gr76" draw:text-style-name="P18" svg:width="0.1181in" svg:height="0.1122in" svg:x="0.0004in" svg:y="0.0118in" svg:viewBox="0 0 301 286" svg:d="M112 154c24 0 46 0 70 0 60 0 119-43 119-90 0-33-27-64-83-64-45 0-91 0-136 0-9 0-12 0-12 7 0 6 3 6 12 6 4 0 13 0 18 0 6 1 9 3 9 7 0 2-1 3-2 9-19 74-37 150-57 225-3 15-4 19-38 19-7 0-12 0-12 8 0 5 5 5 7 5 11 0 41-1 53-1 10 0 18 0 28 0 8 0 18 1 27 1 3 0 9 0 9-8 0-5-5-5-12-5-16 0-28 0-28-7 0-3 1-5 1-8 9-34 18-69 27-104zM142 29c3-15 4-16 22-16 14 0 28 0 41 0 35 0 57 11 57 40 0 17-9 53-24 68-22 18-47 22-65 22-21 0-40 0-60 0 9-38 19-76 29-114z"><text:p/></draw:path><draw:path draw:style-name="gr76" draw:text-style-name="P18" svg:width="0.0382in" svg:height="0.1654in" svg:x="0.1398in" svg:y="0.0004in" svg:viewBox="0 0 98 421" svg:d="M98 416c0-1 0-1-7-9-53-54-66-133-66-197 0-73 16-146 67-198 6-6 6-6 6-7 0-4-1-5-4-5-4 0-42 29-66 83-22 46-28 92-28 127 0 33 5 83 29 131 25 52 61 80 65 80 3 0 4-1 4-5z"><text:p/></draw:path><draw:path draw:style-name="gr76" draw:text-style-name="P18" svg:width="0.0823in" svg:height="0.0748in" svg:x="0.1925in" svg:y="0.0516in" svg:viewBox="0 0 210 191" svg:d="M130 59c2-11 12-49 40-49 3 0 14 0 22 4-12 3-20 14-20 23 0 7 4 16 15 16 10 0 23-9 23-25 0-22-24-28-38-28-26 0-40 23-45 32-11-27-33-32-45-32-45 0-69 54-69 65 0 5 5 5 6 5 3 0 4-1 5-5 14-45 42-55 56-55 9 0 23 3 23 27 0 13-7 42-23 101-6 27-21 44-39 44-3 0-12 0-22-5 11-3 21-11 21-23s-10-15-16-15c-13 0-24 11-24 24 0 20 22 28 40 28 28 0 43-30 44-32 6 15 20 32 46 32 44 0 68-54 68-65 0-3-5-3-6-3-4 0-5 1-5 3-14 46-43 56-56 56-17 0-23-14-23-28 0-10 2-18 7-37 5-20 10-39 15-58z"><text:p/></draw:path><draw:path draw:style-name="gr76" draw:text-style-name="P18" svg:width="0.0382in" svg:height="0.1654in" svg:x="0.2921in" svg:y="0.0004in" svg:viewBox="0 0 98 421" svg:d="M98 210c0-32-4-83-28-131-26-51-62-79-65-79s-5 2-5 5c0 1 0 1 8 9 41 41 65 109 65 196 0 71-15 146-67 199-6 6-6 6-6 7 0 2 2 5 5 5s42-29 67-83c20-46 26-93 26-128z"><text:p/></draw:path><draw:path draw:style-name="gr76" draw:text-style-name="P18" svg:width="0.1098in" svg:height="0.1094in" svg:x="0.3937in" svg:y="0.0283in" svg:viewBox="0 0 280 279" svg:d="M149 149c39 0 78 0 117 0 5 0 14-1 14-10s-9-8-14-8c-39 0-78 0-117 0 0-40 0-78 0-118 0-6 0-13-9-13s-9 7-9 13c0 40 0 78 0 118-40 0-78 0-118 0-6 0-13-1-13 8s7 10 13 10c40 0 78 0 118 0 0 39 0 78 0 117 0 6 0 13 9 13s9-7 9-13c0-39 0-78 0-117z"><text:p/></draw:path><draw:path draw:style-name="gr76" draw:text-style-name="P18" svg:width="0.0807in" svg:height="0.1161in" svg:x="0.5594in" svg:y="0.0098in" svg:viewBox="0 0 206 296" svg:d="M97 5c0-1 0-5-6-5-9 0-39 4-50 4-4 1-9 1-9 8 0 6 4 6 10 6 20 0 22 2 22 7 0 3-2 6-2 9-20 80-40 161-61 240-1 6-1 7-1 10 0 9 8 12 12 12 6 0 13-5 16-11 2-11 4-22 7-33 3-12 6-24 9-36 3-9 5-19 8-28 1-3 4-16 4-20 2-3 15-26 29-38 10-6 22-15 41-15 18 0 23 15 23 29 0 23-17 70-27 94-3 10-6 14-6 23 0 20 16 35 35 35 40 0 55-62 55-65 0-4-3-4-4-4-5 0-5 1-6 7-8 22-21 52-44 52-7 0-10-4-10-13 0-11 3-21 8-30 6-17 25-68 25-92 0-27-17-45-48-45-26 0-47 13-62 32 11-44 21-89 32-133z"><text:p/></draw:path><draw:path draw:style-name="gr76" draw:text-style-name="P18" svg:width="0.0382in" svg:height="0.1654in" svg:x="0.6622in" svg:y="0.0004in" svg:viewBox="0 0 98 421" svg:d="M98 416c0-1 0-1-7-9-53-54-66-133-66-197 0-73 16-146 67-198 6-6 6-6 6-7 0-4-1-5-4-5-4 0-42 29-66 83-22 46-28 92-28 127 0 33 5 83 29 131 25 52 61 80 65 80 3 0 4-1 4-5z"><text:p/></draw:path><draw:path draw:style-name="gr76" draw:text-style-name="P18" svg:width="0.0819in" svg:height="0.0748in" svg:x="0.7154in" svg:y="0.0516in" svg:viewBox="0 0 209 191" svg:d="M128 59c3-11 12-49 41-49 3 0 13 0 22 4-12 3-21 14-21 23 0 7 5 16 17 16 9 0 22-9 22-25 0-22-24-28-39-28-25 0-39 23-44 32-11-27-34-32-46-32-44 0-68 54-68 65 0 5 5 5 6 5 2 0 4-1 5-5 14-45 42-55 56-55 9 0 23 3 23 27 0 13-7 42-23 101-6 27-21 44-39 44-3 0-12 0-22-5 11-3 20-11 20-23s-9-15-15-15c-13 0-23 11-23 24 0 20 20 28 40 28 27 0 42-30 43-32 6 15 20 32 45 32 45 0 69-54 69-65 0-3-5-3-6-3-4 0-4 1-5 3-14 46-43 56-56 56-17 0-23-14-23-28 0-10 2-18 7-37 5-20 10-39 14-58z"><text:p/></draw:path><draw:path draw:style-name="gr76" draw:text-style-name="P18" svg:width="0.0382in" svg:height="0.1654in" svg:x="0.8146in" svg:y="0.0004in" svg:viewBox="0 0 98 421" svg:d="M98 210c0-32-4-83-28-131-26-51-62-79-65-79s-5 2-5 5c0 1 0 1 8 9 41 41 65 109 65 196 0 71-15 146-67 199-6 6-6 6-6 7 0 2 2 5 5 5s42-29 67-83c20-46 26-93 26-128z"><text:p/></draw:path><draw:path draw:style-name="gr76" draw:text-style-name="P18" svg:width="0.1102in" svg:height="0.039in" svg:x="0.9252in" svg:y="0.0638in" svg:viewBox="0 0 281 100" svg:d="M266 18c6 0 15-1 15-10 0-8-9-8-15-8-84 0-168 0-252 0-6 0-14 0-14 8 0 9 8 10 14 10 84 0 168 0 252 0zM266 100c6 0 15 0 15-9s-9-9-15-9c-84 0-168 0-252 0-6 0-14 0-14 9s8 9 14 9c84 0 168 0 252 0z"><text:p/></draw:path><draw:path draw:style-name="gr76" draw:text-style-name="P18" svg:width="0.1138in" svg:height="0.148in" svg:x="1.0988in" svg:y="0.0079in" svg:viewBox="0 0 290 377" svg:d="M163 293c66-25 127-98 127-180 0-67-44-113-106-113-92 0-184 96-184 194 0 68 47 111 107 111 11 0 25-2 42-6-3 26-3 27-3 33 0 13 0 45 36 45 50 0 70-76 70-81 0-3-2-4-5-4-2 0-3 1-5 5-9 29-34 40-49 40-19 0-25-11-30-44zM84 290c-34-14-48-46-48-83 0-29 12-89 43-134 31-43 71-62 102-62 42 0 72 32 72 89 0 42-21 139-92 179-1-15-6-46-36-46-23 0-43 22-43 43 0 9 1 10 2 14zM110 294c-6 0-20 0-20-18 0-16 17-33 35-33 17 0 25 9 25 36 0 6 0 6-5 8-11 5-24 7-35 7z"><text:p/></draw:path><draw:path draw:style-name="gr76" draw:text-style-name="P18" svg:width="0.0378in" svg:height="0.1654in" svg:x="1.2382in" svg:y="0.0004in" svg:viewBox="0 0 97 421" svg:d="M97 416c0-1 0-1-7-9-53-54-66-133-66-197 0-73 17-146 68-198 5-6 5-6 5-7 0-4-1-5-3-5-5 0-42 29-68 83-21 46-26 92-26 127 0 33 5 83 28 131 25 52 61 80 66 80 2 0 3-1 3-5z"><text:p/></draw:path><draw:path draw:style-name="gr76" draw:text-style-name="P18" svg:width="0.0823in" svg:height="0.0748in" svg:x="1.2913in" svg:y="0.0516in" svg:viewBox="0 0 210 191" svg:d="M128 59c3-11 12-49 42-49 3 0 12 0 21 4-11 3-19 14-19 23 0 7 3 16 15 16 10 0 23-9 23-25 0-22-25-28-40-28-24 0-38 23-44 32-10-27-32-32-46-32-43 0-67 54-67 65 0 5 4 5 5 5 4 0 5-1 6-5 14-45 42-55 56-55 8 0 23 3 23 27 0 13-7 42-23 101-7 27-21 44-40 44-3 0-12 0-21-5 11-3 19-11 19-23s-8-15-15-15c-12 0-23 11-23 24 0 20 20 28 40 28 27 0 43-30 44-32 5 15 20 32 46 32 43 0 67-54 67-65 0-3-4-3-5-3-4 0-5 1-6 3-13 46-42 56-56 56-16 0-23-14-23-28 0-10 2-18 7-37 5-20 10-39 14-58z"><text:p/></draw:path><draw:path draw:style-name="gr76" draw:text-style-name="P18" svg:width="0.0378in" svg:height="0.1654in" svg:x="1.3909in" svg:y="0.0004in" svg:viewBox="0 0 97 421" svg:d="M97 210c0-32-5-83-27-131-26-51-62-79-66-79-3 0-4 2-4 5 0 1 0 1 7 9 42 41 66 109 66 196 0 71-15 146-68 199-5 6-5 6-5 7 0 2 1 5 4 5 4 0 42-29 67-83 21-46 26-93 26-128z"><text:p/></draw:path><draw:path draw:style-name="gr76" draw:text-style-name="P18" svg:width="0.1102in" svg:height="0.1094in" svg:x="1.4921in" svg:y="0.0283in" svg:viewBox="0 0 281 279" svg:d="M149 149c39 0 78 0 117 0 6 0 15-1 15-10s-9-8-15-8c-39 0-78 0-117 0 0-40 0-78 0-118 0-6 0-13-9-13-8 0-8 7-8 13 0 40 0 78 0 118-40 0-78 0-118 0-6 0-14-1-14 8s8 10 14 10c40 0 78 0 118 0 0 39 0 78 0 117 0 6 0 13 8 13 9 0 9-7 9-13 0-39 0-78 0-117z"><text:p/></draw:path><draw:path draw:style-name="gr76" draw:text-style-name="P18" svg:width="0.0772in" svg:height="0.1083in" svg:x="1.6535in" svg:y="0.0516in" svg:viewBox="0 0 197 276" svg:d="M193 70c3-7 4-14 4-24 0-28-17-46-48-46-34 0-55 22-66 37-3-24-19-37-39-37-19 0-27 17-31 24-8 14-13 40-13 41 0 5 4 5 5 5 5 0 5-1 7-10 7-30 16-50 31-50 7 0 13 3 13 19 0 8-1 13-7 35-8 32-15 65-24 97-1 7-5 17-5 19 0 8 6 11 14 11 4 0 12-3 15-12 0-1 5-20 7-31 4-13 6-25 10-37 2-10 5-20 7-29 1-3 5-16 5-19 1-4 14-27 29-39 8-6 20-14 39-14 18 0 23 14 23 28 0 3 0 11-3 28-16 64-33 129-48 192-2 5-2 5-2 6 0 8 5 12 12 12 14 0 16-12 17-16 16-63 33-127 48-190z"><text:p/></draw:path><draw:path draw:style-name="gr76" draw:text-style-name="P18" svg:width="0.0378in" svg:height="0.1654in" svg:x="1.7535in" svg:y="0.0004in" svg:viewBox="0 0 97 421" svg:d="M97 416c0-1 0-1-7-9-53-54-66-133-66-197 0-73 16-146 67-198 6-6 6-6 6-7 0-4-1-5-3-5-5 0-44 29-68 83-21 46-26 92-26 127 0 33 4 83 28 131 25 52 61 80 66 80 2 0 3-1 3-5z"><text:p/></draw:path><draw:path draw:style-name="gr76" draw:text-style-name="P18" svg:width="0.0823in" svg:height="0.0748in" svg:x="1.8067in" svg:y="0.0516in" svg:viewBox="0 0 210 191" svg:d="M128 59c3-11 12-49 42-49 2 0 12 0 21 4-12 3-21 14-21 23 0 7 5 16 17 16 9 0 23-9 23-25 0-22-25-28-40-28-24 0-39 23-44 32-11-27-34-32-46-32-43 0-68 54-68 65 0 5 5 5 6 5 4 0 5-1 5-5 14-45 42-55 56-55 9 0 23 3 23 27 0 13-7 42-23 101-6 27-21 44-39 44-3 0-12 0-22-5 11-3 20-11 20-23s-9-15-15-15c-13 0-23 11-23 24 0 20 20 28 40 28 27 0 42-30 44-32 5 15 19 32 44 32 45 0 69-54 69-65 0-3-4-3-6-3-4 0-4 1-5 3-14 46-43 56-56 56-17 0-23-14-23-28 0-10 2-18 7-37 5-20 10-39 14-58z"><text:p/></draw:path><draw:path draw:style-name="gr76" draw:text-style-name="P18" svg:width="0.0382in" svg:height="0.1654in" svg:x="1.9059in" svg:y="0.0004in" svg:viewBox="0 0 98 421" svg:d="M98 210c0-32-4-83-27-131-27-51-63-79-66-79s-5 2-5 5c0 1 0 1 8 9 41 41 65 109 65 196 0 71-15 146-67 199-6 6-6 6-6 7 0 2 2 5 5 5s42-29 67-83c22-46 26-93 26-128z"><text:p/></draw:path></draw:g></draw:g></text:p>
      <text:p text:style-name="P9">| donc <draw:g text:anchor-type="as-char" svg:y="-0.1193in" draw:z-index="36" draw:name="Shape37" draw:style-name="gr1"><svg:title>TexMaths</svg:title><svg:desc>12§display§P(x) + Q(x) = \underbrace{-h(x) + \eta(x)}_{\text{somme de deux } o(x^n)§svg§600§FALSE§</svg:desc><draw:g draw:style-name="gr2"><draw:path draw:style-name="gr75" draw:text-style-name="P17" svg:width="2.3654in" svg:height="0.3972in" svg:x="0.0024in" svg:y="0.0087in" svg:viewBox="0 0 6009 1010" svg:d="M3005 1010c-1002 0-2003 0-3005 0 0-337 0-673 0-1010 2003 0 4007 0 6009 0 0 337 0 673 0 1010-1002 0-2004 0-3004 0z"><text:p/></draw:path><draw:path draw:style-name="gr76" draw:text-style-name="P18" svg:width="0.1181in" svg:height="0.113in" svg:x="0.0004in" svg:y="0.0114in" svg:viewBox="0 0 301 288" svg:d="M112 155c24 0 46 0 70 0 60 0 119-45 119-91 0-33-27-64-83-64-45 0-91 0-136 0-9 0-12 0-12 7 0 6 3 6 12 6 4 0 13 0 18 0 6 1 9 3 9 7 0 2-1 3-2 9-19 75-37 150-57 225-3 17-4 21-38 21-7 0-12 0-12 7 0 6 5 6 7 6 11 0 41-3 53-3 10 0 18 2 28 2 8 0 18 1 26 1 4 0 10 0 10-10 0-3-5-3-12-3-16 0-28 0-28-9 0-2 1-5 1-7 9-35 18-70 27-104zM142 29c3-15 4-16 22-16 14 0 28 0 41 0 35 0 57 11 57 40 0 17-9 53-24 68-22 19-47 22-65 22-21 0-40 0-60 0 9-39 19-76 29-114z"><text:p/></draw:path><draw:path draw:style-name="gr76" draw:text-style-name="P18" svg:width="0.0382in" svg:height="0.1654in" svg:x="0.1398in" svg:y="0in" svg:viewBox="0 0 98 421" svg:d="M98 417c0-1 0-2-7-9-53-53-66-133-66-197 0-73 16-146 67-199 6-6 6-6 6-7 0-4-2-5-4-5-4 0-42 29-66 83-22 45-28 92-28 128 0 32 5 84 29 131 25 51 61 79 65 79 2 0 4-1 4-4z"><text:p/></draw:path><draw:path draw:style-name="gr76" draw:text-style-name="P18" svg:width="0.0823in" svg:height="0.0748in" svg:x="0.1925in" svg:y="0.052in" svg:viewBox="0 0 210 191" svg:d="M130 59c2-11 12-49 40-49 3 0 14 0 22 6-12 1-20 12-20 22 0 6 4 15 15 15 10 0 23-7 23-24 0-23-24-29-38-29-26 0-40 23-45 32-11-27-33-32-45-32-45 0-69 55-69 65 0 5 5 5 6 5 3 0 4-2 5-5 14-45 42-55 56-55 9 0 23 3 23 28 0 12-7 41-23 100-6 26-21 44-39 44-3 0-12 0-22-6 11-2 21-11 21-23 0-10-10-14-16-14-13 0-24 11-24 24 0 19 22 28 40 28 28 0 43-29 44-32 6 16 20 32 46 32 43 0 68-54 68-65 0-4-5-4-6-4-4 0-5 2-5 5-14 44-43 55-56 55-17 0-23-14-23-29 0-8 2-17 7-35 5-20 10-40 15-59z"><text:p/></draw:path><draw:path draw:style-name="gr76" draw:text-style-name="P18" svg:width="0.0382in" svg:height="0.1654in" svg:x="0.2921in" svg:y="0in" svg:viewBox="0 0 98 421" svg:d="M98 211c0-34-4-84-28-132-26-51-62-79-65-79-4 0-5 2-5 5 0 1 0 1 8 9 41 42 65 108 65 197 0 72-15 146-67 199-6 5-6 6-6 7 0 3 1 4 5 4 3 0 42-29 66-82 21-46 27-93 27-128z"><text:p/></draw:path><draw:path draw:style-name="gr76" draw:text-style-name="P18" svg:width="0.1102in" svg:height="0.1102in" svg:x="0.3933in" svg:y="0.0283in" svg:viewBox="0 0 281 281" svg:d="M149 149c39 0 79 0 119 0 4 0 13 0 13-9 0-8-9-8-13-8-40 0-80 0-119 0 0-40 0-79 0-119 0-5 0-13-9-13-8 0-8 8-8 13 0 40 0 79 0 119-40 0-78 0-118 0-6 0-14 0-14 8 0 9 8 9 14 9 40 0 78 0 118 0 0 38 0 78 0 117 0 6 0 15 8 15 9 0 9-9 9-15 0-39 0-79 0-117z"><text:p/></draw:path><draw:path draw:style-name="gr76" draw:text-style-name="P18" svg:width="0.1146in" svg:height="0.1488in" svg:x="0.5583in" svg:y="0.0079in" svg:viewBox="0 0 292 379" svg:d="M164 294c65-24 128-100 128-181 0-67-45-113-107-113-91 0-185 96-185 193 0 71 48 113 108 113 11 0 25-1 42-6-2 26-2 26-2 32 0 13 0 47 34 47 51 0 71-78 71-82 0-3-2-4-5-4s-3 2-4 4c-10 30-35 41-50 41-19 0-25-12-30-44zM85 291c-33-13-48-46-48-84 0-28 11-88 43-134 32-43 71-62 101-62 43 0 73 32 73 89 0 42-21 140-92 179-1-14-6-44-37-44-22 0-42 20-42 42 0 8 2 13 2 14zM110 295c-6 0-19 0-19-18 0-17 16-34 34-34 17 0 26 11 26 36 0 6-1 8-5 9-10 5-24 7-36 7z"><text:p/></draw:path><draw:path draw:style-name="gr76" draw:text-style-name="P18" svg:width="0.0378in" svg:height="0.1654in" svg:x="0.698in" svg:y="0in" svg:viewBox="0 0 97 421" svg:d="M97 417c0-1 0-2-7-9-53-53-66-133-66-197 0-73 16-146 68-199 5-6 5-6 5-7 0-4-1-5-3-5-5 0-42 29-68 83-21 45-26 92-26 128 0 32 5 84 28 131 25 51 61 79 66 79 2 0 3-1 3-4z"><text:p/></draw:path><draw:path draw:style-name="gr76" draw:text-style-name="P18" svg:width="0.0823in" svg:height="0.0748in" svg:x="0.7512in" svg:y="0.052in" svg:viewBox="0 0 210 191" svg:d="M128 59c3-11 12-49 42-49 2 0 12 0 21 6-12 1-21 12-21 22 0 6 5 15 17 15 9 0 23-7 23-24 0-23-25-29-40-29-24 0-39 23-44 32-11-27-34-32-46-32-43 0-67 55-67 65 0 5 4 5 5 5 4 0 5-2 5-5 14-45 43-55 56-55 9 0 23 3 23 28 0 12-7 41-23 100-6 26-20 44-39 44-3 0-12 0-21-6 10-2 19-11 19-23 0-10-9-14-15-14-12 0-23 11-23 24 0 19 20 28 40 28 27 0 43-29 44-32 5 16 20 32 46 32 43 0 67-54 67-65 0-4-4-4-5-4-5 0-5 2-6 5-14 44-42 55-56 55-16 0-23-14-23-29 0-8 2-17 7-35 5-20 10-40 14-59z"><text:p/></draw:path><draw:path draw:style-name="gr76" draw:text-style-name="P18" svg:width="0.0382in" svg:height="0.1654in" svg:x="0.8504in" svg:y="0in" svg:viewBox="0 0 98 421" svg:d="M98 211c0-34-4-84-27-132-25-51-63-79-66-79s-5 2-5 5c0 1 0 1 8 9 41 42 66 108 66 197 0 72-15 146-68 199-6 5-6 6-6 7 0 3 2 4 5 4s42-29 67-82c22-46 26-93 26-128z"><text:p/></draw:path><draw:path draw:style-name="gr76" draw:text-style-name="P18" svg:width="0.1102in" svg:height="0.0382in" svg:x="0.9606in" svg:y="0.0638in" svg:viewBox="0 0 281 98" svg:d="M266 17c6 0 15 0 15-9 0-8-9-8-15-8-84 0-168 0-252 0-6 0-14 0-14 8 0 9 8 9 14 9 84 0 168 0 252 0zM266 98c6 0 15 0 15-8s-9-8-15-8c-84 0-168 0-252 0-6 0-14 0-14 8s8 8 14 8c84 0 168 0 252 0z"><text:p/></draw:path><draw:path draw:style-name="gr76" draw:text-style-name="P18" svg:width="0.1012in" svg:height="0.0063in" svg:x="1.2902in" svg:y="0.0811in" svg:viewBox="0 0 258 17" svg:d="M242 17c8 0 16 0 16-9 0-8-8-8-16-8-75 0-152 0-228 0-7 0-14 0-14 8 0 9 7 9 14 9 76 0 153 0 228 0z"><text:p/></draw:path><draw:path draw:style-name="gr76" draw:text-style-name="P18" svg:width="0.0815in" svg:height="0.1161in" svg:x="1.4142in" svg:y="0.0102in" svg:viewBox="0 0 208 296" svg:d="M98 5c0-1 0-5-6-5-9 0-39 4-51 4-3 1-7 1-7 8 0 6 3 6 9 6 21 0 22 2 22 7 0 3-1 6-1 9-21 80-41 160-62 242-2 6-2 6-2 9 0 10 8 11 13 11 6 0 13-5 16-11 2-10 5-21 7-31 4-13 6-26 10-38 2-10 4-18 7-29 1-2 3-16 5-18 1-5 14-27 28-39 9-6 21-15 40-15 18 0 23 15 23 30 0 23-16 68-25 94-4 9-6 15-6 24 0 19 14 33 34 33 40 0 56-61 56-65 0-3-4-3-5-3-5 0-5 1-7 7-6 23-20 53-42 53-8 0-11-5-11-15s3-20 7-30c7-18 26-68 26-92 0-27-16-45-49-45-26 0-47 13-62 32 11-44 23-89 33-133z"><text:p/></draw:path><draw:path draw:style-name="gr76" draw:text-style-name="P18" svg:width="0.0382in" svg:height="0.1654in" svg:x="1.5173in" svg:y="0in" svg:viewBox="0 0 98 421" svg:d="M98 417c0-1 0-2-7-9-53-53-66-133-66-197 0-73 16-146 67-199 6-6 6-6 6-7 0-4-2-5-4-5-4 0-42 29-68 83-21 45-26 92-26 128 0 32 5 84 28 131 26 51 62 79 66 79 2 0 4-1 4-4z"><text:p/></draw:path><draw:path draw:style-name="gr76" draw:text-style-name="P18" svg:width="0.0823in" svg:height="0.0748in" svg:x="1.5701in" svg:y="0.052in" svg:viewBox="0 0 210 191" svg:d="M128 59c4-11 14-49 42-49 3 0 12 0 22 6-12 1-20 12-20 22 0 6 4 15 15 15 10 0 23-7 23-24 0-23-24-29-38-29-26 0-40 23-45 32-11-27-33-32-45-32-45 0-69 55-69 65 0 5 4 3 5 5 4 0 5-2 6-5 14-45 42-55 56-55 9 0 23 3 23 28 0 12-7 41-23 100-7 26-21 44-39 44-3 0-13 0-22-6 11-2 21-11 21-23 0-10-10-14-16-14-13 0-24 11-24 24 0 19 22 28 40 28 28 0 43-29 44-32 5 16 20 32 46 32 43 0 67-54 67-65 0-4-4-4-5-4-4 0-5 2-5 5-14 44-43 55-56 55-17 0-23-14-23-29 0-8 2-17 7-35 5-20 9-40 13-59z"><text:p/></draw:path><draw:path draw:style-name="gr76" draw:text-style-name="P18" svg:width="0.0378in" svg:height="0.1654in" svg:x="1.6697in" svg:y="0in" svg:viewBox="0 0 97 421" svg:d="M97 211c0-34-3-84-27-132-26-51-62-79-66-79-3 0-4 2-4 5 0 1 0 1 8 9 41 42 65 108 65 197 0 72-15 146-67 199-6 5-6 6-6 7 0 3 1 4 4 4 4 0 43-29 67-82 21-46 26-93 26-128z"><text:p/></draw:path><draw:path draw:style-name="gr76" draw:text-style-name="P18" svg:width="0.1102in" svg:height="0.1102in" svg:x="1.7709in" svg:y="0.0283in" svg:viewBox="0 0 281 281" svg:d="M149 149c39 0 78 0 117 0 6 0 15 0 15-9 0-8-9-8-15-8-39 0-78 0-117 0 0-40 0-79 0-119 0-5 0-13-9-13-8 0-8 8-8 13 0 40 0 79 0 119-40 0-78 0-118 0-6 0-14 0-14 8 0 9 8 9 14 9 40 0 78 0 118 0 0 38 0 78 0 117 0 6 0 15 8 15 9 0 9-9 9-15 0-39 0-79 0-117z"><text:p/></draw:path><draw:path draw:style-name="gr76" draw:text-style-name="P18" svg:width="0.0772in" svg:height="0.1087in" svg:x="1.9327in" svg:y="0.052in" svg:viewBox="0 0 197 277" svg:d="M193 70c3-8 4-14 4-24 0-28-17-46-48-46-34 0-55 23-66 37-1-24-19-37-39-37-19 0-27 17-31 24-7 14-13 40-13 41 0 5 4 3 5 5 5 0 5 0 7-10 7-30 16-50 31-50 7 0 13 3 13 19 0 9-1 13-7 36-8 32-15 65-24 97-1 6-3 15-3 18 0 7 6 11 12 11 4 0 12-3 15-11 0-1 6-22 9-31 2-13 6-25 8-39 2-9 6-18 7-28 1-3 5-16 5-18 1-5 14-28 29-40 9-6 23-14 41-14s22 14 22 30c0 1 0 9-4 26-16 65-33 128-48 193-2 5-2 6-2 7 0 6 5 11 12 11 14 0 16-12 17-17 16-63 33-127 48-190z"><text:p/></draw:path><draw:path draw:style-name="gr76" draw:text-style-name="P18" svg:width="0.0378in" svg:height="0.1654in" svg:x="2.0327in" svg:y="0in" svg:viewBox="0 0 97 421" svg:d="M97 417c0-1 0-2-7-9-53-53-66-133-66-197 0-73 17-146 68-199 5-6 5-6 5-7 0-4-1-5-3-5-5 0-42 29-68 83-21 45-26 92-26 128 0 32 5 84 28 131 25 51 61 79 66 79 2 0 3-1 3-4z"><text:p/></draw:path><draw:path draw:style-name="gr76" draw:text-style-name="P18" svg:width="0.0823in" svg:height="0.0748in" svg:x="2.0854in" svg:y="0.052in" svg:viewBox="0 0 210 191" svg:d="M128 59c3-11 12-49 42-49 3 0 12 0 21 6-11 1-19 12-19 22 0 6 3 15 15 15 10 0 23-7 23-24 0-23-25-29-40-29-24 0-38 23-44 32-10-27-32-32-46-32-43 0-67 55-67 65 0 5 4 5 5 5 4 0 5-2 6-5 14-45 42-55 56-55 8 0 23 3 23 28 0 12-7 41-23 100-7 26-21 44-40 44-3 0-12 0-21-6 10-2 19-11 19-23 0-10-9-14-15-14-12 0-23 11-23 24 0 19 20 28 40 28 27 0 43-29 44-32 5 16 20 32 46 32 43 0 67-54 67-65 0-4-4-4-5-4-4 0-5 2-6 5-13 44-42 55-56 55-16 0-23-14-23-29 0-8 2-17 7-35 5-20 10-40 14-59z"><text:p/></draw:path><draw:path draw:style-name="gr76" draw:text-style-name="P18" svg:width="0.0378in" svg:height="0.1654in" svg:x="2.1854in" svg:y="0in" svg:viewBox="0 0 97 421" svg:d="M97 211c0-34-5-84-27-132-26-51-62-79-66-79-3 0-4 2-4 5 0 1 0 1 7 9 42 42 66 108 66 197 0 72-15 146-68 199-5 5-5 6-5 7 0 3 1 4 4 4 4 0 42-29 67-82 21-46 26-93 26-128z"><text:p/></draw:path><draw:path draw:style-name="gr76" draw:text-style-name="P18" svg:width="0.0799in" svg:height="0.0547in" svg:x="1.272in" svg:y="0.1811in" svg:viewBox="0 0 204 140" svg:d="M204 102c0-10 0-12-6-12-25 0-67-4-104-23-46-21-64-49-75-65-1-2-3-2-8-2-10 0-11 0-11 11 0 2 0 5 0 7 58 103 152 122 196 122 8 0 8 0 8-12 0-8 0-18 0-26z"><text:p/></draw:path><draw:path draw:style-name="gr76" draw:text-style-name="P18" svg:width="0.3323in" svg:height="0.0193in" svg:x="1.3508in" svg:y="0.2165in" svg:viewBox="0 0 845 50" svg:d="M422 50c-140 0-282 0-422 0 0-16 0-33 0-50 282 0 563 0 845 0 0 17 0 34 0 50-141 0-282 0-423 0z"><text:p/></draw:path><draw:path draw:style-name="gr76" draw:text-style-name="P18" svg:width="0.0799in" svg:height="0.0547in" svg:x="1.6815in" svg:y="0.2165in" svg:viewBox="0 0 204 140" svg:d="M204 124c-56-104-151-124-194-124-10 0-10 0-10 12 0 8 0 18 0 26 0 10 0 12 6 12 26 2 67 4 106 23 45 23 62 49 73 66 1 1 3 1 9 1 10 0 10 0 10-10 0-3 0-4 0-6z"><text:p/></draw:path><draw:path draw:style-name="gr76" draw:text-style-name="P18" svg:width="0.0799in" svg:height="0.0547in" svg:x="1.7543in" svg:y="0.2165in" svg:viewBox="0 0 204 140" svg:d="M204 12c0-12 0-12-10-12-43 0-138 20-194 124 0 2 0 3 0 6 0 10 0 10 10 10 8 0 8 0 10-2 35-55 93-85 178-88 6 0 6-2 6-12 0-8 0-18 0-26z"><text:p/></draw:path><draw:path draw:style-name="gr76" draw:text-style-name="P18" svg:width="0.3323in" svg:height="0.0193in" svg:x="1.8327in" svg:y="0.2165in" svg:viewBox="0 0 845 50" svg:d="M422 50c-140 0-282 0-422 0 0-16 0-33 0-50 282 0 563 0 845 0 0 17 0 34 0 50-141 0-282 0-423 0z"><text:p/></draw:path><draw:path draw:style-name="gr76" draw:text-style-name="P18" svg:width="0.0799in" svg:height="0.0547in" svg:x="2.1642in" svg:y="0.1811in" svg:viewBox="0 0 204 140" svg:d="M204 11c0-11-1-11-11-11-8 0-8 0-11 4-33 55-92 85-177 86-5 0-5 4-5 12s0 18 0 26c0 12 0 12 8 12 44 0 138-20 196-122 0-2 0-5 0-7z"><text:p/></draw:path><draw:path draw:style-name="gr76" draw:text-style-name="P18" svg:width="0.0417in" svg:height="0.0524in" svg:x="1.1323in" svg:y="0.3339in" svg:viewBox="0 0 107 134" svg:d="M98 7c0-5 0-7-4-7-2 0-2 0-6 4-2 1-4 2-5 4-9-7-21-8-31-8-42 0-52 22-52 37 0 10 4 17 11 23 11 10 23 12 41 14 14 3 38 8 38 27 0 12-8 25-36 25-29 0-38-18-44-38-2-4-2-5-5-5-5 0-5 2-5 7 0 12 0 25 0 37 0 5 0 7 4 7 2 0 8-6 14-13 13 13 29 13 36 13 38 0 53-20 53-42 0-10-6-19-13-26-11-11-26-13-35-14-24-5-43-9-43-24 0-10 8-21 36-21 34 0 36 24 36 33 1 3 4 3 6 3 4 0 4-2 4-8 0-10 0-18 0-28z"><text:p/></draw:path><draw:path draw:style-name="gr76" draw:text-style-name="P18" svg:width="0.0567in" svg:height="0.0524in" svg:x="1.1839in" svg:y="0.3339in" svg:viewBox="0 0 145 134" svg:d="M145 68c0-36-31-68-72-68s-73 32-73 68c0 38 32 66 73 66 40 0 72-28 72-66zM73 125c-11 0-27-4-37-18-7-12-8-28-8-41s0-30 10-43c8-9 20-15 35-15 17 0 29 9 36 17 9 12 10 27 10 41s-1 30-10 42c-8 11-21 17-36 17z"><text:p/></draw:path><draw:path draw:style-name="gr76" draw:text-style-name="P18" svg:width="0.0972in" svg:height="0.0512in" svg:x="1.2512in" svg:y="0.3343in" svg:viewBox="0 0 248 131" svg:d="M227 41c0-25-13-41-45-41-22 0-39 13-46 28-6-21-22-28-44-28-25 0-40 13-48 29h-1c0-10 0-19 0-29-14 1-29 2-43 4 0 3 0 7 0 10 20 0 23 2 23 17 0 25 0 51 0 76 0 13-4 13-23 13 0 4 0 7 0 11 1 0 22-1 34-1 10 0 31 0 33 1 0-4 0-7 0-11-19 0-21 0-21-13 0-18 0-35 0-53 0-31 24-46 44-46s23 17 23 32c0 22 0 44 0 67 0 13-3 13-22 13 0 4 0 7 0 11 11 0 21-1 34-1 11 0 31 0 33 1 0-4 0-7 0-11-19 0-21 0-21-13 0-18 0-35 0-53 0-31 24-46 43-46 20 0 24 17 24 32 0 22 0 44 0 67 0 13-4 13-23 13 0 4 0 7 0 11 1 0 22-1 34-1 11 0 31 0 33 1 0-4 0-7 0-11-19 0-21 0-21-13 0-22 0-45 0-66z"><text:p/></draw:path><draw:path draw:style-name="gr76" draw:text-style-name="P18" svg:width="0.0972in" svg:height="0.0512in" svg:x="1.3602in" svg:y="0.3343in" svg:viewBox="0 0 248 131" svg:d="M227 41c0-25-13-41-45-41-22 0-39 13-46 28-6-21-23-28-45-28-24 0-39 13-48 29 0-10 0-19 0-29-14 1-29 2-43 4 0 3 0 7 0 10 19 0 22 2 22 17 0 25 0 51 0 76 0 13-3 13-22 13 0 4 0 7 0 11 11 0 22-1 34-1 10 0 31 0 33 1 0-4 0-7 0-11-19 0-21 0-21-13 0-18 0-35 0-53 0-31 24-46 43-46 21 0 24 17 24 32 0 22 0 44 0 67 0 13-4 13-23 13 0 4 0 7 0 11 1 0 22-1 35-1 11 0 31 0 33 1 0-4 0-7 0-11-19 0-22 0-22-13 0-18 0-35 0-53 0-31 25-46 44-46 20 0 23 17 23 32 0 22 0 44 0 67 0 13-3 13-22 13 0 4 0 7 0 11 11 0 22-1 34-1 11 0 31 0 33 1 0-4 0-7 0-11-19 0-21 0-21-13 0-22 0-45 0-66z"><text:p/></draw:path><draw:path draw:style-name="gr76" draw:text-style-name="P18" svg:width="0.0496in" svg:height="0.0524in" svg:x="1.4677in" svg:y="0.3339in" svg:viewBox="0 0 127 134" svg:d="M119 65c6 0 8 0 8-7 0-26-14-58-59-58-38 0-68 31-68 67 0 37 32 67 72 67s55-31 55-38c0-1-1-4-6-4-3 0-3 2-5 5-9 24-31 28-42 28-14 0-27-6-36-17-10-14-12-32-12-43 32 0 62 0 93 0zM28 56c2-40 30-48 40-48 36 0 38 41 38 48-27 0-52 0-78 0z"><text:p/></draw:path><draw:path draw:style-name="gr76" draw:text-style-name="P18" svg:width="0.0618in" svg:height="0.0811in" svg:x="1.572in" svg:y="0.3051in" svg:viewBox="0 0 158 207" svg:d="M92 4c0 3 0 7 0 10 20 0 22 2 22 16 0 20 0 41 0 61-11-11-25-17-41-17-39 0-73 30-73 68 0 35 31 65 70 65 24 0 38-13 43-18 0 6 0 12 0 18 15-1 30-2 45-2 0-4 0-7 0-11-19 0-21-2-21-17 0-58 0-118 0-177-15 1-30 2-45 4zM113 174c-7 13-23 25-42 25-17 0-28-10-34-18s-9-20-9-39c0-8 0-29 12-44 12-13 26-15 34-15 15 0 27 7 35 17 4 4 4 6 4 10 0 22 0 42 0 64z"><text:p/></draw:path><draw:path draw:style-name="gr76" draw:text-style-name="P18" svg:width="0.0492in" svg:height="0.0524in" svg:x="1.6449in" svg:y="0.3339in" svg:viewBox="0 0 126 134" svg:d="M119 65c6 0 7 0 7-7 0-26-14-58-58-58-39 0-68 31-68 67 0 37 32 67 72 67s54-31 54-38c0-1 0-4-5-4-3 0-3 2-5 5-9 24-32 28-42 28-14 0-27-6-36-17-10-14-12-32-12-43 32 0 62 0 93 0zM28 56c2-40 28-48 40-48 36 0 38 41 38 48-27 0-52 0-78 0z"><text:p/></draw:path><draw:path draw:style-name="gr76" draw:text-style-name="P18" svg:width="0.0618in" svg:height="0.0811in" svg:x="1.7492in" svg:y="0.3051in" svg:viewBox="0 0 158 207" svg:d="M91 4c0 3 0 7 0 10 21 0 23 2 23 16 0 20 0 41 0 61-11-11-25-17-42-17-38 0-72 30-72 68 0 35 31 65 70 65 24 0 38-13 43-18 0 6 0 12 0 18 15-1 30-2 45-2 0-4 0-7 0-11-20 0-22-2-22-17 0-58 0-118 0-177-15 1-30 2-45 4zM113 174c-7 13-23 25-42 25-17 0-29-10-35-18-5-8-8-20-8-39 0-8 0-29 12-44 12-13 26-15 34-15 14 0 27 7 35 17 4 4 4 6 4 10 0 22 0 42 0 64z"><text:p/></draw:path><draw:path draw:style-name="gr76" draw:text-style-name="P18" svg:width="0.0492in" svg:height="0.0524in" svg:x="1.822in" svg:y="0.3339in" svg:viewBox="0 0 126 134" svg:d="M118 65c6 0 8 0 8-7 0-26-14-58-59-58-38 0-67 31-67 67 0 37 32 67 72 67s54-31 54-38c0-1 0-4-5-4-3 0-5 2-5 5-9 24-32 28-43 28-13 0-26-6-36-17-11-14-11-32-11-43 30 0 62 0 92 0zM26 56c4-40 30-48 41-48 37 0 39 41 39 48-27 0-53 0-80 0z"><text:p/></draw:path><draw:path draw:style-name="gr76" draw:text-style-name="P18" svg:width="0.0618in" svg:height="0.052in" svg:x="1.8823in" svg:y="0.3343in" svg:viewBox="0 0 158 133" svg:d="M91 4c0 3 0 7 0 10 19 0 22 2 22 17 0 17 0 34 0 51 0 25-17 43-39 43-27 0-28-12-28-28 0-32 0-65 0-97-16 1-30 2-46 4 0 3 0 7 0 10 23 0 23 2 23 27 0 14 0 30 0 44 0 21 0 48 49 48 6 0 28 0 42-25 0 8 0 17 0 25 14-1 30-1 44-2 0-4 0-7 0-11-19 0-21-2-21-17 0-35 0-68 0-103-16 1-30 2-46 4z"><text:p/></draw:path><draw:path draw:style-name="gr76" draw:text-style-name="P18" svg:width="0.063in" svg:height="0.0496in" svg:x="1.9528in" svg:y="0.3366in" svg:viewBox="0 0 161 127" svg:d="M92 61c-1-1-1-2-2-3 0-2 19-22 22-24 10-12 20-23 44-23 0-4 0-7 0-11-8 0-17 1-25 1-9 0-21-1-29-1 0 4 0 7 0 11 5 0 6 3 6 6 0 1 0 5-5 11-7 7-13 15-20 22-9-9-17-18-25-27-3-4-3-5-3-6 0-5 4-6 7-6 0-4 0-7 0-11-10 0-21 1-32 1-10 0-20-1-29-1 0 4 0 7 0 11 13 0 22 0 29 8 12 15 25 28 37 42 0 1 3 3 3 4-9 9-23 25-26 27-10 12-21 23-44 24 0 4 0 8 0 11 8-1 14-1 24-1 8 0 20 0 30 1 0-3 0-7 0-11-4-1-6-2-6-7 0-6 2-9 7-14 7-7 15-16 22-23 8 10 17 19 25 29 6 7 6 7 6 9 0 6-7 6-8 6 0 4 0 8 0 11 2-1 24-1 33-1 10 0 18 0 28 1 0-3 0-7 0-11-19 0-22-2-29-9-13-16-26-30-40-46z"><text:p/></draw:path><draw:path draw:style-name="gr76" draw:text-style-name="P18" svg:width="0.0539in" svg:height="0.052in" svg:x="2.0713in" svg:y="0.3343in" svg:viewBox="0 0 138 133" svg:d="M138 52c0-33-24-52-53-52-44 0-85 41-85 82 0 30 22 51 53 51 43 0 85-38 85-81zM54 125c-16 0-30-10-30-33 0-12 6-40 17-57 13-19 30-27 43-27 17 0 30 11 30 33 0 7-4 37-17 57-11 17-29 27-43 27z"><text:p/></draw:path><draw:path draw:style-name="gr76" draw:text-style-name="P18" svg:width="0.0299in" svg:height="0.1157in" svg:x="2.1429in" svg:y="0.2984in" svg:viewBox="0 0 77 295" svg:d="M71 0c-55 40-71 102-71 148 0 41 13 105 71 147 2 0 6 0 6-4 0-2 0-2-3-4-39-35-54-86-54-139 0-80 32-119 56-141 1-1 1-2 1-3 0-4-4-4-6-4z"><text:p/></draw:path><draw:path draw:style-name="gr76" draw:text-style-name="P18" svg:width="0.0614in" svg:height="0.052in" svg:x="2.187in" svg:y="0.3343in" svg:viewBox="0 0 157 133" svg:d="M59 100c-3 9-12 25-28 25-1 0-9 0-15-4 12-3 13-14 13-17 0-6-6-10-12-10-9 0-17 7-17 18 0 14 17 21 31 21 13 0 25-8 33-20 7 15 24 20 34 20 35 0 53-37 53-45 0-4-3-4-5-4-4 0-4 1-6 5-6 20-24 36-40 36-11 0-18-7-18-19 0-8 7-35 15-68 6-22 19-30 29-30 1 0 10 0 17 5-10 3-13 11-13 16 0 6 4 11 12 11 6 0 15-6 15-18 0-17-18-22-30-22-15 0-26 10-33 22-5-12-20-22-35-22-34 0-53 36-53 46 0 3 5 3 6 3 4 0 4-1 5-5 7-22 26-36 41-36 9 0 18 6 18 20 0 6-4 21-6 31-4 13-8 27-11 41z"><text:p/></draw:path><draw:path draw:style-name="gr76" draw:text-style-name="P18" svg:width="0.0579in" svg:height="0.037in" svg:x="2.2642in" svg:y="0.3165in" svg:viewBox="0 0 148 95" svg:d="M23 72c-1 6-4 14-4 16 0 4 4 7 7 7 4 0 9-1 11-6 0-1 3-12 4-17 7-29 7-29 7-30 2-6 18-35 44-35 10 0 15 6 15 15 0 12-10 33-15 45 0 4-1 6-1 10 0 11 10 18 23 18 23 0 34-28 34-33 0-2-3-1-4-2-4 0-5 0-6 5-4 12-13 23-23 23-6 0-7-3-7-8 0-4 1-7 4-12 3-8 13-32 13-43 0-15-12-25-31-25-20 0-33 11-41 20 0-16-18-20-25-20-22 0-18 22-28 32 0 3 4 3 5 3 3 0 3-1 5-4 3-12 8-24 16-24s9 6 9 11c0 4-1 11-4 17-1 6-3 14-3 19-2 6-4 12-5 18z"><text:p/></draw:path><draw:path draw:style-name="gr76" draw:text-style-name="P18" svg:width="0.0299in" svg:height="0.1157in" svg:x="2.3465in" svg:y="0.2984in" svg:viewBox="0 0 77 295" svg:d="M6 0c-2 0-6 0-6 4 0 1 1 2 2 4 26 23 54 64 54 140 0 61-19 107-50 136-6 5-6 6-6 7 0 2 1 4 4 4s32-19 51-56c13-26 22-57 22-91 0-41-13-106-71-148z"><text:p/></draw:path></draw:g></draw:g></text:p>
      <text:p text:style-name="P9">| c’est un <draw:g text:anchor-type="as-char" svg:y="-0.1236in" draw:z-index="37" draw:name="Shape38" draw:style-name="gr1"><svg:title>TexMaths</svg:title><svg:desc>12§display§o(x^n)§svg§600§FALSE§</svg:desc><draw:g draw:style-name="gr2"><draw:path draw:style-name="gr75" draw:text-style-name="P17" svg:width="0.3602in" svg:height="0.1476in" svg:x="0.0024in" svg:y="0.0087in" svg:viewBox="0 0 916 376" svg:d="M0 0c305 0 611 0 916 0 0 125 0 251 0 376-305 0-611 0-916 0 0-125 0-251 0-376z"><text:p/></draw:path><draw:path draw:style-name="gr76" draw:text-style-name="P18" svg:width="0.0709in" svg:height="0.0744in" svg:x="0.0004in" svg:y="0.0512in" svg:viewBox="0 0 181 190" svg:d="M181 71c0-43-30-71-68-71-57 0-113 59-113 119 0 42 29 71 68 71 56 0 113-58 113-119zM68 182c-18 0-37-14-37-47 0-21 12-65 25-87 21-32 45-40 57-40 25 0 37 21 37 46 0 17-8 61-24 88-16 25-38 40-58 40z"><text:p/></draw:path><draw:path draw:style-name="gr76" draw:text-style-name="P18" svg:width="0.0378in" svg:height="0.165in" svg:x="0.0906in" svg:y="0in" svg:viewBox="0 0 97 420" svg:d="M97 415c0-2 0-2-7-9-52-53-66-132-66-196 0-73 17-146 68-199 5-5 5-5 5-7 0-3-1-4-3-4-5 0-42 29-68 82-21 47-26 93-26 128 0 32 5 83 28 130 25 52 61 80 66 80 2 0 3-2 3-5z"><text:p/></draw:path><draw:path draw:style-name="gr76" draw:text-style-name="P18" svg:width="0.0823in" svg:height="0.0744in" svg:x="0.1433in" svg:y="0.0512in" svg:viewBox="0 0 210 190" svg:d="M128 59c3-11 12-51 42-51 3 0 12 0 21 6-12 3-21 14-21 23 0 7 5 15 17 15 10 0 23-8 23-24 0-22-25-28-40-28-24 0-39 22-44 31-11-27-32-31-46-31-43 0-67 54-67 65 0 4 4 4 5 4 4 0 5-2 6-5 14-45 42-56 56-56 8 0 23 5 23 29 0 13-7 41-23 100-7 26-21 45-40 45-3 0-12 0-21-7 10-2 19-10 19-22 0-11-9-15-15-15-12 0-23 11-23 24 0 20 20 28 40 28 27 0 43-29 44-31 5 15 20 31 46 31 43 0 67-54 67-65 0-4-4-4-5-4-4 0-5 2-6 5-13 45-42 56-56 56-16 0-23-15-23-28 0-10 2-19 7-37 5-20 10-39 14-58z"><text:p/></draw:path><draw:path draw:style-name="gr76" draw:text-style-name="P18" svg:width="0.0705in" svg:height="0.0516in" svg:x="0.2386in" svg:y="0.0047in" svg:viewBox="0 0 180 132" svg:d="M22 112c-2 3-3 11-3 12 0 6 5 8 10 8 6 0 11-3 12-6 1-2 3-12 5-18s4-19 7-26c1-7 3-13 5-21 3-12 3-14 12-26 8-11 22-27 44-27 17 0 18 15 18 21 0 18-13 50-18 62-4 9-5 11-5 16 0 16 13 25 29 25 29 0 42-39 42-44 0-4-4-4-5-4-3 0-3 1-5 5-7 24-20 36-32 36-6 0-7-5-7-11 0-7 2-11 7-24 4-8 16-40 16-56 0-29-23-34-39-34-24 0-41 14-49 26-2-20-20-26-32-26s-20 10-23 16c-7 10-11 27-11 28 0 5 4 5 5 5 5 0 5-1 7-9 4-17 10-32 20-32 9 0 11 6 11 15 0 5-3 15-5 24-2 7-6 20-7 26-3 12-6 26-9 39z"><text:p/></draw:path><draw:path draw:style-name="gr76" draw:text-style-name="P18" svg:width="0.0378in" svg:height="0.165in" svg:x="0.3331in" svg:y="0in" svg:viewBox="0 0 97 420" svg:d="M97 210c0-32-5-84-27-131-26-51-62-79-66-79-3 0-4 1-4 4 0 2 0 2 7 10 42 41 66 109 66 196 0 71-15 145-68 199-5 4-5 4-5 6 0 3 1 5 4 5 4 0 42-29 67-82 21-47 26-94 26-128z"><text:p/></draw:path></draw:g></draw:g></text:p>
      <text:p text:style-name="P11">| <draw:g text:anchor-type="as-char" svg:y="-0.2846in" draw:z-index="38" draw:name="Shape39" draw:style-name="gr1"><svg:title>TexMaths</svg:title><svg:desc>12§latex§\begin{align*}
\frac{-h(x) + \eta(x)}{x^n} &amp;= -\frac{h(x)}{x^n} + \frac{\eta(x)}{x^n} \\
&amp;\to 0 + 0 = 0 \\
\end{align*}§svg§600§FALSE§</svg:desc><draw:g draw:style-name="gr2"><draw:path draw:style-name="gr75" draw:text-style-name="P17" svg:width="2.2114in" svg:height="0.552in" svg:x="0.0087in" svg:y="0.0083in" svg:viewBox="0 0 5618 1403" svg:d="M0 0c1872 0 3745 0 5618 0 0 468 0 935 0 1403-1873 0-3746 0-5618 0 0-468 0-935 0-1403z"><text:p/></draw:path><draw:path draw:style-name="gr76" draw:text-style-name="P18" svg:width="0.1012in" svg:height="0.0063in" svg:x="0.0138in" svg:y="0.0799in" svg:viewBox="0 0 258 17" svg:d="M244 17c7 0 14 0 14-9 0-8-7-8-14-8-77 0-153 0-230 0-7 0-14 0-14 8 0 9 7 9 14 9 77 0 153 0 230 0z"><text:p/></draw:path><draw:path draw:style-name="gr76" draw:text-style-name="P18" svg:width="0.0807in" svg:height="0.1165in" svg:x="0.1386in" svg:y="0.0102in" svg:viewBox="0 0 206 297" svg:d="M97 5c0-1 0-5-5-5-10 0-40 2-51 4-4 1-9 1-9 8 0 5 4 5 10 5 20 0 22 3 22 7 0 2-2 6-2 8-20 82-40 162-61 244-1 6-1 6-1 9 0 9 8 12 12 12 6 0 13-5 16-11 2-11 4-22 7-33 3-12 6-25 9-37 3-9 5-19 8-29 1-2 4-15 4-19 2-4 15-26 29-38 10-6 23-15 41-15s23 15 23 29c0 23-17 70-27 95-3 10-6 14-6 23 0 20 16 35 35 35 40 0 55-62 55-65 0-4-3-4-4-4-5 0-5 1-6 7-8 22-21 52-44 52-7 0-10-4-10-13 0-11 4-21 8-30 6-18 25-69 25-93 0-27-17-45-48-45-26 0-47 13-62 32 11-44 21-89 32-133z"><text:p/></draw:path><draw:path draw:style-name="gr76" draw:text-style-name="P18" svg:width="0.0378in" svg:height="0.1654in" svg:x="0.2413in" svg:y="0in" svg:viewBox="0 0 97 421" svg:d="M97 418c0-3 0-3-7-10-53-53-66-133-66-197 0-74 16-147 67-200 6-5 6-5 6-6 0-4-1-5-3-5-5 0-44 29-68 82-21 46-26 93-26 129 0 33 4 83 28 131 25 52 61 79 66 79 2 0 3-1 3-3z"><text:p/></draw:path><draw:path draw:style-name="gr76" draw:text-style-name="P18" svg:width="0.0823in" svg:height="0.0748in" svg:x="0.2945in" svg:y="0.052in" svg:viewBox="0 0 210 191" svg:d="M128 59c3-11 12-49 42-49 2 0 12 0 21 4-12 3-21 14-21 23 0 7 5 16 17 16 9 0 23-9 23-25 0-22-25-28-40-28-25 0-39 23-44 32-11-27-34-32-46-32-44 0-68 54-68 65 0 5 5 5 6 5 2 0 5-2 5-5 14-45 42-55 56-55 9 0 23 3 23 27 0 13-7 42-23 101-6 26-21 43-39 43-3 0-12 0-22-5 11-2 20-10 20-22s-9-15-15-15c-13 0-23 11-23 24 0 19 20 28 40 28 27 0 42-29 43-33 6 16 20 33 45 33 45 0 69-54 69-65 0-4-5-4-6-4-4 0-4 2-5 4-14 46-43 55-56 55-17 0-23-13-23-27 0-9 2-18 7-38 5-19 10-38 14-57z"><text:p/></draw:path><draw:path draw:style-name="gr76" draw:text-style-name="P18" svg:width="0.0382in" svg:height="0.1654in" svg:x="0.3937in" svg:y="0in" svg:viewBox="0 0 98 421" svg:d="M98 211c0-33-4-84-27-132-27-51-63-79-66-79s-5 1-5 5c0 1 0 1 8 9 41 41 65 108 65 197 0 72-15 146-67 200-6 4-6 4-6 7 0 2 2 3 5 3s42-28 67-81c22-47 26-94 26-129z"><text:p/></draw:path><draw:path draw:style-name="gr76" draw:text-style-name="P18" svg:width="0.1098in" svg:height="0.1098in" svg:x="0.4953in" svg:y="0.0283in" svg:viewBox="0 0 280 280" svg:d="M149 149c39 0 78 0 117 0 6 0 14 0 14-9 0-8-8-8-14-8-39 0-78 0-117 0 0-40 0-79 0-119 0-6 0-13-9-13-8 0-8 7-8 13 0 40 0 79 0 119-40 0-79 0-119 0-6 0-13 0-13 8 0 9 7 9 13 9 40 0 79 0 119 0 0 39 0 78 0 118 0 6 0 13 8 13 9 0 9-7 9-13 0-40 0-79 0-118z"><text:p/></draw:path><draw:path draw:style-name="gr76" draw:text-style-name="P18" svg:width="0.0776in" svg:height="0.1087in" svg:x="0.6563in" svg:y="0.052in" svg:viewBox="0 0 198 277" svg:d="M194 70c2-8 4-14 4-24 0-28-18-46-49-46-34 0-55 22-65 37-2-24-20-37-40-37-19 0-26 17-31 24-7 14-13 40-13 41 0 5 5 5 6 5 4 0 5-2 7-10 7-30 16-50 30-50 7 0 13 3 13 19 0 8-1 13-6 35-8 32-16 66-25 98-1 6-3 16-3 18 0 7 6 11 12 11 4 0 13-4 15-12 1 0 6-21 9-31 3-12 6-26 9-38 3-9 5-19 7-28 0-3 4-16 4-20 2-3 14-26 29-38 9-6 23-14 41-14s22 14 22 28c0 3 0 10-3 28-17 65-33 128-49 193-2 5-2 6-2 8 0 6 5 10 12 10 14 0 17-12 18-16 16-64 33-128 48-191z"><text:p/></draw:path><draw:path draw:style-name="gr76" draw:text-style-name="P18" svg:width="0.0382in" svg:height="0.1654in" svg:x="0.7563in" svg:y="0in" svg:viewBox="0 0 98 421" svg:d="M98 418c0-3 0-3-7-10-53-53-67-133-67-197 0-74 17-147 68-200 6-5 6-5 6-6 0-4-2-5-4-5-4 0-42 29-68 82-21 46-26 93-26 129 0 33 5 83 28 131 25 52 62 79 66 79 2 0 4-1 4-3z"><text:p/></draw:path><draw:path draw:style-name="gr76" draw:text-style-name="P18" svg:width="0.0823in" svg:height="0.0748in" svg:x="0.8094in" svg:y="0.052in" svg:viewBox="0 0 210 191" svg:d="M128 59c3-11 14-49 42-49 3 0 12 0 22 4-12 3-20 14-20 23 0 7 4 16 15 16 10 0 23-9 23-25 0-22-25-28-40-28-24 0-38 23-43 32-11-27-33-32-45-32-45 0-69 54-69 65 0 5 4 3 5 5 4 0 5-2 6-5 14-45 42-55 56-55 9 0 23 3 23 27 0 13-7 42-23 101-7 26-21 43-39 43-4 0-13 0-22-5 11-2 19-10 19-22s-8-15-15-15c-12 0-23 11-23 24 0 19 22 28 40 28 27 0 43-29 44-33 5 16 20 33 46 33 43 0 67-54 67-65 0-4-4-4-5-4-4 0-5 2-6 4-13 46-42 55-55 55-17 0-24-13-24-27 0-9 3-18 7-38 5-19 10-38 14-57z"><text:p/></draw:path><draw:path draw:style-name="gr76" draw:text-style-name="P18" svg:width="0.0378in" svg:height="0.1654in" svg:x="0.9091in" svg:y="0in" svg:viewBox="0 0 97 421" svg:d="M97 211c0-33-5-84-27-132-26-51-62-79-66-79-3 0-4 1-4 5 0 1 0 1 7 9 42 41 66 108 66 197 0 72-15 146-68 200-5 4-5 4-5 7 0 2 1 3 4 3 4 0 42-28 67-81 21-47 26-94 26-129z"><text:p/></draw:path><draw:path draw:style-name="gr76" draw:text-style-name="P18" svg:width="0.9634in" svg:height="0.0063in" svg:x="0in" svg:y="0.1917in" svg:viewBox="0 0 2448 17" svg:d="M0 0c816 0 1632 0 2448 0 0 6 0 11 0 17-816 0-1632 0-2448 0 0-6 0-11 0-17z"><text:p/></draw:path><draw:path draw:style-name="gr76" draw:text-style-name="P18" svg:width="0.0823in" svg:height="0.0748in" svg:x="0.3941in" svg:y="0.2768in" svg:viewBox="0 0 210 191" svg:d="M130 60c2-12 12-50 40-50 3 0 14 0 22 6-12 1-20 12-20 22 0 6 4 15 15 15 10 0 23-7 23-24 0-23-24-29-38-29-26 0-40 23-45 32-11-27-33-32-45-32-45 0-69 55-69 65 0 5 4 3 5 5 4 0 5-2 6-5 14-45 42-55 56-55 9 0 23 3 23 28 0 14-7 41-23 100-6 26-21 44-39 44-3 0-12 0-22-6 11-2 21-10 21-22 0-11-10-15-16-15-13 0-24 11-24 24 0 19 22 28 40 28 28 0 43-29 44-31 6 15 20 31 46 31 43 0 67-54 67-65 0-4-4-4-5-4-4 0-5 2-5 5-14 45-43 55-56 55-17 0-23-14-23-27 0-10 2-19 7-37 5-20 10-39 15-58z"><text:p/></draw:path><draw:path draw:style-name="gr76" draw:text-style-name="P18" svg:width="0.0705in" svg:height="0.052in" svg:x="0.4898in" svg:y="0.252in" svg:viewBox="0 0 180 133" svg:d="M22 112c-2 3-3 10-3 12 0 6 5 9 10 9s8-5 11-7c2-2 4-12 6-18 1-6 4-19 6-26 2-8 3-14 6-21 2-12 3-14 12-26 8-12 21-27 44-27 17 0 17 15 17 21 0 18-12 50-17 62-4 9-5 11-5 16 0 17 13 26 28 26 30 0 43-41 43-45s-4-4-5-4c-5 0-5 1-6 5-6 24-19 36-31 36-6 0-7-5-7-11 0-7 1-11 7-24 4-8 16-40 16-56 0-29-23-34-39-34-25 0-41 14-50 26-3-20-19-26-31-26-14 0-20 8-24 16-6 10-10 27-10 28 0 5 4 5 5 5 3 0 3-1 6-9 5-17 11-32 21-32 8 0 10 6 10 15 0 5-4 15-5 24-2 8-5 20-6 26-3 13-6 25-9 39z"><text:p/></draw:path><draw:path draw:style-name="gr76" draw:text-style-name="P18" svg:width="0.1102in" svg:height="0.0382in" svg:x="1.0394in" svg:y="0.1756in" svg:viewBox="0 0 281 98" svg:d="M266 17c6 0 15 0 15-9 0-8-9-8-15-8-84 0-169 0-253 0-5 0-13 0-13 8 0 9 8 9 14 9 84 0 168 0 252 0zM266 98c6 0 15 0 15-8s-9-8-15-8c-84 0-168 0-252 0-6 0-14 0-14 8s8 8 13 8c84 0 169 0 253 0z"><text:p/></draw:path><draw:path draw:style-name="gr76" draw:text-style-name="P18" svg:width="0.1012in" svg:height="0.0063in" svg:x="1.2185in" svg:y="0.1917in" svg:viewBox="0 0 258 17" svg:d="M244 17c7 0 14 0 14-9 0-8-7-8-14-8-76 0-153 0-228 0-8 0-16 0-16 8 0 9 8 9 16 9 75 0 152 0 228 0z"><text:p/></draw:path><draw:path draw:style-name="gr76" draw:text-style-name="P18" svg:width="0.0807in" svg:height="0.1165in" svg:x="1.363in" svg:y="0.0102in" svg:viewBox="0 0 206 297" svg:d="M97 5c0-1 0-5-5-5-9 0-40 2-51 4-4 1-9 1-9 8 0 5 4 5 11 5 21 0 21 3 21 7 0 2-2 6-2 8-20 82-40 162-61 244-1 6-1 6-1 9 0 9 8 12 12 12 7 0 13-5 16-11 2-11 6-22 8-33 2-12 6-25 8-37 4-9 6-19 8-29 1-2 4-15 4-19 2-4 15-26 29-38 10-6 23-15 41-15s23 15 23 29c0 23-16 70-27 95-3 10-4 14-4 23 0 20 14 35 33 35 40 0 55-62 55-65 0-4-3-4-4-4-4 0-4 1-6 7-6 22-21 52-44 52-7 0-9-4-9-13 0-11 3-21 7-30 7-18 25-69 25-93 0-27-17-45-48-45-26 0-47 13-62 32 11-44 21-89 32-133z"><text:p/></draw:path><draw:path draw:style-name="gr76" draw:text-style-name="P18" svg:width="0.0378in" svg:height="0.1654in" svg:x="1.4661in" svg:y="0in" svg:viewBox="0 0 97 421" svg:d="M97 418c0-3 0-3-7-10-53-53-66-133-66-197 0-74 16-147 68-200 5-5 5-5 5-6 0-4-1-5-3-5-5 0-42 29-68 82-21 46-26 93-26 129 0 33 5 83 28 131 25 52 61 79 66 79 2 0 3-1 3-3z"><text:p/></draw:path><draw:path draw:style-name="gr76" draw:text-style-name="P18" svg:width="0.0823in" svg:height="0.0748in" svg:x="1.5189in" svg:y="0.052in" svg:viewBox="0 0 210 191" svg:d="M128 59c3-11 12-49 42-49 3 0 12 0 21 4-12 3-21 14-21 23 0 7 5 16 17 16 10 0 23-9 23-25 0-22-25-28-40-28-24 0-39 23-44 32-11-27-34-32-46-32-43 0-67 54-67 65 0 5 4 5 5 5 4 0 5-2 5-5 14-45 43-55 57-55 8 0 23 3 23 27 0 13-7 42-23 101-7 26-21 43-40 43-3 0-12 0-21-5 10-2 19-10 19-22s-9-15-15-15c-12 0-23 11-23 24 0 19 20 28 40 28 27 0 43-29 44-33 5 16 20 33 46 33 43 0 67-54 67-65 0-4-4-4-5-4-4 0-5 2-6 4-13 46-42 55-56 55-16 0-23-13-23-27 0-9 2-18 7-38 5-19 10-38 14-57z"><text:p/></draw:path><draw:path draw:style-name="gr76" draw:text-style-name="P18" svg:width="0.0382in" svg:height="0.1654in" svg:x="1.6181in" svg:y="0in" svg:viewBox="0 0 98 421" svg:d="M98 211c0-33-4-84-27-132-25-51-63-79-66-79s-5 1-5 5c0 1 0 1 8 9 42 41 66 108 66 197 0 72-15 146-68 200-6 4-6 4-6 7 0 2 2 3 5 3s42-28 67-81c22-47 26-94 26-129z"><text:p/></draw:path><draw:path draw:style-name="gr76" draw:text-style-name="P18" svg:width="0.3189in" svg:height="0.0063in" svg:x="1.3539in" svg:y="0.1917in" svg:viewBox="0 0 811 17" svg:d="M0 0c270 0 541 0 811 0 0 6 0 11 0 17-270 0-541 0-811 0 0-6 0-11 0-17z"><text:p/></draw:path><draw:path draw:style-name="gr76" draw:text-style-name="P18" svg:width="0.0823in" svg:height="0.0748in" svg:x="1.426in" svg:y="0.2768in" svg:viewBox="0 0 210 191" svg:d="M128 60c3-12 12-50 42-50 3 0 12 0 21 6-11 1-19 12-19 22 0 6 3 15 15 15 10 0 23-7 23-24 0-23-25-29-40-29-24 0-38 23-44 32-10-27-32-32-46-32-43 0-67 55-67 65 0 5 4 5 5 5 4 0 5-2 6-5 14-45 42-55 56-55 8 0 23 3 23 28 0 14-7 41-23 100-7 26-21 44-40 44-3 0-12 0-21-6 11-2 19-10 19-22 0-11-8-15-15-15-12 0-23 11-23 24 0 19 22 28 40 28 27 0 43-29 44-31 5 15 20 31 46 31 43 0 67-54 67-65 0-4-4-4-5-4-4 0-5 2-6 5-13 45-42 55-55 55-17 0-24-14-24-27 0-10 2-19 7-37 5-20 10-39 14-58z"><text:p/></draw:path><draw:path draw:style-name="gr76" draw:text-style-name="P18" svg:width="0.0705in" svg:height="0.052in" svg:x="1.5213in" svg:y="0.252in" svg:viewBox="0 0 180 133" svg:d="M23 112c-1 3-4 10-4 12 0 6 6 9 10 9 6 0 11-5 12-7s3-12 6-18c1-6 3-19 6-26 1-8 3-14 5-21 3-12 3-14 12-26 8-12 22-27 44-27 18 0 18 15 18 21 0 18-13 50-18 62-2 9-4 11-4 16 0 17 12 26 28 26 30 0 42-41 42-45s-4-4-5-4c-3 0-3 1-5 5-7 24-19 36-31 36-6 0-7-5-7-11 0-7 1-11 6-24 4-8 16-40 16-56 0-29-23-34-39-34-24 0-41 14-49 26-2-20-19-26-32-26-12 0-20 8-23 16-6 10-11 27-11 28 0 5 4 4 5 5 5 0 5-1 7-9 4-17 10-32 22-32 7 0 9 6 9 15 0 5-2 15-5 24-2 8-4 20-7 26-2 13-6 25-8 39z"><text:p/></draw:path><draw:path draw:style-name="gr76" draw:text-style-name="P18" svg:width="0.1102in" svg:height="0.1102in" svg:x="1.7398in" svg:y="0.1402in" svg:viewBox="0 0 281 281" svg:d="M149 149c39 0 78 0 117 0 6 0 15 0 15-9 0-8-9-8-15-8-39 0-78 0-117 0 0-40 0-78 0-118 0-6 0-14-9-14-8 0-8 8-8 14 0 40 0 78 0 118-40 0-78 0-118 0-6 0-14 0-14 8 0 9 8 9 14 9 40 0 78 0 118 0 0 39 0 78 0 118 0 6 0 14 8 14 9 0 9-8 9-14 0-40 0-79 0-118z"><text:p/></draw:path><draw:path draw:style-name="gr76" draw:text-style-name="P18" svg:width="0.0772in" svg:height="0.1087in" svg:x="1.9213in" svg:y="0.052in" svg:viewBox="0 0 197 277" svg:d="M193 70c3-8 4-14 4-24 0-28-17-46-48-46-34 0-55 22-66 37-3-24-19-37-39-37-19 0-27 17-31 24-7 14-13 40-13 41 0 5 4 3 5 5 5 0 5-2 7-10 7-30 16-50 31-50 7 0 13 3 13 19 0 8-1 13-7 35-8 32-15 66-24 98-1 6-3 16-3 18 0 7 6 11 12 11 4 0 12-4 15-12 3-11 5-21 7-31 4-12 6-26 10-38 2-9 5-19 7-28 1-3 5-16 5-20 1-3 14-26 29-38 9-6 23-14 41-14s22 14 22 28c0 3 0 10-4 28-16 65-33 128-48 193-2 5-2 6-2 8 0 6 5 10 12 10 14 0 16-12 17-16 16-64 33-128 48-191z"><text:p/></draw:path><draw:path draw:style-name="gr76" draw:text-style-name="P18" svg:width="0.0378in" svg:height="0.1654in" svg:x="2.0213in" svg:y="0in" svg:viewBox="0 0 97 421" svg:d="M97 418c0-3 0-3-7-10-53-53-66-133-66-197 0-74 16-147 68-200 5-5 5-5 5-6 0-4-1-5-3-5-5 0-42 29-68 82-21 46-26 93-26 129 0 33 5 83 28 131 25 52 61 79 66 79 2 0 3-1 3-3z"><text:p/></draw:path><draw:path draw:style-name="gr76" draw:text-style-name="P18" svg:width="0.0823in" svg:height="0.0748in" svg:x="2.074in" svg:y="0.052in" svg:viewBox="0 0 210 191" svg:d="M128 59c3-11 12-49 42-49 2 0 12 0 21 4-12 3-21 14-21 23 0 7 5 16 17 16 9 0 23-9 23-25 0-22-25-28-40-28-24 0-39 23-44 32-11-27-34-32-46-32-43 0-67 54-67 65 0 5 4 5 5 5 4 0 5-2 5-5 14-45 43-55 56-55 9 0 23 3 23 27 0 13-7 42-23 101-6 26-20 43-39 43-3 0-12 0-21-5 10-2 19-10 19-22s-9-15-15-15c-12 0-23 11-23 24 0 19 20 28 40 28 27 0 43-29 44-33 5 16 20 33 46 33 43 0 67-54 67-65 0-4-4-4-5-4-5 0-5 2-6 4-14 46-42 55-56 55-16 0-23-13-23-27 0-9 2-18 7-38 5-19 10-38 14-57z"><text:p/></draw:path><draw:path draw:style-name="gr76" draw:text-style-name="P18" svg:width="0.0382in" svg:height="0.1654in" svg:x="2.1732in" svg:y="0in" svg:viewBox="0 0 98 421" svg:d="M98 211c0-33-4-84-27-132-25-51-63-79-66-79s-5 1-5 5c0 1 0 1 8 9 41 41 66 108 66 197 0 72-15 146-68 200-6 4-6 4-6 7 0 2 2 3 5 3s42-28 67-81c22-47 26-94 26-129z"><text:p/></draw:path><draw:path draw:style-name="gr76" draw:text-style-name="P18" svg:width="0.3118in" svg:height="0.0063in" svg:x="1.9165in" svg:y="0.1917in" svg:viewBox="0 0 793 17" svg:d="M0 0c264 0 529 0 793 0 0 6 0 11 0 17-264 0-529 0-793 0 0-6 0-11 0-17z"><text:p/></draw:path><draw:path draw:style-name="gr76" draw:text-style-name="P18" svg:width="0.0823in" svg:height="0.0748in" svg:x="1.985in" svg:y="0.2768in" svg:viewBox="0 0 210 191" svg:d="M128 60c3-12 12-50 42-50 2 0 12 0 21 6-12 1-21 12-21 22 0 6 5 15 17 15 9 0 23-7 23-24 0-23-25-29-40-29-25 0-39 23-44 32-11-27-34-32-46-32-44 0-68 55-68 65 0 5 5 5 6 5 2 0 5-2 5-5 14-45 42-55 56-55 9 0 23 3 23 28 0 14-7 41-23 100-6 26-21 44-39 44-3 0-12 0-22-6 11-2 20-10 20-22 0-11-9-15-15-15-13 0-23 11-23 24 0 19 20 28 40 28 27 0 42-29 43-31 6 15 20 31 45 31 45 0 69-54 69-65 0-4-5-4-6-4-4 0-4 2-5 5-14 45-43 55-56 55-17 0-23-14-23-27 0-10 2-19 7-37 5-20 10-39 14-58z"><text:p/></draw:path><draw:path draw:style-name="gr76" draw:text-style-name="P18" svg:width="0.0705in" svg:height="0.052in" svg:x="2.0803in" svg:y="0.252in" svg:viewBox="0 0 180 133" svg:d="M22 112c-2 3-3 10-3 12 0 6 5 9 10 9 6 0 9-5 12-7 2-2 3-12 5-18 1-6 4-19 7-26 1-8 2-14 5-21 2-12 3-14 12-26 8-12 21-27 44-27 17 0 17 15 17 21 0 18-12 50-17 62-4 9-5 11-5 16 0 17 13 26 29 26 29 0 42-41 42-45s-4-4-5-4c-3 0-5 1-6 5-6 24-19 36-31 36-6 0-7-5-7-11 0-7 1-11 7-24 4-8 16-40 16-56 0-29-23-34-39-34-24 0-41 14-50 26-1-20-19-26-31-26-14 0-20 8-23 16-7 10-11 27-11 28 0 5 4 5 5 5 3 0 5-1 6-9 5-17 11-32 21-32 9 0 10 6 10 15 0 5-4 15-5 24-2 8-5 20-6 26-3 13-6 25-9 39z"><text:p/></draw:path><draw:path draw:style-name="gr76" draw:text-style-name="P18" svg:width="0.1469in" svg:height="0.0866in" svg:x="1.0394in" svg:y="0.4709in" svg:viewBox="0 0 374 221" svg:d="M328 119c-23 18-35 35-38 41-19 28-22 55-22 56 0 5 4 5 8 5 7 0 7-1 10-8 9-43 34-77 81-97 5-2 7-3 7-6s-3-3-3-4c-19-8-70-28-87-99-1-5-1-7-8-7-4 0-8 0-8 6 7 18 3 28 21 55 9 13 21 28 39 41-105 0-209 0-314 0-7 0-14 0-14 8 0 9 7 9 14 9 105 0 209 0 314 0z"><text:p/></draw:path><draw:path draw:style-name="gr76" draw:text-style-name="P18" svg:width="0.0697in" svg:height="0.1142in" svg:x="1.2484in" svg:y="0.4457in" svg:viewBox="0 0 178 291" svg:d="M178 146c0-34-3-68-17-99-19-40-54-47-72-47-25 0-57 11-73 50-14 29-16 62-16 96 0 32 1 69 19 101 18 35 48 44 70 44 23 0 54-10 73-50 13-28 16-62 16-95zM89 281c-17 0-42-11-49-52-5-25-5-63-5-89s0-54 3-76c9-51 40-54 51-54 13 0 41 7 49 49 5 24 5 55 5 81 0 33 0 62-5 88-7 40-31 53-49 53z"><text:p/></draw:path><draw:path draw:style-name="gr76" draw:text-style-name="P18" svg:width="0.1098in" svg:height="0.1102in" svg:x="1.3713in" svg:y="0.4591in" svg:viewBox="0 0 280 281" svg:d="M149 149c39 0 78 0 117 0 6 0 14 0 14-9 0-8-8-8-14-8-39 0-78 0-117 0 0-40 0-78 0-118 0-6 0-14-9-14-8 0-8 8-8 14 0 40 0 78 0 118-40 0-79 0-119 0-6 0-13 0-13 8 0 9 7 9 13 9 40 0 79 0 119 0 0 39 0 78 0 118 0 6 0 14 8 14 9 0 9-8 9-14 0-40 0-79 0-118z"><text:p/></draw:path><draw:path draw:style-name="gr76" draw:text-style-name="P18" svg:width="0.0697in" svg:height="0.1142in" svg:x="1.5343in" svg:y="0.4457in" svg:viewBox="0 0 178 291" svg:d="M178 146c0-34-3-68-17-99-19-40-54-47-72-47-25 0-57 11-73 50-14 29-16 62-16 96 0 32 1 69 19 101 18 35 49 44 70 44 23 0 54-10 73-50 13-28 16-62 16-95zM89 281c-17 0-42-11-49-52-5-25-5-63-5-89s0-54 3-76c9-51 40-54 51-54 13 0 42 7 49 49 5 24 5 55 5 81 0 33 0 62-5 88-6 40-30 53-49 53z"><text:p/></draw:path><draw:path draw:style-name="gr76" draw:text-style-name="P18" svg:width="0.1102in" svg:height="0.0382in" svg:x="1.6657in" svg:y="0.4957in" svg:viewBox="0 0 281 98" svg:d="M266 17c6 0 15 0 15-9 0-8-9-8-15-8-84 0-168 0-252 0-6 0-14 0-14 8 0 9 8 9 14 9 84 0 168 0 252 0zM266 98c6 0 15 0 15-8s-9-8-15-8c-84 0-168 0-252 0-6 0-14 0-14 8s8 8 14 8c84 0 168 0 252 0z"><text:p/></draw:path><draw:path draw:style-name="gr76" draw:text-style-name="P18" svg:width="0.0697in" svg:height="0.1142in" svg:x="1.8382in" svg:y="0.4457in" svg:viewBox="0 0 178 291" svg:d="M178 146c0-34-3-68-17-99-19-40-54-47-72-47-25 0-55 11-73 50-14 29-16 62-16 96 0 32 2 69 19 101 18 35 49 44 70 44 23 0 55-10 73-50 13-28 16-62 16-95zM89 281c-17 0-41-11-49-52-5-25-5-63-5-89s0-54 3-76c9-51 40-54 51-54 14 0 42 7 49 49 5 24 5 55 5 81 0 33 0 62-5 88-6 40-30 53-49 53z"><text:p/></draw:path></draw:g></draw:g></text:p>
      <text:p text:style-name="P11"/>
      <text:p text:style-name="P1">Si <draw:g text:anchor-type="as-char" svg:y="-0.1201in" draw:z-index="44" draw:name="Shape40" draw:style-name="gr1"><svg:title>TexMaths</svg:title><svg:desc>12§display§ P \ne Q§svg§600§FALSE§</svg:desc><draw:g draw:style-name="gr2"><draw:path draw:style-name="gr75" draw:text-style-name="P17" svg:width="0.4555in" svg:height="0.1366in" svg:x="0.0016in" svg:y="0.0083in" svg:viewBox="0 0 1158 348" svg:d="M0 0c387 0 772 0 1158 0 0 116 0 232 0 348-386 0-771 0-1158 0 0-116 0-232 0-348z"><text:p/></draw:path><draw:path draw:style-name="gr76" draw:text-style-name="P18" svg:width="0.1181in" svg:height="0.1122in" svg:x="-0.0004in" svg:y="0.0055in" svg:viewBox="0 0 301 286" svg:d="M110 154c24 0 48 0 72 0 60 0 119-44 119-90 0-33-27-64-83-64-45 0-91 0-136 0-9 0-14 0-14 7 0 5 4 5 12 5 6 0 14 1 20 1 6 1 8 3 8 7 0 2 0 3-1 8-19 75-37 151-57 225-4 17-4 19-38 19-7 0-12 0-12 9 0 5 5 5 6 5 12 0 42-2 54-2 8 0 18 2 26 2 10 0 20 0 28 0 4 0 8 0 8-9 0-5-3-5-12-5-15 0-26 0-26-7 0-2 0-5 1-7 9-35 17-70 25-104zM142 29c3-15 4-17 22-17 14 0 27 0 40 0 35 0 58 12 58 41 0 17-9 53-26 68-20 18-45 22-64 22-20 0-40 0-59 0 9-39 19-77 29-114z"><text:p/></draw:path><draw:path draw:style-name="gr76" draw:text-style-name="P18" svg:width="0.0827in" svg:height="0.1535in" svg:x="0.1913in" svg:y="0in" svg:viewBox="0 0 211 391" svg:d="M208 17c3-6 3-7 3-9s-2-8-8-8-7 2-10 8c-63 123-126 244-189 366-4 6-4 8-4 9 0 3 4 8 8 8 6 0 8-2 10-8 64-123 126-244 190-366z"><text:p/></draw:path><draw:path draw:style-name="gr76" draw:text-style-name="P18" svg:width="0.1102in" svg:height="0.039in" svg:x="0.1776in" svg:y="0.0575in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76" draw:text-style-name="P18" svg:width="0.1146in" svg:height="0.148in" svg:x="0.3512in" svg:y="0.002in" svg:viewBox="0 0 292 377" svg:d="M164 293c65-25 128-99 128-180 0-67-45-113-108-113-90 0-184 96-184 193 0 69 48 112 108 112 11 0 25-1 42-6-2 25-2 26-2 32 0 13 0 46 34 46 51 0 71-77 71-82 0-2-2-3-5-3s-3 1-4 4c-10 29-35 40-50 40-19 0-26-11-30-43zM85 289c-33-13-48-45-48-84 0-27 11-87 43-132 32-43 71-62 101-62 42 0 73 32 73 89 0 42-21 139-92 178-2-14-6-45-37-45-22 0-42 21-42 43 0 8 1 10 2 13zM110 294c-6 0-19 0-19-18 0-17 16-34 34-34 17 0 26 10 26 36 0 6-1 6-5 9-10 5-24 7-36 7z"><text:p/></draw:path></draw:g></draw:g>, on a <draw:g text:anchor-type="as-char" svg:y="-0.1201in" draw:z-index="43" draw:name="Shape41" draw:style-name="gr1"><svg:title>TexMaths</svg:title><svg:desc>12§display§P – Q \ne 0§svg§600§FALSE§</svg:desc><draw:g draw:style-name="gr2"><draw:path draw:style-name="gr75" draw:text-style-name="P17" svg:width="0.628in" svg:height="0.1366in" svg:x="0.0016in" svg:y="0.0083in" svg:viewBox="0 0 1596 348" svg:d="M0 0c531 0 1064 0 1596 0 0 116 0 232 0 348-532 0-1065 0-1596 0 0-116 0-232 0-348z"><text:p/></draw:path><draw:path draw:style-name="gr76" draw:text-style-name="P18" svg:width="0.1181in" svg:height="0.1122in" svg:x="-0.0004in" svg:y="0.0055in" svg:viewBox="0 0 301 286" svg:d="M110 154c24 0 48 0 72 0 60 0 119-44 119-90 0-33-27-64-83-64-45 0-91 0-136 0-9 0-14 0-14 7 0 5 4 5 12 5 6 0 14 1 20 1 6 1 8 3 8 7 0 2 0 3-1 8-19 75-37 151-57 225-4 17-4 19-38 19-7 0-12 0-12 9 0 5 5 5 6 5 12 0 42-2 54-2 8 0 18 2 26 2 10 0 20 0 28 0 4 0 8 0 8-9 0-5-3-5-12-5-15 0-26 0-26-7 0-2 0-5 1-7 9-35 17-70 25-104zM142 29c3-15 4-17 22-17 14 0 27 0 40 0 36 0 58 12 58 41 0 17-9 53-26 68-20 18-45 22-64 22-20 0-40 0-59 0 9-39 19-77 29-114z"><text:p/></draw:path><draw:path draw:style-name="gr76" draw:text-style-name="P18" svg:width="0.0823in" svg:height="0.0035in" svg:x="0.1224in" svg:y="0.0728in" svg:viewBox="0 0 210 10" svg:d="M0 0c70 0 140 0 210 0 0 4 0 6 0 10-70 0-140 0-210 0 0-4 0-6 0-10z"><text:p/></draw:path><draw:path draw:style-name="gr76" draw:text-style-name="P18" svg:width="0.1138in" svg:height="0.148in" svg:x="0.2181in" svg:y="0.002in" svg:viewBox="0 0 290 377" svg:d="M163 293c66-25 127-99 127-180 0-67-44-113-106-113-92 0-184 96-184 193 0 69 47 112 108 112 10 0 24-1 41-6-1 25-1 26-1 32 0 13 0 46 34 46 51 0 71-77 71-82 0-2-3-3-5-3-3 0-4 1-6 4-9 29-33 40-49 40-19 0-25-11-30-43zM84 289c-32-13-47-45-47-84 0-27 11-87 43-132 30-43 70-62 101-62 42 0 73 32 73 89 0 42-21 139-92 178-2-14-7-45-37-45-23 0-43 21-43 43 0 8 1 10 2 13zM110 294c-6 0-19 0-19-18 0-17 16-34 34-34 17 0 25 10 25 36 0 6 0 6-5 9-11 5-23 7-35 7z"><text:p/></draw:path><draw:path draw:style-name="gr76" draw:text-style-name="P18" svg:width="0.0823in" svg:height="0.1535in" svg:x="0.4098in" svg:y="0in" svg:viewBox="0 0 210 391" svg:d="M206 17c4-6 4-7 4-9s-2-8-8-8c-5 0-6 2-10 8-64 123-126 244-190 366-2 6-2 8-2 9 0 3 2 8 8 8 5 0 6-2 9-8 63-123 126-244 189-366z"><text:p/></draw:path><draw:path draw:style-name="gr76" draw:text-style-name="P18" svg:width="0.1102in" svg:height="0.039in" svg:x="0.3957in" svg:y="0.0575in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76" draw:text-style-name="P18" svg:width="0.0697in" svg:height="0.113in" svg:x="0.5681in" svg:y="0.0083in" svg:viewBox="0 0 178 288" svg:d="M178 145c0-33-3-67-17-98-19-41-54-47-72-47-25 0-55 11-73 49-14 30-16 63-16 96 0 31 2 69 19 100 18 35 49 43 70 43 23 0 55-8 73-49 13-29 16-60 16-94zM89 278c-17 0-42-10-49-50-5-25-5-64-5-88 0-27 0-55 3-78 9-50 40-54 51-54 13 0 42 9 49 50 5 24 5 56 5 82 0 32 0 59-5 86-6 40-30 52-49 52z"><text:p/></draw:path></draw:g></draw:g></text:p>
      <text:p text:style-name="P1">Il existe donc au moins un coefficient non nul dans <draw:g text:anchor-type="as-char" svg:y="-0.1154in" draw:z-index="41" draw:name="Shape42" draw:style-name="gr1"><svg:title>TexMaths</svg:title><svg:desc>12§display§P-Q§svg§600§FALSE§</svg:desc><draw:g draw:style-name="gr2"><draw:path draw:style-name="gr75" draw:text-style-name="P17" svg:width="0.437in" svg:height="0.1311in" svg:x="0.0016in" svg:y="0.0087in" svg:viewBox="0 0 1111 334" svg:d="M0 0c371 0 740 0 1111 0 0 112 0 222 0 334-371 0-740 0-1111 0 0-112 0-222 0-334z"><text:p/></draw:path><draw:path draw:style-name="gr76" draw:text-style-name="P18" svg:width="0.1181in" svg:height="0.1122in" svg:x="-0.0004in" svg:y="0.0039in" svg:viewBox="0 0 301 286" svg:d="M110 154c24 0 48 0 72 0 60 0 119-43 119-90 0-33-28-64-83-64-45 0-91 0-136 0-9 0-14 0-14 7 0 6 4 6 12 6 6 0 14 0 20 0 6 1 8 3 8 7 0 2 0 3-1 9-19 74-37 150-57 225-4 15-4 19-38 19-7 0-12 0-12 8 0 5 5 5 6 5 12 0 42-1 54-1 8 0 18 0 26 0 10 0 20 1 28 1 4 0 8 0 8-8 0-5-3-5-12-5-15 0-26 0-26-7 0-3 0-5 1-8 9-34 17-69 25-104zM142 29c3-15 4-16 22-16 13 0 27 0 40 0 35 0 57 11 57 40 0 17-8 53-25 68-20 18-45 22-65 22-19 0-39 0-58 0 9-38 19-77 29-114z"><text:p/></draw:path><draw:path draw:style-name="gr76" draw:text-style-name="P18" svg:width="0.1012in" svg:height="0.0063in" svg:x="0.1728in" svg:y="0.0717in" svg:viewBox="0 0 258 17" svg:d="M243 17c6 0 15 0 15-9 0-8-9-8-15-8-75 0-152 0-227 0-8 0-16 0-16 8 0 9 8 9 16 9 75 0 152 0 227 0z"><text:p/></draw:path><draw:path draw:style-name="gr76" draw:text-style-name="P18" svg:width="0.1142in" svg:height="0.1484in" svg:x="0.3323in" svg:y="0in" svg:viewBox="0 0 291 378" svg:d="M164 293c65-25 127-99 127-180 0-67-44-113-108-113-89 0-183 96-183 192 0 70 48 113 108 113 11 0 25-2 42-7-2 27-2 28-2 33 0 14 0 47 34 47 51 0 71-77 71-82 0-3-2-4-5-4s-3 1-5 4c-9 30-34 41-49 41-19 0-26-11-30-44zM85 290c-33-13-48-46-48-84 0-28 11-88 43-133 32-43 71-62 101-62 42 0 73 32 73 89 0 42-21 139-92 179-2-15-6-46-37-46-22 0-42 22-42 44 0 8 1 9 2 13zM110 295c-6 0-19 0-19-18 0-17 16-34 34-34 17 0 26 9 26 36 0 6-1 6-5 8-10 5-24 8-36 8z"><text:p/></draw:path></draw:g></draw:g><text:s/>:</text:p>
      <text:p text:style-name="P1">Soit <draw:g text:anchor-type="as-char" svg:y="-0.1492in" draw:z-index="42" draw:name="Shape43" draw:style-name="gr1"><svg:title>TexMaths</svg:title><svg:desc>12§display§a_kx^k§svg§600§FALSE§</svg:desc><draw:g draw:style-name="gr2"><draw:path draw:style-name="gr75" draw:text-style-name="P17" svg:width="0.3126in" svg:height="0.1571in" svg:x="0.0016in" svg:y="0.0079in" svg:viewBox="0 0 795 400" svg:d="M399 400c-133 0-266 0-399 0 0-133 0-267 0-400 266 0 530 0 795 0 0 133 0 267 0 400-132 0-264 0-396 0z"><text:p/></draw:path><draw:path draw:style-name="gr76" draw:text-style-name="P18" svg:width="0.0756in" svg:height="0.0748in" svg:x="-0.0004in" svg:y="0.0756in" svg:viewBox="0 0 193 191" svg:d="M141 26c-8-14-20-26-39-26-49 0-102 62-102 124 0 39 24 67 56 67 9 0 31-2 56-32 2 18 18 32 38 32 15 0 24-10 31-24 8-14 8-28 12-41 0-5-3-5-4-5-5 0-5 3-6 9-8 26-15 51-33 51-11 0-12-10-12-19s0-13 5-31 6-22 10-39c4-19 9-39 15-58 3-11 3-12 3-14 0-7-5-12-12-12-10 0-17 10-18 18zM113 136c-1 7-1 8-8 15-18 23-35 30-47 30-22 0-28-22-28-39 0-21 13-72 24-93 12-24 31-39 48-39 28 0 34 34 34 37 0 2-1 5-1 7-8 26-15 54-22 82z"><text:p/></draw:path><draw:path draw:style-name="gr76" draw:text-style-name="P18" svg:width="0.0567in" svg:height="0.0815in" svg:x="0.0894in" svg:y="0.0929in" svg:viewBox="0 0 145 208" svg:d="M71 10c0-2 1-4 1-5 0-3-1-5-5-5-6 0-30 2-38 4-3 0-6 0-6 6 0 4 3 4 7 4 14 0 14 3 14 4 0 2 0 5-1 7-13 55-27 111-41 167-2 5-2 5-2 6 0 5 4 10 11 10s11-6 13-12c0-1 13-54 14-58 21 3 38 9 38 24 0 1 0 4 0 6-2 5-2 6-2 10 0 20 17 30 32 30 29 0 37-45 37-46 0-3-4-3-5-3-3 0-3 1-6 7-3 13-11 33-25 33-8 0-11-7-11-15 0-5 0-5 3-13 0-2 1-6 1-9 0-26-36-31-48-31 8-6 19-16 24-21 15-13 30-27 47-27 3 0 7 1 9 3-12 3-15 12-15 17 0 6 6 11 12 11 8 0 16-6 16-19 0-10-7-21-22-21-17 0-32 12-47 27-12 12-22 20-35 25 9-40 20-78 30-116z"><text:p/></draw:path><draw:path draw:style-name="gr76" draw:text-style-name="P18" svg:width="0.0823in" svg:height="0.0748in" svg:x="0.1669in" svg:y="0.0756in" svg:viewBox="0 0 210 191" svg:d="M129 59c2-11 12-49 42-49 1 0 12 0 20 4-12 3-20 14-20 23 0 7 4 16 16 16 10 0 23-9 23-25 0-22-25-28-39-28-24 0-40 23-45 32-11-27-33-32-45-32-44 0-68 54-68 65 0 5 4 5 5 5 4 0 5-2 6-5 13-45 42-55 57-55 7 0 22 3 22 27 0 13-7 42-22 101-8 25-22 43-41 43-3 0-12 0-21-6 10-1 19-10 19-21 0-12-9-16-15-16-12 0-23 11-23 25 0 20 20 28 40 28 27 0 43-30 44-32 5 15 21 32 46 32 43 0 67-54 67-65 0-5-4-5-5-5-5 0-5 3-6 5-14 46-42 55-56 55-16 0-23-13-23-27 0-10 2-19 7-38s10-38 15-57z"><text:p/></draw:path><draw:path draw:style-name="gr76" draw:text-style-name="P18" svg:width="0.0567in" svg:height="0.0815in" svg:x="0.2657in" svg:y="-0.0004in" svg:viewBox="0 0 145 208" svg:d="M70 10c1-2 1-4 1-5 0-3-1-5-5-5-6 0-30 2-37 4-3 0-6 0-6 6 0 4 3 4 7 4 14 0 14 2 14 4s-1 5-1 7c-14 55-27 111-42 166-1 6-1 6-1 7 0 5 4 10 10 10 8 0 12-6 13-13 1-2 14-53 15-57 21 3 38 9 38 24 0 1 0 3 0 6-2 5-2 6-2 9 0 21 17 31 32 31 27 0 25-31 37-46 0-3-4-3-5-3-5 0-5 1-6 7-3 12-12 33-26 33-7 0-10-7-10-15 0-5 0-6 1-13 0-2 2-6 2-10 0-25-35-30-47-30 8-6 19-16 24-21 15-13 30-27 47-27 3 0 7 1 9 3-13 3-15 12-15 17 0 6 4 11 12 11 7 0 16-6 16-19 0-10-7-21-22-21-17 0-33 12-47 27-14 12-23 20-35 25 9-40 19-78 29-116z"><text:p/></draw:path></draw:g></draw:g><text:s/>terme non nul de plus bas degré de <draw:g text:anchor-type="as-char" svg:y="-0.1154in" draw:z-index="40" draw:name="Shape44" draw:style-name="gr1"><svg:title>TexMaths</svg:title><svg:desc>12§display§P-Q§svg§600§FALSE§</svg:desc><draw:g draw:style-name="gr2"><draw:path draw:style-name="gr75" draw:text-style-name="P17" svg:width="0.437in" svg:height="0.1311in" svg:x="0.0016in" svg:y="0.0087in" svg:viewBox="0 0 1111 334" svg:d="M0 0c371 0 740 0 1111 0 0 112 0 222 0 334-371 0-740 0-1111 0 0-112 0-222 0-334z"><text:p/></draw:path><draw:path draw:style-name="gr76" draw:text-style-name="P18" svg:width="0.1181in" svg:height="0.1122in" svg:x="-0.0004in" svg:y="0.0039in" svg:viewBox="0 0 301 286" svg:d="M110 154c24 0 48 0 72 0 60 0 119-43 119-90 0-33-28-64-83-64-45 0-91 0-136 0-9 0-14 0-14 7 0 6 4 6 12 6 6 0 14 0 20 0 6 1 8 3 8 7 0 2 0 3-1 9-19 74-37 150-57 225-4 15-4 19-38 19-7 0-12 0-12 8 0 5 5 5 6 5 12 0 42-1 54-1 8 0 18 0 26 0 10 0 20 1 28 1 4 0 8 0 8-8 0-5-3-5-12-5-15 0-26 0-26-7 0-3 0-5 1-8 9-34 17-69 25-104zM142 29c3-15 4-16 22-16 13 0 27 0 40 0 35 0 57 11 57 40 0 17-8 53-25 68-20 18-45 22-65 22-19 0-39 0-58 0 9-38 19-77 29-114z"><text:p/></draw:path><draw:path draw:style-name="gr76" draw:text-style-name="P18" svg:width="0.1012in" svg:height="0.0063in" svg:x="0.1728in" svg:y="0.0717in" svg:viewBox="0 0 258 17" svg:d="M243 17c6 0 15 0 15-9 0-8-9-8-15-8-75 0-152 0-227 0-8 0-16 0-16 8 0 9 8 9 16 9 75 0 152 0 227 0z"><text:p/></draw:path><draw:path draw:style-name="gr76" draw:text-style-name="P18" svg:width="0.1142in" svg:height="0.1484in" svg:x="0.3323in" svg:y="0in" svg:viewBox="0 0 291 378" svg:d="M164 293c65-25 127-99 127-180 0-67-44-113-108-113-89 0-183 96-183 192 0 70 48 113 108 113 11 0 25-2 42-7-2 27-2 28-2 33 0 14 0 47 34 47 51 0 71-77 71-82 0-3-2-4-5-4s-3 1-5 4c-9 30-34 41-49 41-19 0-26-11-30-44zM85 290c-33-13-48-46-48-84 0-28 11-88 43-133 32-43 71-62 101-62 42 0 73 32 73 89 0 42-21 139-92 179-2-15-6-46-37-46-22 0-42 22-42 44 0 8 1 9 2 13zM110 295c-6 0-19 0-19-18 0-17 16-34 34-34 17 0 26 9 26 36 0 6-1 6-5 8-10 5-24 8-36 8z"><text:p/></draw:path></draw:g></draw:g><text:s text:c="6"/><draw:g text:anchor-type="as-char" svg:y="-0.1236in" draw:z-index="39" draw:name="Shape45" draw:style-name="gr1"><svg:title>TexMaths</svg:title><svg:desc>12§display§(a_k \ne 0), k \le n§svg§600§FALSE§</svg:desc><draw:g draw:style-name="gr2"><draw:path draw:style-name="gr75" draw:text-style-name="P17" svg:width="1.0665in" svg:height="0.148in" svg:x="-0.0004in" svg:y="0.0083in" svg:viewBox="0 0 2710 377" svg:d="M1356 377c-452 0-904 0-1356 0 0-126 0-251 0-377 904 0 1806 0 2710 0 0 126 0 251 0 377-452 0-903 0-1354 0z"><text:p/></draw:path><draw:path draw:style-name="gr76" draw:text-style-name="P18" svg:width="0.0378in" svg:height="0.1654in" svg:x="0.0075in" svg:y="-0.0004in" svg:viewBox="0 0 97 421" svg:d="M97 416c0-1 0-1-6-9-53-54-67-133-67-197 0-73 17-146 68-198 5-6 5-6 5-7 0-4-1-5-3-5-5 0-42 29-68 83-21 46-26 92-26 127 0 33 5 83 28 131 25 52 61 80 66 80 2 0 3-1 3-5z"><text:p/></draw:path><draw:path draw:style-name="gr76" draw:text-style-name="P18" svg:width="0.0756in" svg:height="0.0748in" svg:x="0.0622in" svg:y="0.0508in" svg:viewBox="0 0 193 191" svg:d="M140 28c-7-16-20-28-38-28-50 0-102 63-102 124 0 39 23 67 56 67 9 0 29-1 54-31 4 17 18 31 39 31 15 0 25-9 31-23 7-15 13-41 13-42 0-3-3-3-5-3-4 0-4 1-6 7-7 27-15 52-32 52-12 0-13-11-13-20s1-12 6-31c5-18 6-22 9-37 5-19 10-40 15-59 3-12 3-13 3-15 0-7-4-12-12-12-10 0-16 10-18 20zM113 136c-3 8-3 8-9 15-18 24-36 31-48 31-20 0-26-23-26-40 0-21 13-72 23-92 13-25 32-40 49-40 28 0 34 34 34 37 0 2-2 5-2 7-7 27-14 54-21 82z"><text:p/></draw:path><draw:path draw:style-name="gr76" draw:text-style-name="P18" svg:width="0.0567in" svg:height="0.0815in" svg:x="0.152in" svg:y="0.0681in" svg:viewBox="0 0 145 208" svg:d="M70 10c1-2 1-4 1-5s-1-5-5-5c-5 0-30 2-37 4-3 0-6 0-6 7 0 3 3 3 7 3 14 0 14 3 14 5 0 1-1 4-1 6-14 56-27 111-42 167-1 5-1 4-1 6 0 5 4 10 10 10 8 0 12-6 14-12 0-1 13-53 14-58 21 3 38 10 38 24 0 3 0 4 0 6-2 5-2 6-2 10 0 20 17 30 32 30 28 0 25-30 37-45 0-4-4-4-5-4-4 0-5 2-6 7-4 13-12 34-26 34-8 0-10-8-10-15 0-6 0-6 1-13 1-1 3-6 3-10 0-26-36-30-48-31 8-6 19-16 24-19 15-15 30-29 46-29 4 0 8 1 10 5-13 1-16 12-16 15 0 8 5 11 12 11 9 0 17-6 17-18 0-9-7-20-23-20s-32 12-46 25c-14 12-23 22-35 26 9-39 19-78 29-117z"><text:p/></draw:path><draw:path draw:style-name="gr76" draw:text-style-name="P18" svg:width="0.0823in" svg:height="0.1539in" svg:x="0.2945in" svg:y="0.0051in" svg:viewBox="0 0 210 392" svg:d="M206 17c4-6 4-7 4-9s-2-8-8-8c-5 0-6 2-10 8-62 123-126 244-188 367-4 6-4 7-4 8 0 4 2 9 8 9 5 0 6-3 9-9 63-122 126-244 189-366z"><text:p/></draw:path><draw:path draw:style-name="gr76" draw:text-style-name="P18" svg:width="0.1098in" svg:height="0.039in" svg:x="0.2807in" svg:y="0.063in" svg:viewBox="0 0 280 100" svg:d="M265 18c6 0 15-1 15-10 0-8-9-8-14-8-84 0-169 0-253 0-6 0-13 0-13 8 0 9 7 10 13 10 84 0 168 0 252 0zM266 100c5 0 14 0 14-9s-9-9-15-9c-84 0-168 0-252 0-6 0-13 0-13 9s7 9 13 9c84 0 169 0 253 0z"><text:p/></draw:path><draw:path draw:style-name="gr76" draw:text-style-name="P18" svg:width="0.0697in" svg:height="0.113in" svg:x="0.4528in" svg:y="0.0138in" svg:viewBox="0 0 178 288" svg:d="M178 145c0-33-3-67-17-98-19-41-54-47-72-47-25 0-55 11-73 49-14 30-16 63-16 96 0 32 2 70 19 100 18 35 49 43 70 43 23 0 55-8 73-49 13-27 16-60 16-94zM89 279c-17 0-41-11-49-51-5-24-5-63-5-87 0-28 0-56 3-78 9-50 40-55 51-55 14 0 42 9 50 50 4 24 4 56 4 83 0 31 0 60-5 86-6 40-30 52-49 52z"><text:p/></draw:path><draw:path draw:style-name="gr76" draw:text-style-name="P18" svg:width="0.0382in" svg:height="0.1654in" svg:x="0.5382in" svg:y="-0.0004in" svg:viewBox="0 0 98 421" svg:d="M98 210c0-32-4-83-27-131-25-51-63-79-66-79s-5 2-5 5c0 1 0 1 8 9 41 41 65 109 65 196 0 71-15 146-67 199-6 6-6 6-6 7 0 2 2 5 5 5s42-29 67-83c22-46 26-93 26-128z"><text:p/></draw:path><draw:path draw:style-name="gr76" draw:text-style-name="P18" svg:width="0.0189in" svg:height="0.0492in" svg:x="0.6075in" svg:y="0.1059in" svg:viewBox="0 0 49 126" svg:d="M49 44c0-27-11-44-26-44s-23 11-23 23c0 11 8 21 23 21 5 0 9-1 14-4 1-2 1-2 3-2 0 3 0 0 0 6 0 32-15 57-28 70-5 5-5 6-5 7 0 3 1 5 4 5 5 0 38-32 38-82z"><text:p/></draw:path><draw:path draw:style-name="gr76" draw:text-style-name="P18" svg:width="0.0748in" svg:height="0.1161in" svg:x="0.676in" svg:y="0.0091in" svg:viewBox="0 0 191 296" svg:d="M98 5c0-1 0-5-6-5-9 0-40 4-51 4-3 1-7 1-7 8 0 6 3 6 9 6 21 0 22 2 22 7 0 3-1 6-1 9-21 80-41 161-62 240-2 6-2 7-2 10 0 9 8 12 12 12 6 0 12-4 14-9 3-5 22-80 24-91 15 1 50 8 50 35 0 2 0 5-2 8-1 5-2 10-2 15 0 25 17 42 40 42 12 0 24-8 32-23 11-18 16-41 16-42 0-4-4-4-5-4-5 0-5 1-6 7-9 30-18 52-37 52-8 0-14-5-14-19 0-7 3-17 4-24s1-9 1-13c0-26-26-39-62-44 13-7 27-20 37-30 19-23 40-41 60-41 2 0 2 0 4 0 4 2 6 2 8 4 1 0 1 1 2 1-20 3-24 18-24 23 0 7 5 16 16 16s23-10 23-27c0-12-10-26-28-26-12 0-31 3-62 37-15 16-30 32-47 40 14-60 30-119 44-178z"><text:p/></draw:path><draw:path draw:style-name="gr76" draw:text-style-name="P18" svg:width="0.1008in" svg:height="0.1276in" svg:x="0.8189in" svg:y="0.0185in" svg:viewBox="0 0 257 325" svg:d="M250 18c3-2 7-5 7-10 0-4-4-8-9-8-2 0-6 2-7 2-78 38-155 74-233 111-7 4-8 6-8 10 0 3 2 6 8 9 78 36 155 72 233 108 5 3 6 3 7 3 5 0 9-4 9-9 0-3-1-6-9-8-73-35-147-70-220-103 74-35 147-70 222-105zM242 325c8 0 15 0 15-9 0-8-9-8-15-8-75 0-152 0-228 0-6 0-14 0-14 8 0 9 7 9 14 9 76 0 153 0 228 0z"><text:p/></draw:path><draw:path draw:style-name="gr76" draw:text-style-name="P18" svg:width="0.0898in" svg:height="0.0748in" svg:x="0.9846in" svg:y="0.0508in" svg:viewBox="0 0 229 191" svg:d="M25 161c-1 7-3 17-3 19 0 8 6 11 12 11 4 0 13-3 15-12 0-1 6-20 9-31 3-13 6-25 9-37 3-10 5-20 7-29 2-7 5-19 5-21 6-13 29-51 69-51 19 0 22 15 22 28 0 27-20 81-27 99-4 10-4 14-4 19 0 21 15 35 35 35 40 0 55-61 55-65 0-3-3-3-5-3-4 0-4 1-7 7-8 29-21 52-43 52-7 0-10-4-10-14 0-11 4-20 8-30 8-23 26-68 26-92 0-29-18-46-49-46-37 0-58 28-65 37-2-24-20-37-40-37-19 0-27 17-31 24-7 14-13 40-13 41 0 5 5 5 6 5 4 0 4-1 7-10 7-30 16-50 30-50 9 0 13 4 13 19 0 8-1 13-7 35-8 32-15 65-24 97z"><text:p/></draw:path></draw:g></draw:g></text:p>
      <text:p text:style-name="P1"/>
      <text:p text:style-name="P1">On a vu que</text:p>
      <text:p text:style-name="P1"><text:s/><draw:g text:anchor-type="as-char" svg:y="-0.3437in" draw:z-index="45" draw:name="Shape46" draw:style-name="gr1"><svg:title>TexMaths</svg:title><svg:desc>12§latex§\begin{align*}
P(x) - Q(x) &amp;\underset{0}{\sim} a_kx^k \\
\text{Donc } \frac{P(x) - Q(x)}{x^n} &amp;\underset{0}{\sim} a_kx^{k-n} \\
\end{align*}

§svg§600§FALSE§</svg:desc><draw:g draw:style-name="gr2"><draw:path draw:style-name="gr75" draw:text-style-name="P17" svg:width="2.1047in" svg:height="0.6693in" svg:x="0.002in" svg:y="0.0079in" svg:viewBox="0 0 5347 1701" svg:d="M2674 1701c-892 0-1782 0-2674 0 0-567 0-1134 0-1701 1782 0 3564 0 5347 0 0 567 0 1134 0 1701-891 0-1783 0-2673 0z"><text:p/></draw:path><draw:path draw:style-name="gr76" draw:text-style-name="P18" svg:width="0.1181in" svg:height="0.113in" svg:x="0.4713in" svg:y="0.0354in" svg:viewBox="0 0 301 288" svg:d="M112 155c24 0 46 0 70 0 60 0 119-45 119-91 0-33-27-64-83-64-45 0-91 0-136 0-9 0-12 0-12 8 0 5 3 5 12 5 4 0 13 0 18 1 6 0 9 2 9 6 0 3-1 4-2 9-19 75-37 150-57 226-3 16-4 20-38 20-7 0-12 0-12 8 0 5 5 5 6 5 12 0 42-1 54-1 10 0 18 0 28 0 8 0 18 1 26 1 4 0 8 0 8-8 0-5-3-5-10-5-16 0-28 0-28-7 0-4 1-5 1-7 9-35 18-71 27-106zM142 29c3-15 4-16 22-16 14 0 28 0 41 0 35 0 57 11 57 41 0 16-9 52-24 67-22 19-47 23-65 23-21 0-40 0-60 0 9-38 19-77 29-115z"><text:p/></draw:path><draw:path draw:style-name="gr76" draw:text-style-name="P18" svg:width="0.0382in" svg:height="0.1661in" svg:x="0.6106in" svg:y="0.0252in" svg:viewBox="0 0 98 423" svg:d="M98 418c0-1 0-3-7-10-53-53-66-132-66-197 0-73 16-146 67-199 6-5 6-6 6-7 0-4-2-5-4-5-4 0-42 29-68 83-20 47-26 92-26 128 0 33 5 84 29 132 25 52 61 80 65 80 2 0 4-3 4-5z"><text:p/></draw:path><draw:path draw:style-name="gr76" draw:text-style-name="P18" svg:width="0.0823in" svg:height="0.0748in" svg:x="0.6634in" svg:y="0.0756in" svg:viewBox="0 0 210 191" svg:d="M130 59c2-11 12-51 40-51 3 0 14 0 22 6-12 3-20 12-20 23 0 6 4 15 15 15 10 0 23-8 23-24 0-23-24-28-38-28-26 0-40 22-45 31-11-27-33-31-45-31-45 0-69 54-69 65 0 3 5 3 6 3 3 0 4-1 5-4 14-45 42-56 56-56 9 0 23 4 23 29 0 13-7 41-23 100-6 26-21 44-39 44-3 0-12 0-22-6 11-1 21-11 21-23 0-10-10-14-16-14-13 0-24 11-24 24 0 20 22 29 40 29 28 0 43-30 44-33 6 16 20 33 46 33 43 0 67-55 67-65 0-5-4-5-5-5-4 0-5 1-5 5-14 44-43 55-56 55-17 0-23-13-23-27 0-10 2-20 7-38 5-19 10-38 15-57z"><text:p/></draw:path><draw:path draw:style-name="gr76" draw:text-style-name="P18" svg:width="0.0382in" svg:height="0.1661in" svg:x="0.763in" svg:y="0.0252in" svg:viewBox="0 0 98 423" svg:d="M98 211c0-32-4-84-28-132-26-51-62-79-65-79-4 0-5 2-5 5 0 1 0 2 8 9 41 42 65 110 65 197 0 72-15 147-67 200-6 4-6 6-6 7 0 2 1 5 5 5 3 0 42-29 66-83 21-47 27-94 27-129z"><text:p/></draw:path><draw:path draw:style-name="gr76" draw:text-style-name="P18" svg:width="0.1012in" svg:height="0.0063in" svg:x="0.8689in" svg:y="0.1047in" svg:viewBox="0 0 258 17" svg:d="M242 17c8 0 16 0 16-9 0-8-8-8-16-8-75 0-152 0-228 0-7 0-14 0-14 8 0 9 7 9 14 9 76 0 153 0 228 0z"><text:p/></draw:path><draw:path draw:style-name="gr76" draw:text-style-name="P18" svg:width="0.1146in" svg:height="0.1488in" svg:x="1.0291in" svg:y="0.0315in" svg:viewBox="0 0 292 379" svg:d="M164 295c66-25 128-101 128-181 0-68-45-114-107-114-91 0-185 96-185 194 0 70 48 112 108 112 11 0 25-1 42-6-2 27-2 28-2 33 0 13 0 46 36 46 49 0 69-76 69-81 0-4-2-5-5-5-2 0-3 2-4 5-10 30-35 41-50 41-19 0-25-12-30-44zM85 292c-33-13-48-46-48-84 0-29 11-89 43-135 32-43 71-62 101-62 43 0 73 32 73 89 0 43-21 141-92 181-1-16-6-46-37-46-22 0-42 21-42 44 0 8 2 12 2 13zM110 297c-4 0-19 0-19-18 0-17 16-34 34-34 17 0 26 10 26 35 0 7-1 7-5 8-10 5-24 9-36 9z"><text:p/></draw:path><draw:path draw:style-name="gr76" draw:text-style-name="P18" svg:width="0.0378in" svg:height="0.1661in" svg:x="1.1685in" svg:y="0.0252in" svg:viewBox="0 0 97 423" svg:d="M97 418c0-1 0-3-7-10-53-53-66-132-66-197 0-73 16-146 68-199 5-5 5-6 5-7 0-4-1-5-3-5-5 0-42 29-68 83-21 47-26 92-26 128 0 33 5 84 28 132 25 52 61 80 66 80 2 0 3-3 3-5z"><text:p/></draw:path><draw:path draw:style-name="gr76" draw:text-style-name="P18" svg:width="0.0823in" svg:height="0.0748in" svg:x="1.2213in" svg:y="0.0756in" svg:viewBox="0 0 210 191" svg:d="M128 59c3-11 12-51 42-51 2 0 12 0 21 6-12 3-21 12-21 23 0 6 5 15 17 15 10 0 23-8 23-24 0-23-25-28-40-28-24 0-39 22-44 31-11-27-34-31-46-31-43 0-67 54-67 65 0 3 4 3 5 3 4 0 5-1 5-4 14-45 43-56 57-56 8 0 23 4 23 29 0 13-7 41-23 100-7 26-21 44-40 44-3 0-12 0-21-6 10-1 19-11 19-23 0-10-9-14-15-14-12 0-23 11-23 24 0 20 20 29 40 29 27 0 43-30 44-33 5 16 20 33 46 33 43 0 67-55 67-65 0-5-4-5-5-5-5 0-5 1-6 5-14 44-42 55-56 55-16 0-23-13-23-27 0-10 2-20 7-38 5-19 10-38 14-57z"><text:p/></draw:path><draw:path draw:style-name="gr76" draw:text-style-name="P18" svg:width="0.0382in" svg:height="0.1661in" svg:x="1.3205in" svg:y="0.0252in" svg:viewBox="0 0 98 423" svg:d="M98 211c0-32-4-84-27-132-25-51-63-79-66-79s-5 2-5 5c0 1 0 2 8 9 42 42 66 110 66 197 0 72-15 147-68 200-6 4-6 6-6 7 0 2 2 5 5 5s42-29 67-83c22-47 26-94 26-129z"><text:p/></draw:path><draw:path draw:style-name="gr76" draw:text-style-name="P18" svg:width="0.1102in" svg:height="0.0382in" svg:x="1.4311in" svg:y="0.0878in" svg:viewBox="0 0 281 98" svg:d="M281 13c0-8-3-13-6-13-1 0-5 4-5 11-2 41-30 63-60 63-26 0-47-18-67-36-22-19-43-38-72-38-46 0-71 47-71 84 0 14 4 10 6 14 5 0 6-8 6-9 1-47 34-65 59-65 26 0 47 18 67 36 22 19 43 38 72 38 47 0 71-46 71-85z"><text:p/></draw:path><draw:path draw:style-name="gr76" draw:text-style-name="P18" svg:width="0.0535in" svg:height="0.0795in" svg:x="1.4594in" svg:y="0.1752in" svg:viewBox="0 0 137 203" svg:d="M137 102c0-32-4-55-17-76-10-14-28-26-52-26-68 0-68 80-68 102 0 20 0 101 68 101 69 0 69-79 69-101zM68 194c-13 0-31-8-37-32-5-18-5-42-5-64 0-21 0-44 5-60 6-22 25-30 37-30 16 0 32 10 38 28 4 16 4 37 4 62 0 22 0 44-3 63-6 26-27 33-39 33z"><text:p/></draw:path><draw:path draw:style-name="gr76" draw:text-style-name="P18" svg:width="0.0756in" svg:height="0.0748in" svg:x="1.6043in" svg:y="0.0756in" svg:viewBox="0 0 193 191" svg:d="M140 26c-8-15-20-26-39-26-49 0-101 61-101 122 0 40 23 69 55 69 9 0 30-3 55-33 4 18 18 33 39 33 14 0 24-10 31-24 7-15 8-28 13-41 0-5-5-5-6-5-3 0-5 1-6 7-7 28-14 53-31 53-12 0-13-11-13-19 0-10 1-13 6-31s5-22 8-39c5-19 11-39 16-58 3-12 3-14 3-15 0-7-6-11-13-11-9 0-15 9-17 18zM113 136c-3 7-3 8-9 15-19 23-36 30-48 30-21 0-26-23-26-39 0-22 13-74 23-93 13-25 32-41 49-41 26 0 32 35 32 38 0 2 0 4-1 7-7 27-13 55-20 83z"><text:p/></draw:path><draw:path draw:style-name="gr76" draw:text-style-name="P18" svg:width="0.0567in" svg:height="0.0815in" svg:x="1.6941in" svg:y="0.0929in" svg:viewBox="0 0 145 208" svg:d="M70 8c1 0 1-3 1-4 0-2-1-4-5-4-6 0-30 2-37 2-3 2-7 2-7 8 0 3 4 3 8 3 14 0 14 3 14 5s-1 4-1 6c-14 56-27 112-42 168-1 5-1 4-1 6 0 5 4 10 10 10 8 0 12-6 13-12 1-2 13-54 14-58 22 2 39 8 39 24 0 1 0 2-2 6-1 5-1 6-1 10 0 20 18 30 33 30 27 0 37-45 37-46 0-4-4-4-5-4-5 0-5 2-6 8-4 13-12 33-26 33-8 0-10-7-10-15 0-5 0-5 1-14 0-1 1-6 1-8 0-26-34-31-46-32 8-5 19-15 24-20 14-14 30-27 46-27 4 0 8 1 10 3-13 3-16 12-16 17 0 6 5 11 12 11 8 0 17-6 17-19 0-10-7-21-23-21s-32 12-48 27c-12 11-21 20-33 25 9-40 19-78 29-118z"><text:p/></draw:path><draw:path draw:style-name="gr76" draw:text-style-name="P18" svg:width="0.0823in" svg:height="0.0748in" svg:x="1.7713in" svg:y="0.0756in" svg:viewBox="0 0 210 191" svg:d="M130 59c2-11 12-51 40-51 3 0 14 0 22 6-12 3-20 12-20 23 0 6 4 15 15 15 10 0 23-8 23-24 0-23-24-28-38-28-26 0-40 22-45 31-11-27-33-31-45-31-45 0-69 54-69 65 0 3 4 2 5 3 4 0 5-1 6-4 14-45 42-56 56-56 9 0 23 4 23 29 0 13-7 41-23 100-6 26-21 44-39 44-3 0-12 0-22-6 11-1 21-11 21-23 0-10-10-14-16-14-13 0-24 11-24 24 0 20 22 29 40 29 28 0 43-30 44-33 6 16 20 33 46 33 43 0 67-55 67-65 0-5-4-5-5-5-4 0-5 1-5 5-14 44-43 55-56 55-17 0-23-13-23-27 0-10 2-20 7-38 5-19 10-38 15-57z"><text:p/></draw:path><draw:path draw:style-name="gr76" draw:text-style-name="P18" svg:width="0.0567in" svg:height="0.0815in" svg:x="1.8701in" svg:y="-0.0004in" svg:viewBox="0 0 145 208" svg:d="M71 10c0-2 1-4 1-5 0-3-1-5-5-5-6 0-30 2-37 4-2 0-7 0-7 6 0 4 5 4 8 4 13 0 13 2 13 4s0 5-1 7c-13 55-27 112-41 167-2 5-1 4-2 6 0 5 4 10 11 10s12-6 13-12c1-2 13-53 14-58 22 2 39 10 39 24 0 2 0 4-1 6-2 5-2 6-2 10 0 20 17 30 32 30 28 0 25-30 37-45 0-5-3-3-4-5-5 0-5 3-6 8-3 13-12 33-26 33-9 0-11-7-11-14 0-6 0-6 2-13 0-2 2-6 2-10 0-26-35-30-48-31 8-6 19-16 25-19 14-15 30-29 45-29 4 0 8 1 10 3-12 3-14 14-14 17 0 7 4 11 10 11 9 0 17-6 17-18 0-11-6-22-21-22-17 0-33 12-48 27-12 12-22 20-34 26 10-39 19-78 29-117z"><text:p/></draw:path><draw:path draw:style-name="gr76" draw:text-style-name="P18" svg:width="0.111in" svg:height="0.113in" svg:x="-0.0004in" svg:y="0.4571in" svg:viewBox="0 0 283 288" svg:d="M0 0c0 5 0 8 0 13 4 0 6 0 10 0 32 0 33 5 33 21 0 74 0 147 0 222 0 14-1 19-33 19-4 0-6 0-10 0 0 5 0 8 0 13 52 0 102 0 154 0 70 0 129-62 129-142s-57-146-129-146c-52 0-102 0-154 0zM100 275c-20 0-21-2-21-17 0-76 0-152 0-228 0-13 1-17 21-17 14 0 27 0 42 0 26 0 55 10 76 40 18 25 23 61 23 93 0 47-8 72-24 93-8 12-32 36-74 36-15 0-29 0-43 0z"><text:p/></draw:path><draw:path draw:style-name="gr76" draw:text-style-name="P18" svg:width="0.0732in" svg:height="0.0756in" svg:x="0.1248in" svg:y="0.4961in" svg:viewBox="0 0 187 193" svg:d="M187 98c0-54-42-98-93-98-52 0-94 46-94 98 0 54 44 95 94 95 51 0 93-41 93-95zM94 182c-18 0-36-8-48-27-10-19-10-45-10-60 0-17 0-40 10-58 12-19 31-27 48-27 19 0 37 8 48 26 10 18 10 43 10 59 0 15 0 38-9 56-9 19-28 31-49 31z"><text:p/></draw:path><draw:path draw:style-name="gr76" draw:text-style-name="P18" svg:width="0.0827in" svg:height="0.0728in" svg:x="0.2091in" svg:y="0.4972in" svg:viewBox="0 0 211 186" svg:d="M32 41c0 37 0 75 0 113 0 19-4 19-32 19 0 5 0 8 0 13 14 0 36-1 47-1s33 1 48 1c0-5 0-8 0-13-29 0-34 0-34-19 0-26 0-52 0-77 0-45 30-67 58-67 26 0 31 22 31 46 0 33 0 65 0 98 0 19-5 19-34 19 0 5 0 8 0 13 16 0 36-1 48-1 11 0 33 1 47 1 0-5 0-8 0-13-21 0-32 0-32-12 0-27 0-54 0-81 0-37 0-49-13-64-6-8-20-16-45-16-31 0-50 18-62 44 0-14 0-30 0-44-19 1-40 4-59 5 0 5 0 8 0 13 29 0 32 2 32 23z"><text:p/></draw:path><draw:path draw:style-name="gr76" draw:text-style-name="P18" svg:width="0.063in" svg:height="0.0756in" svg:x="0.3012in" svg:y="0.4961in" svg:viewBox="0 0 161 193" svg:d="M36 97c0-69 34-86 56-86 4 0 30 0 46 15-18 2-20 14-20 20 0 10 8 19 19 19s20-7 20-21c0-28-32-44-65-44-52 0-92 46-92 97 0 54 42 96 91 96 57 0 70-51 70-55 0-5-4-4-5-4-4 0-5 2-6 4-12 40-40 44-55 44-22 0-59-18-59-85z"><text:p/></draw:path><draw:path draw:style-name="gr76" draw:text-style-name="P18" svg:width="0.1181in" svg:height="0.113in" svg:x="0.4512in" svg:y="0.3449in" svg:viewBox="0 0 301 288" svg:d="M110 155c24 0 48 0 72 0 60 0 119-45 119-91 0-33-27-64-83-64-45 0-91 0-136 0-9 0-14 0-14 7 0 6 4 6 14 6 4 0 12 0 18 0 6 1 8 3 8 7 0 2 0 3-1 9-19 75-37 150-57 226-4 16-4 20-38 20-7 0-12 0-12 7 0 6 5 6 6 6 12 0 42-2 54-2 8 0 18 1 26 1 10 0 20 1 28 1 4 0 8 0 8-8 0-5-3-5-12-5-15 0-26 0-26-8 0-3 0-5 1-8 9-35 17-69 25-104zM142 29c3-15 4-16 22-16 14 0 27 0 40 0 36 0 58 11 58 40 0 17-9 53-24 68-22 19-47 22-66 22-20 0-40 0-59 0 9-39 19-76 29-114z"><text:p/></draw:path><draw:path draw:style-name="gr76" draw:text-style-name="P18" svg:width="0.0382in" svg:height="0.1654in" svg:x="0.5906in" svg:y="0.3343in" svg:viewBox="0 0 98 421" svg:d="M98 418c0-1 0-3-7-10-53-53-66-133-66-197 0-73 16-146 67-199 6-6 6-6 6-7 0-4-2-5-4-5-4 0-42 29-68 83-21 45-26 92-26 128 0 33 5 84 28 131 25 53 62 79 66 79 2 0 4-1 4-3z"><text:p/></draw:path><draw:path draw:style-name="gr76" draw:text-style-name="P18" svg:width="0.0823in" svg:height="0.0748in" svg:x="0.6437in" svg:y="0.3846in" svg:viewBox="0 0 210 191" svg:d="M128 60c4-12 14-50 42-50 3 0 12 0 22 6-12 1-20 12-20 22 0 6 4 15 15 15 10 0 23-7 23-24 0-23-25-29-38-29-26 0-40 23-45 32-11-27-33-32-45-32-45 0-69 55-69 65 0 5 4 3 5 5 4 0 5-2 6-5 14-45 42-55 56-55 9 0 23 3 23 28 0 12-7 41-23 100-7 26-21 44-39 44-3 0-13 0-22-6 11-2 21-10 21-22 0-11-10-15-16-15-13 0-24 11-24 24 0 19 22 28 40 28 27 0 43-29 44-31 5 15 20 31 46 31 43 0 67-54 67-65 0-4-4-4-5-4-4 0-5 2-5 5-14 45-43 55-56 55-17 0-24-14-24-27 0-10 3-19 7-37 5-20 10-39 14-58z"><text:p/></draw:path><draw:path draw:style-name="gr76" draw:text-style-name="P18" svg:width="0.0378in" svg:height="0.1654in" svg:x="0.7433in" svg:y="0.3343in" svg:viewBox="0 0 97 421" svg:d="M97 211c0-33-3-84-27-132-26-51-62-79-66-79-3 0-4 2-4 5 0 1 0 1 8 9 41 42 65 108 65 197 0 72-15 147-68 200-5 4-5 6-5 7 0 2 1 3 4 3 4 0 43-28 67-81 21-47 26-94 26-129z"><text:p/></draw:path><draw:path draw:style-name="gr76" draw:text-style-name="P18" svg:width="0.1008in" svg:height="0.0063in" svg:x="0.8492in" svg:y="0.4138in" svg:viewBox="0 0 257 17" svg:d="M242 17c8 0 15 0 15-9 0-8-7-8-15-8-75 0-152 0-228 0-7 0-14 0-14 8 0 9 7 9 14 9 76 0 153 0 228 0z"><text:p/></draw:path><draw:path draw:style-name="gr76" draw:text-style-name="P18" svg:width="0.1146in" svg:height="0.1488in" svg:x="1.0094in" svg:y="0.3429in" svg:viewBox="0 0 292 379" svg:d="M164 294c65-24 128-100 128-181 0-67-45-113-108-113-90 0-184 96-184 194 0 70 48 112 108 112 11 0 25-1 42-6-2 27-2 27-2 33 0 13 0 46 34 46 51 0 71-78 71-81 0-4-2-5-5-5s-3 2-4 5c-10 30-35 41-50 41-19 0-26-12-30-45zM84 292c-32-13-47-47-47-84 0-29 11-89 43-135 32-43 71-62 101-62 42 0 73 32 73 89 0 42-21 141-92 181-2-16-6-46-37-46-22 0-43 21-43 42 0 9 2 14 2 15zM110 295c-6 0-19 0-19-18 0-16 16-33 34-33s26 11 26 36c0 6-1 7-5 8-10 5-24 7-36 7z"><text:p/></draw:path><draw:path draw:style-name="gr76" draw:text-style-name="P18" svg:width="0.0378in" svg:height="0.1654in" svg:x="1.1488in" svg:y="0.3343in" svg:viewBox="0 0 97 421" svg:d="M97 418c0-1 0-3-7-10-53-53-66-133-66-197 0-73 16-146 68-199 5-6 5-6 5-7 0-4-1-5-3-5-5 0-44 29-68 83-21 45-26 92-26 128 0 33 4 84 28 131 25 53 61 79 66 79 2 0 3-1 3-3z"><text:p/></draw:path><draw:path draw:style-name="gr76" draw:text-style-name="P18" svg:width="0.0823in" svg:height="0.0748in" svg:x="1.2016in" svg:y="0.3846in" svg:viewBox="0 0 210 191" svg:d="M128 60c3-12 12-50 42-50 2 0 12 0 21 6-12 1-21 12-21 22 0 6 5 15 17 15 9 0 23-7 23-24 0-23-25-29-40-29-24 0-39 23-44 32-11-27-34-32-46-32-43 0-68 55-68 65 0 5 5 5 6 5 4 0 5-2 5-5 14-45 42-55 56-55 9 0 23 3 23 28 0 12-7 41-23 100-6 26-21 44-39 44-3 0-12 0-22-6 11-2 20-10 20-22 0-11-9-15-15-15-13 0-23 11-23 24 0 19 20 28 40 28 27 0 42-29 44-31 5 15 19 31 44 31 45 0 69-54 69-65 0-4-4-4-6-4-4 0-4 2-5 5-14 45-43 55-56 55-17 0-23-14-23-27 0-10 2-19 7-37 5-20 10-39 14-58z"><text:p/></draw:path><draw:path draw:style-name="gr76" draw:text-style-name="P18" svg:width="0.0382in" svg:height="0.1654in" svg:x="1.3008in" svg:y="0.3343in" svg:viewBox="0 0 98 421" svg:d="M98 211c0-33-4-84-27-132-25-51-63-79-66-79s-5 2-5 5c0 1 0 1 8 9 41 42 65 108 65 197 0 72-15 147-67 200-6 4-6 6-6 7 0 2 2 3 5 3s42-28 67-81c22-47 26-94 26-129z"><text:p/></draw:path><draw:path draw:style-name="gr76" draw:text-style-name="P18" svg:width="0.9114in" svg:height="0.0063in" svg:x="0.4445in" svg:y="0.5256in" svg:viewBox="0 0 2316 17" svg:d="M1158 17c-386 0-772 0-1158 0 0-6 0-11 0-17 772 0 1543 0 2316 0 0 6 0 11 0 17-386 0-773 0-1158 0z"><text:p/></draw:path><draw:path draw:style-name="gr76" draw:text-style-name="P18" svg:width="0.0823in" svg:height="0.0748in" svg:x="0.8126in" svg:y="0.611in" svg:viewBox="0 0 210 191" svg:d="M128 59c3-11 12-51 42-51 3 0 12 0 22 6-12 3-20 14-20 23 0 7 4 15 15 15 10 0 23-8 23-24 0-22-25-28-40-28-24 0-38 22-43 31-11-27-33-31-45-31-45 0-69 54-69 65 0 3 4 3 5 3 4 0 5 0 6-4 14-45 42-56 56-56 9 0 23 5 23 29 0 13-7 41-23 101-7 25-21 43-40 43-3 0-12 0-21-6 11-1 19-11 19-21 0-12-8-16-15-16-12 0-23 11-23 25 0 19 22 28 40 28 27 0 43-30 44-33 5 16 20 33 46 33 43 0 67-55 67-65 0-5-4-5-5-5-4 0-5 3-6 5-13 46-42 55-55 55-17 0-24-13-24-27 0-10 2-20 7-38 5-19 10-38 14-57z"><text:p/></draw:path><draw:path draw:style-name="gr76" draw:text-style-name="P18" svg:width="0.0709in" svg:height="0.052in" svg:x="0.9083in" svg:y="0.585in" svg:viewBox="0 0 181 133" svg:d="M23 112c-1 3-4 10-4 12 0 6 6 9 11 9s10-3 11-6 3-13 6-19c1-5 5-19 6-26 2-6 3-14 5-20 3-12 3-14 13-26 7-12 21-28 43-28 18 0 18 16 18 21 0 18-13 50-18 63-2 8-4 11-4 16 0 16 14 25 28 25 30 0 43-41 43-45s-3-3-5-4c-4 0-4 2-6 5-7 24-19 36-31 36-6 0-7-4-7-11 0-6 1-10 6-23 4-9 16-41 16-57 0-29-23-34-39-34-24 0-41 16-49 26-2-19-19-26-31-26-13 0-21 10-24 16-6 10-11 27-11 30s4 2 5 3c5 0 5-1 7-8 5-18 10-33 22-33 7 0 9 6 9 15 0 6-2 15-5 24-2 7-4 20-6 27-3 12-6 26-9 38z"><text:p/></draw:path><draw:path draw:style-name="gr76" draw:text-style-name="P18" svg:width="0.1102in" svg:height="0.0382in" svg:x="1.4311in" svg:y="0.5094in" svg:viewBox="0 0 281 98" svg:d="M281 14c0-9-3-13-6-13-1 0-5 3-5 11-2 40-30 64-60 64-26 0-47-18-67-36-22-21-43-40-72-40-46 0-71 47-71 85 0 13 4 9 6 13 5 0 6-8 6-9 1-47 34-65 59-65 26 0 47 18 67 36 22 19 43 38 72 38 47 0 71-45 71-84z"><text:p/></draw:path><draw:path draw:style-name="gr76" draw:text-style-name="P18" svg:width="0.0535in" svg:height="0.0791in" svg:x="1.4594in" svg:y="0.5961in" svg:viewBox="0 0 137 202" svg:d="M137 102c0-32-4-56-17-77-10-13-28-25-52-25-68 0-68 80-68 102 0 20 0 100 68 100 69 0 69-80 69-100zM68 193c-13 0-31-8-37-32-5-17-5-41-5-64 0-21 0-43 5-60 6-23 25-29 37-29 16 0 32 10 38 27 4 15 4 37 4 62 0 23 0 45-3 63-6 27-27 33-39 33z"><text:p/></draw:path><draw:path draw:style-name="gr76" draw:text-style-name="P18" svg:width="0.0756in" svg:height="0.0748in" svg:x="1.6043in" svg:y="0.4972in" svg:viewBox="0 0 193 191" svg:d="M140 26c-8-15-20-26-39-26-49 0-101 62-101 124 0 39 23 67 55 67 9 0 30-1 55-31 4 16 18 31 39 31 14 0 24-10 31-23 7-16 13-41 13-42 0-5-5-5-6-5-3 0-5 3-6 9-7 27-14 51-31 51-12 0-13-11-13-19 0-10 1-12 6-31 5-18 5-22 8-39 5-19 11-39 16-58 3-12 3-12 3-15 0-7-6-11-13-11-9 0-15 10-17 18zM113 136c-3 8-3 8-9 15-19 24-36 30-48 30-21 0-26-23-26-39 0-21 13-74 23-93 13-24 32-39 49-39 26 0 32 33 32 37 0 2 0 5-1 6-7 27-13 55-20 83z"><text:p/></draw:path><draw:path draw:style-name="gr76" draw:text-style-name="P18" svg:width="0.0567in" svg:height="0.0815in" svg:x="1.6941in" svg:y="0.5146in" svg:viewBox="0 0 145 208" svg:d="M70 10c1-2 1-4 1-5 0-3-1-5-5-5-6 0-30 2-37 4-3 0-7 0-7 6 0 4 4 4 8 4 14 0 14 2 14 4s-1 5-1 7c-14 55-27 112-42 167-1 5-1 4-1 6 0 5 4 10 10 10 8 0 12-6 13-12 1-2 13-53 14-58 22 2 39 10 39 24 0 2 0 4-2 6-1 5-1 6-1 10 0 20 18 30 33 30 27 0 25-30 37-45 0-5-4-5-5-5-5 0-5 3-6 8-4 13-12 33-26 33-8 0-10-7-10-14 0-6 0-6 1-15 0-2 1-4 1-8 0-26-34-30-46-31 8-6 19-16 24-19 14-15 30-29 46-29 4 0 8 1 10 3-13 3-16 14-16 17 0 7 5 11 12 11 8 0 17-6 17-18 0-11-7-22-23-22s-32 12-48 27c-12 12-21 20-33 26 9-39 19-78 29-117z"><text:p/></draw:path><draw:path draw:style-name="gr76" draw:text-style-name="P18" svg:width="0.0823in" svg:height="0.0748in" svg:x="1.7713in" svg:y="0.4972in" svg:viewBox="0 0 210 191" svg:d="M130 59c2-11 12-49 40-49 3 0 14 0 22 4-12 3-20 14-20 23 0 7 4 15 15 15 10 0 23-8 23-24 0-22-24-28-38-28-26 0-40 22-45 32-11-28-33-32-45-32-45 0-69 54-69 65 0 3 4 2 5 3 4 0 5 0 6-3 14-46 42-55 56-55 9 0 23 3 23 27 0 13-7 42-23 101-6 25-21 43-39 43-3 0-12 0-22-5 11-2 21-10 21-22s-10-16-16-16c-13 0-24 12-24 25 0 19 22 28 40 28 28 0 43-30 44-33 6 16 20 33 46 33 43 0 67-54 67-65 0-5-4-5-5-5-4 0-5 3-5 5-14 46-43 55-56 55-17 0-23-13-23-27 0-10 2-18 7-38 5-19 10-38 15-57z"><text:p/></draw:path><draw:path draw:style-name="gr76" draw:text-style-name="P18" svg:width="0.0567in" svg:height="0.0815in" svg:x="1.8701in" svg:y="0.4217in" svg:viewBox="0 0 145 208" svg:d="M71 8c0-1 1-3 1-4 0-2-1-4-5-4-6 0-30 2-37 2-2 0-7 0-7 8 0 3 5 3 8 3 13 0 13 3 13 5 0 1 0 4-1 6-13 55-27 112-41 167-2 6-2 6-2 7 0 4 4 10 11 10s12-6 13-14c1-1 13-52 14-56 22 1 39 8 39 24 0 1 0 2-1 6-2 4-2 6-2 8 0 22 17 32 32 32 28 0 25-30 37-46 0-4-3-2-4-4-5 0-5 2-6 8-3 12-12 33-26 33-9 0-11-7-11-15 0-5 0-6 2-14 0-1 2-6 2-9 0-27-35-30-48-31 8-5 19-15 25-20 14-14 30-27 45-27 4 0 8 0 10 3-12 3-14 12-14 17 0 6 4 11 10 11 9 0 17-7 17-19 0-10-6-21-21-21-17 0-33 12-48 26-12 12-22 21-34 26 10-40 19-78 29-118z"><text:p/></draw:path><draw:path draw:style-name="gr76" draw:text-style-name="P18" svg:width="0.078in" svg:height="0.0051in" svg:x="1.9476in" svg:y="0.4701in" svg:viewBox="0 0 199 14" svg:d="M187 14c5 0 12 0 12-7s-7-7-12-7c-59 0-116 0-175 0-5 0-12 0-12 6 0 8 7 8 12 8 59 0 116 0 175 0z"><text:p/></draw:path><draw:path draw:style-name="gr76" draw:text-style-name="P18" svg:width="0.0709in" svg:height="0.052in" svg:x="2.0441in" svg:y="0.452in" svg:viewBox="0 0 181 133" svg:d="M23 112c-1 3-4 10-4 12 0 6 6 9 11 9s8-5 11-7c2-2 5-12 6-18s5-19 6-26c2-8 3-14 5-21 3-12 4-14 13-26 8-12 21-27 44-27 17 0 17 15 17 21 0 18-12 50-17 62-3 9-5 11-5 16 0 15 14 26 28 26 30 0 43-41 43-45s-3-4-5-4c-4 0-4 1-6 5-6 24-19 36-31 36-6 0-7-5-7-11 0-7 1-11 7-24 4-8 16-40 16-56 0-29-23-34-39-34-25 0-42 14-50 26-2-20-19-26-31-26-13 0-19 8-24 16-6 10-11 27-11 28 0 5 5 5 6 5 4 0 4-1 6-9 5-17 10-32 22-32 7 0 9 6 9 15 0 5-2 15-5 24-2 8-4 20-6 26-3 13-6 25-9 39z"><text:p/></draw:path></draw:g></draw:g></text:p>
      <text:p text:style-name="P1"/>
      <text:p text:style-name="P1">Cmme <draw:g text:anchor-type="as-char" svg:y="-0.1236in" draw:z-index="46" draw:name="Shape47" draw:style-name="gr1"><svg:title>TexMaths</svg:title><svg:desc>12§display§P(x) - Q(x) = o(x^n)§svg§600§FALSE§</svg:desc><draw:g draw:style-name="gr2"><draw:path draw:style-name="gr75" draw:text-style-name="P17" svg:width="1.4937in" svg:height="0.148in" svg:x="0.002in" svg:y="0.0087in" svg:viewBox="0 0 3795 377" svg:d="M0 0c1265 0 2531 0 3795 0 0 126 0 251 0 377-1264 0-2530 0-3795 0 0-126 0-251 0-377z"><text:p/></draw:path><draw:path draw:style-name="gr76" draw:text-style-name="P18" svg:width="0.1181in" svg:height="0.113in" svg:x="0in" svg:y="0.011in" svg:viewBox="0 0 301 288" svg:d="M110 155c24 0 48 0 72 0 60 0 119-44 119-91 0-33-27-64-83-64-45 0-91 0-136 0-9 0-14 0-14 8 0 5 4 5 14 5 4 0 12 1 18 1 6 2 8 3 8 8 0 1 0 2-1 7-19 76-37 150-57 226-4 17-4 20-38 20-7 0-12 0-12 7 0 6 5 6 6 6 12 0 42-2 54-2 8 0 18 1 26 1 10 0 20 1 28 1 4 0 8 0 8-9 0-4-3-4-12-4-15 0-26 0-26-8 0-3 0-5 1-7 9-35 17-70 25-105zM142 30c3-16 4-17 22-17 14 0 27 0 40 0 36 0 58 12 58 41 0 17-9 53-24 67-22 20-47 23-66 23-20 0-40 0-59 0 9-38 19-75 29-114z"><text:p/></draw:path><draw:path draw:style-name="gr76" draw:text-style-name="P18" svg:width="0.0382in" svg:height="0.1654in" svg:x="0.1394in" svg:y="0in" svg:viewBox="0 0 98 421" svg:d="M98 416c0-1 0-1-7-9-53-52-66-132-66-197 0-73 16-146 67-199 6-5 6-5 6-7 0-3-2-4-4-4-4 0-42 29-68 82-21 47-26 93-26 128 0 33 5 84 28 131 25 52 62 80 66 80 2 0 4-1 4-5z"><text:p/></draw:path><draw:path draw:style-name="gr76" draw:text-style-name="P18" svg:width="0.0823in" svg:height="0.0744in" svg:x="0.1921in" svg:y="0.0512in" svg:viewBox="0 0 210 190" svg:d="M128 59c4-11 14-51 42-51 3 0 12 0 22 6-12 3-20 14-20 23 0 7 4 15 15 15 10 0 23-8 23-24 0-22-25-28-38-28-26 0-40 22-45 31-11-27-33-31-45-31-45 0-69 54-69 65 0 4 4 2 5 4 4 0 5-2 6-5 14-45 42-56 56-56 9 0 23 5 23 29 0 13-7 41-23 100-7 26-21 45-39 45-3 0-13 0-22-7 11-2 21-10 21-22 0-11-10-15-16-15-13 0-24 11-24 24 0 20 22 28 40 28 27 0 43-29 44-31 5 15 20 31 46 31 43 0 67-54 67-65 0-4-4-4-5-4-4 0-5 2-5 5-14 45-43 56-56 56-17 0-24-15-24-28 0-10 3-19 7-37 5-20 10-39 14-58z"><text:p/></draw:path><draw:path draw:style-name="gr76" draw:text-style-name="P18" svg:width="0.0378in" svg:height="0.1654in" svg:x="0.2921in" svg:y="0in" svg:viewBox="0 0 97 421" svg:d="M97 210c0-32-3-84-27-131-26-51-62-79-66-79-3 0-4 1-4 4 0 2 0 2 8 10 41 41 65 109 65 196 0 72-15 146-68 200-5 5-5 5-5 6 0 4 1 5 4 5 4 0 43-29 67-82 21-47 26-94 26-129z"><text:p/></draw:path><draw:path draw:style-name="gr76" draw:text-style-name="P18" svg:width="0.1008in" svg:height="0.0063in" svg:x="0.3976in" svg:y="0.0795in" svg:viewBox="0 0 257 17" svg:d="M242 17c8 0 15 0 15-9 0-8-7-8-15-8-75 0-152 0-228 0-7 0-14 0-14 8 0 9 7 9 14 9 76 0 153 0 228 0z"><text:p/></draw:path><draw:path draw:style-name="gr76" draw:text-style-name="P18" svg:width="0.1146in" svg:height="0.148in" svg:x="0.5579in" svg:y="0.0075in" svg:viewBox="0 0 292 377" svg:d="M164 293c65-24 128-99 128-180 0-67-45-113-108-113-92 0-184 95-184 194 0 69 48 111 108 111 11 0 25-1 42-6-2 27-2 27-2 33 0 13 0 45 34 45 51 0 71-76 71-80s-2-5-5-5-3 2-4 5c-10 30-35 40-50 40-19 0-26-11-30-44zM84 291c-32-13-47-47-47-84 0-29 11-89 43-135 32-42 71-62 101-62 42 0 73 33 73 90 0 42-21 140-92 179-2-15-6-45-37-45-22 0-43 21-43 42 0 9 2 14 2 15zM110 294c-6 0-19 0-19-18 0-16 16-33 34-33s26 11 26 36c0 6-1 7-5 8-10 5-24 7-36 7z"><text:p/></draw:path><draw:path draw:style-name="gr76" draw:text-style-name="P18" svg:width="0.0378in" svg:height="0.1654in" svg:x="0.6976in" svg:y="0in" svg:viewBox="0 0 97 421" svg:d="M97 416c0-1 0-1-7-9-53-52-66-132-66-197 0-73 16-146 68-199 5-5 5-5 5-7 0-3-1-4-3-4-5 0-44 29-68 82-21 47-26 93-26 128 0 33 4 84 28 131 25 52 61 80 66 80 2 0 3-1 3-5z"><text:p/></draw:path><draw:path draw:style-name="gr76" draw:text-style-name="P18" svg:width="0.0823in" svg:height="0.0744in" svg:x="0.7508in" svg:y="0.0512in" svg:viewBox="0 0 210 190" svg:d="M128 59c3-11 12-51 42-51 2 0 12 0 21 6-12 3-21 14-21 23 0 7 5 15 17 15 9 0 23-8 23-24 0-22-25-28-40-28-24 0-39 22-44 31-11-27-34-31-46-31-43 0-68 54-68 65 0 4 5 4 6 4 4 0 5-2 5-5 14-45 42-56 56-56 9 0 23 5 23 29 0 13-7 41-23 100-6 26-21 45-39 45-3 0-12 0-22-7 11-2 20-10 20-22 0-11-9-15-15-15-13 0-23 11-23 24 0 20 20 28 40 28 27 0 42-29 44-31 5 15 19 31 44 31 45 0 69-54 69-65 0-4-4-4-6-4-4 0-4 2-5 5-14 45-43 56-56 56-17 0-23-15-23-28 0-10 2-19 7-37 5-20 10-39 14-58z"><text:p/></draw:path><draw:path draw:style-name="gr76" draw:text-style-name="P18" svg:width="0.0382in" svg:height="0.1654in" svg:x="0.85in" svg:y="0in" svg:viewBox="0 0 98 421" svg:d="M98 210c0-32-4-84-27-131-25-51-63-79-66-79s-5 1-5 4c0 2 0 2 8 10 41 41 65 109 65 196 0 72-15 146-67 200-6 5-6 5-6 6 0 4 2 5 5 5s42-29 67-82c22-47 26-94 26-129z"><text:p/></draw:path><draw:path draw:style-name="gr76" draw:text-style-name="P18" svg:width="0.1102in" svg:height="0.0386in" svg:x="0.9602in" svg:y="0.0634in" svg:viewBox="0 0 281 99" svg:d="M266 17c6 0 15 0 15-9 0-8-9-8-15-8-84 0-168 0-252 0-6 0-14 0-14 8 0 9 8 9 14 9 84 0 168 0 252 0zM266 99c6 0 15 0 15-9 0-8-9-8-15-8-84 0-168 0-252 0-6 0-14 0-14 8 0 9 8 9 14 9 84 0 168 0 252 0z"><text:p/></draw:path><draw:path draw:style-name="gr76" draw:text-style-name="P18" svg:width="0.0705in" svg:height="0.0744in" svg:x="1.1335in" svg:y="0.0512in" svg:viewBox="0 0 180 190" svg:d="M180 71c0-43-29-71-67-71-57 0-113 59-113 119 0 42 28 71 67 71 57 0 113-58 113-119zM67 182c-18 0-36-14-36-47 0-21 11-65 24-87 22-32 46-40 58-40 24 0 37 21 37 46 0 17-8 61-25 88-15 25-37 40-58 40z"><text:p/></draw:path><draw:path draw:style-name="gr76" draw:text-style-name="P18" svg:width="0.0382in" svg:height="0.1654in" svg:x="1.2232in" svg:y="0in" svg:viewBox="0 0 98 421" svg:d="M98 416c0-1 0-1-7-9-53-52-66-132-66-197 0-73 16-146 67-199 6-5 6-5 6-7 0-3-1-4-3-4-5 0-43 29-67 82-22 47-28 93-28 128 0 33 5 84 29 131 25 52 61 80 66 80 2 0 3-1 3-5z"><text:p/></draw:path><draw:path draw:style-name="gr76" draw:text-style-name="P18" svg:width="0.0823in" svg:height="0.0744in" svg:x="1.2764in" svg:y="0.0512in" svg:viewBox="0 0 210 190" svg:d="M128 59c3-11 12-51 42-51 2 0 12 0 21 6-12 3-21 14-21 23 0 7 5 15 17 15 9 0 23-8 23-24 0-22-25-28-40-28-25 0-39 22-44 31-11-27-34-31-46-31-44 0-68 54-68 65 0 4 5 4 6 4 2 0 5-2 5-5 14-45 42-56 56-56 9 0 23 5 23 29 0 13-7 41-23 100-6 26-21 45-39 45-3 0-12 0-22-7 11-2 20-10 20-22 0-11-9-15-15-15-13 0-23 11-23 24 0 20 20 28 40 28 27 0 42-29 43-31 6 15 20 31 45 31 45 0 69-54 69-65 0-4-5-4-6-4-4 0-4 2-5 5-14 45-43 56-56 56-17 0-23-15-23-28 0-10 2-19 7-37 5-20 10-39 14-58z"><text:p/></draw:path><draw:path draw:style-name="gr76" draw:text-style-name="P18" svg:width="0.0705in" svg:height="0.0516in" svg:x="1.3717in" svg:y="0.0047in" svg:viewBox="0 0 180 132" svg:d="M22 112c-2 3-3 11-3 12 0 6 5 8 10 8 6 0 9-3 12-6 2-2 3-12 5-18 1-6 4-19 7-26 1-7 2-13 5-21 2-12 3-14 12-26 8-11 21-27 44-27 17 0 17 15 17 21 0 18-12 50-17 62-4 9-5 11-5 16 0 16 13 25 29 25 29 0 42-39 42-44 0-4-4-4-5-4-3 0-5 1-6 5-6 24-19 36-31 36-6 0-7-5-7-11 0-7 1-11 7-24 4-8 16-40 16-56 0-29-23-34-39-34-24 0-41 14-50 26-1-20-19-26-31-26-14 0-20 10-23 16-7 10-11 27-11 28 0 5 4 5 5 5 3 0 5-1 6-9 5-17 11-32 21-32 9 0 10 6 10 15 0 5-2 15-5 24-2 8-5 20-6 26-3 14-6 26-9 39z"><text:p/></draw:path><draw:path draw:style-name="gr76" draw:text-style-name="P18" svg:width="0.0382in" svg:height="0.1654in" svg:x="1.4657in" svg:y="0in" svg:viewBox="0 0 98 421" svg:d="M98 210c0-32-4-84-27-131-25-51-61-79-66-79-3 0-5 1-5 4 0 2 0 2 8 10 42 41 66 109 66 196 0 72-15 146-68 200-6 5-6 5-6 6 0 4 2 5 5 5 5 0 42-29 67-82 22-47 26-94 26-129z"><text:p/></draw:path></draw:g></draw:g>, on sait que <draw:g text:anchor-type="as-char" svg:y="-0.2374in" draw:z-index="47" draw:name="Shape48" draw:style-name="gr1"><svg:title>TexMaths</svg:title><svg:desc>12§display§\frac{P(x) - Q(x)}{x^n} \xto{x \to 0} 0§svg§600§FALSE§</svg:desc><draw:g draw:style-name="gr2"><draw:path draw:style-name="gr75" draw:text-style-name="P17" svg:width="1.4634in" svg:height="0.3346in" svg:x="0.0079in" svg:y="0.0083in" svg:viewBox="0 0 3718 851" svg:d="M1859 851c-619 0-1240 0-1859 0 0-284 0-567 0-851 1239 0 2479 0 3718 0 0 284 0 567 0 851-620 0-1239 0-1859 0z"><text:p/></draw:path><draw:path draw:style-name="gr76" draw:text-style-name="P18" svg:width="0.1181in" svg:height="0.113in" svg:x="0.0063in" svg:y="0.0114in" svg:viewBox="0 0 301 288" svg:d="M112 155c24 0 46 0 70 0 60 0 119-45 119-91 0-33-27-64-83-64-45 0-91 0-136 0-9 0-12 0-12 7 0 6 3 6 12 6 4 0 13 0 18 0 6 1 9 3 9 7 0 2-1 3-2 9-19 75-37 150-57 225-3 17-4 20-38 20-7 0-12 0-12 8 0 6 5 6 7 6 11 0 41-3 53-3 10 0 18 1 28 1 8 0 18 2 27 2 3 0 9 0 9-9 0-5-5-5-12-5-16 0-28 0-28-8 0-2 1-5 1-7 9-35 18-70 27-104zM142 29c3-15 4-16 22-16 14 0 28 0 41 0 35 0 58 11 58 40 0 17-10 52-25 68-22 19-47 22-65 22-21 0-40 0-60 0 9-39 19-76 29-114z"><text:p/></draw:path><draw:path draw:style-name="gr76" draw:text-style-name="P18" svg:width="0.0382in" svg:height="0.1654in" svg:x="0.1457in" svg:y="0in" svg:viewBox="0 0 98 421" svg:d="M98 417c0-1 0-2-7-9-53-53-66-134-66-197 0-73 16-146 67-199 6-6 6-6 6-7 0-4-1-5-4-5-4 0-42 29-66 83-22 45-28 92-28 128 0 32 5 84 29 131 25 52 61 79 65 79 3 0 4-1 4-4z"><text:p/></draw:path><draw:path draw:style-name="gr76" draw:text-style-name="P18" svg:width="0.0823in" svg:height="0.0748in" svg:x="0.1984in" svg:y="0.0508in" svg:viewBox="0 0 210 191" svg:d="M130 60c2-12 12-50 40-50 3 0 14 0 22 6-12 1-20 12-20 22 0 6 4 15 16 15 9 0 22-7 22-24 0-23-24-29-38-29-26 0-40 23-45 32-11-27-33-32-45-32-45 0-69 55-69 65 0 5 5 5 6 5 3 0 4-2 5-5 14-45 42-55 56-55 9 0 23 3 23 28 0 12-7 41-23 100-6 26-21 44-39 44-3 0-12 0-22-6 11-2 21-11 21-23 0-10-10-14-16-14-13 0-24 11-24 24 0 19 22 28 41 28 27 0 42-29 43-32 6 16 20 32 46 32 44 0 68-54 68-65 0-4-5-4-6-4-4 0-4 1-5 5-14 44-43 55-56 55-17 0-23-14-23-27 0-10 2-20 7-38 5-19 10-38 15-57z"><text:p/></draw:path><draw:path draw:style-name="gr76" draw:text-style-name="P18" svg:width="0.0382in" svg:height="0.1654in" svg:x="0.2984in" svg:y="0in" svg:viewBox="0 0 98 421" svg:d="M98 211c0-34-4-84-28-132-26-51-62-79-65-79s-5 2-5 5c0 1 0 1 8 9 41 42 65 108 65 197 0 72-15 146-67 199-6 5-6 6-6 7 0 3 2 4 5 4s42-29 67-82c20-47 26-93 26-128z"><text:p/></draw:path><draw:path draw:style-name="gr76" draw:text-style-name="P18" svg:width="0.1012in" svg:height="0.0063in" svg:x="0.4039in" svg:y="0.0795in" svg:viewBox="0 0 258 17" svg:d="M242 17c8 0 16 0 16-9 0-8-8-8-16-8-75 0-152 0-228 0-7 0-14 0-14 8 0 9 7 9 14 9 76 0 153 0 228 0z"><text:p/></draw:path><draw:path draw:style-name="gr76" draw:text-style-name="P18" svg:width="0.1146in" svg:height="0.1488in" svg:x="0.5642in" svg:y="0.0075in" svg:viewBox="0 0 292 379" svg:d="M164 294c66-24 128-100 128-181 0-67-45-113-107-113-91 0-185 96-185 194 0 70 48 112 108 112 11 0 25-2 42-6-2 26-2 26-2 32 0 13 0 47 36 47 49 0 69-78 69-82 0-3-2-5-5-5-2 0-3 3-4 5-10 30-35 41-50 41-19 0-25-12-30-44zM85 291c-33-13-48-46-48-84 0-28 12-88 43-134 32-43 71-62 102-62 42 0 72 32 72 88 0 42-21 142-92 181-1-15-6-45-36-45-23 0-43 20-43 42 0 8 2 13 2 14zM112 295c-6 0-21 0-21-18 0-17 18-34 35-34 18 0 25 11 25 36 0 6 0 7-5 9-10 4-24 7-34 7z"><text:p/></draw:path><draw:path draw:style-name="gr76" draw:text-style-name="P18" svg:width="0.0378in" svg:height="0.1654in" svg:x="0.7043in" svg:y="0in" svg:viewBox="0 0 97 421" svg:d="M97 417c0-1 0-2-7-9-53-53-66-134-66-197 0-73 17-146 68-199 5-6 5-6 5-7 0-4-1-5-3-5-5 0-42 29-68 83-21 45-26 92-26 128 0 32 5 84 28 131 25 52 61 79 66 79 2 0 3-1 3-4z"><text:p/></draw:path><draw:path draw:style-name="gr76" draw:text-style-name="P18" svg:width="0.0823in" svg:height="0.0748in" svg:x="0.7571in" svg:y="0.0508in" svg:viewBox="0 0 210 191" svg:d="M128 60c3-12 12-50 42-50 3 0 12 0 21 6-11 1-19 12-19 22 0 6 3 15 15 15 10 0 23-7 23-24 0-23-25-29-40-29-24 0-38 23-44 32-10-27-32-32-46-32-43 0-67 55-67 65 0 5 4 5 5 5 4 0 5-2 6-5 14-45 42-55 56-55 8 0 23 3 23 28 0 12-7 41-23 100-7 26-21 44-40 44-3 0-12 0-21-6 11-2 19-11 19-23 0-10-8-14-15-14-12 0-23 11-23 24 0 19 20 28 40 28 27 0 43-29 44-32 5 16 20 32 46 32 43 0 67-54 67-65 0-4-4-4-5-4-4 0-5 1-6 5-13 44-42 55-56 55-16 0-23-14-23-27 0-10 2-20 7-38 5-19 10-38 14-57z"><text:p/></draw:path><draw:path draw:style-name="gr76" draw:text-style-name="P18" svg:width="0.0378in" svg:height="0.1654in" svg:x="0.8567in" svg:y="0in" svg:viewBox="0 0 97 421" svg:d="M97 211c0-34-5-84-27-132-26-51-62-79-66-79-3 0-4 2-4 5 0 1 0 1 7 9 42 42 66 108 66 197 0 72-15 146-68 199-5 5-5 6-5 7 0 3 1 4 4 4 4 0 42-29 67-82 21-47 26-93 26-128z"><text:p/></draw:path><draw:path draw:style-name="gr76" draw:text-style-name="P18" svg:width="0.9118in" svg:height="0.0063in" svg:x="-0.0004in" svg:y="0.1913in" svg:viewBox="0 0 2317 17" svg:d="M1158 17c-386 0-771 0-1158 0 0-6 0-11 0-17 772 0 1545 0 2317 0 0 6 0 11 0 17-387 0-772 0-1159 0z"><text:p/></draw:path><draw:path draw:style-name="gr76" draw:text-style-name="P18" svg:width="0.0823in" svg:height="0.0748in" svg:x="0.3677in" svg:y="0.2768in" svg:viewBox="0 0 210 191" svg:d="M130 59c2-11 12-51 40-51 3 0 14 0 22 6-12 3-20 14-20 23 0 7 4 15 15 15 10 0 23-8 23-24 0-22-24-28-38-28-26 0-40 22-45 31-11-27-33-31-45-31-45 0-69 54-69 65 0 3 4 2 5 3 4 0 5 0 6-4 14-45 42-56 56-56 9 0 23 5 23 29 0 13-7 41-23 101-7 25-21 43-39 43-3 0-12 0-22-6 11-1 21-11 21-22 0-12-10-15-16-15-13 0-24 11-24 25 0 19 22 28 40 28 28 0 43-30 44-33 6 16 20 33 46 33 43 0 67-56 67-65 0-5-4-5-5-5-4 0-5 2-5 5-14 45-43 55-56 55-17 0-23-13-23-28 0-9 2-19 7-37 5-19 10-38 15-57z"><text:p/></draw:path><draw:path draw:style-name="gr76" draw:text-style-name="P18" svg:width="0.0705in" svg:height="0.052in" svg:x="0.4638in" svg:y="0.2508in" svg:viewBox="0 0 180 133" svg:d="M22 111c-2 4-3 11-3 12 0 6 5 10 10 10s9-2 12-6c2-4 3-13 5-19 1-5 4-19 6-26 2-6 3-14 6-20 2-12 3-14 12-26 8-12 21-28 44-28 17 0 17 16 17 21 0 18-12 50-17 63-4 7-5 11-5 16 0 15 13 25 28 25 30 0 43-41 43-46 0-3-4-3-5-3-5 0-5 2-6 5-6 24-19 36-31 36-6 0-7-4-7-11 0-6 1-10 7-23 4-9 16-41 16-57 0-29-23-34-39-34-25 0-41 16-50 26-3-19-19-26-31-26-14 0-20 10-24 16-6 10-10 27-10 30s4 3 5 3c3 0 3-1 6-8 5-18 11-33 21-33 9 0 10 6 10 15 0 6-2 15-5 24-2 8-5 20-6 27-3 12-6 25-9 37z"><text:p/></draw:path><draw:path draw:style-name="gr76" draw:text-style-name="P18" svg:width="0.0614in" svg:height="0.052in" svg:x="1.0252in" svg:y="0.0913in" svg:viewBox="0 0 157 133" svg:d="M59 98c-3 10-12 27-28 27-1 0-9 0-15-5 12-4 13-15 13-16 0-7-6-11-12-11-9 0-17 6-17 18 0 15 17 22 31 22 13 0 25-10 33-22 7 16 24 22 34 22 35 0 53-37 53-46 0-3-3-3-5-3-4 0-4 1-6 5-6 20-24 36-40 36-11 0-18-9-18-20 0-8 7-34 15-67 6-22 19-30 29-30 1 0 10 0 17 4-10 2-13 11-13 16 0 7 6 12 12 12 7 0 15-6 15-18 0-17-18-22-30-22-14 0-26 10-33 20-5-12-18-20-35-20-34 0-53 36-53 44 0 4 5 4 6 4 4 0 4-1 5-5 7-23 26-35 41-35 9 0 18 5 18 20 0 6-4 20-6 30-4 13-8 27-11 40z"><text:p/></draw:path><draw:path draw:style-name="gr76" draw:text-style-name="P18" svg:width="0.1142in" svg:height="0.0606in" svg:x="1.1035in" svg:y="0.0839in" svg:viewBox="0 0 291 155" svg:d="M250 84c-38 27-44 66-44 67 0 4 4 4 8 4 6 0 7 0 8-5 1-7 6-27 22-42 16-18 32-23 44-26 1-2 3-3 3-4 0-4-2-4-5-5-44-14-58-44-64-69-1-4-4-4-8-4s-8 0-8 4c0 1 4 20 18 40 8 11 16 20 26 26-80 0-159 0-238 0-5 0-12 0-12 7s7 7 12 7c79 0 158 0 238 0z"><text:p/></draw:path><draw:path draw:style-name="gr76" draw:text-style-name="P18" svg:width="0.0535in" svg:height="0.0787in" svg:x="1.2331in" svg:y="0.0654in" svg:viewBox="0 0 137 201" svg:d="M137 102c0-32-4-56-17-77-10-13-28-25-52-25-68 0-68 82-68 102 0 21 0 99 68 99 69 0 69-79 69-99zM68 193c-13 0-31-8-37-32-3-17-3-41-3-64 0-20 0-43 3-60 7-23 25-29 37-29 17 0 32 10 38 27 4 15 4 37 4 62 0 23 0 44-3 62-6 28-27 34-39 34z"><text:p/></draw:path><draw:path draw:style-name="gr76" draw:text-style-name="P18" svg:width="0.1012in" svg:height="0.0063in" svg:x="0.9917in" svg:y="0.1913in" svg:viewBox="0 0 258 17" svg:d="M244 17c7 0 14 0 14-9 0-8-7-8-14-8-77 0-153 0-230 0-7 0-14 0-14 8 0 9 7 9 14 9 77 0 153 0 230 0z"><text:p/></draw:path><draw:path draw:style-name="gr76" draw:text-style-name="P18" svg:width="0.1008in" svg:height="0.0063in" svg:x="1.0524in" svg:y="0.1913in" svg:viewBox="0 0 257 17" svg:d="M242 17c8 0 15 0 15-9 0-8-7-8-15-8-75 0-152 0-228 0-7 0-14 0-14 8 0 9 7 9 14 9 76 0 153 0 228 0z"><text:p/></draw:path><draw:path draw:style-name="gr76" draw:text-style-name="P18" svg:width="0.1012in" svg:height="0.0063in" svg:x="1.1449in" svg:y="0.1913in" svg:viewBox="0 0 258 17" svg:d="M242 17c8 0 16 0 16-9 0-8-8-8-16-8-75 0-152 0-228 0-7 0-14 0-14 8 0 9 7 9 14 9 76 0 153 0 228 0z"><text:p/></draw:path><draw:path draw:style-name="gr76" draw:text-style-name="P18" svg:width="0.1472in" svg:height="0.0858in" svg:x="1.2004in" svg:y="0.152in" svg:viewBox="0 0 375 219" svg:d="M329 117c-23 18-35 35-37 41-19 29-23 55-23 57 0 4 5 4 8 4 8 0 8-1 10-8 10-41 35-77 82-96 4-2 6-2 6-6 0-2-3-4-3-5-19-7-69-27-86-98-1-5-1-6-9-6-3 0-8 0-8 5 0 1 4 27 22 55 8 13 20 27 38 41-105 0-209 0-313 0-8 0-16 0-16 8s8 8 16 8c104 0 208 0 313 0z"><text:p/></draw:path><draw:path draw:style-name="gr76" draw:text-style-name="P18" svg:width="0.0697in" svg:height="0.1138in" svg:x="1.4102in" svg:y="0.126in" svg:viewBox="0 0 178 290" svg:d="M178 146c0-33-3-67-17-98-19-41-54-48-72-48-25 0-57 11-73 50-14 29-16 63-16 96 0 31 1 70 19 101 18 35 48 43 70 43 23 0 54-10 73-49 13-29 16-62 16-95zM89 280c-17 0-42-10-49-50-5-25-5-65-5-89 0-27 0-55 3-77 8-51 40-54 51-54 13 0 41 7 49 49 5 24 5 55 5 82 0 32 0 60-5 87-7 40-31 52-49 52z"><text:p/></draw:path></draw:g></draw:g></text:p>
      <text:p text:style-name="P1">Donc <draw:g text:anchor-type="as-char" svg:y="-0.1862in" draw:z-index="48" draw:name="Shape49" draw:style-name="gr1"><svg:title>TexMaths</svg:title><svg:desc>12§display§a_kx^{k-n} = \frac{a_k}{x^{n-k}} \xto{x \to 0} 0§svg§600§FALSE§</svg:desc><draw:g draw:style-name="gr2"><draw:path draw:style-name="gr75" draw:text-style-name="P17" svg:width="1.6858in" svg:height="0.2831in" svg:x="0.0016in" svg:y="0.0087in" svg:viewBox="0 0 4283 720" svg:d="M0 0c1428 0 2855 0 4283 0 0 240 0 480 0 720-1428 0-2855 0-4283 0 0-240 0-480 0-720z"><text:p/></draw:path><draw:path draw:style-name="gr76" draw:text-style-name="P18" svg:width="0.0756in" svg:height="0.0748in" svg:x="-0.0004in" svg:y="0.1122in" svg:viewBox="0 0 193 191" svg:d="M140 28c-7-16-19-28-38-28-49 0-102 62-102 124 0 39 23 67 56 67 9 0 29-1 54-31 4 18 20 31 39 31 15 0 25-10 31-23 7-16 13-41 13-42 0-4-3-4-5-4-4 0-4 2-6 8-7 27-14 52-32 52-11 0-12-12-12-20s0-12 5-31c5-17 6-22 9-37 5-20 11-40 16-59 2-12 2-13 2-15 0-7-4-12-12-12-10 0-16 10-18 20zM113 137c-3 7-3 8-9 15-18 23-36 30-48 30-20 0-26-24-26-39 0-22 13-73 23-93 13-25 32-40 49-40 28 0 34 34 34 37 0 2-2 5-2 7-7 28-14 55-21 83z"><text:p/></draw:path><draw:path draw:style-name="gr76" draw:text-style-name="P18" svg:width="0.0567in" svg:height="0.0815in" svg:x="0.0894in" svg:y="0.1299in" svg:viewBox="0 0 145 208" svg:d="M71 8c0-1 1-3 1-4 0-2-1-4-5-4-6 0-31 2-38 2-3 0-6 2-6 8 0 3 3 3 7 3 14 0 14 3 14 5s0 4-1 6c-14 55-27 110-42 167-1 6-1 6-1 7 0 4 4 10 11 10s11-6 13-14c0-1 13-52 14-56 21 1 38 8 38 24 0 1 0 2 0 6-2 4-2 6-2 8 0 22 17 32 32 32 28 0 25-32 37-46 0-4-4-4-5-4-4 0-4 2-6 8-4 12-11 33-25 33-9 0-11-7-11-15 0-5 0-6 2-14 0-1 2-6 2-9 0-27-36-30-48-31 8-5 19-15 24-20 15-14 30-27 46-27 4 0 8 0 10 3-12 3-16 12-16 17 0 6 6 11 12 11 9 0 17-7 17-19 0-10-7-21-23-21s-32 12-46 26c-12 12-23 21-35 26 9-40 20-78 30-118z"><text:p/></draw:path><draw:path draw:style-name="gr76" draw:text-style-name="P18" svg:width="0.0823in" svg:height="0.0748in" svg:x="0.1673in" svg:y="0.1122in" svg:viewBox="0 0 210 191" svg:d="M128 59c3-11 12-49 42-49 3 0 12 0 21 6-11 1-21 12-21 22 0 6 5 15 17 15 10 0 23-7 23-24 0-23-25-29-40-29-24 0-39 23-44 32-11-27-34-32-46-32-43 0-67 55-67 65 0 5 4 5 5 5 4 0 5-2 6-5 13-45 42-55 56-55 8 0 23 3 23 28 0 12-7 41-23 100-7 26-21 44-40 44-3 0-12 0-21-6 10-2 19-10 19-22 0-11-9-15-15-15-12 0-23 11-23 24 0 19 20 28 40 28 27 0 43-29 44-31 5 15 20 31 46 31 43 0 67-54 67-65 0-4-4-4-5-4-4 0-5 2-6 5-13 45-42 55-56 55-16 0-23-14-23-28 0-9 2-18 7-36 5-20 10-40 14-59z"><text:p/></draw:path><draw:path draw:style-name="gr76" draw:text-style-name="P18" svg:width="0.0567in" svg:height="0.0815in" svg:x="0.2661in" svg:y="0.0362in" svg:viewBox="0 0 145 208" svg:d="M70 8c1 0 1-2 1-3 0-3-1-5-4-5-6 0-31 2-38 4-3 0-6 0-6 6 0 4 3 4 7 4 14 0 14 2 14 4s-1 5-1 7c-14 55-27 111-42 167-1 5-1 4-1 6 0 5 4 10 10 10 8 0 12-6 14-12 0-2 13-53 14-58 21 2 38 8 38 24 0 1 0 4 0 6-2 5-2 6-2 10 0 20 17 30 32 30 28 0 37-45 37-46 0-4-4-4-5-4-4 0-5 2-6 8-4 13-11 33-26 33-8 0-10-7-10-15 0-5 0-5 1-14 1 0 3-6 3-8 0-26-36-31-48-31 8-6 19-16 24-21 15-13 30-27 46-27 4 0 8 1 10 3-13 3-16 12-16 17 0 6 5 11 12 11 9 0 17-6 17-19 0-10-7-21-23-21s-32 12-46 27c-14 12-23 20-35 25 9-40 19-78 29-118z"><text:p/></draw:path><draw:path draw:style-name="gr76" draw:text-style-name="P18" svg:width="0.0783in" svg:height="0.0051in" svg:x="0.3429in" svg:y="0.085in" svg:viewBox="0 0 200 14" svg:d="M188 14c5 0 12 0 12-7s-7-7-12-7c-58 0-117 0-176 0-5 0-12 0-12 7s7 7 12 7c59 0 118 0 176 0z"><text:p/></draw:path><draw:path draw:style-name="gr76" draw:text-style-name="P18" svg:width="0.0705in" svg:height="0.052in" svg:x="0.4398in" svg:y="0.0657in" svg:viewBox="0 0 180 133" svg:d="M22 112c-2 3-3 10-3 12 0 7 5 9 10 9 6 0 11-3 12-6s3-12 5-19c2-5 4-19 7-26 1-6 3-14 5-20 3-12 3-14 12-26 8-12 22-28 44-28 17 0 18 16 18 21 0 18-13 50-18 63-4 9-5 11-5 16 0 16 13 25 29 25 29 0 42-41 42-45s-4-4-5-4c-3 0-3 2-5 5-7 24-20 36-31 36-7 0-8-4-8-10 0-7 2-11 7-24 4-9 16-41 16-57 0-29-23-34-39-34-24 0-41 16-49 28-2-21-20-28-32-28s-20 10-23 17c-7 11-11 27-11 29 0 3 4 3 5 3 5 0 5-1 7-8 4-18 10-33 22-33 7 0 9 8 9 15 0 6-3 17-5 25-2 7-4 19-7 26-3 12-6 26-9 38z"><text:p/></draw:path><draw:path draw:style-name="gr76" draw:text-style-name="P18" svg:width="0.1102in" svg:height="0.0382in" svg:x="0.5803in" svg:y="0.1248in" svg:viewBox="0 0 281 98" svg:d="M266 17c6 0 15 0 15-9 0-8-9-8-15-8-84 0-168 0-252 0-6 0-14 0-14 8 0 9 8 9 14 9 84 0 168 0 252 0zM266 98c6 0 15 0 15-8s-9-8-15-8c-84 0-168 0-252 0-6 0-14 0-14 8s8 8 14 8c84 0 168 0 252 0z"><text:p/></draw:path><draw:path draw:style-name="gr76" draw:text-style-name="P18" svg:width="0.0756in" svg:height="0.0748in" svg:x="0.8689in" svg:y="0in" svg:viewBox="0 0 193 191" svg:d="M140 26c-8-15-20-26-39-26-49 0-101 62-101 124 0 39 23 67 55 67 9 0 30-1 55-31 4 16 18 31 39 31 14 0 24-10 31-23 7-16 13-41 13-42 0-5-5-5-6-5-3 0-3 3-6 9-7 27-14 51-31 51-12 0-13-11-13-19 0-10 1-12 6-31 5-18 5-22 9-37 5-21 10-40 15-60 3-11 3-12 3-15 0-6-6-11-13-11-9 0-15 10-17 18zM113 136c-3 8-3 8-9 15-19 24-36 30-48 30-20 0-26-23-26-39 0-21 13-72 23-93 13-24 32-39 49-39 28 0 32 33 32 37 0 2 0 5-1 7-7 28-13 54-20 82z"><text:p/></draw:path><draw:path draw:style-name="gr76" draw:text-style-name="P18" svg:width="0.0567in" svg:height="0.0815in" svg:x="0.9587in" svg:y="0.0177in" svg:viewBox="0 0 145 208" svg:d="M70 10c1-2 1-4 1-5 0-3-1-5-5-5-6 0-30 2-37 4-3 0-7 0-7 6 0 4 4 4 8 4 14 0 14 3 14 4 0 2-1 5-1 7-14 55-27 111-42 167-1 5-1 4-1 6 0 5 4 10 10 10 8 0 12-6 13-12 1-2 14-53 15-58 21 2 38 10 38 24 0 2 0 4 0 6-2 5-2 6-2 10 0 20 17 30 32 30 27 0 25-30 37-45 0-5-4-5-5-5-5 0-5 3-6 8-4 13-12 33-26 33-8 0-10-7-10-14 0-6 0-6 1-15 0-3 1-4 1-8 0-26-34-30-46-31 8-6 19-16 24-19 15-15 30-29 46-29 4 0 8 1 10 3-13 3-16 14-16 17 0 7 5 11 12 11 8 0 17-6 17-18 0-11-7-22-23-22s-32 12-46 27c-14 12-23 20-35 26 9-39 19-78 29-117z"><text:p/></draw:path><draw:path draw:style-name="gr76" draw:text-style-name="P18" svg:width="0.3618in" svg:height="0.0063in" svg:x="0.7657in" svg:y="0.1409in" svg:viewBox="0 0 920 17" svg:d="M0 0c307 0 613 0 920 0 0 6 0 11 0 17-307 0-613 0-920 0 0-6 0-11 0-17z"><text:p/></draw:path><draw:path draw:style-name="gr76" draw:text-style-name="P18" svg:width="0.0823in" svg:height="0.0748in" svg:x="0.7709in" svg:y="0.2252in" svg:viewBox="0 0 210 191" svg:d="M128 59c3-11 12-49 42-49 2 0 12 0 21 4-12 3-21 14-21 23 0 7 5 16 17 16 9 0 23-9 23-25 0-22-25-28-40-28-24 0-39 23-44 32-11-27-34-32-46-32-43 0-68 54-68 65 0 5 5 5 6 5 4 0 5-2 5-5 14-45 42-55 56-55 9 0 23 3 23 27 0 13-7 42-23 101-6 26-21 43-39 43-3 0-12 0-22-5 11-2 20-10 20-22s-9-16-15-16c-13 0-23 12-23 25 0 19 20 28 40 28 27 0 42-30 44-33 5 16 19 33 44 33 45 0 69-54 69-65 0-5-4-5-6-5-4 0-4 3-5 5-14 46-43 55-56 55-17 0-23-13-23-27 0-10 2-18 7-38 5-19 10-38 14-57z"><text:p/></draw:path><draw:path draw:style-name="gr76" draw:text-style-name="P18" svg:width="0.0705in" svg:height="0.052in" svg:x="0.8661in" svg:y="0.198in" svg:viewBox="0 0 180 133" svg:d="M22 112c-2 3-2 8-3 12 0 7 5 9 10 9 6 0 11-3 12-6 1-2 3-12 5-18 1-6 4-19 7-27 1-6 3-12 5-20 2-12 3-14 12-26 8-12 22-28 44-28 17 0 17 16 17 22 0 17-12 50-17 62-4 9-5 11-5 16 0 16 13 25 29 25 29 0 42-41 42-44 0-5-4-5-5-5-3 0-5 2-6 6-6 23-19 35-31 35-6 0-7-4-7-10 0-7 1-11 7-24 4-9 16-41 16-57 0-28-23-34-39-34-24 0-41 16-50 28-1-21-19-28-31-28-14 0-20 10-23 17-7 11-11 27-11 29 0 3 4 3 5 3 3 0 5-1 6-8 5-18 11-33 21-33 9 0 10 8 10 15 0 6-2 17-4 25-2 7-6 19-7 26-3 12-6 26-9 38z"><text:p/></draw:path><draw:path draw:style-name="gr76" draw:text-style-name="P18" svg:width="0.0783in" svg:height="0.0051in" svg:x="0.9547in" svg:y="0.2189in" svg:viewBox="0 0 200 14" svg:d="M188 14c5 0 12 0 12-7s-7-7-12-7c-58 0-117 0-176 0-5 0-12 0-12 7s7 7 12 7c59 0 118 0 176 0z"><text:p/></draw:path><draw:path draw:style-name="gr76" draw:text-style-name="P18" svg:width="0.0567in" svg:height="0.0815in" svg:x="1.0551in" svg:y="0.1701in" svg:viewBox="0 0 145 208" svg:d="M71 10c0-2 1-4 1-5s-1-5-5-5c-6 0-31 2-38 4-3 0-6 0-6 6 0 4 3 4 7 4 14 0 14 3 14 5 0 1-1 4-1 6-14 55-27 111-42 167-1 5-1 4-1 6 0 5 4 10 10 10 8 0 12-6 14-12 0-2 13-53 14-58 21 2 38 10 38 24 0 2 0 4 0 6-2 5-2 6-2 10 0 20 17 30 32 30 28 0 25-30 37-45 0-5-4-5-5-5-4 0-5 3-6 8-4 13-11 33-25 33-9 0-11-7-11-14 0-6 0-6 1-13 1-2 3-6 3-10 0-26-36-30-48-31 8-6 19-16 24-19 15-15 30-29 46-29 4 0 8 1 10 5-13 1-16 12-16 15 0 7 5 11 12 11 9 0 17-6 17-18 0-10-7-22-23-22s-32 14-46 27c-14 12-23 21-35 26 9-39 20-78 30-117z"><text:p/></draw:path><draw:path draw:style-name="gr76" draw:text-style-name="P18" svg:width="0.0618in" svg:height="0.052in" svg:x="1.2409in" svg:y="0.0398in" svg:viewBox="0 0 158 133" svg:d="M59 100c-3 9-12 25-28 25-5-1-9 0-15-4 12-3 13-14 13-17 0-6-5-10-12-10-9 0-17 7-17 18 0 14 17 21 31 21 13 0 25-8 33-20 7 15 24 20 36 20 33 0 51-37 51-45 0-4-3-4-5-4-3 0-4 1-6 5-6 20-24 36-39 36-12 0-18-7-18-19 0-8 7-35 14-68 6-22 19-30 30-30 5 2 10 0 16 5-10 3-13 11-13 16 0 6 4 11 12 11 6 0 16-6 16-18 0-17-19-22-31-22-14 0-26 10-33 22-5-12-18-22-35-22-34 0-52 36-52 46 0 3 4 3 5 3 4 0 4-1 6-5 7-22 25-36 40-36 9 0 18 6 18 20 0 6-4 21-6 31-4 13-8 27-11 41z"><text:p/></draw:path><draw:path draw:style-name="gr76" draw:text-style-name="P18" svg:width="0.1146in" svg:height="0.061in" svg:x="1.3197in" svg:y="0.0319in" svg:viewBox="0 0 292 156" svg:d="M250 85c-38 28-28 43-42 66 0 5 2 5 7 5s6 0 7-5c1-8 6-26 22-43 16-18 32-22 44-26 2 0 4-3 4-4 0-2-3-4-6-5-44-13-58-43-64-69-1-4-4-4-7-4-5 0-7 0-7 5 6 13 2 20 16 41 8 9 16 18 26 25-80 0-159 0-238 0-5 0-12 0-12 7s7 7 12 7c79 0 158 0 238 0z"><text:p/></draw:path><draw:path draw:style-name="gr76" draw:text-style-name="P18" svg:width="0.0539in" svg:height="0.0791in" svg:x="1.4488in" svg:y="0.0134in" svg:viewBox="0 0 138 202" svg:d="M138 102c0-32-5-55-18-76-10-14-28-26-50-26-70 0-70 80-70 102 0 20 0 100 70 100 68 0 68-78 68-100zM70 194c-15 0-33-8-39-32-3-18-3-42-3-64 0-21 0-44 4-60 6-22 24-30 38-30 15 0 31 10 36 28 4 16 4 37 4 62 0 22 0 44-3 63-6 26-27 33-37 33z"><text:p/></draw:path><draw:path draw:style-name="gr76" draw:text-style-name="P18" svg:width="0.1012in" svg:height="0.0063in" svg:x="1.2075in" svg:y="0.1409in" svg:viewBox="0 0 258 17" svg:d="M244 17c7 0 14 0 14-9 0-8-7-8-14-8-76 0-153 0-228 0-8 0-16 0-16 8 0 9 8 9 16 9 75 0 152 0 228 0z"><text:p/></draw:path><draw:path draw:style-name="gr76" draw:text-style-name="P18" svg:width="0.1012in" svg:height="0.0063in" svg:x="1.2685in" svg:y="0.1409in" svg:viewBox="0 0 258 17" svg:d="M242 17c8 0 16 0 16-9 0-8-8-8-16-8-75 0-152 0-228 0-7 0-14 0-14 8 0 9 7 9 14 9 76 0 153 0 228 0z"><text:p/></draw:path><draw:path draw:style-name="gr76" draw:text-style-name="P18" svg:width="0.1012in" svg:height="0.0063in" svg:x="1.3606in" svg:y="0.1409in" svg:viewBox="0 0 258 17" svg:d="M242 17c8 0 16 0 16-9 0-8-8-8-16-8-75 0-152 0-228 0-7 0-14 0-14 8 0 9 7 9 14 9 76 0 153 0 228 0z"><text:p/></draw:path><draw:path draw:style-name="gr76" draw:text-style-name="P18" svg:width="0.1469in" svg:height="0.0858in" svg:x="1.4169in" svg:y="0.1008in" svg:viewBox="0 0 374 219" svg:d="M328 119c-23 17-34 35-38 39-19 30-15 38-22 57 0 4 4 4 8 4 7 0 8 0 10-8 9-41 34-77 81-96 6-1 7-2 7-5s-2-4-3-4c-19-8-70-29-85-100-2-5-3-6-10-6-4 0-8 0-8 5 0 1 3 27 21 56 9 12 21 27 39 41-105 0-209 0-314 0-7 0-14 0-14 8 0 9 7 9 14 9 105 0 209 0 314 0z"><text:p/></draw:path><draw:path draw:style-name="gr76" draw:text-style-name="P18" svg:width="0.0697in" svg:height="0.1134in" svg:x="1.626in" svg:y="0.0752in" svg:viewBox="0 0 178 289" svg:d="M178 145c0-33-3-67-17-98-19-41-54-47-72-47-25 0-57 11-73 50-14 29-16 62-16 95 0 31 1 70 19 102 18 34 49 42 70 42 23 0 55-8 73-49 13-29 16-61 16-95zM89 279c-17 0-42-9-49-50-5-25-5-63-5-89s0-55 3-78c9-49 40-54 51-54 13 0 42 9 49 51 5 23 5 55 5 81 0 32 0 60-5 88-6 39-30 51-49 51z"><text:p/></draw:path></draw:g></draw:g></text:p>
      <text:p text:style-name="P1"/>
      <text:p text:style-name="P1">Or,</text:p>
      <text:p text:style-name="P1">* Si <draw:g text:anchor-type="as-char" svg:y="-0.1146in" draw:z-index="49" draw:name="Shape50" draw:style-name="gr1"><svg:title>TexMaths</svg:title><svg:desc>12§display§k &lt; n§svg§600§FALSE§</svg:desc><draw:g draw:style-name="gr2"><draw:path draw:style-name="gr75" draw:text-style-name="P17" svg:width="0.3902in" svg:height="0.1035in" svg:x="-0.0004in" svg:y="0.0079in" svg:viewBox="0 0 992 264" svg:d="M497 264c-166 0-331 0-497 0 0-88 0-176 0-264 330 0 662 0 992 0 0 88 0 176 0 264-165 0-330 0-495 0z"><text:p/></draw:path><draw:path draw:style-name="gr76" draw:text-style-name="P18" svg:width="0.0748in" svg:height="0.1157in" svg:x="0.0004in" svg:y="-0.0004in" svg:viewBox="0 0 191 295" svg:d="M97 5c-2-1 0-5-6-5-9 0-39 4-50 5-4 0-9 0-9 8 0 5 4 5 10 5 20 0 22 2 22 7 0 3-2 6-2 9-20 80-40 159-61 240-1 6-1 7-1 9 0 10 8 12 12 12 5 0 12-3 14-9 2-4 21-81 23-92 15 2 49 8 49 35 0 4 0 5-1 10s-1 9-1 14c0 25 17 42 38 42 13 0 25-7 34-23 10-18 15-40 15-42 0-4-4-4-5-4-4 0-5 2-6 8-9 30-18 52-36 52-9 0-15-5-15-20 0-7 3-16 4-24 2-7 2-8 2-13 0-27-27-39-62-44 12-7 26-19 36-29 20-23 39-41 60-41 2 0 2 0 4 0 4 1 6 1 9 4 0 0 0 1 1 2-20 1-24 17-24 22 0 7 5 15 16 15s24-9 24-26c0-12-10-26-29-26-12 0-31 3-62 37-14 15-30 31-47 38 14-59 30-117 44-176z"><text:p/></draw:path><draw:path draw:style-name="gr76" draw:text-style-name="P18" svg:width="0.1008in" svg:height="0.0949in" svg:x="0.1429in" svg:y="0.0256in" svg:viewBox="0 0 257 242" svg:d="M250 18c5-2 7-5 7-10 0-4-4-8-8-8-2 0-2 0-8 2-78 38-156 74-234 111-3 1-7 2-7 8 0 5 4 7 7 10 78 36 156 72 234 108 6 3 6 3 8 3 4 0 8-3 8-8s-2-7-7-10c-75-34-148-68-222-103 74-35 147-68 222-103z"><text:p/></draw:path><draw:path draw:style-name="gr76" draw:text-style-name="P18" svg:width="0.0898in" svg:height="0.0744in" svg:x="0.3083in" svg:y="0.0409in" svg:viewBox="0 0 229 190" svg:d="M25 161c-1 6-3 15-3 17 0 8 6 12 12 12 4 0 13-4 15-12 1-2 6-20 9-30 3-14 6-26 9-38 3-9 5-19 7-28 2-8 5-20 5-21 6-13 29-51 69-51 19 0 23 15 23 28 0 27-21 81-28 99-4 9-4 14-4 19 0 18 15 34 35 34 40 0 55-60 55-64 0-5-3-5-4-5-5 0-5 1-8 9-8 27-21 50-43 50-6 0-9-4-9-13 0-10 3-21 7-29 8-23 26-68 26-92 0-29-18-46-49-46-37 0-58 28-65 37-2-24-20-37-40-37-19 0-26 17-31 24-7 14-13 40-13 41 0 5 5 5 6 5 4 0 5-2 7-10 7-30 16-50 30-50 9 0 13 6 13 19 0 8-1 13-6 35-8 32-16 64-25 97z"><text:p/></draw:path></draw:g></draw:g>, alors <draw:g text:anchor-type="as-char" svg:y="-0.1075in" draw:z-index="50" draw:name="Shape51" draw:style-name="gr1"><svg:title>TexMaths</svg:title><svg:desc>12§display§n-k &gt; 0§svg§600§FALSE§</svg:desc><draw:g draw:style-name="gr2"><draw:path draw:style-name="gr75" draw:text-style-name="P17" svg:width="0.674in" svg:height="0.1035in" svg:x="0.0031in" svg:y="0.0087in" svg:viewBox="0 0 1713 264" svg:d="M857 264c-286 0-571 0-857 0 0-88 0-176 0-264 571 0 1142 0 1713 0 0 88 0 176 0 264-286 0-571 0-856 0z"><text:p/></draw:path><draw:path draw:style-name="gr76" draw:text-style-name="P18" svg:width="0.0898in" svg:height="0.0744in" svg:x="-0.0004in" svg:y="0.0429in" svg:viewBox="0 0 229 190" svg:d="M25 161c-1 6-3 15-3 17 0 8 6 12 12 12 4 0 13-4 15-12 0-2 6-20 9-30 3-14 6-26 9-38 3-9 5-19 7-28 2-8 5-20 5-21 6-13 29-51 69-51 19 0 22 15 22 28 0 27-20 81-27 99-4 9-4 14-4 19 0 18 15 34 35 34 40 0 55-60 55-64 0-5-3-5-5-5-4 0-4 1-7 9-8 27-21 50-43 50-7 0-10-4-10-13 0-10 4-21 8-29 8-23 26-68 26-92 0-29-18-46-49-46-37 0-58 28-65 37-2-24-20-37-40-37-19 0-27 17-31 24-7 14-13 40-13 41 0 5 5 5 6 5 4 0 4-2 7-10 7-30 16-50 30-50 9 0 13 6 13 19 0 8-1 13-7 35-8 32-15 64-24 97z"><text:p/></draw:path><draw:path draw:style-name="gr76" draw:text-style-name="P18" svg:width="0.1012in" svg:height="0.0063in" svg:x="0.1453in" svg:y="0.0697in" svg:viewBox="0 0 258 17" svg:d="M242 17c8 0 16 0 16-9 0-8-8-8-16-8-75 0-152 0-228 0-7 0-14 0-14 8 0 9 7 9 14 9 76 0 153 0 228 0z"><text:p/></draw:path><draw:path draw:style-name="gr76" draw:text-style-name="P18" svg:width="0.0752in" svg:height="0.1157in" svg:x="0.3063in" svg:y="0in" svg:viewBox="0 0 192 295" svg:d="M98 5c-2-1 0-5-6-5-9 0-39 4-50 5-4 0-8 0-8 8 0 5 3 5 9 5 21 0 22 2 22 7 0 3-1 6-1 9-21 80-41 159-62 240-2 6-2 7-2 9 0 10 10 12 13 12 5 0 12-3 15-9 1-4 20-81 22-92 15 2 50 8 50 35 0 4 0 5-2 10-1 5-1 9-1 14 0 25 17 42 39 42 12 0 24-7 33-23 10-18 15-40 15-42 0-4-4-4-5-4-4 0-5 2-6 8-9 30-18 52-36 52-9 0-15-5-15-20 0-7 3-16 4-24 2-7 2-8 2-13 0-27-27-39-62-44 12-7 26-19 36-29 20-23 40-41 60-41 2 0 2 0 4 0 4 1 6 1 9 4 0 0 0 1 1 2-20 1-24 17-24 22 0 7 5 15 16 15s24-9 24-26c0-12-11-26-29-26-12 0-31 3-62 37-15 15-30 31-47 38 14-59 30-117 44-176z"><text:p/></draw:path><draw:path draw:style-name="gr76" draw:text-style-name="P18" svg:width="0.1008in" svg:height="0.0949in" svg:x="0.4484in" svg:y="0.0256in" svg:viewBox="0 0 257 242" svg:d="M250 131c3-3 7-5 7-10 0-6-4-7-7-8-78-37-156-73-234-111-5-2-6-2-8-2-4 0-8 4-8 8s1 6 7 10c75 35 148 68 222 103-74 35-147 69-222 103-6 4-7 6-7 10 0 5 4 8 8 8 2 0 3 0 8-3 78-36 156-72 234-108z"><text:p/></draw:path><draw:path draw:style-name="gr76" draw:text-style-name="P18" svg:width="0.0697in" svg:height="0.113in" svg:x="0.6161in" svg:y="0.0047in" svg:viewBox="0 0 178 288" svg:d="M178 145c0-33-3-67-17-98-19-40-54-47-72-47-25 0-57 11-73 50-14 29-16 62-16 95 0 30 1 69 19 100 18 35 48 43 70 43 23 0 54-10 73-49 13-29 16-61 16-94zM89 278c-17 0-42-10-49-50-5-25-5-64-5-88 0-27 0-55 3-78 9-49 40-52 51-52 13 0 41 7 49 49 5 23 5 55 5 81 0 30 0 59-5 86-6 39-31 52-49 52z"><text:p/></draw:path></draw:g></draw:g>, donc</text:p>
      <text:p text:style-name="P1"><draw:g text:anchor-type="as-char" svg:y="-0.222in" draw:z-index="51" draw:name="Shape52" draw:style-name="gr1"><svg:title>TexMaths</svg:title><svg:desc>12§display§\frac{1}{x^{n-k}} \xto{x \to 0} +\infty§svg§600§FALSE§</svg:desc><draw:g draw:style-name="gr2"><draw:path draw:style-name="gr75" draw:text-style-name="P17" svg:width="1.122in" svg:height="0.3205in" svg:x="0.0079in" svg:y="0.0102in" svg:viewBox="0 0 2851 815" svg:d="M1426 815c-476 0-951 0-1426 0 0-271 0-544 0-815 950 0 1900 0 2851 0 0 271 0 544 0 815-476 0-951 0-1425 0z"><text:p/></draw:path><draw:path draw:style-name="gr76" draw:text-style-name="P18" svg:width="0.0543in" svg:height="0.1102in" svg:x="0.1539in" svg:y="0in" svg:viewBox="0 0 139 281" svg:d="M86 11c0-10 0-11-9-11-27 28-64 28-77 28 0 4 0 8 0 13 8 0 34 0 55-12 0 73 0 145 0 218 0 16-1 21-39 21-5 0-9 0-14 0 0 3 0 8 0 13 16-1 52-1 69-1s54 0 68 1c0-5 0-10 0-13-5 0-8 0-13 0-38 0-40-5-40-21 0-79 0-157 0-236z"><text:p/></draw:path><draw:path draw:style-name="gr76" draw:text-style-name="P18" svg:width="0.3618in" svg:height="0.0063in" svg:x="-0.0004in" svg:y="0.1783in" svg:viewBox="0 0 920 17" svg:d="M461 17c-154 0-307 0-461 0 0-6 0-11 0-17 307 0 613 0 920 0 0 6 0 11 0 17-153 0-307 0-459 0z"><text:p/></draw:path><draw:path draw:style-name="gr76" draw:text-style-name="P18" svg:width="0.0823in" svg:height="0.0748in" svg:x="0.0043in" svg:y="0.2638in" svg:viewBox="0 0 210 191" svg:d="M130 59c2-11 12-49 40-49 3 0 14 0 22 4-12 3-20 14-20 23 0 7 4 15 15 15 10 0 23-8 23-24 0-22-24-28-38-28-26 0-40 22-45 32-11-28-33-32-45-32-45 0-69 54-69 65 0 3 5 3 6 3 3 0 4 0 5-3 14-46 42-55 56-55 9 0 23 3 23 27 0 13-7 41-23 101-6 25-21 43-39 43-3 0-12 0-22-5 11-2 21-12 21-22 0-12-10-16-16-16-13 0-24 11-24 25 0 19 22 28 40 28 28 0 43-30 44-33 6 16 20 33 46 33 43 0 67-54 67-65 0-5-4-5-5-5-4 0-5 3-5 5-14 46-43 55-56 55-17 0-23-13-23-27 0-10 2-20 7-38 5-19 10-38 15-57z"><text:p/></draw:path><draw:path draw:style-name="gr76" draw:text-style-name="P18" svg:width="0.0705in" svg:height="0.052in" svg:x="0.1in" svg:y="0.237in" svg:viewBox="0 0 180 133" svg:d="M22 112c-2 3-3 10-3 12 0 7 5 9 10 9s9-3 12-6c2-3 3-12 5-19 1-5 4-19 6-26 2-6 3-14 6-20 2-12 3-14 12-26 8-12 21-28 44-28 17 0 17 16 17 21 0 18-12 50-17 63-4 9-5 11-5 16 0 16 13 25 28 25 30 0 43-41 43-45s-4-4-5-4c-5 0-5 2-6 5-6 24-19 36-31 36-6 0-7-4-7-10 0-7 1-11 7-24 4-9 16-41 16-57 0-29-23-34-39-34-25 0-41 16-50 28-3-21-19-28-31-28-14 0-20 10-24 17-6 11-10 27-10 29 0 3 4 3 5 3 3 0 3-1 6-8 5-18 11-33 21-33 9 0 10 8 10 15 0 6-4 17-5 25-2 7-5 19-6 26-3 12-6 26-9 38z"><text:p/></draw:path><draw:path draw:style-name="gr76" draw:text-style-name="P18" svg:width="0.0783in" svg:height="0.0051in" svg:x="0.189in" svg:y="0.2575in" svg:viewBox="0 0 200 14" svg:d="M188 14c5 0 12 0 12-7s-7-7-12-7c-58 0-117 0-176 0-5 0-12 0-12 7s7 7 12 7c59 0 118 0 176 0z"><text:p/></draw:path><draw:path draw:style-name="gr76" draw:text-style-name="P18" svg:width="0.0567in" svg:height="0.0815in" svg:x="0.289in" svg:y="0.2075in" svg:viewBox="0 0 145 208" svg:d="M70 8c1 0 1-2 1-3 0-3-1-5-5-5-6 0-30 2-37 4-3 0-7 0-7 6 0 4 4 4 8 4 14 0 14 2 14 4s-1 5-1 7c-14 55-27 112-42 167-1 5-1 4-1 6 0 5 4 10 10 10 8 0 12-6 13-12 1-2 13-53 14-58 22 2 39 8 39 24 0 1 0 4-2 6-1 5-1 6-1 10 0 20 18 30 33 30 27 0 37-45 37-46 0-4-4-4-5-4-5 0-5 2-6 8-4 13-12 33-26 33-8 0-10-7-10-15 0-5 0-5 1-14 0-3 1-6 1-8 0-26-34-31-46-31 8-6 19-16 24-21 14-13 30-27 46-27 3 0 8 1 10 3-13 3-16 12-16 17 0 6 5 11 12 11 8 0 17-6 17-19 0-10-7-21-23-21s-32 12-48 27c-12 12-21 20-33 25 9-40 19-78 29-118z"><text:p/></draw:path><draw:path draw:style-name="gr76" draw:text-style-name="P18" svg:width="0.0614in" svg:height="0.052in" svg:x="0.4752in" svg:y="0.0783in" svg:viewBox="0 0 157 133" svg:d="M59 98c-3 11-12 27-28 27-1 0-9 0-15-5 12-4 13-14 13-16 0-6-6-10-12-10-9 0-17 7-17 18 0 14 16 21 30 21s26-8 34-21c7 15 22 21 34 21 35 0 53-37 53-45 0-4-3-3-5-4-4 0-4 1-6 5-6 20-24 36-40 36-12 0-18-9-18-19 0-8 7-35 15-68 6-22 19-30 29-30 1 0 10 0 16 4-9 4-12 11-12 17s3 11 10 11c6 0 17-6 17-18 0-17-19-22-30-22-15 0-26 10-33 20-5-12-20-20-35-20-34 0-53 36-53 46 0 3 5 3 6 3 4 0 4-1 5-5 7-24 26-36 41-36 9 0 18 5 18 20 0 6-4 20-8 31-3 13-6 26-9 39z"><text:p/></draw:path><draw:path draw:style-name="gr76" draw:text-style-name="P18" svg:width="0.1138in" svg:height="0.061in" svg:x="0.5535in" svg:y="0.0693in" svg:viewBox="0 0 290 156" svg:d="M248 85c-37 27-27 45-42 66 0 5 4 5 8 5 6 0 6 0 8-6 1-7 6-25 22-42 16-18 31-23 44-26 1 0 2-3 2-4 0-4-1-4-6-5-42-13-57-43-63-69-1-4-4-4-7-4-5 0-8 0-8 5 6 13 4 20 18 41 6 9 15 18 24 25-79 0-157 0-236 0-5 0-12 0-12 7s7 7 12 7c79 0 157 0 236 0z"><text:p/></draw:path><draw:path draw:style-name="gr76" draw:text-style-name="P18" svg:width="0.0535in" svg:height="0.0791in" svg:x="0.6827in" svg:y="0.052in" svg:viewBox="0 0 137 202" svg:d="M137 102c0-32-4-55-17-77-10-13-28-25-52-25-68 0-68 80-68 102s0 100 68 100c69 0 69-78 69-100zM68 193c-13 0-31-7-37-31-5-18-5-42-5-64 0-21 0-44 5-60 6-24 25-30 37-30 16 0 32 10 38 27 4 17 4 37 4 63 0 22 0 44-3 63-6 26-27 32-39 32z"><text:p/></draw:path><draw:path draw:style-name="gr76" draw:text-style-name="P18" svg:width="0.1012in" svg:height="0.0063in" svg:x="0.4417in" svg:y="0.1783in" svg:viewBox="0 0 258 17" svg:d="M242 17c8 0 16 0 16-9 0-8-8-8-16-8-75 0-152 0-228 0-7 0-14 0-14 8 0 9 7 9 14 9 76 0 153 0 228 0z"><text:p/></draw:path><draw:path draw:style-name="gr76" draw:text-style-name="P18" svg:width="0.1012in" svg:height="0.0063in" svg:x="0.502in" svg:y="0.1783in" svg:viewBox="0 0 258 17" svg:d="M244 17c7 0 14 0 14-9 0-8-7-8-14-8-76 0-153 0-228 0-8 0-16 0-16 8 0 9 8 9 16 9 75 0 152 0 228 0z"><text:p/></draw:path><draw:path draw:style-name="gr76" draw:text-style-name="P18" svg:width="0.1008in" svg:height="0.0063in" svg:x="0.5941in" svg:y="0.1783in" svg:viewBox="0 0 257 17" svg:d="M242 17c8 0 15 0 15-9 0-8-7-8-15-8-75 0-152 0-228 0-7 0-14 0-14 8 0 9 7 9 14 9 76 0 153 0 228 0z"><text:p/></draw:path><draw:path draw:style-name="gr76" draw:text-style-name="P18" svg:width="0.1469in" svg:height="0.0862in" svg:x="0.65in" svg:y="0.1382in" svg:viewBox="0 0 374 220" svg:d="M329 119c-23 17-35 35-39 39-18 29-14 38-21 57 0 5 5 5 8 5 7 0 7-2 9-9 10-41 34-77 82-96 5-1 6-2 6-5s-2-4-3-4c-18-8-70-29-85-100-2-5-2-6-9-6-3 0-8 0-8 5 0 1 3 27 21 55 9 13 21 28 39 42-105 0-209 0-313 0-8 0-16 0-16 8 0 9 8 9 16 9 104 0 208 0 313 0z"><text:p/></draw:path><draw:path draw:style-name="gr76" draw:text-style-name="P18" svg:width="0.1098in" svg:height="0.1098in" svg:x="0.8626in" svg:y="0.1264in" svg:viewBox="0 0 280 280" svg:d="M149 149c39 0 78 0 117 0 5 0 14 0 14-9 0-8-9-8-14-8-39 0-78 0-117 0 0-40 0-79 0-119 0-6 0-13-9-13s-9 7-9 13c0 40 0 79 0 119-40 0-78 0-118 0-6 0-13 0-13 8 0 9 7 9 13 9 40 0 78 0 118 0 0 38 0 78 0 117 0 6 0 14 9 14s9-8 9-14c0-39 0-79 0-117z"><text:p/></draw:path><draw:path draw:style-name="gr76" draw:text-style-name="P18" svg:width="0.1476in" svg:height="0.0748in" svg:x="0.9909in" svg:y="0.1496in" svg:viewBox="0 0 376 191" svg:d="M192 72c-23-29-29-35-41-46-24-19-48-26-69-26-50 0-82 47-82 96 0 48 31 95 80 95 48 0 83-39 105-72 23 29 27 35 41 45 22 20 46 27 68 27 49 0 82-46 82-96 0-48-33-95-81-95-49 0-83 38-103 72zM203 86c17-30 48-73 96-73 44 0 67 45 67 82 0 42-28 75-65 75-25 0-44-16-53-26-10-11-20-24-45-58zM173 104c-17 30-48 74-96 74-45 0-67-45-67-82 0-42 28-76 66-76 24 0 43 18 51 27 11 12 21 24 46 57z"><text:p/></draw:path></draw:g></draw:g><text:s/>et comme <draw:g text:anchor-type="as-char" svg:y="-0.1201in" draw:z-index="52" draw:name="Shape53" draw:style-name="gr1"><svg:title>TexMaths</svg:title><svg:desc>12§display§a_k \ne 0§svg§600§FALSE§</svg:desc><draw:g draw:style-name="gr2"><draw:path draw:style-name="gr75" draw:text-style-name="P17" svg:width="0.4488in" svg:height="0.1366in" svg:x="0.0016in" svg:y="0.0083in" svg:viewBox="0 0 1141 348" svg:d="M0 0c380 0 761 0 1141 0 0 116 0 232 0 348-380 0-761 0-1141 0 0-116 0-232 0-348z"><text:p/></draw:path><draw:path draw:style-name="gr76" draw:text-style-name="P18" svg:width="0.0756in" svg:height="0.0748in" svg:x="-0.0004in" svg:y="0.0457in" svg:viewBox="0 0 193 191" svg:d="M140 28c-7-16-20-28-38-28-49 0-102 62-102 124 0 39 23 67 56 67 9 0 29-1 54-31 4 16 18 31 39 31 15 0 25-10 31-23 7-16 13-41 13-42 0-4-3-4-5-4-4 0-4 2-6 8-7 27-15 51-32 51-11 0-12-11-12-19 0-10 0-12 5-31 5-17 6-22 9-37 5-21 10-40 15-59 3-12 3-13 3-15 0-7-4-12-12-12-10 0-16 10-18 20zM113 136c-3 8-3 8-9 15-18 24-36 30-48 30-20 0-26-23-26-39 0-21 13-72 23-92 13-25 32-40 49-40 28 0 34 34 34 37 0 2-2 5-2 7-7 26-14 54-21 82z"><text:p/></draw:path><draw:path draw:style-name="gr76" draw:text-style-name="P18" svg:width="0.0567in" svg:height="0.0807in" svg:x="0.0894in" svg:y="0.0626in" svg:viewBox="0 0 145 206" svg:d="M71 10c0-2 1-4 1-5s-1-5-5-5c-6 0-31 2-38 4-3 0-6 0-6 7 0 3 3 3 7 3 14 0 14 3 14 5 0 1-1 4-1 6-14 55-27 111-42 167-1 5-1 4-1 5 0 5 4 9 10 9 8 0 12-6 14-10 0-2 13-53 14-58 21 2 38 10 38 24 0 2 0 4 0 6-2 5-2 6-2 10 0 19 17 28 32 28 28 0 25-28 37-43 0-3-4-3-5-3-4 0-5 1-6 6-4 13-11 32-25 32-9 0-11-6-11-13 0-6 0-6 1-13 1-2 3-6 3-10 0-26-36-30-48-31 8-5 19-16 24-19 15-15 30-29 46-29 4 0 8 1 10 5-13 1-16 12-16 15 0 7 5 11 12 11 9 0 17-6 17-18 0-10-7-20-23-20s-32 12-46 25c-14 12-23 21-35 26 9-39 20-78 30-117z"><text:p/></draw:path><draw:path draw:style-name="gr76" draw:text-style-name="P18" svg:width="0.0823in" svg:height="0.1535in" svg:x="0.2311in" svg:y="0in" svg:viewBox="0 0 210 391" svg:d="M206 17c4-6 4-7 4-9s-2-8-8-8c-5 0-6 2-10 8-64 123-126 244-190 366-2 6-2 8-2 9 0 3 2 8 8 8 5 0 6-2 9-8 63-123 126-244 189-366z"><text:p/></draw:path><draw:path draw:style-name="gr76" draw:text-style-name="P18" svg:width="0.1098in" svg:height="0.039in" svg:x="0.2177in" svg:y="0.0575in" svg:viewBox="0 0 280 100" svg:d="M265 17c6 0 15 0 15-9 0-8-9-8-15-8-84 0-168 0-252 0-6 0-13 0-13 8 0 9 7 9 13 9 84 0 168 0 252 0zM265 100c6 0 15 0 15-9 0-8-9-8-15-8-84 0-168 0-252 0-6 0-13 0-13 8 0 9 7 9 13 9 84 0 168 0 252 0z"><text:p/></draw:path><draw:path draw:style-name="gr76" draw:text-style-name="P18" svg:width="0.0697in" svg:height="0.113in" svg:x="0.3894in" svg:y="0.0083in" svg:viewBox="0 0 178 288" svg:d="M178 145c0-33-3-67-17-98-19-41-54-47-72-47-25 0-55 11-73 49-14 30-16 63-16 96 0 31 2 69 19 100 18 35 49 43 70 43 23 0 55-8 73-49 13-29 16-60 16-94zM89 278c-17 0-41-10-49-50-5-25-5-64-5-88 0-27 0-55 3-78 9-50 40-54 51-54 14 0 42 9 49 50 5 24 5 56 5 82 0 32 0 59-5 86-6 40-30 52-49 52z"><text:p/></draw:path></draw:g></draw:g>,</text:p>
      <text:p text:style-name="P1"><draw:g text:anchor-type="as-char" svg:y="-0.1862in" draw:z-index="53" draw:name="Shape54" draw:style-name="gr1"><svg:title>TexMaths</svg:title><svg:desc>12§display§\frac{a_k}{x^{n-k}} \to +\infty§svg§600§FALSE§</svg:desc><draw:g draw:style-name="gr2"><draw:path draw:style-name="gr75" draw:text-style-name="P17" svg:width="0.9079in" svg:height="0.2831in" svg:x="0.0087in" svg:y="0.0087in" svg:viewBox="0 0 2307 720" svg:d="M0 0c769 0 1538 0 2307 0 0 240 0 480 0 720-769 0-1538 0-2307 0 0-240 0-480 0-720z"><text:p/></draw:path><draw:path draw:style-name="gr76" draw:text-style-name="P18" svg:width="0.0756in" svg:height="0.0748in" svg:x="0.1031in" svg:y="0in" svg:viewBox="0 0 193 191" svg:d="M140 26c-7-15-19-26-38-26-49 0-102 62-102 124 0 39 23 67 56 67 9 0 29-1 56-31 2 16 18 31 38 31 14 0 24-10 31-23 6-16 12-41 12-42 0-5-3-5-5-5-4 0-4 3-6 9-7 27-14 51-32 51-11 0-12-11-12-19 0-10 0-12 5-31 5-18 6-22 9-37 5-21 11-40 16-60 2-11 2-12 2-15 0-6-4-11-12-11-10 0-16 10-18 18zM113 136c-1 8-1 8-9 15-18 24-36 30-46 30-22 0-28-23-28-39 0-21 13-72 23-93 13-24 32-39 49-39 28 0 34 33 34 37 0 2-2 5-2 7-7 28-14 54-21 82z"><text:p/></draw:path><draw:path draw:style-name="gr76" draw:text-style-name="P18" svg:width="0.0567in" svg:height="0.0815in" svg:x="0.1929in" svg:y="0.0177in" svg:viewBox="0 0 145 208" svg:d="M71 10c0-2 1-4 1-5 0-3-1-5-5-5-6 0-31 2-38 4-3 0-6 0-6 6 0 4 3 4 7 4 14 0 14 3 14 4 0 2 0 5-1 7-14 55-27 111-42 167-1 5-1 4-1 6 0 5 4 10 11 10s11-6 13-12c0-2 13-53 14-58 21 2 38 10 38 24 0 2 0 4 0 6-2 5-2 6-2 10 0 20 17 30 32 30 28 0 25-30 37-45 0-5-4-5-5-5-4 0-4 3-6 8-4 13-11 33-25 33-9 0-11-7-11-14 0-6 0-6 2-15 0-3 2-4 2-8 0-26-36-30-48-31 8-6 19-16 24-19 15-15 30-29 46-29 4 0 8 1 10 3-12 3-16 14-16 17 0 7 6 11 12 11 9 0 17-6 17-18 0-11-7-22-23-22s-32 12-46 27c-12 12-23 20-35 26 9-39 20-78 30-117z"><text:p/></draw:path><draw:path draw:style-name="gr76" draw:text-style-name="P18" svg:width="0.3618in" svg:height="0.0063in" svg:x="0in" svg:y="0.1409in" svg:viewBox="0 0 920 17" svg:d="M0 0c307 0 613 0 920 0 0 6 0 11 0 17-307 0-613 0-920 0 0-6 0-11 0-17z"><text:p/></draw:path><draw:path draw:style-name="gr76" draw:text-style-name="P18" svg:width="0.0823in" svg:height="0.0748in" svg:x="0.0047in" svg:y="0.2252in" svg:viewBox="0 0 210 191" svg:d="M128 59c3-11 14-49 42-49 3 0 12 0 22 4-12 3-20 14-20 23 0 7 4 16 15 16 10 0 23-9 23-25 0-22-25-28-40-28-24 0-38 23-43 32-11-27-33-32-45-32-45 0-69 54-69 65 0 5 4 3 5 5 4 0 5-2 6-5 14-45 42-55 56-55 9 0 23 3 23 27 0 13-7 42-23 101-7 26-21 43-39 43-4 0-13 0-22-5 11-2 21-10 21-22s-10-16-16-16c-13 0-24 12-24 25 0 19 22 28 40 28 27 0 43-30 44-33 5 16 20 33 46 33 43 0 67-54 67-65 0-5-4-5-5-5-4 0-5 3-6 5-13 46-42 55-55 55-17 0-24-13-24-27 0-10 3-18 7-38 5-19 10-38 14-57z"><text:p/></draw:path><draw:path draw:style-name="gr76" draw:text-style-name="P18" svg:width="0.0709in" svg:height="0.052in" svg:x="0.1in" svg:y="0.198in" svg:viewBox="0 0 181 133" svg:d="M23 112c-1 3-3 8-4 12 0 7 6 9 11 9s10-3 11-6c1-2 3-12 6-18 1-6 5-19 6-27 2-6 3-12 5-20 3-12 3-14 13-26 7-12 21-28 43-28 18 0 18 16 18 22 0 17-13 50-18 62-2 9-4 11-4 16 0 16 14 25 28 25 30 0 43-41 43-44 0-5-3-4-5-5-4 0-4 2-6 6-7 23-19 35-31 35-6 0-7-4-7-10 0-7 1-11 6-24 4-9 16-41 16-57 0-28-23-34-39-34-24 0-41 16-49 28-2-21-19-28-31-28-13 0-21 10-24 17-6 11-11 27-11 29 0 3 4 2 5 3 5 0 5-1 7-8 5-18 10-33 22-33 7 0 9 8 9 15 0 6-2 17-5 25-2 7-4 19-6 26-3 12-6 26-9 38z"><text:p/></draw:path><draw:path draw:style-name="gr76" draw:text-style-name="P18" svg:width="0.078in" svg:height="0.0051in" svg:x="0.1894in" svg:y="0.2189in" svg:viewBox="0 0 199 14" svg:d="M187 14c5 0 12 0 12-7s-7-7-12-7c-59 0-116 0-175 0-5 0-12 0-12 7s7 7 12 7c59 0 116 0 175 0z"><text:p/></draw:path><draw:path draw:style-name="gr76" draw:text-style-name="P18" svg:width="0.0567in" svg:height="0.0815in" svg:x="0.289in" svg:y="0.1701in" svg:viewBox="0 0 145 208" svg:d="M71 10c0-2 1-4 1-5s-1-5-5-5c-6 0-30 2-38 4-3 0-6 0-6 6 0 4 3 4 7 4 14 0 14 3 14 5 0 1 0 4-1 6-13 55-27 111-41 167-2 5-1 4-2 6 0 5 4 10 11 10s12-6 13-12c1-2 13-53 14-58 22 2 39 10 39 24 0 2 0 4-1 6-2 5-2 6-2 10 0 20 17 30 32 30 28 0 25-30 37-45 0-5-4-5-5-5-4 0-4 3-6 8-2 13-11 33-25 33-9 0-11-7-11-14 0-6 0-6 2-13 0-2 2-6 2-10 0-26-36-30-48-31 8-6 19-16 25-19 14-15 29-29 45-29 4 0 8 1 10 5-12 1-16 12-16 15 0 7 6 11 12 11 9 0 17-6 17-18 0-10-7-22-23-22s-31 14-46 27c-12 12-22 21-34 26 10-39 19-78 29-117z"><text:p/></draw:path><draw:path draw:style-name="gr76" draw:text-style-name="P18" svg:width="0.1469in" svg:height="0.0858in" svg:x="0.4374in" svg:y="0.1008in" svg:viewBox="0 0 374 219" svg:d="M328 119c-23 17-34 35-38 39-19 30-15 38-22 57 0 4 4 4 8 4 7 0 7 0 10-8 9-41 34-77 81-96 6-1 7-2 7-5s-2-4-3-4c-19-8-70-29-85-100-3-5-3-6-10-6-4 0-8 0-8 5 0 1 3 27 21 56 9 12 21 27 39 41-105 0-209 0-314 0-7 0-14 0-14 8 0 9 7 9 14 9 105 0 209 0 314 0z"><text:p/></draw:path><draw:path draw:style-name="gr76" draw:text-style-name="P18" svg:width="0.1098in" svg:height="0.1102in" svg:x="0.6492in" svg:y="0.089in" svg:viewBox="0 0 280 281" svg:d="M149 149c39 0 78 0 117 0 6 0 14 0 14-9 0-8-8-8-14-8-39 0-78 0-117 0 0-40 0-79 0-119 0-5 0-13-9-13-8 0-8 8-8 13 0 40 0 79 0 119-40 0-79 0-119 0-5 0-13 0-13 8 0 9 8 9 13 9 40 0 79 0 119 0 0 38 0 78 0 117 0 6 0 15 8 15 9 0 9-9 9-15 0-39 0-79 0-117z"><text:p/></draw:path><draw:path draw:style-name="gr76" draw:text-style-name="P18" svg:width="0.1469in" svg:height="0.0748in" svg:x="0.778in" svg:y="0.1122in" svg:viewBox="0 0 374 191" svg:d="M191 72c-23-28-28-35-41-46-24-18-48-26-68-26-51 0-82 47-82 96 0 48 30 95 79 95 48 0 84-39 105-72 22 29 27 35 40 45 24 20 47 27 69 27 49 0 81-46 81-95s-31-96-79-96c-49 0-84 38-104 72zM202 86c16-30 48-72 96-72 44 0 67 44 67 82 0 41-28 74-65 74-25 0-43-16-53-26-11-11-20-24-45-58zM173 104c-18 32-49 74-96 74-46 0-69-44-69-82 0-41 29-76 66-76 24 0 44 18 52 27 11 12 20 25 47 57z"><text:p/></draw:path></draw:g></draw:g><text:s/>: absurde</text:p>
      <text:p text:style-name="P1"/>
      <text:p text:style-name="P1">* Si <draw:g text:anchor-type="as-char" svg:y="-0.1161in" draw:z-index="54" draw:name="Shape55" draw:style-name="gr1"><svg:title>TexMaths</svg:title><svg:desc>12§display§k = n    §svg§600§FALSE§</svg:desc><draw:g draw:style-name="gr2"><draw:path draw:style-name="gr75" draw:text-style-name="P17" svg:width="0.389in" svg:height="0.0988in" svg:x="-0.0004in" svg:y="0.0071in" svg:viewBox="0 0 989 252" svg:d="M0 0c330 0 660 0 989 0 0 84 0 168 0 252-329 0-659 0-989 0 0-84 0-168 0-252z"><text:p/></draw:path><draw:path draw:style-name="gr76" draw:text-style-name="P18" svg:width="0.0748in" svg:height="0.1161in" svg:x="0in" svg:y="0in" svg:viewBox="0 0 191 296" svg:d="M98 5c-2-1 0-5-6-5-9 0-40 4-51 5-3 0-7 0-7 8 0 5 3 5 9 5 21 0 22 2 22 7 0 3-1 6-1 9-21 80-41 159-62 240-2 6-2 7-2 10 0 9 8 12 12 12 6 0 12-4 14-9 3-5 22-82 24-92 15 1 50 8 50 36 0 2 0 4-2 8-1 5-2 10-2 15 0 25 17 42 40 42 11 0 23-8 32-23 11-18 15-41 15-42 0-4-3-4-4-4-5 0-5 1-6 7-9 30-18 52-37 52-8 0-14-5-14-19 0-7 2-17 4-24 1-8 1-9 1-14 0-26-26-39-62-43 13-8 26-21 37-31 19-22 40-40 60-40 2 0 2 0 3 0 5 2 5 2 9 4 1 1 1 1 2 2-20 2-24 17-24 22 0 6 4 14 16 14 11 0 23-8 23-25 0-12-10-26-29-26-11 0-31 3-61 37-15 14-30 31-47 38 14-58 30-117 44-176z"><text:p/></draw:path><draw:path draw:style-name="gr76" draw:text-style-name="P18" svg:width="0.1094in" svg:height="0.0386in" svg:x="0.1378in" svg:y="0.0543in" svg:viewBox="0 0 279 99" svg:d="M265 17c7 0 14 0 14-9 0-8-7-8-13-8-85 0-169 0-253 0-5 0-13 0-13 8 0 9 8 9 14 9 84 0 167 0 251 0zM266 99c6 0 13 0 13-9 0-8-7-8-14-8-84 0-167 0-251 0-6 0-14 0-14 8 0 9 8 9 13 9 84 0 168 0 253 0z"><text:p/></draw:path><draw:path draw:style-name="gr76" draw:text-style-name="P18" svg:width="0.0894in" svg:height="0.0744in" svg:x="0.3079in" svg:y="0.0417in" svg:viewBox="0 0 228 190" svg:d="M25 160c-2 7-5 17-5 19 0 7 6 11 14 11 4 0 12-4 15-12 0-1 5-21 7-30 4-13 6-25 10-37 2-10 5-20 7-29 1-8 5-20 5-21 7-13 29-51 69-51 18 0 23 15 23 30 0 25-21 79-27 97-4 10-5 13-5 18 0 20 15 35 35 35 39 0 55-60 55-64 0-3-4-3-5-3-5 0-5 1-6 7-8 27-23 50-43 50-7 0-11-3-11-13 0-11 4-19 8-29 8-23 26-68 26-92 0-29-18-46-48-46-39 0-59 28-66 37-3-24-19-37-39-37-19 0-27 17-32 24-6 14-12 40-12 41 0 5 4 5 5 5 5 0 5-2 7-10 7-30 16-50 31-50 9 0 12 6 12 19 0 8-1 13-6 36-8 31-15 64-24 95z"><text:p/></draw:path></draw:g></draw:g>,</text:p>
      <text:p text:style-name="P1"><text:s/><draw:g text:anchor-type="as-char" svg:y="-0.3256in" draw:z-index="55" draw:name="Shape56" draw:style-name="gr1"><svg:title>TexMaths</svg:title><svg:desc>12§latex§\begin{align*}
a_kx^{n-k} &amp;= a_kx^0 \\
&amp;= a_k \ne 0 \\
&amp;\to 0 \\
\end{align*}§svg§600§FALSE§</svg:desc><draw:g draw:style-name="gr2"><draw:path draw:style-name="gr75" draw:text-style-name="P17" svg:width="1.2024in" svg:height="0.6327in" svg:x="0.0016in" svg:y="0.0075in" svg:viewBox="0 0 3055 1608" svg:d="M1529 1608c-510 0-1019 0-1529 0 0-536 0-1072 0-1608 1019 0 2036 0 3055 0 0 536 0 1072 0 1608-509 0-1017 0-1526 0z"><text:p/></draw:path><draw:path draw:style-name="gr76" draw:text-style-name="P18" svg:width="0.0756in" svg:height="0.0748in" svg:x="-0.0004in" svg:y="0.0756in" svg:viewBox="0 0 193 191" svg:d="M140 26c-7-15-19-26-38-26-49 0-102 61-102 122 0 40 24 69 56 69 9 0 30-3 56-33 2 18 18 33 38 33 14 0 24-10 31-24 7-15 9-28 12-41 0-5-3-5-5-5-4 0-4 1-6 7-7 28-14 53-32 53-11 0-12-11-12-19 0-10 1-13 5-31 5-18 6-23 9-39 5-19 11-39 16-58 2-12 2-14 2-15 0-7-4-11-12-11-9 0-16 9-18 18zM113 136c-1 7-1 8-9 15-18 23-34 30-46 30-22 0-28-23-28-39 0-22 13-74 24-93 12-25 31-41 48-41 28 0 34 35 34 38 0 2-2 4-2 7-7 27-14 55-21 83z"><text:p/></draw:path><draw:path draw:style-name="gr76" draw:text-style-name="P18" svg:width="0.0567in" svg:height="0.0815in" svg:x="0.0894in" svg:y="0.0929in" svg:viewBox="0 0 145 208" svg:d="M71 8c0-1 1-3 1-4 0-2-1-4-5-4-6 0-30 2-38 2-1 2-6 2-6 8 0 3 5 3 7 3 14 0 14 3 14 5s0 4-1 6c-13 56-27 112-41 168-2 5-1 4-2 6 0 5 4 10 11 10s12-6 13-12c1-2 13-54 14-58 22 2 39 8 39 24 0 1 0 2-1 6-2 5-2 6-2 10 0 20 17 30 32 30 28 0 37-45 37-46 0-4-4-4-5-4-4 0-4 2-5 8-3 13-12 33-26 33-9 0-11-7-11-15 0-5 0-5 2-14 0-1 2-6 2-8 0-26-35-31-48-32 8-5 19-15 25-20 14-14 29-27 45-27 4 0 8 1 10 3-12 3-14 12-14 17 0 6 4 11 10 11 9 0 17-6 17-19 0-10-7-21-23-21s-31 12-46 27c-12 11-22 20-34 25 10-40 19-78 29-118z"><text:p/></draw:path><draw:path draw:style-name="gr76" draw:text-style-name="P18" svg:width="0.0823in" svg:height="0.0748in" svg:x="0.1673in" svg:y="0.0756in" svg:viewBox="0 0 210 191" svg:d="M128 59c3-11 12-51 42-51 3 0 12 0 21 6-11 3-19 12-19 23 0 6 3 15 15 15 10 0 23-8 23-24 0-23-25-28-40-28-24 0-38 22-44 31-10-27-32-31-46-31-43 0-67 54-67 65 0 3 4 3 5 3 4 0 5-1 6-4 14-45 42-56 56-56 8 0 23 4 23 29 0 13-7 41-23 100-7 26-21 44-40 44-3 0-12 0-21-6 11-1 19-11 19-23 0-10-8-14-15-14-12 0-23 11-23 24 0 20 22 29 40 29 27 0 43-30 44-33 5 16 20 33 46 33 43 0 67-55 67-65 0-5-4-5-5-5-4 0-5 1-6 5-13 44-42 55-55 55-17 0-24-13-24-27 0-10 2-20 7-38 5-19 10-38 14-57z"><text:p/></draw:path><draw:path draw:style-name="gr76" draw:text-style-name="P18" svg:width="0.0705in" svg:height="0.052in" svg:x="0.2626in" svg:y="0.0287in" svg:viewBox="0 0 180 133" svg:d="M23 112c-1 3-3 8-4 12 0 7 6 9 10 9 6 0 11-3 12-6 1-2 3-12 6-18 1-6 3-19 6-27 1-6 3-12 5-20 3-12 3-14 12-26 8-12 22-28 44-28 18 0 18 16 18 21 0 18-13 51-18 63-2 9-4 11-4 16 0 16 12 25 28 25 30 0 42-41 42-44 0-5-4-5-5-5-3 0-3 2-5 6-7 23-19 35-31 35-6 0-7-4-7-10 0-7 1-11 6-24 4-9 16-41 16-57 0-28-23-34-39-34-24 0-41 16-49 28-2-21-19-28-32-28-12 0-20 10-23 17-6 11-11 27-11 29 0 3 4 2 5 3 5 0 5-1 7-8 4-18 10-33 22-33 7 0 9 8 9 15 0 6-2 17-5 25-2 7-4 19-7 26-2 12-6 26-8 38z"><text:p/></draw:path><draw:path draw:style-name="gr76" draw:text-style-name="P18" svg:width="0.078in" svg:height="0.0051in" svg:x="0.352in" svg:y="0.0484in" svg:viewBox="0 0 199 14" svg:d="M187 14c5 0 12 0 12-7s-7-7-12-7c-59 0-116 0-175 0-5 0-12 0-12 7s6 7 12 7c59 0 116 0 175 0z"><text:p/></draw:path><draw:path draw:style-name="gr76" draw:text-style-name="P18" svg:width="0.0567in" svg:height="0.0815in" svg:x="0.4516in" svg:y="-0.0004in" svg:viewBox="0 0 145 208" svg:d="M71 10c0-2 1-4 1-5 0-3-1-5-5-5-6 0-30 2-38 4-3 0-6 0-6 6 0 4 3 4 7 4 14 0 14 2 14 4s0 5-1 7c-13 55-27 112-41 167-2 5-1 4-2 6 0 5 4 10 11 10s11-6 13-12c0-2 13-53 14-58 21 2 39 10 39 24 0 2 0 4-1 6-2 5-2 6-2 10 0 20 17 30 32 30 28 0 25-30 37-45 0-5-4-5-5-5-4 0-4 3-6 8-2 13-11 33-25 33-9 0-11-7-11-14 0-6 0-6 2-13 0-2 2-6 2-10 0-26-36-30-48-31 8-6 19-16 25-19 14-15 29-29 45-29 4 0 8 1 10 3-12 3-16 14-16 17 0 7 6 11 12 11 9 0 17-6 17-18 0-11-7-22-23-22s-31 12-46 27c-12 12-22 20-35 26 9-39 20-78 30-117z"><text:p/></draw:path><draw:path draw:style-name="gr76" draw:text-style-name="P18" svg:width="0.1102in" svg:height="0.0382in" svg:x="0.5803in" svg:y="0.0878in" svg:viewBox="0 0 281 98" svg:d="M266 17c6 0 15 0 15-9 0-8-9-8-15-8-84 0-168 0-252 0-6 0-14 0-14 8 0 9 8 9 14 9 84 0 168 0 252 0zM266 98c6 0 15 0 15-8s-9-8-15-8c-84 0-168 0-252 0-6 0-14 0-14 8s8 8 14 8c84 0 168 0 252 0z"><text:p/></draw:path><draw:path draw:style-name="gr76" draw:text-style-name="P18" svg:width="0.0756in" svg:height="0.0748in" svg:x="0.752in" svg:y="0.0756in" svg:viewBox="0 0 193 191" svg:d="M140 26c-7-15-19-26-38-26-49 0-102 61-102 122 0 40 24 69 56 69 9 0 30-3 56-33 2 18 18 33 38 33 14 0 24-10 31-24 7-15 9-28 12-41 0-5-3-5-5-5-4 0-4 1-6 7-7 28-14 53-32 53-11 0-12-11-12-19 0-10 0-13 5-31s6-23 9-39c5-19 11-39 16-58 2-12 2-14 2-15 0-7-4-11-12-11-9 0-16 9-18 18zM113 136c-1 7-1 8-9 15-18 23-36 30-46 30-22 0-28-23-28-39 0-22 13-74 23-93 13-25 32-41 49-41 28 0 34 35 34 38 0 2-2 4-2 7-7 27-14 55-21 83z"><text:p/></draw:path><draw:path draw:style-name="gr76" draw:text-style-name="P18" svg:width="0.0567in" svg:height="0.0815in" svg:x="0.8417in" svg:y="0.0929in" svg:viewBox="0 0 145 208" svg:d="M71 8c0-1 1-3 1-4 0-2-1-4-5-4-6 0-30 2-38 2-3 2-6 2-6 8 0 3 3 3 7 3 14 0 14 3 14 5s0 4-1 6c-13 56-27 112-41 168-2 5-1 4-2 6 0 5 4 10 11 10s12-6 13-12c0-2 13-54 14-58 21 2 39 8 39 24 0 1 0 2-1 6-2 5-2 6-2 10 0 20 17 30 32 30 28 0 37-45 37-46 0-4-4-4-5-4-4 0-4 2-6 8-2 13-11 33-25 33-9 0-11-7-11-15 0-5 0-5 2-14 0-1 2-6 2-8 0-26-36-31-48-32 8-5 19-15 25-20 14-14 29-27 45-27 4 0 8 1 10 3-12 3-16 12-16 17 0 6 6 11 12 11 9 0 17-6 17-19 0-10-7-21-23-21s-31 12-46 27c-12 11-22 20-35 25 9-40 20-78 30-118z"><text:p/></draw:path><draw:path draw:style-name="gr76" draw:text-style-name="P18" svg:width="0.0823in" svg:height="0.0748in" svg:x="0.9197in" svg:y="0.0756in" svg:viewBox="0 0 210 191" svg:d="M128 59c3-11 12-51 42-51 3 0 12 0 21 6-11 3-19 12-19 23 0 6 3 15 15 15 10 0 23-8 23-24 0-23-25-28-40-28-24 0-38 22-44 31-10-27-32-31-46-31-43 0-67 54-67 65 0 3 4 3 5 3 4 0 5-1 6-4 14-45 42-56 56-56 8 0 23 4 23 29 0 13-7 41-23 100-7 26-21 44-40 44-3 0-12 0-21-6 11-1 19-11 19-23 0-10-8-14-15-14-12 0-23 11-23 24 0 20 20 29 40 29 27 0 43-30 44-33 5 16 20 33 46 33 43 0 67-55 67-65 0-5-4-5-5-5-4 0-5 1-6 5-13 44-42 55-56 55-16 0-23-13-23-27 0-10 2-20 7-38 5-19 10-38 14-57z"><text:p/></draw:path><draw:path draw:style-name="gr76" draw:text-style-name="P18" svg:width="0.0535in" svg:height="0.0791in" svg:x="1.0157in" svg:y="0.0035in" svg:viewBox="0 0 137 202" svg:d="M137 101c0-33-4-55-17-76-10-14-28-25-52-25-68 0-68 79-68 101 0 20 0 101 68 101 69 0 69-80 69-101zM68 193c-13 0-31-8-37-32-3-17-3-42-3-64 0-21 0-43 3-60 7-23 25-30 37-30 17 0 32 11 38 28 4 15 4 37 4 62 0 22 0 45-3 63-6 26-27 33-39 33z"><text:p/></draw:path><draw:path draw:style-name="gr76" draw:text-style-name="P18" svg:width="0.1102in" svg:height="0.0382in" svg:x="0.5803in" svg:y="0.3366in" svg:viewBox="0 0 281 98" svg:d="M266 17c6 0 15 0 15-9 0-8-9-8-15-8-84 0-168 0-252 0-6 0-14 0-14 8 0 9 8 9 14 9 84 0 168 0 252 0zM266 98c6 0 15 0 15-8s-9-8-15-8c-84 0-168 0-252 0-6 0-14 0-14 8s8 8 14 8c84 0 168 0 252 0z"><text:p/></draw:path><draw:path draw:style-name="gr76" draw:text-style-name="P18" svg:width="0.0756in" svg:height="0.0748in" svg:x="0.752in" svg:y="0.3252in" svg:viewBox="0 0 193 191" svg:d="M140 28c-7-16-19-28-38-28-49 0-102 62-102 124 0 39 24 67 56 67 9 0 30-1 56-31 2 18 18 31 38 31 14 0 24-10 31-23 7-16 12-41 12-42 0-4-3-4-5-4-4 0-4 2-6 8-7 27-14 52-32 52-11 0-12-12-12-20s0-12 5-31c5-17 6-22 9-37 5-20 11-40 16-59 2-12 2-13 2-15 0-7-4-12-12-12-9 0-16 10-18 20zM113 137c-1 7-1 8-9 15-18 23-36 30-46 30-22 0-28-24-28-39 0-22 13-73 23-93 13-25 32-40 49-40 28 0 34 34 34 37 0 2-2 5-2 7-7 28-14 55-21 83z"><text:p/></draw:path><draw:path draw:style-name="gr76" draw:text-style-name="P18" svg:width="0.0567in" svg:height="0.0815in" svg:x="0.8417in" svg:y="0.3417in" svg:viewBox="0 0 145 208" svg:d="M71 8c0-1 1-3 1-4 0-2-1-4-5-4-6 0-30 1-38 2-3 0-6 0-6 8 0 3 3 3 7 3 14 0 14 3 14 5 0 1 0 4-1 6-13 55-27 112-41 167-2 6-2 6-2 7 0 4 4 10 11 10s12-6 13-14c0-1 13-52 14-56 21 1 39 8 39 24 0 1 0 2-1 6-2 4-2 6-2 8 0 22 17 32 32 32 28 0 25-30 37-46 0-4-4-4-5-4-4 0-4 2-6 8-2 12-11 33-25 33-9 0-11-7-11-15 0-5 0-6 2-14 0-1 2-6 2-9 0-27-36-30-48-31 8-5 19-15 25-20 14-14 29-27 45-27 4 0 8 0 10 3-12 2-16 12-16 17 0 6 6 11 12 11 9 0 17-7 17-19 0-10-7-21-23-21s-31 12-46 26c-12 12-22 21-35 26 9-40 20-78 30-118z"><text:p/></draw:path><draw:path draw:style-name="gr76" draw:text-style-name="P18" svg:width="0.0823in" svg:height="0.1539in" svg:x="0.9843in" svg:y="0.2787in" svg:viewBox="0 0 210 392" svg:d="M208 17c2-6 2-7 2-9s-2-8-8-8c-5 0-6 2-9 8-63 123-126 246-189 369-4 5-4 6-4 7 0 4 4 8 8 8 5 0 6-2 10-8 64-122 126-245 190-367z"><text:p/></draw:path><draw:path draw:style-name="gr76" draw:text-style-name="P18" svg:width="0.1102in" svg:height="0.0382in" svg:x="0.9705in" svg:y="0.3366in" svg:viewBox="0 0 281 98" svg:d="M266 17c6 0 15 0 15-9 0-8-9-8-15-8-84 0-168 0-252 0-6 0-14 0-14 8 0 9 8 9 14 9 84 0 168 0 252 0zM266 98c6 0 15 0 15-8s-9-8-15-8c-84 0-168 0-252 0-6 0-14 0-14 8s8 8 14 8c84 0 168 0 252 0z"><text:p/></draw:path><draw:path draw:style-name="gr76" draw:text-style-name="P18" svg:width="0.0697in" svg:height="0.1134in" svg:x="1.1429in" svg:y="0.2866in" svg:viewBox="0 0 178 289" svg:d="M178 145c0-33-3-67-17-98-19-41-54-47-72-47-25 0-57 11-73 49-14 30-16 63-16 96 0 31 1 70 19 102 18 34 48 42 70 42 23 0 54-8 73-49 13-29 16-61 16-95zM89 280c-17 0-42-10-49-51-5-25-5-63-5-89 0-27 0-55 3-78 9-50 40-54 51-54 13 0 41 9 49 50 5 24 5 56 5 82 0 32 0 60-5 88-7 40-31 52-49 52z"><text:p/></draw:path><draw:path draw:style-name="gr76" draw:text-style-name="P18" svg:width="0.1469in" svg:height="0.0862in" svg:x="0.5803in" svg:y="0.561in" svg:viewBox="0 0 374 220" svg:d="M328 118c-23 18-34 34-38 40-19 29-22 56-22 57 0 5 4 5 8 5 7 0 7-2 10-9 9-42 34-77 81-96 6-2 7-3 7-6s-2-3-3-5c-19-7-70-27-87-98-1-5-1-6-8-6-4 0-8 0-8 5 0 1 3 27 21 55 9 13 21 28 39 41-105 0-209 0-314 0-7 0-14 0-14 8 0 9 7 9 14 9 105 0 209 0 314 0z"><text:p/></draw:path><draw:path draw:style-name="gr76" draw:text-style-name="P18" svg:width="0.0697in" svg:height="0.1138in" svg:x="0.789in" svg:y="0.5354in" svg:viewBox="0 0 178 290" svg:d="M178 146c0-33-3-67-17-98-19-41-54-48-72-48-25 0-57 11-73 50-14 29-16 63-16 96 0 32 1 70 19 101 18 35 48 43 70 43 23 0 54-9 73-49 13-29 16-62 16-95zM89 281c-17 0-42-11-49-51-5-25-5-64-5-90s0-54 3-76c9-51 40-54 51-54 13 0 41 7 49 49 5 24 5 55 5 81 0 33 0 62-5 88-6 41-30 53-49 53z"><text:p/></draw:path></draw:g></draw:g></text:p>
      <text:p text:style-name="P1">Absurde. <draw:g text:anchor-type="as-char" svg:y="-0.1134in" draw:z-index="56" draw:name="Shape57" draw:style-name="gr1"><svg:title>TexMaths</svg:title><svg:desc>12§display§\square§svg§600§FALSE§</svg:desc><draw:g draw:style-name="gr2"><draw:path draw:style-name="gr75" draw:text-style-name="P17" svg:width="0.102in" svg:height="0.0961in" svg:x="-0.0004in" svg:y="0.0075in" svg:viewBox="0 0 260 245" svg:d="M131 245c-44 0-88 0-131 0 0-82 0-163 0-245 87 0 173 0 260 0 0 82 0 163 0 245-43 0-87 0-129 0z"><text:p/></draw:path><draw:path draw:style-name="gr76" draw:text-style-name="P18" svg:width="0.1094in" svg:height="0.113in" svg:x="0.0004in" svg:y="0in" svg:viewBox="0 0 279 288" svg:d="M279 14c0-12-1-14-14-14-83 0-167 0-251 0-13 0-14 1-14 14 0 87 0 172 0 258 0 13 1 16 14 16 84 0 167 0 250 0 14 0 15-2 15-15 0-86 0-172 0-259zM17 17c82 0 164 0 246 0 0 85 0 169 0 254-82 0-164 0-246 0 0-85 0-169 0-254z"><text:p/></draw:path></draw:g></draw:g></text:p>
      <text:p text:style-name="P1"/>
      <text:p text:style-name="P1"/>
      <text:p text:style-name="P8">2) DL USUELS</text:p>
      <text:p text:style-name="P1">1) <text:span text:style-name="T1">Par Taylor-Young</text:span></text:p>
      <text:p text:style-name="P1">La fomule de TY pour <draw:g text:anchor-type="as-char" svg:y="-0.1173in" draw:z-index="58" draw:name="Shape58" draw:style-name="gr1"><svg:title>TexMaths</svg:title><svg:desc>12§display§f§svg§600§FALSE§</svg:desc><draw:g draw:style-name="gr2"><draw:path draw:style-name="gr75" draw:text-style-name="P17" svg:width="0.0736in" svg:height="0.1335in" svg:x="-0.0004in" svg:y="0.0087in" svg:viewBox="0 0 188 340" svg:d="M0 0c63 0 125 0 188 0 0 113 0 227 0 340-63 0-125 0-188 0 0-113 0-227 0-340z"><text:p/></draw:path><draw:path draw:style-name="gr76" draw:text-style-name="P18" svg:width="0.0815in" svg:height="0.1504in" svg:x="0in" svg:y="0in" svg:viewBox="0 0 208 383" svg:d="M130 129c12 0 24 0 36 0 9 0 13 0 13-8 0-5-4-5-12-5-10 0-23 0-35 0 4-17 8-33 10-48 1-9 7-39 10-44 3-8 11-14 20-14 1 0 12 0 21 7-20 1-23 17-23 23 0 9 7 14 15 14 11 0 23-8 23-25 0-19-19-29-36-29-14 0-41 7-54 49-1 9-2 14-12 67-10 0-19 0-29 0-8 0-13 0-13 8 0 5 3 5 12 5 8 0 18 0 28 0-11 55-22 110-32 165-8 41-15 80-37 80-1 0-12 0-21-8 21-1 25-16 25-22 0-10-9-15-16-15-11 0-23 9-23 25 0 20 18 29 35 29 23 0 40-25 48-41 13-26 23-78 23-80 8-45 16-88 24-133z"><text:p/></draw:path></draw:g></draw:g><text:s/><draw:g text:anchor-type="as-char" svg:y="-0.0744in" draw:z-index="59" draw:name="Shape59" draw:style-name="gr1"><svg:title>TexMaths</svg:title><svg:desc>12§display§n§svg§600§FALSE§</svg:desc><draw:g draw:style-name="gr2"><draw:path draw:style-name="gr75" draw:text-style-name="P17" svg:width="0.0772in" svg:height="0.0567in" svg:x="0.0031in" svg:y="0.0087in" svg:viewBox="0 0 197 145" svg:d="M0 0c65 0 131 0 197 0 0 48 0 97 0 145-66 0-132 0-197 0 0-48 0-97 0-145z"><text:p/></draw:path><draw:path draw:style-name="gr76" draw:text-style-name="P18" svg:width="0.0894in" svg:height="0.074in" svg:x="-0.0004in" svg:y="0in" svg:viewBox="0 0 228 189" svg:d="M25 160c-1 6-3 16-3 18 0 7 6 11 12 11 5 0 12-4 15-12 3-11 5-21 8-32 2-12 6-24 9-37 3-9 5-17 8-26 2-7 4-19 6-22 6-13 27-50 67-50 19 0 23 15 23 28 0 27-21 79-28 97-3 9-5 15-5 19 0 20 16 35 35 35 40 0 56-62 56-65 0-4-4-4-5-4-5 0-5 1-6 7-8 29-23 52-43 52-8 0-11-3-11-13 0-11 5-21 8-30 7-22 26-67 26-92 0-27-19-44-49-44-37 0-58 26-65 36-2-23-19-36-38-36-20 0-28 17-32 24-7 14-13 39-13 41 0 4 4 2 5 4 5 0 5 0 7-10 7-30 16-49 31-49 9 0 14 4 14 19 0 8-2 13-8 35-8 31-15 63-24 96z"><text:p/></draw:path></draw:g></draw:g><text:s/>fois dérivable au voisinage de 0 dit que</text:p>
      <text:p text:style-name="P1"><draw:g text:anchor-type="as-char" svg:y="-0.1236in" draw:z-index="61" draw:name="Shape60" draw:style-name="gr1"><svg:title>TexMaths</svg:title><svg:desc>12§display§f \in DL_n(0)§svg§600§FALSE§</svg:desc><draw:g draw:style-name="gr2"><draw:path draw:style-name="gr75" draw:text-style-name="P17" svg:width="0.8248in" svg:height="0.148in" svg:x="-0.0004in" svg:y="0.0083in" svg:viewBox="0 0 2096 377" svg:d="M1049 377c-351 0-700 0-1049 0 0-126 0-251 0-377 698 0 1398 0 2096 0 0 126 0 251 0 377-349 0-698 0-1047 0z"><text:p/></draw:path><draw:path draw:style-name="gr76" draw:text-style-name="P18" svg:width="0.0823in" svg:height="0.15in" svg:x="0in" svg:y="0.0071in" svg:viewBox="0 0 210 382" svg:d="M132 129c12 0 24 0 36 0 8 0 13 0 13-9 0-5-5-5-12-5-12 0-23 0-35 0 4-16 6-32 10-48 1-8 7-38 10-43 3-8 10-14 20-14 1 0 12 0 20 7-19 1-22 17-22 23 0 9 7 14 15 14 11 0 23-10 23-25 0-19-19-29-36-29-14 0-42 7-54 49-2 9-4 14-14 66-10 0-20 0-29 0s-12 0-12 9c0 5 3 5 11 5 9 0 19 0 28 0-10 55-21 109-32 164-7 41-14 80-36 80-2 0-12 0-20-8 19-1 22-16 22-22 0-10-7-15-15-15-11 0-23 10-23 25 0 20 18 29 36 29 23 0 40-25 47-41 14-26 24-77 24-80 8-43 17-88 25-132z"><text:p/></draw:path><draw:path draw:style-name="gr76" draw:text-style-name="P18" svg:width="0.0823in" svg:height="0.0953in" svg:x="0.1504in" svg:y="0.0346in" svg:viewBox="0 0 210 243" svg:d="M196 131c7 0 14 0 14-8 0-10-7-10-14-10-60 0-119 0-179 0 5-55 54-96 113-96 21 0 44 0 66 0 7 0 14 0 14-9 0-8-7-8-14-8-22 0-45 0-66 0-74 0-130 54-130 123 0 67 56 120 130 120 21 0 44 0 66 0 7 0 14 0 14-9 0-7-7-7-14-7-22 0-45 0-66 0-59 0-108-41-113-96 60 0 119 0 179 0z"><text:p/></draw:path><draw:path draw:style-name="gr76" draw:text-style-name="P18" svg:width="0.1268in" svg:height="0.1122in" svg:x="0.2996in" svg:y="0.011in" svg:viewBox="0 0 323 286" svg:d="M50 254c-3 15-4 19-38 19-7 0-12 0-12 8 0 5 4 5 12 5 47 0 92 0 139 0 88 0 172-88 172-180 0-59-36-106-100-106-47 0-95 0-141 0-9 0-12 0-12 7 0 6 3 6 12 6 4 0 13 0 18 0 6 1 9 3 9 7 0 2-1 3-2 9-19 74-37 150-57 225zM142 29c3-15 4-16 22-16 16 0 30 0 46 0 41 0 76 22 76 77 0 22-9 90-45 137-12 15-45 46-97 46-16 0-32 0-48 0-6 0-6 0-8 0-5 0-6-1-6-5 0-1 0-1 2-10 19-75 38-152 58-229z"><text:p/></draw:path><draw:path draw:style-name="gr76" draw:text-style-name="P18" svg:width="0.0996in" svg:height="0.1122in" svg:x="0.4413in" svg:y="0.011in" svg:viewBox="0 0 254 286" svg:d="M140 32c4-15 5-19 45-19 13 0 17 0 17-8 0-5-5-5-8-5-13 0-48 1-62 1-12 0-43-1-56-1-3 0-8 0-8 8 0 5 4 5 12 5 5 0 9 0 16 0 7 1 11 1 11 7 0 2 0 3-1 9-20 74-38 150-57 225-5 15-5 19-38 19-7 0-11 0-11 8 0 5 4 5 11 5 65 0 131 0 195 0 10 0 10 0 14-7 10-30 21-60 32-90 2-4 1-4 2-5 0-2-2-5-6-5s-3 1-7 9c-13 38-32 85-105 85-14 0-27 0-40 0-6 0-6 0-8 0-5 0-6-1-6-5 0-1 0-1 2-10 19-74 37-150 56-226z"><text:p/></draw:path><draw:path draw:style-name="gr76" draw:text-style-name="P18" svg:width="0.0709in" svg:height="0.0516in" svg:x="0.5528in" svg:y="0.0976in" svg:viewBox="0 0 181 132" svg:d="M23 111c-1 3-3 7-4 12 0 7 6 9 11 9s8-3 11-6c1-2 5-12 6-18s5-19 6-27c2-6 3-12 5-20 3-12 4-14 13-26 8-12 21-28 44-28 17 0 17 16 17 22 0 17-12 50-17 62-3 9-5 11-5 16 0 16 14 25 28 25 30 0 43-41 43-44 0-5-3-4-5-5-4 0-4 2-6 6-7 23-19 35-31 35-6 0-7-4-7-10 0-7 1-11 6-24 4-9 17-41 17-58 0-27-23-32-39-32-25 0-42 14-50 26-2-20-19-26-31-26-13 0-21 8-24 16-6 10-11 27-11 28 0 4 5 4 6 4 4 0 4 0 6-8 5-18 10-33 22-33 7 0 9 7 9 15 0 6-2 16-5 25-2 7-4 19-6 26-3 12-6 24-9 38z"><text:p/></draw:path><draw:path draw:style-name="gr76" draw:text-style-name="P18" svg:width="0.0378in" svg:height="0.1654in" svg:x="0.6543in" svg:y="-0.0004in" svg:viewBox="0 0 97 421" svg:d="M97 416c0-1 0-1-7-9-53-54-66-133-66-195 0-75 17-148 68-200 5-6 5-6 5-7 0-4-1-5-3-5-5 0-42 29-68 83-21 46-26 92-26 129 0 31 5 81 28 129 25 52 61 80 66 80 2 0 3-1 3-5z"><text:p/></draw:path><draw:path draw:style-name="gr76" draw:text-style-name="P18" svg:width="0.0697in" svg:height="0.113in" svg:x="0.7087in" svg:y="0.0138in" svg:viewBox="0 0 178 288" svg:d="M178 145c0-33-3-67-17-98-19-41-54-47-72-47-25 0-55 11-73 49-14 30-16 63-16 96 0 32 2 70 19 100 18 35 49 43 70 43 23 0 55-8 73-49 13-27 16-60 16-94zM89 279c-17 0-41-11-49-51-4-24-4-63-4-87 0-28 0-56 2-78 9-50 40-55 51-55 14 0 42 9 50 50 4 24 4 56 4 83 0 31 0 60-5 86-6 40-30 52-49 52z"><text:p/></draw:path><draw:path draw:style-name="gr76" draw:text-style-name="P18" svg:width="0.0382in" svg:height="0.1654in" svg:x="0.7945in" svg:y="-0.0004in" svg:viewBox="0 0 98 421" svg:d="M98 212c0-34-4-85-27-133-25-51-63-79-66-79s-5 2-5 5c0 1 0 1 8 9 41 41 65 109 65 198 0 69-15 144-67 197-6 6-6 6-6 7 0 2 2 5 5 5s42-29 67-83c22-46 26-93 26-126z"><text:p/></draw:path></draw:g></draw:g>, le DL était donné par</text:p>
      <text:p text:style-name="P1"><draw:g text:anchor-type="as-char" svg:y="-0.2598in" draw:z-index="60" draw:name="Shape61" draw:style-name="gr1"><svg:title>TexMaths</svg:title><svg:desc>12§display§f(x) = f(0) + f’(0)x + \frac{f’’(0)}{2!}x^2 + \dots + \frac{f^{(n)}(0)}{n!} + o(x^n)§svg§600§FALSE§</svg:desc><draw:g draw:style-name="gr2"><draw:path draw:style-name="gr75" draw:text-style-name="P17" svg:width="4.0366in" svg:height="0.3575in" svg:x="-0.0004in" svg:y="0.0087in" svg:viewBox="0 0 10254 909" svg:d="M5128 909c-1710 0-3419 0-5128 0 0-303 0-606 0-909 3418 0 6837 0 10254 0 0 303 0 606 0 909-1709 0-3417 0-5126 0z"><text:p/></draw:path><draw:path draw:style-name="gr76" draw:text-style-name="P18" svg:width="0.0823in" svg:height="0.1504in" svg:x="0in" svg:y="0.1425in" svg:viewBox="0 0 210 383" svg:d="M132 128c12 0 24 0 36 0 8 0 13 0 13-8 0-5-5-5-12-5-12 0-23 0-35 0 4-15 6-32 10-48 1-8 7-38 10-44 3-7 10-13 20-13 1 0 12 0 20 7-19 1-22 17-22 23 0 9 7 14 15 14 11 0 23-10 23-25 0-19-19-29-36-29-14 0-41 7-54 49-2 9-4 13-14 66-10 0-20 0-29 0s-12 0-12 9c0 4 3 4 11 4 9 0 19 0 28 0-10 56-21 111-32 166-7 41-14 79-36 79-2 0-12 0-20-7 19-1 22-17 22-23 0-9-7-14-15-14-11 0-23 10-23 25 0 19 18 29 36 29 23 0 40-25 47-41 14-26 24-77 24-80 8-45 17-89 25-134z"><text:p/></draw:path><draw:path draw:style-name="gr76" draw:text-style-name="P18" svg:width="0.0378in" svg:height="0.1654in" svg:x="0.1067in" svg:y="0.135in" svg:viewBox="0 0 97 421" svg:d="M97 417c0-2 0-2-7-9-52-54-66-133-66-198 0-73 17-146 68-199 5-5 5-5 5-6 0-4-1-5-3-5-5 0-42 29-68 82-21 46-26 93-26 128 0 34 5 84 28 132 25 52 61 79 66 79 2 0 3-1 3-4z"><text:p/></draw:path><draw:path draw:style-name="gr76" draw:text-style-name="P18" svg:width="0.0823in" svg:height="0.0748in" svg:x="0.1598in" svg:y="0.1858in" svg:viewBox="0 0 210 191" svg:d="M128 59c3-11 12-49 42-49 3 0 12 0 22 4-12 3-20 14-20 23 0 7 4 16 15 16 10 0 23-9 23-25 0-22-25-28-40-28-24 0-38 23-44 32-10-27-32-32-46-32-43 0-67 54-67 65 0 5 4 5 5 5 4 0 5-2 6-5 14-45 42-55 56-55 8 0 23 3 23 27 0 13-7 42-23 101-7 26-21 43-40 43-3 0-12 0-21-5 11-2 19-10 19-22s-8-15-15-15c-12 0-23 11-23 24 0 19 22 28 40 28 27 0 43-29 44-33 5 16 20 33 46 33 43 0 67-54 67-65 0-4-4-4-5-4-4 0-5 2-6 4-13 46-42 55-55 55-17 0-24-13-24-27 0-10 2-18 7-38 5-19 10-38 14-57z"><text:p/></draw:path><draw:path draw:style-name="gr76" draw:text-style-name="P18" svg:width="0.0378in" svg:height="0.1654in" svg:x="0.2594in" svg:y="0.135in" svg:viewBox="0 0 97 421" svg:d="M97 210c0-32-5-83-27-131-26-51-62-79-66-79-3 0-4 1-4 5 0 1 0 1 7 9 42 41 66 108 66 196 0 72-15 147-68 199-5 6-5 6-5 8 0 3 1 4 4 4 4 0 42-28 67-81 21-47 26-94 26-130z"><text:p/></draw:path><draw:path draw:style-name="gr76" draw:text-style-name="P18" svg:width="0.1098in" svg:height="0.039in" svg:x="0.3701in" svg:y="0.1976in" svg:viewBox="0 0 280 100" svg:d="M265 17c7 0 15 0 15-9 0-8-8-8-14-8-84 0-169 0-253 0-6 0-13 0-13 8 0 9 7 9 14 9 84 0 167 0 251 0zM266 100c6 0 14 0 14-9s-8-9-15-9c-84 0-167 0-251 0-7 0-14 0-14 9s7 9 13 9c84 0 169 0 253 0z"><text:p/></draw:path><draw:path draw:style-name="gr76" draw:text-style-name="P18" svg:width="0.0823in" svg:height="0.1504in" svg:x="0.5449in" svg:y="0.1425in" svg:viewBox="0 0 210 383" svg:d="M132 128c12 0 24 0 36 0 8 0 13 0 13-8 0-5-5-5-12-5-12 0-23 0-35 0 3-15 6-32 9-48 2-8 8-38 11-44 3-7 10-13 19-13 2 0 13 0 21 7-19 1-22 17-22 23 0 9 7 14 15 14 11 0 23-10 23-25 0-19-19-29-37-29-15 0-41 7-53 49-2 9-5 13-14 66-10 0-20 0-29 0s-13 0-13 9c0 4 3 4 12 4s18 0 27 0c-11 56-20 111-31 166-7 41-14 79-37 79-1 0-12 0-19-7 19-1 22-17 22-23 0-9-7-14-15-14-11 0-23 10-23 25 0 19 18 29 35 29 24 0 41-25 48-41 13-26 23-77 24-80 8-45 17-89 25-134z"><text:p/></draw:path><draw:path draw:style-name="gr76" draw:text-style-name="P18" svg:width="0.0378in" svg:height="0.1654in" svg:x="0.6516in" svg:y="0.135in" svg:viewBox="0 0 97 421" svg:d="M97 417c0-2 0-2-7-9-53-54-66-133-66-198 0-73 16-146 68-199 5-5 5-5 5-6 0-4-1-5-3-5-5 0-44 29-68 82-21 46-26 93-26 128 0 34 4 84 28 132 25 52 61 79 66 79 2 0 3-1 3-4z"><text:p/></draw:path><draw:path draw:style-name="gr76" draw:text-style-name="P18" svg:width="0.0697in" svg:height="0.1142in" svg:x="0.7059in" svg:y="0.148in" svg:viewBox="0 0 178 291" svg:d="M178 146c0-33-3-67-17-98-19-41-54-48-72-48-25 0-55 12-73 50-14 29-16 63-16 96 0 32 2 70 19 101 18 35 49 44 70 44 23 0 55-9 73-50 13-29 16-61 16-95zM89 281c-17 0-42-11-49-51-5-25-5-64-5-88 0-28 0-56 3-78 9-51 40-54 51-54 14 0 42 8 49 49 5 24 5 56 5 83 0 31 0 60-5 86-6 41-30 53-49 53z"><text:p/></draw:path><draw:path draw:style-name="gr76" draw:text-style-name="P18" svg:width="0.0382in" svg:height="0.1654in" svg:x="0.7917in" svg:y="0.135in" svg:viewBox="0 0 98 421" svg:d="M98 210c0-32-4-83-27-131-27-51-63-79-66-79s-5 1-5 5c0 1 0 1 8 9 41 41 65 108 65 196 0 72-15 147-67 199-6 6-6 6-6 8 0 3 2 4 5 4s42-28 67-81c20-47 26-94 26-130z"><text:p/></draw:path><draw:path draw:style-name="gr76" draw:text-style-name="P18" svg:width="0.1098in" svg:height="0.1098in" svg:x="0.8933in" svg:y="0.163in" svg:viewBox="0 0 280 280" svg:d="M149 148c39 0 78 0 117 0 6 0 14 0 14-9 0-8-8-8-14-8-39 0-78 0-117 0 0-40 0-78 0-118 0-6 0-13-9-13-8 0-8 7-8 13 0 40 0 78 0 118-40 0-79 0-119 0-6 0-13 0-13 8 0 9 7 9 13 9 40 0 79 0 119 0 0 39 0 79 0 118 0 7 0 14 8 14 9 0 9-7 9-14 0-39 0-79 0-118z"><text:p/></draw:path><draw:path draw:style-name="gr76" draw:text-style-name="P18" svg:width="0.0823in" svg:height="0.1504in" svg:x="1.0587in" svg:y="0.1425in" svg:viewBox="0 0 210 383" svg:d="M132 128c12 0 25 0 37 0 9 0 12 0 12-8 0-5-3-5-11-5-12 0-24 0-36 0 4-15 6-32 10-48 1-8 7-38 10-44 3-7 10-13 20-13 1 0 12 0 20 7-18 1-22 17-22 23 0 9 7 14 15 14 11 0 23-10 23-25 0-19-19-29-36-29-14 0-41 7-54 49-2 9-4 13-13 66-10 0-21 0-30 0-7 0-12 0-12 9 0 4 3 4 12 4s18 0 27 0c-10 56-21 111-32 166-7 41-14 79-36 79-2 0-12 0-20-7 19-1 22-17 22-23 0-9-7-14-15-14-11 0-23 10-23 25 0 19 18 29 36 29 23 0 40-25 48-41 13-26 23-77 23-80 8-45 17-89 25-134z"><text:p/></draw:path><draw:path draw:style-name="gr76" draw:text-style-name="P18" svg:width="0.0287in" svg:height="0.0594in" svg:x="1.1547in" svg:y="0.1264in" svg:viewBox="0 0 74 152" svg:d="M72 25c2-5 2-7 2-8 0-10-8-17-18-17s-14 10-15 14c-13 42-27 86-40 128 0 1-1 3-1 4 0 4 10 6 12 6 1 0 2 0 4-4 19-41 37-82 56-123z"><text:p/></draw:path><draw:path draw:style-name="gr76" draw:text-style-name="P18" svg:width="0.0378in" svg:height="0.1654in" svg:x="1.2122in" svg:y="0.135in" svg:viewBox="0 0 97 421" svg:d="M97 417c0-2 0-2-7-9-53-54-66-133-66-198 0-73 16-146 68-199 5-5 5-5 5-6 0-4-1-5-3-5-5 0-44 29-68 82-21 46-26 93-26 128 0 34 4 84 28 132 25 52 61 79 66 79 2 0 3-1 3-4z"><text:p/></draw:path><draw:path draw:style-name="gr76" draw:text-style-name="P18" svg:width="0.0697in" svg:height="0.1142in" svg:x="1.2665in" svg:y="0.148in" svg:viewBox="0 0 178 291" svg:d="M178 146c0-33-3-67-17-98-19-41-54-48-72-48-25 0-55 12-73 50-14 29-16 63-16 96 0 32 2 70 19 101 18 35 49 44 70 44 23 0 55-9 73-50 13-29 16-61 16-95zM89 281c-17 0-41-11-49-51-5-25-5-64-5-88 0-28 0-56 3-78 9-51 40-54 51-54 14 0 42 8 49 49 5 24 5 56 5 83 0 31 0 60-5 86-6 41-30 53-49 53z"><text:p/></draw:path><draw:path draw:style-name="gr76" draw:text-style-name="P18" svg:width="0.0382in" svg:height="0.1654in" svg:x="1.3528in" svg:y="0.135in" svg:viewBox="0 0 98 421" svg:d="M98 210c0-32-4-83-27-131-27-51-63-79-66-79s-5 1-5 5c0 1 0 1 8 9 41 41 65 108 65 196 0 72-15 147-67 199-6 6-6 6-6 8 0 3 2 4 5 4s42-28 67-81c22-47 26-94 26-130z"><text:p/></draw:path><draw:path draw:style-name="gr76" draw:text-style-name="P18" svg:width="0.0823in" svg:height="0.0748in" svg:x="1.4126in" svg:y="0.1858in" svg:viewBox="0 0 210 191" svg:d="M128 59c3-11 12-49 42-49 3 0 12 0 22 4-12 3-20 14-20 23 0 7 4 16 15 16 10 0 23-9 23-25 0-22-25-28-40-28-24 0-38 23-44 32-10-27-32-32-44-32-45 0-69 54-69 65 0 5 4 5 5 5 4 0 5-2 6-5 14-45 42-55 56-55 9 0 23 3 23 27 0 13-7 42-23 101-7 26-21 43-40 43-3 0-12 0-21-5 11-2 19-10 19-22s-8-15-15-15c-12 0-23 11-23 24 0 19 22 28 40 28 27 0 43-29 44-33 5 16 20 33 46 33 43 0 67-54 67-65 0-4-4-4-5-4-4 0-5 2-6 4-13 46-42 55-55 55-17 0-24-13-24-27 0-10 2-18 7-38 5-19 10-38 14-57z"><text:p/></draw:path><draw:path draw:style-name="gr76" draw:text-style-name="P18" svg:width="0.1098in" svg:height="0.1098in" svg:x="1.5492in" svg:y="0.163in" svg:viewBox="0 0 280 280" svg:d="M149 148c39 0 78 0 117 0 6 0 14 0 14-9 0-8-8-8-14-8-39 0-78 0-117 0 0-40 0-78 0-118 0-6 0-13-9-13-8 0-8 7-8 13 0 40 0 78 0 118-40 0-79 0-119 0-6 0-13 0-13 8 0 9 7 9 13 9 40 0 79 0 119 0 0 39 0 79 0 118 0 7 0 14 8 14 9 0 9-7 9-14 0-39 0-79 0-118z"><text:p/></draw:path><draw:path draw:style-name="gr76" draw:text-style-name="P18" svg:width="0.0823in" svg:height="0.1508in" svg:x="1.7343in" svg:y="0.0303in" svg:viewBox="0 0 210 384" svg:d="M132 128c12 0 25 0 37 0 9 0 12 0 12-8 0-4-3-4-11-4-12 0-22 0-34 0 2-15 6-32 8-48 1-9 7-39 10-44 3-8 10-14 20-14 1 0 12 0 20 7-18 2-22 17-22 23 0 9 7 15 15 15 11 0 23-9 23-25 0-20-19-30-36-30-14 0-41 8-54 49-2 10-4 13-13 67-10 0-21 0-30 0-7 0-12 0-12 8 0 4 3 4 12 4s18 0 27 0c-10 56-21 111-32 167-7 41-14 80-36 80-1 0-12 0-20-8 19-1 22-16 22-22 0-10-7-16-15-16-11 0-23 10-23 26 0 18 19 29 36 29 23 0 40-25 48-41 13-26 23-78 23-80 8-46 17-90 25-135z"><text:p/></draw:path><draw:path draw:style-name="gr76" draw:text-style-name="P18" svg:width="0.0287in" svg:height="0.0594in" svg:x="1.8303in" svg:y="0.0217in" svg:viewBox="0 0 74 152" svg:d="M72 26c2-6 2-8 2-9 0-10-8-17-18-17s-14 10-15 14c-13 42-27 86-40 128 0 1-1 3-1 4 0 4 10 6 12 6 1 0 2 0 4-4 19-41 37-81 56-122z"><text:p/></draw:path><draw:path draw:style-name="gr76" draw:text-style-name="P18" svg:width="0.0283in" svg:height="0.0594in" svg:x="1.8772in" svg:y="0.0217in" svg:viewBox="0 0 73 152" svg:d="M71 26c2-6 2-8 2-9 0-10-7-17-17-17s-14 10-16 14c-14 42-26 86-39 128 0 1-1 3-1 4 0 4 8 6 11 6 2 0 2 0 5-4 18-41 37-81 55-122z"><text:p/></draw:path><draw:path draw:style-name="gr76" draw:text-style-name="P18" svg:width="0.0382in" svg:height="0.1654in" svg:x="1.9343in" svg:y="0.022in" svg:viewBox="0 0 98 421" svg:d="M98 417c0-2 0-3-7-10-53-53-66-132-66-197 0-73 16-146 67-199 6-5 6-6 6-7 0-3-2-4-4-4-4 0-42 28-68 82-20 46-26 93-26 128 0 32 5 84 28 132 26 52 62 79 66 79 2 0 4-2 4-4z"><text:p/></draw:path><draw:path draw:style-name="gr76" draw:text-style-name="P18" svg:width="0.0697in" svg:height="0.1142in" svg:x="1.989in" svg:y="0.0362in" svg:viewBox="0 0 178 291" svg:d="M178 146c0-34-3-68-17-99-19-40-54-47-72-47-25 0-57 11-73 50-14 29-16 62-16 96 0 32 1 69 19 101 18 35 48 44 70 44 23 0 54-10 73-50 13-29 16-62 16-95zM89 281c-17 0-42-11-49-52-5-25-5-63-5-89s0-54 3-76c9-51 40-54 51-54 13 0 41 7 49 49 5 24 5 55 5 81 0 33 0 60-5 88-6 40-31 53-49 53z"><text:p/></draw:path><draw:path draw:style-name="gr76" draw:text-style-name="P18" svg:width="0.0378in" svg:height="0.1654in" svg:x="2.0744in" svg:y="0.022in" svg:viewBox="0 0 97 421" svg:d="M97 210c0-32-3-84-27-131-26-53-62-79-66-79-3 0-4 1-4 4 0 1 0 2 8 9 41 42 65 109 65 197 0 72-15 147-68 199-5 5-5 6-5 8s1 4 4 4c4 0 43-28 67-82 21-47 26-93 26-129z"><text:p/></draw:path><draw:path draw:style-name="gr76" draw:text-style-name="P18" svg:width="0.4043in" svg:height="0.0063in" svg:x="1.7256in" svg:y="0.2134in" svg:viewBox="0 0 1028 17" svg:d="M514 17c-172 0-342 0-514 0 0-6 0-11 0-17 343 0 685 0 1028 0 0 6 0 11 0 17-171 0-343 0-514 0z"><text:p/></draw:path><draw:path draw:style-name="gr76" draw:text-style-name="P18" svg:width="0.0661in" svg:height="0.1102in" svg:x="1.8713in" svg:y="0.2622in" svg:viewBox="0 0 169 281" svg:d="M32 248c16-14 30-28 46-43 66-59 91-81 91-123 0-48-38-82-90-82-48 0-79 38-79 77 0 23 22 23 23 23 7 0 21-5 21-22 0-11-7-22-21-22-4 0-5 0-6 0 9-27 32-43 57-43 39 0 57 35 57 69 0 33-22 67-45 93-27 30-54 60-81 90-5 5-5 6-5 16 53 0 104 0 157 0 4-25 9-49 12-73-3 0-7 0-11 0-2 12-4 31-9 37-3 3-31 3-40 3-25 0-51 0-77 0z"><text:p/></draw:path><draw:path draw:style-name="gr76" draw:text-style-name="P18" svg:width="0.0169in" svg:height="0.1181in" svg:x="1.9606in" svg:y="0.2539in" svg:viewBox="0 0 44 301" svg:d="M28 214c6-64 10-129 16-192 0-15-12-22-22-22-12 0-22 7-22 22 5 63 11 127 16 190 1 6 1 10 6 10 4 0 6-1 6-8zM44 279c0-13-10-22-22-22-14 0-22 8-22 22 0 12 8 22 22 22 12 0 22-9 22-22z"><text:p/></draw:path><draw:path draw:style-name="gr76" draw:text-style-name="P18" svg:width="0.0823in" svg:height="0.0748in" svg:x="2.1543in" svg:y="0.1858in" svg:viewBox="0 0 210 191" svg:d="M128 59c3-11 12-49 42-49 3 0 12 0 21 4-11 3-19 14-19 23 0 7 3 16 15 16 10 0 23-9 23-25 0-22-25-28-40-28-24 0-38 23-44 32-10-27-32-32-46-32-43 0-67 54-67 65 0 5 4 5 5 5 4 0 5-2 6-5 14-45 42-55 56-55 8 0 23 3 23 27 0 13-7 42-23 101-7 26-21 43-40 43-3 0-12 0-21-5 11-2 19-10 19-22s-8-15-15-15c-12 0-23 11-23 24 0 19 20 28 40 28 27 0 43-29 44-33 5 16 20 33 46 33 43 0 67-54 67-65 0-4-4-4-5-4-4 0-5 2-6 4-13 46-42 55-55 55-17 0-24-13-24-27 0-10 2-18 7-38 5-19 10-38 14-57z"><text:p/></draw:path><draw:path draw:style-name="gr76" draw:text-style-name="P18" svg:width="0.0512in" svg:height="0.0768in" svg:x="2.2516in" svg:y="0.1134in" svg:viewBox="0 0 131 196" svg:d="M131 143c-4 0-7 0-11 0 0 6-4 23-7 26-3 1-25 1-29 1-18 0-37 0-55 0 31-26 42-34 60-49 21-17 42-36 42-63 0-36-31-58-70-58-36 0-61 26-61 53 0 15 13 17 16 17 7 0 15-5 15-16 0-6-2-16-17-16 9-21 29-27 44-27 28 0 44 23 44 47 0 25-18 45-28 56-24 24-46 47-70 71-4 2-4 2-4 11 41 0 80 0 121 0 4-18 6-35 10-53z"><text:p/></draw:path><draw:path draw:style-name="gr76" draw:text-style-name="P18" svg:width="0.1102in" svg:height="0.1098in" svg:x="2.365in" svg:y="0.163in" svg:viewBox="0 0 281 280" svg:d="M149 148c39 0 78 0 117 0 6 0 15 0 15-9 0-8-9-8-15-8-39 0-78 0-117 0 0-40 0-78 0-118 0-6 0-13-9-13-8 0-8 7-8 13 0 40 0 78 0 118-40 0-78 0-118 0-6 0-14 0-14 8 0 9 8 9 14 9 40 0 78 0 118 0 0 39 0 79 0 118 0 7 0 14 8 14 9 0 9-7 9-14 0-39 0-79 0-118z"><text:p/></draw:path><draw:path draw:style-name="gr76" draw:text-style-name="P18" svg:width="0.0169in" svg:height="0.0169in" svg:x="2.5362in" svg:y="0.2091in" svg:viewBox="0 0 44 44" svg:d="M44 22c0-12-9-22-21-22-13 0-23 8-23 22 0 12 10 22 23 22 12 0 21-9 21-22z"><text:p/></draw:path><draw:path draw:style-name="gr76" draw:text-style-name="P18" svg:width="0.0169in" svg:height="0.0169in" svg:x="2.6098in" svg:y="0.2091in" svg:viewBox="0 0 44 44" svg:d="M44 22c0-12-9-22-21-22s-23 8-23 22c0 12 11 22 23 22s21-9 21-22z"><text:p/></draw:path><draw:path draw:style-name="gr76" draw:text-style-name="P18" svg:width="0.0177in" svg:height="0.0169in" svg:x="2.6835in" svg:y="0.2091in" svg:viewBox="0 0 46 44" svg:d="M46 22c0-12-11-22-23-22s-23 8-23 22c0 12 11 22 23 22s23-9 23-22z"><text:p/></draw:path><draw:path draw:style-name="gr76" draw:text-style-name="P18" svg:width="0.1098in" svg:height="0.1098in" svg:x="2.7618in" svg:y="0.163in" svg:viewBox="0 0 280 280" svg:d="M149 148c39 0 78 0 117 0 6 0 14 0 14-9 0-8-8-8-14-8-39 0-78 0-117 0 0-40 0-78 0-118 0-6 0-13-9-13-8 0-8 7-8 13 0 40 0 78 0 118-40 0-79 0-119 0-6 0-13 0-13 8 0 9 7 9 13 9 40 0 79 0 119 0 0 39 0 79 0 118 0 7 0 14 8 14 9 0 9-7 9-14 0-39 0-79 0-118z"><text:p/></draw:path><draw:path draw:style-name="gr76" draw:text-style-name="P18" svg:width="0.0823in" svg:height="0.1508in" svg:x="2.9472in" svg:y="0.0303in" svg:viewBox="0 0 210 384" svg:d="M132 128c12 0 25 0 37 0 9 0 12 0 12-8 0-4-3-4-11-4-12 0-22 0-34 0 2-15 6-32 8-48 1-9 7-39 10-44 4-8 12-14 20-14 1 0 12 0 20 7-18 2-22 17-22 23 0 9 7 15 15 15 11 0 23-9 23-25 0-20-19-30-36-30-14 0-41 8-54 49-2 10-4 13-13 67-10 0-21 0-30 0-7 0-12 0-12 8 0 4 3 4 12 4s18 0 27 0c-10 56-20 111-31 167-8 41-15 80-37 80-1 0-12 0-20-8 19-1 22-16 22-22 0-10-7-16-15-16-11 0-23 10-23 26 0 18 19 29 36 29 23 0 40-25 48-41 13-26 23-78 23-80 8-46 17-90 25-135z"><text:p/></draw:path><draw:path draw:style-name="gr76" draw:text-style-name="P18" svg:width="0.0299in" svg:height="0.1157in" svg:x="3.0512in" svg:y="0in" svg:viewBox="0 0 77 295" svg:d="M71 0c-57 40-71 102-71 148 0 40 12 105 71 147 2 0 6 0 6-3s-1-3-4-5c-39-35-54-85-54-139 0-80 31-119 55-141 2-1 3-2 3-3 0-4-4-4-6-4z"><text:p/></draw:path><draw:path draw:style-name="gr76" draw:text-style-name="P18" svg:width="0.0705in" svg:height="0.052in" svg:x="3.0953in" svg:y="0.0358in" svg:viewBox="0 0 180 133" svg:d="M22 112c-2 3-3 10-3 12 0 6 5 9 10 9 6 0 9-3 12-6 2-3 3-13 5-19 1-5 4-19 7-26 1-6 2-14 5-20 2-12 3-14 12-26 8-12 21-28 44-28 17 0 17 16 17 21 0 18-12 50-17 63-4 8-5 11-5 16 0 16 13 25 29 25 29 0 42-41 42-45s-4-4-5-4c-3 0-5 2-6 5-6 24-19 36-31 36-6 0-7-4-7-11 0-6 1-10 7-23 4-9 16-41 16-57 0-29-23-34-39-34-24 0-41 16-50 26-1-19-19-26-31-26-14 0-20 10-23 16-7 10-11 27-11 30s4 3 5 3c3 0 5-1 6-8 5-18 11-33 21-33 9 0 10 6 10 15 0 6-2 15-5 24-2 7-5 20-6 27-3 12-6 26-9 38z"><text:p/></draw:path><draw:path draw:style-name="gr76" draw:text-style-name="P18" svg:width="0.0299in" svg:height="0.1157in" svg:x="3.1795in" svg:y="0in" svg:viewBox="0 0 77 295" svg:d="M6 0c-2 0-6 0-6 4 0 1 1 2 4 4 25 23 52 63 52 140 0 61-19 108-50 137-5 4-6 4-6 7 0 1 1 3 5 3 3 0 31-20 50-56 13-25 22-57 22-91 0-42-12-106-71-148z"><text:p/></draw:path><draw:path draw:style-name="gr76" draw:text-style-name="P18" svg:width="0.0382in" svg:height="0.1654in" svg:x="3.248in" svg:y="0.022in" svg:viewBox="0 0 98 421" svg:d="M98 417c0-2 0-3-7-10-53-53-67-132-67-197 0-73 17-146 68-199 6-5 6-6 6-7 0-3-2-4-4-4-4 0-42 28-68 82-21 46-26 93-26 128 0 32 5 84 28 132 25 52 62 79 66 79 2 0 4-2 4-4z"><text:p/></draw:path><draw:path draw:style-name="gr76" draw:text-style-name="P18" svg:width="0.0697in" svg:height="0.1142in" svg:x="3.3031in" svg:y="0.0362in" svg:viewBox="0 0 178 291" svg:d="M178 146c0-34-3-68-17-99-21-40-54-47-72-47-25 0-57 11-73 50-15 29-16 62-16 96 0 32 1 69 18 101 19 35 49 44 70 44 22 0 55-10 74-50 13-29 16-62 16-95zM88 281c-16 0-41-11-48-52-5-25-5-63-5-89s0-54 3-76c8-51 40-54 50-54 14 0 42 7 50 49 4 24 4 55 4 81 0 33 0 60-4 88-7 40-31 53-50 53z"><text:p/></draw:path><draw:path draw:style-name="gr76" draw:text-style-name="P18" svg:width="0.0378in" svg:height="0.1654in" svg:x="3.389in" svg:y="0.022in" svg:viewBox="0 0 97 421" svg:d="M97 210c0-32-5-84-27-131-26-53-62-79-66-79-3 0-4 1-4 4 0 1 0 2 7 9 42 42 66 109 66 197 0 72-15 147-68 199-5 5-5 6-5 8s1 4 4 4c4 0 42-28 67-82 21-47 26-93 26-129z"><text:p/></draw:path><draw:path draw:style-name="gr76" draw:text-style-name="P18" svg:width="0.5051in" svg:height="0.0063in" svg:x="2.9382in" svg:y="0.2134in" svg:viewBox="0 0 1284 17" svg:d="M642 17c-214 0-428 0-642 0 0-6 0-11 0-17 428 0 856 0 1284 0 0 6 0 11 0 17-214 0-428 0-642 0z"><text:p/></draw:path><draw:path draw:style-name="gr76" draw:text-style-name="P18" svg:width="0.0898in" svg:height="0.0748in" svg:x="3.1228in" svg:y="0.2984in" svg:viewBox="0 0 229 191" svg:d="M25 161c-1 6-3 17-3 18 0 8 6 12 12 12 4 0 13-4 15-12 0-1 6-21 9-31 2-14 6-26 8-39 4-8 6-18 7-27 3-8 6-20 6-22 6-13 29-50 69-50 19 0 22 15 22 28 0 27-20 81-27 99-4 9-4 14-4 19 0 20 15 35 35 35 40 0 55-61 55-65 0-5-3-5-5-5-4 0-4 1-7 9-8 27-21 51-43 51-7 0-10-3-10-14 0-10 4-21 8-29 8-23 26-70 26-94 0-27-18-44-49-44-37 0-58 26-65 36-2-23-20-36-40-36-19 0-27 17-31 24-7 14-13 38-13 41s5 3 6 3c4 0 4 0 7-9 6-30 16-49 30-49 9 0 13 4 13 19 0 8-1 13-7 35-8 32-15 64-24 97z"><text:p/></draw:path><draw:path draw:style-name="gr76" draw:text-style-name="P18" svg:width="0.0177in" svg:height="0.1181in" svg:x="3.2323in" svg:y="0.2539in" svg:viewBox="0 0 46 301" svg:d="M29 214c6-64 11-129 17-192 0-15-12-22-23-22s-23 7-23 22c6 63 11 127 17 190 0 6 1 10 6 10 3 0 5-1 6-8zM46 279c0-13-11-22-23-22s-23 8-23 22c0 12 11 22 23 22s23-9 23-22z"><text:p/></draw:path><draw:path draw:style-name="gr76" draw:text-style-name="P18" svg:width="0.1102in" svg:height="0.1098in" svg:x="3.5098in" svg:y="0.163in" svg:viewBox="0 0 281 280" svg:d="M149 148c39 0 78 0 117 0 6 0 15 0 15-9 0-8-9-8-15-8-39 0-78 0-117 0 0-40 0-78 0-118 0-6 0-13-9-13-8 0-8 7-8 13 0 40 0 78 0 118-40 0-78 0-118 0-6 0-14 0-14 8 0 9 8 9 14 9 40 0 78 0 118 0 0 39 0 79 0 118 0 7 0 14 8 14 9 0 9-7 9-14 0-39 0-79 0-118z"><text:p/></draw:path><draw:path draw:style-name="gr76" draw:text-style-name="P18" svg:width="0.0709in" svg:height="0.0748in" svg:x="3.6732in" svg:y="0.1858in" svg:viewBox="0 0 181 191" svg:d="M181 71c0-43-30-71-67-71-56 0-114 60-114 120 0 42 29 71 68 71 56 0 113-58 113-120zM68 181c-18 0-37-13-37-45 0-21 12-66 25-88 21-32 45-38 57-38 25 0 37 20 37 45 0 16-8 60-24 88-14 24-38 38-58 38z"><text:p/></draw:path><draw:path draw:style-name="gr76" draw:text-style-name="P18" svg:width="0.0382in" svg:height="0.1654in" svg:x="3.7638in" svg:y="0.135in" svg:viewBox="0 0 98 421" svg:d="M98 417c0-2 0-2-7-9-53-54-66-133-66-198 0-73 16-146 67-199 6-5 6-5 6-6 0-4-2-5-4-5-4 0-42 29-68 82-21 46-26 93-26 128 0 34 5 84 28 132 25 52 62 79 66 79 2 0 4-1 4-4z"><text:p/></draw:path><draw:path draw:style-name="gr76" draw:text-style-name="P18" svg:width="0.0823in" svg:height="0.0748in" svg:x="3.8165in" svg:y="0.1858in" svg:viewBox="0 0 210 191" svg:d="M128 59c4-11 14-49 42-49 3 0 12 0 22 4-12 3-20 14-20 23 0 7 4 16 15 16 10 0 23-9 23-25 0-22-24-28-38-28-26 0-40 23-45 32-11-27-33-32-45-32-45 0-69 54-69 65 0 5 4 3 5 5 4 0 5-2 6-5 14-45 42-55 56-55 9 0 23 3 23 27 0 13-7 42-23 101-7 26-21 43-39 43-3 0-13 0-22-5 11-2 21-10 21-22s-10-15-16-15c-13 0-24 11-24 24 0 19 22 28 40 28 27 0 43-29 44-33 5 16 20 33 46 33 43 0 67-54 67-65 0-4-4-4-5-4-4 0-5 2-5 4-14 46-43 55-56 55-17 0-23-13-23-27 0-10 2-18 6-38 5-19 10-38 14-57z"><text:p/></draw:path><draw:path draw:style-name="gr76" draw:text-style-name="P18" svg:width="0.0709in" svg:height="0.052in" svg:x="3.9118in" svg:y="0.1394in" svg:viewBox="0 0 181 133" svg:d="M23 112c-1 3-4 10-4 12 0 6 6 9 11 9s8-5 11-7c2-4 5-12 6-18s5-19 6-26c2-6 3-14 5-20 3-13 4-14 13-27 8-11 21-27 44-27 17 0 17 15 17 21 0 18-12 50-17 62-3 9-5 11-5 17 0 16 14 25 28 25 30 0 43-41 43-45s-3-4-5-4c-4 0-4 1-6 5-6 24-19 36-31 36-6 0-7-5-7-11s1-11 7-24c4-8 16-40 16-56 0-29-23-34-39-34-25 0-42 16-50 26-2-20-19-26-31-26-13 0-19 10-24 16-6 10-11 27-11 30s5 3 6 3c4 0 4-1 6-9 5-17 10-32 22-32 7 0 9 6 9 15 0 6-2 15-5 24-2 7-4 20-6 26-3 13-6 25-9 39z"><text:p/></draw:path><draw:path draw:style-name="gr76" draw:text-style-name="P18" svg:width="0.0382in" svg:height="0.1654in" svg:x="4.0063in" svg:y="0.135in" svg:viewBox="0 0 98 421" svg:d="M98 210c0-32-4-83-27-131-27-51-63-79-66-79s-5 1-5 5c0 1 0 1 8 9 41 41 65 108 65 196 0 72-15 147-67 199-6 6-6 6-6 8 0 3 2 4 5 4s42-28 67-81c22-47 26-94 26-130z"><text:p/></draw:path></draw:g></draw:g></text:p>
      <text:p text:style-name="P1">On en déduit les formules suivantes :</text:p>
      <text:p text:style-name="P1"/>
      <text:p text:style-name="P1">b) Pour <draw:g text:anchor-type="as-char" svg:y="-0.1063in" draw:z-index="57" draw:name="Shape62" draw:style-name="gr1"><svg:title>TexMaths</svg:title><svg:desc>12§display§\alpha \in \R§svg§600§FALSE§</svg:desc><draw:g draw:style-name="gr2"><draw:path draw:style-name="gr75" draw:text-style-name="P17" svg:width="0.4051in" svg:height="0.0957in" svg:x="0.0008in" svg:y="0.0083in" svg:viewBox="0 0 1030 244" svg:d="M516 244c-173 0-344 0-516 0 0-82 0-162 0-244 343 0 687 0 1030 0 0 82 0 162 0 244-171 0-343 0-514 0z"><text:p/></draw:path><draw:path draw:style-name="gr76" draw:text-style-name="P18" svg:width="0.0929in" svg:height="0.0744in" svg:x="-0.0004in" svg:y="0.0327in" svg:viewBox="0 0 237 190" svg:d="M184 86c0-66-40-86-71-86-58 0-113 60-113 119 0 39 25 71 67 71 28 0 58-10 90-35 5 21 20 35 39 35 21 0 35-24 35-30 0-3-3-4-5-4-4 0-5 1-6 4-7 20-16 14-23 20-13 0-13-31-13-42 0-8 0-10 3-14 40-50 33-66 50-99 0-1-2-5-6-5s-4 2-6 9c-8 27-22 59-41 84 0-10 0-18 0-27zM155 144c-37 31-70 36-87 36-25 0-37-19-37-44 0-21 11-66 24-88 19-31 42-38 58-38 41 0 41 55 41 87 0 16 0 40 1 47z"><text:p/></draw:path><draw:path draw:style-name="gr76" draw:text-style-name="P18" svg:width="0.0823in" svg:height="0.0949in" svg:x="0.1594in" svg:y="0.0169in" svg:viewBox="0 0 210 242" svg:d="M196 130c7 0 14 0 14-9 0-8-7-8-14-8-60 0-119 0-179 0 5-57 54-96 113-96 21 0 44 0 66 0 7 0 14 0 14-9 0-8-7-8-14-8-22 0-45 0-66 0-72 0-130 54-130 121 0 66 58 121 130 121 21 0 44 0 66 0 7 0 14 0 14-8s-7-8-14-8c-22 0-45 0-66 0-59 0-108-41-113-96 60 0 119 0 179 0z"><text:p/></draw:path><draw:path draw:style-name="gr76" draw:text-style-name="P18" svg:width="0.1075in" svg:height="0.1059in" svg:x="0.3075in" svg:y="-0.0004in" svg:viewBox="0 0 274 270" svg:d="M42 251c0-77 0-155 0-232 11 0 23 0 34 0 0 77 0 155 0 232-11 0-23 0-34 0zM184 125c0-34 0-67 0-101 18 8 32 23 32 49 0 25-13 43-32 52zM94 133c0-38 0-77 0-114 21 0 43 0 65 0 1 0 3 0 6 0 0 36 0 73 0 111-8 2-15 3-23 3-16 0-33 0-48 0zM178 145c21 19 38 59 54 106-11 0-22 0-31 0-18-49-36-89-58-101 2 0 5 0 7 0 10 0 18-1 28-5zM110 151c33 16 57 60 77 118v1c24 0 50 0 75 0 7 0 12-4 12-10s-9-9-12-9c-4 0-7 0-11 0-17-58-36-97-53-114 24-13 36-34 36-64 0-44-35-73-75-73-50 0-99 0-148 0-7 0-11 4-11 10s4 9 11 9c5 0 8 0 13 0 0 77 0 155 0 232-5 0-8 0-13 0-7 0-11 3-11 9s4 10 11 10c32 0 65 0 97 0 7 0 12-4 12-10s-5-9-12-9c-5 0-10 0-14 0 0-34 0-67 0-100 6 0 10 0 16 0z"><text:p/></draw:path></draw:g></draw:g></text:p>
      <text:p text:style-name="P13"><draw:g text:anchor-type="as-char" svg:y="-0.2307in" draw:z-index="63" draw:style-name="gr5"><svg:title>TexMaths</svg:title><svg:desc>12§display§(1+x)^\alpha = 1 + \alpha x + \frac{\alpha (\alpha -1)}{2!}x^2 + \dots + \underbrace{\frac{\alpha(\alpha - 1) \dots (\alpha - n+1)}{n!}}_{\binom{\alpha}{n}} x^n + \underset{x\to 0}{o}(x^n)§svg§600§FALSE§</svg:desc><draw:g draw:style-name="gr2"><draw:path draw:style-name="gr6" draw:text-style-name="P17" svg:width="5.6657in" svg:height="0.6319in" svg:x="0.0004in" svg:y="0.0083in" svg:viewBox="0 0 14392 1606" svg:d="M0 0c4798 0 9594 0 14392 0 0 535 0 1071 0 1606-4798 0-9594 0-14392 0 0-535 0-1071 0-1606z"><text:p/></draw:path><draw:path draw:style-name="gr7" draw:text-style-name="P18" svg:width="0.0378in" svg:height="0.1654in" svg:x="0.0083in" svg:y="0.1126in" svg:viewBox="0 0 97 421" svg:d="M97 416c0-1 0-2-7-9-53-53-66-132-66-197 0-73 17-146 68-199 5-5 5-6 5-7 0-3-1-4-3-4-5 0-42 28-68 82-21 46-26 93-26 128 0 34 5 84 28 132 25 52 61 79 66 79 2 0 3-1 3-5z"><text:p/></draw:path><draw:path draw:style-name="gr8" draw:text-style-name="P18" svg:width="0.0543in" svg:height="0.1102in" svg:x="0.0713in" svg:y="0.1264in" svg:viewBox="0 0 139 281" svg:d="M86 11c0-10 0-11-9-11-27 28-64 28-77 28 0 3 0 8 0 12 8 0 34 0 55-11 0 73 0 145 0 218 0 16-1 21-39 21-5 0-9 0-14 0 0 4 0 8 0 13 15-1 52-1 69-1s54 0 68 1c0-5 0-9 0-13-5 0-8 0-13 0-38 0-40-5-40-21 0-79 0-157 0-236z"><text:p/></draw:path><draw:path draw:style-name="gr9" draw:text-style-name="P18" svg:width="0.1102in" svg:height="0.1102in" svg:x="0.1854in" svg:y="0.1402in" svg:viewBox="0 0 281 281" svg:d="M149 149c39 0 78 0 117 0 6 0 15 0 15-9 0-8-9-8-15-8-39 0-78 0-117 0 0-40 0-78 0-118 0-6 0-14-9-14-8 0-8 8-8 14 0 40 0 78 0 118-40 0-78 0-118 0-6 0-14 0-14 8 0 9 8 9 14 9 40 0 78 0 118 0 0 39 0 78 0 117 0 6 0 15 8 15 9 0 9-9 9-15 0-39 0-78 0-117z"><text:p/></draw:path><draw:path draw:style-name="gr10" draw:text-style-name="P18" svg:width="0.0823in" svg:height="0.0748in" svg:x="0.3472in" svg:y="0.1638in" svg:viewBox="0 0 210 191" svg:d="M128 59c3-11 12-51 42-51 3 0 12 0 22 6-12 3-20 14-20 23 0 7 4 15 15 15 10 0 23-8 23-24 0-22-25-28-40-28-24 0-38 22-43 31-11-27-33-31-45-31-45 0-69 54-69 65 0 3 4 3 5 3 4 0 5 0 6-4 14-45 42-56 56-56 9 0 23 5 23 29 0 13-7 41-23 101-7 25-21 43-40 43-3 0-12 0-21-6 11-1 19-11 19-21 0-12-8-16-15-16-12 0-23 11-23 25 0 19 22 28 40 28 27 0 43-30 44-33 5 16 20 33 46 33 43 0 67-55 67-65 0-5-4-5-5-5-4 0-5 3-6 5-13 46-42 55-55 55-17 0-24-13-24-27 0-10 2-20 7-38 5-19 10-38 14-57z"><text:p/></draw:path><draw:path draw:style-name="gr11" draw:text-style-name="P18" svg:width="0.0378in" svg:height="0.1654in" svg:x="0.4469in" svg:y="0.1126in" svg:viewBox="0 0 97 421" svg:d="M97 210c0-32-5-84-27-131-26-53-62-79-66-79-3 0-4 1-4 4 0 1 0 2 7 9 42 42 66 109 66 197 0 72-15 146-68 199-5 5-5 6-5 7 0 3 1 5 4 5 4 0 42-29 67-83 21-45 26-92 26-128z"><text:p/></draw:path><draw:path draw:style-name="gr12" draw:text-style-name="P18" svg:width="0.0709in" svg:height="0.0516in" svg:x="0.5091in" svg:y="0.1173in" svg:viewBox="0 0 181 132" svg:d="M143 88c27-28 38-68 38-70 0-5-3-5-5-5-4 0-4 1-7 7-5 21-14 39-27 54 0-4 0-24-2-26-3-30-26-48-56-48-43 0-84 40-84 82 0 26 19 50 54 50 26 0 52-12 67-25 7 21 23 25 31 25 17 0 28-14 28-20 0-4-4-4-5-4-3 0-5 1-5 4-4 10-13 12-16 12-5 0-10 0-11-36zM120 98c-29 23-54 26-66 26-19 0-30-12-30-33 0-8 5-41 19-61 15-17 31-23 41-23 24 0 31 23 34 42 1 12 1 34 2 49z"><text:p/></draw:path><draw:path draw:style-name="gr13" draw:text-style-name="P18" svg:width="0.1102in" svg:height="0.0382in" svg:x="0.652in" svg:y="0.1756in" svg:viewBox="0 0 281 98" svg:d="M266 17c6 0 15 0 15-9 0-8-9-8-15-8-84 0-168 0-252 0-6 0-14 0-14 8 0 9 8 9 14 9 84 0 168 0 252 0zM266 98c6 0 15 0 15-8s-9-8-15-8c-84 0-168 0-252 0-6 0-14 0-14 8s8 8 14 8c84 0 168 0 252 0z"><text:p/></draw:path><draw:path draw:style-name="gr14" draw:text-style-name="P18" svg:width="0.0543in" svg:height="0.1102in" svg:x="0.8323in" svg:y="0.1264in" svg:viewBox="0 0 139 281" svg:d="M88 11c0-10 0-11-11-11-25 28-63 28-77 28 0 3 0 8 0 12 10 0 34 0 56-11 0 73 0 145 0 218 0 16-2 21-39 21-5 0-9 0-13 0 0 4 0 8 0 13 14-1 50-1 68-1 17 0 53 0 67 1 0-5 0-9 0-13-5 0-8 0-13 0-37 0-38-5-38-21 0-79 0-157 0-236z"><text:p/></draw:path><draw:path draw:style-name="gr15" draw:text-style-name="P18" svg:width="0.1098in" svg:height="0.1102in" svg:x="0.9472in" svg:y="0.1402in" svg:viewBox="0 0 280 281" svg:d="M149 149c39 0 78 0 117 0 6 0 14 0 14-9 0-8-8-8-14-8-39 0-78 0-117 0 0-40 0-78 0-118 0-6 0-14-9-14-8 0-8 8-8 14 0 40 0 78 0 118-40 0-79 0-119 0-6 0-13 0-13 8 0 9 7 9 13 9 40 0 79 0 119 0 0 39 0 78 0 117 0 6 0 15 8 15 9 0 9-9 9-15 0-39 0-78 0-117z"><text:p/></draw:path><draw:path draw:style-name="gr16" draw:text-style-name="P18" svg:width="0.0925in" svg:height="0.0748in" svg:x="1.1106in" svg:y="0.1638in" svg:viewBox="0 0 236 191" svg:d="M184 86c0-66-40-86-71-86-58 0-113 60-113 119 0 39 25 72 68 72 27 0 57-10 89-36 5 23 19 36 39 36 22 0 34-24 34-30 0-4-2-5-4-5-3 0-4 1-5 5-9 20-23 20-24 20-13 0-13-32-13-43 0-8 0-10 4-14 40-50 48-99 48-100-1-1 0-4-4-4-5 0-5 2-6 9-9 26-22 59-42 84 0-9 0-18 0-27zM156 144c-37 32-70 37-88 37-25 0-37-19-37-45 0-21 11-66 24-88 21-31 43-40 58-40 42 0 42 56 42 89 0 16 0 40 1 47z"><text:p/></draw:path><draw:path draw:style-name="gr17" draw:text-style-name="P18" svg:width="0.0823in" svg:height="0.0748in" svg:x="1.2154in" svg:y="0.1638in" svg:viewBox="0 0 210 191" svg:d="M128 59c3-11 12-51 42-51 2 0 12 0 21 6-12 3-21 14-21 23 0 7 5 15 17 15 9 0 23-8 23-24 0-22-25-28-40-28-24 0-39 22-44 31-11-27-34-31-46-31-43 0-67 54-67 65 0 3 4 3 5 3 4 0 5 0 5-4 14-45 43-56 57-56 8 0 22 5 22 29 0 13-6 41-22 101-7 25-21 43-40 43-3 0-12 0-21-6 10-1 19-11 19-21 0-12-9-16-15-16-12 0-23 11-23 25 0 19 20 28 40 28 27 0 43-30 44-33 5 16 20 33 46 33 43 0 67-55 67-65 0-5-4-5-5-5-5 0-5 3-6 5-14 46-42 55-56 55-16 0-23-13-23-27 0-10 2-20 7-38 5-19 10-38 14-57z"><text:p/></draw:path><draw:path draw:style-name="gr18" draw:text-style-name="P18" svg:width="0.1102in" svg:height="0.1102in" svg:x="1.3516in" svg:y="0.1402in" svg:viewBox="0 0 281 281" svg:d="M149 149c39 0 78 0 117 0 6 0 15 0 15-9 0-8-9-8-15-8-39 0-78 0-117 0 0-40 0-78 0-118 0-6 0-14-9-14-8 0-8 8-8 14 0 40 0 78 0 118-40 0-78 0-118 0-6 0-14 0-14 8 0 9 8 9 14 9 40 0 78 0 118 0 0 39 0 78 0 117 0 6 0 15 8 15 9 0 9-9 9-15 0-39 0-78 0-117z"><text:p/></draw:path><draw:path draw:style-name="gr19" draw:text-style-name="P18" svg:width="0.0933in" svg:height="0.0748in" svg:x="1.535in" svg:y="0.0512in" svg:viewBox="0 0 238 191" svg:d="M185 86c0-66-40-86-71-86-58 0-114 60-114 120 0 40 26 71 68 71 28 0 58-10 90-35 5 22 20 35 39 35 21 0 35-23 35-30 0-3-3-4-5-4-4 0-5 1-6 4-7 20-16 13-23 20-13 0-13-32-13-42 0-9 0-9 3-15 40-50 33-66 50-99 0-1-2-5-6-5s-4 2-6 10c-8 26-22 59-41 83 0-9 0-18 0-27zM156 145c-37 33-70 36-86 36-26 0-39-18-39-45 0-21 12-66 25-88 20-30 42-38 58-38 41 0 41 55 41 87 0 16 0 41 1 48z"><text:p/></draw:path><draw:path draw:style-name="gr20" draw:text-style-name="P18" svg:width="0.0378in" svg:height="0.1654in" svg:x="1.6516in" svg:y="0in" svg:viewBox="0 0 97 421" svg:d="M97 418c0-2 0-3-6-10-53-53-67-133-67-197 0-74 17-147 68-200 5-5 5-5 5-6 0-4-1-5-3-5-5 0-42 29-68 82-21 46-26 93-26 129 0 33 5 83 28 131 25 52 61 79 66 79 2 0 3-1 3-3z"><text:p/></draw:path><draw:path draw:style-name="gr21" draw:text-style-name="P18" svg:width="0.0925in" svg:height="0.0748in" svg:x="1.7063in" svg:y="0.0512in" svg:viewBox="0 0 236 191" svg:d="M184 86c0-66-39-86-70-86-58 0-114 60-114 120 0 40 25 71 68 71 27 0 58-10 89-35 6 22 19 35 39 35 22 0 36-23 36-30 0-3-3-4-5-4-4 0-5 1-6 4-7 20-23 20-24 20-13 0-13-32-13-42 0-9 0-9 4-15 40-50 33-66 48-99 0-1 0-5-4-5s-4 2-6 10c-8 26-22 59-42 83 0-9 0-18 0-27zM156 145c-37 33-70 36-86 36-26 0-39-18-39-45 0-21 11-66 25-88 20-30 42-38 57-38 42 0 42 55 42 87 0 16 0 41 1 48z"><text:p/></draw:path><draw:path draw:style-name="gr22" draw:text-style-name="P18" svg:width="0.1012in" svg:height="0.0063in" svg:x="1.8571in" svg:y="0.0799in" svg:viewBox="0 0 258 17" svg:d="M244 17c7 0 14 0 14-9 0-8-7-8-14-8-76 0-153 0-228 0-8 0-16 0-16 8 0 9 8 9 16 9 75 0 152 0 228 0z"><text:p/></draw:path><draw:path draw:style-name="gr23" draw:text-style-name="P18" svg:width="0.0543in" svg:height="0.1102in" svg:x="2.0244in" svg:y="0.0134in" svg:viewBox="0 0 139 281" svg:d="M86 12c0-11 0-12-9-12-27 28-64 28-77 28 0 4 0 8 0 13 8 0 32 0 55-11 0 73 0 145 0 218 0 15-1 20-39 20-5 0-9 0-14 0 0 4 0 8 0 13 15-1 52-1 69-1s53 0 68 1c0-5 0-9 0-13-5 0-9 0-14 0-37 0-39-4-39-20 0-79 0-157 0-236z"><text:p/></draw:path><draw:path draw:style-name="gr24" draw:text-style-name="P18" svg:width="0.0382in" svg:height="0.1654in" svg:x="2.102in" svg:y="0in" svg:viewBox="0 0 98 421" svg:d="M98 211c0-33-4-84-27-132-27-51-63-79-66-79s-5 1-5 5c0 1 0 1 8 9 41 41 65 108 65 197 0 72-15 145-67 199-6 5-6 6-6 8s2 3 5 3 42-29 67-81c22-47 26-94 26-129z"><text:p/></draw:path><draw:path draw:style-name="gr25" draw:text-style-name="P18" svg:width="0.6283in" svg:height="0.0063in" svg:x="1.5283in" svg:y="0.1921in" svg:viewBox="0 0 1597 17" svg:d="M0 0c533 0 1064 0 1597 0 0 6 0 11 0 17-533 0-1064 0-1597 0 0-6 0-11 0-17z"><text:p/></draw:path><draw:path draw:style-name="gr26" draw:text-style-name="P18" svg:width="0.0661in" svg:height="0.1102in" svg:x="1.7862in" svg:y="0.2398in" svg:viewBox="0 0 169 281" svg:d="M32 248c16-14 30-28 46-43 65-59 91-81 91-123 0-48-38-82-90-82-48 0-79 38-79 76 0 24 22 24 23 24 7 0 21-5 21-22 0-12-7-23-21-23-4 0-5 0-6 1 9-27 32-43 57-43 38 0 57 34 57 69 0 33-22 67-45 93-27 30-54 60-81 90-5 5-5 5-5 16 53 0 104 0 157 0 4-24 9-49 12-73-3 0-7 0-11 0-2 12-4 31-9 37-3 3-31 3-40 3-25 0-51 0-77 0z"><text:p/></draw:path><draw:path draw:style-name="gr27" draw:text-style-name="P18" svg:width="0.0169in" svg:height="0.1185in" svg:x="1.8756in" svg:y="0.2315in" svg:viewBox="0 0 44 302" svg:d="M28 214c6-64 10-129 16-192 0-14-12-22-22-22-11 0-22 8-22 22 5 63 11 128 16 192 1 6 1 9 6 9 4 0 6-2 6-9zM44 280c0-12-10-22-22-22-14 0-22 10-22 22s8 22 22 22c12 0 22-10 22-22z"><text:p/></draw:path><draw:path draw:style-name="gr28" draw:text-style-name="P18" svg:width="0.0823in" svg:height="0.0748in" svg:x="2.1815in" svg:y="0.1638in" svg:viewBox="0 0 210 191" svg:d="M128 59c3-11 14-51 42-51 3 0 12 0 22 6-12 3-20 14-20 23 0 7 4 15 15 15 10 0 23-8 23-24 0-22-25-28-38-28-26 0-40 22-45 31-11-27-33-31-45-31-45 0-69 54-69 65 0 3 4 2 5 3 4 0 5 0 6-4 14-45 42-56 56-56 9 0 23 5 23 29 0 13-7 41-23 101-7 25-21 43-39 43-4 0-13 0-22-6 11-1 21-11 21-21 0-12-10-16-16-16-13 0-24 11-24 25 0 19 22 28 40 28 27 0 43-30 44-33 5 16 20 33 46 33 43 0 67-55 67-65 0-5-4-5-5-5-4 0-5 3-5 5-14 46-43 55-56 55-17 0-24-13-24-27 0-10 3-20 7-38 5-19 10-38 14-57z"><text:p/></draw:path><draw:path draw:style-name="gr29" draw:text-style-name="P18" svg:width="0.0512in" svg:height="0.0768in" svg:x="2.2791in" svg:y="0.0913in" svg:viewBox="0 0 131 196" svg:d="M131 142c-4 0-6 0-10 0-1 7-3 24-8 27-3 1-25 1-29 1-18 0-36 0-54 0 31-27 41-36 59-49 21-18 42-36 42-63 0-36-31-58-69-58-37 0-62 25-62 53 0 14 13 15 16 15 7 0 15-4 15-15 0-5-1-16-17-16 10-20 29-26 44-26 28 0 44 23 44 47 0 25-18 45-28 56-24 23-46 47-70 70-4 3-4 3-4 12 41 0 82 0 122 0 3-18 6-36 9-54z"><text:p/></draw:path><draw:path draw:style-name="gr30" draw:text-style-name="P18" svg:width="0.1102in" svg:height="0.1102in" svg:x="2.3925in" svg:y="0.1402in" svg:viewBox="0 0 281 281" svg:d="M149 149c39 0 78 0 117 0 6 0 15 0 15-9 0-8-9-8-15-8-39 0-78 0-117 0 0-40 0-78 0-118 0-6 0-14-9-14-8 0-8 8-8 14 0 40 0 78 0 118-40 0-78 0-118 0-6 0-14 0-14 8 0 9 8 9 14 9 40 0 78 0 118 0 0 39 0 78 0 117 0 6 0 15 8 15 9 0 9-9 9-15 0-39 0-78 0-117z"><text:p/></draw:path><draw:path draw:style-name="gr31" draw:text-style-name="P18" svg:width="0.0169in" svg:height="0.0169in" svg:x="2.5634in" svg:y="0.1862in" svg:viewBox="0 0 44 44" svg:d="M44 22c0-12-9-22-21-22s-23 10-23 22 11 22 23 22 21-10 21-22z"><text:p/></draw:path><draw:path draw:style-name="gr32" draw:text-style-name="P18" svg:width="0.0177in" svg:height="0.0169in" svg:x="2.637in" svg:y="0.1862in" svg:viewBox="0 0 46 44" svg:d="M46 22c0-12-11-22-23-22s-23 10-23 22 11 22 23 22 23-10 23-22z"><text:p/></draw:path><draw:path draw:style-name="gr33" draw:text-style-name="P18" svg:width="0.0169in" svg:height="0.0169in" svg:x="2.7114in" svg:y="0.1862in" svg:viewBox="0 0 44 44" svg:d="M44 22c0-12-10-22-22-22s-22 10-22 22 10 22 22 22 22-10 22-22z"><text:p/></draw:path><draw:path draw:style-name="gr34" draw:text-style-name="P18" svg:width="0.1098in" svg:height="0.1102in" svg:x="2.7894in" svg:y="0.1402in" svg:viewBox="0 0 280 281" svg:d="M149 149c39 0 78 0 117 0 6 0 14 0 14-9 0-8-8-8-14-8-39 0-78 0-117 0 0-40 0-78 0-118 0-6 0-14-9-14-8 0-8 8-8 14 0 40 0 78 0 118-40 0-79 0-119 0-6 0-13 0-13 8 0 9 7 9 13 9 40 0 79 0 119 0 0 39 0 78 0 117 0 6 0 15 8 15 9 0 9-9 9-15 0-39 0-78 0-117z"><text:p/></draw:path><draw:path draw:style-name="gr35" draw:text-style-name="P18" svg:width="0.0925in" svg:height="0.0748in" svg:x="2.972in" svg:y="0.0512in" svg:viewBox="0 0 236 191" svg:d="M184 86c0-66-39-86-70-86-59 0-114 60-114 120 0 40 25 71 68 71 27 0 57-10 89-35 6 22 19 35 39 35 22 0 36-23 36-30 0-3-3-4-6-4s-4 1-5 4c-7 20-23 20-24 20-13 0-13-32-13-42 0-9 0-9 4-15 40-50 33-66 48-99 0-1 0-5-4-5-5 0-5 2-6 10-9 26-22 59-42 83 0-9 0-18 0-27zM156 145c-37 33-70 36-86 36-26 0-39-18-39-45 0-21 11-66 24-88 21-30 43-38 58-38 42 0 42 55 42 87 0 16 0 41 1 48z"><text:p/></draw:path><draw:path draw:style-name="gr36" draw:text-style-name="P18" svg:width="0.0378in" svg:height="0.1654in" svg:x="3.0886in" svg:y="0in" svg:viewBox="0 0 97 421" svg:d="M97 418c0-2 0-3-7-10-53-53-66-133-66-197 0-74 16-147 68-200 5-5 5-5 5-6 0-4-1-5-3-5-5 0-44 29-68 82-21 46-26 93-26 129 0 33 4 83 28 131 25 52 61 79 66 79 2 0 3-1 3-3z"><text:p/></draw:path><draw:path draw:style-name="gr37" draw:text-style-name="P18" svg:width="0.0925in" svg:height="0.0748in" svg:x="3.1437in" svg:y="0.0512in" svg:viewBox="0 0 236 191" svg:d="M184 86c0-66-40-86-71-86-58 0-113 60-113 120 0 40 25 71 68 71 27 0 57-10 89-35 5 22 19 35 39 35 22 0 34-23 34-30 0-3-2-4-4-4-3 0-4 1-5 4-9 20-23 20-24 20-13 0-13-32-13-42 0-9 0-9 4-15 40-50 33-66 48-99 0-1 0-5-4-5-5 0-5 2-6 10-9 26-22 59-42 83 0-9 0-18 0-27zM156 145c-37 33-70 36-88 36-25 0-37-18-37-45 0-21 11-66 24-88 21-30 43-38 58-38 42 0 42 55 42 87 0 16 0 41 1 48z"><text:p/></draw:path><draw:path draw:style-name="gr38" draw:text-style-name="P18" svg:width="0.1012in" svg:height="0.0063in" svg:x="3.2941in" svg:y="0.0799in" svg:viewBox="0 0 258 17" svg:d="M242 17c8 0 16 0 16-9 0-8-8-8-16-8-75 0-152 0-228 0-7 0-14 0-14 8 0 9 7 9 14 9 76 0 153 0 228 0z"><text:p/></draw:path><draw:path draw:style-name="gr39" draw:text-style-name="P18" svg:width="0.0543in" svg:height="0.1102in" svg:x="3.461in" svg:y="0.0134in" svg:viewBox="0 0 139 281" svg:d="M86 12c0-11 0-12-9-12-25 28-63 28-77 28 0 4 0 8 0 13 8 0 34 0 55-11 0 73 0 145 0 218 0 15-1 20-38 20-5 0-10 0-15 0 0 4 0 8 0 13 16-1 52-1 69-1s54 0 68 1c0-5 0-9 0-13-5 0-8 0-13 0-38 0-40-4-40-20 0-79 0-157 0-236z"><text:p/></draw:path><draw:path draw:style-name="gr40" draw:text-style-name="P18" svg:width="0.0378in" svg:height="0.1654in" svg:x="3.539in" svg:y="0in" svg:viewBox="0 0 97 421" svg:d="M97 211c0-33-5-84-27-132-26-51-62-79-66-79-3 0-4 1-4 5 0 1 0 1 7 9 42 41 66 108 66 197 0 72-15 145-68 199-5 5-5 6-5 8s1 3 4 3c4 0 42-29 67-81 21-47 26-94 26-129z"><text:p/></draw:path><draw:path draw:style-name="gr41" draw:text-style-name="P18" svg:width="0.0169in" svg:height="0.0169in" svg:x="3.6358in" svg:y="0.1071in" svg:viewBox="0 0 44 44" svg:d="M44 23c0-12-9-23-21-23s-23 11-23 23 11 21 23 21 21-9 21-21z"><text:p/></draw:path><draw:path draw:style-name="gr42" draw:text-style-name="P18" svg:width="0.0177in" svg:height="0.0169in" svg:x="3.7094in" svg:y="0.1071in" svg:viewBox="0 0 46 44" svg:d="M46 23c0-12-11-23-23-23s-23 11-23 23 11 21 23 21 23-9 23-21z"><text:p/></draw:path><draw:path draw:style-name="gr43" draw:text-style-name="P18" svg:width="0.0169in" svg:height="0.0169in" svg:x="3.7839in" svg:y="0.1071in" svg:viewBox="0 0 44 44" svg:d="M44 23c0-12-10-23-22-23s-22 11-22 23 10 21 22 21 22-9 22-21z"><text:p/></draw:path><draw:path draw:style-name="gr44" draw:text-style-name="P18" svg:width="0.0382in" svg:height="0.1654in" svg:x="3.8594in" svg:y="0in" svg:viewBox="0 0 98 421" svg:d="M98 418c0-2 0-3-7-10-53-53-66-133-66-197 0-74 16-147 67-200 6-5 6-5 6-6 0-4-2-5-4-5-4 0-42 29-68 82-20 46-26 93-26 129 0 33 5 83 29 131 25 52 61 79 65 79 2 0 4-1 4-3z"><text:p/></draw:path><draw:path draw:style-name="gr45" draw:text-style-name="P18" svg:width="0.0925in" svg:height="0.0748in" svg:x="3.9146in" svg:y="0.0512in" svg:viewBox="0 0 236 191" svg:d="M184 86c0-66-40-86-71-86-58 0-113 60-113 120 0 40 25 71 68 71 27 0 57-10 89-35 5 22 19 35 39 35 21 0 34-23 34-30 0-3-2-4-4-4-3 0-5 1-6 4-8 20-16 13-23 20-13 0-13-32-13-42 0-9 0-9 3-15 40-50 33-66 49-99 0-1-1-5-4-5-5 0-5 2-8 10-7 26-21 59-40 83 0-9 0-18 0-27zM155 145c-37 33-70 36-87 36-25 0-37-18-37-45 0-21 11-66 24-88 21-30 43-38 58-38 42 0 42 55 42 87 0 16 0 41 0 48z"><text:p/></draw:path><draw:path draw:style-name="gr46" draw:text-style-name="P18" svg:width="0.1008in" svg:height="0.0063in" svg:x="4.0654in" svg:y="0.0799in" svg:viewBox="0 0 257 17" svg:d="M242 17c8 0 15 0 15-9 0-8-7-8-15-8-75 0-152 0-228 0-7 0-14 0-14 8 0 9 7 9 14 9 76 0 153 0 228 0z"><text:p/></draw:path><draw:path draw:style-name="gr47" draw:text-style-name="P18" svg:width="0.0894in" svg:height="0.0748in" svg:x="4.222in" svg:y="0.0512in" svg:viewBox="0 0 228 191" svg:d="M25 162c-1 6-3 16-3 18 0 7 6 11 12 11 4 0 12-4 15-12 3-11 5-21 7-31 4-12 6-26 10-38 2-9 5-19 7-28 3-8 5-20 6-21 6-13 29-51 69-51 19 0 22 15 22 28 0 27-20 81-27 99-4 9-4 15-4 19 0 20 15 35 34 35 39 0 55-61 55-65s-4-4-5-4c-3 0-3 2-6 8-8 28-23 51-43 51-7 0-10-3-10-13 0-11 4-20 8-30 8-23 25-68 25-92 0-29-18-46-48-46-39 0-59 28-66 37-1-24-19-37-39-37-19 0-27 17-31 24-7 14-13 40-13 41 0 5 4 3 5 5 5 0 5-2 7-10 7-30 16-50 31-50 9 0 13 4 13 19 0 8-1 13-7 36-8 32-15 65-24 97z"><text:p/></draw:path><draw:path draw:style-name="gr48" draw:text-style-name="P18" svg:width="0.1098in" svg:height="0.1102in" svg:x="4.3634in" svg:y="0.028in" svg:viewBox="0 0 280 281" svg:d="M149 149c39 0 78 0 117 0 6 0 14 0 14-9 0-8-8-8-14-8-39 0-78 0-117 0 0-40 0-79 0-119 0-6 0-13-9-13-8 0-8 7-8 13 0 40 0 79 0 119-40 0-79 0-119 0-6 0-13 0-13 8 0 9 7 9 13 9 40 0 79 0 119 0 0 39 0 78 0 117 0 6 0 15 8 15 9 0 9-9 9-15 0-39 0-78 0-117z"><text:p/></draw:path><draw:path draw:style-name="gr49" draw:text-style-name="P18" svg:width="0.0543in" svg:height="0.1102in" svg:x="4.535in" svg:y="0.0134in" svg:viewBox="0 0 139 281" svg:d="M86 12c0-11 0-12-9-12-27 28-64 28-77 28 0 4 0 8 0 13 8 0 32 0 55-11 0 73 0 145 0 218 0 15-1 20-39 20-5 0-9 0-14 0 0 4 0 8 0 13 15-1 52-1 69-1s53 0 68 1c0-5 0-9 0-13-5 0-9 0-14 0-37 0-39-4-39-20 0-79 0-157 0-236z"><text:p/></draw:path><draw:path draw:style-name="gr50" draw:text-style-name="P18" svg:width="0.0382in" svg:height="0.1654in" svg:x="4.6126in" svg:y="0in" svg:viewBox="0 0 98 421" svg:d="M98 211c0-33-4-84-28-132-26-51-62-79-65-79-4 0-5 1-5 5 0 1 0 1 8 9 41 41 65 108 65 197 0 72-15 145-67 199-6 5-6 6-6 8s1 3 5 3c3 0 42-29 66-81 21-47 27-94 27-129z"><text:p/></draw:path><draw:path draw:style-name="gr51" draw:text-style-name="P18" svg:width="1.702in" svg:height="0.0063in" svg:x="2.9654in" svg:y="0.1921in" svg:viewBox="0 0 4324 17" svg:d="M0 0c1441 0 2882 0 4324 0 0 6 0 11 0 17-1442 0-2883 0-4324 0 0-6 0-11 0-17z"><text:p/></draw:path><draw:path draw:style-name="gr52" draw:text-style-name="P18" svg:width="0.0898in" svg:height="0.0748in" svg:x="3.7484in" svg:y="0.2776in" svg:viewBox="0 0 229 191" svg:d="M25 161c-1 6-3 15-3 18 0 7 6 12 12 12 4 0 12-4 15-12 0-1 5-21 9-31 2-14 6-26 8-39 2-9 5-18 7-27 3-8 5-20 6-22 6-13 29-52 69-52 19 0 22 16 22 30 0 27-20 81-27 99-4 9-4 14-4 19 0 19 15 35 35 35 40 0 55-63 55-65 0-5-5-5-6-5-3 0-3 1-6 7-8 29-23 53-43 53-7 0-10-5-10-14 0-10 4-21 8-30 8-22 26-69 26-93 0-27-19-44-49-44-37 0-59 26-66 36-1-24-19-36-39-36-19 0-27 16-31 24-7 14-13 38-13 41s4 2 5 3c5 0 5 0 7-9 7-30 16-51 31-51 9 0 13 6 13 20 0 9-1 14-7 36-8 32-15 64-24 97z"><text:p/></draw:path><draw:path draw:style-name="gr53" draw:text-style-name="P18" svg:width="0.0169in" svg:height="0.1185in" svg:x="3.8575in" svg:y="0.2315in" svg:viewBox="0 0 44 302" svg:d="M29 214c5-64 11-129 15-192 0-14-10-22-21-22s-23 8-23 22c6 63 11 128 17 192 0 6 0 9 6 9 3 0 5-2 6-9zM44 280c0-12-9-22-21-22-13 0-23 10-23 22s10 22 23 22c12 0 21-10 21-22z"><text:p/></draw:path><draw:path draw:style-name="gr54" draw:text-style-name="P18" svg:width="0.0799in" svg:height="0.0555in" svg:x="2.9413in" svg:y="0.3646in" svg:viewBox="0 0 204 142" svg:d="M204 102c0-10 0-11-6-11-25-1-67-5-106-23-45-22-62-49-73-66-1-2-3-2-8-2-11 0-11 1-11 12 0 2 0 4 0 6 58 103 152 124 196 124 8 0 8-2 8-12s0-18 0-28z"><text:p/></draw:path><draw:path draw:style-name="gr55" draw:text-style-name="P18" svg:width="0.7209in" svg:height="0.0193in" svg:x="3.0201in" svg:y="0.4004in" svg:viewBox="0 0 1832 50" svg:d="M0 0c611 0 1222 0 1832 0 0 17 0 34 0 50-610 0-1221 0-1832 0 0-16 0-33 0-50z"><text:p/></draw:path><draw:path draw:style-name="gr56" draw:text-style-name="P18" svg:width="0.0799in" svg:height="0.0547in" svg:x="3.7402in" svg:y="0.4004in" svg:viewBox="0 0 204 140" svg:d="M204 122c-58-103-152-122-196-122-8 0-8 0-8 11 0 9 0 18 0 27 0 10 0 12 5 12 26 0 68 4 105 22 46 23 64 49 74 66 1 2 4 2 9 2 10 0 11 0 11-10 0-3 0-5 0-8z"><text:p/></draw:path><draw:path draw:style-name="gr57" draw:text-style-name="P18" svg:width="0.0799in" svg:height="0.0547in" svg:x="3.8126in" svg:y="0.4004in" svg:viewBox="0 0 204 140" svg:d="M204 11c0-11 0-11-10-11-42 0-136 19-194 122 0 3 0 5 0 8 0 10 0 10 10 10 8 0 8 0 10-3 35-55 93-85 179-87 5 0 5-3 5-12s0-18 0-27z"><text:p/></draw:path><draw:path draw:style-name="gr58" draw:text-style-name="P18" svg:width="0.7217in" svg:height="0.0193in" svg:x="3.8909in" svg:y="0.4004in" svg:viewBox="0 0 1834 50" svg:d="M0 0c611 0 1223 0 1834 0 0 17 0 34 0 50-611 0-1223 0-1834 0 0-16 0-33 0-50z"><text:p/></draw:path><draw:path draw:style-name="gr59" draw:text-style-name="P18" svg:width="0.0799in" svg:height="0.0555in" svg:x="4.611in" svg:y="0.3646in" svg:viewBox="0 0 204 142" svg:d="M204 12c0-11 0-12-10-12-8 0-8 1-10 4-35 55-93 85-179 87-5 0-5 3-5 11 0 10 0 18 0 28s0 12 10 12c42 0 136-21 194-124 0-2 0-4 0-6z"><text:p/></draw:path><draw:path draw:style-name="gr60" draw:text-style-name="P18" svg:width="0.0382in" svg:height="0.1654in" svg:x="3.7303in" svg:y="0.4835in" svg:viewBox="0 0 98 421" svg:d="M98 416c0-1 0-1-7-8-53-53-67-133-67-198 0-73 17-146 68-199 6-5 6-6 6-7 0-3-2-4-4-4-4 0-42 29-68 82-21 46-26 93-26 128 0 34 5 84 28 132 25 52 62 79 66 79 2 0 4-1 4-5z"><text:p/></draw:path><draw:path draw:style-name="gr61" draw:text-style-name="P18" svg:width="0.0571in" svg:height="0.0374in" svg:x="3.7874in" svg:y="0.5039in" svg:viewBox="0 0 146 96" svg:d="M115 64c18-17 29-46 29-50 0-3-4-3-5-3-3 0-3 1-5 5-4 18-14 31-20 37 0-5 0-5-1-11-3-31-28-42-47-42-35 0-66 29-66 58 0 21 17 38 44 38 10 0 32-2 54-18 4 8 12 18 26 18s22-10 22-14-2-4-4-4c-3 0-4 0-5 2-3 8-10 9-12 9-5 0-9-4-10-25zM97 70c-8 6-27 19-53 19-13 0-25-6-25-25 0-6 3-27 13-40 8-8 21-17 34-17 22 0 26 22 29 35 0 4 0 16 2 28z"><text:p/></draw:path><draw:path draw:style-name="gr62" draw:text-style-name="P18" svg:width="0.0579in" svg:height="0.037in" svg:x="3.7874in" svg:y="0.5984in" svg:viewBox="0 0 148 95" svg:d="M22 72c-2 6-4 14-4 16 0 4 4 7 8 7 3 0 8-1 10-6 0-1 2-12 4-17 7-29 7-29 8-30 2-6 18-35 43-35 11 0 15 6 15 15 0 13-9 34-14 46-1 3-2 5-2 9 0 11 11 18 23 18 23 0 35-27 35-33 0-2-4-2-5-2-4 0-4 0-5 5-4 12-14 23-24 23-5 0-6-3-6-8 0-4 0-7 2-12 4-8 14-32 14-43 0-15-11-25-32-25-19 0-32 12-39 20-1-16-18-20-27-20-20 0-18 22-26 32 0 4 2 3 4 4 3 0 4-1 6-5 2-12 7-24 16-24 8 0 9 6 9 11 0 4-3 11-4 17s-3 14-5 19c-1 6-3 12-4 18z"><text:p/></draw:path><draw:path draw:style-name="gr63" draw:text-style-name="P18" svg:width="0.0382in" svg:height="0.1654in" svg:x="3.8634in" svg:y="0.4835in" svg:viewBox="0 0 98 421" svg:d="M98 210c0-32-4-83-27-131-25-51-63-79-66-79s-5 1-5 4c0 1 0 2 8 9 42 42 66 109 66 197 0 72-15 146-68 200-6 5-6 5-6 6 0 4 2 5 5 5s42-29 67-81c22-47 26-94 26-130z"><text:p/></draw:path><draw:path draw:style-name="gr64" draw:text-style-name="P18" svg:width="0.0823in" svg:height="0.0748in" svg:x="4.7201in" svg:y="0.1638in" svg:viewBox="0 0 210 191" svg:d="M128 59c3-11 12-51 42-51 2 0 12 0 21 6-12 3-21 14-21 23 0 7 5 15 17 15 9 0 23-8 23-24 0-22-25-28-40-28-24 0-39 22-44 31-11-27-34-31-46-31-43 0-68 54-68 65 0 3 5 3 6 3 4 0 5 0 5-4 14-45 42-56 56-56 9 0 23 5 23 29 0 13-7 41-23 101-6 25-21 43-39 43-3 0-12 0-22-6 11-1 20-11 20-21 0-12-9-16-15-16-13 0-23 11-23 25 0 19 20 28 40 28 27 0 42-30 44-33 5 16 19 33 44 33 45 0 69-55 69-65 0-5-4-5-6-5-4 0-4 3-5 5-14 46-43 55-56 55-17 0-23-13-23-27 0-10 2-20 7-38 5-19 10-38 14-57z"><text:p/></draw:path><draw:path draw:style-name="gr65" draw:text-style-name="P18" svg:width="0.0705in" svg:height="0.0516in" svg:x="4.8157in" svg:y="0.1173in" svg:viewBox="0 0 180 132" svg:d="M22 110c-2 5-3 12-3 14 0 6 5 8 10 8 6 0 11-4 12-6s3-12 5-18c1-6 4-19 7-26 1-8 3-14 5-21 2-12 3-14 12-26 8-12 22-28 44-28 17 0 18 16 18 22 0 17-13 50-18 62-4 9-5 11-5 16 0 15 13 25 29 25 29 0 42-41 42-44 0-4-4-4-5-4-3 0-5 1-6 5-6 23-19 35-31 35-6 0-7-4-7-10 0-7 1-11 7-24 4-10 16-41 16-56 0-29-23-34-39-34-24 0-41 14-50 26-1-20-19-26-31-26s-20 8-23 16c-7 10-11 27-11 28 0 4 4 4 5 4 3 0 5 0 6-8 5-18 11-33 21-33 9 0 10 7 10 15 0 6-1 16-4 25-2 7-6 20-7 26-3 12-6 25-9 37z"><text:p/></draw:path><draw:path draw:style-name="gr66" draw:text-style-name="P18" svg:width="0.1102in" svg:height="0.1102in" svg:x="4.9465in" svg:y="0.1402in" svg:viewBox="0 0 281 281" svg:d="M149 149c39 0 78 0 117 0 6 0 15 0 15-9 0-8-9-8-15-8-39 0-78 0-117 0 0-40 0-78 0-118 0-6 0-14-9-14-8 0-8 8-8 14 0 40 0 78 0 118-40 0-78 0-118 0-6 0-14 0-14 8 0 9 8 9 14 9 40 0 78 0 118 0 0 39 0 78 0 117 0 6 0 15 8 15 9 0 9-9 9-15 0-39 0-78 0-117z"><text:p/></draw:path><draw:path draw:style-name="gr67" draw:text-style-name="P18" svg:width="0.0705in" svg:height="0.0748in" svg:x="5.2067in" svg:y="0.1638in" svg:viewBox="0 0 180 191" svg:d="M180 71c0-43-29-71-67-71-57 0-113 60-113 119 0 42 29 72 67 72 57 0 113-59 113-120zM68 181c-18 0-37-13-37-45 0-21 11-66 24-88 22-32 46-40 58-40 24 0 37 21 37 46 0 17-8 61-25 89-15 24-37 38-57 38z"><text:p/></draw:path><draw:path draw:style-name="gr68" draw:text-style-name="P18" svg:width="0.0614in" svg:height="0.052in" svg:x="5.1091in" svg:y="0.2874in" svg:viewBox="0 0 157 133" svg:d="M59 100c-3 9-12 25-28 25-1 0-9 0-15-4 12-3 13-14 13-17 0-6-5-10-12-10-9 0-17 7-17 18 0 15 17 21 31 21 13 0 25-8 33-20 7 15 24 20 36 20 33 0 51-36 51-44 0-5-3-5-5-5-4 0-4 2-6 6-6 20-24 35-40 35-11 0-18-7-18-19 0-8 7-34 15-68 6-22 19-30 29-30 1 0 10 0 17 5-10 3-13 11-13 16 0 7 4 11 12 11 6 0 15-5 15-18 0-16-18-22-30-22-14 0-26 11-33 22-5-12-18-22-35-22-34 0-52 37-52 46 0 3 4 3 5 3 4 0 4-1 5-5 8-22 26-36 41-36 9 0 18 6 18 21 0 5-4 20-6 30-4 13-8 27-11 41z"><text:p/></draw:path><draw:path draw:style-name="gr69" draw:text-style-name="P18" svg:width="0.1138in" svg:height="0.061in" svg:x="5.1874in" svg:y="0.2795in" svg:viewBox="0 0 290 156" svg:d="M250 85c-38 28-28 45-42 66 0 5 2 5 6 5 6 0 7 0 8-5 1-7 6-26 22-43 16-18 32-22 44-25 1-1 2-3 2-5s-1-4-4-5c-44-13-58-43-64-69-1-4-5-4-8-4-5 0-6 0-6 5 0 1 2 20 16 41 8 9 16 18 26 25-80 0-159 0-238 0-5 0-12 0-12 7s7 7 12 7c79 0 158 0 238 0z"><text:p/></draw:path><draw:path draw:style-name="gr70" draw:text-style-name="P18" svg:width="0.0535in" svg:height="0.0791in" svg:x="5.3169in" svg:y="0.2626in" svg:viewBox="0 0 137 202" svg:d="M137 101c0-33-4-55-17-76-10-14-28-25-52-25-68 0-68 79-68 101 0 20 0 101 68 101 69 0 69-80 69-101zM68 193c-13 0-31-8-37-32-3-17-3-42-3-64 0-21 0-43 3-60 7-23 25-29 37-29 17 0 32 10 38 27 4 15 4 37 4 62 0 22 0 45-3 63-6 26-27 33-39 33z"><text:p/></draw:path><draw:path draw:style-name="gr71" draw:text-style-name="P18" svg:width="0.0382in" svg:height="0.1654in" svg:x="5.3933in" svg:y="0.1126in" svg:viewBox="0 0 98 421" svg:d="M98 416c0-1 0-2-7-9-53-53-66-132-66-197 0-73 16-146 67-199 6-5 6-6 6-7 0-3-1-4-4-4-4 0-42 28-66 82-22 46-28 93-28 128 0 34 5 84 29 132 25 52 61 79 65 79 3 0 4-1 4-5z"><text:p/></draw:path><draw:path draw:style-name="gr72" draw:text-style-name="P18" svg:width="0.0827in" svg:height="0.0748in" svg:x="5.4465in" svg:y="0.1638in" svg:viewBox="0 0 211 191" svg:d="M130 59c2-11 12-51 40-51 3 0 14 0 22 6-12 3-20 14-20 23 0 7 4 15 16 15 9 0 23-8 23-24 0-22-25-28-39-28-26 0-40 22-45 31-11-27-33-31-45-31-45 0-69 54-69 65 0 3 5 3 6 3 3 0 4 0 5-4 14-45 42-56 56-56 9 0 23 5 23 29 0 13-7 41-23 101-6 25-21 43-39 43-3 0-12 0-22-6 11-1 21-11 21-21 0-12-10-16-16-16-13 0-24 11-24 25 0 19 22 28 41 28 27 0 42-30 43-33 6 16 20 33 46 33 44 0 68-55 68-65 0-5-5-5-6-5-4 0-4 3-5 5-14 46-43 55-56 55-17 0-23-13-23-27 0-10 2-20 7-38 5-19 10-38 15-57z"><text:p/></draw:path><draw:path draw:style-name="gr73" draw:text-style-name="P18" svg:width="0.0705in" svg:height="0.0516in" svg:x="5.5421in" svg:y="0.1173in" svg:viewBox="0 0 180 132" svg:d="M22 110c-2 5-3 12-3 14 0 6 5 8 10 8s9-4 12-6c2-2 3-12 5-18 1-6 4-19 6-26 2-8 3-14 6-21 2-12 3-14 12-26 8-12 21-28 44-28 17 0 17 16 17 22 0 17-12 50-17 62-4 9-5 11-5 16 0 15 13 25 29 25 29 0 42-41 42-44 0-4-4-4-5-4-3 0-5 1-6 5-6 23-19 35-31 35-6 0-7-4-7-10 0-7 1-11 7-24 4-10 16-41 16-56 0-29-23-34-39-34-25 0-41 14-50 26-1-20-19-26-31-26-14 0-20 8-23 16-7 10-11 27-11 28 0 4 4 4 5 4 3 0 5 0 6-8 5-18 11-33 21-33 9 0 10 7 10 15 0 6-4 16-5 25-2 7-5 20-6 26-3 12-6 25-9 37z"><text:p/></draw:path><draw:path draw:style-name="gr74" draw:text-style-name="P18" svg:width="0.0382in" svg:height="0.1654in" svg:x="5.6362in" svg:y="0.1126in" svg:viewBox="0 0 98 421" svg:d="M98 210c0-32-4-84-27-131-25-53-63-79-66-79s-5 1-5 4c0 1 0 2 8 9 42 42 66 109 66 197 0 72-15 146-68 199-6 5-6 6-6 7 0 3 2 5 5 5s42-29 67-83c22-45 26-92 26-128z"><text:p/></draw:path></draw:g></draw:g></text:p>
      <text:p text:style-name="P1"/>
      <text:p text:style-name="P1"><draw:g text:anchor-type="as-char" svg:y="-0.2402in" draw:z-index="62" draw:name="Shape64" draw:style-name="gr1"><svg:title>TexMaths</svg:title><svg:desc>12§display§\binom{n}{k} = \frac{n!}{k!(n-k)!} = \frac{n(n-1)\dots(n-k+1)}{k!}§svg§600§FALSE§</svg:desc><draw:g draw:style-name="gr2"><draw:path draw:style-name="gr75" draw:text-style-name="P17" svg:width="3.2087in" svg:height="0.3803in" svg:x="-0.0004in" svg:y="0.0083in" svg:viewBox="0 0 8151 967" svg:d="M4076 967c-1359 0-2718 0-4076 0 0-323 0-644 0-967 2717 0 5435 0 8151 0 0 323 0 644 0 967-1358 0-2716 0-4075 0z"><text:p/></draw:path><draw:path draw:style-name="gr76" draw:text-style-name="P18" svg:width="0.0815in" svg:height="0.3972in" svg:x="0.0256in" svg:y="0in" svg:viewBox="0 0 208 1010" svg:d="M208 1005c0-1 0-3-2-4-15-15-44-43-72-88-68-110-99-246-99-407 0-114 15-260 85-385 34-60 68-95 86-113 3-2 2-2 2-3 0-5-3-5-9-5s-7 0-13 6c-142 130-186 321-186 499 0 164 38 331 145 457 9 11 25 27 42 43 5 5 6 5 12 5s9 0 9-5z"><text:p/></draw:path><draw:path draw:style-name="gr76" draw:text-style-name="P18" svg:width="0.0898in" svg:height="0.0748in" svg:x="0.1181in" svg:y="0.0551in" svg:viewBox="0 0 229 191" svg:d="M25 161c-1 6-3 16-3 18 0 8 6 12 12 12 4 0 12-4 15-12 0-2 5-21 9-32 2-13 6-25 8-38 2-8 5-18 7-27 3-8 5-20 6-22 6-13 29-52 69-52 19 0 22 16 22 30 0 27-20 81-27 99-4 9-4 14-4 19 0 19 15 35 35 35 40 0 55-63 55-65 0-5-5-5-6-5-3 0-3 1-6 7-8 29-23 53-43 53-7 0-10-4-10-14s4-21 8-30c8-22 26-69 26-93 0-27-19-44-49-44-37 0-59 26-66 36-1-23-19-36-39-36-19 0-27 16-31 24-7 14-13 38-13 41s4 2 5 3c5 0 5 0 7-9 7-30 16-51 31-51 9 0 13 6 13 21 0 8-1 13-7 35-8 32-15 64-24 97z"><text:p/></draw:path><draw:path draw:style-name="gr76" draw:text-style-name="P18" svg:width="0.0748in" svg:height="0.1161in" svg:x="0.1268in" svg:y="0.2402in" svg:viewBox="0 0 191 296" svg:d="M97 5c0-1 0-5-5-5-9 0-40 2-51 4-4 1-9 1-9 8 0 5 4 5 11 5 19 0 21 3 21 7 0 2-2 6-2 8-20 82-40 162-61 244-1 6-1 6-1 8 0 11 8 12 12 12 5 0 12-3 14-8 3-4 21-82 24-93 14 2 48 9 48 36 0 3 0 5-1 9 0 5-1 11-1 14 0 25 17 42 38 42 14 0 24-6 34-21 11-20 16-42 16-44 0-3-5-3-6-3-4 0-5 1-6 7-9 31-18 53-36 53-9 0-14-5-14-21 0-7 2-16 3-24 2-7 2-8 2-13 0-26-26-39-62-43 13-8 26-22 36-31 20-23 39-41 60-41 2 0 2 0 3 0 6 1 6 1 10 4 1 0 1 1 1 1-20 2-24 18-24 23 0 7 5 15 17 15 11 0 23-9 23-26 0-12-10-26-29-26-12 0-31 3-61 37-15 15-31 32-47 39 14-58 29-118 43-177z"><text:p/></draw:path><draw:path draw:style-name="gr76" draw:text-style-name="P18" svg:width="0.0815in" svg:height="0.3972in" svg:x="0.2189in" svg:y="0in" svg:viewBox="0 0 208 1010" svg:d="M208 506c0-165-39-332-146-458-8-11-24-28-42-43-4-5-6-5-10-5-6 0-10 0-10 5 0 1 1 2 2 3 16 16 44 44 72 89 68 109 99 246 99 408 0 113-16 259-85 384-34 60-69 94-86 112-1 1-2 3-2 4 0 5 4 5 10 5 4 0 6 0 12-6 141-130 186-322 186-498z"><text:p/></draw:path><draw:path draw:style-name="gr76" draw:text-style-name="P18" svg:width="0.1102in" svg:height="0.0382in" svg:x="0.3906in" svg:y="0.1795in" svg:viewBox="0 0 281 98" svg:d="M266 17c6 0 15 0 15-9 0-8-9-8-15-8-84 0-169 0-253 0-5 0-13 0-13 8 0 9 8 9 14 9 84 0 168 0 252 0zM266 98c6 0 15 0 15-8s-9-8-15-8c-84 0-168 0-252 0-6 0-14 0-14 8s8 8 13 8c84 0 169 0 253 0z"><text:p/></draw:path><draw:path draw:style-name="gr76" draw:text-style-name="P18" svg:width="0.0894in" svg:height="0.0748in" svg:x="0.8622in" svg:y="0.0551in" svg:viewBox="0 0 228 191" svg:d="M24 161c-1 6-4 16-4 18 0 8 6 12 12 12s14-4 16-12c1-2 6-21 8-32 4-13 6-25 10-38 2-8 5-18 7-27 1-8 5-20 5-22 7-13 29-52 70-52 19 0 22 16 22 30 0 27-21 81-27 99-4 9-5 14-5 19 0 19 16 35 35 35 39 0 55-63 55-65 0-5-4-5-5-5-5 0-5 1-6 7-8 29-23 53-43 53-7 0-11-4-11-14s5-21 9-30c7-22 25-69 25-93 0-27-18-44-48-44-39 0-59 26-66 36-3-23-19-36-39-36s-27 16-32 24c-6 14-12 38-12 41s4 3 5 3c3 0 5 0 7-9 7-30 16-51 31-51 9 0 12 6 12 21 0 8-1 13-6 35-8 32-17 64-25 97z"><text:p/></draw:path><draw:path draw:style-name="gr76" draw:text-style-name="P18" svg:width="0.0169in" svg:height="0.1185in" svg:x="0.9713in" svg:y="0.0102in" svg:viewBox="0 0 44 302" svg:d="M28 213c6-63 10-128 16-191 0-14-12-22-22-22-11 0-22 8-22 22 5 63 11 128 16 191 1 6 1 10 6 10 4 0 6-2 6-10zM44 279c0-12-10-21-22-21s-22 9-22 21 10 23 22 23 22-11 22-23z"><text:p/></draw:path><draw:path draw:style-name="gr76" draw:text-style-name="P18" svg:width="0.7067in" svg:height="0.0063in" svg:x="0.5764in" svg:y="0.1961in" svg:viewBox="0 0 1796 17" svg:d="M899 17c-300 0-599 0-899 0 0-6 0-11 0-17 599 0 1198 0 1796 0 0 6 0 11 0 17-300 0-598 0-897 0z"><text:p/></draw:path><draw:path draw:style-name="gr76" draw:text-style-name="P18" svg:width="0.0748in" svg:height="0.1161in" svg:x="0.5858in" svg:y="0.2402in" svg:viewBox="0 0 191 296" svg:d="M97 5c0-1 0-5-5-5-10 0-40 2-51 4-4 1-9 1-9 8 0 5 4 5 10 5 20 0 22 3 22 7 0 2-2 6-2 8-20 82-40 162-61 244-1 6-1 6-1 8 0 11 8 12 12 12 5 0 12-3 14-8 2-4 21-82 23-93 15 2 49 9 49 36 0 3 0 5-1 9-1 5-1 11-1 14 0 25 17 42 38 42 14 0 24-6 34-21 11-20 14-42 14-44 0-3-3-3-4-3-4 0-5 1-6 7-9 31-18 53-36 53-9 0-14-5-14-21 0-7 2-16 3-24 2-7 2-8 2-13 0-26-26-39-62-43 13-8 26-22 36-31 20-23 39-41 60-41 2 0 2 0 3 0 6 1 6 1 10 4 0 0 0 1 1 1-20 2-24 18-24 23 0 7 5 15 16 15 12 0 24-9 24-26 0-12-10-26-29-26-12 0-31 3-61 37-15 15-31 32-47 39 14-58 29-118 43-177z"><text:p/></draw:path><draw:path draw:style-name="gr76" draw:text-style-name="P18" svg:width="0.0169in" svg:height="0.1181in" svg:x="0.6827in" svg:y="0.235in" svg:viewBox="0 0 44 301" svg:d="M28 213c6-63 10-128 16-191 0-15-12-22-22-22-11 0-22 7-22 22 5 63 11 128 16 191 1 6 1 10 6 10 4 0 6-2 6-10zM44 279c0-12-10-22-22-22s-22 10-22 22 10 22 22 22 22-10 22-22z"><text:p/></draw:path><draw:path draw:style-name="gr76" draw:text-style-name="P18" svg:width="0.0378in" svg:height="0.1654in" svg:x="0.7307in" svg:y="0.2291in" svg:viewBox="0 0 97 421" svg:d="M97 417c0-1 0-2-7-9-53-53-66-133-66-197 0-74 16-147 68-200 5-5 5-5 5-6 0-4-1-5-3-5-5 0-42 29-68 82-21 46-26 93-26 129 0 32 5 83 28 131 25 51 61 79 66 79 2 0 3-1 3-4z"><text:p/></draw:path><draw:path draw:style-name="gr76" draw:text-style-name="P18" svg:width="0.0894in" svg:height="0.0748in" svg:x="0.7839in" svg:y="0.2811in" svg:viewBox="0 0 228 191" svg:d="M24 162c-1 6-4 15-4 18 0 7 6 11 14 11 4 0 12-4 15-12 3-11 5-21 7-32 4-11 6-25 10-37 2-9 5-19 7-28 1-8 5-20 5-21 7-13 29-51 70-51 19 0 22 15 22 28 0 27-20 81-27 99-4 9-5 15-5 19 0 20 16 35 35 35 39 0 55-61 55-65s-4-4-5-4c-5 0-5 2-6 8-8 28-23 52-43 52-7 0-11-5-11-14 0-11 5-21 9-30 7-23 25-68 25-92 0-29-18-46-48-46-39 0-59 28-66 37-3-24-19-37-39-37s-27 17-32 24c-6 14-12 40-12 41 0 5 4 5 5 5 3 0 5-2 7-10 7-30 16-50 31-50 9 0 12 4 12 19 0 8-1 13-6 36-8 32-17 65-25 97z"><text:p/></draw:path><draw:path draw:style-name="gr76" draw:text-style-name="P18" svg:width="0.1008in" svg:height="0.0063in" svg:x="0.9291in" svg:y="0.3102in" svg:viewBox="0 0 257 17" svg:d="M242 17c8 0 15 0 15-9 0-8-7-8-15-8-75 0-152 0-228 0-7 0-14 0-14 8 0 9 7 9 14 9 76 0 153 0 228 0z"><text:p/></draw:path><draw:path draw:style-name="gr76" draw:text-style-name="P18" svg:width="0.0752in" svg:height="0.1161in" svg:x="1.0906in" svg:y="0.2402in" svg:viewBox="0 0 192 296" svg:d="M98 5c0-1 0-5-6-5-9 0-39 2-51 4-3 1-7 1-7 8 0 5 3 5 9 5 21 0 22 3 22 7 0 2-1 6-1 8-21 82-41 162-62 244-2 6-2 6-2 8 0 11 8 12 13 12s11-3 13-8c3-4 22-82 24-93 15 2 50 9 50 36 0 3 0 5-2 9-1 5-2 11-2 14 0 25 18 42 40 42 12 0 24-6 33-21 10-20 15-42 15-44 0-3-4-3-5-3-5 0-5 1-6 7-9 31-18 53-37 53-8 0-14-5-14-21 0-7 3-16 4-24 1-7 1-8 1-13 0-26-26-39-62-43 13-8 27-22 37-31 20-23 40-41 60-41 2 0 2 0 4 0 4 1 6 1 8 4 1 0 1 1 2 1-20 2-24 18-24 23 0 7 5 15 16 15s24-9 24-26c0-12-11-26-29-26-12 0-31 3-62 37-15 15-30 32-47 39 14-58 30-118 44-177z"><text:p/></draw:path><draw:path draw:style-name="gr76" draw:text-style-name="P18" svg:width="0.0382in" svg:height="0.1654in" svg:x="1.1827in" svg:y="0.2291in" svg:viewBox="0 0 98 421" svg:d="M98 211c0-34-4-84-28-132-26-51-62-79-65-79-4 0-5 1-5 5 0 1 0 1 8 9 41 41 65 108 65 197 0 72-15 145-67 199-6 5-6 6-6 7 0 3 1 4 5 4 3 0 42-29 66-82 21-46 27-93 27-128z"><text:p/></draw:path><draw:path draw:style-name="gr76" draw:text-style-name="P18" svg:width="0.0169in" svg:height="0.1181in" svg:x="1.252in" svg:y="0.235in" svg:viewBox="0 0 44 301" svg:d="M28 213c6-63 10-128 16-191 0-15-10-22-21-22-12 0-23 7-23 22 6 63 11 128 17 191 0 6 0 10 6 10 3 0 5-2 5-10zM44 279c0-12-9-22-21-22-13 0-23 10-23 22s10 22 23 22c12 0 21-10 21-22z"><text:p/></draw:path><draw:path draw:style-name="gr76" draw:text-style-name="P18" svg:width="0.1098in" svg:height="0.0382in" svg:x="1.3591in" svg:y="0.1795in" svg:viewBox="0 0 280 98" svg:d="M266 17c6 0 14 0 14-9 0-8-8-8-14-8-84 0-169 0-253 0-6 0-13 0-13 8 0 9 7 9 14 9 84 0 168 0 252 0zM266 98c6 0 14 0 14-8s-8-8-14-8c-84 0-168 0-252 0-7 0-14 0-14 8s7 8 13 8c84 0 169 0 253 0z"><text:p/></draw:path><draw:path draw:style-name="gr76" draw:text-style-name="P18" svg:width="0.0898in" svg:height="0.0748in" svg:x="1.5496in" svg:y="0.0551in" svg:viewBox="0 0 229 191" svg:d="M25 161c-1 6-3 16-3 18 0 8 6 12 12 12 4 0 13-4 15-12 1-2 6-21 9-32 3-13 6-25 9-38 3-8 5-18 7-27 2-8 5-20 5-22 6-13 29-52 69-52 19 0 22 16 22 30 0 27-20 81-26 99-5 9-5 14-5 19 0 19 15 35 35 35 40 0 55-63 55-65 0-5-3-5-5-5-4 0-4 1-7 7-8 29-21 53-42 53-7 0-11-4-11-14s4-21 8-30c8-22 26-69 26-93 0-27-18-44-49-44-37 0-58 26-65 36-2-23-20-36-40-36-19 0-27 16-31 24-7 14-13 38-13 41s5 3 6 3c4 0 4 0 7-9 7-30 16-51 30-51 9 0 13 6 13 21 0 8-1 13-6 35-8 32-16 64-25 97z"><text:p/></draw:path><draw:path draw:style-name="gr76" draw:text-style-name="P18" svg:width="0.0378in" svg:height="0.1657in" svg:x="1.6606in" svg:y="0.0047in" svg:viewBox="0 0 97 422" svg:d="M97 417c0-1 0-2-7-9-52-53-66-132-66-197 0-73 17-146 68-199 5-5 5-6 5-7 0-3-1-5-3-5-5 0-42 29-68 83-21 47-26 93-26 128 0 32 5 84 28 132 25 52 61 79 66 79 2 0 3-1 3-5z"><text:p/></draw:path><draw:path draw:style-name="gr76" draw:text-style-name="P18" svg:width="0.0894in" svg:height="0.0748in" svg:x="1.7134in" svg:y="0.0551in" svg:viewBox="0 0 228 191" svg:d="M25 161c-1 6-3 16-3 18 0 8 4 12 12 12 4 0 12-4 15-12 0-2 5-21 7-32 4-13 6-25 10-38 2-8 5-18 7-27 3-8 5-20 6-22 6-13 29-52 69-52 19 0 22 16 22 30 0 27-20 81-27 99-4 9-4 14-4 19 0 19 15 35 34 35 39 0 55-63 55-65 0-5-4-5-5-5-3 0-3 1-6 7-8 29-23 53-43 53-7 0-10-4-10-14s4-21 8-30c8-22 25-69 25-93 0-27-18-44-48-44-39 0-59 26-66 36-3-23-19-36-39-36-19 0-27 16-31 24-7 14-13 38-13 41s4 2 5 3c5 0 5 0 7-9 7-30 16-51 31-51 9 0 13 6 13 21 0 8-1 13-7 35-8 32-15 64-24 97z"><text:p/></draw:path><draw:path draw:style-name="gr76" draw:text-style-name="P18" svg:width="0.1012in" svg:height="0.0063in" svg:x="1.8591in" svg:y="0.0839in" svg:viewBox="0 0 258 17" svg:d="M242 17c8 0 16 0 16-9 0-8-8-8-16-8-75 0-152 0-228 0-7 0-14 0-14 8 0 9 7 9 14 9 76 0 153 0 228 0z"><text:p/></draw:path><draw:path draw:style-name="gr76" draw:text-style-name="P18" svg:width="0.0539in" svg:height="0.1102in" svg:x="2.0264in" svg:y="0.0177in" svg:viewBox="0 0 138 281" svg:d="M86 11c0-10 0-11-10-11-26 26-63 26-76 26 0 5 0 9 0 14 8 0 32 0 55-11 0 73 0 145 0 218 0 16-1 20-39 20-5 0-9 0-14 0 0 4 0 9 0 14 15-2 52-2 69-2s53 0 67 2c0-5 0-10 0-14-5 0-8 0-13 0-37 0-39-4-39-20 0-79 0-157 0-236z"><text:p/></draw:path><draw:path draw:style-name="gr76" draw:text-style-name="P18" svg:width="0.0382in" svg:height="0.1657in" svg:x="2.1035in" svg:y="0.0047in" svg:viewBox="0 0 98 422" svg:d="M98 211c0-32-4-84-28-131-26-52-62-80-65-80-4 0-5 2-5 5 0 1 0 2 8 9 41 42 65 110 65 197 0 72-15 146-67 199-6 5-6 6-6 7 0 3 1 5 5 5 3 0 42-29 66-83 21-45 27-92 27-128z"><text:p/></draw:path><draw:path draw:style-name="gr76" draw:text-style-name="P18" svg:width="0.0177in" svg:height="0.0169in" svg:x="2.2004in" svg:y="0.1106in" svg:viewBox="0 0 46 44" svg:d="M46 22c0-12-11-22-23-22s-23 10-23 22 11 22 23 22 23-10 23-22z"><text:p/></draw:path><draw:path draw:style-name="gr76" draw:text-style-name="P18" svg:width="0.0169in" svg:height="0.0169in" svg:x="2.2748in" svg:y="0.1106in" svg:viewBox="0 0 44 44" svg:d="M44 22c0-12-10-22-22-22s-22 10-22 22 10 22 22 22 22-10 22-22z"><text:p/></draw:path><draw:path draw:style-name="gr76" draw:text-style-name="P18" svg:width="0.0169in" svg:height="0.0169in" svg:x="2.3484in" svg:y="0.1106in" svg:viewBox="0 0 44 44" svg:d="M44 22c0-12-10-22-22-22-14 0-22 10-22 22s8 22 22 22c12 0 22-10 22-22z"><text:p/></draw:path><draw:path draw:style-name="gr76" draw:text-style-name="P18" svg:width="0.0378in" svg:height="0.1657in" svg:x="2.4244in" svg:y="0.0047in" svg:viewBox="0 0 97 422" svg:d="M97 417c0-1 0-2-7-9-53-53-66-132-66-197 0-73 16-146 68-199 5-5 5-6 5-7 0-3-1-5-3-5-5 0-44 29-68 83-21 47-26 93-26 128 0 32 4 84 28 132 25 52 61 79 66 79 2 0 3-1 3-5z"><text:p/></draw:path><draw:path draw:style-name="gr76" draw:text-style-name="P18" svg:width="0.0894in" svg:height="0.0748in" svg:x="2.4776in" svg:y="0.0551in" svg:viewBox="0 0 228 191" svg:d="M24 161c-1 6-4 16-4 18 0 8 6 12 12 12s14-4 16-12c1-2 6-21 8-32 4-13 6-25 10-38 2-8 5-18 7-27 1-8 5-20 5-22 7-13 29-52 70-52 18 0 22 16 22 30 0 27-21 81-27 99-4 9-5 14-5 19 0 19 16 35 35 35 39 0 55-63 55-65 0-5-4-5-5-5-5 0-5 1-6 7-8 29-23 53-43 53-7 0-11-4-11-14s4-21 9-30c7-22 25-69 25-93 0-27-18-44-48-44-39 0-59 26-66 36-3-23-19-36-39-36s-27 16-32 24c-6 14-12 38-12 41s4 3 5 3c3 0 5 0 7-9 7-30 16-51 30-51 8 0 13 6 13 21 0 8-1 13-6 35-8 32-17 64-25 97z"><text:p/></draw:path><draw:path draw:style-name="gr76" draw:text-style-name="P18" svg:width="0.1008in" svg:height="0.0063in" svg:x="2.6228in" svg:y="0.0839in" svg:viewBox="0 0 257 17" svg:d="M242 17c8 0 15 0 15-9 0-8-7-8-15-8-75 0-152 0-228 0-7 0-14 0-14 8 0 9 7 9 14 9 76 0 153 0 228 0z"><text:p/></draw:path><draw:path draw:style-name="gr76" draw:text-style-name="P18" svg:width="0.0748in" svg:height="0.1165in" svg:x="2.7839in" svg:y="0.0138in" svg:viewBox="0 0 191 297" svg:d="M98 5c-2-1 0-5-6-5-9 0-40 4-51 5-4 0-7 0-7 8 0 5 3 5 9 5 21 0 22 2 22 7 0 3-1 6-1 9-21 80-41 160-62 242-2 6-2 7-2 9 0 10 8 12 12 12 6 0 12-3 14-9 3-4 22-82 24-93 15 3 50 9 50 36 0 4 0 5-2 10-1 5-2 10-2 14 0 26 17 42 40 42 12 0 24-7 32-22 11-18 11-29 16-42 0-5-4-5-5-5-5 0-5 2-6 7-9 31-18 53-37 53-8 0-14-5-14-19 0-8 3-18 4-24 1-8 1-10 1-14 0-27-26-39-62-44 13-7 26-20 37-31 19-23 40-41 60-41 2 0 2 0 4 1 4 0 6 0 8 4 1 0 1 0 2 1-20 1-24 18-24 23 0 7 5 14 16 14s23-9 23-25c0-13-10-26-29-26-11 0-31 2-61 37-15 15-30 32-47 38 14-58 30-118 44-177z"><text:p/></draw:path><draw:path draw:style-name="gr76" draw:text-style-name="P18" svg:width="0.1098in" svg:height="0.1102in" svg:x="2.913in" svg:y="0.0315in" svg:viewBox="0 0 280 281" svg:d="M149 149c39 0 78 0 117 0 6 0 14 0 14-9 0-8-8-8-14-8-39 0-78 0-117 0 0-40 0-78 0-118 0-6 0-14-9-14-8 0-8 8-8 14 0 40 0 78 0 118-40 0-79 0-119 0-6 0-13 0-13 8 0 9 7 9 13 9 40 0 79 0 119 0 0 38 0 78 0 117 0 6 0 15 8 15 9 0 9-9 9-15 0-39 0-79 0-117z"><text:p/></draw:path><draw:path draw:style-name="gr76" draw:text-style-name="P18" svg:width="0.0543in" svg:height="0.1102in" svg:x="3.0846in" svg:y="0.0177in" svg:viewBox="0 0 139 281" svg:d="M86 11c0-10 0-11-9-11-27 26-64 26-77 26 0 5 0 9 0 14 8 0 32 0 55-11 0 73 0 145 0 218 0 16-1 20-39 20-5 0-9 0-14 0 0 4 0 9 0 14 15-2 52-2 69-2s53 0 68 2c0-5 0-10 0-14-5 0-9 0-14 0-37 0-39-4-39-20 0-79 0-157 0-236z"><text:p/></draw:path><draw:path draw:style-name="gr76" draw:text-style-name="P18" svg:width="0.0382in" svg:height="0.1657in" svg:x="3.1618in" svg:y="0.0047in" svg:viewBox="0 0 98 422" svg:d="M98 211c0-32-4-84-28-131-26-52-62-80-65-80s-5 2-5 5c0 1 0 2 8 9 41 42 65 110 65 197 0 72-15 146-67 199-6 5-6 6-6 7 0 3 2 5 5 5s42-29 67-83c20-45 26-92 26-128z"><text:p/></draw:path><draw:path draw:style-name="gr76" draw:text-style-name="P18" svg:width="1.672in" svg:height="0.0063in" svg:x="1.5449in" svg:y="0.1961in" svg:viewBox="0 0 4248 17" svg:d="M2124 17c-708 0-1416 0-2124 0 0-6 0-11 0-17 1416 0 2832 0 4248 0 0 6 0 11 0 17-708 0-1416 0-2124 0z"><text:p/></draw:path><draw:path draw:style-name="gr76" draw:text-style-name="P18" svg:width="0.0748in" svg:height="0.1161in" svg:x="2.3209in" svg:y="0.2402in" svg:viewBox="0 0 191 296" svg:d="M98 5c0-1 0-5-6-5-9 0-40 2-51 4-4 1-9 1-9 8 0 5 5 5 11 5 21 0 21 3 21 7 0 2-2 6-2 8-20 82-40 162-61 244-1 6-1 6-1 8 0 11 8 12 12 12 6 0 12-3 14-8 3-4 22-82 24-93 15 2 50 9 50 36 0 3 0 5-2 9-1 5-2 11-2 14 0 25 17 42 38 42 14 0 24-6 34-21 11-20 16-42 16-44 0-3-4-3-5-3-5 0-5 1-6 7-9 31-18 53-37 53-9 0-14-5-14-21 0-7 2-16 4-24 1-7 1-8 1-13 0-26-26-39-62-43 13-8 26-22 36-31 20-23 39-41 61-41 2 0 2 0 4 0 4 1 4 1 8 4 1 0 1 1 2 1-20 2-24 18-24 23 0 7 4 15 16 15 11 0 23-9 23-26 0-12-10-26-29-26-12 0-31 3-61 37-15 15-31 32-47 39 14-58 30-118 44-177z"><text:p/></draw:path><draw:path draw:style-name="gr76" draw:text-style-name="P18" svg:width="0.0169in" svg:height="0.1181in" svg:x="2.4177in" svg:y="0.235in" svg:viewBox="0 0 44 301" svg:d="M28 213c6-63 10-128 16-191 0-15-10-22-21-22-12 0-23 7-23 22 6 63 11 128 17 191 0 6 0 10 6 10 3 0 5-2 5-10zM44 279c0-12-9-22-21-22-13 0-23 10-23 22s10 22 23 22c12 0 21-10 21-22z"><text:p/></draw:path></draw:g></draw:g></text:p>
      <text:p text:style-name="P1"/>
      <text:p text:style-name="P14"><text:span text:style-name="T4">* (Attention) Ne marche pas pour </text:span><text:span text:style-name="T4"><draw:g text:anchor-type="as-char" svg:y="-0.0744in" draw:z-index="66" draw:name="Shape 2" draw:style-name="gr1"><svg:title>TexMaths</svg:title><svg:desc>12§display§\alpha§svg§600§FALSE§</svg:desc><draw:g draw:style-name="gr2"><draw:path draw:style-name="gr3" draw:text-style-name="P15" svg:width="0.0815in" svg:height="0.0567in" svg:x="0.0016in" svg:y="0.0087in" svg:viewBox="0 0 208 145" svg:d="M0 0c69 0 139 0 208 0 0 48 0 97 0 145-69 0-139 0-208 0 0-48 0-97 0-145z"><text:p/></draw:path><draw:path draw:style-name="gr4" draw:text-style-name="P16" svg:width="0.0921in" svg:height="0.074in" svg:x="-0.0004in" svg:y="0in" svg:viewBox="0 0 235 189" svg:d="M182 87c0-67-38-87-68-87-58 0-114 60-114 118 0 38 25 71 68 71 27 0 57-10 88-35 6 22 19 35 38 35 23 0 35-23 35-30 0-3-3-4-5-4s-4 1-5 4c-8 20-22 20-24 20-13 0-13-32-13-42s0-10 5-14c39-50 32-65 48-98 0-1 0-5-5-5s-5 2-6 9c-8 26-22 59-42 82 0-9 0-16 0-24zM155 143c-36 31-69 36-86 36-25 0-38-18-38-46 0-20 11-63 25-85 19-31 42-38 57-38 40 0 40 54 40 86 0 15 0 40 2 47z"><text:p/></draw:path></draw:g></draw:g></text:span><text:span text:style-name="T4"><text:s/>qui dépend de </text:span><text:span text:style-name="T5">x </text:span><text:span text:style-name="T4">! </text:span><text:span text:style-name="T4"><draw:g text:anchor-type="as-char" svg:y="-0.1307in" draw:z-index="67" draw:name="Shape 3" draw:style-name="gr1"><svg:title>TexMaths</svg:title><svg:desc>12§display§\left( (1+x)^x \ne 1 + \cancel{x} \times x + o(x) \right)§svg§600§FALSE§</svg:desc><draw:g draw:style-name="gr2"><draw:path draw:style-name="gr3" draw:text-style-name="P15" svg:width="2.0957in" svg:height="0.1571in" svg:x="-0.0004in" svg:y="0.0083in" svg:viewBox="0 0 5324 400" svg:d="M2663 400c-888 0-1775 0-2663 0 0-133 0-267 0-400 1775 0 3550 0 5324 0 0 133 0 267 0 400-886 0-1774 0-2661 0z"><text:p/></draw:path><draw:path draw:style-name="gr4" draw:text-style-name="P16" svg:width="0.0382in" svg:height="0.165in" svg:x="0.0075in" svg:y="0in" svg:viewBox="0 0 98 420" svg:d="M98 416c0-2 0-3-7-10-53-53-67-132-67-196 0-73 17-146 68-198 6-6 6-6 6-7 0-4-2-5-4-5-4 0-42 29-68 83-21 46-26 92-26 127 0 33 5 83 28 131 25 52 62 79 66 79 2 0 4-1 4-4z"><text:p/></draw:path><draw:path draw:style-name="gr4" draw:text-style-name="P16" svg:width="0.0378in" svg:height="0.165in" svg:x="0.0724in" svg:y="0in" svg:viewBox="0 0 97 420" svg:d="M97 416c0-2 0-3-7-10-53-53-66-132-66-196 0-73 16-146 68-198 5-6 5-6 5-7 0-4-1-5-3-5-5 0-42 29-68 83-21 46-26 92-26 127 0 33 5 83 28 131 25 52 61 79 66 79 2 0 3-1 3-4z"><text:p/></draw:path><draw:path draw:style-name="gr4" draw:text-style-name="P16" svg:width="0.0543in" svg:height="0.1094in" svg:x="0.135in" svg:y="0.0138in" svg:viewBox="0 0 139 279" svg:d="M86 11c0-11 0-11-9-11-27 26-64 26-77 26 0 5 0 9 0 14 8 0 34 0 55-11 0 72 0 144 0 216 0 16-1 20-39 20-5 0-9 0-14 0 0 5 0 10 0 14 15-2 52-2 69-2s53 0 68 2c0-4 0-9 0-14-5 0-8 0-13 0-38 0-40-4-40-20 0-78 0-156 0-234z"><text:p/></draw:path><draw:path draw:style-name="gr4" draw:text-style-name="P16" svg:width="0.1102in" svg:height="0.1094in" svg:x="0.2496in" svg:y="0.0276in" svg:viewBox="0 0 281 279" svg:d="M149 148c39 0 78 0 117 0 6 0 15 0 15-9 0-8-9-8-15-8-39 0-78 0-117 0 0-40 0-78 0-118 0-6 0-13-9-13-8 0-8 7-8 13 0 40 0 78 0 118-40 0-78 0-118 0-6 0-14 0-14 8 0 9 8 9 14 9 40 0 78 0 118 0 0 39 0 79 0 117 0 5 0 14 8 14 9 0 9-9 9-14 0-38 0-78 0-117z"><text:p/></draw:path><draw:path draw:style-name="gr4" draw:text-style-name="P16" svg:width="0.0823in" svg:height="0.0748in" svg:x="0.411in" svg:y="0.0512in" svg:viewBox="0 0 210 191" svg:d="M128 59c3-11 12-49 42-49 3 0 12 0 22 4-12 3-20 14-20 23 0 7 4 16 15 16 10 0 23-9 23-25 0-22-25-28-40-28-24 0-38 23-44 32-10-27-32-32-46-32-43 0-67 54-67 65 0 5 4 5 5 5 4 0 5-2 6-5 14-45 42-55 56-55 8 0 23 3 23 27 0 13-7 42-23 101-7 25-21 43-40 43-3 0-12 0-21-4 11-3 19-12 19-23 0-12-8-16-15-16-12 0-23 12-23 25 0 20 22 28 40 28 27 0 43-30 44-32 5 15 20 32 46 32 43 0 67-54 67-65 0-5-4-5-5-5-4 0-5 3-6 5-13 46-42 55-55 55-17 0-24-13-24-27 0-10 2-18 7-38 5-19 10-38 14-57z"><text:p/></draw:path><draw:path draw:style-name="gr4" draw:text-style-name="P16" svg:width="0.0378in" svg:height="0.165in" svg:x="0.5106in" svg:y="0in" svg:viewBox="0 0 97 420" svg:d="M97 210c0-32-5-83-27-131-26-51-62-79-66-79-3 0-4 2-4 5 0 1 0 1 7 9 42 41 66 108 66 196 0 71-15 145-68 198-5 5-5 6-5 8s1 4 4 4c4 0 42-28 67-83 21-45 26-92 26-127z"><text:p/></draw:path><draw:path draw:style-name="gr4" draw:text-style-name="P16" svg:width="0.0618in" svg:height="0.052in" svg:x="0.5713in" svg:y="0.0043in" svg:viewBox="0 0 158 133" svg:d="M60 98c-4 11-13 27-29 27-5-3-9 0-15-5 12-4 13-14 13-16 0-6-5-10-12-10-9 0-17 7-17 18 0 14 17 21 31 21 13 0 25-8 33-21 7 15 24 21 36 21 33 0 51-37 51-45 0-4-3-4-5-4-3 0-4 1-6 5-6 20-22 36-39 36-12 0-18-9-18-19 0-8 7-35 15-68 5-22 20-30 29-30 5 2 10 0 16 4-10 4-13 12-13 17 0 6 4 11 12 11 7 0 16-6 16-18 0-17-19-22-31-22-14 0-26 10-32 22-6-12-19-22-36-22-34 0-52 36-52 46 0 3 4 3 5 3 4 0 4-1 6-5 7-22 25-36 40-36 9 0 18 5 18 20 0 6-4 20-6 31-4 13-6 26-10 39z"><text:p/></draw:path><draw:path draw:style-name="gr4" draw:text-style-name="P16" svg:width="0.0823in" svg:height="0.1539in" svg:x="0.7185in" svg:y="0.0059in" svg:viewBox="0 0 210 392" svg:d="M206 17c4-6 4-7 4-9s-2-8-8-8c-5 0-6 2-10 8-64 123-126 244-190 367-2 6-2 7-2 8 0 4 2 9 8 9 5 0 6-3 9-9 63-122 126-244 189-366z"><text:p/></draw:path><draw:path draw:style-name="gr4" draw:text-style-name="P16" svg:width="0.1098in" svg:height="0.0382in" svg:x="0.7047in" svg:y="0.063in" svg:viewBox="0 0 280 98" svg:d="M265 17c7 0 15 0 15-9 0-8-8-8-14-8-84 0-169 0-253 0-6 0-13 0-13 8 0 9 7 9 13 9 84 0 168 0 252 0zM266 98c6 0 14 0 14-8s-8-8-15-8c-84 0-168 0-252 0-6 0-13 0-13 8s7 8 13 8c84 0 169 0 253 0z"><text:p/></draw:path><draw:path draw:style-name="gr4" draw:text-style-name="P16" svg:width="0.0543in" svg:height="0.1094in" svg:x="0.8854in" svg:y="0.0138in" svg:viewBox="0 0 139 279" svg:d="M86 11c0-11 0-11-9-11-27 26-64 26-77 26 0 5 0 9 0 14 8 0 34 0 55-11 0 72 0 144 0 216 0 16-1 20-39 20-5 0-9 0-14 0 0 5 0 10 0 14 15-2 52-2 69-2s54 0 68 2c0-4 0-9 0-14-5 0-8 0-13 0-38 0-40-4-40-20 0-78 0-156 0-234z"><text:p/></draw:path><draw:path draw:style-name="gr4" draw:text-style-name="P16" svg:width="0.1102in" svg:height="0.1094in" svg:x="0.9996in" svg:y="0.0276in" svg:viewBox="0 0 281 279" svg:d="M149 148c39 0 78 0 117 0 6 0 15 0 15-9 0-8-9-8-15-8-39 0-78 0-117 0 0-40 0-78 0-118 0-6 0-13-9-13-8 0-8 7-8 13 0 40 0 78 0 118-40 0-78 0-118 0-6 0-14 0-14 8 0 9 8 9 14 9 40 0 78 0 118 0 0 39 0 79 0 117 0 5 0 14 8 14 9 0 9-9 9-14 0-38 0-78 0-117z"><text:p/></draw:path><draw:path draw:style-name="gr4" draw:text-style-name="P16" svg:width="0.089in" svg:height="0.1717in" svg:x="1.1591in" svg:y="0.002in" svg:viewBox="0 0 227 437" svg:d="M226 13c1-1 1-2 1-5s-4-8-9-8c-3 0-6 2-7 6-69 139-140 280-210 419-1 1-1 3-1 4 0 5 4 8 8 8 3 0 5-2 8-5 69-139 140-279 210-419z"><text:p/></draw:path><draw:path draw:style-name="gr4" draw:text-style-name="P16" svg:width="0.0823in" svg:height="0.0748in" svg:x="1.1606in" svg:y="0.0512in" svg:viewBox="0 0 210 191" svg:d="M128 59c3-11 14-49 42-49 3 0 12 0 22 4-12 3-20 14-20 23 0 7 4 16 15 16 10 0 23-9 23-25 0-22-25-28-38-28-26 0-40 23-45 32-11-27-33-32-45-32-45 0-69 54-69 65 0 5 4 3 5 5 4 0 5-2 6-5 14-45 42-55 56-55 9 0 23 3 23 27 0 13-7 42-23 101-7 25-21 43-39 43-4 0-13 0-22-4 11-3 21-12 21-23 0-12-10-16-16-16-13 0-24 12-24 25 0 20 22 28 40 28 27 0 43-30 44-32 5 15 20 32 46 32 43 0 67-54 67-65 0-5-4-5-5-5-4 0-5 3-5 5-14 46-43 55-56 55-17 0-24-13-24-27 0-10 3-18 7-38 5-19 10-38 14-57z"><text:p/></draw:path><draw:path draw:style-name="gr4" draw:text-style-name="P16" svg:width="0.0795in" svg:height="0.0795in" svg:x="1.3126in" svg:y="0.0429in" svg:viewBox="0 0 203 203" svg:d="M102 90c-29-28-56-56-85-84-5-5-6-6-9-6-4 0-8 4-8 8 0 3 0 4 5 9 27 27 56 56 84 84-28 28-57 56-84 85-5 5-5 5-5 9s4 8 8 8c3 0 4-1 9-6 27-29 56-56 84-84 29 29 59 58 87 88 2 0 4 2 6 2 6 0 9-4 9-8 0-2 0-3-1-5 0-1-68-68-89-89 26-25 51-52 78-77 2-2 8-7 11-10 0-1 1-3 1-6 0-4-3-8-9-8-3 0-4 1-9 6-28 28-55 56-83 84z"><text:p/></draw:path><draw:path draw:style-name="gr4" draw:text-style-name="P16" svg:width="0.0823in" svg:height="0.0748in" svg:x="1.4591in" svg:y="0.0512in" svg:viewBox="0 0 210 191" svg:d="M128 59c3-11 12-49 42-49 2 0 12 0 21 4-12 3-21 14-21 23 0 7 5 16 17 16 9 0 23-9 23-25 0-22-25-28-40-28-25 0-39 23-44 32-11-27-34-32-46-32-44 0-68 54-68 65 0 5 5 5 6 5 2 0 5-2 5-5 14-45 42-55 56-55 9 0 23 3 23 27 0 13-7 42-23 101-6 25-21 43-39 43-3 0-12 0-22-4 11-3 20-12 20-23 0-12-9-16-15-16-13 0-23 12-23 25 0 20 20 28 40 28 27 0 42-30 43-32 6 15 20 32 45 32 45 0 69-54 69-65 0-5-5-5-6-5-4 0-4 3-5 5-14 46-43 55-56 55-17 0-23-13-23-27 0-10 2-18 7-38 5-19 10-38 14-57z"><text:p/></draw:path><draw:path draw:style-name="gr4" draw:text-style-name="P16" svg:width="0.1102in" svg:height="0.1094in" svg:x="1.5949in" svg:y="0.0276in" svg:viewBox="0 0 281 279" svg:d="M149 148c39 0 78 0 117 0 6 0 15 0 15-9 0-8-9-8-15-8-39 0-78 0-117 0 0-40 0-78 0-118 0-6 0-13-9-13-8 0-8 7-8 13 0 40 0 78 0 118-40 0-78 0-118 0-6 0-14 0-14 8 0 9 8 9 14 9 40 0 78 0 118 0 0 39 0 79 0 117 0 5 0 14 8 14 9 0 9-9 9-14 0-38 0-78 0-117z"><text:p/></draw:path><draw:path draw:style-name="gr4" draw:text-style-name="P16" svg:width="0.0709in" svg:height="0.0748in" svg:x="1.7583in" svg:y="0.0512in" svg:viewBox="0 0 181 191" svg:d="M181 71c0-43-30-71-68-71-57 0-113 60-113 120 0 41 29 71 67 71 57 0 114-58 114-120zM68 181c-18 0-37-13-37-45 0-21 11-66 24-88 22-32 46-38 58-38 24 0 37 20 37 45 0 16-8 60-25 88-15 24-37 38-57 38z"><text:p/></draw:path><draw:path draw:style-name="gr4" draw:text-style-name="P16" svg:width="0.0378in" svg:height="0.165in" svg:x="1.8488in" svg:y="0in" svg:viewBox="0 0 97 420" svg:d="M97 416c0-2 0-3-7-10-53-53-66-132-66-196 0-73 17-146 68-198 5-6 5-6 5-7 0-4-1-5-3-5-5 0-42 29-68 83-21 46-26 92-26 127 0 33 5 83 28 131 25 52 61 79 66 79 2 0 3-1 3-4z"><text:p/></draw:path><draw:path draw:style-name="gr4" draw:text-style-name="P16" svg:width="0.0823in" svg:height="0.0748in" svg:x="1.9016in" svg:y="0.0512in" svg:viewBox="0 0 210 191" svg:d="M128 59c3-11 12-49 42-49 3 0 12 0 21 4-11 3-19 14-19 23 0 7 3 16 15 16 10 0 23-9 23-25 0-22-25-28-40-28-24 0-38 23-44 32-10-27-32-32-46-32-43 0-67 54-67 65 0 5 4 5 5 5 4 0 5-2 6-5 14-45 42-55 56-55 8 0 23 3 23 27 0 13-7 42-23 101-7 25-21 43-40 43-3 0-12 0-21-4 10-3 19-12 19-23 0-12-9-16-15-16-12 0-23 12-23 25 0 20 20 28 40 28 27 0 43-30 44-32 5 15 20 32 46 32 43 0 67-54 67-65 0-5-4-5-5-5-4 0-5 3-6 5-13 46-42 55-56 55-16 0-23-13-23-27 0-10 2-18 7-38 5-19 10-38 14-57z"><text:p/></draw:path><draw:path draw:style-name="gr4" draw:text-style-name="P16" svg:width="0.0378in" svg:height="0.165in" svg:x="2.0012in" svg:y="0in" svg:viewBox="0 0 97 420" svg:d="M97 210c0-32-5-83-27-131-26-51-62-79-66-79-3 0-4 2-4 5 0 1 0 1 7 9 42 41 66 108 66 196 0 71-15 145-68 198-5 5-5 6-5 8s1 4 4 4c4 0 42-28 67-83 21-45 26-92 26-127z"><text:p/></draw:path><draw:path draw:style-name="gr4" draw:text-style-name="P16" svg:width="0.0382in" svg:height="0.165in" svg:x="2.0654in" svg:y="0in" svg:viewBox="0 0 98 420" svg:d="M98 210c0-32-4-83-27-131-27-51-63-79-66-79s-5 2-5 5c0 1 0 1 8 9 41 41 65 108 65 196 0 71-15 145-67 198-6 5-6 6-6 8s2 4 5 4 42-28 67-83c22-45 26-92 26-127z"><text:p/></draw:path></draw:g></draw:g></text:span></text:p>
      <text:p text:style-name="P14"><text:span text:style-name="T4">* Pour </text:span><text:span text:style-name="T4"><draw:g text:anchor-type="as-char" svg:y="-0.1409in" draw:z-index="68" draw:name="Shape 4" draw:style-name="gr1"><svg:title>TexMaths</svg:title><svg:desc>12§display§\alpha = \tfrac{1}{2}§svg§600§FALSE§</svg:desc><draw:g draw:style-name="gr2"><draw:path draw:style-name="gr3" draw:text-style-name="P15" svg:width="0.3965in" svg:height="0.1819in" svg:x="0.0008in" svg:y="0.0079in" svg:viewBox="0 0 1008 463" svg:d="M505 463c-169 0-337 0-505 0 0-154 0-309 0-463 336 0 671 0 1008 0 0 154 0 309 0 463-168 0-337 0-503 0z"><text:p/></draw:path><draw:path draw:style-name="gr4" draw:text-style-name="P16" svg:width="0.0921in" svg:height="0.0748in" svg:x="-0.0004in" svg:y="0.0685in" svg:viewBox="0 0 235 191" svg:d="M184 87c0-67-40-87-71-87-58 0-113 60-113 120 0 39 25 71 67 71 28 0 58-10 89-36 6 23 21 36 39 36 22 0 36-23 36-30 0-2-3-5-5-5-4 0-5 3-6 5-7 20-23 20-24 20-12 0-12-32-12-43 0-8 0-9 3-14 40-49 32-66 48-99 0-1 0-5-4-5s-4 2-6 10c-8 26-22 58-41 83 0-10 0-18 0-26zM155 144c-37 33-70 37-87 37-25 0-37-19-37-45 0-21 11-66 24-88 19-31 42-38 58-38 41 0 41 55 41 87 0 16 0 40 1 47z"><text:p/></draw:path><draw:path draw:style-name="gr4" draw:text-style-name="P16" svg:width="0.1098in" svg:height="0.0386in" svg:x="0.1547in" svg:y="0.0807in" svg:viewBox="0 0 280 99" svg:d="M265 17c8 0 15 0 15-9 0-8-7-8-13-8-84 0-168 0-253 0-6 0-14 0-14 8 0 9 8 9 14 9 85 0 167 0 251 0zM267 99c6 0 13 0 13-9 0-8-7-8-15-8-84 0-166 0-251 0-6 0-14 0-14 8 0 9 8 9 14 9 85 0 169 0 253 0z"><text:p/></draw:path><draw:path draw:style-name="gr4" draw:text-style-name="P16" svg:width="0.0417in" svg:height="0.0768in" svg:x="0.3528in" svg:y="-0.0004in" svg:viewBox="0 0 107 196" svg:d="M66 8c0-8 0-8-8-8-20 19-46 19-58 19 0 4 0 7 0 11 7 0 26 0 42-8 0 50 0 99 0 150 0 9 0 13-29 13-3 0-8 0-12 0 0 4 0 7 0 11 6 0 42-1 53-1 10 0 47 1 53 1 0-4 0-7 0-11-4 0-7 0-11 0-30 0-30-4-30-13 0-55 0-110 0-164z"><text:p/></draw:path><draw:path draw:style-name="gr4" draw:text-style-name="P16" svg:width="0.0657in" svg:height="0.0063in" svg:x="0.3402in" svg:y="0.0969in" svg:viewBox="0 0 168 17" svg:d="M84 17c-28 0-56 0-84 0 0-6 0-11 0-17 56 0 112 0 168 0 0 6 0 11 0 17-27 0-56 0-84 0z"><text:p/></draw:path><draw:path draw:style-name="gr4" draw:text-style-name="P16" svg:width="0.0512in" svg:height="0.0768in" svg:x="0.3472in" svg:y="0.1217in" svg:viewBox="0 0 131 196" svg:d="M131 142c-4 0-6 0-10 0-1 7-4 24-8 26-2 3-25 3-29 3-18 0-36 0-54 0 31-28 41-36 59-50 22-18 42-36 42-63 0-36-31-58-70-58-36 0-61 25-61 53 0 14 13 17 16 17 7 0 15-6 15-16 0-6-1-16-17-16 10-21 29-27 44-27 28 0 44 23 44 47 0 25-18 45-28 56-24 23-46 46-70 70-4 2-4 3-4 12 41 0 82 0 123 0 2-18 6-36 8-54z"><text:p/></draw:path></draw:g></draw:g></text:span><text:span text:style-name="T4">, </text:span><text:span text:style-name="T4"><draw:g text:anchor-type="as-char" svg:y="-0.2228in" draw:z-index="69" draw:name="Shape 5" draw:style-name="gr1"><svg:title>TexMaths</svg:title><svg:desc>12§display§\sqrt{1+x} = 1 + \frac{1}{2} x - \frac{1}{8}x^2 + o(x^2)§svg§600§FALSE§</svg:desc><draw:g draw:style-name="gr2"><draw:path draw:style-name="gr3" draw:text-style-name="P15" svg:width="2.287in" svg:height="0.3228in" svg:x="-0.0004in" svg:y="0.0079in" svg:viewBox="0 0 5810 821" svg:d="M2905 821c-968 0-1937 0-2905 0 0-274 0-547 0-821 1937 0 3873 0 5810 0 0 274 0 547 0 821-969 0-1937 0-2905 0z"><text:p/></draw:path><draw:path draw:style-name="gr4" draw:text-style-name="P16" svg:width="0.1291in" svg:height="0.1657in" svg:x="0.0031in" svg:y="0.078in" svg:viewBox="0 0 329 422" svg:d="M133 378c-25-55-49-110-74-164-3-7-5-7-6-7s-3 0-7 3c-14 10-28 21-41 31-5 4-5 5-5 7s1 4 4 4c2 0 9-6 14-9 2-2 10-6 14-10 28 60 56 121 83 183 3 6 5 6 9 6 6 0 8-3 10-9 64-132 128-264 191-395 4-6 3-6 4-8 0-5-4-10-9-10-3 0-6 2-9 10-59 122-119 245-178 368z"><text:p/></draw:path><draw:path draw:style-name="gr4" draw:text-style-name="P16" svg:width="0.3803in" svg:height="0.0067in" svg:x="0.1295in" svg:y="0.078in" svg:viewBox="0 0 967 18" svg:d="M484 18c-161 0-323 0-484 0 0-6 0-12 0-18 323 0 644 0 967 0 0 6 0 12 0 18-161 0-323 0-483 0z"><text:p/></draw:path><draw:path draw:style-name="gr4" draw:text-style-name="P16" svg:width="0.0543in" svg:height="0.1098in" svg:x="0.1441in" svg:y="0.1126in" svg:viewBox="0 0 139 280" svg:d="M86 11c0-11 0-11-9-11-27 26-63 26-77 26 0 5 0 9 0 14 8 0 34 0 55-11 0 73 0 145 0 219 0 14-1 19-38 19-5 0-10 0-15 0 0 3 0 8 0 13 16-1 52-1 69-1s54 0 68 1c0-5 0-10 0-13-5 0-8 0-13 0-38 0-40-4-40-19 0-80 0-158 0-237z"><text:p/></draw:path><draw:path draw:style-name="gr4" draw:text-style-name="P16" svg:width="0.1102in" svg:height="0.1098in" svg:x="0.2583in" svg:y="0.1256in" svg:viewBox="0 0 281 280" svg:d="M150 149c40 0 78 0 118 0 4 0 13 0 13-8 0-9-9-9-13-9-40 0-78 0-118 0 0-39 0-79 0-119 0-6-1-13-10-13s-8 7-8 13c0 40 0 80 0 119-40 0-78 0-118 0-6 0-14 0-14 9 0 8 8 8 14 8 40 0 78 0 118 0 0 38 0 78 0 118 0 6-1 13 8 13s10-7 10-13c0-40 0-80 0-118z"><text:p/></draw:path><draw:path draw:style-name="gr4" draw:text-style-name="P16" svg:width="0.0823in" svg:height="0.0748in" svg:x="0.4201in" svg:y="0.1488in" svg:viewBox="0 0 210 191" svg:d="M130 59c2-11 12-49 40-49 3 0 14 0 22 6-12 1-20 12-20 21 0 7 4 16 15 16 10 0 23-9 23-25 0-22-24-28-38-28-26 0-40 23-45 32-11-27-33-32-45-32-45 0-69 55-69 65 0 5 4 3 5 5 4 0 5-2 6-5 14-45 42-55 56-55 9 0 23 3 23 27 0 13-7 42-23 101-6 27-21 43-39 43-3 0-12 0-22-4 11-3 21-11 21-23s-10-15-16-15c-13 0-24 11-24 24 0 20 22 28 40 28 28 0 43-29 44-31 6 15 20 31 46 31 43 0 67-54 67-65 0-3-4-3-5-3-4 0-5 1-5 4-14 45-43 54-56 54-17 0-23-13-23-27 0-9 2-18 7-37 5-20 10-39 15-58z"><text:p/></draw:path><draw:path draw:style-name="gr4" draw:text-style-name="P16" svg:width="0.1102in" svg:height="0.0386in" svg:x="0.5657in" svg:y="0.1618in" svg:viewBox="0 0 281 99" svg:d="M266 17c6 0 15 0 15-9 0-8-9-8-15-8-84 0-168 0-252 0-6 0-14 0-14 8 0 9 8 9 14 9 84 0 168 0 252 0zM266 99c6 0 15 0 15-9 0-8-9-8-15-8-84 0-168 0-252 0-6 0-14 0-14 8 0 9 8 9 14 9 84 0 168 0 252 0z"><text:p/></draw:path><draw:path draw:style-name="gr4" draw:text-style-name="P16" svg:width="0.0543in" svg:height="0.1098in" svg:x="0.7465in" svg:y="0.1126in" svg:viewBox="0 0 139 280" svg:d="M86 11c0-11 0-11-9-11-27 26-64 26-77 26 0 5 0 9 0 14 8 0 34 0 55-11 0 73 0 145 0 219 0 14-1 19-39 19-5 0-9 0-14 0 0 3 0 8 0 13 15-1 52-1 69-1s53 0 68 1c0-5 0-10 0-13-5 0-9 0-14 0-37 0-39-4-39-19 0-80 0-158 0-237z"><text:p/></draw:path><draw:path draw:style-name="gr4" draw:text-style-name="P16" svg:width="0.1102in" svg:height="0.1098in" svg:x="0.861in" svg:y="0.1256in" svg:viewBox="0 0 281 280" svg:d="M149 149c39 0 78 0 117 0 6 0 15 0 15-8 0-9-9-9-15-9-39 0-78 0-117 0 0-39 0-79 0-119 0-6 0-13-9-13-8 0-8 7-8 13 0 40 0 80 0 119-40 0-78 0-118 0-6 0-14 0-14 9 0 8 8 8 14 8 40 0 78 0 118 0 0 38 0 78 0 118 0 6 0 13 8 13 9 0 9-7 9-13 0-40 0-80 0-118z"><text:p/></draw:path><draw:path draw:style-name="gr4" draw:text-style-name="P16" svg:width="0.0543in" svg:height="0.1102in" svg:x="1.0524in" svg:y="-0.0004in" svg:viewBox="0 0 139 281" svg:d="M86 11c0-10 0-11-9-11-27 28-64 28-77 28 0 4 0 8 0 13 8 0 34 0 55-12 0 73 0 145 0 219 0 15-1 20-39 20-5 0-9 0-14 0 0 4 0 8 0 13 15-1 52-1 69-1s54 0 68 1c0-5 0-9 0-13-5 0-8 0-13 0-38 0-40-5-40-20 0-80 0-158 0-237z"><text:p/></draw:path><draw:path draw:style-name="gr4" draw:text-style-name="P16" svg:width="0.0823in" svg:height="0.0063in" svg:x="1.0374in" svg:y="0.1772in" svg:viewBox="0 0 210 17" svg:d="M106 17c-35 0-71 0-106 0 0-6 0-11 0-17 70 0 140 0 210 0 0 6 0 11 0 17-35 0-70 0-104 0z"><text:p/></draw:path><draw:path draw:style-name="gr4" draw:text-style-name="P16" svg:width="0.0661in" svg:height="0.1102in" svg:x="1.0457in" svg:y="0.2256in" svg:viewBox="0 0 169 281" svg:d="M32 249c16-15 30-29 46-44 65-58 91-80 91-123 0-48-38-82-90-82-48 0-79 40-79 77 0 24 22 24 23 24 7 0 21-6 21-23 0-11-7-22-21-22-4 0-5 0-6 0 9-27 32-43 56-43 39 0 58 35 58 69 0 35-22 67-45 93-27 30-54 60-81 91-5 4-5 6-5 15 53 0 104 0 157 0 4-25 9-49 12-73-3 0-7 0-11 0-2 13-4 31-9 37-3 4-31 4-40 4-25 0-51 0-77 0z"><text:p/></draw:path><draw:path draw:style-name="gr4" draw:text-style-name="P16" svg:width="0.0823in" svg:height="0.0748in" svg:x="1.1449in" svg:y="0.1488in" svg:viewBox="0 0 210 191" svg:d="M128 59c3-11 12-49 42-49 3 0 12 0 21 6-11 1-21 12-21 21 0 7 5 16 17 16 10 0 23-9 23-25 0-22-25-28-40-28-24 0-39 23-44 32-11-27-34-32-46-32-43 0-67 55-67 65 0 5 4 5 5 5 4 0 5-2 6-5 13-45 42-55 56-55 8 0 23 3 23 27 0 13-7 42-23 101-7 27-21 43-40 43-3 0-12 0-21-4 10-3 19-11 19-23s-9-15-15-15c-12 0-23 11-23 24 0 20 20 28 40 28 27 0 43-29 44-31 5 15 20 31 46 31 43 0 67-54 67-65 0-3-4-3-5-3-4 0-5 1-6 4-13 45-42 54-56 54-16 0-23-13-23-27 0-9 2-18 7-37 5-20 10-39 14-58z"><text:p/></draw:path><draw:path draw:style-name="gr4" draw:text-style-name="P16" svg:width="0.1008in" svg:height="0.0063in" svg:x="1.2854in" svg:y="0.1772in" svg:viewBox="0 0 257 17" svg:d="M242 17c8 0 15 0 15-9 0-8-7-8-15-8-75 0-152 0-228 0-7 0-14 0-14 8 0 9 7 9 14 9 76 0 153 0 228 0z"><text:p/></draw:path><draw:path draw:style-name="gr4" draw:text-style-name="P16" svg:width="0.0543in" svg:height="0.1102in" svg:x="1.472in" svg:y="-0.0004in" svg:viewBox="0 0 139 281" svg:d="M86 11c0-10 0-11-9-11-25 28-63 28-77 28 0 4 0 8 0 13 8 0 34 0 55-12 0 73 0 145 0 219 0 15-1 20-38 20-5 0-10 0-15 0 0 4 0 8 0 13 16-1 52-1 69-1s54 0 68 1c0-5 0-9 0-13-5 0-8 0-13 0-38 0-40-5-40-20 0-80 0-158 0-237z"><text:p/></draw:path><draw:path draw:style-name="gr4" draw:text-style-name="P16" svg:width="0.0827in" svg:height="0.0063in" svg:x="1.4575in" svg:y="0.1772in" svg:viewBox="0 0 211 17" svg:d="M106 17c-35 0-71 0-106 0 0-6 0-11 0-17 71 0 140 0 211 0 0 6 0 11 0 17-35 0-71 0-105 0z"><text:p/></draw:path><draw:path draw:style-name="gr4" draw:text-style-name="P16" svg:width="0.0685in" svg:height="0.1142in" svg:x="1.4646in" svg:y="0.2256in" svg:viewBox="0 0 175 291" svg:d="M50 89c-19-13-20-28-20-35 0-25 28-43 58-43s57 21 57 53c0 24-17 43-42 59-18-11-35-23-53-34zM113 129c30-16 50-38 50-65 0-40-37-64-75-64-42 0-77 31-77 71 0 7 1 26 19 47 5 5 20 15 30 23-24 12-60 34-60 76 0 45 43 74 88 74 46 0 87-35 87-81 0-15-5-33-21-51-8-9-15-14-41-30zM71 147c17 10 35 21 51 32 12 8 32 20 32 47 0 31-32 53-66 53-36 0-68-27-68-62 0-24 15-51 51-70z"><text:p/></draw:path><draw:path draw:style-name="gr4" draw:text-style-name="P16" svg:width="0.0823in" svg:height="0.0748in" svg:x="1.5654in" svg:y="0.1488in" svg:viewBox="0 0 210 191" svg:d="M128 59c3-11 12-49 42-49 3 0 12 0 22 6-12 1-20 12-20 21 0 7 4 16 15 16 10 0 23-9 23-25 0-22-25-28-40-28-24 0-38 23-43 32-11-27-33-32-45-32-45 0-69 55-69 65 0 5 4 3 5 5 4 0 5-2 6-5 14-45 42-55 56-55 9 0 23 3 23 27 0 13-7 42-23 101-7 27-21 43-40 43-3 0-12 0-21-4 11-3 19-11 19-23s-8-15-15-15c-12 0-23 11-23 24 0 20 22 28 40 28 27 0 43-29 44-31 5 15 20 31 46 31 43 0 67-54 67-65 0-3-4-3-5-3-4 0-5 1-6 4-13 45-42 54-55 54-17 0-24-13-24-27 0-9 2-18 7-37 5-20 10-39 14-58z"><text:p/></draw:path><draw:path draw:style-name="gr4" draw:text-style-name="P16" svg:width="0.0512in" svg:height="0.0768in" svg:x="1.6626in" svg:y="0.0768in" svg:viewBox="0 0 131 196" svg:d="M131 143c-4 0-6 0-10 0-1 6-5 24-8 26-3 3-25 3-29 3-18 0-36 0-54 0 30-28 41-36 59-51 21-16 42-34 42-63 0-35-31-58-70-58-36 0-61 26-61 53 0 15 13 17 16 17 7 0 15-5 15-16 0-5-1-16-17-16 9-20 29-27 44-27 28 0 44 23 44 47 0 26-18 47-28 56-24 24-46 47-70 71-4 2-4 4-4 11 41 0 82 0 122 0 3-18 6-36 9-53z"><text:p/></draw:path><draw:path draw:style-name="gr4" draw:text-style-name="P16" svg:width="0.1102in" svg:height="0.1098in" svg:x="1.776in" svg:y="0.1256in" svg:viewBox="0 0 281 280" svg:d="M149 149c39 0 78 0 117 0 6 0 15 0 15-8 0-9-9-9-15-9-39 0-78 0-117 0 0-39 0-79 0-119 0-6 0-13-9-13-8 0-8 7-8 13 0 40 0 80 0 119-40 0-78 0-118 0-6 0-14 0-14 9 0 8 8 8 14 8 40 0 78 0 118 0 0 38 0 78 0 118 0 6 0 13 8 13 9 0 9-7 9-13 0-40 0-80 0-118z"><text:p/></draw:path><draw:path draw:style-name="gr4" draw:text-style-name="P16" svg:width="0.0709in" svg:height="0.0748in" svg:x="1.9394in" svg:y="0.1488in" svg:viewBox="0 0 181 191" svg:d="M181 72c0-44-30-72-68-72-57 0-113 60-113 120 0 42 29 71 67 71 57 0 114-58 114-119zM68 181c-18 0-37-12-37-45 0-21 11-66 25-88 21-32 45-38 57-38 24 0 37 20 37 45 0 17-8 60-24 88-16 25-38 38-58 38z"><text:p/></draw:path><draw:path draw:style-name="gr4" draw:text-style-name="P16" svg:width="0.0378in" svg:height="0.1657in" svg:x="2.0299in" svg:y="0.0984in" svg:viewBox="0 0 97 422" svg:d="M97 418c0-1 0-2-7-9-52-53-66-134-66-198 0-73 17-147 68-199 5-6 5-6 5-7 0-4-1-5-3-5-5 0-42 29-68 83-21 46-26 92-26 128 0 33 5 83 28 131 25 52 61 80 66 80 2 0 3-1 3-4z"><text:p/></draw:path><draw:path draw:style-name="gr4" draw:text-style-name="P16" svg:width="0.0823in" svg:height="0.0748in" svg:x="2.0827in" svg:y="0.1488in" svg:viewBox="0 0 210 191" svg:d="M128 59c3-11 12-49 42-49 3 0 12 0 21 6-11 1-19 12-19 21 0 7 3 16 15 16 10 0 23-9 23-25 0-22-25-28-40-28-24 0-38 23-44 32-10-27-32-32-46-32-43 0-67 55-67 65 0 5 4 5 5 5 4 0 5-2 6-5 14-45 42-55 56-55 8 0 23 3 23 27 0 13-7 42-23 101-7 27-21 43-40 43-3 0-12 0-21-4 11-3 19-11 19-23s-8-15-15-15c-12 0-23 11-23 24 0 20 22 28 40 28 27 0 43-29 44-31 5 15 20 31 46 31 43 0 67-54 67-65 0-3-4-3-5-3-4 0-5 1-6 4-13 45-42 54-55 54-17 0-24-13-24-27 0-9 2-18 7-37 5-20 10-39 14-58z"><text:p/></draw:path><draw:path draw:style-name="gr4" draw:text-style-name="P16" svg:width="0.0512in" svg:height="0.0768in" svg:x="2.1799in" svg:y="0.0768in" svg:viewBox="0 0 131 196" svg:d="M131 143c-4 0-7 0-11 0 0 6-4 24-7 26-3 3-25 3-29 3-18 0-37 0-55 0 31-28 42-36 60-51 21-16 42-34 42-63 0-35-31-58-70-58-36 0-61 26-61 53 0 15 13 17 16 17 7 0 15-5 15-16 0-5-2-16-17-16 9-20 29-27 44-27 28 0 44 23 44 47 0 26-18 47-28 56-24 24-46 47-70 71-4 2-4 4-4 11 41 0 80 0 121 0 4-18 6-36 10-53z"><text:p/></draw:path><draw:path draw:style-name="gr4" draw:text-style-name="P16" svg:width="0.0382in" svg:height="0.1657in" svg:x="2.2567in" svg:y="0.0984in" svg:viewBox="0 0 98 422" svg:d="M98 211c0-33-4-84-27-132-25-51-63-79-66-79s-5 2-5 5c0 1 0 1 8 9 41 41 65 109 65 197 0 73-15 146-67 200-6 5-6 6-6 7 0 3 2 4 5 4s42-29 67-82c22-47 26-94 26-129z"><text:p/></draw:path></draw:g></draw:g></text:span></text:p>
      <text:p text:style-name="P14"><text:span text:style-name="T4">* </text:span><text:span text:style-name="T4"><draw:g text:anchor-type="as-char" svg:y="-0.0984in" draw:z-index="70" draw:name="Shape 6" draw:style-name="gr1"><svg:title>TexMaths</svg:title><svg:desc>12§display§\alpha = -1§svg§600§FALSE§</svg:desc><draw:g draw:style-name="gr2"><draw:path draw:style-name="gr3" draw:text-style-name="P15" svg:width="0.5087in" svg:height="0.0937in" svg:x="0.0016in" svg:y="0.0083in" svg:viewBox="0 0 1293 239" svg:d="M0 0c431 0 862 0 1293 0 0 80 0 159 0 239-431 0-862 0-1293 0 0-80 0-159 0-239z"><text:p/></draw:path><draw:path draw:style-name="gr4" draw:text-style-name="P16" svg:width="0.0929in" svg:height="0.074in" svg:x="-0.0004in" svg:y="0.0366in" svg:viewBox="0 0 237 189" svg:d="M184 87c0-66-39-87-70-87-58 0-114 60-114 119 0 37 25 70 68 70 27 0 58-10 89-35 6 22 19 35 39 35 23 0 36-23 36-30 0-3-3-4-5-4-4 0-5 1-6 4-7 20-23 20-24 20-13 0-13-32-13-40 0-10 0-10 5-16 39-49 32-66 48-98 0-1 0-4-5-4-4 0-4 2-6 9-7 26-22 58-42 82 0-8 0-16 0-25zM156 142c-37 32-70 37-86 37-26 0-39-18-39-44 0-20 11-66 25-87 20-30 42-38 57-38 42 0 42 54 42 87 0 15 0 40 1 45z"><text:p/></draw:path><draw:path draw:style-name="gr4" draw:text-style-name="P16" svg:width="0.1098in" svg:height="0.0382in" svg:x="0.1551in" svg:y="0.0492in" svg:viewBox="0 0 280 98" svg:d="M267 17c6 0 13 0 13-9 0-8-7-8-13-8-85 0-169 0-253 0-6 0-14 0-14 8 0 9 8 9 14 9 84 0 168 0 253 0zM267 98c6 0 13 0 13-8 0-9-7-9-13-9-85 0-169 0-253 0-6 0-14 0-14 9 0 8 8 8 14 8 84 0 168 0 253 0z"><text:p/></draw:path><draw:path draw:style-name="gr4" draw:text-style-name="P16" svg:width="0.1012in" svg:height="0.0063in" svg:x="0.3343in" svg:y="0.0646in" svg:viewBox="0 0 258 17" svg:d="M243 17c7 0 15 0 15-9 0-8-8-8-15-8-76 0-153 0-229 0-7 0-14 0-14 8 0 9 7 9 14 9 76 0 153 0 229 0z"><text:p/></draw:path><draw:path draw:style-name="gr4" draw:text-style-name="P16" svg:width="0.0543in" svg:height="0.1087in" svg:x="0.4642in" svg:y="0in" svg:viewBox="0 0 139 277" svg:d="M86 11c0-10 0-11-9-11-27 26-64 26-77 26 0 5 0 9 0 13 8 0 34 0 55-10 0 71 0 143 0 215 0 15-1 20-39 20-5 0-9 0-14 0 0 5 0 8 0 13 16-1 52-1 69-1s54 0 68 1c0-5 0-8 0-13-5 0-8 0-13 0-38 0-40-5-40-20 0-78 0-156 0-233z"><text:p/></draw:path></draw:g></draw:g></text:span><text:span text:style-name="T4">, </text:span><text:span text:style-name="T4"><draw:g text:anchor-type="as-char" svg:y="-0.2217in" draw:z-index="71" draw:name="Shape63" draw:style-name="gr1"><svg:title>TexMaths</svg:title><svg:desc>12§display§\frac{1}{1+x} = 1 - x + x^2 -x^3 + \dots + (-1)^nx^n + o(x^n)§svg§600§FALSE§</svg:desc><draw:g draw:style-name="gr2"><draw:path draw:style-name="gr3" draw:text-style-name="P15" svg:width="3.5268in" svg:height="0.3327in" svg:x="0.0079in" svg:y="0.0087in" svg:viewBox="0 0 8959 846" svg:d="M4480 846c-1494 0-2986 0-4480 0 0-282 0-564 0-846 2986 0 5973 0 8959 0 0 282 0 564 0 846-1492 0-2986 0-4479 0z"><text:p/></draw:path><draw:path draw:style-name="gr4" draw:text-style-name="P16" svg:width="0.0543in" svg:height="0.1102in" svg:x="0.1634in" svg:y="0in" svg:viewBox="0 0 139 281" svg:d="M86 11c0-10 0-11-9-11-27 28-64 28-77 28 0 4 0 8 0 13 8 0 32 0 55-12 0 73 0 145 0 218 0 16-1 21-39 21-5 0-9 0-14 0 0 3 0 8 0 13 15-1 52-1 69-1s53 0 68 1c0-5 0-10 0-13-5 0-9 0-14 0-37 0-39-5-39-21 0-79 0-157 0-236z"><text:p/></draw:path><draw:path draw:style-name="gr4" draw:text-style-name="P16" svg:width="0.3803in" svg:height="0.0063in" svg:x="-0.0004in" svg:y="0.1776in" svg:viewBox="0 0 967 17" svg:d="M484 17c-161 0-323 0-484 0 0-6 0-11 0-17 323 0 644 0 967 0 0 6 0 11 0 17-161 0-323 0-483 0z"><text:p/></draw:path><draw:path draw:style-name="gr4" draw:text-style-name="P16" svg:width="0.0539in" svg:height="0.1102in" svg:x="0.0146in" svg:y="0.2256in" svg:viewBox="0 0 138 281" svg:d="M86 11c0-11 0-11-10-11-26 26-63 26-76 26 0 5 0 9 0 14 8 0 32 0 55-11 0 73 0 145 0 218 0 16-2 21-39 21-5 0-9 0-14 0 0 3 0 8 0 13 15-1 51-1 69-1 17 0 53 0 67 1 0-5 0-10 0-13-5 0-8 0-13 0-37 0-39-5-39-21 0-79 0-157 0-236z"><text:p/></draw:path><draw:path draw:style-name="gr4" draw:text-style-name="P16" svg:width="0.1098in" svg:height="0.1102in" svg:x="0.1291in" svg:y="0.2398in" svg:viewBox="0 0 280 281" svg:d="M149 149c39 0 78 0 117 0 6 0 14 0 14-9 0-8-8-8-14-8-39 0-78 0-117 0 0-40 0-79 0-119 0-5 0-13-9-13-8 0-8 8-8 13 0 40 0 79 0 119-40 0-79 0-119 0-6 0-13 0-13 8 0 9 7 9 13 9 40 0 79 0 119 0 0 38 0 78 0 117 0 6 0 15 8 15 9 0 9-9 9-15 0-39 0-79 0-117z"><text:p/></draw:path><draw:path draw:style-name="gr4" draw:text-style-name="P16" svg:width="0.0823in" svg:height="0.0748in" svg:x="0.2906in" svg:y="0.2626in" svg:viewBox="0 0 210 191" svg:d="M128 60c3-12 12-50 42-50 2 0 12 0 21 6-12 1-21 12-21 22 0 6 5 15 17 15 9 0 23-7 23-24 0-23-25-29-40-29-24 0-39 23-44 32-11-27-34-32-46-32-43 0-67 55-67 65 0 5 4 5 5 5 4 0 5-2 5-5 14-45 42-55 56-55 9 0 23 3 23 28 0 14-7 41-23 100-6 26-21 44-39 44-3 0-12 0-22-6 11-2 20-10 20-22 0-11-9-15-15-15-13 0-23 11-23 24 0 19 20 28 40 28 27 0 42-29 44-31 5 15 19 31 44 31 45 0 69-54 69-65 0-4-4-4-6-4-4 0-4 2-5 5-14 45-43 55-56 55-17 0-23-13-23-27 0-10 2-19 7-37 5-20 10-39 14-58z"><text:p/></draw:path><draw:path draw:style-name="gr4" draw:text-style-name="P16" svg:width="0.1098in" svg:height="0.0382in" svg:x="0.4559in" svg:y="0.1622in" svg:viewBox="0 0 280 98" svg:d="M265 17c7 0 15 0 15-9 0-8-8-8-14-8-84 0-169 0-253 0-6 0-13 0-13 8 0 9 7 9 14 9 84 0 167 0 251 0zM266 98c6 0 14 0 14-8s-8-8-15-8c-84 0-167 0-251 0-7 0-14 0-14 8s7 8 13 8c84 0 169 0 253 0z"><text:p/></draw:path><draw:path draw:style-name="gr4" draw:text-style-name="P16" svg:width="0.0543in" svg:height="0.1102in" svg:x="0.6362in" svg:y="0.1126in" svg:viewBox="0 0 139 281" svg:d="M86 11c0-10 0-11-9-11-27 26-64 26-77 26 0 5 0 9 0 14 8 0 34 0 55-11 0 73 0 145 0 218 0 16-1 21-38 21-5 0-10 0-15 0 0 3 0 8 0 13 16-1 52-1 69-1s54 0 68 1c0-5 0-10 0-13-5 0-8 0-13 0-38 0-40-5-40-21 0-79 0-157 0-236z"><text:p/></draw:path><draw:path draw:style-name="gr4" draw:text-style-name="P16" svg:width="0.1012in" svg:height="0.0063in" svg:x="0.7555in" svg:y="0.1776in" svg:viewBox="0 0 258 17" svg:d="M242 17c8 0 16 0 16-9 0-8-8-8-16-8-75 0-152 0-228 0-7 0-14 0-14 8 0 9 7 9 14 9 76 0 153 0 228 0z"><text:p/></draw:path><draw:path draw:style-name="gr4" draw:text-style-name="P16" svg:width="0.0823in" svg:height="0.0752in" svg:x="0.9122in" svg:y="0.1484in" svg:viewBox="0 0 210 192" svg:d="M130 60c2-11 12-50 40-50 3 0 14 0 22 6-12 2-20 12-20 22 0 6 4 15 15 15 10 0 23-7 23-24 0-23-24-29-38-29-26 0-40 23-45 32-11-27-33-32-45-32-45 0-69 55-69 66 0 4 4 2 5 4 4 0 5-2 6-5 14-45 42-55 56-55 9 0 23 3 23 28 0 14-7 41-23 100-7 26-21 44-39 44-3 0-12 0-22-6 11-1 21-10 21-22 0-11-10-15-16-15-13 0-24 11-24 24 0 21 22 29 40 29 28 0 43-30 44-32 5 15 20 32 46 32 43 0 67-55 67-66 0-4-4-4-5-4-4 0-5 2-5 5-14 45-43 55-56 55-17 0-23-13-23-27 0-10 2-19 7-37 5-20 10-39 15-58z"><text:p/></draw:path><draw:path draw:style-name="gr4" draw:text-style-name="P16" svg:width="0.1098in" svg:height="0.1102in" svg:x="1.0488in" svg:y="0.1264in" svg:viewBox="0 0 280 281" svg:d="M149 149c39 0 78 0 117 0 6 0 14 0 14-9 0-8-8-8-14-8-39 0-78 0-117 0 0-40 0-78 0-118 0-6 0-14-9-14-8 0-8 8-8 14 0 40 0 78 0 118-40 0-79 0-119 0-6 0-13 0-13 8 0 9 7 9 13 9 40 0 79 0 119 0 0 38 0 78 0 117 0 6 0 15 8 15 9 0 9-9 9-15 0-39 0-79 0-117z"><text:p/></draw:path><draw:path draw:style-name="gr4" draw:text-style-name="P16" svg:width="0.0823in" svg:height="0.0752in" svg:x="1.2102in" svg:y="0.1484in" svg:viewBox="0 0 210 192" svg:d="M128 60c3-11 12-50 42-50 2 0 12 0 21 6-12 2-21 12-21 22 0 6 5 15 17 15 9 0 23-7 23-24 0-23-25-29-40-29-24 0-39 23-44 32-11-27-34-32-46-32-43 0-67 55-67 66 0 4 4 4 5 4 4 0 5-2 5-5 14-45 42-55 56-55 9 0 23 3 23 28 0 14-7 41-23 100-6 26-20 44-39 44-3 0-12 0-22-6 11-1 20-10 20-22 0-11-9-15-15-15-13 0-23 11-23 24 0 21 20 29 40 29 27 0 43-30 44-32 5 15 19 32 46 32 43 0 67-55 67-66 0-4-4-4-5-4-5 0-5 2-6 5-14 45-42 55-56 55-16 0-23-13-23-27 0-10 2-19 7-37 5-20 10-39 14-58z"><text:p/></draw:path><draw:path draw:style-name="gr4" draw:text-style-name="P16" svg:width="0.0512in" svg:height="0.0772in" svg:x="1.3075in" svg:y="0.0772in" svg:viewBox="0 0 131 197" svg:d="M131 143c-4 0-7 0-11 0-1 6-4 24-7 26-3 3-25 3-30 3-18 0-36 0-54 0 31-28 42-36 59-50 22-18 43-36 43-64 0-35-33-58-70-58s-61 26-61 53c0 15 12 17 16 17 7 0 15-5 15-16 0-5-2-16-18-16 10-20 30-27 43-27 30 0 46 23 46 47 0 26-19 46-28 57-24 23-48 46-72 70-2 2-2 3-2 12 41 0 80 0 121 0 4-18 6-36 10-54z"><text:p/></draw:path><draw:path draw:style-name="gr4" draw:text-style-name="P16" svg:width="0.1012in" svg:height="0.0063in" svg:x="1.4252in" svg:y="0.1776in" svg:viewBox="0 0 258 17" svg:d="M244 17c7 0 14 0 14-9 0-8-7-8-14-8-76 0-153 0-228 0-8 0-16 0-16 8 0 9 8 9 16 9 75 0 152 0 228 0z"><text:p/></draw:path><draw:path draw:style-name="gr4" draw:text-style-name="P16" svg:width="0.0823in" svg:height="0.0752in" svg:x="1.5827in" svg:y="0.1484in" svg:viewBox="0 0 210 192" svg:d="M128 60c3-11 12-50 42-50 2 0 12 0 21 6-12 2-21 12-21 22 0 6 5 15 17 15 9 0 23-7 23-24 0-23-25-29-40-29-24 0-39 23-44 32-11-27-34-32-46-32-43 0-67 55-67 66 0 4 4 4 5 4 4 0 5-2 5-5 14-45 42-55 56-55 9 0 23 3 23 28 0 14-7 41-23 100-6 26-21 44-39 44-3 0-12 0-22-6 11-1 20-10 20-22 0-11-9-15-15-15-13 0-23 11-23 24 0 21 20 29 40 29 27 0 43-30 44-32 5 15 19 32 46 32 43 0 67-55 67-66 0-4-4-4-5-4-5 0-5 2-6 5-14 45-43 55-56 55-16 0-23-13-23-27 0-10 2-19 7-37 5-20 10-39 14-58z"><text:p/></draw:path><draw:path draw:style-name="gr4" draw:text-style-name="P16" svg:width="0.0531in" svg:height="0.0795in" svg:x="1.6787in" svg:y="0.0772in" svg:viewBox="0 0 136 203" svg:d="M64 98c24 0 39 16 39 47 0 37-20 48-38 48-11 0-37-3-49-20 13-1 16-11 16-17 0-10-7-17-16-17s-16 5-16 18c0 28 30 46 66 46 41 0 70-28 70-58 0-23-20-45-52-53 31-10 42-33 42-51 0-23-28-41-60-41-34 0-58 17-58 40 0 10 8 15 16 15 10 0 16-6 16-14 0-9-6-15-16-16 11-13 31-15 42-15 13 0 31 6 31 31 0 13-3 26-12 36-9 11-18 11-32 12-7 1-9 1-10 1-1 1-2 0-2 4s2 4 7 4 11 0 16 0z"><text:p/></draw:path><draw:path draw:style-name="gr4" draw:text-style-name="P16" svg:width="0.1098in" svg:height="0.1102in" svg:x="1.7929in" svg:y="0.1264in" svg:viewBox="0 0 280 281" svg:d="M149 149c39 0 78 0 117 0 6 0 14 0 14-9 0-8-8-8-14-8-39 0-78 0-117 0 0-40 0-78 0-118 0-6 0-14-9-14-8 0-8 8-8 14 0 40 0 78 0 118-40 0-79 0-119 0-6 0-13 0-13 8 0 9 7 9 13 9 40 0 79 0 119 0 0 38 0 78 0 117 0 6 0 15 8 15 9 0 9-9 9-15 0-39 0-79 0-117z"><text:p/></draw:path><draw:path draw:style-name="gr4" draw:text-style-name="P16" svg:width="0.0169in" svg:height="0.0177in" svg:x="1.9638in" svg:y="0.172in" svg:viewBox="0 0 44 46" svg:d="M44 23c0-12-10-23-22-23s-22 11-22 23 10 23 22 23 22-11 22-23z"><text:p/></draw:path><draw:path draw:style-name="gr4" draw:text-style-name="P16" svg:width="0.0169in" svg:height="0.0177in" svg:x="2.0374in" svg:y="0.172in" svg:viewBox="0 0 44 46" svg:d="M44 23c0-12-10-23-22-23-14 0-22 11-22 23s8 23 22 23c12 0 22-11 22-23z"><text:p/></draw:path><draw:path draw:style-name="gr4" draw:text-style-name="P16" svg:width="0.0169in" svg:height="0.0177in" svg:x="2.111in" svg:y="0.172in" svg:viewBox="0 0 44 46" svg:d="M44 23c0-12-9-23-21-23-13 0-23 11-23 23s10 23 23 23c12 0 21-11 21-23z"><text:p/></draw:path><draw:path draw:style-name="gr4" draw:text-style-name="P16" svg:width="0.1102in" svg:height="0.1102in" svg:x="2.189in" svg:y="0.1264in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4" draw:text-style-name="P16" svg:width="0.0378in" svg:height="0.1657in" svg:x="2.3626in" svg:y="0.098in" svg:viewBox="0 0 97 422" svg:d="M97 418c0-2 0-3-7-10-53-53-66-132-66-197 0-73 16-146 68-199 5-5 5-6 5-7 0-4-1-5-3-5-5 0-42 29-68 83-21 45-26 92-26 128 0 33 5 84 28 131 25 53 61 80 66 80 2 0 3-2 3-4z"><text:p/></draw:path><draw:path draw:style-name="gr4" draw:text-style-name="P16" svg:width="0.1008in" svg:height="0.0063in" svg:x="2.4244in" svg:y="0.1776in" svg:viewBox="0 0 257 17" svg:d="M242 17c8 0 15 0 15-9 0-8-7-8-15-8-75 0-152 0-228 0-7 0-14 0-14 8 0 9 7 9 14 9 76 0 153 0 228 0z"><text:p/></draw:path><draw:path draw:style-name="gr4" draw:text-style-name="P16" svg:width="0.0543in" svg:height="0.1102in" svg:x="2.5543in" svg:y="0.1126in" svg:viewBox="0 0 139 281" svg:d="M86 11c0-10 0-11-9-11-27 26-64 26-77 26 0 5 0 9 0 14 8 0 34 0 55-11 0 73 0 145 0 218 0 16-1 21-39 21-5 0-9 0-14 0 0 3 0 8 0 13 16-1 52-1 69-1s54 0 68 1c0-5 0-10 0-13-5 0-8 0-13 0-38 0-40-5-40-21 0-79 0-157 0-236z"><text:p/></draw:path><draw:path draw:style-name="gr4" draw:text-style-name="P16" svg:width="0.0378in" svg:height="0.1657in" svg:x="2.6323in" svg:y="0.098in" svg:viewBox="0 0 97 422" svg:d="M97 211c0-32-5-84-27-132-26-51-62-79-66-79-3 0-4 2-4 5 0 1 0 2 7 9 42 42 66 110 66 197 0 72-15 147-68 199-5 5-5 6-5 8s1 4 4 4c4 0 42-28 67-82 21-47 26-94 26-129z"><text:p/></draw:path><draw:path draw:style-name="gr4" draw:text-style-name="P16" svg:width="0.0705in" svg:height="0.052in" svg:x="2.6925in" svg:y="0.1031in" svg:viewBox="0 0 180 133" svg:d="M22 112c-2 3-2 8-3 12 0 7 5 9 10 9 6 0 9-3 12-6 2-2 3-12 5-18 1-6 4-19 7-27 1-6 3-12 5-20 2-12 3-14 12-26 8-12 22-28 44-28 17 0 17 16 17 21 0 18-12 50-17 63-4 9-5 11-5 16 0 16 13 25 29 25 29 0 42-41 42-44 0-5-4-5-5-5-3 0-5 2-6 6-6 23-19 35-31 35-6 0-7-4-7-10 0-7 1-11 7-24 4-9 16-41 16-57 0-29-23-34-39-34-24 0-41 16-50 28-1-21-19-28-31-28-14 0-20 10-23 17-7 11-11 27-11 29 0 3 4 3 5 3 3 0 5-1 6-8 5-18 11-33 21-33 9 0 10 8 10 15 0 6-1 17-4 25-2 7-6 19-7 26-3 12-6 26-9 38z"><text:p/></draw:path><draw:path draw:style-name="gr4" draw:text-style-name="P16" svg:width="0.0823in" svg:height="0.0752in" svg:x="2.7823in" svg:y="0.1484in" svg:viewBox="0 0 210 192" svg:d="M128 60c3-11 12-50 42-50 2 0 12 0 21 6-12 2-21 12-21 22 0 6 5 15 17 15 9 0 23-7 23-24 0-23-25-29-40-29-24 0-39 23-44 32-11-27-34-32-46-32-43 0-67 55-67 66 0 4 4 4 5 4 4 0 5-2 5-5 14-45 43-55 56-55 9 0 23 3 23 28 0 14-7 41-23 100-6 26-20 44-39 44-3 0-12 0-21-6 10-1 19-10 19-22 0-11-9-15-15-15-13 0-23 11-23 24 0 21 20 29 40 29 27 0 43-30 44-32 5 15 19 32 46 32 43 0 67-55 67-66 0-4-4-4-5-4-5 0-5 2-6 5-14 45-42 55-56 55-16 0-23-13-23-27 0-10 2-19 7-37 5-20 10-39 14-58z"><text:p/></draw:path><draw:path draw:style-name="gr4" draw:text-style-name="P16" svg:width="0.0705in" svg:height="0.052in" svg:x="2.878in" svg:y="0.1031in" svg:viewBox="0 0 180 133" svg:d="M22 112c-2 3-2 8-3 12 0 7 5 9 10 9 6 0 11-3 12-6 1-2 3-12 5-18s4-19 7-27c1-6 3-12 5-20 3-12 3-14 12-26 8-12 22-28 44-28 17 0 18 16 18 21 0 18-13 50-18 63-4 9-5 11-5 16 0 16 13 25 29 25 29 0 42-41 42-44 0-5-4-5-5-5-3 0-3 2-5 6-7 23-20 35-31 35-7 0-8-4-8-10 0-7 2-11 7-24 4-9 16-41 16-57 0-29-23-34-39-34-24 0-41 16-49 28-2-21-20-28-32-28s-20 10-23 17c-7 11-11 27-11 29 0 3 4 3 5 3 5 0 5-1 6-8 5-18 11-33 21-33 9 0 11 8 11 15 0 6-2 17-5 25-2 7-6 19-7 26-3 12-6 26-9 38z"><text:p/></draw:path><draw:path draw:style-name="gr4" draw:text-style-name="P16" svg:width="0.1102in" svg:height="0.1102in" svg:x="3.0087in" svg:y="0.1264in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4" draw:text-style-name="P16" svg:width="0.0705in" svg:height="0.0752in" svg:x="3.1724in" svg:y="0.1484in" svg:viewBox="0 0 180 192" svg:d="M180 72c0-44-30-72-67-72-57 0-113 60-113 120 0 42 28 72 67 72 55 0 113-59 113-120zM67 182c-18 0-36-13-36-45 0-22 11-67 24-88 21-33 46-39 57-39 25 0 37 20 37 45 0 17-9 61-24 89-15 24-39 38-58 38z"><text:p/></draw:path><draw:path draw:style-name="gr4" draw:text-style-name="P16" svg:width="0.0382in" svg:height="0.1657in" svg:x="3.2622in" svg:y="0.098in" svg:viewBox="0 0 98 422" svg:d="M98 418c0-2 0-3-7-10-53-53-66-132-66-197 0-73 16-146 67-199 6-5 6-6 6-7 0-4-2-5-4-5-4 0-42 29-68 83-21 45-26 92-26 128 0 33 5 84 28 131 26 53 62 80 66 80 2 0 4-2 4-4z"><text:p/></draw:path><draw:path draw:style-name="gr4" draw:text-style-name="P16" svg:width="0.0823in" svg:height="0.0752in" svg:x="3.3154in" svg:y="0.1484in" svg:viewBox="0 0 210 192" svg:d="M128 60c4-11 14-50 42-50 3 0 12 0 22 6-12 2-20 12-20 22 0 6 4 15 15 15 10 0 23-7 23-24 0-23-24-29-38-29-26 0-40 23-45 32-11-27-33-32-45-32-45 0-69 55-69 66 0 4 4 2 5 4 4 0 5-2 6-5 14-45 42-55 56-55 9 0 23 3 23 28 0 14-7 41-23 100-7 26-21 44-39 44-3 0-13 0-22-6 11-1 21-10 21-22 0-11-10-15-16-15-13 0-24 11-24 24 0 21 22 29 40 29 28 0 43-30 44-32 5 15 20 32 46 32 43 0 67-55 67-66 0-4-4-4-5-4-4 0-5 2-5 5-14 45-43 55-56 55-17 0-23-13-23-27 0-10 2-19 7-37 5-20 9-39 13-58z"><text:p/></draw:path><draw:path draw:style-name="gr4" draw:text-style-name="P16" svg:width="0.0709in" svg:height="0.052in" svg:x="3.4106in" svg:y="0.1031in" svg:viewBox="0 0 181 133" svg:d="M23 112c-1 3-3 8-4 12 0 7 6 9 11 9s8-3 11-6c2-2 5-12 6-18s5-19 6-27c2-6 3-12 5-20 3-12 4-14 13-26 8-12 21-28 44-28 17 0 17 16 17 21 0 18-12 50-17 63-3 9-5 11-5 16 0 16 14 25 28 25 30 0 43-41 43-44 0-5-3-5-5-5-4 0-4 2-6 6-6 23-19 35-31 35-6 0-7-4-7-10 0-7 1-11 7-24 4-9 16-41 16-57 0-29-23-34-39-34-25 0-42 16-50 28-2-21-19-28-31-28-13 0-19 10-24 17-6 11-11 27-11 29 0 3 5 3 6 3 4 0 4-1 6-8 5-18 10-33 22-33 7 0 9 8 9 15 0 6-3 17-5 25-2 7-4 19-6 26-3 12-6 26-9 38z"><text:p/></draw:path><draw:path draw:style-name="gr4" draw:text-style-name="P16" svg:width="0.0382in" svg:height="0.1657in" svg:x="3.5051in" svg:y="0.098in" svg:viewBox="0 0 98 422" svg:d="M98 211c0-32-4-84-27-132-27-51-63-79-66-79s-5 2-5 5c0 1 0 2 8 9 41 42 65 110 65 197 0 72-15 147-67 199-6 5-6 6-6 8s2 4 5 4 42-28 67-82c22-47 26-94 26-129z"><text:p/></draw:path></draw:g></draw:g></text:span></text:p>
      <text:p text:style-name="P14"><text:span text:style-name="T4">Changeons </text:span><text:span text:style-name="T5">x</text:span><text:span text:style-name="T4"> en </text:span><text:span text:style-name="T4"><draw:g text:anchor-type="as-char" svg:y="-0.0654in" draw:z-index="64" draw:name="Shape 1" draw:style-name="gr1"><svg:title>TexMaths</svg:title><svg:desc>12§display§-x§svg§600§FALSE§</svg:desc><draw:g draw:style-name="gr2"><draw:path draw:style-name="gr3" draw:text-style-name="P15" svg:width="0.198in" svg:height="0.0567in" svg:x="-0.0004in" svg:y="0.0087in" svg:viewBox="0 0 504 145" svg:d="M0 0c168 0 337 0 504 0 0 48 0 97 0 145-167 0-336 0-504 0 0-48 0-97 0-145z"><text:p/></draw:path><draw:path draw:style-name="gr4" draw:text-style-name="P16" svg:width="0.1008in" svg:height="0.0063in" svg:x="0.0047in" svg:y="0.028in" svg:viewBox="0 0 257 17" svg:d="M242 17c7 0 15 0 15-9 0-8-8-8-15-8-77 0-152 0-228 0-7 0-14 0-14 8 0 9 7 9 14 9 76 0 151 0 228 0z"><text:p/></draw:path><draw:path draw:style-name="gr4" draw:text-style-name="P16" svg:width="0.0823in" svg:height="0.074in" svg:x="0.124in" svg:y="0in" svg:viewBox="0 0 210 189" svg:d="M128 59c3-11 12-49 42-49 2 0 12 0 22 4-12 3-21 14-21 23 0 7 5 15 16 15 9 0 23-8 23-24 0-22-26-28-40-28-24 0-38 22-44 32-10-28-33-32-45-32-44 0-68 54-68 65 0 4 4 2 5 4 4 0 5 0 6-5 14-45 42-54 56-54 9 0 23 3 23 27 0 13-7 41-23 99-7 26-21 43-39 43-4 0-13 0-22-5 11-2 19-10 19-23 0-10-8-14-15-14-12 0-23 11-23 24 0 19 22 28 40 28 27 0 43-29 44-33 5 16 20 33 45 33 43 0 67-54 67-65 0-4-3-4-4-4-4 0-5 1-6 5-14 45-42 54-55 54-17 0-24-13-24-28 0-8 2-18 7-36 5-19 9-37 14-56z"><text:p/></draw:path></draw:g></draw:g></text:span><text:span text:style-name="T4"> : </text:span><text:span text:style-name="T4"><draw:g text:anchor-type="as-char" svg:y="-0.2134in" draw:z-index="65" draw:name="Shape65" draw:style-name="gr1"><svg:title>TexMaths</svg:title><svg:desc>12§display§\frac{1}{1-x} = 1 + x + x^2 +x^3 + \dots + x^n + o(x^n)§svg§600§FALSE§</svg:desc><draw:g draw:style-name="gr2"><draw:path draw:style-name="gr3" draw:text-style-name="P15" svg:width="3.0957in" svg:height="0.3205in" svg:x="0.0079in" svg:y="0.0083in" svg:viewBox="0 0 7864 815" svg:d="M3932 815c-1311 0-2622 0-3932 0 0-271 0-544 0-815 2621 0 5243 0 7864 0 0 271 0 544 0 815-1311 0-2621 0-3932 0z"><text:p/></draw:path><draw:path draw:style-name="gr4" draw:text-style-name="P16" svg:width="0.0543in" svg:height="0.1102in" svg:x="0.1634in" svg:y="0in" svg:viewBox="0 0 139 281" svg:d="M86 11c0-10 0-11-9-11-27 28-64 28-77 28 0 4 0 8 0 13 8 0 32 0 55-12 0 73 0 145 0 218 0 16-1 21-39 21-5 0-9 0-14 0 0 3 0 8 0 13 15-1 52-1 69-1s53 0 68 1c0-5 0-10 0-13-5 0-9 0-14 0-37 0-39-5-39-21 0-79 0-157 0-236z"><text:p/></draw:path><draw:path draw:style-name="gr4" draw:text-style-name="P16" svg:width="0.3803in" svg:height="0.0063in" svg:x="-0.0004in" svg:y="0.178in" svg:viewBox="0 0 967 17" svg:d="M484 17c-161 0-323 0-484 0 0-6 0-11 0-17 323 0 644 0 967 0 0 6 0 11 0 17-161 0-323 0-483 0z"><text:p/></draw:path><draw:path draw:style-name="gr4" draw:text-style-name="P16" svg:width="0.0543in" svg:height="0.1102in" svg:x="0.0142in" svg:y="0.2252in" svg:viewBox="0 0 139 281" svg:d="M88 11c0-10 0-11-11-11-25 28-63 28-77 28 0 4 0 8 0 13 10 0 34 0 56-12 0 73 0 145 0 218 0 16-2 21-39 21-5 0-9 0-13 0 0 3 0 8 0 13 14-1 50-1 68-1 17 0 53 0 67 1 0-5 0-10 0-13-5 0-8 0-13 0-37 0-38-5-38-21 0-79 0-157 0-236z"><text:p/></draw:path><draw:path draw:style-name="gr4" draw:text-style-name="P16" svg:width="0.1012in" svg:height="0.0063in" svg:x="0.1331in" svg:y="0.2909in" svg:viewBox="0 0 258 17" svg:d="M244 17c7 0 14 0 14-9 0-8-7-8-14-8-77 0-153 0-230 0-7 0-14 0-14 8 0 9 7 9 14 9 77 0 153 0 230 0z"><text:p/></draw:path><draw:path draw:style-name="gr4" draw:text-style-name="P16" svg:width="0.0823in" svg:height="0.0748in" svg:x="0.2906in" svg:y="0.263in" svg:viewBox="0 0 210 191" svg:d="M128 59c3-11 12-49 42-49 2 0 12 0 21 4-12 3-21 14-21 23 0 7 5 15 17 15 9 0 23-8 23-24 0-22-25-28-40-28-24 0-39 22-44 32-11-28-34-32-46-32-44 0-68 54-68 65 0 3 5 3 6 3 2 0 5 0 5-3 14-46 42-55 56-55 9 0 23 3 23 27 0 13-7 41-23 101-6 25-21 43-39 43-3 0-12 0-22-5 11-2 20-12 20-22 0-12-9-16-15-16-13 0-23 11-23 25 0 19 20 28 40 28 27 0 42-30 43-33 6 16 20 33 45 33 45 0 69-54 69-65 0-5-4-5-6-5-4 0-4 3-5 5-14 46-43 55-56 55-17 0-23-13-23-27 0-10 2-20 7-38 5-19 10-38 14-57z"><text:p/></draw:path><draw:path draw:style-name="gr4" draw:text-style-name="P16" svg:width="0.1098in" svg:height="0.039in" svg:x="0.4559in" svg:y="0.1618in" svg:viewBox="0 0 280 100" svg:d="M265 18c7 0 15 0 15-8 0-10-8-10-14-10-84 0-169 0-253 0-6 0-13 0-13 10 0 8 7 8 14 8 84 0 167 0 251 0zM266 100c6 0 14 0 14-9 0-8-8-8-15-8-84 0-167 0-251 0-7 0-14 0-14 8 0 9 7 9 13 9 84 0 169 0 253 0z"><text:p/></draw:path><draw:path draw:style-name="gr4" draw:text-style-name="P16" svg:width="0.0543in" svg:height="0.1098in" svg:x="0.6362in" svg:y="0.1126in" svg:viewBox="0 0 139 280" svg:d="M86 11c0-11 0-11-9-11-27 26-64 26-77 26 0 5 0 9 0 14 8 0 34 0 55-11 0 73 0 145 0 218 0 15-1 19-38 19-5 0-10 0-15 0 0 4 0 9 0 14 16-2 52-2 69-2s54 0 68 2c0-5 0-10 0-14-5 0-8 0-13 0-38 0-40-3-40-19 0-79 0-157 0-236z"><text:p/></draw:path><draw:path draw:style-name="gr4" draw:text-style-name="P16" svg:width="0.1102in" svg:height="0.1098in" svg:x="0.7508in" svg:y="0.1256in" svg:viewBox="0 0 281 280" svg:d="M149 149c39 0 78 0 117 0 6 0 15 0 15-9 0-8-9-8-15-8-39 0-78 0-117 0 0-40 0-79 0-119 0-6 0-13-9-13-8 0-8 7-8 13 0 40 0 79 0 119-40 0-78 0-118 0-6 0-14 0-14 8 0 9 8 9 14 9 40 0 78 0 118 0 0 38 0 78 0 117 0 6 0 14 8 14 9 0 9-8 9-14 0-39 0-79 0-117z"><text:p/></draw:path><draw:path draw:style-name="gr4" draw:text-style-name="P16" svg:width="0.0823in" svg:height="0.0748in" svg:x="0.9122in" svg:y="0.1488in" svg:viewBox="0 0 210 191" svg:d="M128 59c4-11 14-49 42-49 3 0 12 0 22 4-12 3-20 14-20 23 0 7 4 16 15 16 10 0 23-9 23-25 0-22-25-28-38-28-26 0-40 23-45 32-11-27-33-32-45-32-45 0-69 54-69 65 0 5 4 3 5 5 4 0 5-2 6-5 14-45 42-55 56-55 9 0 23 3 23 27 0 13-7 42-23 101-7 26-21 43-39 43-3 0-13 0-22-5 11-2 21-10 21-22s-10-15-16-15c-13 0-24 11-24 24 0 19 22 28 40 28 27 0 43-29 44-33 5 16 20 33 46 33 43 0 67-54 67-65 0-4-4-4-5-4-4 0-5 2-5 4-14 46-43 55-56 55-17 0-24-13-24-27 0-9 3-18 7-38 5-19 10-38 14-57z"><text:p/></draw:path><draw:path draw:style-name="gr4" draw:text-style-name="P16" svg:width="0.1098in" svg:height="0.1098in" svg:x="1.0488in" svg:y="0.1256in" svg:viewBox="0 0 280 280" svg:d="M149 149c39 0 78 0 117 0 6 0 14 0 14-9 0-8-8-8-14-8-39 0-78 0-117 0 0-40 0-79 0-119 0-6 0-13-9-13-8 0-8 7-8 13 0 40 0 79 0 119-40 0-79 0-119 0-6 0-13 0-13 8 0 9 7 9 13 9 40 0 79 0 119 0 0 38 0 78 0 117 0 6 0 14 8 14 9 0 9-8 9-14 0-39 0-79 0-117z"><text:p/></draw:path><draw:path draw:style-name="gr4" draw:text-style-name="P16" svg:width="0.0823in" svg:height="0.0748in" svg:x="1.2102in" svg:y="0.1488in" svg:viewBox="0 0 210 191" svg:d="M128 59c3-11 12-49 41-49 3 0 13 0 22 4-12 3-21 14-21 23 0 7 5 16 17 16 9 0 23-9 23-25 0-22-25-28-40-28-25 0-39 23-44 32-11-27-34-32-46-32-44 0-68 54-68 65 0 5 5 5 6 5 2 0 4-2 5-5 14-45 42-55 56-55 9 0 23 3 23 27 0 13-7 42-23 101-6 26-21 43-39 43-3 0-12 0-22-5 11-2 20-10 20-22s-9-15-15-15c-13 0-23 11-23 24 0 19 20 28 40 28 27 0 42-29 43-33 6 16 20 33 45 33 45 0 69-54 69-65 0-4-5-4-6-4-4 0-4 2-5 4-14 46-43 55-56 55-17 0-23-13-23-27 0-9 2-18 7-38 5-19 10-38 14-57z"><text:p/></draw:path><draw:path draw:style-name="gr4" draw:text-style-name="P16" svg:width="0.0508in" svg:height="0.0768in" svg:x="1.3079in" svg:y="0.0772in" svg:viewBox="0 0 130 196" svg:d="M130 143c-4 0-6 0-10 0-1 6-4 24-7 26-3 3-25 3-30 3-18 0-36 0-54 0 31-28 41-36 59-51 21-17 42-35 42-63 0-36-32-58-69-58s-61 26-61 53c0 15 12 17 16 17 7 0 15-5 15-16 0-5-2-16-18-16 10-20 30-27 43-27 30 0 46 23 46 47 0 26-19 46-29 56-24 24-47 47-71 71-2 2-2 3-2 11 41 0 80 0 121 0 3-18 6-36 9-53z"><text:p/></draw:path><draw:path draw:style-name="gr4" draw:text-style-name="P16" svg:width="0.1098in" svg:height="0.1098in" svg:x="1.4213in" svg:y="0.1256in" svg:viewBox="0 0 280 280" svg:d="M149 149c39 0 78 0 117 0 6 0 14 0 14-9 0-8-8-8-14-8-39 0-78 0-117 0 0-40 0-79 0-119 0-6 0-13-9-13-8 0-8 7-8 13 0 40 0 79 0 119-40 0-79 0-119 0-6 0-13 0-13 8 0 9 7 9 13 9 40 0 79 0 119 0 0 38 0 78 0 117 0 6 0 14 8 14 9 0 9-8 9-14 0-39 0-79 0-117z"><text:p/></draw:path><draw:path draw:style-name="gr4" draw:text-style-name="P16" svg:width="0.0823in" svg:height="0.0748in" svg:x="1.5819in" svg:y="0.1488in" svg:viewBox="0 0 210 191" svg:d="M130 59c2-11 12-49 40-49 3 0 14 0 22 4-12 3-20 14-20 23 0 7 4 16 15 16 10 0 23-9 23-25 0-22-24-28-38-28-26 0-40 23-45 32-11-27-33-32-45-32-45 0-69 54-69 65 0 5 5 5 6 5 3 0 4-2 5-5 14-45 42-55 56-55 9 0 23 3 23 27 0 13-7 42-23 101-6 26-21 43-39 43-3 0-12 0-22-5 11-2 21-10 21-22s-10-15-16-15c-13 0-24 11-24 24 0 19 22 28 40 28 28 0 43-29 44-33 6 16 20 33 46 33 44 0 68-54 68-65 0-4-5-4-6-4-4 0-5 2-5 4-14 46-43 55-56 55-17 0-23-13-23-27 0-9 2-18 7-38 5-19 10-38 15-57z"><text:p/></draw:path><draw:path draw:style-name="gr4" draw:text-style-name="P16" svg:width="0.0535in" svg:height="0.0791in" svg:x="1.678in" svg:y="0.0772in" svg:viewBox="0 0 137 202" svg:d="M65 97c23 0 39 17 39 48 0 36-21 47-38 47-12 0-37-2-50-20 14 0 18-10 18-17 0-9-8-16-17-16s-17 5-17 17c0 28 31 46 67 46 41 0 70-28 70-57 0-23-19-45-52-53 31-10 42-33 42-51 0-23-27-41-60-41s-57 17-57 40c0 10 6 15 15 15s15-6 15-14c0-9-6-16-15-16 10-13 30-17 41-17 14 0 32 8 32 33 0 13-3 26-12 35-9 12-18 12-32 13-7 0-8 0-10 1-1 1-2 0-2 4 0 3 2 3 7 3s11 0 16 0z"><text:p/></draw:path><draw:path draw:style-name="gr4" draw:text-style-name="P16" svg:width="0.1102in" svg:height="0.1098in" svg:x="1.7925in" svg:y="0.1256in" svg:viewBox="0 0 281 280" svg:d="M150 149c40 0 78 0 118 0 4 0 13 0 13-9 0-8-9-8-13-8-40 0-78 0-118 0 0-40 0-79 0-119 0-6-1-13-10-13s-8 7-8 13c0 40 0 79 0 119-40 0-78 0-118 0-6 0-14 0-14 8 0 9 8 9 14 9 40 0 78 0 118 0 0 38 0 78 0 117 0 6-1 14 8 14s10-8 10-14c0-39 0-79 0-117z"><text:p/></draw:path><draw:path draw:style-name="gr4" draw:text-style-name="P16" svg:width="0.0177in" svg:height="0.0169in" svg:x="1.9634in" svg:y="0.1717in" svg:viewBox="0 0 46 44" svg:d="M46 23c0-13-11-23-23-23s-23 10-23 23c0 12 11 21 23 21s23-9 23-21z"><text:p/></draw:path><draw:path draw:style-name="gr4" draw:text-style-name="P16" svg:width="0.0169in" svg:height="0.0169in" svg:x="2.0378in" svg:y="0.1717in" svg:viewBox="0 0 44 44" svg:d="M44 23c0-13-10-23-22-23s-22 10-22 23c0 12 10 21 22 21s22-9 22-21z"><text:p/></draw:path><draw:path draw:style-name="gr4" draw:text-style-name="P16" svg:width="0.0169in" svg:height="0.0169in" svg:x="2.1114in" svg:y="0.1717in" svg:viewBox="0 0 44 44" svg:d="M44 23c0-13-10-23-22-23-14 0-22 10-22 23 0 12 8 21 22 21 12 0 22-9 22-21z"><text:p/></draw:path><draw:path draw:style-name="gr4" draw:text-style-name="P16" svg:width="0.1102in" svg:height="0.1098in" svg:x="2.1894in" svg:y="0.1256in" svg:viewBox="0 0 281 280" svg:d="M149 149c39 0 78 0 117 0 6 0 15 0 15-9 0-8-9-8-15-8-39 0-78 0-117 0 0-40 0-79 0-119 0-6 0-13-9-13-8 0-8 7-8 13 0 40 0 79 0 119-40 0-79 0-119 0-5 0-13 0-13 8 0 9 8 9 13 9 40 0 79 0 119 0 0 38 0 78 0 117 0 6 0 14 8 14 9 0 9-8 9-14 0-39 0-79 0-117z"><text:p/></draw:path><draw:path draw:style-name="gr4" draw:text-style-name="P16" svg:width="0.0823in" svg:height="0.0748in" svg:x="2.3508in" svg:y="0.1488in" svg:viewBox="0 0 210 191" svg:d="M128 59c3-11 12-49 42-49 3 0 12 0 21 4-12 3-21 14-21 23 0 7 5 16 17 16 10 0 23-9 23-25 0-22-25-28-40-28-24 0-39 23-44 32-11-27-34-32-46-32-43 0-67 54-67 65 0 5 4 5 5 5 4 0 5-2 5-5 14-45 43-55 57-55 8 0 23 3 23 27 0 13-7 42-23 101-7 26-21 43-40 43-3 0-12 0-21-5 10-2 19-10 19-22s-9-15-15-15c-12 0-23 11-23 24 0 19 20 28 40 28 27 0 43-29 44-33 5 16 20 33 46 33 43 0 67-54 67-65 0-4-4-4-5-4-4 0-5 2-6 4-13 46-42 55-56 55-16 0-23-13-23-27 0-9 2-18 7-38 5-19 10-38 14-57z"><text:p/></draw:path><draw:path draw:style-name="gr4" draw:text-style-name="P16" svg:width="0.0705in" svg:height="0.052in" svg:x="2.4465in" svg:y="0.1028in" svg:viewBox="0 0 180 133" svg:d="M22 112c-2 3-3 10-3 12 0 6 5 9 10 9 6 0 11-5 12-7 1-4 3-12 5-18 2-5 4-19 7-26 1-6 3-14 5-20 3-12 3-14 12-26 8-12 22-28 44-28 17 0 18 15 18 21 0 18-13 50-18 62-4 9-5 12-5 17 0 16 13 25 29 25 29 0 42-41 42-45s-4-4-5-4c-3 0-3 2-5 5-7 24-20 36-31 36-7 0-8-4-8-11 0-6 2-10 7-24 4-8 16-40 16-56 0-29-23-34-39-34-24 0-41 16-49 26-2-20-20-26-32-26s-20 10-23 16c-7 10-11 27-11 30s4 3 5 3c5 0 5-1 7-9 4-17 10-32 22-32 7 0 9 6 9 15 0 6-3 15-5 24-2 7-4 20-7 26-3 13-6 25-9 39z"><text:p/></draw:path><draw:path draw:style-name="gr4" draw:text-style-name="P16" svg:width="0.1102in" svg:height="0.1098in" svg:x="2.5772in" svg:y="0.1256in" svg:viewBox="0 0 281 280" svg:d="M149 149c39 0 79 0 119 0 4 0 13 0 13-9 0-8-9-8-13-8-40 0-80 0-119 0 0-40 0-79 0-119 0-6 0-13-9-13-8 0-8 7-8 13 0 40 0 79 0 119-40 0-78 0-118 0-6 0-14 0-14 8 0 9 8 9 14 9 40 0 78 0 118 0 0 38 0 78 0 117 0 6 0 14 8 14 9 0 9-8 9-14 0-39 0-79 0-117z"><text:p/></draw:path><draw:path draw:style-name="gr4" draw:text-style-name="P16" svg:width="0.0705in" svg:height="0.0748in" svg:x="2.7409in" svg:y="0.1488in" svg:viewBox="0 0 180 191" svg:d="M180 71c0-43-30-71-67-71-57 0-113 60-113 120 0 42 28 71 67 71 57 0 113-58 113-120zM67 181c-18 0-36-12-36-45 0-21 11-66 24-88 22-32 46-38 57-38 25 0 37 20 37 45 0 16-9 60-24 88-15 24-39 38-58 38z"><text:p/></draw:path><draw:path draw:style-name="gr4" draw:text-style-name="P16" svg:width="0.0382in" svg:height="0.1654in" svg:x="2.8307in" svg:y="0.098in" svg:viewBox="0 0 98 421" svg:d="M98 416c0-1 0-1-7-8-53-53-66-133-66-197 0-74 16-147 67-199 6-6 6-6 6-7 0-4-2-5-4-5-4 0-42 29-68 83-21 45-26 92-26 128 0 33 5 83 28 131 26 52 62 79 66 79 2 0 4-1 4-5z"><text:p/></draw:path><draw:path draw:style-name="gr4" draw:text-style-name="P16" svg:width="0.0823in" svg:height="0.0748in" svg:x="2.8839in" svg:y="0.1488in" svg:viewBox="0 0 210 191" svg:d="M128 59c4-11 14-49 42-49 3 0 12 0 22 4-12 3-20 14-20 23 0 7 4 16 15 16 10 0 23-9 23-25 0-22-24-28-38-28-26 0-40 23-45 32-11-27-33-32-45-32-45 0-69 54-69 65 0 5 4 3 5 5 4 0 5-2 6-5 14-45 42-55 56-55 9 0 23 3 23 27 0 13-7 42-23 101-7 26-21 43-39 43-3 0-12 0-22-5 11-2 21-10 21-22s-10-15-16-15c-13 0-24 11-24 24 0 19 22 28 40 28 28 0 43-29 44-33 5 16 20 33 46 33 43 0 67-54 67-65 0-4-4-4-5-4-4 0-5 2-5 4-14 46-43 55-56 55-17 0-23-13-23-27 0-9 2-18 7-38 5-19 9-38 13-57z"><text:p/></draw:path><draw:path draw:style-name="gr4" draw:text-style-name="P16" svg:width="0.0705in" svg:height="0.052in" svg:x="2.9795in" svg:y="0.1028in" svg:viewBox="0 0 180 133" svg:d="M22 112c-2 3-3 10-3 12 0 6 5 9 10 9s8-5 11-7c2-4 4-12 6-18 1-5 4-19 6-26 2-6 3-14 4-20 4-12 5-14 14-26 8-12 21-28 44-28 17 0 17 15 17 21 0 18-12 50-17 62-4 9-5 12-5 17 0 16 13 25 28 25 30 0 43-41 43-45s-4-4-5-4c-5 0-5 2-6 5-6 24-19 36-31 36-6 0-7-4-7-11 0-6 1-10 7-24 4-8 16-40 16-56 0-29-23-34-39-34-25 0-42 16-50 26-3-20-19-26-31-26-14 0-20 10-24 16-6 10-10 27-10 30s4 3 5 3c3 0 3-1 6-9 5-17 9-32 21-32 8 0 10 6 10 15 0 6-2 15-5 24-2 7-5 20-6 26-3 13-6 25-9 39z"><text:p/></draw:path><draw:path draw:style-name="gr4" draw:text-style-name="P16" svg:width="0.0382in" svg:height="0.1654in" svg:x="3.0736in" svg:y="0.098in" svg:viewBox="0 0 98 421" svg:d="M98 211c0-33-4-84-27-132-27-51-63-79-66-79s-5 2-5 5c0 1 0 1 8 9 41 41 65 108 65 197 0 72-15 145-67 198-6 6-6 6-6 7 0 4 2 5 5 5s42-29 67-81c22-47 26-94 26-129z"><text:p/></draw:path></draw:g></draw:g>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MU Serif" svg:font-family="'CM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_20_Dot_20_1" draw:display-name="Dash Dot 1" draw:style="rect" draw:dots1="1" draw:dots1-length="0.0043in" draw:dots2="1" draw:dots2-length="0.0043in" draw:distance="0.0043in"/>
    <draw:stroke-dash draw:name="Dash_20_Dot_20_4" draw:display-name="Dash Dot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1" fo:font-family="'Nimbus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9T12:45:01.516854868</meta:creation-date>
    <meta:editing-duration>PT21M47S</meta:editing-duration>
    <meta:editing-cycles>5</meta:editing-cycles>
    <meta:generator>LibreOffice/7.4.4.2$Linux_X86_64 LibreOffice_project/40$Build-2</meta:generator>
    <dc:date>2023-01-19T21:44:18.156089126</dc:date>
    <meta:document-statistic meta:table-count="0" meta:image-count="0" meta:object-count="0" meta:page-count="3" meta:paragraph-count="57" meta:word-count="214" meta:character-count="1001" meta:non-whitespace-character-count="773"/>
  </office:meta>
</office:document-meta>
</file>